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70.63pt" svg:height="255.09pt" svg:x="74.92pt" svg:y="43.48pt">
            <draw:object draw:notify-on-update-of-ranges="Sheet1.C1:Sheet1.C1 Sheet1.C2:Sheet1.C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94.3pt" svg:height="255.09pt" svg:x="57.49pt" svg:y="328.85pt">
            <draw:object draw:notify-on-update-of-ranges="Sheet1.K1:Sheet1.K1 Sheet1.K2:Sheet1.K5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797.53pt" svg:x="78.55pt" svg:y="602.16pt">
            <draw:object draw:notify-on-update-of-ranges="Sheet1.G1:Sheet1.G1 Sheet1.G2:Sheet1.G501 Sheet1.H1:Sheet1.H1 Sheet1.H2:Sheet1.H5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56.85pt" svg:height="255.09pt" svg:x="76.2pt" svg:y="604.43pt">
            <draw:object draw:notify-on-update-of-ranges="Sheet1.M1:Sheet1.M1 Sheet1.M2:Sheet1.M5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ield.header.stam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ield.speed</text:p>
          </table:table-cell>
          <table:table-cell office:value-type="string" calcext:value-type="string">
            <text:p>field.vx</text:p>
          </table:table-cell>
          <table:table-cell office:value-type="string" calcext:value-type="string">
            <text:p>field.vy</text:p>
          </table:table-cell>
          <table:table-cell table:style-name="Default" office:value-type="string" calcext:value-type="string">
            <text:p>field.vz</text:p>
          </table:table-cell>
          <table:table-cell office:value-type="string" calcext:value-type="string">
            <text:p>field.x</text:p>
          </table:table-cell>
          <table:table-cell office:value-type="string" calcext:value-type="string">
            <text:p>field.y</text:p>
          </table:table-cell>
          <table:table-cell office:value-type="string" calcext:value-type="string">
            <text:p>field.z</text:p>
          </table:table-cell>
          <table:table-cell/>
          <table:table-cell office:value-type="string" calcext:value-type="string">
            <text:p>field.acceleration</text:p>
          </table:table-cell>
          <table:table-cell/>
          <table:table-cell office:value-type="string" calcext:value-type="string">
            <text:p>power</text:p>
          </table:table-cell>
          <table:table-cell table:number-columns-repeated="9"/>
        </table:table-row>
        <table:table-row table:style-name="ro1">
          <table:table-cell office:value-type="float" office:value="1.59186975110116E+018" calcext:value-type="float">
            <text:p>1.59186975110116E+018</text:p>
          </table:table-cell>
          <table:table-cell table:formula="of:=([.A2]-1.59186975110116E+018)*0.00000000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29456591606" calcext:value-type="float">
            <text:p>-1.29456591606</text:p>
          </table:table-cell>
          <table:table-cell office:value-type="float" office:value="-0.820407569408" calcext:value-type="float">
            <text:p>-0.820407569408</text:p>
          </table:table-cell>
          <table:table-cell office:value-type="float" office:value="-0.831207811832" calcext:value-type="float">
            <text:p>-0.8312078118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115277E+018" calcext:value-type="float">
            <text:p>1.59186975115277E+018</text:p>
          </table:table-cell>
          <table:table-cell table:formula="of:=([.A3]-1.59186975110116E+018)*0.000000001" office:value-type="float" office:value="0.051606016" calcext:value-type="float">
            <text:p>0.0516060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1.29457306862" calcext:value-type="float">
            <text:p>-1.29457306862</text:p>
          </table:table-cell>
          <table:table-cell office:value-type="float" office:value="-0.820401012897" calcext:value-type="float">
            <text:p>-0.820401012897</text:p>
          </table:table-cell>
          <table:table-cell office:value-type="float" office:value="-0.831202626228" calcext:value-type="float">
            <text:p>-0.83120262622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120428E+018" calcext:value-type="float">
            <text:p>1.59186975120428E+018</text:p>
          </table:table-cell>
          <table:table-cell table:formula="of:=([.A4]-1.59186975110116E+018)*0.000000001" office:value-type="float" office:value="0.103118848" calcext:value-type="float">
            <text:p>0.10311884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29456996918" calcext:value-type="float">
            <text:p>-1.29456996918</text:p>
          </table:table-cell>
          <table:table-cell office:value-type="float" office:value="-0.820397794247" calcext:value-type="float">
            <text:p>-0.820397794247</text:p>
          </table:table-cell>
          <table:table-cell office:value-type="float" office:value="-0.831208348274" calcext:value-type="float">
            <text:p>-0.83120834827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125629E+018" calcext:value-type="float">
            <text:p>1.59186975125629E+018</text:p>
          </table:table-cell>
          <table:table-cell table:formula="of:=([.A5]-1.59186975110116E+018)*0.000000001" office:value-type="float" office:value="0.155127808" calcext:value-type="float">
            <text:p>0.15512780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1.29455339909" calcext:value-type="float">
            <text:p>-1.29455339909</text:p>
          </table:table-cell>
          <table:table-cell office:value-type="float" office:value="-0.820411741734" calcext:value-type="float">
            <text:p>-0.820411741734</text:p>
          </table:table-cell>
          <table:table-cell office:value-type="float" office:value="-0.831220448017" calcext:value-type="float">
            <text:p>-0.8312204480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130838E+018" calcext:value-type="float">
            <text:p>1.59186975130838E+018</text:p>
          </table:table-cell>
          <table:table-cell table:formula="of:=([.A6]-1.59186975110116E+018)*0.000000001" office:value-type="float" office:value="0.207220736" calcext:value-type="float">
            <text:p>0.2072207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1.29456281662" calcext:value-type="float">
            <text:p>-1.29456281662</text:p>
          </table:table-cell>
          <table:table-cell office:value-type="float" office:value="-0.820396780968" calcext:value-type="float">
            <text:p>-0.820396780968</text:p>
          </table:table-cell>
          <table:table-cell office:value-type="float" office:value="-0.831214189529" calcext:value-type="float">
            <text:p>-0.83121418952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135994E+018" calcext:value-type="float">
            <text:p>1.59186975135994E+018</text:p>
          </table:table-cell>
          <table:table-cell table:formula="of:=([.A7]-1.59186975110116E+018)*0.000000001" office:value-type="float" office:value="0.258774016" calcext:value-type="float">
            <text:p>0.2587740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1.2945728302" calcext:value-type="float">
            <text:p>-1.2945728302</text:p>
          </table:table-cell>
          <table:table-cell office:value-type="float" office:value="-0.820392131805" calcext:value-type="float">
            <text:p>-0.820392131805</text:p>
          </table:table-cell>
          <table:table-cell office:value-type="float" office:value="-0.831204652786" calcext:value-type="float">
            <text:p>-0.83120465278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141122E+018" calcext:value-type="float">
            <text:p>1.59186975141122E+018</text:p>
          </table:table-cell>
          <table:table-cell table:formula="of:=([.A8]-1.59186975110116E+018)*0.000000001" office:value-type="float" office:value="0.310058752" calcext:value-type="float">
            <text:p>0.31005875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1.29457068443" calcext:value-type="float">
            <text:p>-1.29457068443</text:p>
          </table:table-cell>
          <table:table-cell office:value-type="float" office:value="-0.820399343967" calcext:value-type="float">
            <text:p>-0.820399343967</text:p>
          </table:table-cell>
          <table:table-cell office:value-type="float" office:value="-0.83120661974" calcext:value-type="float">
            <text:p>-0.8312066197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146261E+018" calcext:value-type="float">
            <text:p>1.59186975146261E+018</text:p>
          </table:table-cell>
          <table:table-cell table:formula="of:=([.A9]-1.59186975110116E+018)*0.000000001" office:value-type="float" office:value="0.361444864" calcext:value-type="float">
            <text:p>0.36144486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9456532001" calcext:value-type="float">
            <text:p>-1.29456532001</text:p>
          </table:table-cell>
          <table:table-cell office:value-type="float" office:value="-0.820411980152" calcext:value-type="float">
            <text:p>-0.820411980152</text:p>
          </table:table-cell>
          <table:table-cell office:value-type="float" office:value="-0.831207752228" calcext:value-type="float">
            <text:p>-0.83120775222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156394E+018" calcext:value-type="float">
            <text:p>1.59186975156394E+018</text:p>
          </table:table-cell>
          <table:table-cell table:formula="of:=([.A10]-1.59186975110116E+018)*0.000000001" office:value-type="float" office:value="0.462777088" calcext:value-type="float">
            <text:p>0.46277708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1.29456245899" calcext:value-type="float">
            <text:p>-1.29456245899</text:p>
          </table:table-cell>
          <table:table-cell office:value-type="float" office:value="-0.820407092571" calcext:value-type="float">
            <text:p>-0.820407092571</text:p>
          </table:table-cell>
          <table:table-cell office:value-type="float" office:value="-0.831212162971" calcext:value-type="float">
            <text:p>-0.83121216297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161608E+018" calcext:value-type="float">
            <text:p>1.59186975161608E+018</text:p>
          </table:table-cell>
          <table:table-cell table:formula="of:=([.A11]-1.59186975110116E+018)*0.000000001" office:value-type="float" office:value="0.514917888" calcext:value-type="float">
            <text:p>0.51491788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2945677042" calcext:value-type="float">
            <text:p>-1.2945677042</text:p>
          </table:table-cell>
          <table:table-cell office:value-type="float" office:value="-0.820405423641" calcext:value-type="float">
            <text:p>-0.820405423641</text:p>
          </table:table-cell>
          <table:table-cell office:value-type="float" office:value="-0.831207573414" calcext:value-type="float">
            <text:p>-0.83120757341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1668E+018" calcext:value-type="float">
            <text:p>1.591869751668E+018</text:p>
          </table:table-cell>
          <table:table-cell table:formula="of:=([.A12]-1.59186975110116E+018)*0.000000001" office:value-type="float" office:value="0.566836736" calcext:value-type="float">
            <text:p>0.5668367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1.29456758499" calcext:value-type="float">
            <text:p>-1.29456758499</text:p>
          </table:table-cell>
          <table:table-cell office:value-type="float" office:value="-0.820399045944" calcext:value-type="float">
            <text:p>-0.820399045944</text:p>
          </table:table-cell>
          <table:table-cell office:value-type="float" office:value="-0.831208825111" calcext:value-type="float">
            <text:p>-0.83120882511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171941E+018" calcext:value-type="float">
            <text:p>1.59186975171941E+018</text:p>
          </table:table-cell>
          <table:table-cell table:formula="of:=([.A13]-1.59186975110116E+018)*0.000000001" office:value-type="float" office:value="0.618250752" calcext:value-type="float">
            <text:p>0.61825075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1.29456841946" calcext:value-type="float">
            <text:p>-1.29456841946</text:p>
          </table:table-cell>
          <table:table-cell office:value-type="float" office:value="-0.820408046246" calcext:value-type="float">
            <text:p>-0.820408046246</text:p>
          </table:table-cell>
          <table:table-cell office:value-type="float" office:value="-0.831204652786" calcext:value-type="float">
            <text:p>-0.83120465278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182155E+018" calcext:value-type="float">
            <text:p>1.59186975182155E+018</text:p>
          </table:table-cell>
          <table:table-cell table:formula="of:=([.A14]-1.59186975110116E+018)*0.000000001" office:value-type="float" office:value="0.720384" calcext:value-type="float">
            <text:p>0.72038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9456925392" calcext:value-type="float">
            <text:p>-1.29456925392</text:p>
          </table:table-cell>
          <table:table-cell office:value-type="float" office:value="-0.820406138897" calcext:value-type="float">
            <text:p>-0.820406138897</text:p>
          </table:table-cell>
          <table:table-cell office:value-type="float" office:value="-0.831204116344" calcext:value-type="float">
            <text:p>-0.83120411634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187502E+018" calcext:value-type="float">
            <text:p>1.59186975187502E+018</text:p>
          </table:table-cell>
          <table:table-cell table:formula="of:=([.A15]-1.59186975110116E+018)*0.000000001" office:value-type="float" office:value="0.773853952" calcext:value-type="float">
            <text:p>0.77385395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945574522" calcext:value-type="float">
            <text:p>-1.2945574522</text:p>
          </table:table-cell>
          <table:table-cell office:value-type="float" office:value="-0.820415258408" calcext:value-type="float">
            <text:p>-0.820415258408</text:p>
          </table:table-cell>
          <table:table-cell office:value-type="float" office:value="-0.831214129925" calcext:value-type="float">
            <text:p>-0.8312141299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192672E+018" calcext:value-type="float">
            <text:p>1.59186975192672E+018</text:p>
          </table:table-cell>
          <table:table-cell table:formula="of:=([.A16]-1.59186975110116E+018)*0.000000001" office:value-type="float" office:value="0.825558016" calcext:value-type="float">
            <text:p>0.8255580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9457366467" calcext:value-type="float">
            <text:p>-1.29457366467</text:p>
          </table:table-cell>
          <table:table-cell office:value-type="float" office:value="-0.820392668247" calcext:value-type="float">
            <text:p>-0.820392668247</text:p>
          </table:table-cell>
          <table:table-cell office:value-type="float" office:value="-0.831205487251" calcext:value-type="float">
            <text:p>-0.8312054872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197837E+018" calcext:value-type="float">
            <text:p>1.59186975197837E+018</text:p>
          </table:table-cell>
          <table:table-cell table:formula="of:=([.A17]-1.59186975110116E+018)*0.000000001" office:value-type="float" office:value="0.877203968" calcext:value-type="float">
            <text:p>0.87720396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9456889629" calcext:value-type="float">
            <text:p>-1.29456889629</text:p>
          </table:table-cell>
          <table:table-cell office:value-type="float" office:value="-0.820402503014" calcext:value-type="float">
            <text:p>-0.820402503014</text:p>
          </table:table-cell>
          <table:table-cell office:value-type="float" office:value="-0.831208050251" calcext:value-type="float">
            <text:p>-0.8312080502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203069E+018" calcext:value-type="float">
            <text:p>1.59186975203069E+018</text:p>
          </table:table-cell>
          <table:table-cell table:formula="of:=([.A18]-1.59186975110116E+018)*0.000000001" office:value-type="float" office:value="0.929530624" calcext:value-type="float">
            <text:p>0.9295306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1.29456651211" calcext:value-type="float">
            <text:p>-1.29456651211</text:p>
          </table:table-cell>
          <table:table-cell office:value-type="float" office:value="-0.820410490036" calcext:value-type="float">
            <text:p>-0.820410490036</text:p>
          </table:table-cell>
          <table:table-cell office:value-type="float" office:value="-0.831207156181" calcext:value-type="float">
            <text:p>-0.83120715618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208276E+018" calcext:value-type="float">
            <text:p>1.59186975208276E+018</text:p>
          </table:table-cell>
          <table:table-cell table:formula="of:=([.A19]-1.59186975110116E+018)*0.000000001" office:value-type="float" office:value="0.98159872" calcext:value-type="float">
            <text:p>0.9815987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1.2945599556" calcext:value-type="float">
            <text:p>-1.2945599556</text:p>
          </table:table-cell>
          <table:table-cell office:value-type="float" office:value="-0.820406973362" calcext:value-type="float">
            <text:p>-0.820406973362</text:p>
          </table:table-cell>
          <table:table-cell office:value-type="float" office:value="-0.831210851669" calcext:value-type="float">
            <text:p>-0.83121085166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21348E+018" calcext:value-type="float">
            <text:p>1.5918697521348E+018</text:p>
          </table:table-cell>
          <table:table-cell table:formula="of:=([.A20]-1.59186975110116E+018)*0.000000001" office:value-type="float" office:value="1.033638912" calcext:value-type="float">
            <text:p>1.03363891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9456818104" calcext:value-type="float">
            <text:p>-1.29456818104</text:p>
          </table:table-cell>
          <table:table-cell office:value-type="float" office:value="-0.820404291153" calcext:value-type="float">
            <text:p>-0.820404291153</text:p>
          </table:table-cell>
          <table:table-cell office:value-type="float" office:value="-0.831208050251" calcext:value-type="float">
            <text:p>-0.8312080502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218704E+018" calcext:value-type="float">
            <text:p>1.59186975218704E+018</text:p>
          </table:table-cell>
          <table:table-cell table:formula="of:=([.A21]-1.59186975110116E+018)*0.000000001" office:value-type="float" office:value="1.085879808" calcext:value-type="float">
            <text:p>1.08587980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9455959797" calcext:value-type="float">
            <text:p>-1.29455959797</text:p>
          </table:table-cell>
          <table:table-cell office:value-type="float" office:value="-0.820408701897" calcext:value-type="float">
            <text:p>-0.820408701897</text:p>
          </table:table-cell>
          <table:table-cell office:value-type="float" office:value="-0.831215083599" calcext:value-type="float">
            <text:p>-0.83121508359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223902E+018" calcext:value-type="float">
            <text:p>1.59186975223902E+018</text:p>
          </table:table-cell>
          <table:table-cell table:formula="of:=([.A22]-1.59186975110116E+018)*0.000000001" office:value-type="float" office:value="1.137860096" calcext:value-type="float">
            <text:p>1.13786009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1.29458200932" calcext:value-type="float">
            <text:p>-1.29458200932</text:p>
          </table:table-cell>
          <table:table-cell office:value-type="float" office:value="-0.820400595665" calcext:value-type="float">
            <text:p>-0.820400595665</text:p>
          </table:table-cell>
          <table:table-cell office:value-type="float" office:value="-0.831194281578" calcext:value-type="float">
            <text:p>-0.83119428157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229076E+018" calcext:value-type="float">
            <text:p>1.59186975229076E+018</text:p>
          </table:table-cell>
          <table:table-cell table:formula="of:=([.A23]-1.59186975110116E+018)*0.000000001" office:value-type="float" office:value="1.189591808" calcext:value-type="float">
            <text:p>1.18959180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9455935955" calcext:value-type="float">
            <text:p>-1.29455935955</text:p>
          </table:table-cell>
          <table:table-cell office:value-type="float" office:value="-0.820412278175" calcext:value-type="float">
            <text:p>-0.820412278175</text:p>
          </table:table-cell>
          <table:table-cell office:value-type="float" office:value="-0.831211268902" calcext:value-type="float">
            <text:p>-0.83121126890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234207E+018" calcext:value-type="float">
            <text:p>1.59186975234207E+018</text:p>
          </table:table-cell>
          <table:table-cell table:formula="of:=([.A24]-1.59186975110116E+018)*0.000000001" office:value-type="float" office:value="1.240905984" calcext:value-type="float">
            <text:p>1.24090598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9456198215" calcext:value-type="float">
            <text:p>-1.29456198215</text:p>
          </table:table-cell>
          <table:table-cell office:value-type="float" office:value="-0.820415914059" calcext:value-type="float">
            <text:p>-0.820415914059</text:p>
          </table:table-cell>
          <table:table-cell office:value-type="float" office:value="-0.831208109856" calcext:value-type="float">
            <text:p>-0.83120810985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239333E+018" calcext:value-type="float">
            <text:p>1.59186975239333E+018</text:p>
          </table:table-cell>
          <table:table-cell table:formula="of:=([.A25]-1.59186975110116E+018)*0.000000001" office:value-type="float" office:value="1.292168704" calcext:value-type="float">
            <text:p>1.2921687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29456138611" calcext:value-type="float">
            <text:p>-1.29456138611</text:p>
          </table:table-cell>
          <table:table-cell office:value-type="float" office:value="-0.820399463177" calcext:value-type="float">
            <text:p>-0.820399463177</text:p>
          </table:table-cell>
          <table:table-cell office:value-type="float" office:value="-0.831213653088" calcext:value-type="float">
            <text:p>-0.83121365308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244539E+018" calcext:value-type="float">
            <text:p>1.59186975244539E+018</text:p>
          </table:table-cell>
          <table:table-cell table:formula="of:=([.A26]-1.59186975110116E+018)*0.000000001" office:value-type="float" office:value="1.344226816" calcext:value-type="float">
            <text:p>1.3442268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29457080364" calcext:value-type="float">
            <text:p>-1.29457080364</text:p>
          </table:table-cell>
          <table:table-cell office:value-type="float" office:value="-0.820401310921" calcext:value-type="float">
            <text:p>-0.820401310921</text:p>
          </table:table-cell>
          <table:table-cell office:value-type="float" office:value="-0.831202924252" calcext:value-type="float">
            <text:p>-0.83120292425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249743E+018" calcext:value-type="float">
            <text:p>1.59186975249743E+018</text:p>
          </table:table-cell>
          <table:table-cell table:formula="of:=([.A27]-1.59186975110116E+018)*0.000000001" office:value-type="float" office:value="1.396267008" calcext:value-type="float">
            <text:p>1.396267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29457068443" calcext:value-type="float">
            <text:p>-1.29457068443</text:p>
          </table:table-cell>
          <table:table-cell office:value-type="float" office:value="-0.82039731741" calcext:value-type="float">
            <text:p>-0.82039731741</text:p>
          </table:table-cell>
          <table:table-cell office:value-type="float" office:value="-0.831206917763" calcext:value-type="float">
            <text:p>-0.83120691776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254949E+018" calcext:value-type="float">
            <text:p>1.59186975254949E+018</text:p>
          </table:table-cell>
          <table:table-cell table:formula="of:=([.A28]-1.59186975110116E+018)*0.000000001" office:value-type="float" office:value="1.448330752" calcext:value-type="float">
            <text:p>1.44833075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1.29457855225" calcext:value-type="float">
            <text:p>-1.29457855225</text:p>
          </table:table-cell>
          <table:table-cell office:value-type="float" office:value="-0.820400059223" calcext:value-type="float">
            <text:p>-0.820400059223</text:p>
          </table:table-cell>
          <table:table-cell office:value-type="float" office:value="-0.831198096275" calcext:value-type="float">
            <text:p>-0.83119809627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260142E+018" calcext:value-type="float">
            <text:p>1.59186975260142E+018</text:p>
          </table:table-cell>
          <table:table-cell table:formula="of:=([.A29]-1.59186975110116E+018)*0.000000001" office:value-type="float" office:value="1.500252928" calcext:value-type="float">
            <text:p>1.50025292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0.0000299999992421" calcext:value-type="float">
            <text:p>3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1.29457616806" calcext:value-type="float">
            <text:p>-1.29457616806</text:p>
          </table:table-cell>
          <table:table-cell office:value-type="float" office:value="-0.820393323898" calcext:value-type="float">
            <text:p>-0.820393323898</text:p>
          </table:table-cell>
          <table:table-cell office:value-type="float" office:value="-0.831202447414" calcext:value-type="float">
            <text:p>-0.83120244741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265359E+018" calcext:value-type="float">
            <text:p>1.59186975265359E+018</text:p>
          </table:table-cell>
          <table:table-cell table:formula="of:=([.A30]-1.59186975110116E+018)*0.000000001" office:value-type="float" office:value="1.552423936" calcext:value-type="float">
            <text:p>1.55242393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945741415" calcext:value-type="float">
            <text:p>-1.2945741415</text:p>
          </table:table-cell>
          <table:table-cell office:value-type="float" office:value="-0.820402026176" calcext:value-type="float">
            <text:p>-0.820402026176</text:p>
          </table:table-cell>
          <table:table-cell office:value-type="float" office:value="-0.831202566624" calcext:value-type="float">
            <text:p>-0.83120256662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270735E+018" calcext:value-type="float">
            <text:p>1.59186975270735E+018</text:p>
          </table:table-cell>
          <table:table-cell table:formula="of:=([.A31]-1.59186975110116E+018)*0.000000001" office:value-type="float" office:value="1.60618496" calcext:value-type="float">
            <text:p>1.6061849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1.2945702076" calcext:value-type="float">
            <text:p>-1.2945702076</text:p>
          </table:table-cell>
          <table:table-cell office:value-type="float" office:value="-0.820409834385" calcext:value-type="float">
            <text:p>-0.820409834385</text:p>
          </table:table-cell>
          <table:table-cell office:value-type="float" office:value="-0.831202507019" calcext:value-type="float">
            <text:p>-0.83120250701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275866E+018" calcext:value-type="float">
            <text:p>1.59186975275866E+018</text:p>
          </table:table-cell>
          <table:table-cell table:formula="of:=([.A32]-1.59186975110116E+018)*0.000000001" office:value-type="float" office:value="1.657498112" calcext:value-type="float">
            <text:p>1.65749811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1.29457008839" calcext:value-type="float">
            <text:p>-1.29457008839</text:p>
          </table:table-cell>
          <table:table-cell office:value-type="float" office:value="-0.820397615433" calcext:value-type="float">
            <text:p>-0.820397615433</text:p>
          </table:table-cell>
          <table:table-cell office:value-type="float" office:value="-0.83120572567" calcext:value-type="float">
            <text:p>-0.8312057256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281084E+018" calcext:value-type="float">
            <text:p>1.59186975281084E+018</text:p>
          </table:table-cell>
          <table:table-cell table:formula="of:=([.A33]-1.59186975110116E+018)*0.000000001" office:value-type="float" office:value="1.709680128" calcext:value-type="float">
            <text:p>1.70968012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0.0000399999989895" calcext:value-type="float">
            <text:p>4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9457342625" calcext:value-type="float">
            <text:p>-1.29457342625</text:p>
          </table:table-cell>
          <table:table-cell office:value-type="float" office:value="-0.820393383503" calcext:value-type="float">
            <text:p>-0.820393383503</text:p>
          </table:table-cell>
          <table:table-cell office:value-type="float" office:value="-0.831207275391" calcext:value-type="float">
            <text:p>-0.83120727539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291287E+018" calcext:value-type="float">
            <text:p>1.59186975291287E+018</text:p>
          </table:table-cell>
          <table:table-cell table:formula="of:=([.A34]-1.59186975110116E+018)*0.000000001" office:value-type="float" office:value="1.811707904" calcext:value-type="float">
            <text:p>1.8117079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945690155" calcext:value-type="float">
            <text:p>-1.2945690155</text:p>
          </table:table-cell>
          <table:table-cell office:value-type="float" office:value="-0.820406258106" calcext:value-type="float">
            <text:p>-0.820406258106</text:p>
          </table:table-cell>
          <table:table-cell office:value-type="float" office:value="-0.831203818321" calcext:value-type="float">
            <text:p>-0.83120381832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296488E+018" calcext:value-type="float">
            <text:p>1.59186975296488E+018</text:p>
          </table:table-cell>
          <table:table-cell table:formula="of:=([.A35]-1.59186975110116E+018)*0.000000001" office:value-type="float" office:value="1.863717888" calcext:value-type="float">
            <text:p>1.86371788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1.29457449913" calcext:value-type="float">
            <text:p>-1.29457449913</text:p>
          </table:table-cell>
          <table:table-cell office:value-type="float" office:value="-0.820398211479" calcext:value-type="float">
            <text:p>-0.820398211479</text:p>
          </table:table-cell>
          <table:table-cell office:value-type="float" office:value="-0.831200122833" calcext:value-type="float">
            <text:p>-0.83120012283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301694E+018" calcext:value-type="float">
            <text:p>1.59186975301694E+018</text:p>
          </table:table-cell>
          <table:table-cell table:formula="of:=([.A36]-1.59186975110116E+018)*0.000000001" office:value-type="float" office:value="1.91577856" calcext:value-type="float">
            <text:p>1.915778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9456973076" calcext:value-type="float">
            <text:p>-1.29456973076</text:p>
          </table:table-cell>
          <table:table-cell office:value-type="float" office:value="-0.820396780968" calcext:value-type="float">
            <text:p>-0.820396780968</text:p>
          </table:table-cell>
          <table:table-cell office:value-type="float" office:value="-0.83120828867" calcext:value-type="float">
            <text:p>-0.8312082886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306895E+018" calcext:value-type="float">
            <text:p>1.59186975306895E+018</text:p>
          </table:table-cell>
          <table:table-cell table:formula="of:=([.A37]-1.59186975110116E+018)*0.000000001" office:value-type="float" office:value="1.967784704" calcext:value-type="float">
            <text:p>1.9677847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9456138611" calcext:value-type="float">
            <text:p>-1.29456138611</text:p>
          </table:table-cell>
          <table:table-cell office:value-type="float" office:value="-0.820415496826" calcext:value-type="float">
            <text:p>-0.820415496826</text:p>
          </table:table-cell>
          <table:table-cell office:value-type="float" office:value="-0.831210255623" calcext:value-type="float">
            <text:p>-0.83121025562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312099E+018" calcext:value-type="float">
            <text:p>1.59186975312099E+018</text:p>
          </table:table-cell>
          <table:table-cell table:formula="of:=([.A38]-1.59186975110116E+018)*0.000000001" office:value-type="float" office:value="2.019821056" calcext:value-type="float">
            <text:p>2.01982105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9457080364" calcext:value-type="float">
            <text:p>-1.29457080364</text:p>
          </table:table-cell>
          <table:table-cell office:value-type="float" office:value="-0.820409357548" calcext:value-type="float">
            <text:p>-0.820409357548</text:p>
          </table:table-cell>
          <table:table-cell office:value-type="float" office:value="-0.831202805042" calcext:value-type="float">
            <text:p>-0.83120280504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317308E+018" calcext:value-type="float">
            <text:p>1.59186975317308E+018</text:p>
          </table:table-cell>
          <table:table-cell table:formula="of:=([.A39]-1.59186975110116E+018)*0.000000001" office:value-type="float" office:value="2.071915008" calcext:value-type="float">
            <text:p>2.071915008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499999987369" calcext:value-type="float">
            <text:p>-5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1.2945663929" calcext:value-type="float">
            <text:p>-1.2945663929</text:p>
          </table:table-cell>
          <table:table-cell office:value-type="float" office:value="-0.820421934128" calcext:value-type="float">
            <text:p>-0.820421934128</text:p>
          </table:table-cell>
          <table:table-cell office:value-type="float" office:value="-0.831203937531" calcext:value-type="float">
            <text:p>-0.831203937531</text:p>
          </table:table-cell>
          <table:table-cell/>
          <table:table-cell office:value-type="float" office:value="0.000169999999343" calcext:value-type="float">
            <text:p>0.000169999999343</text:p>
          </table:table-cell>
          <table:table-cell/>
          <table:table-cell office:value-type="float" office:value="6.20008516312" calcext:value-type="float">
            <text:p>6.20008516312</text:p>
          </table:table-cell>
          <table:table-cell table:number-columns-repeated="9"/>
        </table:table-row>
        <table:table-row table:style-name="ro1">
          <table:table-cell office:value-type="float" office:value="1.59186975322511E+018" calcext:value-type="float">
            <text:p>1.59186975322511E+018</text:p>
          </table:table-cell>
          <table:table-cell table:formula="of:=([.A40]-1.59186975110116E+018)*0.000000001" office:value-type="float" office:value="2.123943936" calcext:value-type="float">
            <text:p>2.12394393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9456591606" calcext:value-type="float">
            <text:p>-1.29456591606</text:p>
          </table:table-cell>
          <table:table-cell office:value-type="float" office:value="-0.820407629013" calcext:value-type="float">
            <text:p>-0.820407629013</text:p>
          </table:table-cell>
          <table:table-cell office:value-type="float" office:value="-0.831208407879" calcext:value-type="float">
            <text:p>-0.83120840787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327878E+018" calcext:value-type="float">
            <text:p>1.59186975327878E+018</text:p>
          </table:table-cell>
          <table:table-cell table:formula="of:=([.A41]-1.59186975110116E+018)*0.000000001" office:value-type="float" office:value="2.177616896" calcext:value-type="float">
            <text:p>2.17761689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1.29457616806" calcext:value-type="float">
            <text:p>-1.29457616806</text:p>
          </table:table-cell>
          <table:table-cell office:value-type="float" office:value="-0.820390045643" calcext:value-type="float">
            <text:p>-0.820390045643</text:p>
          </table:table-cell>
          <table:table-cell office:value-type="float" office:value="-0.831203818321" calcext:value-type="float">
            <text:p>-0.83120381832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338076E+018" calcext:value-type="float">
            <text:p>1.59186975338076E+018</text:p>
          </table:table-cell>
          <table:table-cell table:formula="of:=([.A42]-1.59186975110116E+018)*0.000000001" office:value-type="float" office:value="2.279597056" calcext:value-type="float">
            <text:p>2.27959705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9455947876" calcext:value-type="float">
            <text:p>-1.29455947876</text:p>
          </table:table-cell>
          <table:table-cell office:value-type="float" office:value="-0.820407748222" calcext:value-type="float">
            <text:p>-0.820407748222</text:p>
          </table:table-cell>
          <table:table-cell office:value-type="float" office:value="-0.831214666367" calcext:value-type="float">
            <text:p>-0.83121466636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343345E+018" calcext:value-type="float">
            <text:p>1.59186975343345E+018</text:p>
          </table:table-cell>
          <table:table-cell table:formula="of:=([.A43]-1.59186975110116E+018)*0.000000001" office:value-type="float" office:value="2.332287744" calcext:value-type="float">
            <text:p>2.33228774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29456949234" calcext:value-type="float">
            <text:p>-1.29456949234</text:p>
          </table:table-cell>
          <table:table-cell office:value-type="float" office:value="-0.8203997612" calcext:value-type="float">
            <text:p>-0.8203997612</text:p>
          </table:table-cell>
          <table:table-cell office:value-type="float" office:value="-0.831205308437" calcext:value-type="float">
            <text:p>-0.83120530843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348796E+018" calcext:value-type="float">
            <text:p>1.59186975348796E+018</text:p>
          </table:table-cell>
          <table:table-cell table:formula="of:=([.A44]-1.59186975110116E+018)*0.000000001" office:value-type="float" office:value="2.386797056" calcext:value-type="float">
            <text:p>2.38679705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29456865788" calcext:value-type="float">
            <text:p>-1.29456865788</text:p>
          </table:table-cell>
          <table:table-cell office:value-type="float" office:value="-0.820406198502" calcext:value-type="float">
            <text:p>-0.820406198502</text:p>
          </table:table-cell>
          <table:table-cell office:value-type="float" office:value="-0.831203222275" calcext:value-type="float">
            <text:p>-0.83120322227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35399E+018" calcext:value-type="float">
            <text:p>1.5918697535399E+018</text:p>
          </table:table-cell>
          <table:table-cell table:formula="of:=([.A45]-1.59186975110116E+018)*0.000000001" office:value-type="float" office:value="2.43873792" calcext:value-type="float">
            <text:p>2.4387379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1.29456722736" calcext:value-type="float">
            <text:p>-1.29456722736</text:p>
          </table:table-cell>
          <table:table-cell office:value-type="float" office:value="-0.820391535759" calcext:value-type="float">
            <text:p>-0.820391535759</text:p>
          </table:table-cell>
          <table:table-cell office:value-type="float" office:value="-0.83120983839" calcext:value-type="float">
            <text:p>-0.8312098383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359249E+018" calcext:value-type="float">
            <text:p>1.59186975359249E+018</text:p>
          </table:table-cell>
          <table:table-cell table:formula="of:=([.A46]-1.59186975110116E+018)*0.000000001" office:value-type="float" office:value="2.491329024" calcext:value-type="float">
            <text:p>2.4913290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945715189" calcext:value-type="float">
            <text:p>-1.2945715189</text:p>
          </table:table-cell>
          <table:table-cell office:value-type="float" office:value="-0.820410311222" calcext:value-type="float">
            <text:p>-0.820410311222</text:p>
          </table:table-cell>
          <table:table-cell office:value-type="float" office:value="-0.831201195717" calcext:value-type="float">
            <text:p>-0.8312011957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364449E+018" calcext:value-type="float">
            <text:p>1.59186975364449E+018</text:p>
          </table:table-cell>
          <table:table-cell table:formula="of:=([.A47]-1.59186975110116E+018)*0.000000001" office:value-type="float" office:value="2.543329024" calcext:value-type="float">
            <text:p>2.5433290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399999989895" calcext:value-type="float">
            <text:p>4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29456865788" calcext:value-type="float">
            <text:p>-1.29456865788</text:p>
          </table:table-cell>
          <table:table-cell office:value-type="float" office:value="-0.820391356945" calcext:value-type="float">
            <text:p>-0.820391356945</text:p>
          </table:table-cell>
          <table:table-cell office:value-type="float" office:value="-0.831209540367" calcext:value-type="float">
            <text:p>-0.83120954036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36965E+018" calcext:value-type="float">
            <text:p>1.5918697536965E+018</text:p>
          </table:table-cell>
          <table:table-cell table:formula="of:=([.A48]-1.59186975110116E+018)*0.000000001" office:value-type="float" office:value="2.595335168" calcext:value-type="float">
            <text:p>2.5953351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9456973076" calcext:value-type="float">
            <text:p>-1.29456973076</text:p>
          </table:table-cell>
          <table:table-cell office:value-type="float" office:value="-0.820396482944" calcext:value-type="float">
            <text:p>-0.820396482944</text:p>
          </table:table-cell>
          <table:table-cell office:value-type="float" office:value="-0.831210374832" calcext:value-type="float">
            <text:p>-0.8312103748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374843E+018" calcext:value-type="float">
            <text:p>1.59186975374843E+018</text:p>
          </table:table-cell>
          <table:table-cell table:formula="of:=([.A49]-1.59186975110116E+018)*0.000000001" office:value-type="float" office:value="2.647269888" calcext:value-type="float">
            <text:p>2.64726988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0.0000299999992421" calcext:value-type="float">
            <text:p>3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1.29456043243" calcext:value-type="float">
            <text:p>-1.29456043243</text:p>
          </table:table-cell>
          <table:table-cell office:value-type="float" office:value="-0.820407509804" calcext:value-type="float">
            <text:p>-0.820407509804</text:p>
          </table:table-cell>
          <table:table-cell office:value-type="float" office:value="-0.831214785576" calcext:value-type="float">
            <text:p>-0.831214785576</text:p>
          </table:table-cell>
          <table:table-cell/>
          <table:table-cell office:value-type="float" office:value="-0.000169999999343" calcext:value-type="float">
            <text:p>-0.000169999999343</text:p>
          </table:table-cell>
          <table:table-cell/>
          <table:table-cell office:value-type="float" office:value="6.19991493225" calcext:value-type="float">
            <text:p>6.19991493225</text:p>
          </table:table-cell>
          <table:table-cell table:number-columns-repeated="9"/>
        </table:table-row>
        <table:table-row table:style-name="ro1">
          <table:table-cell office:value-type="float" office:value="1.59186975380002E+018" calcext:value-type="float">
            <text:p>1.59186975380002E+018</text:p>
          </table:table-cell>
          <table:table-cell table:formula="of:=([.A50]-1.59186975110116E+018)*0.000000001" office:value-type="float" office:value="2.698854912" calcext:value-type="float">
            <text:p>2.6988549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9456579685" calcext:value-type="float">
            <text:p>-1.29456579685</text:p>
          </table:table-cell>
          <table:table-cell office:value-type="float" office:value="-0.820416688919" calcext:value-type="float">
            <text:p>-0.820416688919</text:p>
          </table:table-cell>
          <table:table-cell office:value-type="float" office:value="-0.831205487251" calcext:value-type="float">
            <text:p>-0.8312054872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385199E+018" calcext:value-type="float">
            <text:p>1.59186975385199E+018</text:p>
          </table:table-cell>
          <table:table-cell table:formula="of:=([.A51]-1.59186975110116E+018)*0.000000001" office:value-type="float" office:value="2.750821888" calcext:value-type="float">
            <text:p>2.75082188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399999989895" calcext:value-type="float">
            <text:p>-4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9456400871" calcext:value-type="float">
            <text:p>-1.29456400871</text:p>
          </table:table-cell>
          <table:table-cell office:value-type="float" office:value="-0.820415377617" calcext:value-type="float">
            <text:p>-0.820415377617</text:p>
          </table:table-cell>
          <table:table-cell office:value-type="float" office:value="-0.831207036972" calcext:value-type="float">
            <text:p>-0.83120703697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390396E+018" calcext:value-type="float">
            <text:p>1.59186975390396E+018</text:p>
          </table:table-cell>
          <table:table-cell table:formula="of:=([.A52]-1.59186975110116E+018)*0.000000001" office:value-type="float" office:value="2.80280064" calcext:value-type="float">
            <text:p>2.8028006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9456603527" calcext:value-type="float">
            <text:p>-1.29456603527</text:p>
          </table:table-cell>
          <table:table-cell office:value-type="float" office:value="-0.820401906967" calcext:value-type="float">
            <text:p>-0.820401906967</text:p>
          </table:table-cell>
          <table:table-cell office:value-type="float" office:value="-0.83120906353" calcext:value-type="float">
            <text:p>-0.8312090635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395601E+018" calcext:value-type="float">
            <text:p>1.59186975395601E+018</text:p>
          </table:table-cell>
          <table:table-cell table:formula="of:=([.A53]-1.59186975110116E+018)*0.000000001" office:value-type="float" office:value="2.854848768" calcext:value-type="float">
            <text:p>2.85484876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9456019402" calcext:value-type="float">
            <text:p>-1.29456019402</text:p>
          </table:table-cell>
          <table:table-cell office:value-type="float" office:value="-0.820407092571" calcext:value-type="float">
            <text:p>-0.820407092571</text:p>
          </table:table-cell>
          <table:table-cell office:value-type="float" office:value="-0.831212878227" calcext:value-type="float">
            <text:p>-0.83121287822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400901E+018" calcext:value-type="float">
            <text:p>1.59186975400901E+018</text:p>
          </table:table-cell>
          <table:table-cell table:formula="of:=([.A54]-1.59186975110116E+018)*0.000000001" office:value-type="float" office:value="2.907841024" calcext:value-type="float">
            <text:p>2.9078410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1.29456162453" calcext:value-type="float">
            <text:p>-1.29456162453</text:p>
          </table:table-cell>
          <table:table-cell office:value-type="float" office:value="-0.820404410362" calcext:value-type="float">
            <text:p>-0.820404410362</text:p>
          </table:table-cell>
          <table:table-cell office:value-type="float" office:value="-0.831212759018" calcext:value-type="float">
            <text:p>-0.831212759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406098E+018" calcext:value-type="float">
            <text:p>1.59186975406098E+018</text:p>
          </table:table-cell>
          <table:table-cell table:formula="of:=([.A55]-1.59186975110116E+018)*0.000000001" office:value-type="float" office:value="2.959812608" calcext:value-type="float">
            <text:p>2.95981260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399999989895" calcext:value-type="float">
            <text:p>-4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2945638895" calcext:value-type="float">
            <text:p>-1.2945638895</text:p>
          </table:table-cell>
          <table:table-cell office:value-type="float" office:value="-0.820412755013" calcext:value-type="float">
            <text:p>-0.820412755013</text:p>
          </table:table-cell>
          <table:table-cell office:value-type="float" office:value="-0.831208348274" calcext:value-type="float">
            <text:p>-0.83120834827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411297E+018" calcext:value-type="float">
            <text:p>1.59186975411297E+018</text:p>
          </table:table-cell>
          <table:table-cell table:formula="of:=([.A56]-1.59186975110116E+018)*0.000000001" office:value-type="float" office:value="3.011803136" calcext:value-type="float">
            <text:p>3.01180313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9457473755" calcext:value-type="float">
            <text:p>-1.29457473755</text:p>
          </table:table-cell>
          <table:table-cell office:value-type="float" office:value="-0.820400893688" calcext:value-type="float">
            <text:p>-0.820400893688</text:p>
          </table:table-cell>
          <table:table-cell office:value-type="float" office:value="-0.831198394299" calcext:value-type="float">
            <text:p>-0.83119839429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416492E+018" calcext:value-type="float">
            <text:p>1.59186975416492E+018</text:p>
          </table:table-cell>
          <table:table-cell table:formula="of:=([.A57]-1.59186975110116E+018)*0.000000001" office:value-type="float" office:value="3.063750912" calcext:value-type="float">
            <text:p>3.06375091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1.29456818104" calcext:value-type="float">
            <text:p>-1.29456818104</text:p>
          </table:table-cell>
          <table:table-cell office:value-type="float" office:value="-0.820390939713" calcext:value-type="float">
            <text:p>-0.820390939713</text:p>
          </table:table-cell>
          <table:table-cell office:value-type="float" office:value="-0.831210076809" calcext:value-type="float">
            <text:p>-0.83121007680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421692E+018" calcext:value-type="float">
            <text:p>1.59186975421692E+018</text:p>
          </table:table-cell>
          <table:table-cell table:formula="of:=([.A58]-1.59186975110116E+018)*0.000000001" office:value-type="float" office:value="3.115760128" calcext:value-type="float">
            <text:p>3.11576012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9456591606" calcext:value-type="float">
            <text:p>-1.29456591606</text:p>
          </table:table-cell>
          <table:table-cell office:value-type="float" office:value="-0.820406675339" calcext:value-type="float">
            <text:p>-0.820406675339</text:p>
          </table:table-cell>
          <table:table-cell office:value-type="float" office:value="-0.831207633018" calcext:value-type="float">
            <text:p>-0.831207633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4269E+018" calcext:value-type="float">
            <text:p>1.591869754269E+018</text:p>
          </table:table-cell>
          <table:table-cell table:formula="of:=([.A59]-1.59186975110116E+018)*0.000000001" office:value-type="float" office:value="3.167837952" calcext:value-type="float">
            <text:p>3.16783795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1.29457449913" calcext:value-type="float">
            <text:p>-1.29457449913</text:p>
          </table:table-cell>
          <table:table-cell office:value-type="float" office:value="-0.82040309906" calcext:value-type="float">
            <text:p>-0.82040309906</text:p>
          </table:table-cell>
          <table:table-cell office:value-type="float" office:value="-0.831199645996" calcext:value-type="float">
            <text:p>-0.83119964599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432104E+018" calcext:value-type="float">
            <text:p>1.59186975432104E+018</text:p>
          </table:table-cell>
          <table:table-cell table:formula="of:=([.A60]-1.59186975110116E+018)*0.000000001" office:value-type="float" office:value="3.219873024" calcext:value-type="float">
            <text:p>3.2198730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299999992421" calcext:value-type="float">
            <text:p>3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9457426071" calcext:value-type="float">
            <text:p>-1.29457426071</text:p>
          </table:table-cell>
          <table:table-cell office:value-type="float" office:value="-0.820399940014" calcext:value-type="float">
            <text:p>-0.820399940014</text:p>
          </table:table-cell>
          <table:table-cell office:value-type="float" office:value="-0.831201910973" calcext:value-type="float">
            <text:p>-0.83120191097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437304E+018" calcext:value-type="float">
            <text:p>1.59186975437304E+018</text:p>
          </table:table-cell>
          <table:table-cell table:formula="of:=([.A61]-1.59186975110116E+018)*0.000000001" office:value-type="float" office:value="3.271876608" calcext:value-type="float">
            <text:p>3.27187660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2945677042" calcext:value-type="float">
            <text:p>-1.2945677042</text:p>
          </table:table-cell>
          <table:table-cell office:value-type="float" office:value="-0.820413887501" calcext:value-type="float">
            <text:p>-0.820413887501</text:p>
          </table:table-cell>
          <table:table-cell office:value-type="float" office:value="-0.831205666065" calcext:value-type="float">
            <text:p>-0.83120566606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442518E+018" calcext:value-type="float">
            <text:p>1.59186975442518E+018</text:p>
          </table:table-cell>
          <table:table-cell table:formula="of:=([.A62]-1.59186975110116E+018)*0.000000001" office:value-type="float" office:value="3.324018944" calcext:value-type="float">
            <text:p>3.3240189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9456830025" calcext:value-type="float">
            <text:p>-1.29456830025</text:p>
          </table:table-cell>
          <table:table-cell office:value-type="float" office:value="-0.820412933826" calcext:value-type="float">
            <text:p>-0.820412933826</text:p>
          </table:table-cell>
          <table:table-cell office:value-type="float" office:value="-0.831201970577" calcext:value-type="float">
            <text:p>-0.83120197057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8"/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.59186975447649E+018" calcext:value-type="float">
            <text:p>1.59186975447649E+018</text:p>
          </table:table-cell>
          <table:table-cell table:formula="of:=([.A63]-1.59186975110116E+018)*0.000000001" office:value-type="float" office:value="3.375328768" calcext:value-type="float">
            <text:p>3.37532876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1.29457032681" calcext:value-type="float">
            <text:p>-1.29457032681</text:p>
          </table:table-cell>
          <table:table-cell office:value-type="float" office:value="-0.820402741432" calcext:value-type="float">
            <text:p>-0.820402741432</text:p>
          </table:table-cell>
          <table:table-cell office:value-type="float" office:value="-0.83120405674" calcext:value-type="float">
            <text:p>-0.8312040567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452844E+018" calcext:value-type="float">
            <text:p>1.59186975452844E+018</text:p>
          </table:table-cell>
          <table:table-cell table:formula="of:=([.A64]-1.59186975110116E+018)*0.000000001" office:value-type="float" office:value="3.427280128" calcext:value-type="float">
            <text:p>3.427280128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9456663132" calcext:value-type="float">
            <text:p>-1.29456663132</text:p>
          </table:table-cell>
          <table:table-cell office:value-type="float" office:value="-0.820407509804" calcext:value-type="float">
            <text:p>-0.820407509804</text:p>
          </table:table-cell>
          <table:table-cell office:value-type="float" office:value="-0.831207692623" calcext:value-type="float">
            <text:p>-0.83120769262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458257E+018" calcext:value-type="float">
            <text:p>1.59186975458257E+018</text:p>
          </table:table-cell>
          <table:table-cell table:formula="of:=([.A65]-1.59186975110116E+018)*0.000000001" office:value-type="float" office:value="3.481408768" calcext:value-type="float">
            <text:p>3.48140876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1.29457581043" calcext:value-type="float">
            <text:p>-1.29457581043</text:p>
          </table:table-cell>
          <table:table-cell office:value-type="float" office:value="-0.820402026176" calcext:value-type="float">
            <text:p>-0.820402026176</text:p>
          </table:table-cell>
          <table:table-cell office:value-type="float" office:value="-0.831199705601" calcext:value-type="float">
            <text:p>-0.83119970560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463486E+018" calcext:value-type="float">
            <text:p>1.59186975463486E+018</text:p>
          </table:table-cell>
          <table:table-cell table:formula="of:=([.A66]-1.59186975110116E+018)*0.000000001" office:value-type="float" office:value="3.533693952" calcext:value-type="float">
            <text:p>3.53369395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1.29456579685" calcext:value-type="float">
            <text:p>-1.29456579685</text:p>
          </table:table-cell>
          <table:table-cell office:value-type="float" office:value="-0.820398747921" calcext:value-type="float">
            <text:p>-0.820398747921</text:p>
          </table:table-cell>
          <table:table-cell office:value-type="float" office:value="-0.831209778786" calcext:value-type="float">
            <text:p>-0.83120977878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468796E+018" calcext:value-type="float">
            <text:p>1.59186975468796E+018</text:p>
          </table:table-cell>
          <table:table-cell table:formula="of:=([.A67]-1.59186975110116E+018)*0.000000001" office:value-type="float" office:value="3.586793984" calcext:value-type="float">
            <text:p>3.586793984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499999987369" calcext:value-type="float">
            <text:p>-5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1.29455852509" calcext:value-type="float">
            <text:p>-1.29455852509</text:p>
          </table:table-cell>
          <table:table-cell office:value-type="float" office:value="-0.820417940617" calcext:value-type="float">
            <text:p>-0.820417940617</text:p>
          </table:table-cell>
          <table:table-cell office:value-type="float" office:value="-0.831210672855" calcext:value-type="float">
            <text:p>-0.831210672855</text:p>
          </table:table-cell>
          <table:table-cell/>
          <table:table-cell office:value-type="float" office:value="0.000190000006114" calcext:value-type="float">
            <text:p>0.000190000006114</text:p>
          </table:table-cell>
          <table:table-cell/>
          <table:table-cell office:value-type="float" office:value="6.2000951767" calcext:value-type="float">
            <text:p>6.2000951767</text:p>
          </table:table-cell>
          <table:table-cell table:number-columns-repeated="9"/>
        </table:table-row>
        <table:table-row table:style-name="ro1">
          <table:table-cell office:value-type="float" office:value="1.59186975473991E+018" calcext:value-type="float">
            <text:p>1.59186975473991E+018</text:p>
          </table:table-cell>
          <table:table-cell table:formula="of:=([.A68]-1.59186975110116E+018)*0.000000001" office:value-type="float" office:value="3.638742784" calcext:value-type="float">
            <text:p>3.63874278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1.29456853867" calcext:value-type="float">
            <text:p>-1.29456853867</text:p>
          </table:table-cell>
          <table:table-cell office:value-type="float" office:value="-0.820391654968" calcext:value-type="float">
            <text:p>-0.820391654968</text:p>
          </table:table-cell>
          <table:table-cell office:value-type="float" office:value="-0.831209778786" calcext:value-type="float">
            <text:p>-0.83120977878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479214E+018" calcext:value-type="float">
            <text:p>1.59186975479214E+018</text:p>
          </table:table-cell>
          <table:table-cell table:formula="of:=([.A69]-1.59186975110116E+018)*0.000000001" office:value-type="float" office:value="3.69097984" calcext:value-type="float">
            <text:p>3.6909798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9456782341" calcext:value-type="float">
            <text:p>-1.29456782341</text:p>
          </table:table-cell>
          <table:table-cell office:value-type="float" office:value="-0.820407390594" calcext:value-type="float">
            <text:p>-0.820407390594</text:p>
          </table:table-cell>
          <table:table-cell office:value-type="float" office:value="-0.831203877926" calcext:value-type="float">
            <text:p>-0.83120387792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484569E+018" calcext:value-type="float">
            <text:p>1.59186975484569E+018</text:p>
          </table:table-cell>
          <table:table-cell table:formula="of:=([.A70]-1.59186975110116E+018)*0.000000001" office:value-type="float" office:value="3.744521216" calcext:value-type="float">
            <text:p>3.7445212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9456424713" calcext:value-type="float">
            <text:p>-1.29456424713</text:p>
          </table:table-cell>
          <table:table-cell office:value-type="float" office:value="-0.820405483246" calcext:value-type="float">
            <text:p>-0.820405483246</text:p>
          </table:table-cell>
          <table:table-cell office:value-type="float" office:value="-0.831208884716" calcext:value-type="float">
            <text:p>-0.8312088847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489795E+018" calcext:value-type="float">
            <text:p>1.59186975489795E+018</text:p>
          </table:table-cell>
          <table:table-cell table:formula="of:=([.A71]-1.59186975110116E+018)*0.000000001" office:value-type="float" office:value="3.796790784" calcext:value-type="float">
            <text:p>3.79679078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2945702076" calcext:value-type="float">
            <text:p>-1.2945702076</text:p>
          </table:table-cell>
          <table:table-cell office:value-type="float" office:value="-0.820401191711" calcext:value-type="float">
            <text:p>-0.820401191711</text:p>
          </table:table-cell>
          <table:table-cell office:value-type="float" office:value="-0.831205427647" calcext:value-type="float">
            <text:p>-0.83120542764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495001E+018" calcext:value-type="float">
            <text:p>1.59186975495001E+018</text:p>
          </table:table-cell>
          <table:table-cell table:formula="of:=([.A72]-1.59186975110116E+018)*0.000000001" office:value-type="float" office:value="3.848850944" calcext:value-type="float">
            <text:p>3.8488509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945663929" calcext:value-type="float">
            <text:p>-1.2945663929</text:p>
          </table:table-cell>
          <table:table-cell office:value-type="float" office:value="-0.820407211781" calcext:value-type="float">
            <text:p>-0.820407211781</text:p>
          </table:table-cell>
          <table:table-cell office:value-type="float" office:value="-0.831207990646" calcext:value-type="float">
            <text:p>-0.8312079906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500194E+018" calcext:value-type="float">
            <text:p>1.59186975500194E+018</text:p>
          </table:table-cell>
          <table:table-cell table:formula="of:=([.A73]-1.59186975110116E+018)*0.000000001" office:value-type="float" office:value="3.90077184" calcext:value-type="float">
            <text:p>3.9007718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1.29457032681" calcext:value-type="float">
            <text:p>-1.29457032681</text:p>
          </table:table-cell>
          <table:table-cell office:value-type="float" office:value="-0.820402681828" calcext:value-type="float">
            <text:p>-0.820402681828</text:p>
          </table:table-cell>
          <table:table-cell office:value-type="float" office:value="-0.831205844879" calcext:value-type="float">
            <text:p>-0.83120584487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505398E+018" calcext:value-type="float">
            <text:p>1.59186975505398E+018</text:p>
          </table:table-cell>
          <table:table-cell table:formula="of:=([.A74]-1.59186975110116E+018)*0.000000001" office:value-type="float" office:value="3.952817152" calcext:value-type="float">
            <text:p>3.95281715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9456377029" calcext:value-type="float">
            <text:p>-1.29456377029</text:p>
          </table:table-cell>
          <table:table-cell office:value-type="float" office:value="-0.820401787758" calcext:value-type="float">
            <text:p>-0.820401787758</text:p>
          </table:table-cell>
          <table:table-cell office:value-type="float" office:value="-0.831202030182" calcext:value-type="float">
            <text:p>-0.83120203018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540565E+018" calcext:value-type="float">
            <text:p>1.59186975540565E+018</text:p>
          </table:table-cell>
          <table:table-cell table:formula="of:=([.A75]-1.59186975110116E+018)*0.000000001" office:value-type="float" office:value="4.304488704" calcext:value-type="float">
            <text:p>4.304488704</text:p>
          </table:table-cell>
          <table:table-cell office:value-type="float" office:value="0.000199999994948" calcext:value-type="float">
            <text:p>0.000199999994948</text:p>
          </table:table-cell>
          <table:table-cell office:value-type="float" office:value="0.000159999995958" calcext:value-type="float">
            <text:p>0.000159999995958</text:p>
          </table:table-cell>
          <table:table-cell office:value-type="float" office:value="0.000130000000354" calcext:value-type="float">
            <text:p>0.000130000000354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1.29444003105" calcext:value-type="float">
            <text:p>-1.29444003105</text:p>
          </table:table-cell>
          <table:table-cell office:value-type="float" office:value="-0.820298492908" calcext:value-type="float">
            <text:p>-0.820298492908</text:p>
          </table:table-cell>
          <table:table-cell office:value-type="float" office:value="-0.831229388714" calcext:value-type="float">
            <text:p>-0.831229388714</text:p>
          </table:table-cell>
          <table:table-cell/>
          <table:table-cell office:value-type="float" office:value="0.000239999993937" calcext:value-type="float">
            <text:p>0.000239999993937</text:p>
          </table:table-cell>
          <table:table-cell/>
          <table:table-cell office:value-type="float" office:value="6.20011997223" calcext:value-type="float">
            <text:p>6.20011997223</text:p>
          </table:table-cell>
          <table:table-cell table:number-columns-repeated="9"/>
        </table:table-row>
        <table:table-row table:style-name="ro1">
          <table:table-cell office:value-type="float" office:value="1.59186975545743E+018" calcext:value-type="float">
            <text:p>1.59186975545743E+018</text:p>
          </table:table-cell>
          <table:table-cell table:formula="of:=([.A76]-1.59186975110116E+018)*0.000000001" office:value-type="float" office:value="4.356264704" calcext:value-type="float">
            <text:p>4.356264704</text:p>
          </table:table-cell>
          <table:table-cell office:value-type="float" office:value="0.000199999994948" calcext:value-type="float">
            <text:p>0.000199999994948</text:p>
          </table:table-cell>
          <table:table-cell office:value-type="float" office:value="0.000119999996969" calcext:value-type="float">
            <text:p>0.000119999996969</text:p>
          </table:table-cell>
          <table:table-cell office:value-type="float" office:value="0.000130000000354" calcext:value-type="float">
            <text:p>0.000130000000354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1.29447007179" calcext:value-type="float">
            <text:p>-1.29447007179</text:p>
          </table:table-cell>
          <table:table-cell office:value-type="float" office:value="-0.820288658142" calcext:value-type="float">
            <text:p>-0.820288658142</text:p>
          </table:table-cell>
          <table:table-cell office:value-type="float" office:value="-0.831222712994" calcext:value-type="float">
            <text:p>-0.831222712994</text:p>
          </table:table-cell>
          <table:table-cell/>
          <table:table-cell office:value-type="float" office:value="0.000239999993937" calcext:value-type="float">
            <text:p>0.000239999993937</text:p>
          </table:table-cell>
          <table:table-cell/>
          <table:table-cell office:value-type="float" office:value="6.20011997223" calcext:value-type="float">
            <text:p>6.20011997223</text:p>
          </table:table-cell>
          <table:table-cell table:number-columns-repeated="9"/>
        </table:table-row>
        <table:table-row table:style-name="ro1">
          <table:table-cell office:value-type="float" office:value="1.59186975550872E+018" calcext:value-type="float">
            <text:p>1.59186975550872E+018</text:p>
          </table:table-cell>
          <table:table-cell table:formula="of:=([.A77]-1.59186975110116E+018)*0.000000001" office:value-type="float" office:value="4.407550976" calcext:value-type="float">
            <text:p>4.407550976</text:p>
          </table:table-cell>
          <table:table-cell office:value-type="float" office:value="0.00150000001304" calcext:value-type="float">
            <text:p>0.00150000001304</text:p>
          </table:table-cell>
          <table:table-cell office:value-type="float" office:value="0.000690000015311" calcext:value-type="float">
            <text:p>0.000690000015311</text:p>
          </table:table-cell>
          <table:table-cell office:value-type="float" office:value="0.00124999997206" calcext:value-type="float">
            <text:p>0.00124999997206</text:p>
          </table:table-cell>
          <table:table-cell table:style-name="Default" office:value-type="float" office:value="-0.000469999999041" calcext:value-type="float">
            <text:p>-0.000469999999041</text:p>
          </table:table-cell>
          <table:table-cell office:value-type="float" office:value="-1.29399216175" calcext:value-type="float">
            <text:p>-1.29399216175</text:p>
          </table:table-cell>
          <table:table-cell office:value-type="float" office:value="-0.819390416145" calcext:value-type="float">
            <text:p>-0.819390416145</text:p>
          </table:table-cell>
          <table:table-cell office:value-type="float" office:value="-0.831596493721" calcext:value-type="float">
            <text:p>-0.831596493721</text:p>
          </table:table-cell>
          <table:table-cell/>
          <table:table-cell office:value-type="float" office:value="0.00170999998227" calcext:value-type="float">
            <text:p>0.00170999998227</text:p>
          </table:table-cell>
          <table:table-cell/>
          <table:table-cell office:value-type="float" office:value="6.20085477829" calcext:value-type="float">
            <text:p>6.20085477829</text:p>
          </table:table-cell>
          <table:table-cell table:number-columns-repeated="9"/>
        </table:table-row>
        <table:table-row table:style-name="ro1">
          <table:table-cell office:value-type="float" office:value="1.5918697555615E+018" calcext:value-type="float">
            <text:p>1.5918697555615E+018</text:p>
          </table:table-cell>
          <table:table-cell table:formula="of:=([.A78]-1.59186975110116E+018)*0.000000001" office:value-type="float" office:value="4.460336128" calcext:value-type="float">
            <text:p>4.460336128</text:p>
          </table:table-cell>
          <table:table-cell office:value-type="float" office:value="0.00570000009611" calcext:value-type="float">
            <text:p>0.00570000009611</text:p>
          </table:table-cell>
          <table:table-cell office:value-type="float" office:value="0.00197000009939" calcext:value-type="float">
            <text:p>0.00197000009939</text:p>
          </table:table-cell>
          <table:table-cell office:value-type="float" office:value="0.00517999986187" calcext:value-type="float">
            <text:p>0.00517999986187</text:p>
          </table:table-cell>
          <table:table-cell table:style-name="Default" office:value-type="float" office:value="-0.00144999998156" calcext:value-type="float">
            <text:p>-0.00144999998156</text:p>
          </table:table-cell>
          <table:table-cell office:value-type="float" office:value="-1.29295194149" calcext:value-type="float">
            <text:p>-1.29295194149</text:p>
          </table:table-cell>
          <table:table-cell office:value-type="float" office:value="-0.816133737564" calcext:value-type="float">
            <text:p>-0.816133737564</text:p>
          </table:table-cell>
          <table:table-cell office:value-type="float" office:value="-0.832400977612" calcext:value-type="float">
            <text:p>-0.832400977612</text:p>
          </table:table-cell>
          <table:table-cell/>
          <table:table-cell office:value-type="float" office:value="0.00694000022486" calcext:value-type="float">
            <text:p>0.00694000022486</text:p>
          </table:table-cell>
          <table:table-cell/>
          <table:table-cell office:value-type="float" office:value="6.2034702301" calcext:value-type="float">
            <text:p>6.2034702301</text:p>
          </table:table-cell>
          <table:table-cell table:number-columns-repeated="9"/>
        </table:table-row>
        <table:table-row table:style-name="ro1">
          <table:table-cell office:value-type="float" office:value="1.59186975561415E+018" calcext:value-type="float">
            <text:p>1.59186975561415E+018</text:p>
          </table:table-cell>
          <table:table-cell table:formula="of:=([.A79]-1.59186975110116E+018)*0.000000001" office:value-type="float" office:value="4.512987904" calcext:value-type="float">
            <text:p>4.512987904</text:p>
          </table:table-cell>
          <table:table-cell office:value-type="float" office:value="0.01070000045" calcext:value-type="float">
            <text:p>0.01070000045</text:p>
          </table:table-cell>
          <table:table-cell office:value-type="float" office:value="0.00365000008605" calcext:value-type="float">
            <text:p>0.00365000008605</text:p>
          </table:table-cell>
          <table:table-cell office:value-type="float" office:value="0.0096899997443" calcext:value-type="float">
            <text:p>0.0096899997443</text:p>
          </table:table-cell>
          <table:table-cell table:style-name="Default" office:value-type="float" office:value="-0.00261999992654" calcext:value-type="float">
            <text:p>-0.00261999992654</text:p>
          </table:table-cell>
          <table:table-cell office:value-type="float" office:value="-1.29156577587" calcext:value-type="float">
            <text:p>-1.29156577587</text:p>
          </table:table-cell>
          <table:table-cell office:value-type="float" office:value="-0.812443137169" calcext:value-type="float">
            <text:p>-0.812443137169</text:p>
          </table:table-cell>
          <table:table-cell office:value-type="float" office:value="-0.833359658718" calcext:value-type="float">
            <text:p>-0.833359658718</text:p>
          </table:table-cell>
          <table:table-cell/>
          <table:table-cell office:value-type="float" office:value="0.0130200004205" calcext:value-type="float">
            <text:p>0.0130200004205</text:p>
          </table:table-cell>
          <table:table-cell/>
          <table:table-cell office:value-type="float" office:value="6.20651006699" calcext:value-type="float">
            <text:p>6.20651006699</text:p>
          </table:table-cell>
          <table:table-cell table:number-columns-repeated="9"/>
        </table:table-row>
        <table:table-row table:style-name="ro1">
          <table:table-cell office:value-type="float" office:value="1.59186975566604E+018" calcext:value-type="float">
            <text:p>1.59186975566604E+018</text:p>
          </table:table-cell>
          <table:table-cell table:formula="of:=([.A80]-1.59186975110116E+018)*0.000000001" office:value-type="float" office:value="4.564874752" calcext:value-type="float">
            <text:p>4.564874752</text:p>
          </table:table-cell>
          <table:table-cell office:value-type="float" office:value="0.0159000009298" calcext:value-type="float">
            <text:p>0.0159000009298</text:p>
          </table:table-cell>
          <table:table-cell office:value-type="float" office:value="0.00551000004634" calcext:value-type="float">
            <text:p>0.00551000004634</text:p>
          </table:table-cell>
          <table:table-cell office:value-type="float" office:value="0.0144499996677" calcext:value-type="float">
            <text:p>0.0144499996677</text:p>
          </table:table-cell>
          <table:table-cell table:style-name="Default" office:value-type="float" office:value="-0.00389000005089" calcext:value-type="float">
            <text:p>-0.00389000005089</text:p>
          </table:table-cell>
          <table:table-cell office:value-type="float" office:value="-1.29004669189" calcext:value-type="float">
            <text:p>-1.29004669189</text:p>
          </table:table-cell>
          <table:table-cell office:value-type="float" office:value="-0.808551490307" calcext:value-type="float">
            <text:p>-0.808551490307</text:p>
          </table:table-cell>
          <table:table-cell office:value-type="float" office:value="-0.834396600723" calcext:value-type="float">
            <text:p>-0.834396600723</text:p>
          </table:table-cell>
          <table:table-cell/>
          <table:table-cell office:value-type="float" office:value="0.0193799994886" calcext:value-type="float">
            <text:p>0.0193799994886</text:p>
          </table:table-cell>
          <table:table-cell/>
          <table:table-cell office:value-type="float" office:value="6.20969009399" calcext:value-type="float">
            <text:p>6.20969009399</text:p>
          </table:table-cell>
          <table:table-cell table:number-columns-repeated="9"/>
        </table:table-row>
        <table:table-row table:style-name="ro1">
          <table:table-cell office:value-type="float" office:value="1.59186975571752E+018" calcext:value-type="float">
            <text:p>1.59186975571752E+018</text:p>
          </table:table-cell>
          <table:table-cell table:formula="of:=([.A81]-1.59186975110116E+018)*0.000000001" office:value-type="float" office:value="4.616356608" calcext:value-type="float">
            <text:p>4.616356608</text:p>
          </table:table-cell>
          <table:table-cell office:value-type="float" office:value="0.0208999998868" calcext:value-type="float">
            <text:p>0.0208999998868</text:p>
          </table:table-cell>
          <table:table-cell office:value-type="float" office:value="0.00722000002861" calcext:value-type="float">
            <text:p>0.00722000002861</text:p>
          </table:table-cell>
          <table:table-cell office:value-type="float" office:value="0.0189299993217" calcext:value-type="float">
            <text:p>0.0189299993217</text:p>
          </table:table-cell>
          <table:table-cell table:style-name="Default" office:value-type="float" office:value="-0.00506999995559" calcext:value-type="float">
            <text:p>-0.00506999995559</text:p>
          </table:table-cell>
          <table:table-cell office:value-type="float" office:value="-1.28865599632" calcext:value-type="float">
            <text:p>-1.28865599632</text:p>
          </table:table-cell>
          <table:table-cell office:value-type="float" office:value="-0.804882705212" calcext:value-type="float">
            <text:p>-0.804882705212</text:p>
          </table:table-cell>
          <table:table-cell office:value-type="float" office:value="-0.83536028862" calcext:value-type="float">
            <text:p>-0.83536028862</text:p>
          </table:table-cell>
          <table:table-cell/>
          <table:table-cell office:value-type="float" office:value="0.0254999995232" calcext:value-type="float">
            <text:p>0.0254999995232</text:p>
          </table:table-cell>
          <table:table-cell/>
          <table:table-cell office:value-type="float" office:value="6.21274995804" calcext:value-type="float">
            <text:p>6.21274995804</text:p>
          </table:table-cell>
          <table:table-cell table:number-columns-repeated="9"/>
        </table:table-row>
        <table:table-row table:style-name="ro1">
          <table:table-cell office:value-type="float" office:value="1.59186975577002E+018" calcext:value-type="float">
            <text:p>1.59186975577002E+018</text:p>
          </table:table-cell>
          <table:table-cell table:formula="of:=([.A82]-1.59186975110116E+018)*0.000000001" office:value-type="float" office:value="4.668858112" calcext:value-type="float">
            <text:p>4.668858112</text:p>
          </table:table-cell>
          <table:table-cell office:value-type="float" office:value="0.0262000001967" calcext:value-type="float">
            <text:p>0.0262000001967</text:p>
          </table:table-cell>
          <table:table-cell office:value-type="float" office:value="0.00910000037402" calcext:value-type="float">
            <text:p>0.00910000037402</text:p>
          </table:table-cell>
          <table:table-cell office:value-type="float" office:value="0.0236900001764" calcext:value-type="float">
            <text:p>0.0236900001764</text:p>
          </table:table-cell>
          <table:table-cell table:style-name="Default" office:value-type="float" office:value="-0.00637000007555" calcext:value-type="float">
            <text:p>-0.00637000007555</text:p>
          </table:table-cell>
          <table:table-cell office:value-type="float" office:value="-1.28710222244" calcext:value-type="float">
            <text:p>-1.28710222244</text:p>
          </table:table-cell>
          <table:table-cell office:value-type="float" office:value="-0.800981640816" calcext:value-type="float">
            <text:p>-0.800981640816</text:p>
          </table:table-cell>
          <table:table-cell office:value-type="float" office:value="-0.836429178715" calcext:value-type="float">
            <text:p>-0.836429178715</text:p>
          </table:table-cell>
          <table:table-cell/>
          <table:table-cell office:value-type="float" office:value="0.0319500006735" calcext:value-type="float">
            <text:p>0.0319500006735</text:p>
          </table:table-cell>
          <table:table-cell/>
          <table:table-cell office:value-type="float" office:value="6.21597480774" calcext:value-type="float">
            <text:p>6.21597480774</text:p>
          </table:table-cell>
          <table:table-cell table:number-columns-repeated="9"/>
        </table:table-row>
        <table:table-row table:style-name="ro1">
          <table:table-cell office:value-type="float" office:value="1.59186975582203E+018" calcext:value-type="float">
            <text:p>1.59186975582203E+018</text:p>
          </table:table-cell>
          <table:table-cell table:formula="of:=([.A83]-1.59186975110116E+018)*0.000000001" office:value-type="float" office:value="4.72086784" calcext:value-type="float">
            <text:p>4.72086784</text:p>
          </table:table-cell>
          <table:table-cell office:value-type="float" office:value="0.0311999991536" calcext:value-type="float">
            <text:p>0.0311999991536</text:p>
          </table:table-cell>
          <table:table-cell office:value-type="float" office:value="0.0109000001103" calcext:value-type="float">
            <text:p>0.0109000001103</text:p>
          </table:table-cell>
          <table:table-cell office:value-type="float" office:value="0.0282300002873" calcext:value-type="float">
            <text:p>0.0282300002873</text:p>
          </table:table-cell>
          <table:table-cell table:style-name="Default" office:value-type="float" office:value="-0.00761999981478" calcext:value-type="float">
            <text:p>-0.00761999981478</text:p>
          </table:table-cell>
          <table:table-cell office:value-type="float" office:value="-1.285628438" calcext:value-type="float">
            <text:p>-1.285628438</text:p>
          </table:table-cell>
          <table:table-cell office:value-type="float" office:value="-0.797253072262" calcext:value-type="float">
            <text:p>-0.797253072262</text:p>
          </table:table-cell>
          <table:table-cell office:value-type="float" office:value="-0.837451517582" calcext:value-type="float">
            <text:p>-0.837451517582</text:p>
          </table:table-cell>
          <table:table-cell/>
          <table:table-cell office:value-type="float" office:value="0.0380400009453" calcext:value-type="float">
            <text:p>0.0380400009453</text:p>
          </table:table-cell>
          <table:table-cell/>
          <table:table-cell office:value-type="float" office:value="6.21901988983" calcext:value-type="float">
            <text:p>6.21901988983</text:p>
          </table:table-cell>
          <table:table-cell table:number-columns-repeated="9"/>
        </table:table-row>
        <table:table-row table:style-name="ro1">
          <table:table-cell office:value-type="float" office:value="1.59186975587409E+018" calcext:value-type="float">
            <text:p>1.59186975587409E+018</text:p>
          </table:table-cell>
          <table:table-cell table:formula="of:=([.A84]-1.59186975110116E+018)*0.000000001" office:value-type="float" office:value="4.772926976" calcext:value-type="float">
            <text:p>4.772926976</text:p>
          </table:table-cell>
          <table:table-cell office:value-type="float" office:value="0.0364000014961" calcext:value-type="float">
            <text:p>0.0364000014961</text:p>
          </table:table-cell>
          <table:table-cell office:value-type="float" office:value="0.0127100003883" calcext:value-type="float">
            <text:p>0.0127100003883</text:p>
          </table:table-cell>
          <table:table-cell office:value-type="float" office:value="0.032919999212" calcext:value-type="float">
            <text:p>0.032919999212</text:p>
          </table:table-cell>
          <table:table-cell table:style-name="Default" office:value-type="float" office:value="-0.00887999963015" calcext:value-type="float">
            <text:p>-0.00887999963015</text:p>
          </table:table-cell>
          <table:table-cell office:value-type="float" office:value="-1.28414142132" calcext:value-type="float">
            <text:p>-1.28414142132</text:p>
          </table:table-cell>
          <table:table-cell office:value-type="float" office:value="-0.793407201767" calcext:value-type="float">
            <text:p>-0.793407201767</text:p>
          </table:table-cell>
          <table:table-cell office:value-type="float" office:value="-0.83848798275" calcext:value-type="float">
            <text:p>-0.83848798275</text:p>
          </table:table-cell>
          <table:table-cell/>
          <table:table-cell office:value-type="float" office:value="0.0443800017238" calcext:value-type="float">
            <text:p>0.0443800017238</text:p>
          </table:table-cell>
          <table:table-cell/>
          <table:table-cell office:value-type="float" office:value="6.22218990326" calcext:value-type="float">
            <text:p>6.22218990326</text:p>
          </table:table-cell>
          <table:table-cell table:number-columns-repeated="9"/>
        </table:table-row>
        <table:table-row table:style-name="ro1">
          <table:table-cell office:value-type="float" office:value="1.59186975592635E+018" calcext:value-type="float">
            <text:p>1.59186975592635E+018</text:p>
          </table:table-cell>
          <table:table-cell table:formula="of:=([.A85]-1.59186975110116E+018)*0.000000001" office:value-type="float" office:value="4.825186048" calcext:value-type="float">
            <text:p>4.825186048</text:p>
          </table:table-cell>
          <table:table-cell office:value-type="float" office:value="0.0649999976158" calcext:value-type="float">
            <text:p>0.0649999976158</text:p>
          </table:table-cell>
          <table:table-cell office:value-type="float" office:value="0.0225600004196" calcext:value-type="float">
            <text:p>0.0225600004196</text:p>
          </table:table-cell>
          <table:table-cell office:value-type="float" office:value="0.058820001781" calcext:value-type="float">
            <text:p>0.058820001781</text:p>
          </table:table-cell>
          <table:table-cell table:style-name="Default" office:value-type="float" office:value="-0.015890000388" calcext:value-type="float">
            <text:p>-0.015890000388</text:p>
          </table:table-cell>
          <table:table-cell office:value-type="float" office:value="-1.28269445896" calcext:value-type="float">
            <text:p>-1.28269445896</text:p>
          </table:table-cell>
          <table:table-cell office:value-type="float" office:value="-0.789672136307" calcext:value-type="float">
            <text:p>-0.789672136307</text:p>
          </table:table-cell>
          <table:table-cell office:value-type="float" office:value="-0.839504718781" calcext:value-type="float">
            <text:p>-0.839504718781</text:p>
          </table:table-cell>
          <table:table-cell/>
          <table:table-cell office:value-type="float" office:value="0.12444999814" calcext:value-type="float">
            <text:p>0.12444999814</text:p>
          </table:table-cell>
          <table:table-cell/>
          <table:table-cell office:value-type="float" office:value="6.26222515106" calcext:value-type="float">
            <text:p>6.26222515106</text:p>
          </table:table-cell>
          <table:table-cell table:number-columns-repeated="9"/>
        </table:table-row>
        <table:table-row table:style-name="ro1">
          <table:table-cell office:value-type="float" office:value="1.59186975602842E+018" calcext:value-type="float">
            <text:p>1.59186975602842E+018</text:p>
          </table:table-cell>
          <table:table-cell table:formula="of:=([.A86]-1.59186975110116E+018)*0.000000001" office:value-type="float" office:value="4.927256832" calcext:value-type="float">
            <text:p>4.927256832</text:p>
          </table:table-cell>
          <table:table-cell office:value-type="float" office:value="0.0737000033259" calcext:value-type="float">
            <text:p>0.0737000033259</text:p>
          </table:table-cell>
          <table:table-cell office:value-type="float" office:value="0.0257300008088" calcext:value-type="float">
            <text:p>0.0257300008088</text:p>
          </table:table-cell>
          <table:table-cell office:value-type="float" office:value="0.0666799992323" calcext:value-type="float">
            <text:p>0.0666799992323</text:p>
          </table:table-cell>
          <table:table-cell table:style-name="Default" office:value-type="float" office:value="-0.0180600006133" calcext:value-type="float">
            <text:p>-0.0180600006133</text:p>
          </table:table-cell>
          <table:table-cell office:value-type="float" office:value="-1.27977859974" calcext:value-type="float">
            <text:p>-1.27977859974</text:p>
          </table:table-cell>
          <table:table-cell office:value-type="float" office:value="-0.78221398592" calcext:value-type="float">
            <text:p>-0.78221398592</text:p>
          </table:table-cell>
          <table:table-cell office:value-type="float" office:value="-0.841535568237" calcext:value-type="float">
            <text:p>-0.841535568237</text:p>
          </table:table-cell>
          <table:table-cell/>
          <table:table-cell office:value-type="float" office:value="0.128720000386" calcext:value-type="float">
            <text:p>0.128720000386</text:p>
          </table:table-cell>
          <table:table-cell/>
          <table:table-cell office:value-type="float" office:value="6.26435995102" calcext:value-type="float">
            <text:p>6.26435995102</text:p>
          </table:table-cell>
          <table:table-cell table:number-columns-repeated="9"/>
        </table:table-row>
        <table:table-row table:style-name="ro1">
          <table:table-cell office:value-type="float" office:value="1.59186975608043E+018" calcext:value-type="float">
            <text:p>1.59186975608043E+018</text:p>
          </table:table-cell>
          <table:table-cell table:formula="of:=([.A87]-1.59186975110116E+018)*0.000000001" office:value-type="float" office:value="4.979263744" calcext:value-type="float">
            <text:p>4.979263744</text:p>
          </table:table-cell>
          <table:table-cell office:value-type="float" office:value="0.0789000019431" calcext:value-type="float">
            <text:p>0.0789000019431</text:p>
          </table:table-cell>
          <table:table-cell office:value-type="float" office:value="0.0273700002581" calcext:value-type="float">
            <text:p>0.0273700002581</text:p>
          </table:table-cell>
          <table:table-cell office:value-type="float" office:value="0.071479998529" calcext:value-type="float">
            <text:p>0.071479998529</text:p>
          </table:table-cell>
          <table:table-cell table:style-name="Default" office:value-type="float" office:value="-0.0191399995238" calcext:value-type="float">
            <text:p>-0.0191399995238</text:p>
          </table:table-cell>
          <table:table-cell office:value-type="float" office:value="-1.27834165096" calcext:value-type="float">
            <text:p>-1.27834165096</text:p>
          </table:table-cell>
          <table:table-cell office:value-type="float" office:value="-0.778522312641" calcext:value-type="float">
            <text:p>-0.778522312641</text:p>
          </table:table-cell>
          <table:table-cell office:value-type="float" office:value="-0.842537105083" calcext:value-type="float">
            <text:p>-0.842537105083</text:p>
          </table:table-cell>
          <table:table-cell/>
          <table:table-cell office:value-type="float" office:value="0.135379999876" calcext:value-type="float">
            <text:p>0.135379999876</text:p>
          </table:table-cell>
          <table:table-cell/>
          <table:table-cell office:value-type="float" office:value="6.26769018173" calcext:value-type="float">
            <text:p>6.26769018173</text:p>
          </table:table-cell>
          <table:table-cell table:number-columns-repeated="9"/>
        </table:table-row>
        <table:table-row table:style-name="ro1">
          <table:table-cell office:value-type="float" office:value="1.59186975613246E+018" calcext:value-type="float">
            <text:p>1.59186975613246E+018</text:p>
          </table:table-cell>
          <table:table-cell table:formula="of:=([.A88]-1.59186975110116E+018)*0.000000001" office:value-type="float" office:value="5.031291904" calcext:value-type="float">
            <text:p>5.031291904</text:p>
          </table:table-cell>
          <table:table-cell office:value-type="float" office:value="0.0800999999046" calcext:value-type="float">
            <text:p>0.0800999999046</text:p>
          </table:table-cell>
          <table:table-cell office:value-type="float" office:value="0.0281600002199" calcext:value-type="float">
            <text:p>0.0281600002199</text:p>
          </table:table-cell>
          <table:table-cell office:value-type="float" office:value="0.0723899975419" calcext:value-type="float">
            <text:p>0.0723899975419</text:p>
          </table:table-cell>
          <table:table-cell table:style-name="Default" office:value-type="float" office:value="-0.0195400007069" calcext:value-type="float">
            <text:p>-0.0195400007069</text:p>
          </table:table-cell>
          <table:table-cell office:value-type="float" office:value="-1.27687239647" calcext:value-type="float">
            <text:p>-1.27687239647</text:p>
          </table:table-cell>
          <table:table-cell office:value-type="float" office:value="-0.774800479412" calcext:value-type="float">
            <text:p>-0.774800479412</text:p>
          </table:table-cell>
          <table:table-cell office:value-type="float" office:value="-0.843559443951" calcext:value-type="float">
            <text:p>-0.843559443951</text:p>
          </table:table-cell>
          <table:table-cell/>
          <table:table-cell office:value-type="float" office:value="0.130309998989" calcext:value-type="float">
            <text:p>0.130309998989</text:p>
          </table:table-cell>
          <table:table-cell/>
          <table:table-cell office:value-type="float" office:value="6.26515483856" calcext:value-type="float">
            <text:p>6.26515483856</text:p>
          </table:table-cell>
          <table:table-cell table:number-columns-repeated="9"/>
        </table:table-row>
        <table:table-row table:style-name="ro1">
          <table:table-cell office:value-type="float" office:value="1.59186975618383E+018" calcext:value-type="float">
            <text:p>1.59186975618383E+018</text:p>
          </table:table-cell>
          <table:table-cell table:formula="of:=([.A89]-1.59186975110116E+018)*0.000000001" office:value-type="float" office:value="5.082663936" calcext:value-type="float">
            <text:p>5.082663936</text:p>
          </table:table-cell>
          <table:table-cell office:value-type="float" office:value="0.0806000009179" calcext:value-type="float">
            <text:p>0.0806000009179</text:p>
          </table:table-cell>
          <table:table-cell office:value-type="float" office:value="0.028370000422" calcext:value-type="float">
            <text:p>0.028370000422</text:p>
          </table:table-cell>
          <table:table-cell office:value-type="float" office:value="0.0728100016713" calcext:value-type="float">
            <text:p>0.0728100016713</text:p>
          </table:table-cell>
          <table:table-cell table:style-name="Default" office:value-type="float" office:value="-0.0197000000626" calcext:value-type="float">
            <text:p>-0.0197000000626</text:p>
          </table:table-cell>
          <table:table-cell office:value-type="float" office:value="-1.27540457249" calcext:value-type="float">
            <text:p>-1.27540457249</text:p>
          </table:table-cell>
          <table:table-cell office:value-type="float" office:value="-0.770962834358" calcext:value-type="float">
            <text:p>-0.770962834358</text:p>
          </table:table-cell>
          <table:table-cell office:value-type="float" office:value="-0.844579875469" calcext:value-type="float">
            <text:p>-0.844579875469</text:p>
          </table:table-cell>
          <table:table-cell/>
          <table:table-cell office:value-type="float" office:value="0.122699998319" calcext:value-type="float">
            <text:p>0.122699998319</text:p>
          </table:table-cell>
          <table:table-cell/>
          <table:table-cell office:value-type="float" office:value="6.26135015488" calcext:value-type="float">
            <text:p>6.26135015488</text:p>
          </table:table-cell>
          <table:table-cell table:number-columns-repeated="9"/>
        </table:table-row>
        <table:table-row table:style-name="ro1">
          <table:table-cell office:value-type="float" office:value="1.59186975623572E+018" calcext:value-type="float">
            <text:p>1.59186975623572E+018</text:p>
          </table:table-cell>
          <table:table-cell table:formula="of:=([.A90]-1.59186975110116E+018)*0.000000001" office:value-type="float" office:value="5.134554624" calcext:value-type="float">
            <text:p>5.134554624</text:p>
          </table:table-cell>
          <table:table-cell office:value-type="float" office:value="0.0803999975324" calcext:value-type="float">
            <text:p>0.0803999975324</text:p>
          </table:table-cell>
          <table:table-cell office:value-type="float" office:value="0.0283300001174" calcext:value-type="float">
            <text:p>0.0283300001174</text:p>
          </table:table-cell>
          <table:table-cell office:value-type="float" office:value="0.0726699978113" calcext:value-type="float">
            <text:p>0.0726699978113</text:p>
          </table:table-cell>
          <table:table-cell table:style-name="Default" office:value-type="float" office:value="-0.0197100006044" calcext:value-type="float">
            <text:p>-0.0197100006044</text:p>
          </table:table-cell>
          <table:table-cell office:value-type="float" office:value="-1.27390801907" calcext:value-type="float">
            <text:p>-1.27390801907</text:p>
          </table:table-cell>
          <table:table-cell office:value-type="float" office:value="-0.767154812813" calcext:value-type="float">
            <text:p>-0.767154812813</text:p>
          </table:table-cell>
          <table:table-cell office:value-type="float" office:value="-0.845624506474" calcext:value-type="float">
            <text:p>-0.845624506474</text:p>
          </table:table-cell>
          <table:table-cell/>
          <table:table-cell office:value-type="float" office:value="0.113219998777" calcext:value-type="float">
            <text:p>0.113219998777</text:p>
          </table:table-cell>
          <table:table-cell/>
          <table:table-cell office:value-type="float" office:value="6.25660991669" calcext:value-type="float">
            <text:p>6.25660991669</text:p>
          </table:table-cell>
          <table:table-cell table:number-columns-repeated="9"/>
        </table:table-row>
        <table:table-row table:style-name="ro1">
          <table:table-cell office:value-type="float" office:value="1.59186975633766E+018" calcext:value-type="float">
            <text:p>1.59186975633766E+018</text:p>
          </table:table-cell>
          <table:table-cell table:formula="of:=([.A91]-1.59186975110116E+018)*0.000000001" office:value-type="float" office:value="5.236494848" calcext:value-type="float">
            <text:p>5.236494848</text:p>
          </table:table-cell>
          <table:table-cell office:value-type="float" office:value="0.0803000032902" calcext:value-type="float">
            <text:p>0.0803000032902</text:p>
          </table:table-cell>
          <table:table-cell office:value-type="float" office:value="0.028279999271" calcext:value-type="float">
            <text:p>0.028279999271</text:p>
          </table:table-cell>
          <table:table-cell office:value-type="float" office:value="0.0725800022483" calcext:value-type="float">
            <text:p>0.0725800022483</text:p>
          </table:table-cell>
          <table:table-cell table:style-name="Default" office:value-type="float" office:value="-0.0197100006044" calcext:value-type="float">
            <text:p>-0.0197100006044</text:p>
          </table:table-cell>
          <table:table-cell office:value-type="float" office:value="-1.27112150192" calcext:value-type="float">
            <text:p>-1.27112150192</text:p>
          </table:table-cell>
          <table:table-cell office:value-type="float" office:value="-0.759875714779" calcext:value-type="float">
            <text:p>-0.759875714779</text:p>
          </table:table-cell>
          <table:table-cell office:value-type="float" office:value="-0.847581982613" calcext:value-type="float">
            <text:p>-0.847581982613</text:p>
          </table:table-cell>
          <table:table-cell/>
          <table:table-cell office:value-type="float" office:value="0.0957899987698" calcext:value-type="float">
            <text:p>0.0957899987698</text:p>
          </table:table-cell>
          <table:table-cell/>
          <table:table-cell office:value-type="float" office:value="6.24789476395" calcext:value-type="float">
            <text:p>6.24789476395</text:p>
          </table:table-cell>
          <table:table-cell table:number-columns-repeated="9"/>
        </table:table-row>
        <table:table-row table:style-name="ro1">
          <table:table-cell office:value-type="float" office:value="1.59186975638986E+018" calcext:value-type="float">
            <text:p>1.59186975638986E+018</text:p>
          </table:table-cell>
          <table:table-cell table:formula="of:=([.A92]-1.59186975110116E+018)*0.000000001" office:value-type="float" office:value="5.288695808" calcext:value-type="float">
            <text:p>5.288695808</text:p>
          </table:table-cell>
          <table:table-cell office:value-type="float" office:value="0.0803999975324" calcext:value-type="float">
            <text:p>0.0803999975324</text:p>
          </table:table-cell>
          <table:table-cell office:value-type="float" office:value="0.0282099992037" calcext:value-type="float">
            <text:p>0.0282099992037</text:p>
          </table:table-cell>
          <table:table-cell office:value-type="float" office:value="0.0726199969649" calcext:value-type="float">
            <text:p>0.0726199969649</text:p>
          </table:table-cell>
          <table:table-cell table:style-name="Default" office:value-type="float" office:value="-0.0196800008416" calcext:value-type="float">
            <text:p>-0.0196800008416</text:p>
          </table:table-cell>
          <table:table-cell office:value-type="float" office:value="-1.26961731911" calcext:value-type="float">
            <text:p>-1.26961731911</text:p>
          </table:table-cell>
          <table:table-cell office:value-type="float" office:value="-0.755966961384" calcext:value-type="float">
            <text:p>-0.755966961384</text:p>
          </table:table-cell>
          <table:table-cell office:value-type="float" office:value="-0.848626792431" calcext:value-type="float">
            <text:p>-0.848626792431</text:p>
          </table:table-cell>
          <table:table-cell/>
          <table:table-cell office:value-type="float" office:value="0.0874399989843" calcext:value-type="float">
            <text:p>0.0874399989843</text:p>
          </table:table-cell>
          <table:table-cell/>
          <table:table-cell office:value-type="float" office:value="6.24372005463" calcext:value-type="float">
            <text:p>6.24372005463</text:p>
          </table:table-cell>
          <table:table-cell table:number-columns-repeated="9"/>
        </table:table-row>
        <table:table-row table:style-name="ro1">
          <table:table-cell office:value-type="float" office:value="1.59186975644184E+018" calcext:value-type="float">
            <text:p>1.59186975644184E+018</text:p>
          </table:table-cell>
          <table:table-cell table:formula="of:=([.A93]-1.59186975110116E+018)*0.000000001" office:value-type="float" office:value="5.340674048" calcext:value-type="float">
            <text:p>5.340674048</text:p>
          </table:table-cell>
          <table:table-cell office:value-type="float" office:value="0.0803000032902" calcext:value-type="float">
            <text:p>0.0803000032902</text:p>
          </table:table-cell>
          <table:table-cell office:value-type="float" office:value="0.0281499996781" calcext:value-type="float">
            <text:p>0.0281499996781</text:p>
          </table:table-cell>
          <table:table-cell office:value-type="float" office:value="0.0725700035691" calcext:value-type="float">
            <text:p>0.0725700035691</text:p>
          </table:table-cell>
          <table:table-cell table:style-name="Default" office:value-type="float" office:value="-0.0196499992162" calcext:value-type="float">
            <text:p>-0.0196499992162</text:p>
          </table:table-cell>
          <table:table-cell office:value-type="float" office:value="-1.26818299294" calcext:value-type="float">
            <text:p>-1.26818299294</text:p>
          </table:table-cell>
          <table:table-cell office:value-type="float" office:value="-0.752276241779" calcext:value-type="float">
            <text:p>-0.752276241779</text:p>
          </table:table-cell>
          <table:table-cell office:value-type="float" office:value="-0.849631071091" calcext:value-type="float">
            <text:p>-0.849631071091</text:p>
          </table:table-cell>
          <table:table-cell/>
          <table:table-cell office:value-type="float" office:value="0.0792199969292" calcext:value-type="float">
            <text:p>0.0792199969292</text:p>
          </table:table-cell>
          <table:table-cell/>
          <table:table-cell office:value-type="float" office:value="6.23961019516" calcext:value-type="float">
            <text:p>6.23961019516</text:p>
          </table:table-cell>
          <table:table-cell table:number-columns-repeated="9"/>
        </table:table-row>
        <table:table-row table:style-name="ro1">
          <table:table-cell office:value-type="float" office:value="1.59186975649396E+018" calcext:value-type="float">
            <text:p>1.59186975649396E+018</text:p>
          </table:table-cell>
          <table:table-cell table:formula="of:=([.A94]-1.59186975110116E+018)*0.000000001" office:value-type="float" office:value="5.392794112" calcext:value-type="float">
            <text:p>5.392794112</text:p>
          </table:table-cell>
          <table:table-cell office:value-type="float" office:value="0.0802000015974" calcext:value-type="float">
            <text:p>0.0802000015974</text:p>
          </table:table-cell>
          <table:table-cell office:value-type="float" office:value="0.0281300004572" calcext:value-type="float">
            <text:p>0.0281300004572</text:p>
          </table:table-cell>
          <table:table-cell office:value-type="float" office:value="0.0725200027227" calcext:value-type="float">
            <text:p>0.0725200027227</text:p>
          </table:table-cell>
          <table:table-cell table:style-name="Default" office:value-type="float" office:value="-0.0196199994534" calcext:value-type="float">
            <text:p>-0.0196199994534</text:p>
          </table:table-cell>
          <table:table-cell office:value-type="float" office:value="-1.26670455933" calcext:value-type="float">
            <text:p>-1.26670455933</text:p>
          </table:table-cell>
          <table:table-cell office:value-type="float" office:value="-0.748452067375" calcext:value-type="float">
            <text:p>-0.748452067375</text:p>
          </table:table-cell>
          <table:table-cell office:value-type="float" office:value="-0.850649833679" calcext:value-type="float">
            <text:p>-0.850649833679</text:p>
          </table:table-cell>
          <table:table-cell/>
          <table:table-cell office:value-type="float" office:value="0.0706600025296" calcext:value-type="float">
            <text:p>0.0706600025296</text:p>
          </table:table-cell>
          <table:table-cell/>
          <table:table-cell office:value-type="float" office:value="6.23533010483" calcext:value-type="float">
            <text:p>6.23533010483</text:p>
          </table:table-cell>
          <table:table-cell table:number-columns-repeated="9"/>
        </table:table-row>
        <table:table-row table:style-name="ro1">
          <table:table-cell office:value-type="float" office:value="1.59186975654677E+018" calcext:value-type="float">
            <text:p>1.59186975654677E+018</text:p>
          </table:table-cell>
          <table:table-cell table:formula="of:=([.A95]-1.59186975110116E+018)*0.000000001" office:value-type="float" office:value="5.445601024" calcext:value-type="float">
            <text:p>5.445601024</text:p>
          </table:table-cell>
          <table:table-cell office:value-type="float" office:value="0.0800999999046" calcext:value-type="float">
            <text:p>0.0800999999046</text:p>
          </table:table-cell>
          <table:table-cell office:value-type="float" office:value="0.0281300004572" calcext:value-type="float">
            <text:p>0.0281300004572</text:p>
          </table:table-cell>
          <table:table-cell office:value-type="float" office:value="0.0724100023508" calcext:value-type="float">
            <text:p>0.0724100023508</text:p>
          </table:table-cell>
          <table:table-cell table:style-name="Default" office:value-type="float" office:value="-0.0196100007743" calcext:value-type="float">
            <text:p>-0.0196100007743</text:p>
          </table:table-cell>
          <table:table-cell office:value-type="float" office:value="-1.26524150372" calcext:value-type="float">
            <text:p>-1.26524150372</text:p>
          </table:table-cell>
          <table:table-cell office:value-type="float" office:value="-0.744745671749" calcext:value-type="float">
            <text:p>-0.744745671749</text:p>
          </table:table-cell>
          <table:table-cell office:value-type="float" office:value="-0.851669251919" calcext:value-type="float">
            <text:p>-0.851669251919</text:p>
          </table:table-cell>
          <table:table-cell/>
          <table:table-cell office:value-type="float" office:value="0.0243400000036" calcext:value-type="float">
            <text:p>0.0243400000036</text:p>
          </table:table-cell>
          <table:table-cell/>
          <table:table-cell office:value-type="float" office:value="6.21217012405" calcext:value-type="float">
            <text:p>6.21217012405</text:p>
          </table:table-cell>
          <table:table-cell table:number-columns-repeated="9"/>
        </table:table-row>
        <table:table-row table:style-name="ro1">
          <table:table-cell office:value-type="float" office:value="1.59186975659879E+018" calcext:value-type="float">
            <text:p>1.59186975659879E+018</text:p>
          </table:table-cell>
          <table:table-cell table:formula="of:=([.A96]-1.59186975110116E+018)*0.000000001" office:value-type="float" office:value="5.497624832" calcext:value-type="float">
            <text:p>5.497624832</text:p>
          </table:table-cell>
          <table:table-cell office:value-type="float" office:value="0.0802000015974" calcext:value-type="float">
            <text:p>0.0802000015974</text:p>
          </table:table-cell>
          <table:table-cell office:value-type="float" office:value="0.0281199999154" calcext:value-type="float">
            <text:p>0.0281199999154</text:p>
          </table:table-cell>
          <table:table-cell office:value-type="float" office:value="0.072509996593" calcext:value-type="float">
            <text:p>0.072509996593</text:p>
          </table:table-cell>
          <table:table-cell table:style-name="Default" office:value-type="float" office:value="-0.0196100007743" calcext:value-type="float">
            <text:p>-0.0196100007743</text:p>
          </table:table-cell>
          <table:table-cell office:value-type="float" office:value="-1.26374018192" calcext:value-type="float">
            <text:p>-1.26374018192</text:p>
          </table:table-cell>
          <table:table-cell office:value-type="float" office:value="-0.740855634212" calcext:value-type="float">
            <text:p>-0.740855634212</text:p>
          </table:table-cell>
          <table:table-cell office:value-type="float" office:value="-0.852721095085" calcext:value-type="float">
            <text:p>-0.852721095085</text:p>
          </table:table-cell>
          <table:table-cell/>
          <table:table-cell office:value-type="float" office:value="0.0114000001922" calcext:value-type="float">
            <text:p>0.0114000001922</text:p>
          </table:table-cell>
          <table:table-cell/>
          <table:table-cell office:value-type="float" office:value="6.20569992065" calcext:value-type="float">
            <text:p>6.20569992065</text:p>
          </table:table-cell>
          <table:table-cell table:number-columns-repeated="9"/>
        </table:table-row>
        <table:table-row table:style-name="ro1">
          <table:table-cell office:value-type="float" office:value="1.59186975665005E+018" calcext:value-type="float">
            <text:p>1.59186975665005E+018</text:p>
          </table:table-cell>
          <table:table-cell table:formula="of:=([.A97]-1.59186975110116E+018)*0.000000001" office:value-type="float" office:value="5.548890112" calcext:value-type="float">
            <text:p>5.548890112</text:p>
          </table:table-cell>
          <table:table-cell office:value-type="float" office:value="0.0802000015974" calcext:value-type="float">
            <text:p>0.0802000015974</text:p>
          </table:table-cell>
          <table:table-cell office:value-type="float" office:value="0.0280799996108" calcext:value-type="float">
            <text:p>0.0280799996108</text:p>
          </table:table-cell>
          <table:table-cell office:value-type="float" office:value="0.072509996593" calcext:value-type="float">
            <text:p>0.072509996593</text:p>
          </table:table-cell>
          <table:table-cell table:style-name="Default" office:value-type="float" office:value="-0.0195899996907" calcext:value-type="float">
            <text:p>-0.0195899996907</text:p>
          </table:table-cell>
          <table:table-cell office:value-type="float" office:value="-1.26234722137" calcext:value-type="float">
            <text:p>-1.26234722137</text:p>
          </table:table-cell>
          <table:table-cell office:value-type="float" office:value="-0.737219214439" calcext:value-type="float">
            <text:p>-0.737219214439</text:p>
          </table:table-cell>
          <table:table-cell office:value-type="float" office:value="-0.853694677353" calcext:value-type="float">
            <text:p>-0.853694677353</text:p>
          </table:table-cell>
          <table:table-cell/>
          <table:table-cell office:value-type="float" office:value="0.00227999989875" calcext:value-type="float">
            <text:p>0.00227999989875</text:p>
          </table:table-cell>
          <table:table-cell/>
          <table:table-cell office:value-type="float" office:value="6.20113992691" calcext:value-type="float">
            <text:p>6.20113992691</text:p>
          </table:table-cell>
          <table:table-cell table:number-columns-repeated="9"/>
        </table:table-row>
        <table:table-row table:style-name="ro1">
          <table:table-cell office:value-type="float" office:value="1.59186975670355E+018" calcext:value-type="float">
            <text:p>1.59186975670355E+018</text:p>
          </table:table-cell>
          <table:table-cell table:formula="of:=([.A98]-1.59186975110116E+018)*0.000000001" office:value-type="float" office:value="5.60238848" calcext:value-type="float">
            <text:p>5.60238848</text:p>
          </table:table-cell>
          <table:table-cell office:value-type="float" office:value="0.0803999975324" calcext:value-type="float">
            <text:p>0.0803999975324</text:p>
          </table:table-cell>
          <table:table-cell office:value-type="float" office:value="0.0281399991363" calcext:value-type="float">
            <text:p>0.0281399991363</text:p>
          </table:table-cell>
          <table:table-cell office:value-type="float" office:value="0.0726900026202" calcext:value-type="float">
            <text:p>0.0726900026202</text:p>
          </table:table-cell>
          <table:table-cell table:style-name="Default" office:value-type="float" office:value="-0.019640000537" calcext:value-type="float">
            <text:p>-0.019640000537</text:p>
          </table:table-cell>
          <table:table-cell office:value-type="float" office:value="-1.26080179214" calcext:value-type="float">
            <text:p>-1.26080179214</text:p>
          </table:table-cell>
          <table:table-cell office:value-type="float" office:value="-0.733288347721" calcext:value-type="float">
            <text:p>-0.733288347721</text:p>
          </table:table-cell>
          <table:table-cell office:value-type="float" office:value="-0.854774951935" calcext:value-type="float">
            <text:p>-0.854774951935</text:p>
          </table:table-cell>
          <table:table-cell/>
          <table:table-cell office:value-type="float" office:value="0.000530000019353" calcext:value-type="float">
            <text:p>0.000530000019353</text:p>
          </table:table-cell>
          <table:table-cell/>
          <table:table-cell office:value-type="float" office:value="6.20026493073" calcext:value-type="float">
            <text:p>6.20026493073</text:p>
          </table:table-cell>
          <table:table-cell table:number-columns-repeated="9"/>
        </table:table-row>
        <table:table-row table:style-name="ro1">
          <table:table-cell office:value-type="float" office:value="1.59186975675545E+018" calcext:value-type="float">
            <text:p>1.59186975675545E+018</text:p>
          </table:table-cell>
          <table:table-cell table:formula="of:=([.A99]-1.59186975110116E+018)*0.000000001" office:value-type="float" office:value="5.65428992" calcext:value-type="float">
            <text:p>5.65428992</text:p>
          </table:table-cell>
          <table:table-cell office:value-type="float" office:value="0.0798000022769" calcext:value-type="float">
            <text:p>0.0798000022769</text:p>
          </table:table-cell>
          <table:table-cell office:value-type="float" office:value="0.0279500000179" calcext:value-type="float">
            <text:p>0.0279500000179</text:p>
          </table:table-cell>
          <table:table-cell office:value-type="float" office:value="0.0722000002861" calcext:value-type="float">
            <text:p>0.0722000002861</text:p>
          </table:table-cell>
          <table:table-cell table:style-name="Default" office:value-type="float" office:value="-0.0195099990815" calcext:value-type="float">
            <text:p>-0.0195099990815</text:p>
          </table:table-cell>
          <table:table-cell office:value-type="float" office:value="-1.2594294548" calcext:value-type="float">
            <text:p>-1.2594294548</text:p>
          </table:table-cell>
          <table:table-cell office:value-type="float" office:value="-0.729692935944" calcext:value-type="float">
            <text:p>-0.729692935944</text:p>
          </table:table-cell>
          <table:table-cell office:value-type="float" office:value="-0.855732619762" calcext:value-type="float">
            <text:p>-0.855732619762</text:p>
          </table:table-cell>
          <table:table-cell/>
          <table:table-cell office:value-type="float" office:value="-0.00139999995008" calcext:value-type="float">
            <text:p>-0.00139999995008</text:p>
          </table:table-cell>
          <table:table-cell/>
          <table:table-cell office:value-type="float" office:value="6.19929981232" calcext:value-type="float">
            <text:p>6.19929981232</text:p>
          </table:table-cell>
          <table:table-cell table:number-columns-repeated="9"/>
        </table:table-row>
        <table:table-row table:style-name="ro1">
          <table:table-cell office:value-type="float" office:value="1.5918697568075E+018" calcext:value-type="float">
            <text:p>1.5918697568075E+018</text:p>
          </table:table-cell>
          <table:table-cell table:formula="of:=([.A100]-1.59186975110116E+018)*0.000000001" office:value-type="float" office:value="5.706331904" calcext:value-type="float">
            <text:p>5.706331904</text:p>
          </table:table-cell>
          <table:table-cell office:value-type="float" office:value="0.0798999965191" calcext:value-type="float">
            <text:p>0.0798999965191</text:p>
          </table:table-cell>
          <table:table-cell office:value-type="float" office:value="0.0279600005597" calcext:value-type="float">
            <text:p>0.0279600005597</text:p>
          </table:table-cell>
          <table:table-cell office:value-type="float" office:value="0.0722199976444" calcext:value-type="float">
            <text:p>0.0722199976444</text:p>
          </table:table-cell>
          <table:table-cell table:style-name="Default" office:value-type="float" office:value="-0.0195199996233" calcext:value-type="float">
            <text:p>-0.0195199996233</text:p>
          </table:table-cell>
          <table:table-cell office:value-type="float" office:value="-1.25791823864" calcext:value-type="float">
            <text:p>-1.25791823864</text:p>
          </table:table-cell>
          <table:table-cell office:value-type="float" office:value="-0.725860774517" calcext:value-type="float">
            <text:p>-0.725860774517</text:p>
          </table:table-cell>
          <table:table-cell office:value-type="float" office:value="-0.856784164906" calcext:value-type="float">
            <text:p>-0.856784164906</text:p>
          </table:table-cell>
          <table:table-cell/>
          <table:table-cell office:value-type="float" office:value="-0.000869999988936" calcext:value-type="float">
            <text:p>-0.000869999988936</text:p>
          </table:table-cell>
          <table:table-cell/>
          <table:table-cell office:value-type="float" office:value="6.19956493378" calcext:value-type="float">
            <text:p>6.19956493378</text:p>
          </table:table-cell>
          <table:table-cell table:number-columns-repeated="9"/>
        </table:table-row>
        <table:table-row table:style-name="ro1">
          <table:table-cell office:value-type="float" office:value="1.59186975685948E+018" calcext:value-type="float">
            <text:p>1.59186975685948E+018</text:p>
          </table:table-cell>
          <table:table-cell table:formula="of:=([.A101]-1.59186975110116E+018)*0.000000001" office:value-type="float" office:value="5.758320128" calcext:value-type="float">
            <text:p>5.758320128</text:p>
          </table:table-cell>
          <table:table-cell office:value-type="float" office:value="0.0802000015974" calcext:value-type="float">
            <text:p>0.0802000015974</text:p>
          </table:table-cell>
          <table:table-cell office:value-type="float" office:value="0.0281399991363" calcext:value-type="float">
            <text:p>0.0281399991363</text:p>
          </table:table-cell>
          <table:table-cell office:value-type="float" office:value="0.0724800005555" calcext:value-type="float">
            <text:p>0.0724800005555</text:p>
          </table:table-cell>
          <table:table-cell table:style-name="Default" office:value-type="float" office:value="-0.0196100007743" calcext:value-type="float">
            <text:p>-0.0196100007743</text:p>
          </table:table-cell>
          <table:table-cell office:value-type="float" office:value="-1.25643622875" calcext:value-type="float">
            <text:p>-1.25643622875</text:p>
          </table:table-cell>
          <table:table-cell office:value-type="float" office:value="-0.722053825855" calcext:value-type="float">
            <text:p>-0.722053825855</text:p>
          </table:table-cell>
          <table:table-cell office:value-type="float" office:value="-0.857812404633" calcext:value-type="float">
            <text:p>-0.857812404633</text:p>
          </table:table-cell>
          <table:table-cell/>
          <table:table-cell office:value-type="float" office:value="-0.000190000006114" calcext:value-type="float">
            <text:p>-0.000190000006114</text:p>
          </table:table-cell>
          <table:table-cell/>
          <table:table-cell office:value-type="float" office:value="6.19990491867" calcext:value-type="float">
            <text:p>6.19990491867</text:p>
          </table:table-cell>
          <table:table-cell table:number-columns-repeated="9"/>
        </table:table-row>
        <table:table-row table:style-name="ro1">
          <table:table-cell office:value-type="float" office:value="1.59186975691149E+018" calcext:value-type="float">
            <text:p>1.59186975691149E+018</text:p>
          </table:table-cell>
          <table:table-cell table:formula="of:=([.A102]-1.59186975110116E+018)*0.000000001" office:value-type="float" office:value="5.81032192" calcext:value-type="float">
            <text:p>5.81032192</text:p>
          </table:table-cell>
          <table:table-cell office:value-type="float" office:value="0.0802000015974" calcext:value-type="float">
            <text:p>0.0802000015974</text:p>
          </table:table-cell>
          <table:table-cell office:value-type="float" office:value="0.0281700007617" calcext:value-type="float">
            <text:p>0.0281700007617</text:p>
          </table:table-cell>
          <table:table-cell office:value-type="float" office:value="0.0725300014019" calcext:value-type="float">
            <text:p>0.0725300014019</text:p>
          </table:table-cell>
          <table:table-cell table:style-name="Default" office:value-type="float" office:value="-0.019640000537" calcext:value-type="float">
            <text:p>-0.019640000537</text:p>
          </table:table-cell>
          <table:table-cell office:value-type="float" office:value="-1.25492429733" calcext:value-type="float">
            <text:p>-1.25492429733</text:p>
          </table:table-cell>
          <table:table-cell office:value-type="float" office:value="-0.718134641647" calcext:value-type="float">
            <text:p>-0.718134641647</text:p>
          </table:table-cell>
          <table:table-cell office:value-type="float" office:value="-0.85887169838" calcext:value-type="float">
            <text:p>-0.85887169838</text:p>
          </table:table-cell>
          <table:table-cell/>
          <table:table-cell office:value-type="float" office:value="-0.000380000012228" calcext:value-type="float">
            <text:p>-0.000380000012228</text:p>
          </table:table-cell>
          <table:table-cell/>
          <table:table-cell office:value-type="float" office:value="6.19981002808" calcext:value-type="float">
            <text:p>6.19981002808</text:p>
          </table:table-cell>
          <table:table-cell table:number-columns-repeated="9"/>
        </table:table-row>
        <table:table-row table:style-name="ro1">
          <table:table-cell office:value-type="float" office:value="1.59186975696397E+018" calcext:value-type="float">
            <text:p>1.59186975696397E+018</text:p>
          </table:table-cell>
          <table:table-cell table:formula="of:=([.A103]-1.59186975110116E+018)*0.000000001" office:value-type="float" office:value="5.862801664" calcext:value-type="float">
            <text:p>5.862801664</text:p>
          </table:table-cell>
          <table:table-cell office:value-type="float" office:value="0.0802000015974" calcext:value-type="float">
            <text:p>0.0802000015974</text:p>
          </table:table-cell>
          <table:table-cell office:value-type="float" office:value="0.0281199999154" calcext:value-type="float">
            <text:p>0.0281199999154</text:p>
          </table:table-cell>
          <table:table-cell office:value-type="float" office:value="0.072509996593" calcext:value-type="float">
            <text:p>0.072509996593</text:p>
          </table:table-cell>
          <table:table-cell table:style-name="Default" office:value-type="float" office:value="-0.0196000002325" calcext:value-type="float">
            <text:p>-0.0196000002325</text:p>
          </table:table-cell>
          <table:table-cell office:value-type="float" office:value="-1.25349926949" calcext:value-type="float">
            <text:p>-1.25349926949</text:p>
          </table:table-cell>
          <table:table-cell office:value-type="float" office:value="-0.71441757679" calcext:value-type="float">
            <text:p>-0.71441757679</text:p>
          </table:table-cell>
          <table:table-cell office:value-type="float" office:value="-0.859865069389" calcext:value-type="float">
            <text:p>-0.859865069389</text:p>
          </table:table-cell>
          <table:table-cell/>
          <table:table-cell office:value-type="float" office:value="-0.000190000006114" calcext:value-type="float">
            <text:p>-0.000190000006114</text:p>
          </table:table-cell>
          <table:table-cell/>
          <table:table-cell office:value-type="float" office:value="6.19990491867" calcext:value-type="float">
            <text:p>6.19990491867</text:p>
          </table:table-cell>
          <table:table-cell table:number-columns-repeated="9"/>
        </table:table-row>
        <table:table-row table:style-name="ro1">
          <table:table-cell office:value-type="float" office:value="1.59186975701582E+018" calcext:value-type="float">
            <text:p>1.59186975701582E+018</text:p>
          </table:table-cell>
          <table:table-cell table:formula="of:=([.A104]-1.59186975110116E+018)*0.000000001" office:value-type="float" office:value="5.914656256" calcext:value-type="float">
            <text:p>5.914656256</text:p>
          </table:table-cell>
          <table:table-cell office:value-type="float" office:value="0.0799999982119" calcext:value-type="float">
            <text:p>0.0799999982119</text:p>
          </table:table-cell>
          <table:table-cell office:value-type="float" office:value="0.0280600003898" calcext:value-type="float">
            <text:p>0.0280600003898</text:p>
          </table:table-cell>
          <table:table-cell office:value-type="float" office:value="0.0722599998116" calcext:value-type="float">
            <text:p>0.0722599998116</text:p>
          </table:table-cell>
          <table:table-cell table:style-name="Default" office:value-type="float" office:value="-0.0195799991488" calcext:value-type="float">
            <text:p>-0.0195799991488</text:p>
          </table:table-cell>
          <table:table-cell office:value-type="float" office:value="-1.25206112862" calcext:value-type="float">
            <text:p>-1.25206112862</text:p>
          </table:table-cell>
          <table:table-cell office:value-type="float" office:value="-0.710741817951" calcext:value-type="float">
            <text:p>-0.710741817951</text:p>
          </table:table-cell>
          <table:table-cell office:value-type="float" office:value="-0.860868453979" calcext:value-type="float">
            <text:p>-0.860868453979</text:p>
          </table:table-cell>
          <table:table-cell/>
          <table:table-cell office:value-type="float" office:value="-0.000380000012228" calcext:value-type="float">
            <text:p>-0.000380000012228</text:p>
          </table:table-cell>
          <table:table-cell/>
          <table:table-cell office:value-type="float" office:value="6.19981002808" calcext:value-type="float">
            <text:p>6.19981002808</text:p>
          </table:table-cell>
          <table:table-cell table:number-columns-repeated="9"/>
        </table:table-row>
        <table:table-row table:style-name="ro1">
          <table:table-cell office:value-type="float" office:value="1.59186975706858E+018" calcext:value-type="float">
            <text:p>1.59186975706858E+018</text:p>
          </table:table-cell>
          <table:table-cell table:formula="of:=([.A105]-1.59186975110116E+018)*0.000000001" office:value-type="float" office:value="5.96741888" calcext:value-type="float">
            <text:p>5.96741888</text:p>
          </table:table-cell>
          <table:table-cell office:value-type="float" office:value="0.0803999975324" calcext:value-type="float">
            <text:p>0.0803999975324</text:p>
          </table:table-cell>
          <table:table-cell office:value-type="float" office:value="0.0281799994409" calcext:value-type="float">
            <text:p>0.0281799994409</text:p>
          </table:table-cell>
          <table:table-cell office:value-type="float" office:value="0.0726400017738" calcext:value-type="float">
            <text:p>0.0726400017738</text:p>
          </table:table-cell>
          <table:table-cell table:style-name="Default" office:value-type="float" office:value="-0.0196499992162" calcext:value-type="float">
            <text:p>-0.0196499992162</text:p>
          </table:table-cell>
          <table:table-cell office:value-type="float" office:value="-1.2505364418" calcext:value-type="float">
            <text:p>-1.2505364418</text:p>
          </table:table-cell>
          <table:table-cell office:value-type="float" office:value="-0.706841528416" calcext:value-type="float">
            <text:p>-0.706841528416</text:p>
          </table:table-cell>
          <table:table-cell office:value-type="float" office:value="-0.86192470789" calcext:value-type="float">
            <text:p>-0.86192470789</text:p>
          </table:table-cell>
          <table:table-cell/>
          <table:table-cell office:value-type="float" office:value="0.000569999974687" calcext:value-type="float">
            <text:p>0.000569999974687</text:p>
          </table:table-cell>
          <table:table-cell/>
          <table:table-cell office:value-type="float" office:value="6.20028495789" calcext:value-type="float">
            <text:p>6.20028495789</text:p>
          </table:table-cell>
          <table:table-cell table:number-columns-repeated="9"/>
        </table:table-row>
        <table:table-row table:style-name="ro1">
          <table:table-cell office:value-type="float" office:value="1.59186975711995E+018" calcext:value-type="float">
            <text:p>1.59186975711995E+018</text:p>
          </table:table-cell>
          <table:table-cell table:formula="of:=([.A106]-1.59186975110116E+018)*0.000000001" office:value-type="float" office:value="6.018786048" calcext:value-type="float">
            <text:p>6.018786048</text:p>
          </table:table-cell>
          <table:table-cell office:value-type="float" office:value="0.0799999982119" calcext:value-type="float">
            <text:p>0.0799999982119</text:p>
          </table:table-cell>
          <table:table-cell office:value-type="float" office:value="0.0280399993062" calcext:value-type="float">
            <text:p>0.0280399993062</text:p>
          </table:table-cell>
          <table:table-cell office:value-type="float" office:value="0.0723799988627" calcext:value-type="float">
            <text:p>0.0723799988627</text:p>
          </table:table-cell>
          <table:table-cell table:style-name="Default" office:value-type="float" office:value="-0.0195400007069" calcext:value-type="float">
            <text:p>-0.0195400007069</text:p>
          </table:table-cell>
          <table:table-cell office:value-type="float" office:value="-1.2491247654" calcext:value-type="float">
            <text:p>-1.2491247654</text:p>
          </table:table-cell>
          <table:table-cell office:value-type="float" office:value="-0.703132271767" calcext:value-type="float">
            <text:p>-0.703132271767</text:p>
          </table:table-cell>
          <table:table-cell office:value-type="float" office:value="-0.862906634808" calcext:value-type="float">
            <text:p>-0.862906634808</text:p>
          </table:table-cell>
          <table:table-cell/>
          <table:table-cell office:value-type="float" office:value="-0.000380000012228" calcext:value-type="float">
            <text:p>-0.000380000012228</text:p>
          </table:table-cell>
          <table:table-cell/>
          <table:table-cell office:value-type="float" office:value="6.19981002808" calcext:value-type="float">
            <text:p>6.19981002808</text:p>
          </table:table-cell>
          <table:table-cell table:number-columns-repeated="9"/>
        </table:table-row>
        <table:table-row table:style-name="ro1">
          <table:table-cell office:value-type="float" office:value="1.59186975717118E+018" calcext:value-type="float">
            <text:p>1.59186975717118E+018</text:p>
          </table:table-cell>
          <table:table-cell table:formula="of:=([.A107]-1.59186975110116E+018)*0.000000001" office:value-type="float" office:value="6.070018048" calcext:value-type="float">
            <text:p>6.070018048</text:p>
          </table:table-cell>
          <table:table-cell office:value-type="float" office:value="0.0803999975324" calcext:value-type="float">
            <text:p>0.0803999975324</text:p>
          </table:table-cell>
          <table:table-cell office:value-type="float" office:value="0.0281899999827" calcext:value-type="float">
            <text:p>0.0281899999827</text:p>
          </table:table-cell>
          <table:table-cell office:value-type="float" office:value="0.0726900026202" calcext:value-type="float">
            <text:p>0.0726900026202</text:p>
          </table:table-cell>
          <table:table-cell table:style-name="Default" office:value-type="float" office:value="-0.0196499992162" calcext:value-type="float">
            <text:p>-0.0196499992162</text:p>
          </table:table-cell>
          <table:table-cell office:value-type="float" office:value="-1.24765598774" calcext:value-type="float">
            <text:p>-1.24765598774</text:p>
          </table:table-cell>
          <table:table-cell office:value-type="float" office:value="-0.699336647987" calcext:value-type="float">
            <text:p>-0.699336647987</text:p>
          </table:table-cell>
          <table:table-cell office:value-type="float" office:value="-0.86393725872" calcext:value-type="float">
            <text:p>-0.86393725872</text:p>
          </table:table-cell>
          <table:table-cell/>
          <table:table-cell office:value-type="float" office:value="0.000380000012228" calcext:value-type="float">
            <text:p>0.000380000012228</text:p>
          </table:table-cell>
          <table:table-cell/>
          <table:table-cell office:value-type="float" office:value="6.20019006729" calcext:value-type="float">
            <text:p>6.20019006729</text:p>
          </table:table-cell>
          <table:table-cell table:number-columns-repeated="9"/>
        </table:table-row>
        <table:table-row table:style-name="ro1">
          <table:table-cell office:value-type="float" office:value="1.59186975722399E+018" calcext:value-type="float">
            <text:p>1.59186975722399E+018</text:p>
          </table:table-cell>
          <table:table-cell table:formula="of:=([.A108]-1.59186975110116E+018)*0.000000001" office:value-type="float" office:value="6.122821888" calcext:value-type="float">
            <text:p>6.122821888</text:p>
          </table:table-cell>
          <table:table-cell office:value-type="float" office:value="0.0802000015974" calcext:value-type="float">
            <text:p>0.0802000015974</text:p>
          </table:table-cell>
          <table:table-cell office:value-type="float" office:value="0.0281399991363" calcext:value-type="float">
            <text:p>0.0281399991363</text:p>
          </table:table-cell>
          <table:table-cell office:value-type="float" office:value="0.0725200027227" calcext:value-type="float">
            <text:p>0.0725200027227</text:p>
          </table:table-cell>
          <table:table-cell table:style-name="Default" office:value-type="float" office:value="-0.0195799991488" calcext:value-type="float">
            <text:p>-0.0195799991488</text:p>
          </table:table-cell>
          <table:table-cell office:value-type="float" office:value="-1.2461578846" calcext:value-type="float">
            <text:p>-1.2461578846</text:p>
          </table:table-cell>
          <table:table-cell office:value-type="float" office:value="-0.69554746151" calcext:value-type="float">
            <text:p>-0.69554746151</text:p>
          </table:table-cell>
          <table:table-cell office:value-type="float" office:value="-0.864965856075" calcext:value-type="float">
            <text:p>-0.864965856075</text:p>
          </table:table-cell>
          <table:table-cell/>
          <table:table-cell office:value-type="float" office:value="-0.000380000012228" calcext:value-type="float">
            <text:p>-0.000380000012228</text:p>
          </table:table-cell>
          <table:table-cell/>
          <table:table-cell office:value-type="float" office:value="6.19981002808" calcext:value-type="float">
            <text:p>6.19981002808</text:p>
          </table:table-cell>
          <table:table-cell table:number-columns-repeated="9"/>
        </table:table-row>
        <table:table-row table:style-name="ro1">
          <table:table-cell office:value-type="float" office:value="1.59186975727662E+018" calcext:value-type="float">
            <text:p>1.59186975727662E+018</text:p>
          </table:table-cell>
          <table:table-cell table:formula="of:=([.A109]-1.59186975110116E+018)*0.000000001" office:value-type="float" office:value="6.175459072" calcext:value-type="float">
            <text:p>6.175459072</text:p>
          </table:table-cell>
          <table:table-cell office:value-type="float" office:value="0.0802000015974" calcext:value-type="float">
            <text:p>0.0802000015974</text:p>
          </table:table-cell>
          <table:table-cell office:value-type="float" office:value="0.0281799994409" calcext:value-type="float">
            <text:p>0.0281799994409</text:p>
          </table:table-cell>
          <table:table-cell office:value-type="float" office:value="0.072509996593" calcext:value-type="float">
            <text:p>0.072509996593</text:p>
          </table:table-cell>
          <table:table-cell table:style-name="Default" office:value-type="float" office:value="-0.0195799991488" calcext:value-type="float">
            <text:p>-0.0195799991488</text:p>
          </table:table-cell>
          <table:table-cell office:value-type="float" office:value="-1.24474358559" calcext:value-type="float">
            <text:p>-1.24474358559</text:p>
          </table:table-cell>
          <table:table-cell office:value-type="float" office:value="-0.691904366016" calcext:value-type="float">
            <text:p>-0.691904366016</text:p>
          </table:table-cell>
          <table:table-cell office:value-type="float" office:value="-0.865935862064" calcext:value-type="float">
            <text:p>-0.865935862064</text:p>
          </table:table-cell>
          <table:table-cell/>
          <table:table-cell office:value-type="float" office:value="0.000769999984186" calcext:value-type="float">
            <text:p>0.000769999984186</text:p>
          </table:table-cell>
          <table:table-cell/>
          <table:table-cell office:value-type="float" office:value="6.20038509369" calcext:value-type="float">
            <text:p>6.20038509369</text:p>
          </table:table-cell>
          <table:table-cell table:number-columns-repeated="9"/>
        </table:table-row>
        <table:table-row table:style-name="ro1">
          <table:table-cell office:value-type="float" office:value="1.59186975732817E+018" calcext:value-type="float">
            <text:p>1.59186975732817E+018</text:p>
          </table:table-cell>
          <table:table-cell table:formula="of:=([.A110]-1.59186975110116E+018)*0.000000001" office:value-type="float" office:value="6.227005184" calcext:value-type="float">
            <text:p>6.227005184</text:p>
          </table:table-cell>
          <table:table-cell office:value-type="float" office:value="0.0804999992251" calcext:value-type="float">
            <text:p>0.0804999992251</text:p>
          </table:table-cell>
          <table:table-cell office:value-type="float" office:value="0.0282300002873" calcext:value-type="float">
            <text:p>0.0282300002873</text:p>
          </table:table-cell>
          <table:table-cell office:value-type="float" office:value="0.0728100016713" calcext:value-type="float">
            <text:p>0.0728100016713</text:p>
          </table:table-cell>
          <table:table-cell table:style-name="Default" office:value-type="float" office:value="-0.0195899996907" calcext:value-type="float">
            <text:p>-0.0195899996907</text:p>
          </table:table-cell>
          <table:table-cell office:value-type="float" office:value="-1.24321913719" calcext:value-type="float">
            <text:p>-1.24321913719</text:p>
          </table:table-cell>
          <table:table-cell office:value-type="float" office:value="-0.687952160835" calcext:value-type="float">
            <text:p>-0.687952160835</text:p>
          </table:table-cell>
          <table:table-cell office:value-type="float" office:value="-0.866986572742" calcext:value-type="float">
            <text:p>-0.866986572742</text:p>
          </table:table-cell>
          <table:table-cell/>
          <table:table-cell office:value-type="float" office:value="0.00115000002552" calcext:value-type="float">
            <text:p>0.00115000002552</text:p>
          </table:table-cell>
          <table:table-cell/>
          <table:table-cell office:value-type="float" office:value="6.20057487488" calcext:value-type="float">
            <text:p>6.20057487488</text:p>
          </table:table-cell>
          <table:table-cell table:number-columns-repeated="9"/>
        </table:table-row>
        <table:table-row table:style-name="ro1">
          <table:table-cell office:value-type="float" office:value="1.59186975738102E+018" calcext:value-type="float">
            <text:p>1.59186975738102E+018</text:p>
          </table:table-cell>
          <table:table-cell table:formula="of:=([.A111]-1.59186975110116E+018)*0.000000001" office:value-type="float" office:value="6.279858176" calcext:value-type="float">
            <text:p>6.279858176</text:p>
          </table:table-cell>
          <table:table-cell office:value-type="float" office:value="0.0799999982119" calcext:value-type="float">
            <text:p>0.0799999982119</text:p>
          </table:table-cell>
          <table:table-cell office:value-type="float" office:value="0.028049999848" calcext:value-type="float">
            <text:p>0.028049999848</text:p>
          </table:table-cell>
          <table:table-cell office:value-type="float" office:value="0.072310000658" calcext:value-type="float">
            <text:p>0.072310000658</text:p>
          </table:table-cell>
          <table:table-cell table:style-name="Default" office:value-type="float" office:value="-0.0194600000978" calcext:value-type="float">
            <text:p>-0.0194600000978</text:p>
          </table:table-cell>
          <table:table-cell office:value-type="float" office:value="-1.24180614948" calcext:value-type="float">
            <text:p>-1.24180614948</text:p>
          </table:table-cell>
          <table:table-cell office:value-type="float" office:value="-0.684340178967" calcext:value-type="float">
            <text:p>-0.684340178967</text:p>
          </table:table-cell>
          <table:table-cell office:value-type="float" office:value="-0.867963075638" calcext:value-type="float">
            <text:p>-0.867963075638</text:p>
          </table:table-cell>
          <table:table-cell/>
          <table:table-cell office:value-type="float" office:value="-0.000380000012228" calcext:value-type="float">
            <text:p>-0.000380000012228</text:p>
          </table:table-cell>
          <table:table-cell/>
          <table:table-cell office:value-type="float" office:value="6.19981002808" calcext:value-type="float">
            <text:p>6.19981002808</text:p>
          </table:table-cell>
          <table:table-cell table:number-columns-repeated="9"/>
        </table:table-row>
        <table:table-row table:style-name="ro1">
          <table:table-cell office:value-type="float" office:value="1.591869757433E+018" calcext:value-type="float">
            <text:p>1.591869757433E+018</text:p>
          </table:table-cell>
          <table:table-cell table:formula="of:=([.A112]-1.59186975110116E+018)*0.000000001" office:value-type="float" office:value="6.331834624" calcext:value-type="float">
            <text:p>6.331834624</text:p>
          </table:table-cell>
          <table:table-cell office:value-type="float" office:value="0.0799999982119" calcext:value-type="float">
            <text:p>0.0799999982119</text:p>
          </table:table-cell>
          <table:table-cell office:value-type="float" office:value="0.028049999848" calcext:value-type="float">
            <text:p>0.028049999848</text:p>
          </table:table-cell>
          <table:table-cell office:value-type="float" office:value="0.072310000658" calcext:value-type="float">
            <text:p>0.072310000658</text:p>
          </table:table-cell>
          <table:table-cell table:style-name="Default" office:value-type="float" office:value="-0.0194799993187" calcext:value-type="float">
            <text:p>-0.0194799993187</text:p>
          </table:table-cell>
          <table:table-cell office:value-type="float" office:value="-1.24029374123" calcext:value-type="float">
            <text:p>-1.24029374123</text:p>
          </table:table-cell>
          <table:table-cell office:value-type="float" office:value="-0.68042576313" calcext:value-type="float">
            <text:p>-0.68042576313</text:p>
          </table:table-cell>
          <table:table-cell office:value-type="float" office:value="-0.869030058384" calcext:value-type="float">
            <text:p>-0.869030058384</text:p>
          </table:table-cell>
          <table:table-cell/>
          <table:table-cell office:value-type="float" office:value="-0.000380000012228" calcext:value-type="float">
            <text:p>-0.000380000012228</text:p>
          </table:table-cell>
          <table:table-cell/>
          <table:table-cell office:value-type="float" office:value="6.19981002808" calcext:value-type="float">
            <text:p>6.19981002808</text:p>
          </table:table-cell>
          <table:table-cell table:number-columns-repeated="9"/>
        </table:table-row>
        <table:table-row table:style-name="ro1">
          <table:table-cell office:value-type="float" office:value="1.59186975753496E+018" calcext:value-type="float">
            <text:p>1.59186975753496E+018</text:p>
          </table:table-cell>
          <table:table-cell table:formula="of:=([.A113]-1.59186975110116E+018)*0.000000001" office:value-type="float" office:value="6.433793792" calcext:value-type="float">
            <text:p>6.433793792</text:p>
          </table:table-cell>
          <table:table-cell office:value-type="float" office:value="0.0800999999046" calcext:value-type="float">
            <text:p>0.0800999999046</text:p>
          </table:table-cell>
          <table:table-cell office:value-type="float" office:value="0.0281099993736" calcext:value-type="float">
            <text:p>0.0281099993736</text:p>
          </table:table-cell>
          <table:table-cell office:value-type="float" office:value="0.0724499970675" calcext:value-type="float">
            <text:p>0.0724499970675</text:p>
          </table:table-cell>
          <table:table-cell table:style-name="Default" office:value-type="float" office:value="-0.0195700004697" calcext:value-type="float">
            <text:p>-0.0195700004697</text:p>
          </table:table-cell>
          <table:table-cell office:value-type="float" office:value="-1.23744797707" calcext:value-type="float">
            <text:p>-1.23744797707</text:p>
          </table:table-cell>
          <table:table-cell office:value-type="float" office:value="-0.67304712534" calcext:value-type="float">
            <text:p>-0.67304712534</text:p>
          </table:table-cell>
          <table:table-cell office:value-type="float" office:value="-0.871039748192" calcext:value-type="float">
            <text:p>-0.871039748192</text:p>
          </table:table-cell>
          <table:table-cell/>
          <table:table-cell office:value-type="float" office:value="-0.000180000002729" calcext:value-type="float">
            <text:p>-0.000180000002729</text:p>
          </table:table-cell>
          <table:table-cell/>
          <table:table-cell office:value-type="float" office:value="6.19991016388" calcext:value-type="float">
            <text:p>6.19991016388</text:p>
          </table:table-cell>
          <table:table-cell table:number-columns-repeated="9"/>
        </table:table-row>
        <table:table-row table:style-name="ro1">
          <table:table-cell office:value-type="float" office:value="1.59186975758889E+018" calcext:value-type="float">
            <text:p>1.59186975758889E+018</text:p>
          </table:table-cell>
          <table:table-cell table:formula="of:=([.A114]-1.59186975110116E+018)*0.000000001" office:value-type="float" office:value="6.487722752" calcext:value-type="float">
            <text:p>6.487722752</text:p>
          </table:table-cell>
          <table:table-cell office:value-type="float" office:value="0.0802000015974" calcext:value-type="float">
            <text:p>0.0802000015974</text:p>
          </table:table-cell>
          <table:table-cell office:value-type="float" office:value="0.0281700007617" calcext:value-type="float">
            <text:p>0.0281700007617</text:p>
          </table:table-cell>
          <table:table-cell office:value-type="float" office:value="0.072509996593" calcext:value-type="float">
            <text:p>0.072509996593</text:p>
          </table:table-cell>
          <table:table-cell table:style-name="Default" office:value-type="float" office:value="-0.0196000002325" calcext:value-type="float">
            <text:p>-0.0196000002325</text:p>
          </table:table-cell>
          <table:table-cell office:value-type="float" office:value="-1.23592031002" calcext:value-type="float">
            <text:p>-1.23592031002</text:p>
          </table:table-cell>
          <table:table-cell office:value-type="float" office:value="-0.669190108776" calcext:value-type="float">
            <text:p>-0.669190108776</text:p>
          </table:table-cell>
          <table:table-cell office:value-type="float" office:value="-0.872100532055" calcext:value-type="float">
            <text:p>-0.872100532055</text:p>
          </table:table-cell>
          <table:table-cell/>
          <table:table-cell office:value-type="float" office:value="0.00034999998752" calcext:value-type="float">
            <text:p>0.00034999998752</text:p>
          </table:table-cell>
          <table:table-cell/>
          <table:table-cell office:value-type="float" office:value="6.2001748085" calcext:value-type="float">
            <text:p>6.2001748085</text:p>
          </table:table-cell>
          <table:table-cell table:number-columns-repeated="9"/>
        </table:table-row>
        <table:table-row table:style-name="ro1">
          <table:table-cell office:value-type="float" office:value="1.59186975764089E+018" calcext:value-type="float">
            <text:p>1.59186975764089E+018</text:p>
          </table:table-cell>
          <table:table-cell table:formula="of:=([.A115]-1.59186975110116E+018)*0.000000001" office:value-type="float" office:value="6.539724032" calcext:value-type="float">
            <text:p>6.539724032</text:p>
          </table:table-cell>
          <table:table-cell office:value-type="float" office:value="0.0803000032902" calcext:value-type="float">
            <text:p>0.0803000032902</text:p>
          </table:table-cell>
          <table:table-cell office:value-type="float" office:value="0.0281199999154" calcext:value-type="float">
            <text:p>0.0281199999154</text:p>
          </table:table-cell>
          <table:table-cell office:value-type="float" office:value="0.0725999996066" calcext:value-type="float">
            <text:p>0.0725999996066</text:p>
          </table:table-cell>
          <table:table-cell table:style-name="Default" office:value-type="float" office:value="-0.0196000002325" calcext:value-type="float">
            <text:p>-0.0196000002325</text:p>
          </table:table-cell>
          <table:table-cell office:value-type="float" office:value="-1.23444187641" calcext:value-type="float">
            <text:p>-1.23444187641</text:p>
          </table:table-cell>
          <table:table-cell office:value-type="float" office:value="-0.66529494524" calcext:value-type="float">
            <text:p>-0.66529494524</text:p>
          </table:table-cell>
          <table:table-cell office:value-type="float" office:value="-0.873142898083" calcext:value-type="float">
            <text:p>-0.873142898083</text:p>
          </table:table-cell>
          <table:table-cell/>
          <table:table-cell office:value-type="float" office:value="-0.000169999999343" calcext:value-type="float">
            <text:p>-0.000169999999343</text:p>
          </table:table-cell>
          <table:table-cell/>
          <table:table-cell office:value-type="float" office:value="6.19991493225" calcext:value-type="float">
            <text:p>6.19991493225</text:p>
          </table:table-cell>
          <table:table-cell table:number-columns-repeated="9"/>
        </table:table-row>
        <table:table-row table:style-name="ro1">
          <table:table-cell office:value-type="float" office:value="1.59186975769264E+018" calcext:value-type="float">
            <text:p>1.59186975769264E+018</text:p>
          </table:table-cell>
          <table:table-cell table:formula="of:=([.A116]-1.59186975110116E+018)*0.000000001" office:value-type="float" office:value="6.59147264" calcext:value-type="float">
            <text:p>6.59147264</text:p>
          </table:table-cell>
          <table:table-cell office:value-type="float" office:value="0.0800999999046" calcext:value-type="float">
            <text:p>0.0800999999046</text:p>
          </table:table-cell>
          <table:table-cell office:value-type="float" office:value="0.0281399991363" calcext:value-type="float">
            <text:p>0.0281399991363</text:p>
          </table:table-cell>
          <table:table-cell office:value-type="float" office:value="0.0724399983883" calcext:value-type="float">
            <text:p>0.0724399983883</text:p>
          </table:table-cell>
          <table:table-cell table:style-name="Default" office:value-type="float" office:value="-0.0196000002325" calcext:value-type="float">
            <text:p>-0.0196000002325</text:p>
          </table:table-cell>
          <table:table-cell office:value-type="float" office:value="-1.23301160336" calcext:value-type="float">
            <text:p>-1.23301160336</text:p>
          </table:table-cell>
          <table:table-cell office:value-type="float" office:value="-0.661646962166" calcext:value-type="float">
            <text:p>-0.661646962166</text:p>
          </table:table-cell>
          <table:table-cell office:value-type="float" office:value="-0.874133944511" calcext:value-type="float">
            <text:p>-0.874133944511</text:p>
          </table:table-cell>
          <table:table-cell/>
          <table:table-cell office:value-type="float" office:value="0.000169999999343" calcext:value-type="float">
            <text:p>0.000169999999343</text:p>
          </table:table-cell>
          <table:table-cell/>
          <table:table-cell office:value-type="float" office:value="6.20008516312" calcext:value-type="float">
            <text:p>6.20008516312</text:p>
          </table:table-cell>
          <table:table-cell table:number-columns-repeated="9"/>
        </table:table-row>
        <table:table-row table:style-name="ro1">
          <table:table-cell office:value-type="float" office:value="1.59186975774386E+018" calcext:value-type="float">
            <text:p>1.59186975774386E+018</text:p>
          </table:table-cell>
          <table:table-cell table:formula="of:=([.A117]-1.59186975110116E+018)*0.000000001" office:value-type="float" office:value="6.642697984" calcext:value-type="float">
            <text:p>6.642697984</text:p>
          </table:table-cell>
          <table:table-cell office:value-type="float" office:value="0.0800999999046" calcext:value-type="float">
            <text:p>0.0800999999046</text:p>
          </table:table-cell>
          <table:table-cell office:value-type="float" office:value="0.0281600002199" calcext:value-type="float">
            <text:p>0.0281600002199</text:p>
          </table:table-cell>
          <table:table-cell office:value-type="float" office:value="0.0724100023508" calcext:value-type="float">
            <text:p>0.0724100023508</text:p>
          </table:table-cell>
          <table:table-cell table:style-name="Default" office:value-type="float" office:value="-0.0196100007743" calcext:value-type="float">
            <text:p>-0.0196100007743</text:p>
          </table:table-cell>
          <table:table-cell office:value-type="float" office:value="-1.23153078556" calcext:value-type="float">
            <text:p>-1.23153078556</text:p>
          </table:table-cell>
          <table:table-cell office:value-type="float" office:value="-0.657866835594" calcext:value-type="float">
            <text:p>-0.657866835594</text:p>
          </table:table-cell>
          <table:table-cell office:value-type="float" office:value="-0.875169336796" calcext:value-type="float">
            <text:p>-0.875169336796</text:p>
          </table:table-cell>
          <table:table-cell/>
          <table:table-cell office:value-type="float" office:value="-0.000520000001416" calcext:value-type="float">
            <text:p>-0.000520000001416</text:p>
          </table:table-cell>
          <table:table-cell/>
          <table:table-cell office:value-type="float" office:value="6.19973993301" calcext:value-type="float">
            <text:p>6.19973993301</text:p>
          </table:table-cell>
          <table:table-cell table:number-columns-repeated="9"/>
        </table:table-row>
        <table:table-row table:style-name="ro1">
          <table:table-cell office:value-type="float" office:value="1.59186975779521E+018" calcext:value-type="float">
            <text:p>1.59186975779521E+018</text:p>
          </table:table-cell>
          <table:table-cell table:formula="of:=([.A118]-1.59186975110116E+018)*0.000000001" office:value-type="float" office:value="6.694048256" calcext:value-type="float">
            <text:p>6.694048256</text:p>
          </table:table-cell>
          <table:table-cell office:value-type="float" office:value="0.0799999982119" calcext:value-type="float">
            <text:p>0.0799999982119</text:p>
          </table:table-cell>
          <table:table-cell office:value-type="float" office:value="0.028049999848" calcext:value-type="float">
            <text:p>0.028049999848</text:p>
          </table:table-cell>
          <table:table-cell office:value-type="float" office:value="0.0723199993372" calcext:value-type="float">
            <text:p>0.0723199993372</text:p>
          </table:table-cell>
          <table:table-cell table:style-name="Default" office:value-type="float" office:value="-0.0195599999279" calcext:value-type="float">
            <text:p>-0.0195599999279</text:p>
          </table:table-cell>
          <table:table-cell office:value-type="float" office:value="-1.23013651371" calcext:value-type="float">
            <text:p>-1.23013651371</text:p>
          </table:table-cell>
          <table:table-cell office:value-type="float" office:value="-0.654238522053" calcext:value-type="float">
            <text:p>-0.654238522053</text:p>
          </table:table-cell>
          <table:table-cell office:value-type="float" office:value="-0.87614184618" calcext:value-type="float">
            <text:p>-0.87614184618</text:p>
          </table:table-cell>
          <table:table-cell/>
          <table:table-cell office:value-type="float" office:value="-0.00034999998752" calcext:value-type="float">
            <text:p>-0.00034999998752</text:p>
          </table:table-cell>
          <table:table-cell/>
          <table:table-cell office:value-type="float" office:value="6.19982481003" calcext:value-type="float">
            <text:p>6.19982481003</text:p>
          </table:table-cell>
          <table:table-cell table:number-columns-repeated="9"/>
        </table:table-row>
        <table:table-row table:style-name="ro1">
          <table:table-cell office:value-type="float" office:value="1.59186975784711E+018" calcext:value-type="float">
            <text:p>1.59186975784711E+018</text:p>
          </table:table-cell>
          <table:table-cell table:formula="of:=([.A119]-1.59186975110116E+018)*0.000000001" office:value-type="float" office:value="6.745946624" calcext:value-type="float">
            <text:p>6.745946624</text:p>
          </table:table-cell>
          <table:table-cell office:value-type="float" office:value="0.0806000009179" calcext:value-type="float">
            <text:p>0.0806000009179</text:p>
          </table:table-cell>
          <table:table-cell office:value-type="float" office:value="0.0282600000501" calcext:value-type="float">
            <text:p>0.0282600000501</text:p>
          </table:table-cell>
          <table:table-cell office:value-type="float" office:value="0.0728299990296" calcext:value-type="float">
            <text:p>0.0728299990296</text:p>
          </table:table-cell>
          <table:table-cell table:style-name="Default" office:value-type="float" office:value="-0.0197400003672" calcext:value-type="float">
            <text:p>-0.0197400003672</text:p>
          </table:table-cell>
          <table:table-cell office:value-type="float" office:value="-1.22862243652" calcext:value-type="float">
            <text:p>-1.22862243652</text:p>
          </table:table-cell>
          <table:table-cell office:value-type="float" office:value="-0.650357842445" calcext:value-type="float">
            <text:p>-0.650357842445</text:p>
          </table:table-cell>
          <table:table-cell office:value-type="float" office:value="-0.877194464207" calcext:value-type="float">
            <text:p>-0.877194464207</text:p>
          </table:table-cell>
          <table:table-cell/>
          <table:table-cell office:value-type="float" office:value="0.000699999975041" calcext:value-type="float">
            <text:p>0.000699999975041</text:p>
          </table:table-cell>
          <table:table-cell/>
          <table:table-cell office:value-type="float" office:value="6.20034980774" calcext:value-type="float">
            <text:p>6.20034980774</text:p>
          </table:table-cell>
          <table:table-cell table:number-columns-repeated="9"/>
        </table:table-row>
        <table:table-row table:style-name="ro1">
          <table:table-cell office:value-type="float" office:value="1.59186975789916E+018" calcext:value-type="float">
            <text:p>1.59186975789916E+018</text:p>
          </table:table-cell>
          <table:table-cell table:formula="of:=([.A120]-1.59186975110116E+018)*0.000000001" office:value-type="float" office:value="6.797991936" calcext:value-type="float">
            <text:p>6.797991936</text:p>
          </table:table-cell>
          <table:table-cell office:value-type="float" office:value="0.0799999982119" calcext:value-type="float">
            <text:p>0.0799999982119</text:p>
          </table:table-cell>
          <table:table-cell office:value-type="float" office:value="0.0280399993062" calcext:value-type="float">
            <text:p>0.0280399993062</text:p>
          </table:table-cell>
          <table:table-cell office:value-type="float" office:value="0.0722900032997" calcext:value-type="float">
            <text:p>0.0722900032997</text:p>
          </table:table-cell>
          <table:table-cell table:style-name="Default" office:value-type="float" office:value="-0.0196100007743" calcext:value-type="float">
            <text:p>-0.0196100007743</text:p>
          </table:table-cell>
          <table:table-cell office:value-type="float" office:value="-1.22720706463" calcext:value-type="float">
            <text:p>-1.22720706463</text:p>
          </table:table-cell>
          <table:table-cell office:value-type="float" office:value="-0.646677136421" calcext:value-type="float">
            <text:p>-0.646677136421</text:p>
          </table:table-cell>
          <table:table-cell office:value-type="float" office:value="-0.878185093403" calcext:value-type="float">
            <text:p>-0.878185093403</text:p>
          </table:table-cell>
          <table:table-cell/>
          <table:table-cell office:value-type="float" office:value="-0.000880000006873" calcext:value-type="float">
            <text:p>-0.000880000006873</text:p>
          </table:table-cell>
          <table:table-cell/>
          <table:table-cell office:value-type="float" office:value="6.19956016541" calcext:value-type="float">
            <text:p>6.19956016541</text:p>
          </table:table-cell>
          <table:table-cell table:number-columns-repeated="9"/>
        </table:table-row>
        <table:table-row table:style-name="ro1">
          <table:table-cell office:value-type="float" office:value="1.59186975800032E+018" calcext:value-type="float">
            <text:p>1.59186975800032E+018</text:p>
          </table:table-cell>
          <table:table-cell table:formula="of:=([.A121]-1.59186975110116E+018)*0.000000001" office:value-type="float" office:value="6.899159808" calcext:value-type="float">
            <text:p>6.899159808</text:p>
          </table:table-cell>
          <table:table-cell office:value-type="float" office:value="0.0804999992251" calcext:value-type="float">
            <text:p>0.0804999992251</text:p>
          </table:table-cell>
          <table:table-cell office:value-type="float" office:value="0.0282600000501" calcext:value-type="float">
            <text:p>0.0282600000501</text:p>
          </table:table-cell>
          <table:table-cell office:value-type="float" office:value="0.0727899968624" calcext:value-type="float">
            <text:p>0.0727899968624</text:p>
          </table:table-cell>
          <table:table-cell table:style-name="Default" office:value-type="float" office:value="-0.0197599995881" calcext:value-type="float">
            <text:p>-0.0197599995881</text:p>
          </table:table-cell>
          <table:table-cell office:value-type="float" office:value="-1.22430717945" calcext:value-type="float">
            <text:p>-1.22430717945</text:p>
          </table:table-cell>
          <table:table-cell office:value-type="float" office:value="-0.639259517193" calcext:value-type="float">
            <text:p>-0.639259517193</text:p>
          </table:table-cell>
          <table:table-cell office:value-type="float" office:value="-0.880203306675" calcext:value-type="float">
            <text:p>-0.880203306675</text:p>
          </table:table-cell>
          <table:table-cell/>
          <table:table-cell office:value-type="float" office:value="0.000809999997728" calcext:value-type="float">
            <text:p>0.000809999997728</text:p>
          </table:table-cell>
          <table:table-cell/>
          <table:table-cell office:value-type="float" office:value="6.20040512085" calcext:value-type="float">
            <text:p>6.20040512085</text:p>
          </table:table-cell>
          <table:table-cell table:number-columns-repeated="9"/>
        </table:table-row>
        <table:table-row table:style-name="ro1">
          <table:table-cell office:value-type="float" office:value="1.59186975805221E+018" calcext:value-type="float">
            <text:p>1.59186975805221E+018</text:p>
          </table:table-cell>
          <table:table-cell table:formula="of:=([.A122]-1.59186975110116E+018)*0.000000001" office:value-type="float" office:value="6.951049984" calcext:value-type="float">
            <text:p>6.951049984</text:p>
          </table:table-cell>
          <table:table-cell office:value-type="float" office:value="0.0798999965191" calcext:value-type="float">
            <text:p>0.0798999965191</text:p>
          </table:table-cell>
          <table:table-cell office:value-type="float" office:value="0.0280399993062" calcext:value-type="float">
            <text:p>0.0280399993062</text:p>
          </table:table-cell>
          <table:table-cell office:value-type="float" office:value="0.0722199976444" calcext:value-type="float">
            <text:p>0.0722199976444</text:p>
          </table:table-cell>
          <table:table-cell table:style-name="Default" office:value-type="float" office:value="-0.0195899996907" calcext:value-type="float">
            <text:p>-0.0195899996907</text:p>
          </table:table-cell>
          <table:table-cell office:value-type="float" office:value="-1.22292923927" calcext:value-type="float">
            <text:p>-1.22292923927</text:p>
          </table:table-cell>
          <table:table-cell office:value-type="float" office:value="-0.635708630085" calcext:value-type="float">
            <text:p>-0.635708630085</text:p>
          </table:table-cell>
          <table:table-cell office:value-type="float" office:value="-0.8811596632" calcext:value-type="float">
            <text:p>-0.8811596632</text:p>
          </table:table-cell>
          <table:table-cell/>
          <table:table-cell office:value-type="float" office:value="-0.000159999995958" calcext:value-type="float">
            <text:p>-0.000159999995958</text:p>
          </table:table-cell>
          <table:table-cell/>
          <table:table-cell office:value-type="float" office:value="6.19992017746" calcext:value-type="float">
            <text:p>6.19992017746</text:p>
          </table:table-cell>
          <table:table-cell table:number-columns-repeated="9"/>
        </table:table-row>
        <table:table-row table:style-name="ro1">
          <table:table-cell office:value-type="float" office:value="1.59186975810343E+018" calcext:value-type="float">
            <text:p>1.59186975810343E+018</text:p>
          </table:table-cell>
          <table:table-cell table:formula="of:=([.A123]-1.59186975110116E+018)*0.000000001" office:value-type="float" office:value="7.00227072" calcext:value-type="float">
            <text:p>7.00227072</text:p>
          </table:table-cell>
          <table:table-cell office:value-type="float" office:value="0.0802000015974" calcext:value-type="float">
            <text:p>0.0802000015974</text:p>
          </table:table-cell>
          <table:table-cell office:value-type="float" office:value="0.0281799994409" calcext:value-type="float">
            <text:p>0.0281799994409</text:p>
          </table:table-cell>
          <table:table-cell office:value-type="float" office:value="0.0724700018764" calcext:value-type="float">
            <text:p>0.0724700018764</text:p>
          </table:table-cell>
          <table:table-cell table:style-name="Default" office:value-type="float" office:value="-0.019640000537" calcext:value-type="float">
            <text:p>-0.019640000537</text:p>
          </table:table-cell>
          <table:table-cell office:value-type="float" office:value="-1.22142851353" calcext:value-type="float">
            <text:p>-1.22142851353</text:p>
          </table:table-cell>
          <table:table-cell office:value-type="float" office:value="-0.631852090359" calcext:value-type="float">
            <text:p>-0.631852090359</text:p>
          </table:table-cell>
          <table:table-cell office:value-type="float" office:value="-0.882204830647" calcext:value-type="float">
            <text:p>-0.882204830647</text:p>
          </table:table-cell>
          <table:table-cell/>
          <table:table-cell office:value-type="float" office:value="0.000180000002729" calcext:value-type="float">
            <text:p>0.000180000002729</text:p>
          </table:table-cell>
          <table:table-cell/>
          <table:table-cell office:value-type="float" office:value="6.20008993149" calcext:value-type="float">
            <text:p>6.20008993149</text:p>
          </table:table-cell>
          <table:table-cell table:number-columns-repeated="9"/>
        </table:table-row>
        <table:table-row table:style-name="ro1">
          <table:table-cell office:value-type="float" office:value="1.59186975815541E+018" calcext:value-type="float">
            <text:p>1.59186975815541E+018</text:p>
          </table:table-cell>
          <table:table-cell table:formula="of:=([.A124]-1.59186975110116E+018)*0.000000001" office:value-type="float" office:value="7.054245888" calcext:value-type="float">
            <text:p>7.054245888</text:p>
          </table:table-cell>
          <table:table-cell office:value-type="float" office:value="0.0803000032902" calcext:value-type="float">
            <text:p>0.0803000032902</text:p>
          </table:table-cell>
          <table:table-cell office:value-type="float" office:value="0.0281700007617" calcext:value-type="float">
            <text:p>0.0281700007617</text:p>
          </table:table-cell>
          <table:table-cell office:value-type="float" office:value="0.0725800022483" calcext:value-type="float">
            <text:p>0.0725800022483</text:p>
          </table:table-cell>
          <table:table-cell table:style-name="Default" office:value-type="float" office:value="-0.0196499992162" calcext:value-type="float">
            <text:p>-0.0196499992162</text:p>
          </table:table-cell>
          <table:table-cell office:value-type="float" office:value="-1.2199600935" calcext:value-type="float">
            <text:p>-1.2199600935</text:p>
          </table:table-cell>
          <table:table-cell office:value-type="float" office:value="-0.628069162369" calcext:value-type="float">
            <text:p>-0.628069162369</text:p>
          </table:table-cell>
          <table:table-cell office:value-type="float" office:value="-0.883230209351" calcext:value-type="float">
            <text:p>-0.883230209351</text:p>
          </table:table-cell>
          <table:table-cell/>
          <table:table-cell office:value-type="float" office:value="0.000180000002729" calcext:value-type="float">
            <text:p>0.000180000002729</text:p>
          </table:table-cell>
          <table:table-cell/>
          <table:table-cell office:value-type="float" office:value="6.20008993149" calcext:value-type="float">
            <text:p>6.20008993149</text:p>
          </table:table-cell>
          <table:table-cell table:number-columns-repeated="9"/>
        </table:table-row>
        <table:table-row table:style-name="ro1">
          <table:table-cell office:value-type="float" office:value="1.59186975820672E+018" calcext:value-type="float">
            <text:p>1.59186975820672E+018</text:p>
          </table:table-cell>
          <table:table-cell table:formula="of:=([.A125]-1.59186975110116E+018)*0.000000001" office:value-type="float" office:value="7.105559808" calcext:value-type="float">
            <text:p>7.105559808</text:p>
          </table:table-cell>
          <table:table-cell office:value-type="float" office:value="0.0799999982119" calcext:value-type="float">
            <text:p>0.0799999982119</text:p>
          </table:table-cell>
          <table:table-cell office:value-type="float" office:value="0.0281099993736" calcext:value-type="float">
            <text:p>0.0281099993736</text:p>
          </table:table-cell>
          <table:table-cell office:value-type="float" office:value="0.0723399966955" calcext:value-type="float">
            <text:p>0.0723399966955</text:p>
          </table:table-cell>
          <table:table-cell table:style-name="Default" office:value-type="float" office:value="-0.0195799991488" calcext:value-type="float">
            <text:p>-0.0195799991488</text:p>
          </table:table-cell>
          <table:table-cell office:value-type="float" office:value="-1.21853423119" calcext:value-type="float">
            <text:p>-1.21853423119</text:p>
          </table:table-cell>
          <table:table-cell office:value-type="float" office:value="-0.62435990572" calcext:value-type="float">
            <text:p>-0.62435990572</text:p>
          </table:table-cell>
          <table:table-cell office:value-type="float" office:value="-0.884220600128" calcext:value-type="float">
            <text:p>-0.884220600128</text:p>
          </table:table-cell>
          <table:table-cell/>
          <table:table-cell office:value-type="float" office:value="-0.000530000019353" calcext:value-type="float">
            <text:p>-0.000530000019353</text:p>
          </table:table-cell>
          <table:table-cell/>
          <table:table-cell office:value-type="float" office:value="6.19973516464" calcext:value-type="float">
            <text:p>6.19973516464</text:p>
          </table:table-cell>
          <table:table-cell table:number-columns-repeated="9"/>
        </table:table-row>
        <table:table-row table:style-name="ro1">
          <table:table-cell office:value-type="float" office:value="1.59186975830807E+018" calcext:value-type="float">
            <text:p>1.59186975830807E+018</text:p>
          </table:table-cell>
          <table:table-cell table:formula="of:=([.A126]-1.59186975110116E+018)*0.000000001" office:value-type="float" office:value="7.206909952" calcext:value-type="float">
            <text:p>7.206909952</text:p>
          </table:table-cell>
          <table:table-cell office:value-type="float" office:value="0.0803000032902" calcext:value-type="float">
            <text:p>0.0803000032902</text:p>
          </table:table-cell>
          <table:table-cell office:value-type="float" office:value="0.0281700007617" calcext:value-type="float">
            <text:p>0.0281700007617</text:p>
          </table:table-cell>
          <table:table-cell office:value-type="float" office:value="0.0725999996066" calcext:value-type="float">
            <text:p>0.0725999996066</text:p>
          </table:table-cell>
          <table:table-cell table:style-name="Default" office:value-type="float" office:value="-0.019640000537" calcext:value-type="float">
            <text:p>-0.019640000537</text:p>
          </table:table-cell>
          <table:table-cell office:value-type="float" office:value="-1.21567285061" calcext:value-type="float">
            <text:p>-1.21567285061</text:p>
          </table:table-cell>
          <table:table-cell office:value-type="float" office:value="-0.616968214512" calcext:value-type="float">
            <text:p>-0.616968214512</text:p>
          </table:table-cell>
          <table:table-cell office:value-type="float" office:value="-0.886219501495" calcext:value-type="float">
            <text:p>-0.886219501495</text:p>
          </table:table-cell>
          <table:table-cell/>
          <table:table-cell office:value-type="float" office:value="0.000319999991916" calcext:value-type="float">
            <text:p>0.000319999991916</text:p>
          </table:table-cell>
          <table:table-cell/>
          <table:table-cell office:value-type="float" office:value="6.20016002655" calcext:value-type="float">
            <text:p>6.20016002655</text:p>
          </table:table-cell>
          <table:table-cell table:number-columns-repeated="9"/>
        </table:table-row>
        <table:table-row table:style-name="ro1">
          <table:table-cell office:value-type="float" office:value="1.59186975835962E+018" calcext:value-type="float">
            <text:p>1.59186975835962E+018</text:p>
          </table:table-cell>
          <table:table-cell table:formula="of:=([.A127]-1.59186975110116E+018)*0.000000001" office:value-type="float" office:value="7.258457088" calcext:value-type="float">
            <text:p>7.258457088</text:p>
          </table:table-cell>
          <table:table-cell office:value-type="float" office:value="0.0800999999046" calcext:value-type="float">
            <text:p>0.0800999999046</text:p>
          </table:table-cell>
          <table:table-cell office:value-type="float" office:value="0.028069999069" calcext:value-type="float">
            <text:p>0.028069999069</text:p>
          </table:table-cell>
          <table:table-cell office:value-type="float" office:value="0.0724100023508" calcext:value-type="float">
            <text:p>0.0724100023508</text:p>
          </table:table-cell>
          <table:table-cell table:style-name="Default" office:value-type="float" office:value="-0.0195700004697" calcext:value-type="float">
            <text:p>-0.0195700004697</text:p>
          </table:table-cell>
          <table:table-cell office:value-type="float" office:value="-1.21424400806" calcext:value-type="float">
            <text:p>-1.21424400806</text:p>
          </table:table-cell>
          <table:table-cell office:value-type="float" office:value="-0.613281607628" calcext:value-type="float">
            <text:p>-0.613281607628</text:p>
          </table:table-cell>
          <table:table-cell office:value-type="float" office:value="-0.887218534946" calcext:value-type="float">
            <text:p>-0.8872185349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5841167E+018" calcext:value-type="float">
            <text:p>1.59186975841167E+018</text:p>
          </table:table-cell>
          <table:table-cell table:formula="of:=([.A128]-1.59186975110116E+018)*0.000000001" office:value-type="float" office:value="7.310510848" calcext:value-type="float">
            <text:p>7.310510848</text:p>
          </table:table-cell>
          <table:table-cell office:value-type="float" office:value="0.0803000032902" calcext:value-type="float">
            <text:p>0.0803000032902</text:p>
          </table:table-cell>
          <table:table-cell office:value-type="float" office:value="0.0281600002199" calcext:value-type="float">
            <text:p>0.0281600002199</text:p>
          </table:table-cell>
          <table:table-cell office:value-type="float" office:value="0.0725999996066" calcext:value-type="float">
            <text:p>0.0725999996066</text:p>
          </table:table-cell>
          <table:table-cell table:style-name="Default" office:value-type="float" office:value="-0.0196199994534" calcext:value-type="float">
            <text:p>-0.0196199994534</text:p>
          </table:table-cell>
          <table:table-cell office:value-type="float" office:value="-1.21277499199" calcext:value-type="float">
            <text:p>-1.21277499199</text:p>
          </table:table-cell>
          <table:table-cell office:value-type="float" office:value="-0.609481215477" calcext:value-type="float">
            <text:p>-0.609481215477</text:p>
          </table:table-cell>
          <table:table-cell office:value-type="float" office:value="-0.888237714767" calcext:value-type="float">
            <text:p>-0.888237714767</text:p>
          </table:table-cell>
          <table:table-cell/>
          <table:table-cell office:value-type="float" office:value="0.000490000005811" calcext:value-type="float">
            <text:p>0.000490000005811</text:p>
          </table:table-cell>
          <table:table-cell/>
          <table:table-cell office:value-type="float" office:value="6.20024490356" calcext:value-type="float">
            <text:p>6.20024490356</text:p>
          </table:table-cell>
          <table:table-cell table:number-columns-repeated="9"/>
        </table:table-row>
        <table:table-row table:style-name="ro1">
          <table:table-cell office:value-type="float" office:value="1.59186975846373E+018" calcext:value-type="float">
            <text:p>1.59186975846373E+018</text:p>
          </table:table-cell>
          <table:table-cell table:formula="of:=([.A129]-1.59186975110116E+018)*0.000000001" office:value-type="float" office:value="7.362568704" calcext:value-type="float">
            <text:p>7.362568704</text:p>
          </table:table-cell>
          <table:table-cell office:value-type="float" office:value="0.0799999982119" calcext:value-type="float">
            <text:p>0.0799999982119</text:p>
          </table:table-cell>
          <table:table-cell office:value-type="float" office:value="0.0280600003898" calcext:value-type="float">
            <text:p>0.0280600003898</text:p>
          </table:table-cell>
          <table:table-cell office:value-type="float" office:value="0.0723600015044" calcext:value-type="float">
            <text:p>0.0723600015044</text:p>
          </table:table-cell>
          <table:table-cell table:style-name="Default" office:value-type="float" office:value="-0.0195599999279" calcext:value-type="float">
            <text:p>-0.0195599999279</text:p>
          </table:table-cell>
          <table:table-cell office:value-type="float" office:value="-1.21131706238" calcext:value-type="float">
            <text:p>-1.21131706238</text:p>
          </table:table-cell>
          <table:table-cell office:value-type="float" office:value="-0.605738580227" calcext:value-type="float">
            <text:p>-0.605738580227</text:p>
          </table:table-cell>
          <table:table-cell office:value-type="float" office:value="-0.889253377914" calcext:value-type="float">
            <text:p>-0.889253377914</text:p>
          </table:table-cell>
          <table:table-cell/>
          <table:table-cell office:value-type="float" office:value="-0.000969999993686" calcext:value-type="float">
            <text:p>-0.000969999993686</text:p>
          </table:table-cell>
          <table:table-cell/>
          <table:table-cell office:value-type="float" office:value="6.19951486588" calcext:value-type="float">
            <text:p>6.19951486588</text:p>
          </table:table-cell>
          <table:table-cell table:number-columns-repeated="9"/>
        </table:table-row>
        <table:table-row table:style-name="ro1">
          <table:table-cell office:value-type="float" office:value="1.59186975851567E+018" calcext:value-type="float">
            <text:p>1.59186975851567E+018</text:p>
          </table:table-cell>
          <table:table-cell table:formula="of:=([.A130]-1.59186975110116E+018)*0.000000001" office:value-type="float" office:value="7.414507008" calcext:value-type="float">
            <text:p>7.414507008</text:p>
          </table:table-cell>
          <table:table-cell office:value-type="float" office:value="0.0802000015974" calcext:value-type="float">
            <text:p>0.0802000015974</text:p>
          </table:table-cell>
          <table:table-cell office:value-type="float" office:value="0.0281700007617" calcext:value-type="float">
            <text:p>0.0281700007617</text:p>
          </table:table-cell>
          <table:table-cell office:value-type="float" office:value="0.0724700018764" calcext:value-type="float">
            <text:p>0.0724700018764</text:p>
          </table:table-cell>
          <table:table-cell table:style-name="Default" office:value-type="float" office:value="-0.0196000002325" calcext:value-type="float">
            <text:p>-0.0196000002325</text:p>
          </table:table-cell>
          <table:table-cell office:value-type="float" office:value="-1.20983815193" calcext:value-type="float">
            <text:p>-1.20983815193</text:p>
          </table:table-cell>
          <table:table-cell office:value-type="float" office:value="-0.602000057697" calcext:value-type="float">
            <text:p>-0.602000057697</text:p>
          </table:table-cell>
          <table:table-cell office:value-type="float" office:value="-0.890270650387" calcext:value-type="float">
            <text:p>-0.890270650387</text:p>
          </table:table-cell>
          <table:table-cell/>
          <table:table-cell office:value-type="float" office:value="0.000319999991916" calcext:value-type="float">
            <text:p>0.000319999991916</text:p>
          </table:table-cell>
          <table:table-cell/>
          <table:table-cell office:value-type="float" office:value="6.20016002655" calcext:value-type="float">
            <text:p>6.20016002655</text:p>
          </table:table-cell>
          <table:table-cell table:number-columns-repeated="9"/>
        </table:table-row>
        <table:table-row table:style-name="ro1">
          <table:table-cell office:value-type="float" office:value="1.5918697585683E+018" calcext:value-type="float">
            <text:p>1.5918697585683E+018</text:p>
          </table:table-cell>
          <table:table-cell table:formula="of:=([.A131]-1.59186975110116E+018)*0.000000001" office:value-type="float" office:value="7.467131904" calcext:value-type="float">
            <text:p>7.467131904</text:p>
          </table:table-cell>
          <table:table-cell office:value-type="float" office:value="0.0800999999046" calcext:value-type="float">
            <text:p>0.0800999999046</text:p>
          </table:table-cell>
          <table:table-cell office:value-type="float" office:value="0.0281099993736" calcext:value-type="float">
            <text:p>0.0281099993736</text:p>
          </table:table-cell>
          <table:table-cell office:value-type="float" office:value="0.0724100023508" calcext:value-type="float">
            <text:p>0.0724100023508</text:p>
          </table:table-cell>
          <table:table-cell table:style-name="Default" office:value-type="float" office:value="-0.0195700004697" calcext:value-type="float">
            <text:p>-0.0195700004697</text:p>
          </table:table-cell>
          <table:table-cell office:value-type="float" office:value="-1.20834136009" calcext:value-type="float">
            <text:p>-1.20834136009</text:p>
          </table:table-cell>
          <table:table-cell office:value-type="float" office:value="-0.598134636879" calcext:value-type="float">
            <text:p>-0.598134636879</text:p>
          </table:table-cell>
          <table:table-cell office:value-type="float" office:value="-0.891320168972" calcext:value-type="float">
            <text:p>-0.891320168972</text:p>
          </table:table-cell>
          <table:table-cell/>
          <table:table-cell office:value-type="float" office:value="-0.000699999975041" calcext:value-type="float">
            <text:p>-0.000699999975041</text:p>
          </table:table-cell>
          <table:table-cell/>
          <table:table-cell office:value-type="float" office:value="6.19964981079" calcext:value-type="float">
            <text:p>6.19964981079</text:p>
          </table:table-cell>
          <table:table-cell table:number-columns-repeated="9"/>
        </table:table-row>
        <table:table-row table:style-name="ro1">
          <table:table-cell office:value-type="float" office:value="1.59186975862021E+018" calcext:value-type="float">
            <text:p>1.59186975862021E+018</text:p>
          </table:table-cell>
          <table:table-cell table:formula="of:=([.A132]-1.59186975110116E+018)*0.000000001" office:value-type="float" office:value="7.519040768" calcext:value-type="float">
            <text:p>7.519040768</text:p>
          </table:table-cell>
          <table:table-cell office:value-type="float" office:value="0.0803999975324" calcext:value-type="float">
            <text:p>0.0803999975324</text:p>
          </table:table-cell>
          <table:table-cell office:value-type="float" office:value="0.0282099992037" calcext:value-type="float">
            <text:p>0.0282099992037</text:p>
          </table:table-cell>
          <table:table-cell office:value-type="float" office:value="0.0726599991322" calcext:value-type="float">
            <text:p>0.0726599991322</text:p>
          </table:table-cell>
          <table:table-cell table:style-name="Default" office:value-type="float" office:value="-0.019640000537" calcext:value-type="float">
            <text:p>-0.019640000537</text:p>
          </table:table-cell>
          <table:table-cell office:value-type="float" office:value="-1.20690393448" calcext:value-type="float">
            <text:p>-1.20690393448</text:p>
          </table:table-cell>
          <table:table-cell office:value-type="float" office:value="-0.59443873167" calcext:value-type="float">
            <text:p>-0.59443873167</text:p>
          </table:table-cell>
          <table:table-cell office:value-type="float" office:value="-0.892316997051" calcext:value-type="float">
            <text:p>-0.892316997051</text:p>
          </table:table-cell>
          <table:table-cell/>
          <table:table-cell office:value-type="float" office:value="0.000880000006873" calcext:value-type="float">
            <text:p>0.000880000006873</text:p>
          </table:table-cell>
          <table:table-cell/>
          <table:table-cell office:value-type="float" office:value="6.20043992996" calcext:value-type="float">
            <text:p>6.20043992996</text:p>
          </table:table-cell>
          <table:table-cell table:number-columns-repeated="9"/>
        </table:table-row>
        <table:table-row table:style-name="ro1">
          <table:table-cell office:value-type="float" office:value="1.59186975867218E+018" calcext:value-type="float">
            <text:p>1.59186975867218E+018</text:p>
          </table:table-cell>
          <table:table-cell table:formula="of:=([.A133]-1.59186975110116E+018)*0.000000001" office:value-type="float" office:value="7.571020032" calcext:value-type="float">
            <text:p>7.571020032</text:p>
          </table:table-cell>
          <table:table-cell office:value-type="float" office:value="0.0803000032902" calcext:value-type="float">
            <text:p>0.0803000032902</text:p>
          </table:table-cell>
          <table:table-cell office:value-type="float" office:value="0.0281799994409" calcext:value-type="float">
            <text:p>0.0281799994409</text:p>
          </table:table-cell>
          <table:table-cell office:value-type="float" office:value="0.0725999996066" calcext:value-type="float">
            <text:p>0.0725999996066</text:p>
          </table:table-cell>
          <table:table-cell table:style-name="Default" office:value-type="float" office:value="-0.019640000537" calcext:value-type="float">
            <text:p>-0.019640000537</text:p>
          </table:table-cell>
          <table:table-cell office:value-type="float" office:value="-1.20539939404" calcext:value-type="float">
            <text:p>-1.20539939404</text:p>
          </table:table-cell>
          <table:table-cell office:value-type="float" office:value="-0.59056353569" calcext:value-type="float">
            <text:p>-0.59056353569</text:p>
          </table:table-cell>
          <table:table-cell office:value-type="float" office:value="-0.893375396729" calcext:value-type="float">
            <text:p>-0.893375396729</text:p>
          </table:table-cell>
          <table:table-cell/>
          <table:table-cell office:value-type="float" office:value="0.000180000002729" calcext:value-type="float">
            <text:p>0.000180000002729</text:p>
          </table:table-cell>
          <table:table-cell/>
          <table:table-cell office:value-type="float" office:value="6.20008993149" calcext:value-type="float">
            <text:p>6.20008993149</text:p>
          </table:table-cell>
          <table:table-cell table:number-columns-repeated="9"/>
        </table:table-row>
        <table:table-row table:style-name="ro1">
          <table:table-cell office:value-type="float" office:value="1.59186975872424E+018" calcext:value-type="float">
            <text:p>1.59186975872424E+018</text:p>
          </table:table-cell>
          <table:table-cell table:formula="of:=([.A134]-1.59186975110116E+018)*0.000000001" office:value-type="float" office:value="7.623074048" calcext:value-type="float">
            <text:p>7.623074048</text:p>
          </table:table-cell>
          <table:table-cell office:value-type="float" office:value="0.0778999999166" calcext:value-type="float">
            <text:p>0.0778999999166</text:p>
          </table:table-cell>
          <table:table-cell office:value-type="float" office:value="0.0271400008351" calcext:value-type="float">
            <text:p>0.0271400008351</text:p>
          </table:table-cell>
          <table:table-cell office:value-type="float" office:value="0.0705299973488" calcext:value-type="float">
            <text:p>0.0705299973488</text:p>
          </table:table-cell>
          <table:table-cell table:style-name="Default" office:value-type="float" office:value="-0.0189999993891" calcext:value-type="float">
            <text:p>-0.0189999993891</text:p>
          </table:table-cell>
          <table:table-cell office:value-type="float" office:value="-1.20452427864" calcext:value-type="float">
            <text:p>-1.20452427864</text:p>
          </table:table-cell>
          <table:table-cell office:value-type="float" office:value="-0.587952315807" calcext:value-type="float">
            <text:p>-0.587952315807</text:p>
          </table:table-cell>
          <table:table-cell office:value-type="float" office:value="-0.894040584564" calcext:value-type="float">
            <text:p>-0.894040584564</text:p>
          </table:table-cell>
          <table:table-cell/>
          <table:table-cell office:value-type="float" office:value="-0.00422000000253" calcext:value-type="float">
            <text:p>-0.00422000000253</text:p>
          </table:table-cell>
          <table:table-cell/>
          <table:table-cell office:value-type="float" office:value="6.19788980484" calcext:value-type="float">
            <text:p>6.19788980484</text:p>
          </table:table-cell>
          <table:table-cell table:number-columns-repeated="9"/>
        </table:table-row>
        <table:table-row table:style-name="ro1">
          <table:table-cell office:value-type="float" office:value="1.59186975877616E+018" calcext:value-type="float">
            <text:p>1.59186975877616E+018</text:p>
          </table:table-cell>
          <table:table-cell table:formula="of:=([.A135]-1.59186975110116E+018)*0.000000001" office:value-type="float" office:value="7.674999808" calcext:value-type="float">
            <text:p>7.674999808</text:p>
          </table:table-cell>
          <table:table-cell office:value-type="float" office:value="0.0716999992728" calcext:value-type="float">
            <text:p>0.0716999992728</text:p>
          </table:table-cell>
          <table:table-cell office:value-type="float" office:value="0.02517000027" calcext:value-type="float">
            <text:p>0.02517000027</text:p>
          </table:table-cell>
          <table:table-cell office:value-type="float" office:value="0.0648199990392" calcext:value-type="float">
            <text:p>0.0648199990392</text:p>
          </table:table-cell>
          <table:table-cell table:style-name="Default" office:value-type="float" office:value="-0.0175299998373" calcext:value-type="float">
            <text:p>-0.0175299998373</text:p>
          </table:table-cell>
          <table:table-cell office:value-type="float" office:value="-1.20420408249" calcext:value-type="float">
            <text:p>-1.20420408249</text:p>
          </table:table-cell>
          <table:table-cell office:value-type="float" office:value="-0.587451040745" calcext:value-type="float">
            <text:p>-0.587451040745</text:p>
          </table:table-cell>
          <table:table-cell office:value-type="float" office:value="-0.89420568943" calcext:value-type="float">
            <text:p>-0.89420568943</text:p>
          </table:table-cell>
          <table:table-cell/>
          <table:table-cell office:value-type="float" office:value="-0.0145800001919" calcext:value-type="float">
            <text:p>-0.0145800001919</text:p>
          </table:table-cell>
          <table:table-cell/>
          <table:table-cell office:value-type="float" office:value="6.19270992279" calcext:value-type="float">
            <text:p>6.19270992279</text:p>
          </table:table-cell>
          <table:table-cell table:number-columns-repeated="9"/>
        </table:table-row>
        <table:table-row table:style-name="ro1">
          <table:table-cell office:value-type="float" office:value="1.59186975882816E+018" calcext:value-type="float">
            <text:p>1.59186975882816E+018</text:p>
          </table:table-cell>
          <table:table-cell table:formula="of:=([.A136]-1.59186975110116E+018)*0.000000001" office:value-type="float" office:value="7.726998784" calcext:value-type="float">
            <text:p>7.726998784</text:p>
          </table:table-cell>
          <table:table-cell office:value-type="float" office:value="0.0627000033855" calcext:value-type="float">
            <text:p>0.0627000033855</text:p>
          </table:table-cell>
          <table:table-cell office:value-type="float" office:value="0.0214499998838" calcext:value-type="float">
            <text:p>0.0214499998838</text:p>
          </table:table-cell>
          <table:table-cell office:value-type="float" office:value="0.0568699985743" calcext:value-type="float">
            <text:p>0.0568699985743</text:p>
          </table:table-cell>
          <table:table-cell table:style-name="Default" office:value-type="float" office:value="-0.0152500001714" calcext:value-type="float">
            <text:p>-0.0152500001714</text:p>
          </table:table-cell>
          <table:table-cell office:value-type="float" office:value="-1.20451641083" calcext:value-type="float">
            <text:p>-1.20451641083</text:p>
          </table:table-cell>
          <table:table-cell office:value-type="float" office:value="-0.587392628193" calcext:value-type="float">
            <text:p>-0.587392628193</text:p>
          </table:table-cell>
          <table:table-cell office:value-type="float" office:value="-0.894151210785" calcext:value-type="float">
            <text:p>-0.894151210785</text:p>
          </table:table-cell>
          <table:table-cell/>
          <table:table-cell office:value-type="float" office:value="-0.0338400006294" calcext:value-type="float">
            <text:p>-0.0338400006294</text:p>
          </table:table-cell>
          <table:table-cell/>
          <table:table-cell office:value-type="float" office:value="6.18308019638" calcext:value-type="float">
            <text:p>6.18308019638</text:p>
          </table:table-cell>
          <table:table-cell table:number-columns-repeated="9"/>
        </table:table-row>
        <table:table-row table:style-name="ro1">
          <table:table-cell office:value-type="float" office:value="1.59186975893008E+018" calcext:value-type="float">
            <text:p>1.59186975893008E+018</text:p>
          </table:table-cell>
          <table:table-cell table:formula="of:=([.A137]-1.59186975110116E+018)*0.000000001" office:value-type="float" office:value="7.828914688" calcext:value-type="float">
            <text:p>7.828914688</text:p>
          </table:table-cell>
          <table:table-cell office:value-type="float" office:value="0.0542999990284" calcext:value-type="float">
            <text:p>0.0542999990284</text:p>
          </table:table-cell>
          <table:table-cell office:value-type="float" office:value="0.00915000028908" calcext:value-type="float">
            <text:p>0.00915000028908</text:p>
          </table:table-cell>
          <table:table-cell office:value-type="float" office:value="0.0520900003612" calcext:value-type="float">
            <text:p>0.0520900003612</text:p>
          </table:table-cell>
          <table:table-cell table:style-name="Default" office:value-type="float" office:value="-0.012319999747" calcext:value-type="float">
            <text:p>-0.012319999747</text:p>
          </table:table-cell>
          <table:table-cell office:value-type="float" office:value="-1.20902335644" calcext:value-type="float">
            <text:p>-1.20902335644</text:p>
          </table:table-cell>
          <table:table-cell office:value-type="float" office:value="-0.583566904068" calcext:value-type="float">
            <text:p>-0.583566904068</text:p>
          </table:table-cell>
          <table:table-cell office:value-type="float" office:value="-0.894249081612" calcext:value-type="float">
            <text:p>-0.894249081612</text:p>
          </table:table-cell>
          <table:table-cell/>
          <table:table-cell office:value-type="float" office:value="-0.0452300012112" calcext:value-type="float">
            <text:p>-0.0452300012112</text:p>
          </table:table-cell>
          <table:table-cell/>
          <table:table-cell office:value-type="float" office:value="6.17738485336" calcext:value-type="float">
            <text:p>6.17738485336</text:p>
          </table:table-cell>
          <table:table-cell table:number-columns-repeated="9"/>
        </table:table-row>
        <table:table-row table:style-name="ro1">
          <table:table-cell office:value-type="float" office:value="1.59186975898186E+018" calcext:value-type="float">
            <text:p>1.59186975898186E+018</text:p>
          </table:table-cell>
          <table:table-cell table:formula="of:=([.A138]-1.59186975110116E+018)*0.000000001" office:value-type="float" office:value="7.880692992" calcext:value-type="float">
            <text:p>7.880692992</text:p>
          </table:table-cell>
          <table:table-cell office:value-type="float" office:value="0.0522999987006" calcext:value-type="float">
            <text:p>0.0522999987006</text:p>
          </table:table-cell>
          <table:table-cell office:value-type="float" office:value="0.00200999993831" calcext:value-type="float">
            <text:p>0.00200999993831</text:p>
          </table:table-cell>
          <table:table-cell office:value-type="float" office:value="0.0511800013483" calcext:value-type="float">
            <text:p>0.0511800013483</text:p>
          </table:table-cell>
          <table:table-cell table:style-name="Default" office:value-type="float" office:value="-0.0105100004002" calcext:value-type="float">
            <text:p>-0.0105100004002</text:p>
          </table:table-cell>
          <table:table-cell office:value-type="float" office:value="-1.21163165569" calcext:value-type="float">
            <text:p>-1.21163165569</text:p>
          </table:table-cell>
          <table:table-cell office:value-type="float" office:value="-0.580300807953" calcext:value-type="float">
            <text:p>-0.580300807953</text:p>
          </table:table-cell>
          <table:table-cell office:value-type="float" office:value="-0.894231617451" calcext:value-type="float">
            <text:p>-0.894231617451</text:p>
          </table:table-cell>
          <table:table-cell/>
          <table:table-cell office:value-type="float" office:value="-0.0491099990904" calcext:value-type="float">
            <text:p>-0.0491099990904</text:p>
          </table:table-cell>
          <table:table-cell/>
          <table:table-cell office:value-type="float" office:value="6.1754450798" calcext:value-type="float">
            <text:p>6.1754450798</text:p>
          </table:table-cell>
          <table:table-cell table:number-columns-repeated="9"/>
        </table:table-row>
        <table:table-row table:style-name="ro1">
          <table:table-cell office:value-type="float" office:value="1.59186975903404E+018" calcext:value-type="float">
            <text:p>1.59186975903404E+018</text:p>
          </table:table-cell>
          <table:table-cell table:formula="of:=([.A139]-1.59186975110116E+018)*0.000000001" office:value-type="float" office:value="7.932877824" calcext:value-type="float">
            <text:p>7.932877824</text:p>
          </table:table-cell>
          <table:table-cell office:value-type="float" office:value="0.0522000007331" calcext:value-type="float">
            <text:p>0.0522000007331</text:p>
          </table:table-cell>
          <table:table-cell office:value-type="float" office:value="-0.00390999997035" calcext:value-type="float">
            <text:p>-0.00390999997035</text:p>
          </table:table-cell>
          <table:table-cell office:value-type="float" office:value="0.0512799993157" calcext:value-type="float">
            <text:p>0.0512799993157</text:p>
          </table:table-cell>
          <table:table-cell table:style-name="Default" office:value-type="float" office:value="-0.00870999973267" calcext:value-type="float">
            <text:p>-0.00870999973267</text:p>
          </table:table-cell>
          <table:table-cell office:value-type="float" office:value="-1.21354532242" calcext:value-type="float">
            <text:p>-1.21354532242</text:p>
          </table:table-cell>
          <table:table-cell office:value-type="float" office:value="-0.576490461826" calcext:value-type="float">
            <text:p>-0.576490461826</text:p>
          </table:table-cell>
          <table:table-cell office:value-type="float" office:value="-0.894221484661" calcext:value-type="float">
            <text:p>-0.894221484661</text:p>
          </table:table-cell>
          <table:table-cell/>
          <table:table-cell office:value-type="float" office:value="-0.0487499982119" calcext:value-type="float">
            <text:p>-0.0487499982119</text:p>
          </table:table-cell>
          <table:table-cell/>
          <table:table-cell office:value-type="float" office:value="6.17562484741" calcext:value-type="float">
            <text:p>6.17562484741</text:p>
          </table:table-cell>
          <table:table-cell table:number-columns-repeated="9"/>
        </table:table-row>
        <table:table-row table:style-name="ro1">
          <table:table-cell office:value-type="float" office:value="1.59186975908672E+018" calcext:value-type="float">
            <text:p>1.59186975908672E+018</text:p>
          </table:table-cell>
          <table:table-cell table:formula="of:=([.A140]-1.59186975110116E+018)*0.000000001" office:value-type="float" office:value="7.985559808" calcext:value-type="float">
            <text:p>7.985559808</text:p>
          </table:table-cell>
          <table:table-cell office:value-type="float" office:value="0.0527000017464" calcext:value-type="float">
            <text:p>0.0527000017464</text:p>
          </table:table-cell>
          <table:table-cell office:value-type="float" office:value="-0.00820999965072" calcext:value-type="float">
            <text:p>-0.00820999965072</text:p>
          </table:table-cell>
          <table:table-cell office:value-type="float" office:value="0.051550000906" calcext:value-type="float">
            <text:p>0.051550000906</text:p>
          </table:table-cell>
          <table:table-cell table:style-name="Default" office:value-type="float" office:value="-0.00694999983534" calcext:value-type="float">
            <text:p>-0.00694999983534</text:p>
          </table:table-cell>
          <table:table-cell office:value-type="float" office:value="-1.21452701092" calcext:value-type="float">
            <text:p>-1.21452701092</text:p>
          </table:table-cell>
          <table:table-cell office:value-type="float" office:value="-0.572560727596" calcext:value-type="float">
            <text:p>-0.572560727596</text:p>
          </table:table-cell>
          <table:table-cell office:value-type="float" office:value="-0.894239544868" calcext:value-type="float">
            <text:p>-0.894239544868</text:p>
          </table:table-cell>
          <table:table-cell/>
          <table:table-cell office:value-type="float" office:value="-0.0481600016356" calcext:value-type="float">
            <text:p>-0.0481600016356</text:p>
          </table:table-cell>
          <table:table-cell/>
          <table:table-cell office:value-type="float" office:value="6.17592000961" calcext:value-type="float">
            <text:p>6.17592000961</text:p>
          </table:table-cell>
          <table:table-cell table:number-columns-repeated="9"/>
        </table:table-row>
        <table:table-row table:style-name="ro1">
          <table:table-cell office:value-type="float" office:value="1.59186975913908E+018" calcext:value-type="float">
            <text:p>1.59186975913908E+018</text:p>
          </table:table-cell>
          <table:table-cell table:formula="of:=([.A141]-1.59186975110116E+018)*0.000000001" office:value-type="float" office:value="8.037917952" calcext:value-type="float">
            <text:p>8.037917952</text:p>
          </table:table-cell>
          <table:table-cell office:value-type="float" office:value="0.0529999993742" calcext:value-type="float">
            <text:p>0.0529999993742</text:p>
          </table:table-cell>
          <table:table-cell office:value-type="float" office:value="-0.0115599995479" calcext:value-type="float">
            <text:p>-0.0115599995479</text:p>
          </table:table-cell>
          <table:table-cell office:value-type="float" office:value="0.0514900013804" calcext:value-type="float">
            <text:p>0.0514900013804</text:p>
          </table:table-cell>
          <table:table-cell table:style-name="Default" office:value-type="float" office:value="-0.00510999979451" calcext:value-type="float">
            <text:p>-0.00510999979451</text:p>
          </table:table-cell>
          <table:table-cell office:value-type="float" office:value="-1.21493852139" calcext:value-type="float">
            <text:p>-1.21493852139</text:p>
          </table:table-cell>
          <table:table-cell office:value-type="float" office:value="-0.568747639656" calcext:value-type="float">
            <text:p>-0.568747639656</text:p>
          </table:table-cell>
          <table:table-cell office:value-type="float" office:value="-0.894237756729" calcext:value-type="float">
            <text:p>-0.894237756729</text:p>
          </table:table-cell>
          <table:table-cell/>
          <table:table-cell office:value-type="float" office:value="-0.0474799983203" calcext:value-type="float">
            <text:p>-0.0474799983203</text:p>
          </table:table-cell>
          <table:table-cell/>
          <table:table-cell office:value-type="float" office:value="6.17625999451" calcext:value-type="float">
            <text:p>6.17625999451</text:p>
          </table:table-cell>
          <table:table-cell table:number-columns-repeated="9"/>
        </table:table-row>
        <table:table-row table:style-name="ro1">
          <table:table-cell office:value-type="float" office:value="1.59186975919103E+018" calcext:value-type="float">
            <text:p>1.59186975919103E+018</text:p>
          </table:table-cell>
          <table:table-cell table:formula="of:=([.A142]-1.59186975110116E+018)*0.000000001" office:value-type="float" office:value="8.089866752" calcext:value-type="float">
            <text:p>8.089866752</text:p>
          </table:table-cell>
          <table:table-cell office:value-type="float" office:value="0.0542999990284" calcext:value-type="float">
            <text:p>0.0542999990284</text:p>
          </table:table-cell>
          <table:table-cell office:value-type="float" office:value="-0.0172400008887" calcext:value-type="float">
            <text:p>-0.0172400008887</text:p>
          </table:table-cell>
          <table:table-cell office:value-type="float" office:value="0.0513999983668" calcext:value-type="float">
            <text:p>0.0513999983668</text:p>
          </table:table-cell>
          <table:table-cell table:style-name="Default" office:value-type="float" office:value="-0.00295000011101" calcext:value-type="float">
            <text:p>-0.00295000011101</text:p>
          </table:table-cell>
          <table:table-cell office:value-type="float" office:value="-1.21674704552" calcext:value-type="float">
            <text:p>-1.21674704552</text:p>
          </table:table-cell>
          <table:table-cell office:value-type="float" office:value="-0.565098047256" calcext:value-type="float">
            <text:p>-0.565098047256</text:p>
          </table:table-cell>
          <table:table-cell office:value-type="float" office:value="-0.894000470638" calcext:value-type="float">
            <text:p>-0.894000470638</text:p>
          </table:table-cell>
          <table:table-cell/>
          <table:table-cell office:value-type="float" office:value="-0.04571999982" calcext:value-type="float">
            <text:p>-0.04571999982</text:p>
          </table:table-cell>
          <table:table-cell/>
          <table:table-cell office:value-type="float" office:value="6.1771402359" calcext:value-type="float">
            <text:p>6.1771402359</text:p>
          </table:table-cell>
          <table:table-cell table:number-columns-repeated="9"/>
        </table:table-row>
        <table:table-row table:style-name="ro1">
          <table:table-cell office:value-type="float" office:value="1.59186975924255E+018" calcext:value-type="float">
            <text:p>1.59186975924255E+018</text:p>
          </table:table-cell>
          <table:table-cell table:formula="of:=([.A143]-1.59186975110116E+018)*0.000000001" office:value-type="float" office:value="8.141388032" calcext:value-type="float">
            <text:p>8.141388032</text:p>
          </table:table-cell>
          <table:table-cell office:value-type="float" office:value="0.0529999993742" calcext:value-type="float">
            <text:p>0.0529999993742</text:p>
          </table:table-cell>
          <table:table-cell office:value-type="float" office:value="-0.0254200007766" calcext:value-type="float">
            <text:p>-0.0254200007766</text:p>
          </table:table-cell>
          <table:table-cell office:value-type="float" office:value="0.0464899986982" calcext:value-type="float">
            <text:p>0.0464899986982</text:p>
          </table:table-cell>
          <table:table-cell table:style-name="Default" office:value-type="float" office:value="-0.00132000003941" calcext:value-type="float">
            <text:p>-0.00132000003941</text:p>
          </table:table-cell>
          <table:table-cell office:value-type="float" office:value="-1.21989548206" calcext:value-type="float">
            <text:p>-1.21989548206</text:p>
          </table:table-cell>
          <table:table-cell office:value-type="float" office:value="-0.564047396183" calcext:value-type="float">
            <text:p>-0.564047396183</text:p>
          </table:table-cell>
          <table:table-cell office:value-type="float" office:value="-0.894126296043" calcext:value-type="float">
            <text:p>-0.894126296043</text:p>
          </table:table-cell>
          <table:table-cell/>
          <table:table-cell office:value-type="float" office:value="-0.0478600002825" calcext:value-type="float">
            <text:p>-0.0478600002825</text:p>
          </table:table-cell>
          <table:table-cell/>
          <table:table-cell office:value-type="float" office:value="6.17607021332" calcext:value-type="float">
            <text:p>6.17607021332</text:p>
          </table:table-cell>
          <table:table-cell table:number-columns-repeated="9"/>
        </table:table-row>
        <table:table-row table:style-name="ro1">
          <table:table-cell office:value-type="float" office:value="1.59186975929477E+018" calcext:value-type="float">
            <text:p>1.59186975929477E+018</text:p>
          </table:table-cell>
          <table:table-cell table:formula="of:=([.A144]-1.59186975110116E+018)*0.000000001" office:value-type="float" office:value="8.193606912" calcext:value-type="float">
            <text:p>8.193606912</text:p>
          </table:table-cell>
          <table:table-cell office:value-type="float" office:value="0.0540999993682" calcext:value-type="float">
            <text:p>0.0540999993682</text:p>
          </table:table-cell>
          <table:table-cell office:value-type="float" office:value="-0.0344999991357" calcext:value-type="float">
            <text:p>-0.0344999991357</text:p>
          </table:table-cell>
          <table:table-cell office:value-type="float" office:value="0.0416899994016" calcext:value-type="float">
            <text:p>0.0416899994016</text:p>
          </table:table-cell>
          <table:table-cell table:style-name="Default" office:value-type="float" office:value="-0.000239999993937" calcext:value-type="float">
            <text:p>-0.000239999993937</text:p>
          </table:table-cell>
          <table:table-cell office:value-type="float" office:value="-1.22420883179" calcext:value-type="float">
            <text:p>-1.22420883179</text:p>
          </table:table-cell>
          <table:table-cell office:value-type="float" office:value="-0.564168691635" calcext:value-type="float">
            <text:p>-0.564168691635</text:p>
          </table:table-cell>
          <table:table-cell office:value-type="float" office:value="-0.894179999828" calcext:value-type="float">
            <text:p>-0.894179999828</text:p>
          </table:table-cell>
          <table:table-cell/>
          <table:table-cell office:value-type="float" office:value="-0.0417199991643" calcext:value-type="float">
            <text:p>-0.0417199991643</text:p>
          </table:table-cell>
          <table:table-cell/>
          <table:table-cell office:value-type="float" office:value="6.17914009094" calcext:value-type="float">
            <text:p>6.17914009094</text:p>
          </table:table-cell>
          <table:table-cell table:number-columns-repeated="9"/>
        </table:table-row>
        <table:table-row table:style-name="ro1">
          <table:table-cell office:value-type="float" office:value="1.59186975934871E+018" calcext:value-type="float">
            <text:p>1.59186975934871E+018</text:p>
          </table:table-cell>
          <table:table-cell table:formula="of:=([.A145]-1.59186975110116E+018)*0.000000001" office:value-type="float" office:value="8.247540992" calcext:value-type="float">
            <text:p>8.247540992</text:p>
          </table:table-cell>
          <table:table-cell office:value-type="float" office:value="0.0588000006974" calcext:value-type="float">
            <text:p>0.0588000006974</text:p>
          </table:table-cell>
          <table:table-cell office:value-type="float" office:value="-0.0426499992609" calcext:value-type="float">
            <text:p>-0.0426499992609</text:p>
          </table:table-cell>
          <table:table-cell office:value-type="float" office:value="0.04049000144" calcext:value-type="float">
            <text:p>0.04049000144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1.22862482071" calcext:value-type="float">
            <text:p>-1.22862482071</text:p>
          </table:table-cell>
          <table:table-cell office:value-type="float" office:value="-0.564267873764" calcext:value-type="float">
            <text:p>-0.564267873764</text:p>
          </table:table-cell>
          <table:table-cell office:value-type="float" office:value="-0.894185781479" calcext:value-type="float">
            <text:p>-0.894185781479</text:p>
          </table:table-cell>
          <table:table-cell/>
          <table:table-cell office:value-type="float" office:value="-0.0225300006568" calcext:value-type="float">
            <text:p>-0.0225300006568</text:p>
          </table:table-cell>
          <table:table-cell/>
          <table:table-cell office:value-type="float" office:value="6.18873500824" calcext:value-type="float">
            <text:p>6.18873500824</text:p>
          </table:table-cell>
          <table:table-cell table:number-columns-repeated="9"/>
        </table:table-row>
        <table:table-row table:style-name="ro1">
          <table:table-cell office:value-type="float" office:value="1.5918697594007E+018" calcext:value-type="float">
            <text:p>1.5918697594007E+018</text:p>
          </table:table-cell>
          <table:table-cell table:formula="of:=([.A146]-1.59186975110116E+018)*0.000000001" office:value-type="float" office:value="8.2995328" calcext:value-type="float">
            <text:p>8.2995328</text:p>
          </table:table-cell>
          <table:table-cell office:value-type="float" office:value="0.0636999979615" calcext:value-type="float">
            <text:p>0.0636999979615</text:p>
          </table:table-cell>
          <table:table-cell office:value-type="float" office:value="-0.0493500009179" calcext:value-type="float">
            <text:p>-0.0493500009179</text:p>
          </table:table-cell>
          <table:table-cell office:value-type="float" office:value="0.0402900017798" calcext:value-type="float">
            <text:p>0.0402900017798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1.23276925087" calcext:value-type="float">
            <text:p>-1.23276925087</text:p>
          </table:table-cell>
          <table:table-cell office:value-type="float" office:value="-0.5643273592" calcext:value-type="float">
            <text:p>-0.5643273592</text:p>
          </table:table-cell>
          <table:table-cell office:value-type="float" office:value="-0.894167244434" calcext:value-type="float">
            <text:p>-0.894167244434</text:p>
          </table:table-cell>
          <table:table-cell/>
          <table:table-cell office:value-type="float" office:value="0.00175000005402" calcext:value-type="float">
            <text:p>0.00175000005402</text:p>
          </table:table-cell>
          <table:table-cell/>
          <table:table-cell office:value-type="float" office:value="6.20087480545" calcext:value-type="float">
            <text:p>6.20087480545</text:p>
          </table:table-cell>
          <table:table-cell table:number-columns-repeated="9"/>
        </table:table-row>
        <table:table-row table:style-name="ro1">
          <table:table-cell office:value-type="float" office:value="1.59186975945279E+018" calcext:value-type="float">
            <text:p>1.59186975945279E+018</text:p>
          </table:table-cell>
          <table:table-cell table:formula="of:=([.A147]-1.59186975110116E+018)*0.000000001" office:value-type="float" office:value="8.35162368" calcext:value-type="float">
            <text:p>8.35162368</text:p>
          </table:table-cell>
          <table:table-cell office:value-type="float" office:value="0.0645999982953" calcext:value-type="float">
            <text:p>0.0645999982953</text:p>
          </table:table-cell>
          <table:table-cell office:value-type="float" office:value="-0.0532100014389" calcext:value-type="float">
            <text:p>-0.0532100014389</text:p>
          </table:table-cell>
          <table:table-cell office:value-type="float" office:value="0.0366600006819" calcext:value-type="float">
            <text:p>0.0366600006819</text:p>
          </table:table-cell>
          <table:table-cell table:style-name="Default" office:value-type="float" office:value="0.000140000003739" calcext:value-type="float">
            <text:p>0.000140000003739</text:p>
          </table:table-cell>
          <table:table-cell office:value-type="float" office:value="-1.23683810234" calcext:value-type="float">
            <text:p>-1.23683810234</text:p>
          </table:table-cell>
          <table:table-cell office:value-type="float" office:value="-0.564402639866" calcext:value-type="float">
            <text:p>-0.564402639866</text:p>
          </table:table-cell>
          <table:table-cell office:value-type="float" office:value="-0.894175648689" calcext:value-type="float">
            <text:p>-0.894175648689</text:p>
          </table:table-cell>
          <table:table-cell/>
          <table:table-cell office:value-type="float" office:value="0.0197100006044" calcext:value-type="float">
            <text:p>0.0197100006044</text:p>
          </table:table-cell>
          <table:table-cell/>
          <table:table-cell office:value-type="float" office:value="6.20985507965" calcext:value-type="float">
            <text:p>6.20985507965</text:p>
          </table:table-cell>
          <table:table-cell table:number-columns-repeated="9"/>
        </table:table-row>
        <table:table-row table:style-name="ro1">
          <table:table-cell office:value-type="float" office:value="1.59186975950402E+018" calcext:value-type="float">
            <text:p>1.59186975950402E+018</text:p>
          </table:table-cell>
          <table:table-cell table:formula="of:=([.A148]-1.59186975110116E+018)*0.000000001" office:value-type="float" office:value="8.402856704" calcext:value-type="float">
            <text:p>8.402856704</text:p>
          </table:table-cell>
          <table:table-cell office:value-type="float" office:value="0.0640000030398" calcext:value-type="float">
            <text:p>0.0640000030398</text:p>
          </table:table-cell>
          <table:table-cell office:value-type="float" office:value="-0.056439999491" calcext:value-type="float">
            <text:p>-0.056439999491</text:p>
          </table:table-cell>
          <table:table-cell office:value-type="float" office:value="0.0302499998361" calcext:value-type="float">
            <text:p>0.0302499998361</text:p>
          </table:table-cell>
          <table:table-cell office:value-type="float" office:value="0.0000900000013644" calcext:value-type="float">
            <text:p>9.00E-05</text:p>
          </table:table-cell>
          <table:table-cell office:value-type="float" office:value="-1.24110090733" calcext:value-type="float">
            <text:p>-1.24110090733</text:p>
          </table:table-cell>
          <table:table-cell office:value-type="float" office:value="-0.564507722855" calcext:value-type="float">
            <text:p>-0.564507722855</text:p>
          </table:table-cell>
          <table:table-cell office:value-type="float" office:value="-0.8941847682" calcext:value-type="float">
            <text:p>-0.8941847682</text:p>
          </table:table-cell>
          <table:table-cell/>
          <table:table-cell office:value-type="float" office:value="0.0224099997431" calcext:value-type="float">
            <text:p>0.0224099997431</text:p>
          </table:table-cell>
          <table:table-cell/>
          <table:table-cell office:value-type="float" office:value="6.21120500565" calcext:value-type="float">
            <text:p>6.21120500565</text:p>
          </table:table-cell>
          <table:table-cell table:number-columns-repeated="9"/>
        </table:table-row>
        <table:table-row table:style-name="ro1">
          <table:table-cell office:value-type="float" office:value="1.59186975955599E+018" calcext:value-type="float">
            <text:p>1.59186975955599E+018</text:p>
          </table:table-cell>
          <table:table-cell table:formula="of:=([.A149]-1.59186975110116E+018)*0.000000001" office:value-type="float" office:value="8.45482752" calcext:value-type="float">
            <text:p>8.45482752</text:p>
          </table:table-cell>
          <table:table-cell office:value-type="float" office:value="0.0648000016809" calcext:value-type="float">
            <text:p>0.0648000016809</text:p>
          </table:table-cell>
          <table:table-cell office:value-type="float" office:value="-0.0606300011277" calcext:value-type="float">
            <text:p>-0.0606300011277</text:p>
          </table:table-cell>
          <table:table-cell office:value-type="float" office:value="0.0228000003844" calcext:value-type="float">
            <text:p>0.0228000003844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 office:value-type="float" office:value="-1.24519133568" calcext:value-type="float">
            <text:p>-1.24519133568</text:p>
          </table:table-cell>
          <table:table-cell office:value-type="float" office:value="-0.564592242241" calcext:value-type="float">
            <text:p>-0.564592242241</text:p>
          </table:table-cell>
          <table:table-cell office:value-type="float" office:value="-0.894165754318" calcext:value-type="float">
            <text:p>-0.894165754318</text:p>
          </table:table-cell>
          <table:table-cell/>
          <table:table-cell office:value-type="float" office:value="0.0241400003433" calcext:value-type="float">
            <text:p>0.0241400003433</text:p>
          </table:table-cell>
          <table:table-cell/>
          <table:table-cell office:value-type="float" office:value="6.21206998825" calcext:value-type="float">
            <text:p>6.21206998825</text:p>
          </table:table-cell>
          <table:table-cell table:number-columns-repeated="9"/>
        </table:table-row>
        <table:table-row table:style-name="ro1">
          <table:table-cell office:value-type="float" office:value="1.59186975960792E+018" calcext:value-type="float">
            <text:p>1.59186975960792E+018</text:p>
          </table:table-cell>
          <table:table-cell table:formula="of:=([.A150]-1.59186975110116E+018)*0.000000001" office:value-type="float" office:value="8.506753024" calcext:value-type="float">
            <text:p>8.506753024</text:p>
          </table:table-cell>
          <table:table-cell office:value-type="float" office:value="0.068400003016" calcext:value-type="float">
            <text:p>0.068400003016</text:p>
          </table:table-cell>
          <table:table-cell office:value-type="float" office:value="-0.0666799992323" calcext:value-type="float">
            <text:p>-0.0666799992323</text:p>
          </table:table-cell>
          <table:table-cell office:value-type="float" office:value="0.0151699995622" calcext:value-type="float">
            <text:p>0.0151699995622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 office:value-type="float" office:value="-1.24928188324" calcext:value-type="float">
            <text:p>-1.24928188324</text:p>
          </table:table-cell>
          <table:table-cell office:value-type="float" office:value="-0.56465536356" calcext:value-type="float">
            <text:p>-0.56465536356</text:p>
          </table:table-cell>
          <table:table-cell office:value-type="float" office:value="-0.894181549549" calcext:value-type="float">
            <text:p>-0.894181549549</text:p>
          </table:table-cell>
          <table:table-cell/>
          <table:table-cell office:value-type="float" office:value="0.0301200002432" calcext:value-type="float">
            <text:p>0.0301200002432</text:p>
          </table:table-cell>
          <table:table-cell/>
          <table:table-cell office:value-type="float" office:value="6.21506023407" calcext:value-type="float">
            <text:p>6.21506023407</text:p>
          </table:table-cell>
          <table:table-cell table:number-columns-repeated="9"/>
        </table:table-row>
        <table:table-row table:style-name="ro1">
          <table:table-cell office:value-type="float" office:value="1.59186975965989E+018" calcext:value-type="float">
            <text:p>1.59186975965989E+018</text:p>
          </table:table-cell>
          <table:table-cell table:formula="of:=([.A151]-1.59186975110116E+018)*0.000000001" office:value-type="float" office:value="8.558724608" calcext:value-type="float">
            <text:p>8.558724608</text:p>
          </table:table-cell>
          <table:table-cell office:value-type="float" office:value="0.0744000002742" calcext:value-type="float">
            <text:p>0.0744000002742</text:p>
          </table:table-cell>
          <table:table-cell office:value-type="float" office:value="-0.074019998312" calcext:value-type="float">
            <text:p>-0.074019998312</text:p>
          </table:table-cell>
          <table:table-cell office:value-type="float" office:value="0.00771000003442" calcext:value-type="float">
            <text:p>0.00771000003442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 office:value-type="float" office:value="-1.25349068642" calcext:value-type="float">
            <text:p>-1.25349068642</text:p>
          </table:table-cell>
          <table:table-cell office:value-type="float" office:value="-0.564731538296" calcext:value-type="float">
            <text:p>-0.564731538296</text:p>
          </table:table-cell>
          <table:table-cell office:value-type="float" office:value="-0.894171774387" calcext:value-type="float">
            <text:p>-0.894171774387</text:p>
          </table:table-cell>
          <table:table-cell/>
          <table:table-cell office:value-type="float" office:value="0.0410900004208" calcext:value-type="float">
            <text:p>0.0410900004208</text:p>
          </table:table-cell>
          <table:table-cell/>
          <table:table-cell office:value-type="float" office:value="6.22054481506" calcext:value-type="float">
            <text:p>6.22054481506</text:p>
          </table:table-cell>
          <table:table-cell table:number-columns-repeated="9"/>
        </table:table-row>
        <table:table-row table:style-name="ro1">
          <table:table-cell office:value-type="float" office:value="1.59186975971187E+018" calcext:value-type="float">
            <text:p>1.59186975971187E+018</text:p>
          </table:table-cell>
          <table:table-cell table:formula="of:=([.A152]-1.59186975110116E+018)*0.000000001" office:value-type="float" office:value="8.610710016" calcext:value-type="float">
            <text:p>8.610710016</text:p>
          </table:table-cell>
          <table:table-cell office:value-type="float" office:value="0.0784000009298" calcext:value-type="float">
            <text:p>0.0784000009298</text:p>
          </table:table-cell>
          <table:table-cell office:value-type="float" office:value="-0.0783599987626" calcext:value-type="float">
            <text:p>-0.0783599987626</text:p>
          </table:table-cell>
          <table:table-cell office:value-type="float" office:value="0.000560000014957" calcext:value-type="float">
            <text:p>0.000560000014957</text:p>
          </table:table-cell>
          <table:table-cell table:style-name="Default" office:value-type="float" office:value="-0.000289999996312" calcext:value-type="float">
            <text:p>-0.000289999996312</text:p>
          </table:table-cell>
          <table:table-cell office:value-type="float" office:value="-1.25756216049" calcext:value-type="float">
            <text:p>-1.25756216049</text:p>
          </table:table-cell>
          <table:table-cell office:value-type="float" office:value="-0.564807116985" calcext:value-type="float">
            <text:p>-0.564807116985</text:p>
          </table:table-cell>
          <table:table-cell office:value-type="float" office:value="-0.894149541855" calcext:value-type="float">
            <text:p>-0.894149541855</text:p>
          </table:table-cell>
          <table:table-cell/>
          <table:table-cell office:value-type="float" office:value="0.0462700016797" calcext:value-type="float">
            <text:p>0.0462700016797</text:p>
          </table:table-cell>
          <table:table-cell/>
          <table:table-cell office:value-type="float" office:value="6.22313499451" calcext:value-type="float">
            <text:p>6.22313499451</text:p>
          </table:table-cell>
          <table:table-cell table:number-columns-repeated="9"/>
        </table:table-row>
        <table:table-row table:style-name="ro1">
          <table:table-cell office:value-type="float" office:value="1.59186975981385E+018" calcext:value-type="float">
            <text:p>1.59186975981385E+018</text:p>
          </table:table-cell>
          <table:table-cell table:formula="of:=([.A153]-1.59186975110116E+018)*0.000000001" office:value-type="float" office:value="8.712687104" calcext:value-type="float">
            <text:p>8.712687104</text:p>
          </table:table-cell>
          <table:table-cell office:value-type="float" office:value="0.0803999975324" calcext:value-type="float">
            <text:p>0.0803999975324</text:p>
          </table:table-cell>
          <table:table-cell office:value-type="float" office:value="-0.0803200006485" calcext:value-type="float">
            <text:p>-0.0803200006485</text:p>
          </table:table-cell>
          <table:table-cell office:value-type="float" office:value="-0.00224000005983" calcext:value-type="float">
            <text:p>-0.00224000005983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657828331" calcext:value-type="float">
            <text:p>-1.2657828331</text:p>
          </table:table-cell>
          <table:table-cell office:value-type="float" office:value="-0.565326631069" calcext:value-type="float">
            <text:p>-0.565326631069</text:p>
          </table:table-cell>
          <table:table-cell office:value-type="float" office:value="-0.894132614136" calcext:value-type="float">
            <text:p>-0.894132614136</text:p>
          </table:table-cell>
          <table:table-cell/>
          <table:table-cell office:value-type="float" office:value="0.04795999825" calcext:value-type="float">
            <text:p>0.04795999825</text:p>
          </table:table-cell>
          <table:table-cell/>
          <table:table-cell office:value-type="float" office:value="6.22397994995" calcext:value-type="float">
            <text:p>6.22397994995</text:p>
          </table:table-cell>
          <table:table-cell table:number-columns-repeated="9"/>
        </table:table-row>
        <table:table-row table:style-name="ro1">
          <table:table-cell office:value-type="float" office:value="1.5918697598659E+018" calcext:value-type="float">
            <text:p>1.5918697598659E+018</text:p>
          </table:table-cell>
          <table:table-cell table:formula="of:=([.A154]-1.59186975110116E+018)*0.000000001" office:value-type="float" office:value="8.764740096" calcext:value-type="float">
            <text:p>8.764740096</text:p>
          </table:table-cell>
          <table:table-cell office:value-type="float" office:value="0.0803000032902" calcext:value-type="float">
            <text:p>0.0803000032902</text:p>
          </table:table-cell>
          <table:table-cell office:value-type="float" office:value="-0.080260001123" calcext:value-type="float">
            <text:p>-0.080260001123</text:p>
          </table:table-cell>
          <table:table-cell office:value-type="float" office:value="-0.00279999990016" calcext:value-type="float">
            <text:p>-0.00279999990016</text:p>
          </table:table-cell>
          <table:table-cell office:value-type="float" office:value="0.0000999999974738" calcext:value-type="float">
            <text:p>1.00E-04</text:p>
          </table:table-cell>
          <table:table-cell office:value-type="float" office:value="-1.27004742622" calcext:value-type="float">
            <text:p>-1.27004742622</text:p>
          </table:table-cell>
          <table:table-cell office:value-type="float" office:value="-0.565765798092" calcext:value-type="float">
            <text:p>-0.565765798092</text:p>
          </table:table-cell>
          <table:table-cell office:value-type="float" office:value="-0.894123613834" calcext:value-type="float">
            <text:p>-0.894123613834</text:p>
          </table:table-cell>
          <table:table-cell/>
          <table:table-cell office:value-type="float" office:value="0.0458699986339" calcext:value-type="float">
            <text:p>0.0458699986339</text:p>
          </table:table-cell>
          <table:table-cell/>
          <table:table-cell office:value-type="float" office:value="6.22293519974" calcext:value-type="float">
            <text:p>6.22293519974</text:p>
          </table:table-cell>
          <table:table-cell table:number-columns-repeated="9"/>
        </table:table-row>
        <table:table-row table:style-name="ro1">
          <table:table-cell office:value-type="float" office:value="1.59186975991768E+018" calcext:value-type="float">
            <text:p>1.59186975991768E+018</text:p>
          </table:table-cell>
          <table:table-cell table:formula="of:=([.A155]-1.59186975110116E+018)*0.000000001" office:value-type="float" office:value="8.816514048" calcext:value-type="float">
            <text:p>8.816514048</text:p>
          </table:table-cell>
          <table:table-cell office:value-type="float" office:value="0.0798000022769" calcext:value-type="float">
            <text:p>0.0798000022769</text:p>
          </table:table-cell>
          <table:table-cell office:value-type="float" office:value="-0.0796699970961" calcext:value-type="float">
            <text:p>-0.0796699970961</text:p>
          </table:table-cell>
          <table:table-cell office:value-type="float" office:value="-0.00371999992058" calcext:value-type="float">
            <text:p>-0.00371999992058</text:p>
          </table:table-cell>
          <table:table-cell table:style-name="Default" office:value-type="float" office:value="0.000119999996969" calcext:value-type="float">
            <text:p>0.000119999996969</text:p>
          </table:table-cell>
          <table:table-cell office:value-type="float" office:value="-1.2739572525" calcext:value-type="float">
            <text:p>-1.2739572525</text:p>
          </table:table-cell>
          <table:table-cell office:value-type="float" office:value="-0.566385149956" calcext:value-type="float">
            <text:p>-0.566385149956</text:p>
          </table:table-cell>
          <table:table-cell office:value-type="float" office:value="-0.894119858742" calcext:value-type="float">
            <text:p>-0.894119858742</text:p>
          </table:table-cell>
          <table:table-cell/>
          <table:table-cell office:value-type="float" office:value="0.0369100011885" calcext:value-type="float">
            <text:p>0.0369100011885</text:p>
          </table:table-cell>
          <table:table-cell/>
          <table:table-cell office:value-type="float" office:value="6.2184548378" calcext:value-type="float">
            <text:p>6.2184548378</text:p>
          </table:table-cell>
          <table:table-cell table:number-columns-repeated="9"/>
        </table:table-row>
        <table:table-row table:style-name="ro1">
          <table:table-cell office:value-type="float" office:value="1.59186975996979E+018" calcext:value-type="float">
            <text:p>1.59186975996979E+018</text:p>
          </table:table-cell>
          <table:table-cell table:formula="of:=([.A156]-1.59186975110116E+018)*0.000000001" office:value-type="float" office:value="8.868625152" calcext:value-type="float">
            <text:p>8.868625152</text:p>
          </table:table-cell>
          <table:table-cell office:value-type="float" office:value="0.0798999965191" calcext:value-type="float">
            <text:p>0.0798999965191</text:p>
          </table:table-cell>
          <table:table-cell office:value-type="float" office:value="-0.0797400027514" calcext:value-type="float">
            <text:p>-0.0797400027514</text:p>
          </table:table-cell>
          <table:table-cell office:value-type="float" office:value="-0.00498000020161" calcext:value-type="float">
            <text:p>-0.00498000020161</text:p>
          </table:table-cell>
          <table:table-cell office:value-type="float" office:value="0.0000700000018696" calcext:value-type="float">
            <text:p>7.00E-05</text:p>
          </table:table-cell>
          <table:table-cell office:value-type="float" office:value="-1.27814984322" calcext:value-type="float">
            <text:p>-1.27814984322</text:p>
          </table:table-cell>
          <table:table-cell office:value-type="float" office:value="-0.567159056664" calcext:value-type="float">
            <text:p>-0.567159056664</text:p>
          </table:table-cell>
          <table:table-cell office:value-type="float" office:value="-0.894125878811" calcext:value-type="float">
            <text:p>-0.894125878811</text:p>
          </table:table-cell>
          <table:table-cell/>
          <table:table-cell office:value-type="float" office:value="0.0284700002521" calcext:value-type="float">
            <text:p>0.0284700002521</text:p>
          </table:table-cell>
          <table:table-cell/>
          <table:table-cell office:value-type="float" office:value="6.21423482895" calcext:value-type="float">
            <text:p>6.21423482895</text:p>
          </table:table-cell>
          <table:table-cell table:number-columns-repeated="9"/>
        </table:table-row>
        <table:table-row table:style-name="ro1">
          <table:table-cell office:value-type="float" office:value="1.59186976002175E+018" calcext:value-type="float">
            <text:p>1.59186976002175E+018</text:p>
          </table:table-cell>
          <table:table-cell table:formula="of:=([.A157]-1.59186975110116E+018)*0.000000001" office:value-type="float" office:value="8.920583168" calcext:value-type="float">
            <text:p>8.920583168</text:p>
          </table:table-cell>
          <table:table-cell office:value-type="float" office:value="0.0797000005841" calcext:value-type="float">
            <text:p>0.0797000005841</text:p>
          </table:table-cell>
          <table:table-cell office:value-type="float" office:value="-0.0794299989939" calcext:value-type="float">
            <text:p>-0.0794299989939</text:p>
          </table:table-cell>
          <table:table-cell office:value-type="float" office:value="-0.00627999985591" calcext:value-type="float">
            <text:p>-0.00627999985591</text:p>
          </table:table-cell>
          <table:table-cell office:value-type="float" office:value="0.0000900000013644" calcext:value-type="float">
            <text:p>9.00E-05</text:p>
          </table:table-cell>
          <table:table-cell office:value-type="float" office:value="-1.28203320503" calcext:value-type="float">
            <text:p>-1.28203320503</text:p>
          </table:table-cell>
          <table:table-cell office:value-type="float" office:value="-0.56797850132" calcext:value-type="float">
            <text:p>-0.56797850132</text:p>
          </table:table-cell>
          <table:table-cell office:value-type="float" office:value="-0.894124865532" calcext:value-type="float">
            <text:p>-0.894124865532</text:p>
          </table:table-cell>
          <table:table-cell/>
          <table:table-cell office:value-type="float" office:value="0.0265399999917" calcext:value-type="float">
            <text:p>0.0265399999917</text:p>
          </table:table-cell>
          <table:table-cell/>
          <table:table-cell office:value-type="float" office:value="6.21327018738" calcext:value-type="float">
            <text:p>6.21327018738</text:p>
          </table:table-cell>
          <table:table-cell table:number-columns-repeated="9"/>
        </table:table-row>
        <table:table-row table:style-name="ro1">
          <table:table-cell office:value-type="float" office:value="1.59186976007368E+018" calcext:value-type="float">
            <text:p>1.59186976007368E+018</text:p>
          </table:table-cell>
          <table:table-cell table:formula="of:=([.A158]-1.59186975110116E+018)*0.000000001" office:value-type="float" office:value="8.972512256" calcext:value-type="float">
            <text:p>8.972512256</text:p>
          </table:table-cell>
          <table:table-cell office:value-type="float" office:value="0.0795999988914" calcext:value-type="float">
            <text:p>0.0795999988914</text:p>
          </table:table-cell>
          <table:table-cell office:value-type="float" office:value="-0.0792799964547" calcext:value-type="float">
            <text:p>-0.0792799964547</text:p>
          </table:table-cell>
          <table:table-cell office:value-type="float" office:value="-0.00767999980599" calcext:value-type="float">
            <text:p>-0.00767999980599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-1.28626060486" calcext:value-type="float">
            <text:p>-1.28626060486</text:p>
          </table:table-cell>
          <table:table-cell office:value-type="float" office:value="-0.568885266781" calcext:value-type="float">
            <text:p>-0.568885266781</text:p>
          </table:table-cell>
          <table:table-cell office:value-type="float" office:value="-0.89415615797" calcext:value-type="float">
            <text:p>-0.89415615797</text:p>
          </table:table-cell>
          <table:table-cell/>
          <table:table-cell office:value-type="float" office:value="0.0273800007999" calcext:value-type="float">
            <text:p>0.0273800007999</text:p>
          </table:table-cell>
          <table:table-cell/>
          <table:table-cell office:value-type="float" office:value="6.21368980408" calcext:value-type="float">
            <text:p>6.21368980408</text:p>
          </table:table-cell>
          <table:table-cell table:number-columns-repeated="9"/>
        </table:table-row>
        <table:table-row table:style-name="ro1">
          <table:table-cell office:value-type="float" office:value="1.59186976012576E+018" calcext:value-type="float">
            <text:p>1.59186976012576E+018</text:p>
          </table:table-cell>
          <table:table-cell table:formula="of:=([.A159]-1.59186975110116E+018)*0.000000001" office:value-type="float" office:value="9.024592128" calcext:value-type="float">
            <text:p>9.024592128</text:p>
          </table:table-cell>
          <table:table-cell office:value-type="float" office:value="0.0795999988914" calcext:value-type="float">
            <text:p>0.0795999988914</text:p>
          </table:table-cell>
          <table:table-cell office:value-type="float" office:value="-0.0790700018406" calcext:value-type="float">
            <text:p>-0.0790700018406</text:p>
          </table:table-cell>
          <table:table-cell office:value-type="float" office:value="-0.00906000006944" calcext:value-type="float">
            <text:p>-0.0090600000694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29024279118" calcext:value-type="float">
            <text:p>-1.29024279118</text:p>
          </table:table-cell>
          <table:table-cell office:value-type="float" office:value="-0.569755911827" calcext:value-type="float">
            <text:p>-0.569755911827</text:p>
          </table:table-cell>
          <table:table-cell office:value-type="float" office:value="-0.894163131714" calcext:value-type="float">
            <text:p>-0.894163131714</text:p>
          </table:table-cell>
          <table:table-cell/>
          <table:table-cell office:value-type="float" office:value="0.0259799994528" calcext:value-type="float">
            <text:p>0.0259799994528</text:p>
          </table:table-cell>
          <table:table-cell/>
          <table:table-cell office:value-type="float" office:value="6.21298980713" calcext:value-type="float">
            <text:p>6.21298980713</text:p>
          </table:table-cell>
          <table:table-cell table:number-columns-repeated="9"/>
        </table:table-row>
        <table:table-row table:style-name="ro1">
          <table:table-cell office:value-type="float" office:value="1.59186976017771E+018" calcext:value-type="float">
            <text:p>1.59186976017771E+018</text:p>
          </table:table-cell>
          <table:table-cell table:formula="of:=([.A160]-1.59186975110116E+018)*0.000000001" office:value-type="float" office:value="9.076541952" calcext:value-type="float">
            <text:p>9.076541952</text:p>
          </table:table-cell>
          <table:table-cell office:value-type="float" office:value="0.0798000022769" calcext:value-type="float">
            <text:p>0.0798000022769</text:p>
          </table:table-cell>
          <table:table-cell office:value-type="float" office:value="-0.0790399983525" calcext:value-type="float">
            <text:p>-0.0790399983525</text:p>
          </table:table-cell>
          <table:table-cell office:value-type="float" office:value="-0.0109000001103" calcext:value-type="float">
            <text:p>-0.0109000001103</text:p>
          </table:table-cell>
          <table:table-cell office:value-type="float" office:value="0.000079999997979" calcext:value-type="float">
            <text:p>8.00E-05</text:p>
          </table:table-cell>
          <table:table-cell office:value-type="float" office:value="-1.29432034492" calcext:value-type="float">
            <text:p>-1.29432034492</text:p>
          </table:table-cell>
          <table:table-cell office:value-type="float" office:value="-0.570864975452" calcext:value-type="float">
            <text:p>-0.570864975452</text:p>
          </table:table-cell>
          <table:table-cell office:value-type="float" office:value="-0.894138753414" calcext:value-type="float">
            <text:p>-0.894138753414</text:p>
          </table:table-cell>
          <table:table-cell/>
          <table:table-cell office:value-type="float" office:value="0.0200100000948" calcext:value-type="float">
            <text:p>0.0200100000948</text:p>
          </table:table-cell>
          <table:table-cell/>
          <table:table-cell office:value-type="float" office:value="6.21000480652" calcext:value-type="float">
            <text:p>6.21000480652</text:p>
          </table:table-cell>
          <table:table-cell table:number-columns-repeated="9"/>
        </table:table-row>
        <table:table-row table:style-name="ro1">
          <table:table-cell office:value-type="float" office:value="1.59186976022902E+018" calcext:value-type="float">
            <text:p>1.59186976022902E+018</text:p>
          </table:table-cell>
          <table:table-cell table:formula="of:=([.A161]-1.59186975110116E+018)*0.000000001" office:value-type="float" office:value="9.127859968" calcext:value-type="float">
            <text:p>9.127859968</text:p>
          </table:table-cell>
          <table:table-cell office:value-type="float" office:value="0.0797000005841" calcext:value-type="float">
            <text:p>0.0797000005841</text:p>
          </table:table-cell>
          <table:table-cell office:value-type="float" office:value="-0.0786700025201" calcext:value-type="float">
            <text:p>-0.0786700025201</text:p>
          </table:table-cell>
          <table:table-cell office:value-type="float" office:value="-0.0127600003034" calcext:value-type="float">
            <text:p>-0.0127600003034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-1.29826390743" calcext:value-type="float">
            <text:p>-1.29826390743</text:p>
          </table:table-cell>
          <table:table-cell office:value-type="float" office:value="-0.571991086006" calcext:value-type="float">
            <text:p>-0.571991086006</text:p>
          </table:table-cell>
          <table:table-cell office:value-type="float" office:value="-0.894141614437" calcext:value-type="float">
            <text:p>-0.894141614437</text:p>
          </table:table-cell>
          <table:table-cell/>
          <table:table-cell office:value-type="float" office:value="0.00930999964476" calcext:value-type="float">
            <text:p>0.00930999964476</text:p>
          </table:table-cell>
          <table:table-cell/>
          <table:table-cell office:value-type="float" office:value="6.20465517044" calcext:value-type="float">
            <text:p>6.20465517044</text:p>
          </table:table-cell>
          <table:table-cell table:number-columns-repeated="9"/>
        </table:table-row>
        <table:table-row table:style-name="ro1">
          <table:table-cell office:value-type="float" office:value="1.5918697603311E+018" calcext:value-type="float">
            <text:p>1.5918697603311E+018</text:p>
          </table:table-cell>
          <table:table-cell table:formula="of:=([.A162]-1.59186975110116E+018)*0.000000001" office:value-type="float" office:value="9.229934848" calcext:value-type="float">
            <text:p>9.229934848</text:p>
          </table:table-cell>
          <table:table-cell office:value-type="float" office:value="0.0797000005841" calcext:value-type="float">
            <text:p>0.0797000005841</text:p>
          </table:table-cell>
          <table:table-cell office:value-type="float" office:value="-0.0780299976468" calcext:value-type="float">
            <text:p>-0.0780299976468</text:p>
          </table:table-cell>
          <table:table-cell office:value-type="float" office:value="-0.0161899998784" calcext:value-type="float">
            <text:p>-0.0161899998784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-1.30587899685" calcext:value-type="float">
            <text:p>-1.30587899685</text:p>
          </table:table-cell>
          <table:table-cell office:value-type="float" office:value="-0.574830532074" calcext:value-type="float">
            <text:p>-0.574830532074</text:p>
          </table:table-cell>
          <table:table-cell office:value-type="float" office:value="-0.89412343502" calcext:value-type="float">
            <text:p>-0.89412343502</text:p>
          </table:table-cell>
          <table:table-cell/>
          <table:table-cell office:value-type="float" office:value="0.00209999992512" calcext:value-type="float">
            <text:p>0.00209999992512</text:p>
          </table:table-cell>
          <table:table-cell/>
          <table:table-cell office:value-type="float" office:value="6.20104980469" calcext:value-type="float">
            <text:p>6.20104980469</text:p>
          </table:table-cell>
          <table:table-cell table:number-columns-repeated="9"/>
        </table:table-row>
        <table:table-row table:style-name="ro1">
          <table:table-cell office:value-type="float" office:value="1.59186976038473E+018" calcext:value-type="float">
            <text:p>1.59186976038473E+018</text:p>
          </table:table-cell>
          <table:table-cell table:formula="of:=([.A163]-1.59186975110116E+018)*0.000000001" office:value-type="float" office:value="9.283565824" calcext:value-type="float">
            <text:p>9.283565824</text:p>
          </table:table-cell>
          <table:table-cell office:value-type="float" office:value="0.0794000029564" calcext:value-type="float">
            <text:p>0.0794000029564</text:p>
          </table:table-cell>
          <table:table-cell office:value-type="float" office:value="-0.0769400000572" calcext:value-type="float">
            <text:p>-0.0769400000572</text:p>
          </table:table-cell>
          <table:table-cell office:value-type="float" office:value="-0.019640000537" calcext:value-type="float">
            <text:p>-0.019640000537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1.30970680714" calcext:value-type="float">
            <text:p>-1.30970680714</text:p>
          </table:table-cell>
          <table:table-cell office:value-type="float" office:value="-0.576539635658" calcext:value-type="float">
            <text:p>-0.576539635658</text:p>
          </table:table-cell>
          <table:table-cell office:value-type="float" office:value="-0.894119203091" calcext:value-type="float">
            <text:p>-0.894119203091</text:p>
          </table:table-cell>
          <table:table-cell/>
          <table:table-cell office:value-type="float" office:value="-0.00175000005402" calcext:value-type="float">
            <text:p>-0.00175000005402</text:p>
          </table:table-cell>
          <table:table-cell/>
          <table:table-cell office:value-type="float" office:value="6.19912481308" calcext:value-type="float">
            <text:p>6.19912481308</text:p>
          </table:table-cell>
          <table:table-cell table:number-columns-repeated="9"/>
        </table:table-row>
        <table:table-row table:style-name="ro1">
          <table:table-cell office:value-type="float" office:value="1.59186976043677E+018" calcext:value-type="float">
            <text:p>1.59186976043677E+018</text:p>
          </table:table-cell>
          <table:table-cell table:formula="of:=([.A164]-1.59186975110116E+018)*0.000000001" office:value-type="float" office:value="9.335603968" calcext:value-type="float">
            <text:p>9.335603968</text:p>
          </table:table-cell>
          <table:table-cell office:value-type="float" office:value="0.0794000029564" calcext:value-type="float">
            <text:p>0.0794000029564</text:p>
          </table:table-cell>
          <table:table-cell office:value-type="float" office:value="-0.0762600004673" calcext:value-type="float">
            <text:p>-0.0762600004673</text:p>
          </table:table-cell>
          <table:table-cell office:value-type="float" office:value="-0.0220599994063" calcext:value-type="float">
            <text:p>-0.0220599994063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1.31358098984" calcext:value-type="float">
            <text:p>-1.31358098984</text:p>
          </table:table-cell>
          <table:table-cell office:value-type="float" office:value="-0.578357577324" calcext:value-type="float">
            <text:p>-0.578357577324</text:p>
          </table:table-cell>
          <table:table-cell office:value-type="float" office:value="-0.894108355045" calcext:value-type="float">
            <text:p>-0.894108355045</text:p>
          </table:table-cell>
          <table:table-cell/>
          <table:table-cell office:value-type="float" office:value="-0.00158000004012" calcext:value-type="float">
            <text:p>-0.00158000004012</text:p>
          </table:table-cell>
          <table:table-cell/>
          <table:table-cell office:value-type="float" office:value="6.19921016693" calcext:value-type="float">
            <text:p>6.19921016693</text:p>
          </table:table-cell>
          <table:table-cell table:number-columns-repeated="9"/>
        </table:table-row>
        <table:table-row table:style-name="ro1">
          <table:table-cell office:value-type="float" office:value="1.59186976048887E+018" calcext:value-type="float">
            <text:p>1.59186976048887E+018</text:p>
          </table:table-cell>
          <table:table-cell table:formula="of:=([.A165]-1.59186975110116E+018)*0.000000001" office:value-type="float" office:value="9.38770688" calcext:value-type="float">
            <text:p>9.38770688</text:p>
          </table:table-cell>
          <table:table-cell office:value-type="float" office:value="0.0797000005841" calcext:value-type="float">
            <text:p>0.0797000005841</text:p>
          </table:table-cell>
          <table:table-cell office:value-type="float" office:value="-0.0759800001979" calcext:value-type="float">
            <text:p>-0.0759800001979</text:p>
          </table:table-cell>
          <table:table-cell office:value-type="float" office:value="-0.0241899993271" calcext:value-type="float">
            <text:p>-0.0241899993271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1.31735372543" calcext:value-type="float">
            <text:p>-1.31735372543</text:p>
          </table:table-cell>
          <table:table-cell office:value-type="float" office:value="-0.580202698708" calcext:value-type="float">
            <text:p>-0.580202698708</text:p>
          </table:table-cell>
          <table:table-cell office:value-type="float" office:value="-0.894101440907" calcext:value-type="float">
            <text:p>-0.894101440907</text:p>
          </table:table-cell>
          <table:table-cell/>
          <table:table-cell office:value-type="float" office:value="-0.000180000002729" calcext:value-type="float">
            <text:p>-0.000180000002729</text:p>
          </table:table-cell>
          <table:table-cell/>
          <table:table-cell office:value-type="float" office:value="6.19991016388" calcext:value-type="float">
            <text:p>6.19991016388</text:p>
          </table:table-cell>
          <table:table-cell table:number-columns-repeated="9"/>
        </table:table-row>
        <table:table-row table:style-name="ro1">
          <table:table-cell office:value-type="float" office:value="1.59186976054033E+018" calcext:value-type="float">
            <text:p>1.59186976054033E+018</text:p>
          </table:table-cell>
          <table:table-cell table:formula="of:=([.A166]-1.59186975110116E+018)*0.000000001" office:value-type="float" office:value="9.439168" calcext:value-type="float">
            <text:p>9.439168</text:p>
          </table:table-cell>
          <table:table-cell office:value-type="float" office:value="0.0793000012636" calcext:value-type="float">
            <text:p>0.0793000012636</text:p>
          </table:table-cell>
          <table:table-cell office:value-type="float" office:value="-0.0749000012875" calcext:value-type="float">
            <text:p>-0.0749000012875</text:p>
          </table:table-cell>
          <table:table-cell office:value-type="float" office:value="-0.026040000841" calcext:value-type="float">
            <text:p>-0.026040000841</text:p>
          </table:table-cell>
          <table:table-cell office:value-type="float" office:value="0.0000700000018696" calcext:value-type="float">
            <text:p>7.00E-05</text:p>
          </table:table-cell>
          <table:table-cell office:value-type="float" office:value="-1.32088625431" calcext:value-type="float">
            <text:p>-1.32088625431</text:p>
          </table:table-cell>
          <table:table-cell office:value-type="float" office:value="-0.582015991211" calcext:value-type="float">
            <text:p>-0.582015991211</text:p>
          </table:table-cell>
          <table:table-cell office:value-type="float" office:value="-0.894086778164" calcext:value-type="float">
            <text:p>-0.894086778164</text:p>
          </table:table-cell>
          <table:table-cell/>
          <table:table-cell office:value-type="float" office:value="-0.00104999996256" calcext:value-type="float">
            <text:p>-0.00104999996256</text:p>
          </table:table-cell>
          <table:table-cell/>
          <table:table-cell office:value-type="float" office:value="6.19947481155" calcext:value-type="float">
            <text:p>6.19947481155</text:p>
          </table:table-cell>
          <table:table-cell table:number-columns-repeated="9"/>
        </table:table-row>
        <table:table-row table:style-name="ro1">
          <table:table-cell office:value-type="float" office:value="1.59186976059168E+018" calcext:value-type="float">
            <text:p>1.59186976059168E+018</text:p>
          </table:table-cell>
          <table:table-cell table:formula="of:=([.A167]-1.59186975110116E+018)*0.000000001" office:value-type="float" office:value="9.490512128" calcext:value-type="float">
            <text:p>9.490512128</text:p>
          </table:table-cell>
          <table:table-cell office:value-type="float" office:value="0.0798000022769" calcext:value-type="float">
            <text:p>0.0798000022769</text:p>
          </table:table-cell>
          <table:table-cell office:value-type="float" office:value="-0.0746499970555" calcext:value-type="float">
            <text:p>-0.0746499970555</text:p>
          </table:table-cell>
          <table:table-cell office:value-type="float" office:value="-0.0281899999827" calcext:value-type="float">
            <text:p>-0.0281899999827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-1.3245767355" calcext:value-type="float">
            <text:p>-1.3245767355</text:p>
          </table:table-cell>
          <table:table-cell office:value-type="float" office:value="-0.584042549133" calcext:value-type="float">
            <text:p>-0.584042549133</text:p>
          </table:table-cell>
          <table:table-cell office:value-type="float" office:value="-0.89409661293" calcext:value-type="float">
            <text:p>-0.89409661293</text:p>
          </table:table-cell>
          <table:table-cell/>
          <table:table-cell office:value-type="float" office:value="0.000180000002729" calcext:value-type="float">
            <text:p>0.000180000002729</text:p>
          </table:table-cell>
          <table:table-cell/>
          <table:table-cell office:value-type="float" office:value="6.20008993149" calcext:value-type="float">
            <text:p>6.20008993149</text:p>
          </table:table-cell>
          <table:table-cell table:number-columns-repeated="9"/>
        </table:table-row>
        <table:table-row table:style-name="ro1">
          <table:table-cell office:value-type="float" office:value="1.59186976064359E+018" calcext:value-type="float">
            <text:p>1.59186976064359E+018</text:p>
          </table:table-cell>
          <table:table-cell table:formula="of:=([.A168]-1.59186975110116E+018)*0.000000001" office:value-type="float" office:value="9.542426624" calcext:value-type="float">
            <text:p>9.542426624</text:p>
          </table:table-cell>
          <table:table-cell office:value-type="float" office:value="0.0795999988914" calcext:value-type="float">
            <text:p>0.0795999988914</text:p>
          </table:table-cell>
          <table:table-cell office:value-type="float" office:value="-0.0736500024796" calcext:value-type="float">
            <text:p>-0.0736500024796</text:p>
          </table:table-cell>
          <table:table-cell office:value-type="float" office:value="-0.0301900003105" calcext:value-type="float">
            <text:p>-0.0301900003105</text:p>
          </table:table-cell>
          <table:table-cell table:style-name="Default" office:value-type="float" office:value="0.000150000007125" calcext:value-type="float">
            <text:p>0.000150000007125</text:p>
          </table:table-cell>
          <table:table-cell office:value-type="float" office:value="-1.32823610306" calcext:value-type="float">
            <text:p>-1.32823610306</text:p>
          </table:table-cell>
          <table:table-cell office:value-type="float" office:value="-0.586089611053" calcext:value-type="float">
            <text:p>-0.586089611053</text:p>
          </table:table-cell>
          <table:table-cell office:value-type="float" office:value="-0.894070982933" calcext:value-type="float">
            <text:p>-0.89407098293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6069525E+018" calcext:value-type="float">
            <text:p>1.59186976069525E+018</text:p>
          </table:table-cell>
          <table:table-cell table:formula="of:=([.A169]-1.59186975110116E+018)*0.000000001" office:value-type="float" office:value="9.594081024" calcext:value-type="float">
            <text:p>9.594081024</text:p>
          </table:table-cell>
          <table:table-cell office:value-type="float" office:value="0.0798000022769" calcext:value-type="float">
            <text:p>0.0798000022769</text:p>
          </table:table-cell>
          <table:table-cell office:value-type="float" office:value="-0.0728999972343" calcext:value-type="float">
            <text:p>-0.0728999972343</text:p>
          </table:table-cell>
          <table:table-cell office:value-type="float" office:value="-0.0323299989104" calcext:value-type="float">
            <text:p>-0.0323299989104</text:p>
          </table:table-cell>
          <table:table-cell table:style-name="Default" office:value-type="float" office:value="0.000159999995958" calcext:value-type="float">
            <text:p>0.000159999995958</text:p>
          </table:table-cell>
          <table:table-cell office:value-type="float" office:value="-1.33176100254" calcext:value-type="float">
            <text:p>-1.33176100254</text:p>
          </table:table-cell>
          <table:table-cell office:value-type="float" office:value="-0.588169813156" calcext:value-type="float">
            <text:p>-0.588169813156</text:p>
          </table:table-cell>
          <table:table-cell office:value-type="float" office:value="-0.89407145977" calcext:value-type="float">
            <text:p>-0.89407145977</text:p>
          </table:table-cell>
          <table:table-cell/>
          <table:table-cell office:value-type="float" office:value="0.00034999998752" calcext:value-type="float">
            <text:p>0.00034999998752</text:p>
          </table:table-cell>
          <table:table-cell/>
          <table:table-cell office:value-type="float" office:value="6.2001748085" calcext:value-type="float">
            <text:p>6.2001748085</text:p>
          </table:table-cell>
          <table:table-cell table:number-columns-repeated="9"/>
        </table:table-row>
        <table:table-row table:style-name="ro1">
          <table:table-cell office:value-type="float" office:value="1.59186976074716E+018" calcext:value-type="float">
            <text:p>1.59186976074716E+018</text:p>
          </table:table-cell>
          <table:table-cell table:formula="of:=([.A170]-1.59186975110116E+018)*0.000000001" office:value-type="float" office:value="9.645997056" calcext:value-type="float">
            <text:p>9.645997056</text:p>
          </table:table-cell>
          <table:table-cell office:value-type="float" office:value="0.0798000022769" calcext:value-type="float">
            <text:p>0.0798000022769</text:p>
          </table:table-cell>
          <table:table-cell office:value-type="float" office:value="-0.0720499977469" calcext:value-type="float">
            <text:p>-0.0720499977469</text:p>
          </table:table-cell>
          <table:table-cell office:value-type="float" office:value="-0.0342799983919" calcext:value-type="float">
            <text:p>-0.0342799983919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 office:value-type="float" office:value="-1.33535063267" calcext:value-type="float">
            <text:p>-1.33535063267</text:p>
          </table:table-cell>
          <table:table-cell office:value-type="float" office:value="-0.590387940407" calcext:value-type="float">
            <text:p>-0.590387940407</text:p>
          </table:table-cell>
          <table:table-cell office:value-type="float" office:value="-0.894076168537" calcext:value-type="float">
            <text:p>-0.89407616853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6079916E+018" calcext:value-type="float">
            <text:p>1.59186976079916E+018</text:p>
          </table:table-cell>
          <table:table-cell table:formula="of:=([.A171]-1.59186975110116E+018)*0.000000001" office:value-type="float" office:value="9.697990912" calcext:value-type="float">
            <text:p>9.697990912</text:p>
          </table:table-cell>
          <table:table-cell office:value-type="float" office:value="0.0797000005841" calcext:value-type="float">
            <text:p>0.0797000005841</text:p>
          </table:table-cell>
          <table:table-cell office:value-type="float" office:value="-0.0710000023246" calcext:value-type="float">
            <text:p>-0.0710000023246</text:p>
          </table:table-cell>
          <table:table-cell office:value-type="float" office:value="-0.0362000018358" calcext:value-type="float">
            <text:p>-0.0362000018358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 office:value-type="float" office:value="-1.33874201775" calcext:value-type="float">
            <text:p>-1.33874201775</text:p>
          </table:table-cell>
          <table:table-cell office:value-type="float" office:value="-0.592628240585" calcext:value-type="float">
            <text:p>-0.592628240585</text:p>
          </table:table-cell>
          <table:table-cell office:value-type="float" office:value="-0.894065439701" calcext:value-type="float">
            <text:p>-0.89406543970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6090102E+018" calcext:value-type="float">
            <text:p>1.59186976090102E+018</text:p>
          </table:table-cell>
          <table:table-cell table:formula="of:=([.A172]-1.59186975110116E+018)*0.000000001" office:value-type="float" office:value="9.799854848" calcext:value-type="float">
            <text:p>9.799854848</text:p>
          </table:table-cell>
          <table:table-cell office:value-type="float" office:value="0.0795999988914" calcext:value-type="float">
            <text:p>0.0795999988914</text:p>
          </table:table-cell>
          <table:table-cell office:value-type="float" office:value="-0.0687199980021" calcext:value-type="float">
            <text:p>-0.0687199980021</text:p>
          </table:table-cell>
          <table:table-cell office:value-type="float" office:value="-0.0401000007987" calcext:value-type="float">
            <text:p>-0.0401000007987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34504234791" calcext:value-type="float">
            <text:p>-1.34504234791</text:p>
          </table:table-cell>
          <table:table-cell office:value-type="float" office:value="-0.597682893276" calcext:value-type="float">
            <text:p>-0.597682893276</text:p>
          </table:table-cell>
          <table:table-cell office:value-type="float" office:value="-0.894126355648" calcext:value-type="float">
            <text:p>-0.894126355648</text:p>
          </table:table-cell>
          <table:table-cell/>
          <table:table-cell office:value-type="float" office:value="-0.000180000002729" calcext:value-type="float">
            <text:p>-0.000180000002729</text:p>
          </table:table-cell>
          <table:table-cell/>
          <table:table-cell office:value-type="float" office:value="6.19991016388" calcext:value-type="float">
            <text:p>6.19991016388</text:p>
          </table:table-cell>
          <table:table-cell table:number-columns-repeated="9"/>
        </table:table-row>
        <table:table-row table:style-name="ro1">
          <table:table-cell office:value-type="float" office:value="1.5918697609545E+018" calcext:value-type="float">
            <text:p>1.5918697609545E+018</text:p>
          </table:table-cell>
          <table:table-cell table:formula="of:=([.A173]-1.59186975110116E+018)*0.000000001" office:value-type="float" office:value="9.853334784" calcext:value-type="float">
            <text:p>9.853334784</text:p>
          </table:table-cell>
          <table:table-cell office:value-type="float" office:value="0.0789000019431" calcext:value-type="float">
            <text:p>0.0789000019431</text:p>
          </table:table-cell>
          <table:table-cell office:value-type="float" office:value="-0.0658399984241" calcext:value-type="float">
            <text:p>-0.0658399984241</text:p>
          </table:table-cell>
          <table:table-cell office:value-type="float" office:value="-0.0435700006783" calcext:value-type="float">
            <text:p>-0.0435700006783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1.34722042084" calcext:value-type="float">
            <text:p>-1.34722042084</text:p>
          </table:table-cell>
          <table:table-cell office:value-type="float" office:value="-0.601361691952" calcext:value-type="float">
            <text:p>-0.601361691952</text:p>
          </table:table-cell>
          <table:table-cell office:value-type="float" office:value="-0.894136190414" calcext:value-type="float">
            <text:p>-0.894136190414</text:p>
          </table:table-cell>
          <table:table-cell/>
          <table:table-cell office:value-type="float" office:value="-0.000880000006873" calcext:value-type="float">
            <text:p>-0.000880000006873</text:p>
          </table:table-cell>
          <table:table-cell/>
          <table:table-cell office:value-type="float" office:value="6.19956016541" calcext:value-type="float">
            <text:p>6.19956016541</text:p>
          </table:table-cell>
          <table:table-cell table:number-columns-repeated="9"/>
        </table:table-row>
        <table:table-row table:style-name="ro1">
          <table:table-cell office:value-type="float" office:value="1.59186976100647E+018" calcext:value-type="float">
            <text:p>1.59186976100647E+018</text:p>
          </table:table-cell>
          <table:table-cell table:formula="of:=([.A174]-1.59186975110116E+018)*0.000000001" office:value-type="float" office:value="9.905305088" calcext:value-type="float">
            <text:p>9.905305088</text:p>
          </table:table-cell>
          <table:table-cell office:value-type="float" office:value="0.07689999789" calcext:value-type="float">
            <text:p>0.07689999789</text:p>
          </table:table-cell>
          <table:table-cell office:value-type="float" office:value="-0.0605700016022" calcext:value-type="float">
            <text:p>-0.0605700016022</text:p>
          </table:table-cell>
          <table:table-cell office:value-type="float" office:value="-0.0473700016737" calcext:value-type="float">
            <text:p>-0.0473700016737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-1.34808552265" calcext:value-type="float">
            <text:p>-1.34808552265</text:p>
          </table:table-cell>
          <table:table-cell office:value-type="float" office:value="-0.605342686176" calcext:value-type="float">
            <text:p>-0.605342686176</text:p>
          </table:table-cell>
          <table:table-cell office:value-type="float" office:value="-0.894088327885" calcext:value-type="float">
            <text:p>-0.894088327885</text:p>
          </table:table-cell>
          <table:table-cell/>
          <table:table-cell office:value-type="float" office:value="-0.00438999990001" calcext:value-type="float">
            <text:p>-0.00438999990001</text:p>
          </table:table-cell>
          <table:table-cell/>
          <table:table-cell office:value-type="float" office:value="6.19780492783" calcext:value-type="float">
            <text:p>6.19780492783</text:p>
          </table:table-cell>
          <table:table-cell table:number-columns-repeated="9"/>
        </table:table-row>
        <table:table-row table:style-name="ro1">
          <table:table-cell office:value-type="float" office:value="1.59186976105848E+018" calcext:value-type="float">
            <text:p>1.59186976105848E+018</text:p>
          </table:table-cell>
          <table:table-cell table:formula="of:=([.A175]-1.59186975110116E+018)*0.000000001" office:value-type="float" office:value="9.95731968" calcext:value-type="float">
            <text:p>9.95731968</text:p>
          </table:table-cell>
          <table:table-cell office:value-type="float" office:value="0.0749000012875" calcext:value-type="float">
            <text:p>0.0749000012875</text:p>
          </table:table-cell>
          <table:table-cell office:value-type="float" office:value="-0.054200001061" calcext:value-type="float">
            <text:p>-0.054200001061</text:p>
          </table:table-cell>
          <table:table-cell office:value-type="float" office:value="-0.0516300015152" calcext:value-type="float">
            <text:p>-0.0516300015152</text:p>
          </table:table-cell>
          <table:table-cell office:value-type="float" office:value="0.0000900000013644" calcext:value-type="float">
            <text:p>9.00E-05</text:p>
          </table:table-cell>
          <table:table-cell office:value-type="float" office:value="-1.34822714329" calcext:value-type="float">
            <text:p>-1.34822714329</text:p>
          </table:table-cell>
          <table:table-cell office:value-type="float" office:value="-0.609614193439" calcext:value-type="float">
            <text:p>-0.609614193439</text:p>
          </table:table-cell>
          <table:table-cell office:value-type="float" office:value="-0.894052803516" calcext:value-type="float">
            <text:p>-0.894052803516</text:p>
          </table:table-cell>
          <table:table-cell/>
          <table:table-cell office:value-type="float" office:value="-0.00843000039458" calcext:value-type="float">
            <text:p>-0.00843000039458</text:p>
          </table:table-cell>
          <table:table-cell/>
          <table:table-cell office:value-type="float" office:value="6.19578504562" calcext:value-type="float">
            <text:p>6.19578504562</text:p>
          </table:table-cell>
          <table:table-cell table:number-columns-repeated="9"/>
        </table:table-row>
        <table:table-row table:style-name="ro1">
          <table:table-cell office:value-type="float" office:value="1.59186976110987E+018" calcext:value-type="float">
            <text:p>1.59186976110987E+018</text:p>
          </table:table-cell>
          <table:table-cell table:formula="of:=([.A176]-1.59186975110116E+018)*0.000000001" office:value-type="float" office:value="10.008700928" calcext:value-type="float">
            <text:p>10.008700928</text:p>
          </table:table-cell>
          <table:table-cell office:value-type="float" office:value="0.0732000023127" calcext:value-type="float">
            <text:p>0.0732000023127</text:p>
          </table:table-cell>
          <table:table-cell office:value-type="float" office:value="-0.0478699989617" calcext:value-type="float">
            <text:p>-0.0478699989617</text:p>
          </table:table-cell>
          <table:table-cell office:value-type="float" office:value="-0.0554299987853" calcext:value-type="float">
            <text:p>-0.0554299987853</text:p>
          </table:table-cell>
          <table:table-cell office:value-type="float" office:value="0.0000700000018696" calcext:value-type="float">
            <text:p>7.00E-05</text:p>
          </table:table-cell>
          <table:table-cell office:value-type="float" office:value="-1.34814953804" calcext:value-type="float">
            <text:p>-1.34814953804</text:p>
          </table:table-cell>
          <table:table-cell office:value-type="float" office:value="-0.6135866642" calcext:value-type="float">
            <text:p>-0.6135866642</text:p>
          </table:table-cell>
          <table:table-cell office:value-type="float" office:value="-0.894046843052" calcext:value-type="float">
            <text:p>-0.894046843052</text:p>
          </table:table-cell>
          <table:table-cell/>
          <table:table-cell office:value-type="float" office:value="-0.0107100000605" calcext:value-type="float">
            <text:p>-0.0107100000605</text:p>
          </table:table-cell>
          <table:table-cell/>
          <table:table-cell office:value-type="float" office:value="6.19464492798" calcext:value-type="float">
            <text:p>6.19464492798</text:p>
          </table:table-cell>
          <table:table-cell table:number-columns-repeated="9"/>
        </table:table-row>
        <table:table-row table:style-name="ro1">
          <table:table-cell office:value-type="float" office:value="1.59186976121196E+018" calcext:value-type="float">
            <text:p>1.59186976121196E+018</text:p>
          </table:table-cell>
          <table:table-cell table:formula="of:=([.A177]-1.59186975110116E+018)*0.000000001" office:value-type="float" office:value="10.110793984" calcext:value-type="float">
            <text:p>10.110793984</text:p>
          </table:table-cell>
          <table:table-cell office:value-type="float" office:value="0.0705000013113" calcext:value-type="float">
            <text:p>0.0705000013113</text:p>
          </table:table-cell>
          <table:table-cell office:value-type="float" office:value="-0.035909999162" calcext:value-type="float">
            <text:p>-0.035909999162</text:p>
          </table:table-cell>
          <table:table-cell office:value-type="float" office:value="-0.0606300011277" calcext:value-type="float">
            <text:p>-0.0606300011277</text:p>
          </table:table-cell>
          <table:table-cell office:value-type="float" office:value="-0.000079999997979" calcext:value-type="float">
            <text:p>-8.00E-05</text:p>
          </table:table-cell>
          <table:table-cell office:value-type="float" office:value="-1.34685254097" calcext:value-type="float">
            <text:p>-1.34685254097</text:p>
          </table:table-cell>
          <table:table-cell office:value-type="float" office:value="-0.621649086475" calcext:value-type="float">
            <text:p>-0.621649086475</text:p>
          </table:table-cell>
          <table:table-cell office:value-type="float" office:value="-0.894145846367" calcext:value-type="float">
            <text:p>-0.894145846367</text:p>
          </table:table-cell>
          <table:table-cell/>
          <table:table-cell office:value-type="float" office:value="-0.0149900000542" calcext:value-type="float">
            <text:p>-0.0149900000542</text:p>
          </table:table-cell>
          <table:table-cell/>
          <table:table-cell office:value-type="float" office:value="6.19250488281" calcext:value-type="float">
            <text:p>6.19250488281</text:p>
          </table:table-cell>
          <table:table-cell table:number-columns-repeated="9"/>
        </table:table-row>
        <table:table-row table:style-name="ro1">
          <table:table-cell office:value-type="float" office:value="1.59186976126381E+018" calcext:value-type="float">
            <text:p>1.59186976126381E+018</text:p>
          </table:table-cell>
          <table:table-cell table:formula="of:=([.A178]-1.59186975110116E+018)*0.000000001" office:value-type="float" office:value="10.162640896" calcext:value-type="float">
            <text:p>10.162640896</text:p>
          </table:table-cell>
          <table:table-cell office:value-type="float" office:value="0.068400003016" calcext:value-type="float">
            <text:p>0.068400003016</text:p>
          </table:table-cell>
          <table:table-cell office:value-type="float" office:value="-0.0269399993122" calcext:value-type="float">
            <text:p>-0.0269399993122</text:p>
          </table:table-cell>
          <table:table-cell office:value-type="float" office:value="-0.0628999993205" calcext:value-type="float">
            <text:p>-0.0628999993205</text:p>
          </table:table-cell>
          <table:table-cell table:style-name="Default" office:value-type="float" office:value="-0.000119999996969" calcext:value-type="float">
            <text:p>-0.000119999996969</text:p>
          </table:table-cell>
          <table:table-cell office:value-type="float" office:value="-1.34494531155" calcext:value-type="float">
            <text:p>-1.34494531155</text:p>
          </table:table-cell>
          <table:table-cell office:value-type="float" office:value="-0.625103294849" calcext:value-type="float">
            <text:p>-0.625103294849</text:p>
          </table:table-cell>
          <table:table-cell office:value-type="float" office:value="-0.894145548344" calcext:value-type="float">
            <text:p>-0.894145548344</text:p>
          </table:table-cell>
          <table:table-cell/>
          <table:table-cell office:value-type="float" office:value="-0.0180600006133" calcext:value-type="float">
            <text:p>-0.0180600006133</text:p>
          </table:table-cell>
          <table:table-cell/>
          <table:table-cell office:value-type="float" office:value="6.190969944" calcext:value-type="float">
            <text:p>6.190969944</text:p>
          </table:table-cell>
          <table:table-cell table:number-columns-repeated="9"/>
        </table:table-row>
        <table:table-row table:style-name="ro1">
          <table:table-cell office:value-type="float" office:value="1.59186976131593E+018" calcext:value-type="float">
            <text:p>1.59186976131593E+018</text:p>
          </table:table-cell>
          <table:table-cell table:formula="of:=([.A179]-1.59186975110116E+018)*0.000000001" office:value-type="float" office:value="10.21476864" calcext:value-type="float">
            <text:p>10.21476864</text:p>
          </table:table-cell>
          <table:table-cell office:value-type="float" office:value="0.0659999996424" calcext:value-type="float">
            <text:p>0.0659999996424</text:p>
          </table:table-cell>
          <table:table-cell office:value-type="float" office:value="-0.0164899993688" calcext:value-type="float">
            <text:p>-0.0164899993688</text:p>
          </table:table-cell>
          <table:table-cell office:value-type="float" office:value="-0.0639100000262" calcext:value-type="float">
            <text:p>-0.0639100000262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1.34199559689" calcext:value-type="float">
            <text:p>-1.34199559689</text:p>
          </table:table-cell>
          <table:table-cell office:value-type="float" office:value="-0.627840459347" calcext:value-type="float">
            <text:p>-0.627840459347</text:p>
          </table:table-cell>
          <table:table-cell office:value-type="float" office:value="-0.894050836563" calcext:value-type="float">
            <text:p>-0.894050836563</text:p>
          </table:table-cell>
          <table:table-cell/>
          <table:table-cell office:value-type="float" office:value="-0.0222299993038" calcext:value-type="float">
            <text:p>-0.0222299993038</text:p>
          </table:table-cell>
          <table:table-cell/>
          <table:table-cell office:value-type="float" office:value="6.18888521194" calcext:value-type="float">
            <text:p>6.18888521194</text:p>
          </table:table-cell>
          <table:table-cell table:number-columns-repeated="9"/>
        </table:table-row>
        <table:table-row table:style-name="ro1">
          <table:table-cell office:value-type="float" office:value="1.59186976136803E+018" calcext:value-type="float">
            <text:p>1.59186976136803E+018</text:p>
          </table:table-cell>
          <table:table-cell table:formula="of:=([.A180]-1.59186975110116E+018)*0.000000001" office:value-type="float" office:value="10.266868736" calcext:value-type="float">
            <text:p>10.266868736</text:p>
          </table:table-cell>
          <table:table-cell office:value-type="float" office:value="0.0640000030398" calcext:value-type="float">
            <text:p>0.0640000030398</text:p>
          </table:table-cell>
          <table:table-cell office:value-type="float" office:value="-0.00524999992922" calcext:value-type="float">
            <text:p>-0.00524999992922</text:p>
          </table:table-cell>
          <table:table-cell office:value-type="float" office:value="-0.0637999996543" calcext:value-type="float">
            <text:p>-0.0637999996543</text:p>
          </table:table-cell>
          <table:table-cell office:value-type="float" office:value="0.0000999999974738" calcext:value-type="float">
            <text:p>1.00E-04</text:p>
          </table:table-cell>
          <table:table-cell office:value-type="float" office:value="-1.33861291409" calcext:value-type="float">
            <text:p>-1.33861291409</text:p>
          </table:table-cell>
          <table:table-cell office:value-type="float" office:value="-0.630000591278" calcext:value-type="float">
            <text:p>-0.630000591278</text:p>
          </table:table-cell>
          <table:table-cell office:value-type="float" office:value="-0.894016563892" calcext:value-type="float">
            <text:p>-0.894016563892</text:p>
          </table:table-cell>
          <table:table-cell/>
          <table:table-cell office:value-type="float" office:value="-0.0254500005394" calcext:value-type="float">
            <text:p>-0.0254500005394</text:p>
          </table:table-cell>
          <table:table-cell/>
          <table:table-cell office:value-type="float" office:value="6.18727493286" calcext:value-type="float">
            <text:p>6.18727493286</text:p>
          </table:table-cell>
          <table:table-cell table:number-columns-repeated="9"/>
        </table:table-row>
        <table:table-row table:style-name="ro1">
          <table:table-cell office:value-type="float" office:value="1.59186976142008E+018" calcext:value-type="float">
            <text:p>1.59186976142008E+018</text:p>
          </table:table-cell>
          <table:table-cell table:formula="of:=([.A181]-1.59186975110116E+018)*0.000000001" office:value-type="float" office:value="10.318913024" calcext:value-type="float">
            <text:p>10.318913024</text:p>
          </table:table-cell>
          <table:table-cell office:value-type="float" office:value="0.064099997282" calcext:value-type="float">
            <text:p>0.064099997282</text:p>
          </table:table-cell>
          <table:table-cell office:value-type="float" office:value="0.00613000011072" calcext:value-type="float">
            <text:p>0.00613000011072</text:p>
          </table:table-cell>
          <table:table-cell office:value-type="float" office:value="-0.063780002296" calcext:value-type="float">
            <text:p>-0.063780002296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-1.33493375778" calcext:value-type="float">
            <text:p>-1.33493375778</text:p>
          </table:table-cell>
          <table:table-cell office:value-type="float" office:value="-0.632228791714" calcext:value-type="float">
            <text:p>-0.632228791714</text:p>
          </table:table-cell>
          <table:table-cell office:value-type="float" office:value="-0.894038438797" calcext:value-type="float">
            <text:p>-0.894038438797</text:p>
          </table:table-cell>
          <table:table-cell/>
          <table:table-cell office:value-type="float" office:value="-0.0251199994236" calcext:value-type="float">
            <text:p>-0.0251199994236</text:p>
          </table:table-cell>
          <table:table-cell/>
          <table:table-cell office:value-type="float" office:value="6.18743991852" calcext:value-type="float">
            <text:p>6.18743991852</text:p>
          </table:table-cell>
          <table:table-cell table:number-columns-repeated="9"/>
        </table:table-row>
        <table:table-row table:style-name="ro1">
          <table:table-cell office:value-type="float" office:value="1.59186976147206E+018" calcext:value-type="float">
            <text:p>1.59186976147206E+018</text:p>
          </table:table-cell>
          <table:table-cell table:formula="of:=([.A182]-1.59186975110116E+018)*0.000000001" office:value-type="float" office:value="10.370894848" calcext:value-type="float">
            <text:p>10.370894848</text:p>
          </table:table-cell>
          <table:table-cell office:value-type="float" office:value="0.068400003016" calcext:value-type="float">
            <text:p>0.068400003016</text:p>
          </table:table-cell>
          <table:table-cell office:value-type="float" office:value="0.023959999904" calcext:value-type="float">
            <text:p>0.023959999904</text:p>
          </table:table-cell>
          <table:table-cell office:value-type="float" office:value="-0.0640499964356" calcext:value-type="float">
            <text:p>-0.0640499964356</text:p>
          </table:table-cell>
          <table:table-cell table:style-name="Default" office:value-type="float" office:value="0.000150000007125" calcext:value-type="float">
            <text:p>0.000150000007125</text:p>
          </table:table-cell>
          <table:table-cell office:value-type="float" office:value="-1.33136045933" calcext:value-type="float">
            <text:p>-1.33136045933</text:p>
          </table:table-cell>
          <table:table-cell office:value-type="float" office:value="-0.634260594845" calcext:value-type="float">
            <text:p>-0.634260594845</text:p>
          </table:table-cell>
          <table:table-cell office:value-type="float" office:value="-0.894039809704" calcext:value-type="float">
            <text:p>-0.894039809704</text:p>
          </table:table-cell>
          <table:table-cell/>
          <table:table-cell office:value-type="float" office:value="-0.0196100007743" calcext:value-type="float">
            <text:p>-0.0196100007743</text:p>
          </table:table-cell>
          <table:table-cell/>
          <table:table-cell office:value-type="float" office:value="6.19019508362" calcext:value-type="float">
            <text:p>6.19019508362</text:p>
          </table:table-cell>
          <table:table-cell table:number-columns-repeated="9"/>
        </table:table-row>
        <table:table-row table:style-name="ro1">
          <table:table-cell office:value-type="float" office:value="1.5918697615732E+018" calcext:value-type="float">
            <text:p>1.5918697615732E+018</text:p>
          </table:table-cell>
          <table:table-cell table:formula="of:=([.A183]-1.59186975110116E+018)*0.000000001" office:value-type="float" office:value="10.472032256" calcext:value-type="float">
            <text:p>10.472032256</text:p>
          </table:table-cell>
          <table:table-cell office:value-type="float" office:value="0.0701000019908" calcext:value-type="float">
            <text:p>0.0701000019908</text:p>
          </table:table-cell>
          <table:table-cell office:value-type="float" office:value="0.0371499992907" calcext:value-type="float">
            <text:p>0.0371499992907</text:p>
          </table:table-cell>
          <table:table-cell office:value-type="float" office:value="-0.0594200007617" calcext:value-type="float">
            <text:p>-0.0594200007617</text:p>
          </table:table-cell>
          <table:table-cell office:value-type="float" office:value="0.0000900000013644" calcext:value-type="float">
            <text:p>9.00E-05</text:p>
          </table:table-cell>
          <table:table-cell office:value-type="float" office:value="-1.32423388958" calcext:value-type="float">
            <text:p>-1.32423388958</text:p>
          </table:table-cell>
          <table:table-cell office:value-type="float" office:value="-0.638125956059" calcext:value-type="float">
            <text:p>-0.638125956059</text:p>
          </table:table-cell>
          <table:table-cell office:value-type="float" office:value="-0.894082546234" calcext:value-type="float">
            <text:p>-0.894082546234</text:p>
          </table:table-cell>
          <table:table-cell/>
          <table:table-cell office:value-type="float" office:value="-0.0142200002447" calcext:value-type="float">
            <text:p>-0.0142200002447</text:p>
          </table:table-cell>
          <table:table-cell/>
          <table:table-cell office:value-type="float" office:value="6.19289016724" calcext:value-type="float">
            <text:p>6.19289016724</text:p>
          </table:table-cell>
          <table:table-cell table:number-columns-repeated="9"/>
        </table:table-row>
        <table:table-row table:style-name="ro1">
          <table:table-cell office:value-type="float" office:value="1.59186976162516E+018" calcext:value-type="float">
            <text:p>1.59186976162516E+018</text:p>
          </table:table-cell>
          <table:table-cell table:formula="of:=([.A184]-1.59186975110116E+018)*0.000000001" office:value-type="float" office:value="10.523996928" calcext:value-type="float">
            <text:p>10.523996928</text:p>
          </table:table-cell>
          <table:table-cell office:value-type="float" office:value="0.0712999999523" calcext:value-type="float">
            <text:p>0.0712999999523</text:p>
          </table:table-cell>
          <table:table-cell office:value-type="float" office:value="0.0443600006402" calcext:value-type="float">
            <text:p>0.0443600006402</text:p>
          </table:table-cell>
          <table:table-cell office:value-type="float" office:value="-0.055870000273" calcext:value-type="float">
            <text:p>-0.055870000273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32064294815" calcext:value-type="float">
            <text:p>-1.32064294815</text:p>
          </table:table-cell>
          <table:table-cell office:value-type="float" office:value="-0.639910399914" calcext:value-type="float">
            <text:p>-0.639910399914</text:p>
          </table:table-cell>
          <table:table-cell office:value-type="float" office:value="-0.894096672535" calcext:value-type="float">
            <text:p>-0.894096672535</text:p>
          </table:table-cell>
          <table:table-cell/>
          <table:table-cell office:value-type="float" office:value="-0.00905000045896" calcext:value-type="float">
            <text:p>-0.00905000045896</text:p>
          </table:table-cell>
          <table:table-cell/>
          <table:table-cell office:value-type="float" office:value="6.19547510147" calcext:value-type="float">
            <text:p>6.19547510147</text:p>
          </table:table-cell>
          <table:table-cell table:number-columns-repeated="9"/>
        </table:table-row>
        <table:table-row table:style-name="ro1">
          <table:table-cell office:value-type="float" office:value="1.59186976167721E+018" calcext:value-type="float">
            <text:p>1.59186976167721E+018</text:p>
          </table:table-cell>
          <table:table-cell table:formula="of:=([.A185]-1.59186975110116E+018)*0.000000001" office:value-type="float" office:value="10.576045824" calcext:value-type="float">
            <text:p>10.576045824</text:p>
          </table:table-cell>
          <table:table-cell office:value-type="float" office:value="0.0725999996066" calcext:value-type="float">
            <text:p>0.0725999996066</text:p>
          </table:table-cell>
          <table:table-cell office:value-type="float" office:value="0.0508400015533" calcext:value-type="float">
            <text:p>0.0508400015533</text:p>
          </table:table-cell>
          <table:table-cell office:value-type="float" office:value="-0.0518699996173" calcext:value-type="float">
            <text:p>-0.0518699996173</text:p>
          </table:table-cell>
          <table:table-cell office:value-type="float" office:value="-0.0000700000018696" calcext:value-type="float">
            <text:p>-7.00E-05</text:p>
          </table:table-cell>
          <table:table-cell office:value-type="float" office:value="-1.3167732954" calcext:value-type="float">
            <text:p>-1.3167732954</text:p>
          </table:table-cell>
          <table:table-cell office:value-type="float" office:value="-0.641710162163" calcext:value-type="float">
            <text:p>-0.641710162163</text:p>
          </table:table-cell>
          <table:table-cell office:value-type="float" office:value="-0.894097208977" calcext:value-type="float">
            <text:p>-0.894097208977</text:p>
          </table:table-cell>
          <table:table-cell/>
          <table:table-cell office:value-type="float" office:value="-0.00371999992058" calcext:value-type="float">
            <text:p>-0.00371999992058</text:p>
          </table:table-cell>
          <table:table-cell/>
          <table:table-cell office:value-type="float" office:value="6.19814014435" calcext:value-type="float">
            <text:p>6.19814014435</text:p>
          </table:table-cell>
          <table:table-cell table:number-columns-repeated="9"/>
        </table:table-row>
        <table:table-row table:style-name="ro1">
          <table:table-cell office:value-type="float" office:value="1.59186976177897E+018" calcext:value-type="float">
            <text:p>1.59186976177897E+018</text:p>
          </table:table-cell>
          <table:table-cell table:formula="of:=([.A186]-1.59186975110116E+018)*0.000000001" office:value-type="float" office:value="10.677804032" calcext:value-type="float">
            <text:p>10.677804032</text:p>
          </table:table-cell>
          <table:table-cell office:value-type="float" office:value="0.0746999979019" calcext:value-type="float">
            <text:p>0.0746999979019</text:p>
          </table:table-cell>
          <table:table-cell office:value-type="float" office:value="0.0582199990749" calcext:value-type="float">
            <text:p>0.0582199990749</text:p>
          </table:table-cell>
          <table:table-cell office:value-type="float" office:value="-0.046819999814" calcext:value-type="float">
            <text:p>-0.046819999814</text:p>
          </table:table-cell>
          <table:table-cell office:value-type="float" office:value="-0.0000999999974738" calcext:value-type="float">
            <text:p>-1.00E-04</text:p>
          </table:table-cell>
          <table:table-cell office:value-type="float" office:value="-1.30919122696" calcext:value-type="float">
            <text:p>-1.30919122696</text:p>
          </table:table-cell>
          <table:table-cell office:value-type="float" office:value="-0.644916236401" calcext:value-type="float">
            <text:p>-0.644916236401</text:p>
          </table:table-cell>
          <table:table-cell office:value-type="float" office:value="-0.8941167593" calcext:value-type="float">
            <text:p>-0.8941167593</text:p>
          </table:table-cell>
          <table:table-cell/>
          <table:table-cell office:value-type="float" office:value="0.00224000005983" calcext:value-type="float">
            <text:p>0.00224000005983</text:p>
          </table:table-cell>
          <table:table-cell/>
          <table:table-cell office:value-type="float" office:value="6.20111989975" calcext:value-type="float">
            <text:p>6.20111989975</text:p>
          </table:table-cell>
          <table:table-cell table:number-columns-repeated="9"/>
        </table:table-row>
        <table:table-row table:style-name="ro1">
          <table:table-cell office:value-type="float" office:value="1.59186976183088E+018" calcext:value-type="float">
            <text:p>1.59186976183088E+018</text:p>
          </table:table-cell>
          <table:table-cell table:formula="of:=([.A187]-1.59186975110116E+018)*0.000000001" office:value-type="float" office:value="10.729712128" calcext:value-type="float">
            <text:p>10.729712128</text:p>
          </table:table-cell>
          <table:table-cell office:value-type="float" office:value="0.0781000033021" calcext:value-type="float">
            <text:p>0.0781000033021</text:p>
          </table:table-cell>
          <table:table-cell office:value-type="float" office:value="0.0671000033617" calcext:value-type="float">
            <text:p>0.0671000033617</text:p>
          </table:table-cell>
          <table:table-cell office:value-type="float" office:value="-0.0399300009012" calcext:value-type="float">
            <text:p>-0.0399300009012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-1.30532419682" calcext:value-type="float">
            <text:p>-1.30532419682</text:p>
          </table:table-cell>
          <table:table-cell office:value-type="float" office:value="-0.646359682083" calcext:value-type="float">
            <text:p>-0.646359682083</text:p>
          </table:table-cell>
          <table:table-cell office:value-type="float" office:value="-0.894112765789" calcext:value-type="float">
            <text:p>-0.894112765789</text:p>
          </table:table-cell>
          <table:table-cell/>
          <table:table-cell office:value-type="float" office:value="0.0122800003737" calcext:value-type="float">
            <text:p>0.0122800003737</text:p>
          </table:table-cell>
          <table:table-cell/>
          <table:table-cell office:value-type="float" office:value="6.20614004135" calcext:value-type="float">
            <text:p>6.20614004135</text:p>
          </table:table-cell>
          <table:table-cell table:number-columns-repeated="9"/>
        </table:table-row>
        <table:table-row table:style-name="ro1">
          <table:table-cell office:value-type="float" office:value="1.5918697618836E+018" calcext:value-type="float">
            <text:p>1.5918697618836E+018</text:p>
          </table:table-cell>
          <table:table-cell table:formula="of:=([.A188]-1.59186975110116E+018)*0.000000001" office:value-type="float" office:value="10.782434048" calcext:value-type="float">
            <text:p>10.782434048</text:p>
          </table:table-cell>
          <table:table-cell office:value-type="float" office:value="0.0791999995708" calcext:value-type="float">
            <text:p>0.0791999995708</text:p>
          </table:table-cell>
          <table:table-cell office:value-type="float" office:value="0.0703200027347" calcext:value-type="float">
            <text:p>0.0703200027347</text:p>
          </table:table-cell>
          <table:table-cell office:value-type="float" office:value="-0.0364900007844" calcext:value-type="float">
            <text:p>-0.0364900007844</text:p>
          </table:table-cell>
          <table:table-cell office:value-type="float" office:value="0.0000599999984843" calcext:value-type="float">
            <text:p>6.00E-05</text:p>
          </table:table-cell>
          <table:table-cell office:value-type="float" office:value="-1.30136096478" calcext:value-type="float">
            <text:p>-1.30136096478</text:p>
          </table:table-cell>
          <table:table-cell office:value-type="float" office:value="-0.64772182703" calcext:value-type="float">
            <text:p>-0.64772182703</text:p>
          </table:table-cell>
          <table:table-cell office:value-type="float" office:value="-0.894110262394" calcext:value-type="float">
            <text:p>-0.894110262394</text:p>
          </table:table-cell>
          <table:table-cell/>
          <table:table-cell office:value-type="float" office:value="0.0174300000072" calcext:value-type="float">
            <text:p>0.0174300000072</text:p>
          </table:table-cell>
          <table:table-cell/>
          <table:table-cell office:value-type="float" office:value="6.20871496201" calcext:value-type="float">
            <text:p>6.20871496201</text:p>
          </table:table-cell>
          <table:table-cell table:number-columns-repeated="9"/>
        </table:table-row>
        <table:table-row table:style-name="ro1">
          <table:table-cell office:value-type="float" office:value="1.59186976193564E+018" calcext:value-type="float">
            <text:p>1.59186976193564E+018</text:p>
          </table:table-cell>
          <table:table-cell table:formula="of:=([.A189]-1.59186975110116E+018)*0.000000001" office:value-type="float" office:value="10.834472704" calcext:value-type="float">
            <text:p>10.834472704</text:p>
          </table:table-cell>
          <table:table-cell office:value-type="float" office:value="0.0795999988914" calcext:value-type="float">
            <text:p>0.0795999988914</text:p>
          </table:table-cell>
          <table:table-cell office:value-type="float" office:value="0.0719299986959" calcext:value-type="float">
            <text:p>0.0719299986959</text:p>
          </table:table-cell>
          <table:table-cell office:value-type="float" office:value="-0.0340499989688" calcext:value-type="float">
            <text:p>-0.0340499989688</text:p>
          </table:table-cell>
          <table:table-cell office:value-type="float" office:value="-0.0000900000013644" calcext:value-type="float">
            <text:p>-9.00E-05</text:p>
          </table:table-cell>
          <table:table-cell office:value-type="float" office:value="-1.29742097855" calcext:value-type="float">
            <text:p>-1.29742097855</text:p>
          </table:table-cell>
          <table:table-cell office:value-type="float" office:value="-0.648941874504" calcext:value-type="float">
            <text:p>-0.648941874504</text:p>
          </table:table-cell>
          <table:table-cell office:value-type="float" office:value="-0.89410585165" calcext:value-type="float">
            <text:p>-0.89410585165</text:p>
          </table:table-cell>
          <table:table-cell/>
          <table:table-cell office:value-type="float" office:value="0.021950000897" calcext:value-type="float">
            <text:p>0.021950000897</text:p>
          </table:table-cell>
          <table:table-cell/>
          <table:table-cell office:value-type="float" office:value="6.21097517014" calcext:value-type="float">
            <text:p>6.21097517014</text:p>
          </table:table-cell>
          <table:table-cell table:number-columns-repeated="9"/>
        </table:table-row>
        <table:table-row table:style-name="ro1">
          <table:table-cell office:value-type="float" office:value="1.59186976198746E+018" calcext:value-type="float">
            <text:p>1.59186976198746E+018</text:p>
          </table:table-cell>
          <table:table-cell table:formula="of:=([.A190]-1.59186975110116E+018)*0.000000001" office:value-type="float" office:value="10.886300928" calcext:value-type="float">
            <text:p>10.886300928</text:p>
          </table:table-cell>
          <table:table-cell office:value-type="float" office:value="0.0799999982119" calcext:value-type="float">
            <text:p>0.0799999982119</text:p>
          </table:table-cell>
          <table:table-cell office:value-type="float" office:value="0.0731500014663" calcext:value-type="float">
            <text:p>0.0731500014663</text:p>
          </table:table-cell>
          <table:table-cell office:value-type="float" office:value="-0.032460000366" calcext:value-type="float">
            <text:p>-0.032460000366</text:p>
          </table:table-cell>
          <table:table-cell table:style-name="Default" office:value-type="float" office:value="-0.000140000003739" calcext:value-type="float">
            <text:p>-0.000140000003739</text:p>
          </table:table-cell>
          <table:table-cell office:value-type="float" office:value="-1.29330456257" calcext:value-type="float">
            <text:p>-1.29330456257</text:p>
          </table:table-cell>
          <table:table-cell office:value-type="float" office:value="-0.650108933449" calcext:value-type="float">
            <text:p>-0.650108933449</text:p>
          </table:table-cell>
          <table:table-cell office:value-type="float" office:value="-0.894100666046" calcext:value-type="float">
            <text:p>-0.894100666046</text:p>
          </table:table-cell>
          <table:table-cell/>
          <table:table-cell office:value-type="float" office:value="0.025830000639" calcext:value-type="float">
            <text:p>0.025830000639</text:p>
          </table:table-cell>
          <table:table-cell/>
          <table:table-cell office:value-type="float" office:value="6.2129149437" calcext:value-type="float">
            <text:p>6.2129149437</text:p>
          </table:table-cell>
          <table:table-cell table:number-columns-repeated="9"/>
        </table:table-row>
        <table:table-row table:style-name="ro1">
          <table:table-cell office:value-type="float" office:value="1.59186976203948E+018" calcext:value-type="float">
            <text:p>1.59186976203948E+018</text:p>
          </table:table-cell>
          <table:table-cell table:formula="of:=([.A191]-1.59186975110116E+018)*0.000000001" office:value-type="float" office:value="10.938313216" calcext:value-type="float">
            <text:p>10.938313216</text:p>
          </table:table-cell>
          <table:table-cell office:value-type="float" office:value="0.0794000029564" calcext:value-type="float">
            <text:p>0.0794000029564</text:p>
          </table:table-cell>
          <table:table-cell office:value-type="float" office:value="0.0733899995685" calcext:value-type="float">
            <text:p>0.0733899995685</text:p>
          </table:table-cell>
          <table:table-cell office:value-type="float" office:value="-0.0304000005126" calcext:value-type="float">
            <text:p>-0.0304000005126</text:p>
          </table:table-cell>
          <table:table-cell office:value-type="float" office:value="-0.0000999999974738" calcext:value-type="float">
            <text:p>-1.00E-04</text:p>
          </table:table-cell>
          <table:table-cell office:value-type="float" office:value="-1.28947305679" calcext:value-type="float">
            <text:p>-1.28947305679</text:p>
          </table:table-cell>
          <table:table-cell office:value-type="float" office:value="-0.651057898998" calcext:value-type="float">
            <text:p>-0.651057898998</text:p>
          </table:table-cell>
          <table:table-cell office:value-type="float" office:value="-0.894100725651" calcext:value-type="float">
            <text:p>-0.894100725651</text:p>
          </table:table-cell>
          <table:table-cell/>
          <table:table-cell office:value-type="float" office:value="0.0247000008821" calcext:value-type="float">
            <text:p>0.0247000008821</text:p>
          </table:table-cell>
          <table:table-cell/>
          <table:table-cell office:value-type="float" office:value="6.21234989166" calcext:value-type="float">
            <text:p>6.21234989166</text:p>
          </table:table-cell>
          <table:table-cell table:number-columns-repeated="9"/>
        </table:table-row>
        <table:table-row table:style-name="ro1">
          <table:table-cell office:value-type="float" office:value="1.59186976209063E+018" calcext:value-type="float">
            <text:p>1.59186976209063E+018</text:p>
          </table:table-cell>
          <table:table-cell table:formula="of:=([.A192]-1.59186975110116E+018)*0.000000001" office:value-type="float" office:value="10.98947072" calcext:value-type="float">
            <text:p>10.98947072</text:p>
          </table:table-cell>
          <table:table-cell office:value-type="float" office:value="0.0797000005841" calcext:value-type="float">
            <text:p>0.0797000005841</text:p>
          </table:table-cell>
          <table:table-cell office:value-type="float" office:value="0.0743699967861" calcext:value-type="float">
            <text:p>0.0743699967861</text:p>
          </table:table-cell>
          <table:table-cell office:value-type="float" office:value="-0.028599999845" calcext:value-type="float">
            <text:p>-0.028599999845</text:p>
          </table:table-cell>
          <table:table-cell office:value-type="float" office:value="-0.0000900000013644" calcext:value-type="float">
            <text:p>-9.00E-05</text:p>
          </table:table-cell>
          <table:table-cell office:value-type="float" office:value="-1.28535997868" calcext:value-type="float">
            <text:p>-1.28535997868</text:p>
          </table:table-cell>
          <table:table-cell office:value-type="float" office:value="-0.651950120926" calcext:value-type="float">
            <text:p>-0.651950120926</text:p>
          </table:table-cell>
          <table:table-cell office:value-type="float" office:value="-0.894093453884" calcext:value-type="float">
            <text:p>-0.894093453884</text:p>
          </table:table-cell>
          <table:table-cell/>
          <table:table-cell office:value-type="float" office:value="0.0182700008154" calcext:value-type="float">
            <text:p>0.0182700008154</text:p>
          </table:table-cell>
          <table:table-cell/>
          <table:table-cell office:value-type="float" office:value="6.20913505554" calcext:value-type="float">
            <text:p>6.20913505554</text:p>
          </table:table-cell>
          <table:table-cell table:number-columns-repeated="9"/>
        </table:table-row>
        <table:table-row table:style-name="ro1">
          <table:table-cell office:value-type="float" office:value="1.59186976214261E+018" calcext:value-type="float">
            <text:p>1.59186976214261E+018</text:p>
          </table:table-cell>
          <table:table-cell table:formula="of:=([.A193]-1.59186975110116E+018)*0.000000001" office:value-type="float" office:value="11.041442048" calcext:value-type="float">
            <text:p>11.041442048</text:p>
          </table:table-cell>
          <table:table-cell office:value-type="float" office:value="0.0794000029564" calcext:value-type="float">
            <text:p>0.0794000029564</text:p>
          </table:table-cell>
          <table:table-cell office:value-type="float" office:value="0.0751800015569" calcext:value-type="float">
            <text:p>0.0751800015569</text:p>
          </table:table-cell>
          <table:table-cell office:value-type="float" office:value="-0.0255900006741" calcext:value-type="float">
            <text:p>-0.0255900006741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1.28142344952" calcext:value-type="float">
            <text:p>-1.28142344952</text:p>
          </table:table-cell>
          <table:table-cell office:value-type="float" office:value="-0.652698278427" calcext:value-type="float">
            <text:p>-0.652698278427</text:p>
          </table:table-cell>
          <table:table-cell office:value-type="float" office:value="-0.894094526768" calcext:value-type="float">
            <text:p>-0.894094526768</text:p>
          </table:table-cell>
          <table:table-cell/>
          <table:table-cell office:value-type="float" office:value="0.0163300000131" calcext:value-type="float">
            <text:p>0.0163300000131</text:p>
          </table:table-cell>
          <table:table-cell/>
          <table:table-cell office:value-type="float" office:value="6.20816516876" calcext:value-type="float">
            <text:p>6.20816516876</text:p>
          </table:table-cell>
          <table:table-cell table:number-columns-repeated="9"/>
        </table:table-row>
        <table:table-row table:style-name="ro1">
          <table:table-cell office:value-type="float" office:value="1.59186976219455E+018" calcext:value-type="float">
            <text:p>1.59186976219455E+018</text:p>
          </table:table-cell>
          <table:table-cell table:formula="of:=([.A194]-1.59186975110116E+018)*0.000000001" office:value-type="float" office:value="11.0933888" calcext:value-type="float">
            <text:p>11.0933888</text:p>
          </table:table-cell>
          <table:table-cell office:value-type="float" office:value="0.0798999965191" calcext:value-type="float">
            <text:p>0.0798999965191</text:p>
          </table:table-cell>
          <table:table-cell office:value-type="float" office:value="0.0763500034809" calcext:value-type="float">
            <text:p>0.0763500034809</text:p>
          </table:table-cell>
          <table:table-cell office:value-type="float" office:value="-0.0235699992627" calcext:value-type="float">
            <text:p>-0.0235699992627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7716732025" calcext:value-type="float">
            <text:p>-1.27716732025</text:p>
          </table:table-cell>
          <table:table-cell office:value-type="float" office:value="-0.653331577778" calcext:value-type="float">
            <text:p>-0.653331577778</text:p>
          </table:table-cell>
          <table:table-cell office:value-type="float" office:value="-0.894091129303" calcext:value-type="float">
            <text:p>-0.894091129303</text:p>
          </table:table-cell>
          <table:table-cell/>
          <table:table-cell office:value-type="float" office:value="0.0151000004262" calcext:value-type="float">
            <text:p>0.0151000004262</text:p>
          </table:table-cell>
          <table:table-cell/>
          <table:table-cell office:value-type="float" office:value="6.20755004883" calcext:value-type="float">
            <text:p>6.20755004883</text:p>
          </table:table-cell>
          <table:table-cell table:number-columns-repeated="9"/>
        </table:table-row>
        <table:table-row table:style-name="ro1">
          <table:table-cell office:value-type="float" office:value="1.59186976224616E+018" calcext:value-type="float">
            <text:p>1.59186976224616E+018</text:p>
          </table:table-cell>
          <table:table-cell table:formula="of:=([.A195]-1.59186975110116E+018)*0.000000001" office:value-type="float" office:value="11.144993792" calcext:value-type="float">
            <text:p>11.144993792</text:p>
          </table:table-cell>
          <table:table-cell office:value-type="float" office:value="0.0795999988914" calcext:value-type="float">
            <text:p>0.0795999988914</text:p>
          </table:table-cell>
          <table:table-cell office:value-type="float" office:value="0.0767299979925" calcext:value-type="float">
            <text:p>0.0767299979925</text:p>
          </table:table-cell>
          <table:table-cell office:value-type="float" office:value="-0.0212299991399" calcext:value-type="float">
            <text:p>-0.0212299991399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1.27311837673" calcext:value-type="float">
            <text:p>-1.27311837673</text:p>
          </table:table-cell>
          <table:table-cell office:value-type="float" office:value="-0.65378767252" calcext:value-type="float">
            <text:p>-0.65378767252</text:p>
          </table:table-cell>
          <table:table-cell office:value-type="float" office:value="-0.894114673138" calcext:value-type="float">
            <text:p>-0.894114673138</text:p>
          </table:table-cell>
          <table:table-cell/>
          <table:table-cell office:value-type="float" office:value="0.0122999995947" calcext:value-type="float">
            <text:p>0.0122999995947</text:p>
          </table:table-cell>
          <table:table-cell/>
          <table:table-cell office:value-type="float" office:value="6.20615005493" calcext:value-type="float">
            <text:p>6.20615005493</text:p>
          </table:table-cell>
          <table:table-cell table:number-columns-repeated="9"/>
        </table:table-row>
        <table:table-row table:style-name="ro1">
          <table:table-cell office:value-type="float" office:value="1.59186976229779E+018" calcext:value-type="float">
            <text:p>1.59186976229779E+018</text:p>
          </table:table-cell>
          <table:table-cell table:formula="of:=([.A196]-1.59186975110116E+018)*0.000000001" office:value-type="float" office:value="11.196622848" calcext:value-type="float">
            <text:p>11.196622848</text:p>
          </table:table-cell>
          <table:table-cell office:value-type="float" office:value="0.0797000005841" calcext:value-type="float">
            <text:p>0.0797000005841</text:p>
          </table:table-cell>
          <table:table-cell office:value-type="float" office:value="0.0776399970055" calcext:value-type="float">
            <text:p>0.0776399970055</text:p>
          </table:table-cell>
          <table:table-cell office:value-type="float" office:value="-0.0177900008857" calcext:value-type="float">
            <text:p>-0.0177900008857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1.26890933514" calcext:value-type="float">
            <text:p>-1.26890933514</text:p>
          </table:table-cell>
          <table:table-cell office:value-type="float" office:value="-0.654145479202" calcext:value-type="float">
            <text:p>-0.654145479202</text:p>
          </table:table-cell>
          <table:table-cell office:value-type="float" office:value="-0.894104480743" calcext:value-type="float">
            <text:p>-0.894104480743</text:p>
          </table:table-cell>
          <table:table-cell/>
          <table:table-cell office:value-type="float" office:value="0.00963999982923" calcext:value-type="float">
            <text:p>0.00963999982923</text:p>
          </table:table-cell>
          <table:table-cell/>
          <table:table-cell office:value-type="float" office:value="6.2048201561" calcext:value-type="float">
            <text:p>6.2048201561</text:p>
          </table:table-cell>
          <table:table-cell table:number-columns-repeated="9"/>
        </table:table-row>
        <table:table-row table:style-name="ro1">
          <table:table-cell office:value-type="float" office:value="1.59186976234941E+018" calcext:value-type="float">
            <text:p>1.59186976234941E+018</text:p>
          </table:table-cell>
          <table:table-cell table:formula="of:=([.A197]-1.59186975110116E+018)*0.000000001" office:value-type="float" office:value="11.248250112" calcext:value-type="float">
            <text:p>11.248250112</text:p>
          </table:table-cell>
          <table:table-cell office:value-type="float" office:value="0.0794999971986" calcext:value-type="float">
            <text:p>0.0794999971986</text:p>
          </table:table-cell>
          <table:table-cell office:value-type="float" office:value="0.0779900029302" calcext:value-type="float">
            <text:p>0.0779900029302</text:p>
          </table:table-cell>
          <table:table-cell office:value-type="float" office:value="-0.0155999995768" calcext:value-type="float">
            <text:p>-0.0155999995768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1.2648857832" calcext:value-type="float">
            <text:p>-1.2648857832</text:p>
          </table:table-cell>
          <table:table-cell office:value-type="float" office:value="-0.654449105263" calcext:value-type="float">
            <text:p>-0.654449105263</text:p>
          </table:table-cell>
          <table:table-cell office:value-type="float" office:value="-0.89413279295" calcext:value-type="float">
            <text:p>-0.89413279295</text:p>
          </table:table-cell>
          <table:table-cell/>
          <table:table-cell office:value-type="float" office:value="0.00270000007004" calcext:value-type="float">
            <text:p>0.00270000007004</text:p>
          </table:table-cell>
          <table:table-cell/>
          <table:table-cell office:value-type="float" office:value="6.2013502121" calcext:value-type="float">
            <text:p>6.2013502121</text:p>
          </table:table-cell>
          <table:table-cell table:number-columns-repeated="9"/>
        </table:table-row>
        <table:table-row table:style-name="ro1">
          <table:table-cell office:value-type="float" office:value="1.59186976245461E+018" calcext:value-type="float">
            <text:p>1.59186976245461E+018</text:p>
          </table:table-cell>
          <table:table-cell table:formula="of:=([.A198]-1.59186975110116E+018)*0.000000001" office:value-type="float" office:value="11.353448704" calcext:value-type="float">
            <text:p>11.353448704</text:p>
          </table:table-cell>
          <table:table-cell office:value-type="float" office:value="0.0794999971986" calcext:value-type="float">
            <text:p>0.0794999971986</text:p>
          </table:table-cell>
          <table:table-cell office:value-type="float" office:value="0.0785600021482" calcext:value-type="float">
            <text:p>0.0785600021482</text:p>
          </table:table-cell>
          <table:table-cell office:value-type="float" office:value="-0.0120700001717" calcext:value-type="float">
            <text:p>-0.012070000171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25649929047" calcext:value-type="float">
            <text:p>-1.25649929047</text:p>
          </table:table-cell>
          <table:table-cell office:value-type="float" office:value="-0.654616236687" calcext:value-type="float">
            <text:p>-0.654616236687</text:p>
          </table:table-cell>
          <table:table-cell office:value-type="float" office:value="-0.894109487534" calcext:value-type="float">
            <text:p>-0.894109487534</text:p>
          </table:table-cell>
          <table:table-cell/>
          <table:table-cell office:value-type="float" office:value="0.000530000019353" calcext:value-type="float">
            <text:p>0.000530000019353</text:p>
          </table:table-cell>
          <table:table-cell/>
          <table:table-cell office:value-type="float" office:value="6.20026493073" calcext:value-type="float">
            <text:p>6.20026493073</text:p>
          </table:table-cell>
          <table:table-cell table:number-columns-repeated="9"/>
        </table:table-row>
        <table:table-row table:style-name="ro1">
          <table:table-cell office:value-type="float" office:value="1.59186976250585E+018" calcext:value-type="float">
            <text:p>1.59186976250585E+018</text:p>
          </table:table-cell>
          <table:table-cell table:formula="of:=([.A199]-1.59186975110116E+018)*0.000000001" office:value-type="float" office:value="11.404682752" calcext:value-type="float">
            <text:p>11.404682752</text:p>
          </table:table-cell>
          <table:table-cell office:value-type="float" office:value="0.0789000019431" calcext:value-type="float">
            <text:p>0.0789000019431</text:p>
          </table:table-cell>
          <table:table-cell office:value-type="float" office:value="0.0782800018787" calcext:value-type="float">
            <text:p>0.0782800018787</text:p>
          </table:table-cell>
          <table:table-cell office:value-type="float" office:value="-0.00992999970913" calcext:value-type="float">
            <text:p>-0.00992999970913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1.25278234482" calcext:value-type="float">
            <text:p>-1.25278234482</text:p>
          </table:table-cell>
          <table:table-cell office:value-type="float" office:value="-0.654601335526" calcext:value-type="float">
            <text:p>-0.654601335526</text:p>
          </table:table-cell>
          <table:table-cell office:value-type="float" office:value="-0.894129991531" calcext:value-type="float">
            <text:p>-0.894129991531</text:p>
          </table:table-cell>
          <table:table-cell/>
          <table:table-cell office:value-type="float" office:value="-0.0012300000526" calcext:value-type="float">
            <text:p>-0.0012300000526</text:p>
          </table:table-cell>
          <table:table-cell/>
          <table:table-cell office:value-type="float" office:value="6.19938516617" calcext:value-type="float">
            <text:p>6.19938516617</text:p>
          </table:table-cell>
          <table:table-cell table:number-columns-repeated="9"/>
        </table:table-row>
        <table:table-row table:style-name="ro1">
          <table:table-cell office:value-type="float" office:value="1.59186976255755E+018" calcext:value-type="float">
            <text:p>1.59186976255755E+018</text:p>
          </table:table-cell>
          <table:table-cell table:formula="of:=([.A200]-1.59186975110116E+018)*0.000000001" office:value-type="float" office:value="11.456388096" calcext:value-type="float">
            <text:p>11.456388096</text:p>
          </table:table-cell>
          <table:table-cell office:value-type="float" office:value="0.0791999995708" calcext:value-type="float">
            <text:p>0.0791999995708</text:p>
          </table:table-cell>
          <table:table-cell office:value-type="float" office:value="0.0788099989295" calcext:value-type="float">
            <text:p>0.0788099989295</text:p>
          </table:table-cell>
          <table:table-cell office:value-type="float" office:value="-0.00778000010177" calcext:value-type="float">
            <text:p>-0.00778000010177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1.24837827682" calcext:value-type="float">
            <text:p>-1.24837827682</text:p>
          </table:table-cell>
          <table:table-cell office:value-type="float" office:value="-0.65454262495" calcext:value-type="float">
            <text:p>-0.65454262495</text:p>
          </table:table-cell>
          <table:table-cell office:value-type="float" office:value="-0.894112110138" calcext:value-type="float">
            <text:p>-0.894112110138</text:p>
          </table:table-cell>
          <table:table-cell/>
          <table:table-cell office:value-type="float" office:value="-0.00139999995008" calcext:value-type="float">
            <text:p>-0.00139999995008</text:p>
          </table:table-cell>
          <table:table-cell/>
          <table:table-cell office:value-type="float" office:value="6.19929981232" calcext:value-type="float">
            <text:p>6.19929981232</text:p>
          </table:table-cell>
          <table:table-cell table:number-columns-repeated="9"/>
        </table:table-row>
        <table:table-row table:style-name="ro1">
          <table:table-cell office:value-type="float" office:value="1.59186976265955E+018" calcext:value-type="float">
            <text:p>1.59186976265955E+018</text:p>
          </table:table-cell>
          <table:table-cell table:formula="of:=([.A201]-1.59186975110116E+018)*0.000000001" office:value-type="float" office:value="11.558381824" calcext:value-type="float">
            <text:p>11.558381824</text:p>
          </table:table-cell>
          <table:table-cell office:value-type="float" office:value="0.0795999988914" calcext:value-type="float">
            <text:p>0.0795999988914</text:p>
          </table:table-cell>
          <table:table-cell office:value-type="float" office:value="0.079439997673" calcext:value-type="float">
            <text:p>0.079439997673</text:p>
          </table:table-cell>
          <table:table-cell office:value-type="float" office:value="-0.00555999996141" calcext:value-type="float">
            <text:p>-0.00555999996141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-1.24021601677" calcext:value-type="float">
            <text:p>-1.24021601677</text:p>
          </table:table-cell>
          <table:table-cell office:value-type="float" office:value="-0.654505670071" calcext:value-type="float">
            <text:p>-0.654505670071</text:p>
          </table:table-cell>
          <table:table-cell office:value-type="float" office:value="-0.894133746624" calcext:value-type="float">
            <text:p>-0.894133746624</text:p>
          </table:table-cell>
          <table:table-cell/>
          <table:table-cell office:value-type="float" office:value="0.000319999991916" calcext:value-type="float">
            <text:p>0.000319999991916</text:p>
          </table:table-cell>
          <table:table-cell/>
          <table:table-cell office:value-type="float" office:value="6.20016002655" calcext:value-type="float">
            <text:p>6.20016002655</text:p>
          </table:table-cell>
          <table:table-cell table:number-columns-repeated="9"/>
        </table:table-row>
        <table:table-row table:style-name="ro1">
          <table:table-cell office:value-type="float" office:value="1.59186976271071E+018" calcext:value-type="float">
            <text:p>1.59186976271071E+018</text:p>
          </table:table-cell>
          <table:table-cell table:formula="of:=([.A202]-1.59186975110116E+018)*0.000000001" office:value-type="float" office:value="11.609550848" calcext:value-type="float">
            <text:p>11.609550848</text:p>
          </table:table-cell>
          <table:table-cell office:value-type="float" office:value="0.0797000005841" calcext:value-type="float">
            <text:p>0.0797000005841</text:p>
          </table:table-cell>
          <table:table-cell office:value-type="float" office:value="0.0796200037003" calcext:value-type="float">
            <text:p>0.0796200037003</text:p>
          </table:table-cell>
          <table:table-cell office:value-type="float" office:value="-0.0040600001812" calcext:value-type="float">
            <text:p>-0.0040600001812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-1.2359868288" calcext:value-type="float">
            <text:p>-1.2359868288</text:p>
          </table:table-cell>
          <table:table-cell office:value-type="float" office:value="-0.654467344284" calcext:value-type="float">
            <text:p>-0.654467344284</text:p>
          </table:table-cell>
          <table:table-cell office:value-type="float" office:value="-0.894122064114" calcext:value-type="float">
            <text:p>-0.89412206411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6276268E+018" calcext:value-type="float">
            <text:p>1.59186976276268E+018</text:p>
          </table:table-cell>
          <table:table-cell table:formula="of:=([.A203]-1.59186975110116E+018)*0.000000001" office:value-type="float" office:value="11.66151168" calcext:value-type="float">
            <text:p>11.66151168</text:p>
          </table:table-cell>
          <table:table-cell office:value-type="float" office:value="0.0799999982119" calcext:value-type="float">
            <text:p>0.0799999982119</text:p>
          </table:table-cell>
          <table:table-cell office:value-type="float" office:value="0.079920001328" calcext:value-type="float">
            <text:p>0.079920001328</text:p>
          </table:table-cell>
          <table:table-cell office:value-type="float" office:value="-0.00279999990016" calcext:value-type="float">
            <text:p>-0.00279999990016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1.23186528683" calcext:value-type="float">
            <text:p>-1.23186528683</text:p>
          </table:table-cell>
          <table:table-cell office:value-type="float" office:value="-0.654435038567" calcext:value-type="float">
            <text:p>-0.654435038567</text:p>
          </table:table-cell>
          <table:table-cell office:value-type="float" office:value="-0.894119441509" calcext:value-type="float">
            <text:p>-0.894119441509</text:p>
          </table:table-cell>
          <table:table-cell/>
          <table:table-cell office:value-type="float" office:value="0.000969999993686" calcext:value-type="float">
            <text:p>0.000969999993686</text:p>
          </table:table-cell>
          <table:table-cell/>
          <table:table-cell office:value-type="float" office:value="6.20048522949" calcext:value-type="float">
            <text:p>6.20048522949</text:p>
          </table:table-cell>
          <table:table-cell table:number-columns-repeated="9"/>
        </table:table-row>
        <table:table-row table:style-name="ro1">
          <table:table-cell office:value-type="float" office:value="1.5918697628148E+018" calcext:value-type="float">
            <text:p>1.5918697628148E+018</text:p>
          </table:table-cell>
          <table:table-cell table:formula="of:=([.A204]-1.59186975110116E+018)*0.000000001" office:value-type="float" office:value="11.713632256" calcext:value-type="float">
            <text:p>11.713632256</text:p>
          </table:table-cell>
          <table:table-cell office:value-type="float" office:value="0.0795999988914" calcext:value-type="float">
            <text:p>0.0795999988914</text:p>
          </table:table-cell>
          <table:table-cell office:value-type="float" office:value="0.0796200037003" calcext:value-type="float">
            <text:p>0.0796200037003</text:p>
          </table:table-cell>
          <table:table-cell office:value-type="float" office:value="-0.001719999942" calcext:value-type="float">
            <text:p>-0.001719999942</text:p>
          </table:table-cell>
          <table:table-cell office:value-type="float" office:value="-0.0000599999984843" calcext:value-type="float">
            <text:p>-6.00E-05</text:p>
          </table:table-cell>
          <table:table-cell office:value-type="float" office:value="-1.22778356075" calcext:value-type="float">
            <text:p>-1.22778356075</text:p>
          </table:table-cell>
          <table:table-cell office:value-type="float" office:value="-0.654399633408" calcext:value-type="float">
            <text:p>-0.654399633408</text:p>
          </table:table-cell>
          <table:table-cell office:value-type="float" office:value="-0.894126653671" calcext:value-type="float">
            <text:p>-0.894126653671</text:p>
          </table:table-cell>
          <table:table-cell/>
          <table:table-cell office:value-type="float" office:value="-0.000479999987874" calcext:value-type="float">
            <text:p>-0.000479999987874</text:p>
          </table:table-cell>
          <table:table-cell/>
          <table:table-cell office:value-type="float" office:value="6.19975996017" calcext:value-type="float">
            <text:p>6.19975996017</text:p>
          </table:table-cell>
          <table:table-cell table:number-columns-repeated="9"/>
        </table:table-row>
        <table:table-row table:style-name="ro1">
          <table:table-cell office:value-type="float" office:value="1.59186976286686E+018" calcext:value-type="float">
            <text:p>1.59186976286686E+018</text:p>
          </table:table-cell>
          <table:table-cell table:formula="of:=([.A205]-1.59186975110116E+018)*0.000000001" office:value-type="float" office:value="11.765699072" calcext:value-type="float">
            <text:p>11.765699072</text:p>
          </table:table-cell>
          <table:table-cell office:value-type="float" office:value="0.0799999982119" calcext:value-type="float">
            <text:p>0.0799999982119</text:p>
          </table:table-cell>
          <table:table-cell office:value-type="float" office:value="0.0799600034952" calcext:value-type="float">
            <text:p>0.0799600034952</text:p>
          </table:table-cell>
          <table:table-cell office:value-type="float" office:value="-0.000929999980144" calcext:value-type="float">
            <text:p>-0.000929999980144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1.22348773479" calcext:value-type="float">
            <text:p>-1.22348773479</text:p>
          </table:table-cell>
          <table:table-cell office:value-type="float" office:value="-0.654364466667" calcext:value-type="float">
            <text:p>-0.654364466667</text:p>
          </table:table-cell>
          <table:table-cell office:value-type="float" office:value="-0.894114792347" calcext:value-type="float">
            <text:p>-0.894114792347</text:p>
          </table:table-cell>
          <table:table-cell/>
          <table:table-cell office:value-type="float" office:value="0.000639999983832" calcext:value-type="float">
            <text:p>0.000639999983832</text:p>
          </table:table-cell>
          <table:table-cell/>
          <table:table-cell office:value-type="float" office:value="6.200319767" calcext:value-type="float">
            <text:p>6.200319767</text:p>
          </table:table-cell>
          <table:table-cell table:number-columns-repeated="9"/>
        </table:table-row>
        <table:table-row table:style-name="ro1">
          <table:table-cell office:value-type="float" office:value="1.59186976291962E+018" calcext:value-type="float">
            <text:p>1.59186976291962E+018</text:p>
          </table:table-cell>
          <table:table-cell table:formula="of:=([.A206]-1.59186975110116E+018)*0.000000001" office:value-type="float" office:value="11.818454784" calcext:value-type="float">
            <text:p>11.818454784</text:p>
          </table:table-cell>
          <table:table-cell office:value-type="float" office:value="0.0797000005841" calcext:value-type="float">
            <text:p>0.0797000005841</text:p>
          </table:table-cell>
          <table:table-cell office:value-type="float" office:value="0.0797500014305" calcext:value-type="float">
            <text:p>0.0797500014305</text:p>
          </table:table-cell>
          <table:table-cell office:value-type="float" office:value="-0.000280000007479" calcext:value-type="float">
            <text:p>-0.000280000007479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1931910515" calcext:value-type="float">
            <text:p>-1.21931910515</text:p>
          </table:table-cell>
          <table:table-cell office:value-type="float" office:value="-0.654320716858" calcext:value-type="float">
            <text:p>-0.654320716858</text:p>
          </table:table-cell>
          <table:table-cell office:value-type="float" office:value="-0.894113004208" calcext:value-type="float">
            <text:p>-0.89411300420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6297173E+018" calcext:value-type="float">
            <text:p>1.59186976297173E+018</text:p>
          </table:table-cell>
          <table:table-cell table:formula="of:=([.A207]-1.59186975110116E+018)*0.000000001" office:value-type="float" office:value="11.870562816" calcext:value-type="float">
            <text:p>11.870562816</text:p>
          </table:table-cell>
          <table:table-cell office:value-type="float" office:value="0.0797000005841" calcext:value-type="float">
            <text:p>0.0797000005841</text:p>
          </table:table-cell>
          <table:table-cell office:value-type="float" office:value="0.0796499997377" calcext:value-type="float">
            <text:p>0.0796499997377</text:p>
          </table:table-cell>
          <table:table-cell office:value-type="float" office:value="0.00112999998964" calcext:value-type="float">
            <text:p>0.00112999998964</text:p>
          </table:table-cell>
          <table:table-cell office:value-type="float" office:value="0.000079999997979" calcext:value-type="float">
            <text:p>8.00E-05</text:p>
          </table:table-cell>
          <table:table-cell office:value-type="float" office:value="-1.21531689167" calcext:value-type="float">
            <text:p>-1.21531689167</text:p>
          </table:table-cell>
          <table:table-cell office:value-type="float" office:value="-0.653748393059" calcext:value-type="float">
            <text:p>-0.653748393059</text:p>
          </table:table-cell>
          <table:table-cell office:value-type="float" office:value="-0.894085228443" calcext:value-type="float">
            <text:p>-0.894085228443</text:p>
          </table:table-cell>
          <table:table-cell/>
          <table:table-cell office:value-type="float" office:value="0.000319999991916" calcext:value-type="float">
            <text:p>0.000319999991916</text:p>
          </table:table-cell>
          <table:table-cell/>
          <table:table-cell office:value-type="float" office:value="6.20016002655" calcext:value-type="float">
            <text:p>6.20016002655</text:p>
          </table:table-cell>
          <table:table-cell table:number-columns-repeated="9"/>
        </table:table-row>
        <table:table-row table:style-name="ro1">
          <table:table-cell office:value-type="float" office:value="1.59186976302426E+018" calcext:value-type="float">
            <text:p>1.59186976302426E+018</text:p>
          </table:table-cell>
          <table:table-cell table:formula="of:=([.A208]-1.59186975110116E+018)*0.000000001" office:value-type="float" office:value="11.923095808" calcext:value-type="float">
            <text:p>11.923095808</text:p>
          </table:table-cell>
          <table:table-cell office:value-type="float" office:value="0.0758000016212" calcext:value-type="float">
            <text:p>0.0758000016212</text:p>
          </table:table-cell>
          <table:table-cell office:value-type="float" office:value="0.0754600018263" calcext:value-type="float">
            <text:p>0.0754600018263</text:p>
          </table:table-cell>
          <table:table-cell office:value-type="float" office:value="0.00663000019267" calcext:value-type="float">
            <text:p>0.00663000019267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 office:value-type="float" office:value="-1.21351146698" calcext:value-type="float">
            <text:p>-1.21351146698</text:p>
          </table:table-cell>
          <table:table-cell office:value-type="float" office:value="-0.650839388371" calcext:value-type="float">
            <text:p>-0.650839388371</text:p>
          </table:table-cell>
          <table:table-cell office:value-type="float" office:value="-0.89403373003" calcext:value-type="float">
            <text:p>-0.89403373003</text:p>
          </table:table-cell>
          <table:table-cell/>
          <table:table-cell office:value-type="float" office:value="-0.00650000013411" calcext:value-type="float">
            <text:p>-0.00650000013411</text:p>
          </table:table-cell>
          <table:table-cell/>
          <table:table-cell office:value-type="float" office:value="6.19675016403" calcext:value-type="float">
            <text:p>6.19675016403</text:p>
          </table:table-cell>
          <table:table-cell table:number-columns-repeated="9"/>
        </table:table-row>
        <table:table-row table:style-name="ro1">
          <table:table-cell office:value-type="float" office:value="1.59186976307548E+018" calcext:value-type="float">
            <text:p>1.59186976307548E+018</text:p>
          </table:table-cell>
          <table:table-cell table:formula="of:=([.A209]-1.59186975110116E+018)*0.000000001" office:value-type="float" office:value="11.974312704" calcext:value-type="float">
            <text:p>11.974312704</text:p>
          </table:table-cell>
          <table:table-cell office:value-type="float" office:value="0.070799998939" calcext:value-type="float">
            <text:p>0.070799998939</text:p>
          </table:table-cell>
          <table:table-cell office:value-type="float" office:value="0.0692799985409" calcext:value-type="float">
            <text:p>0.0692799985409</text:p>
          </table:table-cell>
          <table:table-cell office:value-type="float" office:value="0.0143900001422" calcext:value-type="float">
            <text:p>0.0143900001422</text:p>
          </table:table-cell>
          <table:table-cell office:value-type="float" office:value="-0.0000999999974738" calcext:value-type="float">
            <text:p>-1.00E-04</text:p>
          </table:table-cell>
          <table:table-cell office:value-type="float" office:value="-1.21332025528" calcext:value-type="float">
            <text:p>-1.21332025528</text:p>
          </table:table-cell>
          <table:table-cell office:value-type="float" office:value="-0.64640390873" calcext:value-type="float">
            <text:p>-0.64640390873</text:p>
          </table:table-cell>
          <table:table-cell office:value-type="float" office:value="-0.894186913967" calcext:value-type="float">
            <text:p>-0.894186913967</text:p>
          </table:table-cell>
          <table:table-cell/>
          <table:table-cell office:value-type="float" office:value="-0.0142200002447" calcext:value-type="float">
            <text:p>-0.0142200002447</text:p>
          </table:table-cell>
          <table:table-cell/>
          <table:table-cell office:value-type="float" office:value="6.19289016724" calcext:value-type="float">
            <text:p>6.19289016724</text:p>
          </table:table-cell>
          <table:table-cell table:number-columns-repeated="9"/>
        </table:table-row>
        <table:table-row table:style-name="ro1">
          <table:table-cell office:value-type="float" office:value="1.59186976312692E+018" calcext:value-type="float">
            <text:p>1.59186976312692E+018</text:p>
          </table:table-cell>
          <table:table-cell table:formula="of:=([.A210]-1.59186975110116E+018)*0.000000001" office:value-type="float" office:value="12.025754112" calcext:value-type="float">
            <text:p>12.025754112</text:p>
          </table:table-cell>
          <table:table-cell office:value-type="float" office:value="0.0659999996424" calcext:value-type="float">
            <text:p>0.0659999996424</text:p>
          </table:table-cell>
          <table:table-cell office:value-type="float" office:value="0.0624199993908" calcext:value-type="float">
            <text:p>0.0624199993908</text:p>
          </table:table-cell>
          <table:table-cell office:value-type="float" office:value="0.0214000009" calcext:value-type="float">
            <text:p>0.0214000009</text:p>
          </table:table-cell>
          <table:table-cell office:value-type="float" office:value="-0.0000900000013644" calcext:value-type="float">
            <text:p>-9.00E-05</text:p>
          </table:table-cell>
          <table:table-cell office:value-type="float" office:value="-1.2128380537" calcext:value-type="float">
            <text:p>-1.2128380537</text:p>
          </table:table-cell>
          <table:table-cell office:value-type="float" office:value="-0.642360806465" calcext:value-type="float">
            <text:p>-0.642360806465</text:p>
          </table:table-cell>
          <table:table-cell office:value-type="float" office:value="-0.894160568714" calcext:value-type="float">
            <text:p>-0.894160568714</text:p>
          </table:table-cell>
          <table:table-cell/>
          <table:table-cell office:value-type="float" office:value="-0.023180000484" calcext:value-type="float">
            <text:p>-0.023180000484</text:p>
          </table:table-cell>
          <table:table-cell/>
          <table:table-cell office:value-type="float" office:value="6.1884098053" calcext:value-type="float">
            <text:p>6.1884098053</text:p>
          </table:table-cell>
          <table:table-cell table:number-columns-repeated="9"/>
        </table:table-row>
        <table:table-row table:style-name="ro1">
          <table:table-cell office:value-type="float" office:value="1.59186976317816E+018" calcext:value-type="float">
            <text:p>1.59186976317816E+018</text:p>
          </table:table-cell>
          <table:table-cell table:formula="of:=([.A211]-1.59186975110116E+018)*0.000000001" office:value-type="float" office:value="12.076998912" calcext:value-type="float">
            <text:p>12.076998912</text:p>
          </table:table-cell>
          <table:table-cell office:value-type="float" office:value="0.0634000003338" calcext:value-type="float">
            <text:p>0.0634000003338</text:p>
          </table:table-cell>
          <table:table-cell office:value-type="float" office:value="0.0554799996316" calcext:value-type="float">
            <text:p>0.0554799996316</text:p>
          </table:table-cell>
          <table:table-cell office:value-type="float" office:value="0.030589999631" calcext:value-type="float">
            <text:p>0.030589999631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1144139767" calcext:value-type="float">
            <text:p>-1.21144139767</text:p>
          </table:table-cell>
          <table:table-cell office:value-type="float" office:value="-0.638642132282" calcext:value-type="float">
            <text:p>-0.638642132282</text:p>
          </table:table-cell>
          <table:table-cell office:value-type="float" office:value="-0.894136786461" calcext:value-type="float">
            <text:p>-0.894136786461</text:p>
          </table:table-cell>
          <table:table-cell/>
          <table:table-cell office:value-type="float" office:value="-0.0312399994582" calcext:value-type="float">
            <text:p>-0.0312399994582</text:p>
          </table:table-cell>
          <table:table-cell/>
          <table:table-cell office:value-type="float" office:value="6.18438005447" calcext:value-type="float">
            <text:p>6.18438005447</text:p>
          </table:table-cell>
          <table:table-cell table:number-columns-repeated="9"/>
        </table:table-row>
        <table:table-row table:style-name="ro1">
          <table:table-cell office:value-type="float" office:value="1.59186976322932E+018" calcext:value-type="float">
            <text:p>1.59186976322932E+018</text:p>
          </table:table-cell>
          <table:table-cell table:formula="of:=([.A212]-1.59186975110116E+018)*0.000000001" office:value-type="float" office:value="12.128156928" calcext:value-type="float">
            <text:p>12.128156928</text:p>
          </table:table-cell>
          <table:table-cell office:value-type="float" office:value="0.0639000013471" calcext:value-type="float">
            <text:p>0.0639000013471</text:p>
          </table:table-cell>
          <table:table-cell office:value-type="float" office:value="0.0517299994826" calcext:value-type="float">
            <text:p>0.0517299994826</text:p>
          </table:table-cell>
          <table:table-cell office:value-type="float" office:value="0.0374700017273" calcext:value-type="float">
            <text:p>0.0374700017273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1.20915746689" calcext:value-type="float">
            <text:p>-1.20915746689</text:p>
          </table:table-cell>
          <table:table-cell office:value-type="float" office:value="-0.635035812855" calcext:value-type="float">
            <text:p>-0.635035812855</text:p>
          </table:table-cell>
          <table:table-cell office:value-type="float" office:value="-0.89414280653" calcext:value-type="float">
            <text:p>-0.89414280653</text:p>
          </table:table-cell>
          <table:table-cell/>
          <table:table-cell office:value-type="float" office:value="-0.03047000058" calcext:value-type="float">
            <text:p>-0.03047000058</text:p>
          </table:table-cell>
          <table:table-cell/>
          <table:table-cell office:value-type="float" office:value="6.18476486206" calcext:value-type="float">
            <text:p>6.18476486206</text:p>
          </table:table-cell>
          <table:table-cell table:number-columns-repeated="9"/>
        </table:table-row>
        <table:table-row table:style-name="ro1">
          <table:table-cell office:value-type="float" office:value="1.59186976333096E+018" calcext:value-type="float">
            <text:p>1.59186976333096E+018</text:p>
          </table:table-cell>
          <table:table-cell table:formula="of:=([.A213]-1.59186975110116E+018)*0.000000001" office:value-type="float" office:value="12.229799936" calcext:value-type="float">
            <text:p>12.229799936</text:p>
          </table:table-cell>
          <table:table-cell office:value-type="float" office:value="0.0666000023484" calcext:value-type="float">
            <text:p>0.0666000023484</text:p>
          </table:table-cell>
          <table:table-cell office:value-type="float" office:value="0.0505900010467" calcext:value-type="float">
            <text:p>0.0505900010467</text:p>
          </table:table-cell>
          <table:table-cell office:value-type="float" office:value="0.0432800017297" calcext:value-type="float">
            <text:p>0.0432800017297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1.20311760902" calcext:value-type="float">
            <text:p>-1.20311760902</text:p>
          </table:table-cell>
          <table:table-cell office:value-type="float" office:value="-0.629841089249" calcext:value-type="float">
            <text:p>-0.629841089249</text:p>
          </table:table-cell>
          <table:table-cell office:value-type="float" office:value="-0.89413946867" calcext:value-type="float">
            <text:p>-0.89413946867</text:p>
          </table:table-cell>
          <table:table-cell/>
          <table:table-cell office:value-type="float" office:value="-0.0235799998045" calcext:value-type="float">
            <text:p>-0.0235799998045</text:p>
          </table:table-cell>
          <table:table-cell/>
          <table:table-cell office:value-type="float" office:value="6.18821001053" calcext:value-type="float">
            <text:p>6.18821001053</text:p>
          </table:table-cell>
          <table:table-cell table:number-columns-repeated="9"/>
        </table:table-row>
        <table:table-row table:style-name="ro1">
          <table:table-cell office:value-type="float" office:value="1.59186976338263E+018" calcext:value-type="float">
            <text:p>1.59186976338263E+018</text:p>
          </table:table-cell>
          <table:table-cell table:formula="of:=([.A214]-1.59186975110116E+018)*0.000000001" office:value-type="float" office:value="12.28146176" calcext:value-type="float">
            <text:p>12.28146176</text:p>
          </table:table-cell>
          <table:table-cell office:value-type="float" office:value="0.0684999972582" calcext:value-type="float">
            <text:p>0.0684999972582</text:p>
          </table:table-cell>
          <table:table-cell office:value-type="float" office:value="0.0500800013542" calcext:value-type="float">
            <text:p>0.0500800013542</text:p>
          </table:table-cell>
          <table:table-cell office:value-type="float" office:value="0.0467900000513" calcext:value-type="float">
            <text:p>0.0467900000513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1.19934487343" calcext:value-type="float">
            <text:p>-1.19934487343</text:p>
          </table:table-cell>
          <table:table-cell office:value-type="float" office:value="-0.627829372883" calcext:value-type="float">
            <text:p>-0.627829372883</text:p>
          </table:table-cell>
          <table:table-cell office:value-type="float" office:value="-0.894135594368" calcext:value-type="float">
            <text:p>-0.894135594368</text:p>
          </table:table-cell>
          <table:table-cell/>
          <table:table-cell office:value-type="float" office:value="-0.0195499993861" calcext:value-type="float">
            <text:p>-0.0195499993861</text:p>
          </table:table-cell>
          <table:table-cell/>
          <table:table-cell office:value-type="float" office:value="6.19022512436" calcext:value-type="float">
            <text:p>6.19022512436</text:p>
          </table:table-cell>
          <table:table-cell table:number-columns-repeated="9"/>
        </table:table-row>
        <table:table-row table:style-name="ro1">
          <table:table-cell office:value-type="float" office:value="1.59186976343386E+018" calcext:value-type="float">
            <text:p>1.59186976343386E+018</text:p>
          </table:table-cell>
          <table:table-cell table:formula="of:=([.A215]-1.59186975110116E+018)*0.000000001" office:value-type="float" office:value="12.332699904" calcext:value-type="float">
            <text:p>12.332699904</text:p>
          </table:table-cell>
          <table:table-cell office:value-type="float" office:value="0.0697000026703" calcext:value-type="float">
            <text:p>0.0697000026703</text:p>
          </table:table-cell>
          <table:table-cell office:value-type="float" office:value="0.0486899986863" calcext:value-type="float">
            <text:p>0.0486899986863</text:p>
          </table:table-cell>
          <table:table-cell office:value-type="float" office:value="0.0498399995267" calcext:value-type="float">
            <text:p>0.0498399995267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1.19588255882" calcext:value-type="float">
            <text:p>-1.19588255882</text:p>
          </table:table-cell>
          <table:table-cell office:value-type="float" office:value="-0.626105844975" calcext:value-type="float">
            <text:p>-0.626105844975</text:p>
          </table:table-cell>
          <table:table-cell office:value-type="float" office:value="-0.894125163555" calcext:value-type="float">
            <text:p>-0.894125163555</text:p>
          </table:table-cell>
          <table:table-cell/>
          <table:table-cell office:value-type="float" office:value="-0.0181699991226" calcext:value-type="float">
            <text:p>-0.0181699991226</text:p>
          </table:table-cell>
          <table:table-cell/>
          <table:table-cell office:value-type="float" office:value="6.19091510773" calcext:value-type="float">
            <text:p>6.19091510773</text:p>
          </table:table-cell>
          <table:table-cell table:number-columns-repeated="9"/>
        </table:table-row>
        <table:table-row table:style-name="ro1">
          <table:table-cell office:value-type="float" office:value="1.59186976348826E+018" calcext:value-type="float">
            <text:p>1.59186976348826E+018</text:p>
          </table:table-cell>
          <table:table-cell table:formula="of:=([.A216]-1.59186975110116E+018)*0.000000001" office:value-type="float" office:value="12.387098624" calcext:value-type="float">
            <text:p>12.387098624</text:p>
          </table:table-cell>
          <table:table-cell office:value-type="float" office:value="0.0697999969125" calcext:value-type="float">
            <text:p>0.0697999969125</text:p>
          </table:table-cell>
          <table:table-cell office:value-type="float" office:value="0.0458099991083" calcext:value-type="float">
            <text:p>0.0458099991083</text:p>
          </table:table-cell>
          <table:table-cell office:value-type="float" office:value="0.0526599995792" calcext:value-type="float">
            <text:p>0.0526599995792</text:p>
          </table:table-cell>
          <table:table-cell table:style-name="Default" office:value-type="float" office:value="0.000140000003739" calcext:value-type="float">
            <text:p>0.000140000003739</text:p>
          </table:table-cell>
          <table:table-cell office:value-type="float" office:value="-1.19326722622" calcext:value-type="float">
            <text:p>-1.19326722622</text:p>
          </table:table-cell>
          <table:table-cell office:value-type="float" office:value="-0.624378502369" calcext:value-type="float">
            <text:p>-0.624378502369</text:p>
          </table:table-cell>
          <table:table-cell office:value-type="float" office:value="-0.894032120705" calcext:value-type="float">
            <text:p>-0.894032120705</text:p>
          </table:table-cell>
          <table:table-cell/>
          <table:table-cell office:value-type="float" office:value="-0.0174100007862" calcext:value-type="float">
            <text:p>-0.0174100007862</text:p>
          </table:table-cell>
          <table:table-cell/>
          <table:table-cell office:value-type="float" office:value="6.19129514694" calcext:value-type="float">
            <text:p>6.19129514694</text:p>
          </table:table-cell>
          <table:table-cell table:number-columns-repeated="9"/>
        </table:table-row>
        <table:table-row table:style-name="ro1">
          <table:table-cell office:value-type="float" office:value="1.59186976353947E+018" calcext:value-type="float">
            <text:p>1.59186976353947E+018</text:p>
          </table:table-cell>
          <table:table-cell table:formula="of:=([.A217]-1.59186975110116E+018)*0.000000001" office:value-type="float" office:value="12.43830784" calcext:value-type="float">
            <text:p>12.43830784</text:p>
          </table:table-cell>
          <table:table-cell office:value-type="float" office:value="0.0697999969125" calcext:value-type="float">
            <text:p>0.0697999969125</text:p>
          </table:table-cell>
          <table:table-cell office:value-type="float" office:value="0.0399399995804" calcext:value-type="float">
            <text:p>0.0399399995804</text:p>
          </table:table-cell>
          <table:table-cell office:value-type="float" office:value="0.0571900010109" calcext:value-type="float">
            <text:p>0.0571900010109</text:p>
          </table:table-cell>
          <table:table-cell table:style-name="Default" office:value-type="float" office:value="-0.000169999999343" calcext:value-type="float">
            <text:p>-0.000169999999343</text:p>
          </table:table-cell>
          <table:table-cell office:value-type="float" office:value="-1.19263935089" calcext:value-type="float">
            <text:p>-1.19263935089</text:p>
          </table:table-cell>
          <table:table-cell office:value-type="float" office:value="-0.621277332306" calcext:value-type="float">
            <text:p>-0.621277332306</text:p>
          </table:table-cell>
          <table:table-cell office:value-type="float" office:value="-0.894182562828" calcext:value-type="float">
            <text:p>-0.894182562828</text:p>
          </table:table-cell>
          <table:table-cell/>
          <table:table-cell office:value-type="float" office:value="-0.017440000549" calcext:value-type="float">
            <text:p>-0.017440000549</text:p>
          </table:table-cell>
          <table:table-cell/>
          <table:table-cell office:value-type="float" office:value="6.19127988815" calcext:value-type="float">
            <text:p>6.19127988815</text:p>
          </table:table-cell>
          <table:table-cell table:number-columns-repeated="9"/>
        </table:table-row>
        <table:table-row table:style-name="ro1">
          <table:table-cell office:value-type="float" office:value="1.59186976359109E+018" calcext:value-type="float">
            <text:p>1.59186976359109E+018</text:p>
          </table:table-cell>
          <table:table-cell table:formula="of:=([.A218]-1.59186975110116E+018)*0.000000001" office:value-type="float" office:value="12.489929216" calcext:value-type="float">
            <text:p>12.489929216</text:p>
          </table:table-cell>
          <table:table-cell office:value-type="float" office:value="0.0690999999642" calcext:value-type="float">
            <text:p>0.0690999999642</text:p>
          </table:table-cell>
          <table:table-cell office:value-type="float" office:value="0.0365500003099" calcext:value-type="float">
            <text:p>0.0365500003099</text:p>
          </table:table-cell>
          <table:table-cell office:value-type="float" office:value="0.0586800016463" calcext:value-type="float">
            <text:p>0.0586800016463</text:p>
          </table:table-cell>
          <table:table-cell table:style-name="Default" office:value-type="float" office:value="-0.000199999994948" calcext:value-type="float">
            <text:p>-0.000199999994948</text:p>
          </table:table-cell>
          <table:table-cell office:value-type="float" office:value="-1.19279384613" calcext:value-type="float">
            <text:p>-1.19279384613</text:p>
          </table:table-cell>
          <table:table-cell office:value-type="float" office:value="-0.617580294609" calcext:value-type="float">
            <text:p>-0.617580294609</text:p>
          </table:table-cell>
          <table:table-cell office:value-type="float" office:value="-0.894146323204" calcext:value-type="float">
            <text:p>-0.894146323204</text:p>
          </table:table-cell>
          <table:table-cell/>
          <table:table-cell office:value-type="float" office:value="-0.011819999665" calcext:value-type="float">
            <text:p>-0.011819999665</text:p>
          </table:table-cell>
          <table:table-cell/>
          <table:table-cell office:value-type="float" office:value="6.19408988953" calcext:value-type="float">
            <text:p>6.19408988953</text:p>
          </table:table-cell>
          <table:table-cell table:number-columns-repeated="9"/>
        </table:table-row>
        <table:table-row table:style-name="ro1">
          <table:table-cell office:value-type="float" office:value="1.59186976364304E+018" calcext:value-type="float">
            <text:p>1.59186976364304E+018</text:p>
          </table:table-cell>
          <table:table-cell table:formula="of:=([.A219]-1.59186975110116E+018)*0.000000001" office:value-type="float" office:value="12.541871872" calcext:value-type="float">
            <text:p>12.541871872</text:p>
          </table:table-cell>
          <table:table-cell office:value-type="float" office:value="0.068599998951" calcext:value-type="float">
            <text:p>0.068599998951</text:p>
          </table:table-cell>
          <table:table-cell office:value-type="float" office:value="0.0360499992967" calcext:value-type="float">
            <text:p>0.0360499992967</text:p>
          </table:table-cell>
          <table:table-cell office:value-type="float" office:value="0.0583599992096" calcext:value-type="float">
            <text:p>0.0583599992096</text:p>
          </table:table-cell>
          <table:table-cell office:value-type="float" office:value="0.0000700000018696" calcext:value-type="float">
            <text:p>7.00E-05</text:p>
          </table:table-cell>
          <table:table-cell office:value-type="float" office:value="-1.19285738468" calcext:value-type="float">
            <text:p>-1.19285738468</text:p>
          </table:table-cell>
          <table:table-cell office:value-type="float" office:value="-0.61328214407" calcext:value-type="float">
            <text:p>-0.61328214407</text:p>
          </table:table-cell>
          <table:table-cell office:value-type="float" office:value="-0.894147992134" calcext:value-type="float">
            <text:p>-0.894147992134</text:p>
          </table:table-cell>
          <table:table-cell/>
          <table:table-cell office:value-type="float" office:value="-0.00387999997474" calcext:value-type="float">
            <text:p>-0.00387999997474</text:p>
          </table:table-cell>
          <table:table-cell/>
          <table:table-cell office:value-type="float" office:value="6.19806003571" calcext:value-type="float">
            <text:p>6.19806003571</text:p>
          </table:table-cell>
          <table:table-cell table:number-columns-repeated="9"/>
        </table:table-row>
        <table:table-row table:style-name="ro1">
          <table:table-cell office:value-type="float" office:value="1.59186976369477E+018" calcext:value-type="float">
            <text:p>1.59186976369477E+018</text:p>
          </table:table-cell>
          <table:table-cell table:formula="of:=([.A220]-1.59186975110116E+018)*0.000000001" office:value-type="float" office:value="12.59360256" calcext:value-type="float">
            <text:p>12.59360256</text:p>
          </table:table-cell>
          <table:table-cell office:value-type="float" office:value="0.0680000036955" calcext:value-type="float">
            <text:p>0.0680000036955</text:p>
          </table:table-cell>
          <table:table-cell office:value-type="float" office:value="0.0351000018418" calcext:value-type="float">
            <text:p>0.0351000018418</text:p>
          </table:table-cell>
          <table:table-cell office:value-type="float" office:value="0.0582799986005" calcext:value-type="float">
            <text:p>0.05827999860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1.19290554523" calcext:value-type="float">
            <text:p>-1.19290554523</text:p>
          </table:table-cell>
          <table:table-cell office:value-type="float" office:value="-0.60926502943" calcext:value-type="float">
            <text:p>-0.60926502943</text:p>
          </table:table-cell>
          <table:table-cell office:value-type="float" office:value="-0.89415115118" calcext:value-type="float">
            <text:p>-0.89415115118</text:p>
          </table:table-cell>
          <table:table-cell/>
          <table:table-cell office:value-type="float" office:value="0.00352000002749" calcext:value-type="float">
            <text:p>0.00352000002749</text:p>
          </table:table-cell>
          <table:table-cell/>
          <table:table-cell office:value-type="float" office:value="6.20175981522" calcext:value-type="float">
            <text:p>6.20175981522</text:p>
          </table:table-cell>
          <table:table-cell table:number-columns-repeated="9"/>
        </table:table-row>
        <table:table-row table:style-name="ro1">
          <table:table-cell office:value-type="float" office:value="1.59186976374602E+018" calcext:value-type="float">
            <text:p>1.59186976374602E+018</text:p>
          </table:table-cell>
          <table:table-cell table:formula="of:=([.A221]-1.59186975110116E+018)*0.000000001" office:value-type="float" office:value="12.644855808" calcext:value-type="float">
            <text:p>12.644855808</text:p>
          </table:table-cell>
          <table:table-cell office:value-type="float" office:value="0.0674000009894" calcext:value-type="float">
            <text:p>0.0674000009894</text:p>
          </table:table-cell>
          <table:table-cell office:value-type="float" office:value="0.0324800014496" calcext:value-type="float">
            <text:p>0.0324800014496</text:p>
          </table:table-cell>
          <table:table-cell office:value-type="float" office:value="0.0591100007296" calcext:value-type="float">
            <text:p>0.05911000072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19299554825" calcext:value-type="float">
            <text:p>-1.19299554825</text:p>
          </table:table-cell>
          <table:table-cell office:value-type="float" office:value="-0.60507440567" calcext:value-type="float">
            <text:p>-0.60507440567</text:p>
          </table:table-cell>
          <table:table-cell office:value-type="float" office:value="-0.894134163857" calcext:value-type="float">
            <text:p>-0.894134163857</text:p>
          </table:table-cell>
          <table:table-cell/>
          <table:table-cell office:value-type="float" office:value="0.00704000005499" calcext:value-type="float">
            <text:p>0.00704000005499</text:p>
          </table:table-cell>
          <table:table-cell/>
          <table:table-cell office:value-type="float" office:value="6.20351982117" calcext:value-type="float">
            <text:p>6.20351982117</text:p>
          </table:table-cell>
          <table:table-cell table:number-columns-repeated="9"/>
        </table:table-row>
        <table:table-row table:style-name="ro1">
          <table:table-cell office:value-type="float" office:value="1.59186976379724E+018" calcext:value-type="float">
            <text:p>1.59186976379724E+018</text:p>
          </table:table-cell>
          <table:table-cell table:formula="of:=([.A222]-1.59186975110116E+018)*0.000000001" office:value-type="float" office:value="12.696079104" calcext:value-type="float">
            <text:p>12.696079104</text:p>
          </table:table-cell>
          <table:table-cell office:value-type="float" office:value="0.0659999996424" calcext:value-type="float">
            <text:p>0.0659999996424</text:p>
          </table:table-cell>
          <table:table-cell office:value-type="float" office:value="0.028370000422" calcext:value-type="float">
            <text:p>0.028370000422</text:p>
          </table:table-cell>
          <table:table-cell office:value-type="float" office:value="0.0596400015056" calcext:value-type="float">
            <text:p>0.0596400015056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1.1930462122" calcext:value-type="float">
            <text:p>-1.1930462122</text:p>
          </table:table-cell>
          <table:table-cell office:value-type="float" office:value="-0.601165115833" calcext:value-type="float">
            <text:p>-0.601165115833</text:p>
          </table:table-cell>
          <table:table-cell office:value-type="float" office:value="-0.894129514694" calcext:value-type="float">
            <text:p>-0.894129514694</text:p>
          </table:table-cell>
          <table:table-cell/>
          <table:table-cell office:value-type="float" office:value="0.00370000000112" calcext:value-type="float">
            <text:p>0.00370000000112</text:p>
          </table:table-cell>
          <table:table-cell/>
          <table:table-cell office:value-type="float" office:value="6.20184993744" calcext:value-type="float">
            <text:p>6.20184993744</text:p>
          </table:table-cell>
          <table:table-cell table:number-columns-repeated="9"/>
        </table:table-row>
        <table:table-row table:style-name="ro1">
          <table:table-cell office:value-type="float" office:value="1.59186976389875E+018" calcext:value-type="float">
            <text:p>1.59186976389875E+018</text:p>
          </table:table-cell>
          <table:table-cell table:formula="of:=([.A223]-1.59186975110116E+018)*0.000000001" office:value-type="float" office:value="12.797585152" calcext:value-type="float">
            <text:p>12.797585152</text:p>
          </table:table-cell>
          <table:table-cell office:value-type="float" office:value="0.0654999986291" calcext:value-type="float">
            <text:p>0.0654999986291</text:p>
          </table:table-cell>
          <table:table-cell office:value-type="float" office:value="0.0162099990994" calcext:value-type="float">
            <text:p>0.0162099990994</text:p>
          </table:table-cell>
          <table:table-cell office:value-type="float" office:value="0.0634500011802" calcext:value-type="float">
            <text:p>0.0634500011802</text:p>
          </table:table-cell>
          <table:table-cell table:style-name="Default" office:value-type="float" office:value="0.000230000005104" calcext:value-type="float">
            <text:p>0.000230000005104</text:p>
          </table:table-cell>
          <table:table-cell office:value-type="float" office:value="-1.19391322136" calcext:value-type="float">
            <text:p>-1.19391322136</text:p>
          </table:table-cell>
          <table:table-cell office:value-type="float" office:value="-0.593812346458" calcext:value-type="float">
            <text:p>-0.593812346458</text:p>
          </table:table-cell>
          <table:table-cell office:value-type="float" office:value="-0.894008219242" calcext:value-type="float">
            <text:p>-0.894008219242</text:p>
          </table:table-cell>
          <table:table-cell/>
          <table:table-cell office:value-type="float" office:value="-0.00193999998737" calcext:value-type="float">
            <text:p>-0.00193999998737</text:p>
          </table:table-cell>
          <table:table-cell/>
          <table:table-cell office:value-type="float" office:value="6.19902992249" calcext:value-type="float">
            <text:p>6.19902992249</text:p>
          </table:table-cell>
          <table:table-cell table:number-columns-repeated="9"/>
        </table:table-row>
        <table:table-row table:style-name="ro1">
          <table:table-cell office:value-type="float" office:value="1.59186976395039E+018" calcext:value-type="float">
            <text:p>1.59186976395039E+018</text:p>
          </table:table-cell>
          <table:table-cell table:formula="of:=([.A224]-1.59186975110116E+018)*0.000000001" office:value-type="float" office:value="12.849222912" calcext:value-type="float">
            <text:p>12.849222912</text:p>
          </table:table-cell>
          <table:table-cell office:value-type="float" office:value="0.0639000013471" calcext:value-type="float">
            <text:p>0.0639000013471</text:p>
          </table:table-cell>
          <table:table-cell office:value-type="float" office:value="0.00575000001118" calcext:value-type="float">
            <text:p>0.00575000001118</text:p>
          </table:table-cell>
          <table:table-cell office:value-type="float" office:value="0.0636800006032" calcext:value-type="float">
            <text:p>0.0636800006032</text:p>
          </table:table-cell>
          <table:table-cell table:style-name="Default" office:value-type="float" office:value="0.000169999999343" calcext:value-type="float">
            <text:p>0.000169999999343</text:p>
          </table:table-cell>
          <table:table-cell office:value-type="float" office:value="-1.19608044624" calcext:value-type="float">
            <text:p>-1.19608044624</text:p>
          </table:table-cell>
          <table:table-cell office:value-type="float" office:value="-0.591675698757" calcext:value-type="float">
            <text:p>-0.591675698757</text:p>
          </table:table-cell>
          <table:table-cell office:value-type="float" office:value="-0.894038200378" calcext:value-type="float">
            <text:p>-0.894038200378</text:p>
          </table:table-cell>
          <table:table-cell/>
          <table:table-cell office:value-type="float" office:value="-0.00810000021011" calcext:value-type="float">
            <text:p>-0.00810000021011</text:p>
          </table:table-cell>
          <table:table-cell/>
          <table:table-cell office:value-type="float" office:value="6.19595003128" calcext:value-type="float">
            <text:p>6.19595003128</text:p>
          </table:table-cell>
          <table:table-cell table:number-columns-repeated="9"/>
        </table:table-row>
        <table:table-row table:style-name="ro1">
          <table:table-cell office:value-type="float" office:value="1.59186976400256E+018" calcext:value-type="float">
            <text:p>1.59186976400256E+018</text:p>
          </table:table-cell>
          <table:table-cell table:formula="of:=([.A225]-1.59186975110116E+018)*0.000000001" office:value-type="float" office:value="12.901394688" calcext:value-type="float">
            <text:p>12.901394688</text:p>
          </table:table-cell>
          <table:table-cell office:value-type="float" office:value="0.0640000030398" calcext:value-type="float">
            <text:p>0.0640000030398</text:p>
          </table:table-cell>
          <table:table-cell office:value-type="float" office:value="-0.0066499998793" calcext:value-type="float">
            <text:p>-0.0066499998793</text:p>
          </table:table-cell>
          <table:table-cell office:value-type="float" office:value="0.0636299997568" calcext:value-type="float">
            <text:p>0.0636299997568</text:p>
          </table:table-cell>
          <table:table-cell office:value-type="float" office:value="0.000079999997979" calcext:value-type="float">
            <text:p>8.00E-05</text:p>
          </table:table-cell>
          <table:table-cell office:value-type="float" office:value="-1.19966471195" calcext:value-type="float">
            <text:p>-1.19966471195</text:p>
          </table:table-cell>
          <table:table-cell office:value-type="float" office:value="-0.589922070503" calcext:value-type="float">
            <text:p>-0.589922070503</text:p>
          </table:table-cell>
          <table:table-cell office:value-type="float" office:value="-0.894078671932" calcext:value-type="float">
            <text:p>-0.894078671932</text:p>
          </table:table-cell>
          <table:table-cell/>
          <table:table-cell office:value-type="float" office:value="-0.0100199999288" calcext:value-type="float">
            <text:p>-0.0100199999288</text:p>
          </table:table-cell>
          <table:table-cell/>
          <table:table-cell office:value-type="float" office:value="6.19499015808" calcext:value-type="float">
            <text:p>6.19499015808</text:p>
          </table:table-cell>
          <table:table-cell table:number-columns-repeated="9"/>
        </table:table-row>
        <table:table-row table:style-name="ro1">
          <table:table-cell office:value-type="float" office:value="1.59186976405451E+018" calcext:value-type="float">
            <text:p>1.59186976405451E+018</text:p>
          </table:table-cell>
          <table:table-cell table:formula="of:=([.A226]-1.59186975110116E+018)*0.000000001" office:value-type="float" office:value="12.953348608" calcext:value-type="float">
            <text:p>12.953348608</text:p>
          </table:table-cell>
          <table:table-cell office:value-type="float" office:value="0.0663999989629" calcext:value-type="float">
            <text:p>0.0663999989629</text:p>
          </table:table-cell>
          <table:table-cell office:value-type="float" office:value="-0.0170200001448" calcext:value-type="float">
            <text:p>-0.0170200001448</text:p>
          </table:table-cell>
          <table:table-cell office:value-type="float" office:value="0.0641800016165" calcext:value-type="float">
            <text:p>0.0641800016165</text:p>
          </table:table-cell>
          <table:table-cell table:style-name="Default" office:value-type="float" office:value="-0.000300000014249" calcext:value-type="float">
            <text:p>-0.000300000014249</text:p>
          </table:table-cell>
          <table:table-cell office:value-type="float" office:value="-1.20290517807" calcext:value-type="float">
            <text:p>-1.20290517807</text:p>
          </table:table-cell>
          <table:table-cell office:value-type="float" office:value="-0.588038265705" calcext:value-type="float">
            <text:p>-0.588038265705</text:p>
          </table:table-cell>
          <table:table-cell office:value-type="float" office:value="-0.894201874733" calcext:value-type="float">
            <text:p>-0.894201874733</text:p>
          </table:table-cell>
          <table:table-cell/>
          <table:table-cell office:value-type="float" office:value="-0.00600000005215" calcext:value-type="float">
            <text:p>-0.00600000005215</text:p>
          </table:table-cell>
          <table:table-cell/>
          <table:table-cell office:value-type="float" office:value="6.1970000267" calcext:value-type="float">
            <text:p>6.1970000267</text:p>
          </table:table-cell>
          <table:table-cell table:number-columns-repeated="9"/>
        </table:table-row>
        <table:table-row table:style-name="ro1">
          <table:table-cell office:value-type="float" office:value="1.5918697641065E+018" calcext:value-type="float">
            <text:p>1.5918697641065E+018</text:p>
          </table:table-cell>
          <table:table-cell table:formula="of:=([.A227]-1.59186975110116E+018)*0.000000001" office:value-type="float" office:value="13.005339904" calcext:value-type="float">
            <text:p>13.005339904</text:p>
          </table:table-cell>
          <table:table-cell office:value-type="float" office:value="0.0637999996543" calcext:value-type="float">
            <text:p>0.0637999996543</text:p>
          </table:table-cell>
          <table:table-cell office:value-type="float" office:value="-0.021420000121" calcext:value-type="float">
            <text:p>-0.021420000121</text:p>
          </table:table-cell>
          <table:table-cell office:value-type="float" office:value="0.0601200014353" calcext:value-type="float">
            <text:p>0.0601200014353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1.20478522778" calcext:value-type="float">
            <text:p>-1.20478522778</text:p>
          </table:table-cell>
          <table:table-cell office:value-type="float" office:value="-0.58718919754" calcext:value-type="float">
            <text:p>-0.58718919754</text:p>
          </table:table-cell>
          <table:table-cell office:value-type="float" office:value="-0.894194185734" calcext:value-type="float">
            <text:p>-0.894194185734</text:p>
          </table:table-cell>
          <table:table-cell/>
          <table:table-cell office:value-type="float" office:value="-0.0105799995363" calcext:value-type="float">
            <text:p>-0.0105799995363</text:p>
          </table:table-cell>
          <table:table-cell/>
          <table:table-cell office:value-type="float" office:value="6.19470977783" calcext:value-type="float">
            <text:p>6.19470977783</text:p>
          </table:table-cell>
          <table:table-cell table:number-columns-repeated="9"/>
        </table:table-row>
        <table:table-row table:style-name="ro1">
          <table:table-cell office:value-type="float" office:value="1.59186976415777E+018" calcext:value-type="float">
            <text:p>1.59186976415777E+018</text:p>
          </table:table-cell>
          <table:table-cell table:formula="of:=([.A228]-1.59186975110116E+018)*0.000000001" office:value-type="float" office:value="13.056607232" calcext:value-type="float">
            <text:p>13.056607232</text:p>
          </table:table-cell>
          <table:table-cell office:value-type="float" office:value="0.0575999990106" calcext:value-type="float">
            <text:p>0.0575999990106</text:p>
          </table:table-cell>
          <table:table-cell office:value-type="float" office:value="-0.0228700004518" calcext:value-type="float">
            <text:p>-0.0228700004518</text:p>
          </table:table-cell>
          <table:table-cell office:value-type="float" office:value="0.0528200007975" calcext:value-type="float">
            <text:p>0.0528200007975</text:p>
          </table:table-cell>
          <table:table-cell table:style-name="Default" office:value-type="float" office:value="0.000209999998333" calcext:value-type="float">
            <text:p>0.000209999998333</text:p>
          </table:table-cell>
          <table:table-cell office:value-type="float" office:value="-1.20575654507" calcext:value-type="float">
            <text:p>-1.20575654507</text:p>
          </table:table-cell>
          <table:table-cell office:value-type="float" office:value="-0.587646007538" calcext:value-type="float">
            <text:p>-0.587646007538</text:p>
          </table:table-cell>
          <table:table-cell office:value-type="float" office:value="-0.894027888775" calcext:value-type="float">
            <text:p>-0.894027888775</text:p>
          </table:table-cell>
          <table:table-cell/>
          <table:table-cell office:value-type="float" office:value="-0.0202900003642" calcext:value-type="float">
            <text:p>-0.0202900003642</text:p>
          </table:table-cell>
          <table:table-cell/>
          <table:table-cell office:value-type="float" office:value="6.18985509872" calcext:value-type="float">
            <text:p>6.18985509872</text:p>
          </table:table-cell>
          <table:table-cell table:number-columns-repeated="9"/>
        </table:table-row>
        <table:table-row table:style-name="ro1">
          <table:table-cell office:value-type="float" office:value="1.59186976420921E+018" calcext:value-type="float">
            <text:p>1.59186976420921E+018</text:p>
          </table:table-cell>
          <table:table-cell table:formula="of:=([.A229]-1.59186975110116E+018)*0.000000001" office:value-type="float" office:value="13.1080448" calcext:value-type="float">
            <text:p>13.1080448</text:p>
          </table:table-cell>
          <table:table-cell office:value-type="float" office:value="0.0476999990642" calcext:value-type="float">
            <text:p>0.0476999990642</text:p>
          </table:table-cell>
          <table:table-cell office:value-type="float" office:value="-0.0249199997634" calcext:value-type="float">
            <text:p>-0.0249199997634</text:p>
          </table:table-cell>
          <table:table-cell office:value-type="float" office:value="0.0407099984586" calcext:value-type="float">
            <text:p>0.0407099984586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 office:value-type="float" office:value="-1.20696461201" calcext:value-type="float">
            <text:p>-1.20696461201</text:p>
          </table:table-cell>
          <table:table-cell office:value-type="float" office:value="-0.590234220028" calcext:value-type="float">
            <text:p>-0.590234220028</text:p>
          </table:table-cell>
          <table:table-cell office:value-type="float" office:value="-0.894085168839" calcext:value-type="float">
            <text:p>-0.894085168839</text:p>
          </table:table-cell>
          <table:table-cell/>
          <table:table-cell office:value-type="float" office:value="-0.0369100011885" calcext:value-type="float">
            <text:p>-0.0369100011885</text:p>
          </table:table-cell>
          <table:table-cell/>
          <table:table-cell office:value-type="float" office:value="6.18154478073" calcext:value-type="float">
            <text:p>6.18154478073</text:p>
          </table:table-cell>
          <table:table-cell table:number-columns-repeated="9"/>
        </table:table-row>
        <table:table-row table:style-name="ro1">
          <table:table-cell office:value-type="float" office:value="1.59186976426049E+018" calcext:value-type="float">
            <text:p>1.59186976426049E+018</text:p>
          </table:table-cell>
          <table:table-cell table:formula="of:=([.A230]-1.59186975110116E+018)*0.000000001" office:value-type="float" office:value="13.159325952" calcext:value-type="float">
            <text:p>13.159325952</text:p>
          </table:table-cell>
          <table:table-cell office:value-type="float" office:value="0.0388000011444" calcext:value-type="float">
            <text:p>0.0388000011444</text:p>
          </table:table-cell>
          <table:table-cell office:value-type="float" office:value="-0.0277999993414" calcext:value-type="float">
            <text:p>-0.0277999993414</text:p>
          </table:table-cell>
          <table:table-cell office:value-type="float" office:value="0.0270700007677" calcext:value-type="float">
            <text:p>0.0270700007677</text:p>
          </table:table-cell>
          <table:table-cell office:value-type="float" office:value="0.0000599999984843" calcext:value-type="float">
            <text:p>6.00E-05</text:p>
          </table:table-cell>
          <table:table-cell office:value-type="float" office:value="-1.20863187313" calcext:value-type="float">
            <text:p>-1.20863187313</text:p>
          </table:table-cell>
          <table:table-cell office:value-type="float" office:value="-0.5939489007" calcext:value-type="float">
            <text:p>-0.5939489007</text:p>
          </table:table-cell>
          <table:table-cell office:value-type="float" office:value="-0.894119501114" calcext:value-type="float">
            <text:p>-0.894119501114</text:p>
          </table:table-cell>
          <table:table-cell/>
          <table:table-cell office:value-type="float" office:value="-0.0516199991107" calcext:value-type="float">
            <text:p>-0.0516199991107</text:p>
          </table:table-cell>
          <table:table-cell/>
          <table:table-cell office:value-type="float" office:value="6.1741900444" calcext:value-type="float">
            <text:p>6.1741900444</text:p>
          </table:table-cell>
          <table:table-cell table:number-columns-repeated="9"/>
        </table:table-row>
        <table:table-row table:style-name="ro1">
          <table:table-cell office:value-type="float" office:value="1.5918697643618E+018" calcext:value-type="float">
            <text:p>1.5918697643618E+018</text:p>
          </table:table-cell>
          <table:table-cell table:formula="of:=([.A231]-1.59186975110116E+018)*0.000000001" office:value-type="float" office:value="13.26063872" calcext:value-type="float">
            <text:p>13.26063872</text:p>
          </table:table-cell>
          <table:table-cell office:value-type="float" office:value="0.0318000018597" calcext:value-type="float">
            <text:p>0.0318000018597</text:p>
          </table:table-cell>
          <table:table-cell office:value-type="float" office:value="-0.0311500001699" calcext:value-type="float">
            <text:p>-0.0311500001699</text:p>
          </table:table-cell>
          <table:table-cell office:value-type="float" office:value="0.00614000018686" calcext:value-type="float">
            <text:p>0.00614000018686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1.21217870712" calcext:value-type="float">
            <text:p>-1.21217870712</text:p>
          </table:table-cell>
          <table:table-cell office:value-type="float" office:value="-0.601290643215" calcext:value-type="float">
            <text:p>-0.601290643215</text:p>
          </table:table-cell>
          <table:table-cell office:value-type="float" office:value="-0.894117176533" calcext:value-type="float">
            <text:p>-0.894117176533</text:p>
          </table:table-cell>
          <table:table-cell/>
          <table:table-cell office:value-type="float" office:value="-0.0578100010753" calcext:value-type="float">
            <text:p>-0.0578100010753</text:p>
          </table:table-cell>
          <table:table-cell/>
          <table:table-cell office:value-type="float" office:value="6.17109489441" calcext:value-type="float">
            <text:p>6.17109489441</text:p>
          </table:table-cell>
          <table:table-cell table:number-columns-repeated="9"/>
        </table:table-row>
        <table:table-row table:style-name="ro1">
          <table:table-cell office:value-type="float" office:value="1.59186976441316E+018" calcext:value-type="float">
            <text:p>1.59186976441316E+018</text:p>
          </table:table-cell>
          <table:table-cell table:formula="of:=([.A232]-1.59186975110116E+018)*0.000000001" office:value-type="float" office:value="13.311996928" calcext:value-type="float">
            <text:p>13.311996928</text:p>
          </table:table-cell>
          <table:table-cell office:value-type="float" office:value="0.0344999991357" calcext:value-type="float">
            <text:p>0.0344999991357</text:p>
          </table:table-cell>
          <table:table-cell office:value-type="float" office:value="-0.0339200012386" calcext:value-type="float">
            <text:p>-0.0339200012386</text:p>
          </table:table-cell>
          <table:table-cell office:value-type="float" office:value="-0.00614999979734" calcext:value-type="float">
            <text:p>-0.00614999979734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1393656731" calcext:value-type="float">
            <text:p>-1.21393656731</text:p>
          </table:table-cell>
          <table:table-cell office:value-type="float" office:value="-0.604953467846" calcext:value-type="float">
            <text:p>-0.604953467846</text:p>
          </table:table-cell>
          <table:table-cell office:value-type="float" office:value="-0.894125342369" calcext:value-type="float">
            <text:p>-0.894125342369</text:p>
          </table:table-cell>
          <table:table-cell/>
          <table:table-cell office:value-type="float" office:value="-0.051139999181" calcext:value-type="float">
            <text:p>-0.051139999181</text:p>
          </table:table-cell>
          <table:table-cell/>
          <table:table-cell office:value-type="float" office:value="6.17442989349" calcext:value-type="float">
            <text:p>6.17442989349</text:p>
          </table:table-cell>
          <table:table-cell table:number-columns-repeated="9"/>
        </table:table-row>
        <table:table-row table:style-name="ro1">
          <table:table-cell office:value-type="float" office:value="1.59186976446475E+018" calcext:value-type="float">
            <text:p>1.59186976446475E+018</text:p>
          </table:table-cell>
          <table:table-cell table:formula="of:=([.A233]-1.59186975110116E+018)*0.000000001" office:value-type="float" office:value="13.363588608" calcext:value-type="float">
            <text:p>13.363588608</text:p>
          </table:table-cell>
          <table:table-cell office:value-type="float" office:value="0.0469999983907" calcext:value-type="float">
            <text:p>0.0469999983907</text:p>
          </table:table-cell>
          <table:table-cell office:value-type="float" office:value="-0.0387200005352" calcext:value-type="float">
            <text:p>-0.0387200005352</text:p>
          </table:table-cell>
          <table:table-cell office:value-type="float" office:value="-0.0265800002962" calcext:value-type="float">
            <text:p>-0.0265800002962</text:p>
          </table:table-cell>
          <table:table-cell table:style-name="Default" office:value-type="float" office:value="-0.000199999994948" calcext:value-type="float">
            <text:p>-0.000199999994948</text:p>
          </table:table-cell>
          <table:table-cell office:value-type="float" office:value="-1.2158280611" calcext:value-type="float">
            <text:p>-1.2158280611</text:p>
          </table:table-cell>
          <table:table-cell office:value-type="float" office:value="-0.608857035637" calcext:value-type="float">
            <text:p>-0.608857035637</text:p>
          </table:table-cell>
          <table:table-cell office:value-type="float" office:value="-0.894121050835" calcext:value-type="float">
            <text:p>-0.894121050835</text:p>
          </table:table-cell>
          <table:table-cell/>
          <table:table-cell office:value-type="float" office:value="-0.032689999789" calcext:value-type="float">
            <text:p>-0.032689999789</text:p>
          </table:table-cell>
          <table:table-cell/>
          <table:table-cell office:value-type="float" office:value="6.18365478516" calcext:value-type="float">
            <text:p>6.18365478516</text:p>
          </table:table-cell>
          <table:table-cell table:number-columns-repeated="9"/>
        </table:table-row>
        <table:table-row table:style-name="ro1">
          <table:table-cell office:value-type="float" office:value="1.59186976451611E+018" calcext:value-type="float">
            <text:p>1.59186976451611E+018</text:p>
          </table:table-cell>
          <table:table-cell table:formula="of:=([.A234]-1.59186975110116E+018)*0.000000001" office:value-type="float" office:value="13.414946048" calcext:value-type="float">
            <text:p>13.414946048</text:p>
          </table:table-cell>
          <table:table-cell office:value-type="float" office:value="0.0527999997139" calcext:value-type="float">
            <text:p>0.0527999997139</text:p>
          </table:table-cell>
          <table:table-cell office:value-type="float" office:value="-0.0380400009453" calcext:value-type="float">
            <text:p>-0.0380400009453</text:p>
          </table:table-cell>
          <table:table-cell office:value-type="float" office:value="-0.0366399995983" calcext:value-type="float">
            <text:p>-0.0366399995983</text:p>
          </table:table-cell>
          <table:table-cell table:style-name="Default" office:value-type="float" office:value="-0.000119999996969" calcext:value-type="float">
            <text:p>-0.000119999996969</text:p>
          </table:table-cell>
          <table:table-cell office:value-type="float" office:value="-1.21760237217" calcext:value-type="float">
            <text:p>-1.21760237217</text:p>
          </table:table-cell>
          <table:table-cell office:value-type="float" office:value="-0.612403929234" calcext:value-type="float">
            <text:p>-0.612403929234</text:p>
          </table:table-cell>
          <table:table-cell office:value-type="float" office:value="-0.894106447697" calcext:value-type="float">
            <text:p>-0.894106447697</text:p>
          </table:table-cell>
          <table:table-cell/>
          <table:table-cell office:value-type="float" office:value="-0.0196199994534" calcext:value-type="float">
            <text:p>-0.0196199994534</text:p>
          </table:table-cell>
          <table:table-cell/>
          <table:table-cell office:value-type="float" office:value="6.19018983841" calcext:value-type="float">
            <text:p>6.19018983841</text:p>
          </table:table-cell>
          <table:table-cell table:number-columns-repeated="9"/>
        </table:table-row>
        <table:table-row table:style-name="ro1">
          <table:table-cell office:value-type="float" office:value="1.59186976456824E+018" calcext:value-type="float">
            <text:p>1.59186976456824E+018</text:p>
          </table:table-cell>
          <table:table-cell table:formula="of:=([.A235]-1.59186975110116E+018)*0.000000001" office:value-type="float" office:value="13.467073024" calcext:value-type="float">
            <text:p>13.467073024</text:p>
          </table:table-cell>
          <table:table-cell office:value-type="float" office:value="0.0584000013769" calcext:value-type="float">
            <text:p>0.0584000013769</text:p>
          </table:table-cell>
          <table:table-cell office:value-type="float" office:value="-0.0351000018418" calcext:value-type="float">
            <text:p>-0.0351000018418</text:p>
          </table:table-cell>
          <table:table-cell office:value-type="float" office:value="-0.0466299988329" calcext:value-type="float">
            <text:p>-0.0466299988329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1.21952211857" calcext:value-type="float">
            <text:p>-1.21952211857</text:p>
          </table:table-cell>
          <table:table-cell office:value-type="float" office:value="-0.616299450397" calcext:value-type="float">
            <text:p>-0.616299450397</text:p>
          </table:table-cell>
          <table:table-cell office:value-type="float" office:value="-0.894101679325" calcext:value-type="float">
            <text:p>-0.894101679325</text:p>
          </table:table-cell>
          <table:table-cell/>
          <table:table-cell office:value-type="float" office:value="-0.00989999994636" calcext:value-type="float">
            <text:p>-0.00989999994636</text:p>
          </table:table-cell>
          <table:table-cell/>
          <table:table-cell office:value-type="float" office:value="6.19504976273" calcext:value-type="float">
            <text:p>6.19504976273</text:p>
          </table:table-cell>
          <table:table-cell table:number-columns-repeated="9"/>
        </table:table-row>
        <table:table-row table:style-name="ro1">
          <table:table-cell office:value-type="float" office:value="1.59186976461976E+018" calcext:value-type="float">
            <text:p>1.59186976461976E+018</text:p>
          </table:table-cell>
          <table:table-cell table:formula="of:=([.A236]-1.59186975110116E+018)*0.000000001" office:value-type="float" office:value="13.518596096" calcext:value-type="float">
            <text:p>13.518596096</text:p>
          </table:table-cell>
          <table:table-cell office:value-type="float" office:value="0.0652000010014" calcext:value-type="float">
            <text:p>0.0652000010014</text:p>
          </table:table-cell>
          <table:table-cell office:value-type="float" office:value="-0.0325400009751" calcext:value-type="float">
            <text:p>-0.0325400009751</text:p>
          </table:table-cell>
          <table:table-cell office:value-type="float" office:value="-0.0564499981701" calcext:value-type="float">
            <text:p>-0.0564499981701</text:p>
          </table:table-cell>
          <table:table-cell table:style-name="Default" office:value-type="float" office:value="0.000150000007125" calcext:value-type="float">
            <text:p>0.000150000007125</text:p>
          </table:table-cell>
          <table:table-cell office:value-type="float" office:value="-1.2212972641" calcext:value-type="float">
            <text:p>-1.2212972641</text:p>
          </table:table-cell>
          <table:table-cell office:value-type="float" office:value="-0.619948863983" calcext:value-type="float">
            <text:p>-0.619948863983</text:p>
          </table:table-cell>
          <table:table-cell office:value-type="float" office:value="-0.894114434719" calcext:value-type="float">
            <text:p>-0.894114434719</text:p>
          </table:table-cell>
          <table:table-cell/>
          <table:table-cell office:value-type="float" office:value="-0.00212000007741" calcext:value-type="float">
            <text:p>-0.00212000007741</text:p>
          </table:table-cell>
          <table:table-cell/>
          <table:table-cell office:value-type="float" office:value="6.19893980026" calcext:value-type="float">
            <text:p>6.19893980026</text:p>
          </table:table-cell>
          <table:table-cell table:number-columns-repeated="9"/>
        </table:table-row>
        <table:table-row table:style-name="ro1">
          <table:table-cell office:value-type="float" office:value="1.59186976467108E+018" calcext:value-type="float">
            <text:p>1.59186976467108E+018</text:p>
          </table:table-cell>
          <table:table-cell table:formula="of:=([.A237]-1.59186975110116E+018)*0.000000001" office:value-type="float" office:value="13.569917952" calcext:value-type="float">
            <text:p>13.569917952</text:p>
          </table:table-cell>
          <table:table-cell office:value-type="float" office:value="0.0720999985933" calcext:value-type="float">
            <text:p>0.0720999985933</text:p>
          </table:table-cell>
          <table:table-cell office:value-type="float" office:value="-0.0324099995196" calcext:value-type="float">
            <text:p>-0.0324099995196</text:p>
          </table:table-cell>
          <table:table-cell office:value-type="float" office:value="-0.0644500032067" calcext:value-type="float">
            <text:p>-0.0644500032067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 office:value-type="float" office:value="-1.22308325768" calcext:value-type="float">
            <text:p>-1.22308325768</text:p>
          </table:table-cell>
          <table:table-cell office:value-type="float" office:value="-0.623575985432" calcext:value-type="float">
            <text:p>-0.623575985432</text:p>
          </table:table-cell>
          <table:table-cell office:value-type="float" office:value="-0.894122481346" calcext:value-type="float">
            <text:p>-0.894122481346</text:p>
          </table:table-cell>
          <table:table-cell/>
          <table:table-cell office:value-type="float" office:value="0.0147000001743" calcext:value-type="float">
            <text:p>0.0147000001743</text:p>
          </table:table-cell>
          <table:table-cell/>
          <table:table-cell office:value-type="float" office:value="6.20734977722" calcext:value-type="float">
            <text:p>6.20734977722</text:p>
          </table:table-cell>
          <table:table-cell table:number-columns-repeated="9"/>
        </table:table-row>
        <table:table-row table:style-name="ro1">
          <table:table-cell office:value-type="float" office:value="1.59186976472279E+018" calcext:value-type="float">
            <text:p>1.59186976472279E+018</text:p>
          </table:table-cell>
          <table:table-cell table:formula="of:=([.A238]-1.59186975110116E+018)*0.000000001" office:value-type="float" office:value="13.621627904" calcext:value-type="float">
            <text:p>13.621627904</text:p>
          </table:table-cell>
          <table:table-cell office:value-type="float" office:value="0.0778999999166" calcext:value-type="float">
            <text:p>0.0778999999166</text:p>
          </table:table-cell>
          <table:table-cell office:value-type="float" office:value="-0.033900000155" calcext:value-type="float">
            <text:p>-0.033900000155</text:p>
          </table:table-cell>
          <table:table-cell office:value-type="float" office:value="-0.0701799988747" calcext:value-type="float">
            <text:p>-0.0701799988747</text:p>
          </table:table-cell>
          <table:table-cell table:style-name="Default" office:value-type="float" office:value="-0.000150000007125" calcext:value-type="float">
            <text:p>-0.000150000007125</text:p>
          </table:table-cell>
          <table:table-cell office:value-type="float" office:value="-1.22491025925" calcext:value-type="float">
            <text:p>-1.22491025925</text:p>
          </table:table-cell>
          <table:table-cell office:value-type="float" office:value="-0.627296507359" calcext:value-type="float">
            <text:p>-0.627296507359</text:p>
          </table:table-cell>
          <table:table-cell office:value-type="float" office:value="-0.894110500813" calcext:value-type="float">
            <text:p>-0.894110500813</text:p>
          </table:table-cell>
          <table:table-cell/>
          <table:table-cell office:value-type="float" office:value="0.0359300002456" calcext:value-type="float">
            <text:p>0.0359300002456</text:p>
          </table:table-cell>
          <table:table-cell/>
          <table:table-cell office:value-type="float" office:value="6.21796512604" calcext:value-type="float">
            <text:p>6.21796512604</text:p>
          </table:table-cell>
          <table:table-cell table:number-columns-repeated="9"/>
        </table:table-row>
        <table:table-row table:style-name="ro1">
          <table:table-cell office:value-type="float" office:value="1.59186976477497E+018" calcext:value-type="float">
            <text:p>1.59186976477497E+018</text:p>
          </table:table-cell>
          <table:table-cell table:formula="of:=([.A239]-1.59186975110116E+018)*0.000000001" office:value-type="float" office:value="13.673808896" calcext:value-type="float">
            <text:p>13.673808896</text:p>
          </table:table-cell>
          <table:table-cell office:value-type="float" office:value="0.0803000032902" calcext:value-type="float">
            <text:p>0.0803000032902</text:p>
          </table:table-cell>
          <table:table-cell office:value-type="float" office:value="-0.0350399985909" calcext:value-type="float">
            <text:p>-0.0350399985909</text:p>
          </table:table-cell>
          <table:table-cell office:value-type="float" office:value="-0.0722400024533" calcext:value-type="float">
            <text:p>-0.0722400024533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1.22678828239" calcext:value-type="float">
            <text:p>-1.22678828239</text:p>
          </table:table-cell>
          <table:table-cell office:value-type="float" office:value="-0.631107151508" calcext:value-type="float">
            <text:p>-0.631107151508</text:p>
          </table:table-cell>
          <table:table-cell office:value-type="float" office:value="-0.89410597086" calcext:value-type="float">
            <text:p>-0.89410597086</text:p>
          </table:table-cell>
          <table:table-cell/>
          <table:table-cell office:value-type="float" office:value="0.0576200000942" calcext:value-type="float">
            <text:p>0.0576200000942</text:p>
          </table:table-cell>
          <table:table-cell/>
          <table:table-cell office:value-type="float" office:value="6.22880983353" calcext:value-type="float">
            <text:p>6.22880983353</text:p>
          </table:table-cell>
          <table:table-cell table:number-columns-repeated="9"/>
        </table:table-row>
        <table:table-row table:style-name="ro1">
          <table:table-cell office:value-type="float" office:value="1.59186976482727E+018" calcext:value-type="float">
            <text:p>1.59186976482727E+018</text:p>
          </table:table-cell>
          <table:table-cell table:formula="of:=([.A240]-1.59186975110116E+018)*0.000000001" office:value-type="float" office:value="13.726109952" calcext:value-type="float">
            <text:p>13.726109952</text:p>
          </table:table-cell>
          <table:table-cell office:value-type="float" office:value="0.0789000019431" calcext:value-type="float">
            <text:p>0.0789000019431</text:p>
          </table:table-cell>
          <table:table-cell office:value-type="float" office:value="-0.0343700014055" calcext:value-type="float">
            <text:p>-0.0343700014055</text:p>
          </table:table-cell>
          <table:table-cell office:value-type="float" office:value="-0.071050003171" calcext:value-type="float">
            <text:p>-0.071050003171</text:p>
          </table:table-cell>
          <table:table-cell table:style-name="Default" office:value-type="float" office:value="-0.000150000007125" calcext:value-type="float">
            <text:p>-0.000150000007125</text:p>
          </table:table-cell>
          <table:table-cell office:value-type="float" office:value="-1.22811114788" calcext:value-type="float">
            <text:p>-1.22811114788</text:p>
          </table:table-cell>
          <table:table-cell office:value-type="float" office:value="-0.634219050407" calcext:value-type="float">
            <text:p>-0.634219050407</text:p>
          </table:table-cell>
          <table:table-cell office:value-type="float" office:value="-0.894203841686" calcext:value-type="float">
            <text:p>-0.894203841686</text:p>
          </table:table-cell>
          <table:table-cell/>
          <table:table-cell office:value-type="float" office:value="0.0707499980927" calcext:value-type="float">
            <text:p>0.0707499980927</text:p>
          </table:table-cell>
          <table:table-cell/>
          <table:table-cell office:value-type="float" office:value="6.23537492752" calcext:value-type="float">
            <text:p>6.23537492752</text:p>
          </table:table-cell>
          <table:table-cell table:number-columns-repeated="9"/>
        </table:table-row>
        <table:table-row table:style-name="ro1">
          <table:table-cell office:value-type="float" office:value="1.59186976487981E+018" calcext:value-type="float">
            <text:p>1.59186976487981E+018</text:p>
          </table:table-cell>
          <table:table-cell table:formula="of:=([.A241]-1.59186975110116E+018)*0.000000001" office:value-type="float" office:value="13.778647808" calcext:value-type="float">
            <text:p>13.778647808</text:p>
          </table:table-cell>
          <table:table-cell office:value-type="float" office:value="0.0731000006199" calcext:value-type="float">
            <text:p>0.0731000006199</text:p>
          </table:table-cell>
          <table:table-cell office:value-type="float" office:value="-0.0321400016546" calcext:value-type="float">
            <text:p>-0.0321400016546</text:p>
          </table:table-cell>
          <table:table-cell office:value-type="float" office:value="-0.0656900033355" calcext:value-type="float">
            <text:p>-0.065690003335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1.22882544994" calcext:value-type="float">
            <text:p>-1.22882544994</text:p>
          </table:table-cell>
          <table:table-cell office:value-type="float" office:value="-0.635319232941" calcext:value-type="float">
            <text:p>-0.635319232941</text:p>
          </table:table-cell>
          <table:table-cell office:value-type="float" office:value="-0.894128322601" calcext:value-type="float">
            <text:p>-0.894128322601</text:p>
          </table:table-cell>
          <table:table-cell/>
          <table:table-cell office:value-type="float" office:value="0.0797299966216" calcext:value-type="float">
            <text:p>0.0797299966216</text:p>
          </table:table-cell>
          <table:table-cell/>
          <table:table-cell office:value-type="float" office:value="6.2398648262" calcext:value-type="float">
            <text:p>6.2398648262</text:p>
          </table:table-cell>
          <table:table-cell table:number-columns-repeated="9"/>
        </table:table-row>
        <table:table-row table:style-name="ro1">
          <table:table-cell office:value-type="float" office:value="1.59186976493217E+018" calcext:value-type="float">
            <text:p>1.59186976493217E+018</text:p>
          </table:table-cell>
          <table:table-cell table:formula="of:=([.A242]-1.59186975110116E+018)*0.000000001" office:value-type="float" office:value="13.831008256" calcext:value-type="float">
            <text:p>13.831008256</text:p>
          </table:table-cell>
          <table:table-cell office:value-type="float" office:value="0.0653999969363" calcext:value-type="float">
            <text:p>0.0653999969363</text:p>
          </table:table-cell>
          <table:table-cell office:value-type="float" office:value="-0.0288299992681" calcext:value-type="float">
            <text:p>-0.0288299992681</text:p>
          </table:table-cell>
          <table:table-cell office:value-type="float" office:value="-0.0586600005627" calcext:value-type="float">
            <text:p>-0.0586600005627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-1.22890174389" calcext:value-type="float">
            <text:p>-1.22890174389</text:p>
          </table:table-cell>
          <table:table-cell office:value-type="float" office:value="-0.635399162769" calcext:value-type="float">
            <text:p>-0.635399162769</text:p>
          </table:table-cell>
          <table:table-cell office:value-type="float" office:value="-0.894107103348" calcext:value-type="float">
            <text:p>-0.894107103348</text:p>
          </table:table-cell>
          <table:table-cell/>
          <table:table-cell office:value-type="float" office:value="0.0595399998128" calcext:value-type="float">
            <text:p>0.0595399998128</text:p>
          </table:table-cell>
          <table:table-cell/>
          <table:table-cell office:value-type="float" office:value="6.22977018356" calcext:value-type="float">
            <text:p>6.22977018356</text:p>
          </table:table-cell>
          <table:table-cell table:number-columns-repeated="9"/>
        </table:table-row>
        <table:table-row table:style-name="ro1">
          <table:table-cell office:value-type="float" office:value="1.59186976498408E+018" calcext:value-type="float">
            <text:p>1.59186976498408E+018</text:p>
          </table:table-cell>
          <table:table-cell table:formula="of:=([.A243]-1.59186975110116E+018)*0.000000001" office:value-type="float" office:value="13.882914048" calcext:value-type="float">
            <text:p>13.882914048</text:p>
          </table:table-cell>
          <table:table-cell office:value-type="float" office:value="0.0571000017226" calcext:value-type="float">
            <text:p>0.0571000017226</text:p>
          </table:table-cell>
          <table:table-cell office:value-type="float" office:value="-0.0253199990839" calcext:value-type="float">
            <text:p>-0.0253199990839</text:p>
          </table:table-cell>
          <table:table-cell office:value-type="float" office:value="-0.0511800013483" calcext:value-type="float">
            <text:p>-0.0511800013483</text:p>
          </table:table-cell>
          <table:table-cell office:value-type="float" office:value="0.0000700000018696" calcext:value-type="float">
            <text:p>7.00E-05</text:p>
          </table:table-cell>
          <table:table-cell office:value-type="float" office:value="-1.22897744179" calcext:value-type="float">
            <text:p>-1.22897744179</text:p>
          </table:table-cell>
          <table:table-cell office:value-type="float" office:value="-0.635435044765" calcext:value-type="float">
            <text:p>-0.635435044765</text:p>
          </table:table-cell>
          <table:table-cell office:value-type="float" office:value="-0.894084453583" calcext:value-type="float">
            <text:p>-0.894084453583</text:p>
          </table:table-cell>
          <table:table-cell/>
          <table:table-cell office:value-type="float" office:value="0.0194499995559" calcext:value-type="float">
            <text:p>0.0194499995559</text:p>
          </table:table-cell>
          <table:table-cell/>
          <table:table-cell office:value-type="float" office:value="6.20972490311" calcext:value-type="float">
            <text:p>6.20972490311</text:p>
          </table:table-cell>
          <table:table-cell table:number-columns-repeated="9"/>
        </table:table-row>
        <table:table-row table:style-name="ro1">
          <table:table-cell office:value-type="float" office:value="1.59186976503531E+018" calcext:value-type="float">
            <text:p>1.59186976503531E+018</text:p>
          </table:table-cell>
          <table:table-cell table:formula="of:=([.A244]-1.59186975110116E+018)*0.000000001" office:value-type="float" office:value="13.934150912" calcext:value-type="float">
            <text:p>13.934150912</text:p>
          </table:table-cell>
          <table:table-cell office:value-type="float" office:value="0.0509000010788" calcext:value-type="float">
            <text:p>0.0509000010788</text:p>
          </table:table-cell>
          <table:table-cell office:value-type="float" office:value="-0.0240599997342" calcext:value-type="float">
            <text:p>-0.0240599997342</text:p>
          </table:table-cell>
          <table:table-cell office:value-type="float" office:value="-0.0448600016534" calcext:value-type="float">
            <text:p>-0.0448600016534</text:p>
          </table:table-cell>
          <table:table-cell table:style-name="Default" office:value-type="float" office:value="0.000180000002729" calcext:value-type="float">
            <text:p>0.000180000002729</text:p>
          </table:table-cell>
          <table:table-cell office:value-type="float" office:value="-1.23009204865" calcext:value-type="float">
            <text:p>-1.23009204865</text:p>
          </table:table-cell>
          <table:table-cell office:value-type="float" office:value="-0.63569444418" calcext:value-type="float">
            <text:p>-0.63569444418</text:p>
          </table:table-cell>
          <table:table-cell office:value-type="float" office:value="-0.894014120102" calcext:value-type="float">
            <text:p>-0.894014120102</text:p>
          </table:table-cell>
          <table:table-cell/>
          <table:table-cell office:value-type="float" office:value="-0.00365999992937" calcext:value-type="float">
            <text:p>-0.00365999992937</text:p>
          </table:table-cell>
          <table:table-cell/>
          <table:table-cell office:value-type="float" office:value="6.19817018509" calcext:value-type="float">
            <text:p>6.19817018509</text:p>
          </table:table-cell>
          <table:table-cell table:number-columns-repeated="9"/>
        </table:table-row>
        <table:table-row table:style-name="ro1">
          <table:table-cell office:value-type="float" office:value="1.59186976508733E+018" calcext:value-type="float">
            <text:p>1.59186976508733E+018</text:p>
          </table:table-cell>
          <table:table-cell table:formula="of:=([.A245]-1.59186975110116E+018)*0.000000001" office:value-type="float" office:value="13.986162176" calcext:value-type="float">
            <text:p>13.986162176</text:p>
          </table:table-cell>
          <table:table-cell office:value-type="float" office:value="0.0436000004411" calcext:value-type="float">
            <text:p>0.0436000004411</text:p>
          </table:table-cell>
          <table:table-cell office:value-type="float" office:value="-0.0257500000298" calcext:value-type="float">
            <text:p>-0.0257500000298</text:p>
          </table:table-cell>
          <table:table-cell office:value-type="float" office:value="-0.0351600013673" calcext:value-type="float">
            <text:p>-0.0351600013673</text:p>
          </table:table-cell>
          <table:table-cell table:style-name="Default" office:value-type="float" office:value="-0.000159999995958" calcext:value-type="float">
            <text:p>-0.000159999995958</text:p>
          </table:table-cell>
          <table:table-cell office:value-type="float" office:value="-1.23289108276" calcext:value-type="float">
            <text:p>-1.23289108276</text:p>
          </table:table-cell>
          <table:table-cell office:value-type="float" office:value="-0.634551465511" calcext:value-type="float">
            <text:p>-0.634551465511</text:p>
          </table:table-cell>
          <table:table-cell office:value-type="float" office:value="-0.894182622433" calcext:value-type="float">
            <text:p>-0.894182622433</text:p>
          </table:table-cell>
          <table:table-cell/>
          <table:table-cell office:value-type="float" office:value="-0.0285100005567" calcext:value-type="float">
            <text:p>-0.0285100005567</text:p>
          </table:table-cell>
          <table:table-cell/>
          <table:table-cell office:value-type="float" office:value="6.18574476242" calcext:value-type="float">
            <text:p>6.18574476242</text:p>
          </table:table-cell>
          <table:table-cell table:number-columns-repeated="9"/>
        </table:table-row>
        <table:table-row table:style-name="ro1">
          <table:table-cell office:value-type="float" office:value="1.59186976513938E+018" calcext:value-type="float">
            <text:p>1.59186976513938E+018</text:p>
          </table:table-cell>
          <table:table-cell table:formula="of:=([.A246]-1.59186975110116E+018)*0.000000001" office:value-type="float" office:value="14.038220032" calcext:value-type="float">
            <text:p>14.038220032</text:p>
          </table:table-cell>
          <table:table-cell office:value-type="float" office:value="0.0368000008166" calcext:value-type="float">
            <text:p>0.0368000008166</text:p>
          </table:table-cell>
          <table:table-cell office:value-type="float" office:value="-0.0286699999124" calcext:value-type="float">
            <text:p>-0.0286699999124</text:p>
          </table:table-cell>
          <table:table-cell office:value-type="float" office:value="-0.023089999333" calcext:value-type="float">
            <text:p>-0.023089999333</text:p>
          </table:table-cell>
          <table:table-cell office:value-type="float" office:value="-0.0000900000013644" calcext:value-type="float">
            <text:p>-9.00E-05</text:p>
          </table:table-cell>
          <table:table-cell office:value-type="float" office:value="-1.23619675636" calcext:value-type="float">
            <text:p>-1.23619675636</text:p>
          </table:table-cell>
          <table:table-cell office:value-type="float" office:value="-0.631948649883" calcext:value-type="float">
            <text:p>-0.631948649883</text:p>
          </table:table-cell>
          <table:table-cell office:value-type="float" office:value="-0.894159972668" calcext:value-type="float">
            <text:p>-0.894159972668</text:p>
          </table:table-cell>
          <table:table-cell/>
          <table:table-cell office:value-type="float" office:value="-0.0546500012279" calcext:value-type="float">
            <text:p>-0.0546500012279</text:p>
          </table:table-cell>
          <table:table-cell/>
          <table:table-cell office:value-type="float" office:value="6.17267513275" calcext:value-type="float">
            <text:p>6.17267513275</text:p>
          </table:table-cell>
          <table:table-cell table:number-columns-repeated="9"/>
        </table:table-row>
        <table:table-row table:style-name="ro1">
          <table:table-cell office:value-type="float" office:value="1.59186976519147E+018" calcext:value-type="float">
            <text:p>1.59186976519147E+018</text:p>
          </table:table-cell>
          <table:table-cell table:formula="of:=([.A247]-1.59186975110116E+018)*0.000000001" office:value-type="float" office:value="14.090304768" calcext:value-type="float">
            <text:p>14.090304768</text:p>
          </table:table-cell>
          <table:table-cell office:value-type="float" office:value="0.0317000001669" calcext:value-type="float">
            <text:p>0.0317000001669</text:p>
          </table:table-cell>
          <table:table-cell office:value-type="float" office:value="-0.0302499998361" calcext:value-type="float">
            <text:p>-0.0302499998361</text:p>
          </table:table-cell>
          <table:table-cell office:value-type="float" office:value="-0.00937999971211" calcext:value-type="float">
            <text:p>-0.00937999971211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3882329464" calcext:value-type="float">
            <text:p>-1.23882329464</text:p>
          </table:table-cell>
          <table:table-cell office:value-type="float" office:value="-0.628454685211" calcext:value-type="float">
            <text:p>-0.628454685211</text:p>
          </table:table-cell>
          <table:table-cell office:value-type="float" office:value="-0.894125938416" calcext:value-type="float">
            <text:p>-0.894125938416</text:p>
          </table:table-cell>
          <table:table-cell/>
          <table:table-cell office:value-type="float" office:value="-0.0776299983263" calcext:value-type="float">
            <text:p>-0.0776299983263</text:p>
          </table:table-cell>
          <table:table-cell/>
          <table:table-cell office:value-type="float" office:value="6.16118478775" calcext:value-type="float">
            <text:p>6.16118478775</text:p>
          </table:table-cell>
          <table:table-cell table:number-columns-repeated="9"/>
        </table:table-row>
        <table:table-row table:style-name="ro1">
          <table:table-cell office:value-type="float" office:value="1.59186976529351E+018" calcext:value-type="float">
            <text:p>1.59186976529351E+018</text:p>
          </table:table-cell>
          <table:table-cell table:formula="of:=([.A248]-1.59186975110116E+018)*0.000000001" office:value-type="float" office:value="14.192345088" calcext:value-type="float">
            <text:p>14.192345088</text:p>
          </table:table-cell>
          <table:table-cell office:value-type="float" office:value="0.034699998796" calcext:value-type="float">
            <text:p>0.034699998796</text:p>
          </table:table-cell>
          <table:table-cell office:value-type="float" office:value="-0.0335399992764" calcext:value-type="float">
            <text:p>-0.0335399992764</text:p>
          </table:table-cell>
          <table:table-cell office:value-type="float" office:value="0.00877000018954" calcext:value-type="float">
            <text:p>0.00877000018954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 office:value-type="float" office:value="-1.2440546751" calcext:value-type="float">
            <text:p>-1.2440546751</text:p>
          </table:table-cell>
          <table:table-cell office:value-type="float" office:value="-0.622290730476" calcext:value-type="float">
            <text:p>-0.622290730476</text:p>
          </table:table-cell>
          <table:table-cell office:value-type="float" office:value="-0.894045710564" calcext:value-type="float">
            <text:p>-0.894045710564</text:p>
          </table:table-cell>
          <table:table-cell/>
          <table:table-cell office:value-type="float" office:value="-0.0756900012493" calcext:value-type="float">
            <text:p>-0.0756900012493</text:p>
          </table:table-cell>
          <table:table-cell/>
          <table:table-cell office:value-type="float" office:value="6.16215515137" calcext:value-type="float">
            <text:p>6.16215515137</text:p>
          </table:table-cell>
          <table:table-cell table:number-columns-repeated="9"/>
        </table:table-row>
        <table:table-row table:style-name="ro1">
          <table:table-cell office:value-type="float" office:value="1.59186976534744E+018" calcext:value-type="float">
            <text:p>1.59186976534744E+018</text:p>
          </table:table-cell>
          <table:table-cell table:formula="of:=([.A249]-1.59186975110116E+018)*0.000000001" office:value-type="float" office:value="14.246276608" calcext:value-type="float">
            <text:p>14.246276608</text:p>
          </table:table-cell>
          <table:table-cell office:value-type="float" office:value="0.0410999991" calcext:value-type="float">
            <text:p>0.0410999991</text:p>
          </table:table-cell>
          <table:table-cell office:value-type="float" office:value="-0.0366900004447" calcext:value-type="float">
            <text:p>-0.0366900004447</text:p>
          </table:table-cell>
          <table:table-cell office:value-type="float" office:value="0.0184400007129" calcext:value-type="float">
            <text:p>0.0184400007129</text:p>
          </table:table-cell>
          <table:table-cell office:value-type="float" office:value="0.0000700000018696" calcext:value-type="float">
            <text:p>7.00E-05</text:p>
          </table:table-cell>
          <table:table-cell office:value-type="float" office:value="-1.24779164791" calcext:value-type="float">
            <text:p>-1.24779164791</text:p>
          </table:table-cell>
          <table:table-cell office:value-type="float" office:value="-0.620551586151" calcext:value-type="float">
            <text:p>-0.620551586151</text:p>
          </table:table-cell>
          <table:table-cell office:value-type="float" office:value="-0.894065320492" calcext:value-type="float">
            <text:p>-0.894065320492</text:p>
          </table:table-cell>
          <table:table-cell/>
          <table:table-cell office:value-type="float" office:value="-0.0684799998999" calcext:value-type="float">
            <text:p>-0.0684799998999</text:p>
          </table:table-cell>
          <table:table-cell/>
          <table:table-cell office:value-type="float" office:value="6.16576004028" calcext:value-type="float">
            <text:p>6.16576004028</text:p>
          </table:table-cell>
          <table:table-cell table:number-columns-repeated="9"/>
        </table:table-row>
        <table:table-row table:style-name="ro1">
          <table:table-cell office:value-type="float" office:value="1.59186976539959E+018" calcext:value-type="float">
            <text:p>1.59186976539959E+018</text:p>
          </table:table-cell>
          <table:table-cell table:formula="of:=([.A250]-1.59186975110116E+018)*0.000000001" office:value-type="float" office:value="14.298420992" calcext:value-type="float">
            <text:p>14.298420992</text:p>
          </table:table-cell>
          <table:table-cell office:value-type="float" office:value="0.0480999983847" calcext:value-type="float">
            <text:p>0.0480999983847</text:p>
          </table:table-cell>
          <table:table-cell office:value-type="float" office:value="-0.0412099994719" calcext:value-type="float">
            <text:p>-0.0412099994719</text:p>
          </table:table-cell>
          <table:table-cell office:value-type="float" office:value="0.0247799996287" calcext:value-type="float">
            <text:p>0.0247799996287</text:p>
          </table:table-cell>
          <table:table-cell table:style-name="Default" office:value-type="float" office:value="0.000239999993937" calcext:value-type="float">
            <text:p>0.000239999993937</text:p>
          </table:table-cell>
          <table:table-cell office:value-type="float" office:value="-1.25169491768" calcext:value-type="float">
            <text:p>-1.25169491768</text:p>
          </table:table-cell>
          <table:table-cell office:value-type="float" office:value="-0.620036125183" calcext:value-type="float">
            <text:p>-0.620036125183</text:p>
          </table:table-cell>
          <table:table-cell office:value-type="float" office:value="-0.894065082073" calcext:value-type="float">
            <text:p>-0.894065082073</text:p>
          </table:table-cell>
          <table:table-cell/>
          <table:table-cell office:value-type="float" office:value="-0.0538199990988" calcext:value-type="float">
            <text:p>-0.0538199990988</text:p>
          </table:table-cell>
          <table:table-cell/>
          <table:table-cell office:value-type="float" office:value="6.17308998108" calcext:value-type="float">
            <text:p>6.17308998108</text:p>
          </table:table-cell>
          <table:table-cell table:number-columns-repeated="9"/>
        </table:table-row>
        <table:table-row table:style-name="ro1">
          <table:table-cell office:value-type="float" office:value="1.59186976545176E+018" calcext:value-type="float">
            <text:p>1.59186976545176E+018</text:p>
          </table:table-cell>
          <table:table-cell table:formula="of:=([.A251]-1.59186975110116E+018)*0.000000001" office:value-type="float" office:value="14.350595072" calcext:value-type="float">
            <text:p>14.350595072</text:p>
          </table:table-cell>
          <table:table-cell office:value-type="float" office:value="0.054200001061" calcext:value-type="float">
            <text:p>0.054200001061</text:p>
          </table:table-cell>
          <table:table-cell office:value-type="float" office:value="-0.0474799983203" calcext:value-type="float">
            <text:p>-0.0474799983203</text:p>
          </table:table-cell>
          <table:table-cell office:value-type="float" office:value="0.0260499995202" calcext:value-type="float">
            <text:p>0.0260499995202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 office:value-type="float" office:value="-1.25598084927" calcext:value-type="float">
            <text:p>-1.25598084927</text:p>
          </table:table-cell>
          <table:table-cell office:value-type="float" office:value="-0.620418727398" calcext:value-type="float">
            <text:p>-0.620418727398</text:p>
          </table:table-cell>
          <table:table-cell office:value-type="float" office:value="-0.894064903259" calcext:value-type="float">
            <text:p>-0.894064903259</text:p>
          </table:table-cell>
          <table:table-cell/>
          <table:table-cell office:value-type="float" office:value="-0.0330500006676" calcext:value-type="float">
            <text:p>-0.0330500006676</text:p>
          </table:table-cell>
          <table:table-cell/>
          <table:table-cell office:value-type="float" office:value="6.18347501755" calcext:value-type="float">
            <text:p>6.18347501755</text:p>
          </table:table-cell>
          <table:table-cell table:number-columns-repeated="9"/>
        </table:table-row>
        <table:table-row table:style-name="ro1">
          <table:table-cell office:value-type="float" office:value="1.59186976550391E+018" calcext:value-type="float">
            <text:p>1.59186976550391E+018</text:p>
          </table:table-cell>
          <table:table-cell table:formula="of:=([.A252]-1.59186975110116E+018)*0.000000001" office:value-type="float" office:value="14.402742784" calcext:value-type="float">
            <text:p>14.402742784</text:p>
          </table:table-cell>
          <table:table-cell office:value-type="float" office:value="0.0599000006914" calcext:value-type="float">
            <text:p>0.0599000006914</text:p>
          </table:table-cell>
          <table:table-cell office:value-type="float" office:value="-0.0543400011957" calcext:value-type="float">
            <text:p>-0.0543400011957</text:p>
          </table:table-cell>
          <table:table-cell office:value-type="float" office:value="0.0253199990839" calcext:value-type="float">
            <text:p>0.0253199990839</text:p>
          </table:table-cell>
          <table:table-cell office:value-type="float" office:value="0.0000700000018696" calcext:value-type="float">
            <text:p>7.00E-05</text:p>
          </table:table-cell>
          <table:table-cell office:value-type="float" office:value="-1.25996923447" calcext:value-type="float">
            <text:p>-1.25996923447</text:p>
          </table:table-cell>
          <table:table-cell office:value-type="float" office:value="-0.620922029018" calcext:value-type="float">
            <text:p>-0.620922029018</text:p>
          </table:table-cell>
          <table:table-cell office:value-type="float" office:value="-0.894065499306" calcext:value-type="float">
            <text:p>-0.894065499306</text:p>
          </table:table-cell>
          <table:table-cell/>
          <table:table-cell office:value-type="float" office:value="-0.00961999967694" calcext:value-type="float">
            <text:p>-0.00961999967694</text:p>
          </table:table-cell>
          <table:table-cell/>
          <table:table-cell office:value-type="float" office:value="6.19518995285" calcext:value-type="float">
            <text:p>6.19518995285</text:p>
          </table:table-cell>
          <table:table-cell table:number-columns-repeated="9"/>
        </table:table-row>
        <table:table-row table:style-name="ro1">
          <table:table-cell office:value-type="float" office:value="1.59186976555517E+018" calcext:value-type="float">
            <text:p>1.59186976555517E+018</text:p>
          </table:table-cell>
          <table:table-cell table:formula="of:=([.A253]-1.59186975110116E+018)*0.000000001" office:value-type="float" office:value="14.454002688" calcext:value-type="float">
            <text:p>14.454002688</text:p>
          </table:table-cell>
          <table:table-cell office:value-type="float" office:value="0.0654999986291" calcext:value-type="float">
            <text:p>0.0654999986291</text:p>
          </table:table-cell>
          <table:table-cell office:value-type="float" office:value="-0.0612099990249" calcext:value-type="float">
            <text:p>-0.0612099990249</text:p>
          </table:table-cell>
          <table:table-cell office:value-type="float" office:value="0.0232400000095" calcext:value-type="float">
            <text:p>0.0232400000095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-1.2639349699" calcext:value-type="float">
            <text:p>-1.2639349699</text:p>
          </table:table-cell>
          <table:table-cell office:value-type="float" office:value="-0.622164845467" calcext:value-type="float">
            <text:p>-0.622164845467</text:p>
          </table:table-cell>
          <table:table-cell office:value-type="float" office:value="-0.894060492516" calcext:value-type="float">
            <text:p>-0.894060492516</text:p>
          </table:table-cell>
          <table:table-cell/>
          <table:table-cell office:value-type="float" office:value="0.0147099997848" calcext:value-type="float">
            <text:p>0.0147099997848</text:p>
          </table:table-cell>
          <table:table-cell/>
          <table:table-cell office:value-type="float" office:value="6.20735502243" calcext:value-type="float">
            <text:p>6.20735502243</text:p>
          </table:table-cell>
          <table:table-cell table:number-columns-repeated="9"/>
        </table:table-row>
        <table:table-row table:style-name="ro1">
          <table:table-cell office:value-type="float" office:value="1.59186976560669E+018" calcext:value-type="float">
            <text:p>1.59186976560669E+018</text:p>
          </table:table-cell>
          <table:table-cell table:formula="of:=([.A254]-1.59186975110116E+018)*0.000000001" office:value-type="float" office:value="14.50552576" calcext:value-type="float">
            <text:p>14.50552576</text:p>
          </table:table-cell>
          <table:table-cell office:value-type="float" office:value="0.0681999996305" calcext:value-type="float">
            <text:p>0.0681999996305</text:p>
          </table:table-cell>
          <table:table-cell office:value-type="float" office:value="-0.0652199983597" calcext:value-type="float">
            <text:p>-0.0652199983597</text:p>
          </table:table-cell>
          <table:table-cell office:value-type="float" office:value="0.0198500007391" calcext:value-type="float">
            <text:p>0.0198500007391</text:p>
          </table:table-cell>
          <table:table-cell office:value-type="float" office:value="-0.0000700000018696" calcext:value-type="float">
            <text:p>-7.00E-05</text:p>
          </table:table-cell>
          <table:table-cell office:value-type="float" office:value="-1.26735973358" calcext:value-type="float">
            <text:p>-1.26735973358</text:p>
          </table:table-cell>
          <table:table-cell office:value-type="float" office:value="-0.624352812767" calcext:value-type="float">
            <text:p>-0.624352812767</text:p>
          </table:table-cell>
          <table:table-cell office:value-type="float" office:value="-0.894052267075" calcext:value-type="float">
            <text:p>-0.894052267075</text:p>
          </table:table-cell>
          <table:table-cell/>
          <table:table-cell office:value-type="float" office:value="0.0302799995989" calcext:value-type="float">
            <text:p>0.0302799995989</text:p>
          </table:table-cell>
          <table:table-cell/>
          <table:table-cell office:value-type="float" office:value="6.21513986588" calcext:value-type="float">
            <text:p>6.21513986588</text:p>
          </table:table-cell>
          <table:table-cell table:number-columns-repeated="9"/>
        </table:table-row>
        <table:table-row table:style-name="ro1">
          <table:table-cell office:value-type="float" office:value="1.59186976570791E+018" calcext:value-type="float">
            <text:p>1.59186976570791E+018</text:p>
          </table:table-cell>
          <table:table-cell table:formula="of:=([.A255]-1.59186975110116E+018)*0.000000001" office:value-type="float" office:value="14.606749952" calcext:value-type="float">
            <text:p>14.606749952</text:p>
          </table:table-cell>
          <table:table-cell office:value-type="float" office:value="0.0639000013471" calcext:value-type="float">
            <text:p>0.0639000013471</text:p>
          </table:table-cell>
          <table:table-cell office:value-type="float" office:value="-0.0636499971151" calcext:value-type="float">
            <text:p>-0.0636499971151</text:p>
          </table:table-cell>
          <table:table-cell office:value-type="float" office:value="0.00602999981493" calcext:value-type="float">
            <text:p>0.00602999981493</text:p>
          </table:table-cell>
          <table:table-cell table:style-name="Default" office:value-type="float" office:value="0.000209999998333" calcext:value-type="float">
            <text:p>0.000209999998333</text:p>
          </table:table-cell>
          <table:table-cell office:value-type="float" office:value="-1.27238881588" calcext:value-type="float">
            <text:p>-1.27238881588</text:p>
          </table:table-cell>
          <table:table-cell office:value-type="float" office:value="-0.630806744099" calcext:value-type="float">
            <text:p>-0.630806744099</text:p>
          </table:table-cell>
          <table:table-cell office:value-type="float" office:value="-0.89405298233" calcext:value-type="float">
            <text:p>-0.89405298233</text:p>
          </table:table-cell>
          <table:table-cell/>
          <table:table-cell office:value-type="float" office:value="0.0327100008726" calcext:value-type="float">
            <text:p>0.0327100008726</text:p>
          </table:table-cell>
          <table:table-cell/>
          <table:table-cell office:value-type="float" office:value="6.21635484695" calcext:value-type="float">
            <text:p>6.21635484695</text:p>
          </table:table-cell>
          <table:table-cell table:number-columns-repeated="9"/>
        </table:table-row>
        <table:table-row table:style-name="ro1">
          <table:table-cell office:value-type="float" office:value="1.59186976575956E+018" calcext:value-type="float">
            <text:p>1.59186976575956E+018</text:p>
          </table:table-cell>
          <table:table-cell table:formula="of:=([.A256]-1.59186975110116E+018)*0.000000001" office:value-type="float" office:value="14.658400256" calcext:value-type="float">
            <text:p>14.658400256</text:p>
          </table:table-cell>
          <table:table-cell office:value-type="float" office:value="0.0621000006795" calcext:value-type="float">
            <text:p>0.0621000006795</text:p>
          </table:table-cell>
          <table:table-cell office:value-type="float" office:value="-0.0620299987495" calcext:value-type="float">
            <text:p>-0.0620299987495</text:p>
          </table:table-cell>
          <table:table-cell office:value-type="float" office:value="-0.00353999994695" calcext:value-type="float">
            <text:p>-0.00353999994695</text:p>
          </table:table-cell>
          <table:table-cell table:style-name="Default" office:value-type="float" office:value="0.000180000002729" calcext:value-type="float">
            <text:p>0.000180000002729</text:p>
          </table:table-cell>
          <table:table-cell office:value-type="float" office:value="-1.27466881275" calcext:value-type="float">
            <text:p>-1.27466881275</text:p>
          </table:table-cell>
          <table:table-cell office:value-type="float" office:value="-0.634147047997" calcext:value-type="float">
            <text:p>-0.634147047997</text:p>
          </table:table-cell>
          <table:table-cell office:value-type="float" office:value="-0.894046068192" calcext:value-type="float">
            <text:p>-0.894046068192</text:p>
          </table:table-cell>
          <table:table-cell/>
          <table:table-cell office:value-type="float" office:value="0.0407899990678" calcext:value-type="float">
            <text:p>0.0407899990678</text:p>
          </table:table-cell>
          <table:table-cell/>
          <table:table-cell office:value-type="float" office:value="6.2203950882" calcext:value-type="float">
            <text:p>6.2203950882</text:p>
          </table:table-cell>
          <table:table-cell table:number-columns-repeated="9"/>
        </table:table-row>
        <table:table-row table:style-name="ro1">
          <table:table-cell office:value-type="float" office:value="1.59186976581154E+018" calcext:value-type="float">
            <text:p>1.59186976581154E+018</text:p>
          </table:table-cell>
          <table:table-cell table:formula="of:=([.A257]-1.59186975110116E+018)*0.000000001" office:value-type="float" office:value="14.71037184" calcext:value-type="float">
            <text:p>14.71037184</text:p>
          </table:table-cell>
          <table:table-cell office:value-type="float" office:value="0.0635000020266" calcext:value-type="float">
            <text:p>0.0635000020266</text:p>
          </table:table-cell>
          <table:table-cell office:value-type="float" office:value="-0.0617300011218" calcext:value-type="float">
            <text:p>-0.0617300011218</text:p>
          </table:table-cell>
          <table:table-cell office:value-type="float" office:value="-0.0149299995974" calcext:value-type="float">
            <text:p>-0.0149299995974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 office:value-type="float" office:value="-1.27710294724" calcext:value-type="float">
            <text:p>-1.27710294724</text:p>
          </table:table-cell>
          <table:table-cell office:value-type="float" office:value="-0.637712478638" calcext:value-type="float">
            <text:p>-0.637712478638</text:p>
          </table:table-cell>
          <table:table-cell office:value-type="float" office:value="-0.894042253494" calcext:value-type="float">
            <text:p>-0.894042253494</text:p>
          </table:table-cell>
          <table:table-cell/>
          <table:table-cell office:value-type="float" office:value="0.0512799993157" calcext:value-type="float">
            <text:p>0.0512799993157</text:p>
          </table:table-cell>
          <table:table-cell/>
          <table:table-cell office:value-type="float" office:value="6.2256398201" calcext:value-type="float">
            <text:p>6.2256398201</text:p>
          </table:table-cell>
          <table:table-cell table:number-columns-repeated="9"/>
        </table:table-row>
        <table:table-row table:style-name="ro1">
          <table:table-cell office:value-type="float" office:value="1.59186976586358E+018" calcext:value-type="float">
            <text:p>1.59186976586358E+018</text:p>
          </table:table-cell>
          <table:table-cell table:formula="of:=([.A258]-1.59186975110116E+018)*0.000000001" office:value-type="float" office:value="14.76241664" calcext:value-type="float">
            <text:p>14.76241664</text:p>
          </table:table-cell>
          <table:table-cell office:value-type="float" office:value="0.0705000013113" calcext:value-type="float">
            <text:p>0.0705000013113</text:p>
          </table:table-cell>
          <table:table-cell office:value-type="float" office:value="-0.0624900013208" calcext:value-type="float">
            <text:p>-0.0624900013208</text:p>
          </table:table-cell>
          <table:table-cell office:value-type="float" office:value="-0.0327299982309" calcext:value-type="float">
            <text:p>-0.0327299982309</text:p>
          </table:table-cell>
          <table:table-cell office:value-type="float" office:value="0.0000599999984843" calcext:value-type="float">
            <text:p>6.00E-05</text:p>
          </table:table-cell>
          <table:table-cell office:value-type="float" office:value="-1.27968072891" calcext:value-type="float">
            <text:p>-1.27968072891</text:p>
          </table:table-cell>
          <table:table-cell office:value-type="float" office:value="-0.640951097012" calcext:value-type="float">
            <text:p>-0.640951097012</text:p>
          </table:table-cell>
          <table:table-cell office:value-type="float" office:value="-0.894012093544" calcext:value-type="float">
            <text:p>-0.894012093544</text:p>
          </table:table-cell>
          <table:table-cell/>
          <table:table-cell office:value-type="float" office:value="0.0627999976277" calcext:value-type="float">
            <text:p>0.0627999976277</text:p>
          </table:table-cell>
          <table:table-cell/>
          <table:table-cell office:value-type="float" office:value="6.23140001297" calcext:value-type="float">
            <text:p>6.23140001297</text:p>
          </table:table-cell>
          <table:table-cell table:number-columns-repeated="9"/>
        </table:table-row>
        <table:table-row table:style-name="ro1">
          <table:table-cell office:value-type="float" office:value="1.59186976591554E+018" calcext:value-type="float">
            <text:p>1.59186976591554E+018</text:p>
          </table:table-cell>
          <table:table-cell table:formula="of:=([.A259]-1.59186975110116E+018)*0.000000001" office:value-type="float" office:value="14.814374912" calcext:value-type="float">
            <text:p>14.814374912</text:p>
          </table:table-cell>
          <table:table-cell office:value-type="float" office:value="0.0737000033259" calcext:value-type="float">
            <text:p>0.0737000033259</text:p>
          </table:table-cell>
          <table:table-cell office:value-type="float" office:value="-0.0619699992239" calcext:value-type="float">
            <text:p>-0.0619699992239</text:p>
          </table:table-cell>
          <table:table-cell office:value-type="float" office:value="-0.0399000011384" calcext:value-type="float">
            <text:p>-0.0399000011384</text:p>
          </table:table-cell>
          <table:table-cell office:value-type="float" office:value="0.0000999999974738" calcext:value-type="float">
            <text:p>1.00E-04</text:p>
          </table:table-cell>
          <table:table-cell office:value-type="float" office:value="-1.28299570084" calcext:value-type="float">
            <text:p>-1.28299570084</text:p>
          </table:table-cell>
          <table:table-cell office:value-type="float" office:value="-0.64321911335" calcext:value-type="float">
            <text:p>-0.64321911335</text:p>
          </table:table-cell>
          <table:table-cell office:value-type="float" office:value="-0.894008219242" calcext:value-type="float">
            <text:p>-0.894008219242</text:p>
          </table:table-cell>
          <table:table-cell/>
          <table:table-cell office:value-type="float" office:value="0.0573799982667" calcext:value-type="float">
            <text:p>0.0573799982667</text:p>
          </table:table-cell>
          <table:table-cell/>
          <table:table-cell office:value-type="float" office:value="6.2286901474" calcext:value-type="float">
            <text:p>6.2286901474</text:p>
          </table:table-cell>
          <table:table-cell table:number-columns-repeated="9"/>
        </table:table-row>
        <table:table-row table:style-name="ro1">
          <table:table-cell office:value-type="float" office:value="1.59186976596741E+018" calcext:value-type="float">
            <text:p>1.59186976596741E+018</text:p>
          </table:table-cell>
          <table:table-cell table:formula="of:=([.A260]-1.59186975110116E+018)*0.000000001" office:value-type="float" office:value="14.866244608" calcext:value-type="float">
            <text:p>14.866244608</text:p>
          </table:table-cell>
          <table:table-cell office:value-type="float" office:value="0.0747999995947" calcext:value-type="float">
            <text:p>0.0747999995947</text:p>
          </table:table-cell>
          <table:table-cell office:value-type="float" office:value="-0.0620400011539" calcext:value-type="float">
            <text:p>-0.0620400011539</text:p>
          </table:table-cell>
          <table:table-cell office:value-type="float" office:value="-0.0417100004852" calcext:value-type="float">
            <text:p>-0.0417100004852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1.2869246006" calcext:value-type="float">
            <text:p>-1.2869246006</text:p>
          </table:table-cell>
          <table:table-cell office:value-type="float" office:value="-0.643718898296" calcext:value-type="float">
            <text:p>-0.643718898296</text:p>
          </table:table-cell>
          <table:table-cell office:value-type="float" office:value="-0.894050478935" calcext:value-type="float">
            <text:p>-0.894050478935</text:p>
          </table:table-cell>
          <table:table-cell/>
          <table:table-cell office:value-type="float" office:value="0.0470199994743" calcext:value-type="float">
            <text:p>0.0470199994743</text:p>
          </table:table-cell>
          <table:table-cell/>
          <table:table-cell office:value-type="float" office:value="6.22350978851" calcext:value-type="float">
            <text:p>6.22350978851</text:p>
          </table:table-cell>
          <table:table-cell table:number-columns-repeated="9"/>
        </table:table-row>
        <table:table-row table:style-name="ro1">
          <table:table-cell office:value-type="float" office:value="1.59186976602134E+018" calcext:value-type="float">
            <text:p>1.59186976602134E+018</text:p>
          </table:table-cell>
          <table:table-cell table:formula="of:=([.A261]-1.59186975110116E+018)*0.000000001" office:value-type="float" office:value="14.920179968" calcext:value-type="float">
            <text:p>14.920179968</text:p>
          </table:table-cell>
          <table:table-cell office:value-type="float" office:value="0.0728000029922" calcext:value-type="float">
            <text:p>0.0728000029922</text:p>
          </table:table-cell>
          <table:table-cell office:value-type="float" office:value="-0.0614299997687" calcext:value-type="float">
            <text:p>-0.0614299997687</text:p>
          </table:table-cell>
          <table:table-cell office:value-type="float" office:value="-0.0391299985349" calcext:value-type="float">
            <text:p>-0.0391299985349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-1.29096829891" calcext:value-type="float">
            <text:p>-1.29096829891</text:p>
          </table:table-cell>
          <table:table-cell office:value-type="float" office:value="-0.642704665661" calcext:value-type="float">
            <text:p>-0.642704665661</text:p>
          </table:table-cell>
          <table:table-cell office:value-type="float" office:value="-0.894040703773" calcext:value-type="float">
            <text:p>-0.894040703773</text:p>
          </table:table-cell>
          <table:table-cell/>
          <table:table-cell office:value-type="float" office:value="0.0326600000262" calcext:value-type="float">
            <text:p>0.0326600000262</text:p>
          </table:table-cell>
          <table:table-cell/>
          <table:table-cell office:value-type="float" office:value="6.21633005142" calcext:value-type="float">
            <text:p>6.21633005142</text:p>
          </table:table-cell>
          <table:table-cell table:number-columns-repeated="9"/>
        </table:table-row>
        <table:table-row table:style-name="ro1">
          <table:table-cell office:value-type="float" office:value="1.59186976607338E+018" calcext:value-type="float">
            <text:p>1.59186976607338E+018</text:p>
          </table:table-cell>
          <table:table-cell table:formula="of:=([.A262]-1.59186975110116E+018)*0.000000001" office:value-type="float" office:value="14.972219904" calcext:value-type="float">
            <text:p>14.972219904</text:p>
          </table:table-cell>
          <table:table-cell office:value-type="float" office:value="0.0711999982595" calcext:value-type="float">
            <text:p>0.0711999982595</text:p>
          </table:table-cell>
          <table:table-cell office:value-type="float" office:value="-0.0617100000381" calcext:value-type="float">
            <text:p>-0.0617100000381</text:p>
          </table:table-cell>
          <table:table-cell office:value-type="float" office:value="-0.0354200005531" calcext:value-type="float">
            <text:p>-0.0354200005531</text:p>
          </table:table-cell>
          <table:table-cell office:value-type="float" office:value="0.000079999997979" calcext:value-type="float">
            <text:p>8.00E-05</text:p>
          </table:table-cell>
          <table:table-cell office:value-type="float" office:value="-1.29511368275" calcext:value-type="float">
            <text:p>-1.29511368275</text:p>
          </table:table-cell>
          <table:table-cell office:value-type="float" office:value="-0.641090929508" calcext:value-type="float">
            <text:p>-0.641090929508</text:p>
          </table:table-cell>
          <table:table-cell office:value-type="float" office:value="-0.89402192831" calcext:value-type="float">
            <text:p>-0.89402192831</text:p>
          </table:table-cell>
          <table:table-cell/>
          <table:table-cell office:value-type="float" office:value="0.0198400001973" calcext:value-type="float">
            <text:p>0.0198400001973</text:p>
          </table:table-cell>
          <table:table-cell/>
          <table:table-cell office:value-type="float" office:value="6.2099199295" calcext:value-type="float">
            <text:p>6.2099199295</text:p>
          </table:table-cell>
          <table:table-cell table:number-columns-repeated="9"/>
        </table:table-row>
        <table:table-row table:style-name="ro1">
          <table:table-cell office:value-type="float" office:value="1.59186976612468E+018" calcext:value-type="float">
            <text:p>1.59186976612468E+018</text:p>
          </table:table-cell>
          <table:table-cell table:formula="of:=([.A263]-1.59186975110116E+018)*0.000000001" office:value-type="float" office:value="15.023515904" calcext:value-type="float">
            <text:p>15.023515904</text:p>
          </table:table-cell>
          <table:table-cell office:value-type="float" office:value="0.068400003016" calcext:value-type="float">
            <text:p>0.068400003016</text:p>
          </table:table-cell>
          <table:table-cell office:value-type="float" office:value="-0.0612399987876" calcext:value-type="float">
            <text:p>-0.0612399987876</text:p>
          </table:table-cell>
          <table:table-cell office:value-type="float" office:value="-0.0304499994963" calcext:value-type="float">
            <text:p>-0.0304499994963</text:p>
          </table:table-cell>
          <table:table-cell office:value-type="float" office:value="0.000079999997979" calcext:value-type="float">
            <text:p>8.00E-05</text:p>
          </table:table-cell>
          <table:table-cell office:value-type="float" office:value="-1.29881179333" calcext:value-type="float">
            <text:p>-1.29881179333</text:p>
          </table:table-cell>
          <table:table-cell office:value-type="float" office:value="-0.639508128166" calcext:value-type="float">
            <text:p>-0.639508128166</text:p>
          </table:table-cell>
          <table:table-cell office:value-type="float" office:value="-0.894015550613" calcext:value-type="float">
            <text:p>-0.894015550613</text:p>
          </table:table-cell>
          <table:table-cell/>
          <table:table-cell office:value-type="float" office:value="0.00509000010788" calcext:value-type="float">
            <text:p>0.00509000010788</text:p>
          </table:table-cell>
          <table:table-cell/>
          <table:table-cell office:value-type="float" office:value="6.20254516602" calcext:value-type="float">
            <text:p>6.20254516602</text:p>
          </table:table-cell>
          <table:table-cell table:number-columns-repeated="9"/>
        </table:table-row>
        <table:table-row table:style-name="ro1">
          <table:table-cell office:value-type="float" office:value="1.59186976617668E+018" calcext:value-type="float">
            <text:p>1.59186976617668E+018</text:p>
          </table:table-cell>
          <table:table-cell table:formula="of:=([.A264]-1.59186975110116E+018)*0.000000001" office:value-type="float" office:value="15.075514112" calcext:value-type="float">
            <text:p>15.075514112</text:p>
          </table:table-cell>
          <table:table-cell office:value-type="float" office:value="0.0663999989629" calcext:value-type="float">
            <text:p>0.0663999989629</text:p>
          </table:table-cell>
          <table:table-cell office:value-type="float" office:value="-0.062089998275" calcext:value-type="float">
            <text:p>-0.062089998275</text:p>
          </table:table-cell>
          <table:table-cell office:value-type="float" office:value="-0.0235900003463" calcext:value-type="float">
            <text:p>-0.0235900003463</text:p>
          </table:table-cell>
          <table:table-cell office:value-type="float" office:value="0.0000700000018696" calcext:value-type="float">
            <text:p>7.00E-05</text:p>
          </table:table-cell>
          <table:table-cell office:value-type="float" office:value="-1.30275309086" calcext:value-type="float">
            <text:p>-1.30275309086</text:p>
          </table:table-cell>
          <table:table-cell office:value-type="float" office:value="-0.637797117233" calcext:value-type="float">
            <text:p>-0.637797117233</text:p>
          </table:table-cell>
          <table:table-cell office:value-type="float" office:value="-0.894013643265" calcext:value-type="float">
            <text:p>-0.894013643265</text:p>
          </table:table-cell>
          <table:table-cell/>
          <table:table-cell office:value-type="float" office:value="-0.00316000008024" calcext:value-type="float">
            <text:p>-0.00316000008024</text:p>
          </table:table-cell>
          <table:table-cell/>
          <table:table-cell office:value-type="float" office:value="6.19842004776" calcext:value-type="float">
            <text:p>6.19842004776</text:p>
          </table:table-cell>
          <table:table-cell table:number-columns-repeated="9"/>
        </table:table-row>
        <table:table-row table:style-name="ro1">
          <table:table-cell office:value-type="float" office:value="1.59186976627834E+018" calcext:value-type="float">
            <text:p>1.59186976627834E+018</text:p>
          </table:table-cell>
          <table:table-cell table:formula="of:=([.A265]-1.59186975110116E+018)*0.000000001" office:value-type="float" office:value="15.177178112" calcext:value-type="float">
            <text:p>15.177178112</text:p>
          </table:table-cell>
          <table:table-cell office:value-type="float" office:value="0.0663999989629" calcext:value-type="float">
            <text:p>0.0663999989629</text:p>
          </table:table-cell>
          <table:table-cell office:value-type="float" office:value="-0.0660799965262" calcext:value-type="float">
            <text:p>-0.0660799965262</text:p>
          </table:table-cell>
          <table:table-cell office:value-type="float" office:value="-0.00677999993786" calcext:value-type="float">
            <text:p>-0.00677999993786</text:p>
          </table:table-cell>
          <table:table-cell office:value-type="float" office:value="0.0000999999974738" calcext:value-type="float">
            <text:p>1.00E-04</text:p>
          </table:table-cell>
          <table:table-cell office:value-type="float" office:value="-1.31008124352" calcext:value-type="float">
            <text:p>-1.31008124352</text:p>
          </table:table-cell>
          <table:table-cell office:value-type="float" office:value="-0.634674966335" calcext:value-type="float">
            <text:p>-0.634674966335</text:p>
          </table:table-cell>
          <table:table-cell office:value-type="float" office:value="-0.893997967243" calcext:value-type="float">
            <text:p>-0.893997967243</text:p>
          </table:table-cell>
          <table:table-cell/>
          <table:table-cell office:value-type="float" office:value="0.00437999982387" calcext:value-type="float">
            <text:p>0.00437999982387</text:p>
          </table:table-cell>
          <table:table-cell/>
          <table:table-cell office:value-type="float" office:value="6.20218992233" calcext:value-type="float">
            <text:p>6.20218992233</text:p>
          </table:table-cell>
          <table:table-cell table:number-columns-repeated="9"/>
        </table:table-row>
        <table:table-row table:style-name="ro1">
          <table:table-cell office:value-type="float" office:value="1.59186976633042E+018" calcext:value-type="float">
            <text:p>1.59186976633042E+018</text:p>
          </table:table-cell>
          <table:table-cell table:formula="of:=([.A266]-1.59186975110116E+018)*0.000000001" office:value-type="float" office:value="15.229254912" calcext:value-type="float">
            <text:p>15.229254912</text:p>
          </table:table-cell>
          <table:table-cell office:value-type="float" office:value="0.0689999982715" calcext:value-type="float">
            <text:p>0.0689999982715</text:p>
          </table:table-cell>
          <table:table-cell office:value-type="float" office:value="-0.0689399987459" calcext:value-type="float">
            <text:p>-0.0689399987459</text:p>
          </table:table-cell>
          <table:table-cell office:value-type="float" office:value="0.00205000001006" calcext:value-type="float">
            <text:p>0.00205000001006</text:p>
          </table:table-cell>
          <table:table-cell office:value-type="float" office:value="0.0000599999984843" calcext:value-type="float">
            <text:p>6.00E-05</text:p>
          </table:table-cell>
          <table:table-cell office:value-type="float" office:value="-1.31402528286" calcext:value-type="float">
            <text:p>-1.31402528286</text:p>
          </table:table-cell>
          <table:table-cell office:value-type="float" office:value="-0.632977426052" calcext:value-type="float">
            <text:p>-0.632977426052</text:p>
          </table:table-cell>
          <table:table-cell office:value-type="float" office:value="-0.894009053707" calcext:value-type="float">
            <text:p>-0.894009053707</text:p>
          </table:table-cell>
          <table:table-cell/>
          <table:table-cell office:value-type="float" office:value="0.012090000324" calcext:value-type="float">
            <text:p>0.012090000324</text:p>
          </table:table-cell>
          <table:table-cell/>
          <table:table-cell office:value-type="float" office:value="6.20604515076" calcext:value-type="float">
            <text:p>6.20604515076</text:p>
          </table:table-cell>
          <table:table-cell table:number-columns-repeated="9"/>
        </table:table-row>
        <table:table-row table:style-name="ro1">
          <table:table-cell office:value-type="float" office:value="1.5918697663824E+018" calcext:value-type="float">
            <text:p>1.5918697663824E+018</text:p>
          </table:table-cell>
          <table:table-cell table:formula="of:=([.A267]-1.59186975110116E+018)*0.000000001" office:value-type="float" office:value="15.281235968" calcext:value-type="float">
            <text:p>15.281235968</text:p>
          </table:table-cell>
          <table:table-cell office:value-type="float" office:value="0.0724999979138" calcext:value-type="float">
            <text:p>0.0724999979138</text:p>
          </table:table-cell>
          <table:table-cell office:value-type="float" office:value="-0.0715899989009" calcext:value-type="float">
            <text:p>-0.0715899989009</text:p>
          </table:table-cell>
          <table:table-cell office:value-type="float" office:value="0.0111999996006" calcext:value-type="float">
            <text:p>0.0111999996006</text:p>
          </table:table-cell>
          <table:table-cell office:value-type="float" office:value="0.0000999999974738" calcext:value-type="float">
            <text:p>1.00E-04</text:p>
          </table:table-cell>
          <table:table-cell office:value-type="float" office:value="-1.31797146797" calcext:value-type="float">
            <text:p>-1.31797146797</text:p>
          </table:table-cell>
          <table:table-cell office:value-type="float" office:value="-0.631316423416" calcext:value-type="float">
            <text:p>-0.631316423416</text:p>
          </table:table-cell>
          <table:table-cell office:value-type="float" office:value="-0.893985748291" calcext:value-type="float">
            <text:p>-0.893985748291</text:p>
          </table:table-cell>
          <table:table-cell/>
          <table:table-cell office:value-type="float" office:value="0.0157699994743" calcext:value-type="float">
            <text:p>0.0157699994743</text:p>
          </table:table-cell>
          <table:table-cell/>
          <table:table-cell office:value-type="float" office:value="6.20788478851" calcext:value-type="float">
            <text:p>6.20788478851</text:p>
          </table:table-cell>
          <table:table-cell table:number-columns-repeated="9"/>
        </table:table-row>
        <table:table-row table:style-name="ro1">
          <table:table-cell office:value-type="float" office:value="1.59186976643386E+018" calcext:value-type="float">
            <text:p>1.59186976643386E+018</text:p>
          </table:table-cell>
          <table:table-cell table:formula="of:=([.A268]-1.59186975110116E+018)*0.000000001" office:value-type="float" office:value="15.332699904" calcext:value-type="float">
            <text:p>15.332699904</text:p>
          </table:table-cell>
          <table:table-cell office:value-type="float" office:value="0.076099999249" calcext:value-type="float">
            <text:p>0.076099999249</text:p>
          </table:table-cell>
          <table:table-cell office:value-type="float" office:value="-0.0735199972987" calcext:value-type="float">
            <text:p>-0.0735199972987</text:p>
          </table:table-cell>
          <table:table-cell office:value-type="float" office:value="0.0196199994534" calcext:value-type="float">
            <text:p>0.0196199994534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1.32160580158" calcext:value-type="float">
            <text:p>-1.32160580158</text:p>
          </table:table-cell>
          <table:table-cell office:value-type="float" office:value="-0.629759669304" calcext:value-type="float">
            <text:p>-0.629759669304</text:p>
          </table:table-cell>
          <table:table-cell office:value-type="float" office:value="-0.893994271755" calcext:value-type="float">
            <text:p>-0.893994271755</text:p>
          </table:table-cell>
          <table:table-cell/>
          <table:table-cell office:value-type="float" office:value="0.00982000026852" calcext:value-type="float">
            <text:p>0.00982000026852</text:p>
          </table:table-cell>
          <table:table-cell/>
          <table:table-cell office:value-type="float" office:value="6.20490980148" calcext:value-type="float">
            <text:p>6.20490980148</text:p>
          </table:table-cell>
          <table:table-cell table:number-columns-repeated="9"/>
        </table:table-row>
        <table:table-row table:style-name="ro1">
          <table:table-cell office:value-type="float" office:value="1.59186976653582E+018" calcext:value-type="float">
            <text:p>1.59186976653582E+018</text:p>
          </table:table-cell>
          <table:table-cell table:formula="of:=([.A269]-1.59186975110116E+018)*0.000000001" office:value-type="float" office:value="15.434651136" calcext:value-type="float">
            <text:p>15.434651136</text:p>
          </table:table-cell>
          <table:table-cell office:value-type="float" office:value="0.077500000596" calcext:value-type="float">
            <text:p>0.077500000596</text:p>
          </table:table-cell>
          <table:table-cell office:value-type="float" office:value="-0.0717599987984" calcext:value-type="float">
            <text:p>-0.0717599987984</text:p>
          </table:table-cell>
          <table:table-cell office:value-type="float" office:value="0.0292499996722" calcext:value-type="float">
            <text:p>0.0292499996722</text:p>
          </table:table-cell>
          <table:table-cell table:style-name="Default" office:value-type="float" office:value="-0.000190000006114" calcext:value-type="float">
            <text:p>-0.000190000006114</text:p>
          </table:table-cell>
          <table:table-cell office:value-type="float" office:value="-1.32750558853" calcext:value-type="float">
            <text:p>-1.32750558853</text:p>
          </table:table-cell>
          <table:table-cell office:value-type="float" office:value="-0.625074744225" calcext:value-type="float">
            <text:p>-0.625074744225</text:p>
          </table:table-cell>
          <table:table-cell office:value-type="float" office:value="-0.894125819206" calcext:value-type="float">
            <text:p>-0.894125819206</text:p>
          </table:table-cell>
          <table:table-cell/>
          <table:table-cell office:value-type="float" office:value="0.00613000011072" calcext:value-type="float">
            <text:p>0.00613000011072</text:p>
          </table:table-cell>
          <table:table-cell/>
          <table:table-cell office:value-type="float" office:value="6.20306491852" calcext:value-type="float">
            <text:p>6.20306491852</text:p>
          </table:table-cell>
          <table:table-cell table:number-columns-repeated="9"/>
        </table:table-row>
        <table:table-row table:style-name="ro1">
          <table:table-cell office:value-type="float" office:value="1.59186976658787E+018" calcext:value-type="float">
            <text:p>1.59186976658787E+018</text:p>
          </table:table-cell>
          <table:table-cell table:formula="of:=([.A270]-1.59186975110116E+018)*0.000000001" office:value-type="float" office:value="15.486701824" calcext:value-type="float">
            <text:p>15.486701824</text:p>
          </table:table-cell>
          <table:table-cell office:value-type="float" office:value="0.0764999985695" calcext:value-type="float">
            <text:p>0.0764999985695</text:p>
          </table:table-cell>
          <table:table-cell office:value-type="float" office:value="-0.0674099996686" calcext:value-type="float">
            <text:p>-0.0674099996686</text:p>
          </table:table-cell>
          <table:table-cell office:value-type="float" office:value="0.0361899994314" calcext:value-type="float">
            <text:p>0.0361899994314</text:p>
          </table:table-cell>
          <table:table-cell office:value-type="float" office:value="0.0000599999984843" calcext:value-type="float">
            <text:p>6.00E-05</text:p>
          </table:table-cell>
          <table:table-cell office:value-type="float" office:value="-1.32875001431" calcext:value-type="float">
            <text:p>-1.32875001431</text:p>
          </table:table-cell>
          <table:table-cell office:value-type="float" office:value="-0.621264815331" calcext:value-type="float">
            <text:p>-0.621264815331</text:p>
          </table:table-cell>
          <table:table-cell office:value-type="float" office:value="-0.894014060497" calcext:value-type="float">
            <text:p>-0.894014060497</text:p>
          </table:table-cell>
          <table:table-cell/>
          <table:table-cell office:value-type="float" office:value="0.00273999990895" calcext:value-type="float">
            <text:p>0.00273999990895</text:p>
          </table:table-cell>
          <table:table-cell/>
          <table:table-cell office:value-type="float" office:value="6.20136976242" calcext:value-type="float">
            <text:p>6.20136976242</text:p>
          </table:table-cell>
          <table:table-cell table:number-columns-repeated="9"/>
        </table:table-row>
        <table:table-row table:style-name="ro1">
          <table:table-cell office:value-type="float" office:value="1.59186976663989E+018" calcext:value-type="float">
            <text:p>1.59186976663989E+018</text:p>
          </table:table-cell>
          <table:table-cell table:formula="of:=([.A271]-1.59186975110116E+018)*0.000000001" office:value-type="float" office:value="15.538730752" calcext:value-type="float">
            <text:p>15.538730752</text:p>
          </table:table-cell>
          <table:table-cell office:value-type="float" office:value="0.0756999999285" calcext:value-type="float">
            <text:p>0.0756999999285</text:p>
          </table:table-cell>
          <table:table-cell office:value-type="float" office:value="-0.064580000937" calcext:value-type="float">
            <text:p>-0.064580000937</text:p>
          </table:table-cell>
          <table:table-cell office:value-type="float" office:value="0.0394899994135" calcext:value-type="float">
            <text:p>0.0394899994135</text:p>
          </table:table-cell>
          <table:table-cell table:style-name="Default" office:value-type="float" office:value="0.000369999994291" calcext:value-type="float">
            <text:p>0.000369999994291</text:p>
          </table:table-cell>
          <table:table-cell office:value-type="float" office:value="-1.33091700077" calcext:value-type="float">
            <text:p>-1.33091700077</text:p>
          </table:table-cell>
          <table:table-cell office:value-type="float" office:value="-0.618280887604" calcext:value-type="float">
            <text:p>-0.618280887604</text:p>
          </table:table-cell>
          <table:table-cell office:value-type="float" office:value="-0.893809735775" calcext:value-type="float">
            <text:p>-0.893809735775</text:p>
          </table:table-cell>
          <table:table-cell/>
          <table:table-cell office:value-type="float" office:value="0.00468999985605" calcext:value-type="float">
            <text:p>0.00468999985605</text:p>
          </table:table-cell>
          <table:table-cell/>
          <table:table-cell office:value-type="float" office:value="6.20234489441" calcext:value-type="float">
            <text:p>6.20234489441</text:p>
          </table:table-cell>
          <table:table-cell table:number-columns-repeated="9"/>
        </table:table-row>
        <table:table-row table:style-name="ro1">
          <table:table-cell office:value-type="float" office:value="1.59186976669195E+018" calcext:value-type="float">
            <text:p>1.59186976669195E+018</text:p>
          </table:table-cell>
          <table:table-cell table:formula="of:=([.A272]-1.59186975110116E+018)*0.000000001" office:value-type="float" office:value="15.590784" calcext:value-type="float">
            <text:p>15.590784</text:p>
          </table:table-cell>
          <table:table-cell office:value-type="float" office:value="0.0728000029922" calcext:value-type="float">
            <text:p>0.0728000029922</text:p>
          </table:table-cell>
          <table:table-cell office:value-type="float" office:value="-0.0629599988461" calcext:value-type="float">
            <text:p>-0.0629599988461</text:p>
          </table:table-cell>
          <table:table-cell office:value-type="float" office:value="0.0365700013936" calcext:value-type="float">
            <text:p>0.0365700013936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 office:value-type="float" office:value="-1.33405923843" calcext:value-type="float">
            <text:p>-1.33405923843</text:p>
          </table:table-cell>
          <table:table-cell office:value-type="float" office:value="-0.618469417095" calcext:value-type="float">
            <text:p>-0.618469417095</text:p>
          </table:table-cell>
          <table:table-cell office:value-type="float" office:value="-0.893956780434" calcext:value-type="float">
            <text:p>-0.893956780434</text:p>
          </table:table-cell>
          <table:table-cell/>
          <table:table-cell office:value-type="float" office:value="0.00258999993093" calcext:value-type="float">
            <text:p>0.00258999993093</text:p>
          </table:table-cell>
          <table:table-cell/>
          <table:table-cell office:value-type="float" office:value="6.20129489899" calcext:value-type="float">
            <text:p>6.20129489899</text:p>
          </table:table-cell>
          <table:table-cell table:number-columns-repeated="9"/>
        </table:table-row>
        <table:table-row table:style-name="ro1">
          <table:table-cell office:value-type="float" office:value="1.59186976674551E+018" calcext:value-type="float">
            <text:p>1.59186976674551E+018</text:p>
          </table:table-cell>
          <table:table-cell table:formula="of:=([.A273]-1.59186975110116E+018)*0.000000001" office:value-type="float" office:value="15.644342784" calcext:value-type="float">
            <text:p>15.644342784</text:p>
          </table:table-cell>
          <table:table-cell office:value-type="float" office:value="0.0667999982834" calcext:value-type="float">
            <text:p>0.0667999982834</text:p>
          </table:table-cell>
          <table:table-cell office:value-type="float" office:value="-0.0598400011659" calcext:value-type="float">
            <text:p>-0.0598400011659</text:p>
          </table:table-cell>
          <table:table-cell office:value-type="float" office:value="0.0296000000089" calcext:value-type="float">
            <text:p>0.0296000000089</text:p>
          </table:table-cell>
          <table:table-cell table:style-name="Default" office:value-type="float" office:value="-0.00034999998752" calcext:value-type="float">
            <text:p>-0.00034999998752</text:p>
          </table:table-cell>
          <table:table-cell office:value-type="float" office:value="-1.3359619379" calcext:value-type="float">
            <text:p>-1.3359619379</text:p>
          </table:table-cell>
          <table:table-cell office:value-type="float" office:value="-0.62112981081" calcext:value-type="float">
            <text:p>-0.62112981081</text:p>
          </table:table-cell>
          <table:table-cell office:value-type="float" office:value="-0.894234538078" calcext:value-type="float">
            <text:p>-0.894234538078</text:p>
          </table:table-cell>
          <table:table-cell/>
          <table:table-cell office:value-type="float" office:value="-0.00258000008762" calcext:value-type="float">
            <text:p>-0.00258000008762</text:p>
          </table:table-cell>
          <table:table-cell/>
          <table:table-cell office:value-type="float" office:value="6.19870996475" calcext:value-type="float">
            <text:p>6.19870996475</text:p>
          </table:table-cell>
          <table:table-cell table:number-columns-repeated="9"/>
        </table:table-row>
        <table:table-row table:style-name="ro1">
          <table:table-cell office:value-type="float" office:value="1.59186976679757E+018" calcext:value-type="float">
            <text:p>1.59186976679757E+018</text:p>
          </table:table-cell>
          <table:table-cell table:formula="of:=([.A274]-1.59186975110116E+018)*0.000000001" office:value-type="float" office:value="15.696406016" calcext:value-type="float">
            <text:p>15.696406016</text:p>
          </table:table-cell>
          <table:table-cell office:value-type="float" office:value="0.0551000013947" calcext:value-type="float">
            <text:p>0.0551000013947</text:p>
          </table:table-cell>
          <table:table-cell office:value-type="float" office:value="-0.0507499985397" calcext:value-type="float">
            <text:p>-0.0507499985397</text:p>
          </table:table-cell>
          <table:table-cell office:value-type="float" office:value="0.0215099994093" calcext:value-type="float">
            <text:p>0.0215099994093</text:p>
          </table:table-cell>
          <table:table-cell table:style-name="Default" office:value-type="float" office:value="-0.000300000014249" calcext:value-type="float">
            <text:p>-0.000300000014249</text:p>
          </table:table-cell>
          <table:table-cell office:value-type="float" office:value="-1.33426296711" calcext:value-type="float">
            <text:p>-1.33426296711</text:p>
          </table:table-cell>
          <table:table-cell office:value-type="float" office:value="-0.624443054199" calcext:value-type="float">
            <text:p>-0.624443054199</text:p>
          </table:table-cell>
          <table:table-cell office:value-type="float" office:value="-0.894202828407" calcext:value-type="float">
            <text:p>-0.894202828407</text:p>
          </table:table-cell>
          <table:table-cell/>
          <table:table-cell office:value-type="float" office:value="-0.018200000748" calcext:value-type="float">
            <text:p>-0.018200000748</text:p>
          </table:table-cell>
          <table:table-cell/>
          <table:table-cell office:value-type="float" office:value="6.19089984894" calcext:value-type="float">
            <text:p>6.19089984894</text:p>
          </table:table-cell>
          <table:table-cell table:number-columns-repeated="9"/>
        </table:table-row>
        <table:table-row table:style-name="ro1">
          <table:table-cell office:value-type="float" office:value="1.59186976684925E+018" calcext:value-type="float">
            <text:p>1.59186976684925E+018</text:p>
          </table:table-cell>
          <table:table-cell table:formula="of:=([.A275]-1.59186975110116E+018)*0.000000001" office:value-type="float" office:value="15.748082176" calcext:value-type="float">
            <text:p>15.748082176</text:p>
          </table:table-cell>
          <table:table-cell office:value-type="float" office:value="0.0414999984205" calcext:value-type="float">
            <text:p>0.0414999984205</text:p>
          </table:table-cell>
          <table:table-cell office:value-type="float" office:value="-0.0371700003743" calcext:value-type="float">
            <text:p>-0.0371700003743</text:p>
          </table:table-cell>
          <table:table-cell office:value-type="float" office:value="0.0183899998665" calcext:value-type="float">
            <text:p>0.018389999866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1.33130443096" calcext:value-type="float">
            <text:p>-1.33130443096</text:p>
          </table:table-cell>
          <table:table-cell office:value-type="float" office:value="-0.624175429344" calcext:value-type="float">
            <text:p>-0.624175429344</text:p>
          </table:table-cell>
          <table:table-cell office:value-type="float" office:value="-0.894010066986" calcext:value-type="float">
            <text:p>-0.894010066986</text:p>
          </table:table-cell>
          <table:table-cell/>
          <table:table-cell office:value-type="float" office:value="-0.0436200015247" calcext:value-type="float">
            <text:p>-0.0436200015247</text:p>
          </table:table-cell>
          <table:table-cell/>
          <table:table-cell office:value-type="float" office:value="6.17819023132" calcext:value-type="float">
            <text:p>6.17819023132</text:p>
          </table:table-cell>
          <table:table-cell table:number-columns-repeated="9"/>
        </table:table-row>
        <table:table-row table:style-name="ro1">
          <table:table-cell office:value-type="float" office:value="1.59186976690122E+018" calcext:value-type="float">
            <text:p>1.59186976690122E+018</text:p>
          </table:table-cell>
          <table:table-cell table:formula="of:=([.A276]-1.59186975110116E+018)*0.000000001" office:value-type="float" office:value="15.800050944" calcext:value-type="float">
            <text:p>15.800050944</text:p>
          </table:table-cell>
          <table:table-cell office:value-type="float" office:value="0.0326000005007" calcext:value-type="float">
            <text:p>0.0326000005007</text:p>
          </table:table-cell>
          <table:table-cell office:value-type="float" office:value="-0.0266999993473" calcext:value-type="float">
            <text:p>-0.0266999993473</text:p>
          </table:table-cell>
          <table:table-cell office:value-type="float" office:value="0.0186599995941" calcext:value-type="float">
            <text:p>0.0186599995941</text:p>
          </table:table-cell>
          <table:table-cell table:style-name="Default" office:value-type="float" office:value="0.000289999996312" calcext:value-type="float">
            <text:p>0.000289999996312</text:p>
          </table:table-cell>
          <table:table-cell office:value-type="float" office:value="-1.32926690578" calcext:value-type="float">
            <text:p>-1.32926690578</text:p>
          </table:table-cell>
          <table:table-cell office:value-type="float" office:value="-0.622328877449" calcext:value-type="float">
            <text:p>-0.622328877449</text:p>
          </table:table-cell>
          <table:table-cell office:value-type="float" office:value="-0.89384418726" calcext:value-type="float">
            <text:p>-0.89384418726</text:p>
          </table:table-cell>
          <table:table-cell/>
          <table:table-cell office:value-type="float" office:value="-0.0637700036168" calcext:value-type="float">
            <text:p>-0.0637700036168</text:p>
          </table:table-cell>
          <table:table-cell/>
          <table:table-cell office:value-type="float" office:value="6.16811513901" calcext:value-type="float">
            <text:p>6.16811513901</text:p>
          </table:table-cell>
          <table:table-cell table:number-columns-repeated="9"/>
        </table:table-row>
        <table:table-row table:style-name="ro1">
          <table:table-cell office:value-type="float" office:value="1.59186976695548E+018" calcext:value-type="float">
            <text:p>1.59186976695548E+018</text:p>
          </table:table-cell>
          <table:table-cell table:formula="of:=([.A277]-1.59186975110116E+018)*0.000000001" office:value-type="float" office:value="15.854312704" calcext:value-type="float">
            <text:p>15.854312704</text:p>
          </table:table-cell>
          <table:table-cell office:value-type="float" office:value="0.0289999991655" calcext:value-type="float">
            <text:p>0.0289999991655</text:p>
          </table:table-cell>
          <table:table-cell office:value-type="float" office:value="-0.0186999998987" calcext:value-type="float">
            <text:p>-0.0186999998987</text:p>
          </table:table-cell>
          <table:table-cell office:value-type="float" office:value="0.0221400000155" calcext:value-type="float">
            <text:p>0.0221400000155</text:p>
          </table:table-cell>
          <table:table-cell office:value-type="float" office:value="-0.0000700000018696" calcext:value-type="float">
            <text:p>-7.00E-05</text:p>
          </table:table-cell>
          <table:table-cell office:value-type="float" office:value="-1.32868754864" calcext:value-type="float">
            <text:p>-1.32868754864</text:p>
          </table:table-cell>
          <table:table-cell office:value-type="float" office:value="-0.618629157543" calcext:value-type="float">
            <text:p>-0.618629157543</text:p>
          </table:table-cell>
          <table:table-cell office:value-type="float" office:value="-0.894024729729" calcext:value-type="float">
            <text:p>-0.894024729729</text:p>
          </table:table-cell>
          <table:table-cell/>
          <table:table-cell office:value-type="float" office:value="-0.0759100019932" calcext:value-type="float">
            <text:p>-0.0759100019932</text:p>
          </table:table-cell>
          <table:table-cell/>
          <table:table-cell office:value-type="float" office:value="6.16204500198" calcext:value-type="float">
            <text:p>6.16204500198</text:p>
          </table:table-cell>
          <table:table-cell table:number-columns-repeated="9"/>
        </table:table-row>
        <table:table-row table:style-name="ro1">
          <table:table-cell office:value-type="float" office:value="1.59186976700754E+018" calcext:value-type="float">
            <text:p>1.59186976700754E+018</text:p>
          </table:table-cell>
          <table:table-cell table:formula="of:=([.A278]-1.59186975110116E+018)*0.000000001" office:value-type="float" office:value="15.906377728" calcext:value-type="float">
            <text:p>15.906377728</text:p>
          </table:table-cell>
          <table:table-cell office:value-type="float" office:value="0.0293000005186" calcext:value-type="float">
            <text:p>0.0293000005186</text:p>
          </table:table-cell>
          <table:table-cell office:value-type="float" office:value="-0.0125700002536" calcext:value-type="float">
            <text:p>-0.0125700002536</text:p>
          </table:table-cell>
          <table:table-cell office:value-type="float" office:value="0.0265200007707" calcext:value-type="float">
            <text:p>0.0265200007707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1.32881605625" calcext:value-type="float">
            <text:p>-1.32881605625</text:p>
          </table:table-cell>
          <table:table-cell office:value-type="float" office:value="-0.614546537399" calcext:value-type="float">
            <text:p>-0.614546537399</text:p>
          </table:table-cell>
          <table:table-cell office:value-type="float" office:value="-0.894014596939" calcext:value-type="float">
            <text:p>-0.894014596939</text:p>
          </table:table-cell>
          <table:table-cell/>
          <table:table-cell office:value-type="float" office:value="-0.0815799981356" calcext:value-type="float">
            <text:p>-0.0815799981356</text:p>
          </table:table-cell>
          <table:table-cell/>
          <table:table-cell office:value-type="float" office:value="6.15921020508" calcext:value-type="float">
            <text:p>6.15921020508</text:p>
          </table:table-cell>
          <table:table-cell table:number-columns-repeated="9"/>
        </table:table-row>
        <table:table-row table:style-name="ro1">
          <table:table-cell office:value-type="float" office:value="1.59186976705961E+018" calcext:value-type="float">
            <text:p>1.59186976705961E+018</text:p>
          </table:table-cell>
          <table:table-cell table:formula="of:=([.A279]-1.59186975110116E+018)*0.000000001" office:value-type="float" office:value="15.958450176" calcext:value-type="float">
            <text:p>15.958450176</text:p>
          </table:table-cell>
          <table:table-cell office:value-type="float" office:value="0.0277999993414" calcext:value-type="float">
            <text:p>0.0277999993414</text:p>
          </table:table-cell>
          <table:table-cell office:value-type="float" office:value="-0.00265999999829" calcext:value-type="float">
            <text:p>-0.00265999999829</text:p>
          </table:table-cell>
          <table:table-cell office:value-type="float" office:value="0.0276599992067" calcext:value-type="float">
            <text:p>0.0276599992067</text:p>
          </table:table-cell>
          <table:table-cell table:style-name="Default" office:value-type="float" office:value="0.000199999994948" calcext:value-type="float">
            <text:p>0.000199999994948</text:p>
          </table:table-cell>
          <table:table-cell office:value-type="float" office:value="-1.32889914513" calcext:value-type="float">
            <text:p>-1.32889914513</text:p>
          </table:table-cell>
          <table:table-cell office:value-type="float" office:value="-0.610587477684" calcext:value-type="float">
            <text:p>-0.610587477684</text:p>
          </table:table-cell>
          <table:table-cell office:value-type="float" office:value="-0.894020795822" calcext:value-type="float">
            <text:p>-0.894020795822</text:p>
          </table:table-cell>
          <table:table-cell/>
          <table:table-cell office:value-type="float" office:value="-0.0948799997568" calcext:value-type="float">
            <text:p>-0.0948799997568</text:p>
          </table:table-cell>
          <table:table-cell/>
          <table:table-cell office:value-type="float" office:value="6.15256023407" calcext:value-type="float">
            <text:p>6.15256023407</text:p>
          </table:table-cell>
          <table:table-cell table:number-columns-repeated="9"/>
        </table:table-row>
        <table:table-row table:style-name="ro1">
          <table:table-cell office:value-type="float" office:value="1.59186976711077E+018" calcext:value-type="float">
            <text:p>1.59186976711077E+018</text:p>
          </table:table-cell>
          <table:table-cell table:formula="of:=([.A280]-1.59186975110116E+018)*0.000000001" office:value-type="float" office:value="16.009604864" calcext:value-type="float">
            <text:p>16.009604864</text:p>
          </table:table-cell>
          <table:table-cell office:value-type="float" office:value="0.0287999995053" calcext:value-type="float">
            <text:p>0.0287999995053</text:p>
          </table:table-cell>
          <table:table-cell office:value-type="float" office:value="-0.000479999987874" calcext:value-type="float">
            <text:p>-0.000479999987874</text:p>
          </table:table-cell>
          <table:table-cell office:value-type="float" office:value="0.0287699997425" calcext:value-type="float">
            <text:p>0.028769999742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32900118828" calcext:value-type="float">
            <text:p>-1.32900118828</text:p>
          </table:table-cell>
          <table:table-cell office:value-type="float" office:value="-0.606219351292" calcext:value-type="float">
            <text:p>-0.606219351292</text:p>
          </table:table-cell>
          <table:table-cell office:value-type="float" office:value="-0.894010841846" calcext:value-type="float">
            <text:p>-0.894010841846</text:p>
          </table:table-cell>
          <table:table-cell/>
          <table:table-cell office:value-type="float" office:value="-0.0912199988961" calcext:value-type="float">
            <text:p>-0.0912199988961</text:p>
          </table:table-cell>
          <table:table-cell/>
          <table:table-cell office:value-type="float" office:value="6.15438985825" calcext:value-type="float">
            <text:p>6.15438985825</text:p>
          </table:table-cell>
          <table:table-cell table:number-columns-repeated="9"/>
        </table:table-row>
        <table:table-row table:style-name="ro1">
          <table:table-cell office:value-type="float" office:value="1.5918697671628E+018" calcext:value-type="float">
            <text:p>1.5918697671628E+018</text:p>
          </table:table-cell>
          <table:table-cell table:formula="of:=([.A281]-1.59186975110116E+018)*0.000000001" office:value-type="float" office:value="16.061636096" calcext:value-type="float">
            <text:p>16.061636096</text:p>
          </table:table-cell>
          <table:table-cell office:value-type="float" office:value="0.0304000005126" calcext:value-type="float">
            <text:p>0.0304000005126</text:p>
          </table:table-cell>
          <table:table-cell office:value-type="float" office:value="0.00279000005685" calcext:value-type="float">
            <text:p>0.00279000005685</text:p>
          </table:table-cell>
          <table:table-cell office:value-type="float" office:value="0.0303099993616" calcext:value-type="float">
            <text:p>0.0303099993616</text:p>
          </table:table-cell>
          <table:table-cell table:style-name="Default" office:value-type="float" office:value="-0.000140000003739" calcext:value-type="float">
            <text:p>-0.000140000003739</text:p>
          </table:table-cell>
          <table:table-cell office:value-type="float" office:value="-1.32945668697" calcext:value-type="float">
            <text:p>-1.32945668697</text:p>
          </table:table-cell>
          <table:table-cell office:value-type="float" office:value="-0.602429270744" calcext:value-type="float">
            <text:p>-0.602429270744</text:p>
          </table:table-cell>
          <table:table-cell office:value-type="float" office:value="-0.893880665302" calcext:value-type="float">
            <text:p>-0.893880665302</text:p>
          </table:table-cell>
          <table:table-cell/>
          <table:table-cell office:value-type="float" office:value="-0.0866300016642" calcext:value-type="float">
            <text:p>-0.0866300016642</text:p>
          </table:table-cell>
          <table:table-cell/>
          <table:table-cell office:value-type="float" office:value="6.15668487549" calcext:value-type="float">
            <text:p>6.15668487549</text:p>
          </table:table-cell>
          <table:table-cell table:number-columns-repeated="9"/>
        </table:table-row>
        <table:table-row table:style-name="ro1">
          <table:table-cell office:value-type="float" office:value="1.59186976721469E+018" calcext:value-type="float">
            <text:p>1.59186976721469E+018</text:p>
          </table:table-cell>
          <table:table-cell table:formula="of:=([.A282]-1.59186975110116E+018)*0.000000001" office:value-type="float" office:value="16.113524992" calcext:value-type="float">
            <text:p>16.113524992</text:p>
          </table:table-cell>
          <table:table-cell office:value-type="float" office:value="0.0368999987841" calcext:value-type="float">
            <text:p>0.0368999987841</text:p>
          </table:table-cell>
          <table:table-cell office:value-type="float" office:value="0.00496000004932" calcext:value-type="float">
            <text:p>0.00496000004932</text:p>
          </table:table-cell>
          <table:table-cell office:value-type="float" office:value="0.0366099998355" calcext:value-type="float">
            <text:p>0.0366099998355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 office:value-type="float" office:value="-1.33146727085" calcext:value-type="float">
            <text:p>-1.33146727085</text:p>
          </table:table-cell>
          <table:table-cell office:value-type="float" office:value="-0.59933423996" calcext:value-type="float">
            <text:p>-0.59933423996</text:p>
          </table:table-cell>
          <table:table-cell office:value-type="float" office:value="-0.893900632858" calcext:value-type="float">
            <text:p>-0.893900632858</text:p>
          </table:table-cell>
          <table:table-cell/>
          <table:table-cell office:value-type="float" office:value="-0.0686800032854" calcext:value-type="float">
            <text:p>-0.0686800032854</text:p>
          </table:table-cell>
          <table:table-cell/>
          <table:table-cell office:value-type="float" office:value="6.16565990448" calcext:value-type="float">
            <text:p>6.16565990448</text:p>
          </table:table-cell>
          <table:table-cell table:number-columns-repeated="9"/>
        </table:table-row>
        <table:table-row table:style-name="ro1">
          <table:table-cell office:value-type="float" office:value="1.59186976726596E+018" calcext:value-type="float">
            <text:p>1.59186976726596E+018</text:p>
          </table:table-cell>
          <table:table-cell table:formula="of:=([.A283]-1.59186975110116E+018)*0.000000001" office:value-type="float" office:value="16.1648" calcext:value-type="float">
            <text:p>16.1648</text:p>
          </table:table-cell>
          <table:table-cell office:value-type="float" office:value="0.0434000007808" calcext:value-type="float">
            <text:p>0.0434000007808</text:p>
          </table:table-cell>
          <table:table-cell office:value-type="float" office:value="0.00233000004664" calcext:value-type="float">
            <text:p>0.00233000004664</text:p>
          </table:table-cell>
          <table:table-cell office:value-type="float" office:value="0.043299999088" calcext:value-type="float">
            <text:p>0.043299999088</text:p>
          </table:table-cell>
          <table:table-cell table:style-name="Default" office:value-type="float" office:value="0.000469999999041" calcext:value-type="float">
            <text:p>0.000469999999041</text:p>
          </table:table-cell>
          <table:table-cell office:value-type="float" office:value="-1.33474981785" calcext:value-type="float">
            <text:p>-1.33474981785</text:p>
          </table:table-cell>
          <table:table-cell office:value-type="float" office:value="-0.598595678806" calcext:value-type="float">
            <text:p>-0.598595678806</text:p>
          </table:table-cell>
          <table:table-cell office:value-type="float" office:value="-0.893989145756" calcext:value-type="float">
            <text:p>-0.893989145756</text:p>
          </table:table-cell>
          <table:table-cell/>
          <table:table-cell office:value-type="float" office:value="-0.0449599996209" calcext:value-type="float">
            <text:p>-0.0449599996209</text:p>
          </table:table-cell>
          <table:table-cell/>
          <table:table-cell office:value-type="float" office:value="6.17751979828" calcext:value-type="float">
            <text:p>6.17751979828</text:p>
          </table:table-cell>
          <table:table-cell table:number-columns-repeated="9"/>
        </table:table-row>
        <table:table-row table:style-name="ro1">
          <table:table-cell office:value-type="float" office:value="1.59186976731723E+018" calcext:value-type="float">
            <text:p>1.59186976731723E+018</text:p>
          </table:table-cell>
          <table:table-cell table:formula="of:=([.A284]-1.59186975110116E+018)*0.000000001" office:value-type="float" office:value="16.216066048" calcext:value-type="float">
            <text:p>16.216066048</text:p>
          </table:table-cell>
          <table:table-cell office:value-type="float" office:value="0.0449000000954" calcext:value-type="float">
            <text:p>0.0449000000954</text:p>
          </table:table-cell>
          <table:table-cell office:value-type="float" office:value="-0.0035800000187" calcext:value-type="float">
            <text:p>-0.0035800000187</text:p>
          </table:table-cell>
          <table:table-cell office:value-type="float" office:value="0.0447800010443" calcext:value-type="float">
            <text:p>0.0447800010443</text:p>
          </table:table-cell>
          <table:table-cell table:style-name="Default" office:value-type="float" office:value="-0.000130000000354" calcext:value-type="float">
            <text:p>-0.000130000000354</text:p>
          </table:table-cell>
          <table:table-cell office:value-type="float" office:value="-1.33612072468" calcext:value-type="float">
            <text:p>-1.33612072468</text:p>
          </table:table-cell>
          <table:table-cell office:value-type="float" office:value="-0.601174354553" calcext:value-type="float">
            <text:p>-0.601174354553</text:p>
          </table:table-cell>
          <table:table-cell office:value-type="float" office:value="-0.894270479679" calcext:value-type="float">
            <text:p>-0.894270479679</text:p>
          </table:table-cell>
          <table:table-cell/>
          <table:table-cell office:value-type="float" office:value="-0.0196299999952" calcext:value-type="float">
            <text:p>-0.0196299999952</text:p>
          </table:table-cell>
          <table:table-cell/>
          <table:table-cell office:value-type="float" office:value="6.19018507004" calcext:value-type="float">
            <text:p>6.19018507004</text:p>
          </table:table-cell>
          <table:table-cell table:number-columns-repeated="9"/>
        </table:table-row>
        <table:table-row table:style-name="ro1">
          <table:table-cell office:value-type="float" office:value="1.59186976736928E+018" calcext:value-type="float">
            <text:p>1.59186976736928E+018</text:p>
          </table:table-cell>
          <table:table-cell table:formula="of:=([.A285]-1.59186975110116E+018)*0.000000001" office:value-type="float" office:value="16.268116992" calcext:value-type="float">
            <text:p>16.268116992</text:p>
          </table:table-cell>
          <table:table-cell office:value-type="float" office:value="0.0388000011444" calcext:value-type="float">
            <text:p>0.0388000011444</text:p>
          </table:table-cell>
          <table:table-cell office:value-type="float" office:value="-0.00600000005215" calcext:value-type="float">
            <text:p>-0.00600000005215</text:p>
          </table:table-cell>
          <table:table-cell office:value-type="float" office:value="0.0383000001311" calcext:value-type="float">
            <text:p>0.0383000001311</text:p>
          </table:table-cell>
          <table:table-cell table:style-name="Default" office:value-type="float" office:value="-0.000390000001062" calcext:value-type="float">
            <text:p>-0.000390000001062</text:p>
          </table:table-cell>
          <table:table-cell office:value-type="float" office:value="-1.33442211151" calcext:value-type="float">
            <text:p>-1.33442211151</text:p>
          </table:table-cell>
          <table:table-cell office:value-type="float" office:value="-0.604256868362" calcext:value-type="float">
            <text:p>-0.604256868362</text:p>
          </table:table-cell>
          <table:table-cell office:value-type="float" office:value="-0.894210338593" calcext:value-type="float">
            <text:p>-0.894210338593</text:p>
          </table:table-cell>
          <table:table-cell/>
          <table:table-cell office:value-type="float" office:value="-0.00518999993801" calcext:value-type="float">
            <text:p>-0.00518999993801</text:p>
          </table:table-cell>
          <table:table-cell/>
          <table:table-cell office:value-type="float" office:value="6.19740486145" calcext:value-type="float">
            <text:p>6.19740486145</text:p>
          </table:table-cell>
          <table:table-cell table:number-columns-repeated="9"/>
        </table:table-row>
        <table:table-row table:style-name="ro1">
          <table:table-cell office:value-type="float" office:value="1.59186976742125E+018" calcext:value-type="float">
            <text:p>1.59186976742125E+018</text:p>
          </table:table-cell>
          <table:table-cell table:formula="of:=([.A286]-1.59186975110116E+018)*0.000000001" office:value-type="float" office:value="16.320082944" calcext:value-type="float">
            <text:p>16.320082944</text:p>
          </table:table-cell>
          <table:table-cell office:value-type="float" office:value="0.0337000004947" calcext:value-type="float">
            <text:p>0.0337000004947</text:p>
          </table:table-cell>
          <table:table-cell office:value-type="float" office:value="-0.00352000002749" calcext:value-type="float">
            <text:p>-0.00352000002749</text:p>
          </table:table-cell>
          <table:table-cell office:value-type="float" office:value="0.0335399992764" calcext:value-type="float">
            <text:p>0.0335399992764</text:p>
          </table:table-cell>
          <table:table-cell table:style-name="Default" office:value-type="float" office:value="-0.000360000005458" calcext:value-type="float">
            <text:p>-0.000360000005458</text:p>
          </table:table-cell>
          <table:table-cell office:value-type="float" office:value="-1.33109748363" calcext:value-type="float">
            <text:p>-1.33109748363</text:p>
          </table:table-cell>
          <table:table-cell office:value-type="float" office:value="-0.604886829853" calcext:value-type="float">
            <text:p>-0.604886829853</text:p>
          </table:table-cell>
          <table:table-cell office:value-type="float" office:value="-0.89403116703" calcext:value-type="float">
            <text:p>-0.89403116703</text:p>
          </table:table-cell>
          <table:table-cell/>
          <table:table-cell office:value-type="float" office:value="0.00212000007741" calcext:value-type="float">
            <text:p>0.00212000007741</text:p>
          </table:table-cell>
          <table:table-cell/>
          <table:table-cell office:value-type="float" office:value="6.20105981827" calcext:value-type="float">
            <text:p>6.20105981827</text:p>
          </table:table-cell>
          <table:table-cell table:number-columns-repeated="9"/>
        </table:table-row>
        <table:table-row table:style-name="ro1">
          <table:table-cell office:value-type="float" office:value="1.59186976747316E+018" calcext:value-type="float">
            <text:p>1.59186976747316E+018</text:p>
          </table:table-cell>
          <table:table-cell table:formula="of:=([.A287]-1.59186975110116E+018)*0.000000001" office:value-type="float" office:value="16.3719936" calcext:value-type="float">
            <text:p>16.3719936</text:p>
          </table:table-cell>
          <table:table-cell office:value-type="float" office:value="0.0322000011802" calcext:value-type="float">
            <text:p>0.0322000011802</text:p>
          </table:table-cell>
          <table:table-cell office:value-type="float" office:value="-0.00124999997206" calcext:value-type="float">
            <text:p>-0.00124999997206</text:p>
          </table:table-cell>
          <table:table-cell office:value-type="float" office:value="0.0322099998593" calcext:value-type="float">
            <text:p>0.0322099998593</text:p>
          </table:table-cell>
          <table:table-cell table:style-name="Default" office:value-type="float" office:value="0.000119999996969" calcext:value-type="float">
            <text:p>0.000119999996969</text:p>
          </table:table-cell>
          <table:table-cell office:value-type="float" office:value="-1.32933223248" calcext:value-type="float">
            <text:p>-1.32933223248</text:p>
          </table:table-cell>
          <table:table-cell office:value-type="float" office:value="-0.601953148842" calcext:value-type="float">
            <text:p>-0.601953148842</text:p>
          </table:table-cell>
          <table:table-cell office:value-type="float" office:value="-0.89396160841" calcext:value-type="float">
            <text:p>-0.89396160841</text:p>
          </table:table-cell>
          <table:table-cell/>
          <table:table-cell office:value-type="float" office:value="0.00618000002578" calcext:value-type="float">
            <text:p>0.00618000002578</text:p>
          </table:table-cell>
          <table:table-cell/>
          <table:table-cell office:value-type="float" office:value="6.20309019089" calcext:value-type="float">
            <text:p>6.20309019089</text:p>
          </table:table-cell>
          <table:table-cell table:number-columns-repeated="9"/>
        </table:table-row>
        <table:table-row table:style-name="ro1">
          <table:table-cell office:value-type="float" office:value="1.5918697675251E+018" calcext:value-type="float">
            <text:p>1.5918697675251E+018</text:p>
          </table:table-cell>
          <table:table-cell table:formula="of:=([.A288]-1.59186975110116E+018)*0.000000001" office:value-type="float" office:value="16.423939072" calcext:value-type="float">
            <text:p>16.423939072</text:p>
          </table:table-cell>
          <table:table-cell office:value-type="float" office:value="0.0322999991477" calcext:value-type="float">
            <text:p>0.0322999991477</text:p>
          </table:table-cell>
          <table:table-cell office:value-type="float" office:value="0.00142999994569" calcext:value-type="float">
            <text:p>0.00142999994569</text:p>
          </table:table-cell>
          <table:table-cell office:value-type="float" office:value="0.0322399996221" calcext:value-type="float">
            <text:p>0.0322399996221</text:p>
          </table:table-cell>
          <table:table-cell table:style-name="Default" office:value-type="float" office:value="-0.000300000014249" calcext:value-type="float">
            <text:p>-0.000300000014249</text:p>
          </table:table-cell>
          <table:table-cell office:value-type="float" office:value="-1.32807612419" calcext:value-type="float">
            <text:p>-1.32807612419</text:p>
          </table:table-cell>
          <table:table-cell office:value-type="float" office:value="-0.597859382629" calcext:value-type="float">
            <text:p>-0.597859382629</text:p>
          </table:table-cell>
          <table:table-cell office:value-type="float" office:value="-0.894168257713" calcext:value-type="float">
            <text:p>-0.894168257713</text:p>
          </table:table-cell>
          <table:table-cell/>
          <table:table-cell office:value-type="float" office:value="0.00579999992624" calcext:value-type="float">
            <text:p>0.00579999992624</text:p>
          </table:table-cell>
          <table:table-cell/>
          <table:table-cell office:value-type="float" office:value="6.20289993286" calcext:value-type="float">
            <text:p>6.20289993286</text:p>
          </table:table-cell>
          <table:table-cell table:number-columns-repeated="9"/>
        </table:table-row>
        <table:table-row table:style-name="ro1">
          <table:table-cell office:value-type="float" office:value="1.59186976757797E+018" calcext:value-type="float">
            <text:p>1.59186976757797E+018</text:p>
          </table:table-cell>
          <table:table-cell table:formula="of:=([.A289]-1.59186975110116E+018)*0.000000001" office:value-type="float" office:value="16.476804864" calcext:value-type="float">
            <text:p>16.476804864</text:p>
          </table:table-cell>
          <table:table-cell office:value-type="float" office:value="0.0308999996632" calcext:value-type="float">
            <text:p>0.0308999996632</text:p>
          </table:table-cell>
          <table:table-cell office:value-type="float" office:value="0.00640999991447" calcext:value-type="float">
            <text:p>0.00640999991447</text:p>
          </table:table-cell>
          <table:table-cell office:value-type="float" office:value="0.0302399992943" calcext:value-type="float">
            <text:p>0.0302399992943</text:p>
          </table:table-cell>
          <table:table-cell table:style-name="Default" office:value-type="float" office:value="-0.000190000006114" calcext:value-type="float">
            <text:p>-0.000190000006114</text:p>
          </table:table-cell>
          <table:table-cell office:value-type="float" office:value="-1.32557880878" calcext:value-type="float">
            <text:p>-1.32557880878</text:p>
          </table:table-cell>
          <table:table-cell office:value-type="float" office:value="-0.594914734364" calcext:value-type="float">
            <text:p>-0.594914734364</text:p>
          </table:table-cell>
          <table:table-cell office:value-type="float" office:value="-0.894119977951" calcext:value-type="float">
            <text:p>-0.894119977951</text:p>
          </table:table-cell>
          <table:table-cell/>
          <table:table-cell office:value-type="float" office:value="0.00597999989986" calcext:value-type="float">
            <text:p>0.00597999989986</text:p>
          </table:table-cell>
          <table:table-cell/>
          <table:table-cell office:value-type="float" office:value="6.20299005508" calcext:value-type="float">
            <text:p>6.20299005508</text:p>
          </table:table-cell>
          <table:table-cell table:number-columns-repeated="9"/>
        </table:table-row>
        <table:table-row table:style-name="ro1">
          <table:table-cell office:value-type="float" office:value="1.59186976763E+018" calcext:value-type="float">
            <text:p>1.59186976763E+018</text:p>
          </table:table-cell>
          <table:table-cell table:formula="of:=([.A290]-1.59186975110116E+018)*0.000000001" office:value-type="float" office:value="16.528836864" calcext:value-type="float">
            <text:p>16.528836864</text:p>
          </table:table-cell>
          <table:table-cell office:value-type="float" office:value="0.0289999991655" calcext:value-type="float">
            <text:p>0.0289999991655</text:p>
          </table:table-cell>
          <table:table-cell office:value-type="float" office:value="0.0133899999782" calcext:value-type="float">
            <text:p>0.0133899999782</text:p>
          </table:table-cell>
          <table:table-cell office:value-type="float" office:value="0.0257500000298" calcext:value-type="float">
            <text:p>0.0257500000298</text:p>
          </table:table-cell>
          <table:table-cell table:style-name="Default" office:value-type="float" office:value="-0.000190000006114" calcext:value-type="float">
            <text:p>-0.000190000006114</text:p>
          </table:table-cell>
          <table:table-cell office:value-type="float" office:value="-1.32204985619" calcext:value-type="float">
            <text:p>-1.32204985619</text:p>
          </table:table-cell>
          <table:table-cell office:value-type="float" office:value="-0.592850267887" calcext:value-type="float">
            <text:p>-0.592850267887</text:p>
          </table:table-cell>
          <table:table-cell office:value-type="float" office:value="-0.894108176231" calcext:value-type="float">
            <text:p>-0.894108176231</text:p>
          </table:table-cell>
          <table:table-cell/>
          <table:table-cell office:value-type="float" office:value="0.000390000001062" calcext:value-type="float">
            <text:p>0.000390000001062</text:p>
          </table:table-cell>
          <table:table-cell/>
          <table:table-cell office:value-type="float" office:value="6.20019483566" calcext:value-type="float">
            <text:p>6.20019483566</text:p>
          </table:table-cell>
          <table:table-cell table:number-columns-repeated="9"/>
        </table:table-row>
        <table:table-row table:style-name="ro1">
          <table:table-cell office:value-type="float" office:value="1.59186976768296E+018" calcext:value-type="float">
            <text:p>1.59186976768296E+018</text:p>
          </table:table-cell>
          <table:table-cell table:formula="of:=([.A291]-1.59186975110116E+018)*0.000000001" office:value-type="float" office:value="16.581792256" calcext:value-type="float">
            <text:p>16.581792256</text:p>
          </table:table-cell>
          <table:table-cell office:value-type="float" office:value="0.0300999991596" calcext:value-type="float">
            <text:p>0.0300999991596</text:p>
          </table:table-cell>
          <table:table-cell office:value-type="float" office:value="0.0206300001591" calcext:value-type="float">
            <text:p>0.0206300001591</text:p>
          </table:table-cell>
          <table:table-cell office:value-type="float" office:value="0.0219599995762" calcext:value-type="float">
            <text:p>0.0219599995762</text:p>
          </table:table-cell>
          <table:table-cell table:style-name="Default" office:value-type="float" office:value="-0.000300000014249" calcext:value-type="float">
            <text:p>-0.000300000014249</text:p>
          </table:table-cell>
          <table:table-cell office:value-type="float" office:value="-1.3187276125" calcext:value-type="float">
            <text:p>-1.3187276125</text:p>
          </table:table-cell>
          <table:table-cell office:value-type="float" office:value="-0.591007649899" calcext:value-type="float">
            <text:p>-0.591007649899</text:p>
          </table:table-cell>
          <table:table-cell office:value-type="float" office:value="-0.894034445286" calcext:value-type="float">
            <text:p>-0.894034445286</text:p>
          </table:table-cell>
          <table:table-cell/>
          <table:table-cell office:value-type="float" office:value="-0.000579999992624" calcext:value-type="float">
            <text:p>-0.000579999992624</text:p>
          </table:table-cell>
          <table:table-cell/>
          <table:table-cell office:value-type="float" office:value="6.19970989227" calcext:value-type="float">
            <text:p>6.19970989227</text:p>
          </table:table-cell>
          <table:table-cell table:number-columns-repeated="9"/>
        </table:table-row>
        <table:table-row table:style-name="ro1">
          <table:table-cell office:value-type="float" office:value="1.5918697677349E+018" calcext:value-type="float">
            <text:p>1.5918697677349E+018</text:p>
          </table:table-cell>
          <table:table-cell table:formula="of:=([.A292]-1.59186975110116E+018)*0.000000001" office:value-type="float" office:value="16.633732608" calcext:value-type="float">
            <text:p>16.633732608</text:p>
          </table:table-cell>
          <table:table-cell office:value-type="float" office:value="0.0362999998033" calcext:value-type="float">
            <text:p>0.0362999998033</text:p>
          </table:table-cell>
          <table:table-cell office:value-type="float" office:value="0.0293300002813" calcext:value-type="float">
            <text:p>0.0293300002813</text:p>
          </table:table-cell>
          <table:table-cell office:value-type="float" office:value="0.0214000009" calcext:value-type="float">
            <text:p>0.0214000009</text:p>
          </table:table-cell>
          <table:table-cell table:style-name="Default" office:value-type="float" office:value="-0.000590000010561" calcext:value-type="float">
            <text:p>-0.000590000010561</text:p>
          </table:table-cell>
          <table:table-cell office:value-type="float" office:value="-1.31620693207" calcext:value-type="float">
            <text:p>-1.31620693207</text:p>
          </table:table-cell>
          <table:table-cell office:value-type="float" office:value="-0.588199615479" calcext:value-type="float">
            <text:p>-0.588199615479</text:p>
          </table:table-cell>
          <table:table-cell office:value-type="float" office:value="-0.894206285477" calcext:value-type="float">
            <text:p>-0.894206285477</text:p>
          </table:table-cell>
          <table:table-cell/>
          <table:table-cell office:value-type="float" office:value="-0.00115000002552" calcext:value-type="float">
            <text:p>-0.00115000002552</text:p>
          </table:table-cell>
          <table:table-cell/>
          <table:table-cell office:value-type="float" office:value="6.19942522049" calcext:value-type="float">
            <text:p>6.19942522049</text:p>
          </table:table-cell>
          <table:table-cell table:number-columns-repeated="9"/>
        </table:table-row>
        <table:table-row table:style-name="ro1">
          <table:table-cell office:value-type="float" office:value="1.59186976778696E+018" calcext:value-type="float">
            <text:p>1.59186976778696E+018</text:p>
          </table:table-cell>
          <table:table-cell table:formula="of:=([.A293]-1.59186975110116E+018)*0.000000001" office:value-type="float" office:value="16.685796864" calcext:value-type="float">
            <text:p>16.685796864</text:p>
          </table:table-cell>
          <table:table-cell office:value-type="float" office:value="0.047800000757" calcext:value-type="float">
            <text:p>0.047800000757</text:p>
          </table:table-cell>
          <table:table-cell office:value-type="float" office:value="0.0413700006902" calcext:value-type="float">
            <text:p>0.0413700006902</text:p>
          </table:table-cell>
          <table:table-cell office:value-type="float" office:value="0.0238899998367" calcext:value-type="float">
            <text:p>0.0238899998367</text:p>
          </table:table-cell>
          <table:table-cell table:style-name="Default" office:value-type="float" office:value="-0.000319999991916" calcext:value-type="float">
            <text:p>-0.000319999991916</text:p>
          </table:table-cell>
          <table:table-cell office:value-type="float" office:value="-1.3131955862" calcext:value-type="float">
            <text:p>-1.3131955862</text:p>
          </table:table-cell>
          <table:table-cell office:value-type="float" office:value="-0.586149156094" calcext:value-type="float">
            <text:p>-0.586149156094</text:p>
          </table:table-cell>
          <table:table-cell office:value-type="float" office:value="-0.894155740738" calcext:value-type="float">
            <text:p>-0.894155740738</text:p>
          </table:table-cell>
          <table:table-cell/>
          <table:table-cell office:value-type="float" office:value="0.00844999961555" calcext:value-type="float">
            <text:p>0.00844999961555</text:p>
          </table:table-cell>
          <table:table-cell/>
          <table:table-cell office:value-type="float" office:value="6.20422506332" calcext:value-type="float">
            <text:p>6.20422506332</text:p>
          </table:table-cell>
          <table:table-cell table:number-columns-repeated="9"/>
        </table:table-row>
        <table:table-row table:style-name="ro1">
          <table:table-cell office:value-type="float" office:value="1.59186976783816E+018" calcext:value-type="float">
            <text:p>1.59186976783816E+018</text:p>
          </table:table-cell>
          <table:table-cell table:formula="of:=([.A294]-1.59186975110116E+018)*0.000000001" office:value-type="float" office:value="16.736997888" calcext:value-type="float">
            <text:p>16.736997888</text:p>
          </table:table-cell>
          <table:table-cell office:value-type="float" office:value="0.0588000006974" calcext:value-type="float">
            <text:p>0.0588000006974</text:p>
          </table:table-cell>
          <table:table-cell office:value-type="float" office:value="0.0509600006044" calcext:value-type="float">
            <text:p>0.0509600006044</text:p>
          </table:table-cell>
          <table:table-cell office:value-type="float" office:value="0.0294100008905" calcext:value-type="float">
            <text:p>0.0294100008905</text:p>
          </table:table-cell>
          <table:table-cell table:style-name="Default" office:value-type="float" office:value="0.000419999996666" calcext:value-type="float">
            <text:p>0.000419999996666</text:p>
          </table:table-cell>
          <table:table-cell office:value-type="float" office:value="-1.3095728159" calcext:value-type="float">
            <text:p>-1.3095728159</text:p>
          </table:table-cell>
          <table:table-cell office:value-type="float" office:value="-0.585853219032" calcext:value-type="float">
            <text:p>-0.585853219032</text:p>
          </table:table-cell>
          <table:table-cell office:value-type="float" office:value="-0.894052267075" calcext:value-type="float">
            <text:p>-0.894052267075</text:p>
          </table:table-cell>
          <table:table-cell/>
          <table:table-cell office:value-type="float" office:value="0.0266800001264" calcext:value-type="float">
            <text:p>0.0266800001264</text:p>
          </table:table-cell>
          <table:table-cell/>
          <table:table-cell office:value-type="float" office:value="6.2133398056" calcext:value-type="float">
            <text:p>6.2133398056</text:p>
          </table:table-cell>
          <table:table-cell table:number-columns-repeated="9"/>
        </table:table-row>
        <table:table-row table:style-name="ro1">
          <table:table-cell office:value-type="float" office:value="1.59186976789088E+018" calcext:value-type="float">
            <text:p>1.59186976789088E+018</text:p>
          </table:table-cell>
          <table:table-cell table:formula="of:=([.A295]-1.59186975110116E+018)*0.000000001" office:value-type="float" office:value="16.789714688" calcext:value-type="float">
            <text:p>16.789714688</text:p>
          </table:table-cell>
          <table:table-cell office:value-type="float" office:value="0.0653000026941" calcext:value-type="float">
            <text:p>0.0653000026941</text:p>
          </table:table-cell>
          <table:table-cell office:value-type="float" office:value="0.0538000017405" calcext:value-type="float">
            <text:p>0.0538000017405</text:p>
          </table:table-cell>
          <table:table-cell office:value-type="float" office:value="0.0370899997652" calcext:value-type="float">
            <text:p>0.0370899997652</text:p>
          </table:table-cell>
          <table:table-cell office:value-type="float" office:value="0.0000700000018696" calcext:value-type="float">
            <text:p>7.00E-05</text:p>
          </table:table-cell>
          <table:table-cell office:value-type="float" office:value="-1.30636191368" calcext:value-type="float">
            <text:p>-1.30636191368</text:p>
          </table:table-cell>
          <table:table-cell office:value-type="float" office:value="-0.584909558296" calcext:value-type="float">
            <text:p>-0.584909558296</text:p>
          </table:table-cell>
          <table:table-cell office:value-type="float" office:value="-0.894174396992" calcext:value-type="float">
            <text:p>-0.894174396992</text:p>
          </table:table-cell>
          <table:table-cell/>
          <table:table-cell office:value-type="float" office:value="0.0508100017905" calcext:value-type="float">
            <text:p>0.0508100017905</text:p>
          </table:table-cell>
          <table:table-cell/>
          <table:table-cell office:value-type="float" office:value="6.22540521622" calcext:value-type="float">
            <text:p>6.22540521622</text:p>
          </table:table-cell>
          <table:table-cell table:number-columns-repeated="9"/>
        </table:table-row>
        <table:table-row table:style-name="ro1">
          <table:table-cell office:value-type="float" office:value="1.59186976794241E+018" calcext:value-type="float">
            <text:p>1.59186976794241E+018</text:p>
          </table:table-cell>
          <table:table-cell table:formula="of:=([.A296]-1.59186975110116E+018)*0.000000001" office:value-type="float" office:value="16.841247744" calcext:value-type="float">
            <text:p>16.841247744</text:p>
          </table:table-cell>
          <table:table-cell office:value-type="float" office:value="0.0680000036955" calcext:value-type="float">
            <text:p>0.0680000036955</text:p>
          </table:table-cell>
          <table:table-cell office:value-type="float" office:value="0.0538900010288" calcext:value-type="float">
            <text:p>0.0538900010288</text:p>
          </table:table-cell>
          <table:table-cell office:value-type="float" office:value="0.0414300002158" calcext:value-type="float">
            <text:p>0.0414300002158</text:p>
          </table:table-cell>
          <table:table-cell table:style-name="Default" office:value-type="float" office:value="-0.000269999989541" calcext:value-type="float">
            <text:p>-0.000269999989541</text:p>
          </table:table-cell>
          <table:table-cell office:value-type="float" office:value="-1.30301082134" calcext:value-type="float">
            <text:p>-1.30301082134</text:p>
          </table:table-cell>
          <table:table-cell office:value-type="float" office:value="-0.583293020725" calcext:value-type="float">
            <text:p>-0.583293020725</text:p>
          </table:table-cell>
          <table:table-cell office:value-type="float" office:value="-0.894172489643" calcext:value-type="float">
            <text:p>-0.894172489643</text:p>
          </table:table-cell>
          <table:table-cell/>
          <table:table-cell office:value-type="float" office:value="0.0658100023866" calcext:value-type="float">
            <text:p>0.0658100023866</text:p>
          </table:table-cell>
          <table:table-cell/>
          <table:table-cell office:value-type="float" office:value="6.23290491104" calcext:value-type="float">
            <text:p>6.23290491104</text:p>
          </table:table-cell>
          <table:table-cell table:number-columns-repeated="9"/>
        </table:table-row>
        <table:table-row table:style-name="ro1">
          <table:table-cell office:value-type="float" office:value="1.591869768044E+018" calcext:value-type="float">
            <text:p>1.591869768044E+018</text:p>
          </table:table-cell>
          <table:table-cell table:formula="of:=([.A297]-1.59186975110116E+018)*0.000000001" office:value-type="float" office:value="16.942834688" calcext:value-type="float">
            <text:p>16.942834688</text:p>
          </table:table-cell>
          <table:table-cell office:value-type="float" office:value="0.0705000013113" calcext:value-type="float">
            <text:p>0.0705000013113</text:p>
          </table:table-cell>
          <table:table-cell office:value-type="float" office:value="0.0592000000179" calcext:value-type="float">
            <text:p>0.0592000000179</text:p>
          </table:table-cell>
          <table:table-cell office:value-type="float" office:value="0.0383000001311" calcext:value-type="float">
            <text:p>0.0383000001311</text:p>
          </table:table-cell>
          <table:table-cell table:style-name="Default" office:value-type="float" office:value="-0.000360000005458" calcext:value-type="float">
            <text:p>-0.000360000005458</text:p>
          </table:table-cell>
          <table:table-cell office:value-type="float" office:value="-1.29554080963" calcext:value-type="float">
            <text:p>-1.29554080963</text:p>
          </table:table-cell>
          <table:table-cell office:value-type="float" office:value="-0.580091893673" calcext:value-type="float">
            <text:p>-0.580091893673</text:p>
          </table:table-cell>
          <table:table-cell office:value-type="float" office:value="-0.894166111946" calcext:value-type="float">
            <text:p>-0.894166111946</text:p>
          </table:table-cell>
          <table:table-cell/>
          <table:table-cell office:value-type="float" office:value="0.067089997232" calcext:value-type="float">
            <text:p>0.067089997232</text:p>
          </table:table-cell>
          <table:table-cell/>
          <table:table-cell office:value-type="float" office:value="6.23354482651" calcext:value-type="float">
            <text:p>6.23354482651</text:p>
          </table:table-cell>
          <table:table-cell table:number-columns-repeated="9"/>
        </table:table-row>
        <table:table-row table:style-name="ro1">
          <table:table-cell office:value-type="float" office:value="1.59186976809646E+018" calcext:value-type="float">
            <text:p>1.59186976809646E+018</text:p>
          </table:table-cell>
          <table:table-cell table:formula="of:=([.A298]-1.59186975110116E+018)*0.000000001" office:value-type="float" office:value="16.99529984" calcext:value-type="float">
            <text:p>16.99529984</text:p>
          </table:table-cell>
          <table:table-cell office:value-type="float" office:value="0.0719000026584" calcext:value-type="float">
            <text:p>0.0719000026584</text:p>
          </table:table-cell>
          <table:table-cell office:value-type="float" office:value="0.0636299997568" calcext:value-type="float">
            <text:p>0.0636299997568</text:p>
          </table:table-cell>
          <table:table-cell office:value-type="float" office:value="0.0333900004625" calcext:value-type="float">
            <text:p>0.033390000462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1.29172194004" calcext:value-type="float">
            <text:p>-1.29172194004</text:p>
          </table:table-cell>
          <table:table-cell office:value-type="float" office:value="-0.578779876232" calcext:value-type="float">
            <text:p>-0.578779876232</text:p>
          </table:table-cell>
          <table:table-cell office:value-type="float" office:value="-0.894150316715" calcext:value-type="float">
            <text:p>-0.894150316715</text:p>
          </table:table-cell>
          <table:table-cell/>
          <table:table-cell office:value-type="float" office:value="0.0693100020289" calcext:value-type="float">
            <text:p>0.0693100020289</text:p>
          </table:table-cell>
          <table:table-cell/>
          <table:table-cell office:value-type="float" office:value="6.23465490341" calcext:value-type="float">
            <text:p>6.23465490341</text:p>
          </table:table-cell>
          <table:table-cell table:number-columns-repeated="9"/>
        </table:table-row>
        <table:table-row table:style-name="ro1">
          <table:table-cell office:value-type="float" office:value="1.59186976814853E+018" calcext:value-type="float">
            <text:p>1.59186976814853E+018</text:p>
          </table:table-cell>
          <table:table-cell table:formula="of:=([.A299]-1.59186975110116E+018)*0.000000001" office:value-type="float" office:value="17.047364096" calcext:value-type="float">
            <text:p>17.047364096</text:p>
          </table:table-cell>
          <table:table-cell office:value-type="float" office:value="0.0732000023127" calcext:value-type="float">
            <text:p>0.0732000023127</text:p>
          </table:table-cell>
          <table:table-cell office:value-type="float" office:value="0.0665799975395" calcext:value-type="float">
            <text:p>0.0665799975395</text:p>
          </table:table-cell>
          <table:table-cell office:value-type="float" office:value="0.0304300002754" calcext:value-type="float">
            <text:p>0.0304300002754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-1.28758955002" calcext:value-type="float">
            <text:p>-1.28758955002</text:p>
          </table:table-cell>
          <table:table-cell office:value-type="float" office:value="-0.577552378178" calcext:value-type="float">
            <text:p>-0.577552378178</text:p>
          </table:table-cell>
          <table:table-cell office:value-type="float" office:value="-0.894145846367" calcext:value-type="float">
            <text:p>-0.894145846367</text:p>
          </table:table-cell>
          <table:table-cell/>
          <table:table-cell office:value-type="float" office:value="0.0741399973631" calcext:value-type="float">
            <text:p>0.0741399973631</text:p>
          </table:table-cell>
          <table:table-cell/>
          <table:table-cell office:value-type="float" office:value="6.23707008362" calcext:value-type="float">
            <text:p>6.23707008362</text:p>
          </table:table-cell>
          <table:table-cell table:number-columns-repeated="9"/>
        </table:table-row>
        <table:table-row table:style-name="ro1">
          <table:table-cell office:value-type="float" office:value="1.59186976819972E+018" calcext:value-type="float">
            <text:p>1.59186976819972E+018</text:p>
          </table:table-cell>
          <table:table-cell table:formula="of:=([.A300]-1.59186975110116E+018)*0.000000001" office:value-type="float" office:value="17.098554112" calcext:value-type="float">
            <text:p>17.098554112</text:p>
          </table:table-cell>
          <table:table-cell office:value-type="float" office:value="0.0729999989271" calcext:value-type="float">
            <text:p>0.0729999989271</text:p>
          </table:table-cell>
          <table:table-cell office:value-type="float" office:value="0.0672200024128" calcext:value-type="float">
            <text:p>0.0672200024128</text:p>
          </table:table-cell>
          <table:table-cell office:value-type="float" office:value="0.0284700002521" calcext:value-type="float">
            <text:p>0.0284700002521</text:p>
          </table:table-cell>
          <table:table-cell office:value-type="float" office:value="-0.0000599999984843" calcext:value-type="float">
            <text:p>-6.00E-05</text:p>
          </table:table-cell>
          <table:table-cell office:value-type="float" office:value="-1.2837549448" calcext:value-type="float">
            <text:p>-1.2837549448</text:p>
          </table:table-cell>
          <table:table-cell office:value-type="float" office:value="-0.576628506184" calcext:value-type="float">
            <text:p>-0.576628506184</text:p>
          </table:table-cell>
          <table:table-cell office:value-type="float" office:value="-0.894140779972" calcext:value-type="float">
            <text:p>-0.894140779972</text:p>
          </table:table-cell>
          <table:table-cell/>
          <table:table-cell office:value-type="float" office:value="0.0772299990058" calcext:value-type="float">
            <text:p>0.0772299990058</text:p>
          </table:table-cell>
          <table:table-cell/>
          <table:table-cell office:value-type="float" office:value="6.23861503601" calcext:value-type="float">
            <text:p>6.23861503601</text:p>
          </table:table-cell>
          <table:table-cell table:number-columns-repeated="9"/>
        </table:table-row>
        <table:table-row table:style-name="ro1">
          <table:table-cell office:value-type="float" office:value="1.5918697682525E+018" calcext:value-type="float">
            <text:p>1.5918697682525E+018</text:p>
          </table:table-cell>
          <table:table-cell table:formula="of:=([.A301]-1.59186975110116E+018)*0.000000001" office:value-type="float" office:value="17.151333888" calcext:value-type="float">
            <text:p>17.151333888</text:p>
          </table:table-cell>
          <table:table-cell office:value-type="float" office:value="0.0738999992609" calcext:value-type="float">
            <text:p>0.0738999992609</text:p>
          </table:table-cell>
          <table:table-cell office:value-type="float" office:value="0.0688399970531" calcext:value-type="float">
            <text:p>0.0688399970531</text:p>
          </table:table-cell>
          <table:table-cell office:value-type="float" office:value="0.0267500001937" calcext:value-type="float">
            <text:p>0.0267500001937</text:p>
          </table:table-cell>
          <table:table-cell table:style-name="Default" office:value-type="float" office:value="-0.000140000003739" calcext:value-type="float">
            <text:p>-0.000140000003739</text:p>
          </table:table-cell>
          <table:table-cell office:value-type="float" office:value="-1.27952051163" calcext:value-type="float">
            <text:p>-1.27952051163</text:p>
          </table:table-cell>
          <table:table-cell office:value-type="float" office:value="-0.575769901276" calcext:value-type="float">
            <text:p>-0.575769901276</text:p>
          </table:table-cell>
          <table:table-cell office:value-type="float" office:value="-0.894112348557" calcext:value-type="float">
            <text:p>-0.894112348557</text:p>
          </table:table-cell>
          <table:table-cell/>
          <table:table-cell office:value-type="float" office:value="0.07689999789" calcext:value-type="float">
            <text:p>0.07689999789</text:p>
          </table:table-cell>
          <table:table-cell/>
          <table:table-cell office:value-type="float" office:value="6.23845005035" calcext:value-type="float">
            <text:p>6.23845005035</text:p>
          </table:table-cell>
          <table:table-cell table:number-columns-repeated="9"/>
        </table:table-row>
        <table:table-row table:style-name="ro1">
          <table:table-cell office:value-type="float" office:value="1.59186976830444E+018" calcext:value-type="float">
            <text:p>1.59186976830444E+018</text:p>
          </table:table-cell>
          <table:table-cell table:formula="of:=([.A302]-1.59186975110116E+018)*0.000000001" office:value-type="float" office:value="17.2032768" calcext:value-type="float">
            <text:p>17.2032768</text:p>
          </table:table-cell>
          <table:table-cell office:value-type="float" office:value="0.0734999999404" calcext:value-type="float">
            <text:p>0.0734999999404</text:p>
          </table:table-cell>
          <table:table-cell office:value-type="float" office:value="0.0705500021577" calcext:value-type="float">
            <text:p>0.0705500021577</text:p>
          </table:table-cell>
          <table:table-cell office:value-type="float" office:value="0.020530000329" calcext:value-type="float">
            <text:p>0.020530000329</text:p>
          </table:table-cell>
          <table:table-cell table:style-name="Default" office:value-type="float" office:value="0.000399999989895" calcext:value-type="float">
            <text:p>0.000399999989895</text:p>
          </table:table-cell>
          <table:table-cell office:value-type="float" office:value="-1.27602386475" calcext:value-type="float">
            <text:p>-1.27602386475</text:p>
          </table:table-cell>
          <table:table-cell office:value-type="float" office:value="-0.576505899429" calcext:value-type="float">
            <text:p>-0.576505899429</text:p>
          </table:table-cell>
          <table:table-cell office:value-type="float" office:value="-0.893975913525" calcext:value-type="float">
            <text:p>-0.893975913525</text:p>
          </table:table-cell>
          <table:table-cell/>
          <table:table-cell office:value-type="float" office:value="0.0653200000525" calcext:value-type="float">
            <text:p>0.0653200000525</text:p>
          </table:table-cell>
          <table:table-cell/>
          <table:table-cell office:value-type="float" office:value="6.23265981674" calcext:value-type="float">
            <text:p>6.23265981674</text:p>
          </table:table-cell>
          <table:table-cell table:number-columns-repeated="9"/>
        </table:table-row>
        <table:table-row table:style-name="ro1">
          <table:table-cell office:value-type="float" office:value="1.59186976835642E+018" calcext:value-type="float">
            <text:p>1.59186976835642E+018</text:p>
          </table:table-cell>
          <table:table-cell table:formula="of:=([.A303]-1.59186975110116E+018)*0.000000001" office:value-type="float" office:value="17.255258112" calcext:value-type="float">
            <text:p>17.255258112</text:p>
          </table:table-cell>
          <table:table-cell office:value-type="float" office:value="0.0684999972582" calcext:value-type="float">
            <text:p>0.0684999972582</text:p>
          </table:table-cell>
          <table:table-cell office:value-type="float" office:value="0.0675899982452" calcext:value-type="float">
            <text:p>0.0675899982452</text:p>
          </table:table-cell>
          <table:table-cell office:value-type="float" office:value="0.0109000001103" calcext:value-type="float">
            <text:p>0.0109000001103</text:p>
          </table:table-cell>
          <table:table-cell table:style-name="Default" office:value-type="float" office:value="0.000469999999041" calcext:value-type="float">
            <text:p>0.000469999999041</text:p>
          </table:table-cell>
          <table:table-cell office:value-type="float" office:value="-1.27470469475" calcext:value-type="float">
            <text:p>-1.27470469475</text:p>
          </table:table-cell>
          <table:table-cell office:value-type="float" office:value="-0.579939484596" calcext:value-type="float">
            <text:p>-0.579939484596</text:p>
          </table:table-cell>
          <table:table-cell office:value-type="float" office:value="-0.893886566162" calcext:value-type="float">
            <text:p>-0.893886566162</text:p>
          </table:table-cell>
          <table:table-cell/>
          <table:table-cell office:value-type="float" office:value="0.0363500006497" calcext:value-type="float">
            <text:p>0.0363500006497</text:p>
          </table:table-cell>
          <table:table-cell/>
          <table:table-cell office:value-type="float" office:value="6.21817493439" calcext:value-type="float">
            <text:p>6.21817493439</text:p>
          </table:table-cell>
          <table:table-cell table:number-columns-repeated="9"/>
        </table:table-row>
        <table:table-row table:style-name="ro1">
          <table:table-cell office:value-type="float" office:value="1.59186976840841E+018" calcext:value-type="float">
            <text:p>1.59186976840841E+018</text:p>
          </table:table-cell>
          <table:table-cell table:formula="of:=([.A304]-1.59186975110116E+018)*0.000000001" office:value-type="float" office:value="17.307246848" calcext:value-type="float">
            <text:p>17.307246848</text:p>
          </table:table-cell>
          <table:table-cell office:value-type="float" office:value="0.0577000007033" calcext:value-type="float">
            <text:p>0.0577000007033</text:p>
          </table:table-cell>
          <table:table-cell office:value-type="float" office:value="0.0574299991131" calcext:value-type="float">
            <text:p>0.0574299991131</text:p>
          </table:table-cell>
          <table:table-cell office:value-type="float" office:value="0.0060100001283" calcext:value-type="float">
            <text:p>0.0060100001283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1.27682542801" calcext:value-type="float">
            <text:p>-1.27682542801</text:p>
          </table:table-cell>
          <table:table-cell office:value-type="float" office:value="-0.582427442074" calcext:value-type="float">
            <text:p>-0.582427442074</text:p>
          </table:table-cell>
          <table:table-cell office:value-type="float" office:value="-0.894071578979" calcext:value-type="float">
            <text:p>-0.894071578979</text:p>
          </table:table-cell>
          <table:table-cell/>
          <table:table-cell office:value-type="float" office:value="-0.00193000002764" calcext:value-type="float">
            <text:p>-0.00193000002764</text:p>
          </table:table-cell>
          <table:table-cell/>
          <table:table-cell office:value-type="float" office:value="6.19903516769" calcext:value-type="float">
            <text:p>6.19903516769</text:p>
          </table:table-cell>
          <table:table-cell table:number-columns-repeated="9"/>
        </table:table-row>
        <table:table-row table:style-name="ro1">
          <table:table-cell office:value-type="float" office:value="1.59186976846047E+018" calcext:value-type="float">
            <text:p>1.59186976846047E+018</text:p>
          </table:table-cell>
          <table:table-cell table:formula="of:=([.A305]-1.59186975110116E+018)*0.000000001" office:value-type="float" office:value="17.359305216" calcext:value-type="float">
            <text:p>17.359305216</text:p>
          </table:table-cell>
          <table:table-cell office:value-type="float" office:value="0.0454999990761" calcext:value-type="float">
            <text:p>0.0454999990761</text:p>
          </table:table-cell>
          <table:table-cell office:value-type="float" office:value="0.0454600006342" calcext:value-type="float">
            <text:p>0.0454600006342</text:p>
          </table:table-cell>
          <table:table-cell office:value-type="float" office:value="0.00282000005245" calcext:value-type="float">
            <text:p>0.00282000005245</text:p>
          </table:table-cell>
          <table:table-cell office:value-type="float" office:value="0.0000599999984843" calcext:value-type="float">
            <text:p>6.00E-05</text:p>
          </table:table-cell>
          <table:table-cell office:value-type="float" office:value="-1.28046810627" calcext:value-type="float">
            <text:p>-1.28046810627</text:p>
          </table:table-cell>
          <table:table-cell office:value-type="float" office:value="-0.583302021027" calcext:value-type="float">
            <text:p>-0.583302021027</text:p>
          </table:table-cell>
          <table:table-cell office:value-type="float" office:value="-0.894139111042" calcext:value-type="float">
            <text:p>-0.894139111042</text:p>
          </table:table-cell>
          <table:table-cell/>
          <table:table-cell office:value-type="float" office:value="-0.0347599983215" calcext:value-type="float">
            <text:p>-0.0347599983215</text:p>
          </table:table-cell>
          <table:table-cell/>
          <table:table-cell office:value-type="float" office:value="6.18262004852" calcext:value-type="float">
            <text:p>6.18262004852</text:p>
          </table:table-cell>
          <table:table-cell table:number-columns-repeated="9"/>
        </table:table-row>
        <table:table-row table:style-name="ro1">
          <table:table-cell office:value-type="float" office:value="1.59186976851241E+018" calcext:value-type="float">
            <text:p>1.59186976851241E+018</text:p>
          </table:table-cell>
          <table:table-cell table:formula="of:=([.A306]-1.59186975110116E+018)*0.000000001" office:value-type="float" office:value="17.411250688" calcext:value-type="float">
            <text:p>17.411250688</text:p>
          </table:table-cell>
          <table:table-cell office:value-type="float" office:value="0.0320999994874" calcext:value-type="float">
            <text:p>0.0320999994874</text:p>
          </table:table-cell>
          <table:table-cell office:value-type="float" office:value="0.032049998641" calcext:value-type="float">
            <text:p>0.032049998641</text:p>
          </table:table-cell>
          <table:table-cell office:value-type="float" office:value="-0.00167000002693" calcext:value-type="float">
            <text:p>-0.0016700000269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2847443819" calcext:value-type="float">
            <text:p>-1.2847443819</text:p>
          </table:table-cell>
          <table:table-cell office:value-type="float" office:value="-0.584246754646" calcext:value-type="float">
            <text:p>-0.584246754646</text:p>
          </table:table-cell>
          <table:table-cell office:value-type="float" office:value="-0.894170165062" calcext:value-type="float">
            <text:p>-0.894170165062</text:p>
          </table:table-cell>
          <table:table-cell/>
          <table:table-cell office:value-type="float" office:value="-0.062980003655" calcext:value-type="float">
            <text:p>-0.062980003655</text:p>
          </table:table-cell>
          <table:table-cell/>
          <table:table-cell office:value-type="float" office:value="6.16850996017" calcext:value-type="float">
            <text:p>6.16850996017</text:p>
          </table:table-cell>
          <table:table-cell table:number-columns-repeated="9"/>
        </table:table-row>
        <table:table-row table:style-name="ro1">
          <table:table-cell office:value-type="float" office:value="1.59186976856425E+018" calcext:value-type="float">
            <text:p>1.59186976856425E+018</text:p>
          </table:table-cell>
          <table:table-cell table:formula="of:=([.A307]-1.59186975110116E+018)*0.000000001" office:value-type="float" office:value="17.463081984" calcext:value-type="float">
            <text:p>17.463081984</text:p>
          </table:table-cell>
          <table:table-cell office:value-type="float" office:value="0.0164000000805" calcext:value-type="float">
            <text:p>0.0164000000805</text:p>
          </table:table-cell>
          <table:table-cell office:value-type="float" office:value="0.0129500003532" calcext:value-type="float">
            <text:p>0.0129500003532</text:p>
          </table:table-cell>
          <table:table-cell office:value-type="float" office:value="-0.0100499996915" calcext:value-type="float">
            <text:p>-0.0100499996915</text:p>
          </table:table-cell>
          <table:table-cell office:value-type="float" office:value="0.0000599999984843" calcext:value-type="float">
            <text:p>6.00E-05</text:p>
          </table:table-cell>
          <table:table-cell office:value-type="float" office:value="-1.28880167007" calcext:value-type="float">
            <text:p>-1.28880167007</text:p>
          </table:table-cell>
          <table:table-cell office:value-type="float" office:value="-0.585318863392" calcext:value-type="float">
            <text:p>-0.585318863392</text:p>
          </table:table-cell>
          <table:table-cell office:value-type="float" office:value="-0.894133210182" calcext:value-type="float">
            <text:p>-0.894133210182</text:p>
          </table:table-cell>
          <table:table-cell/>
          <table:table-cell office:value-type="float" office:value="-0.103990003467" calcext:value-type="float">
            <text:p>-0.103990003467</text:p>
          </table:table-cell>
          <table:table-cell/>
          <table:table-cell office:value-type="float" office:value="6.1480050087" calcext:value-type="float">
            <text:p>6.1480050087</text:p>
          </table:table-cell>
          <table:table-cell table:number-columns-repeated="9"/>
        </table:table-row>
        <table:table-row table:style-name="ro1">
          <table:table-cell office:value-type="float" office:value="1.59186976861625E+018" calcext:value-type="float">
            <text:p>1.59186976861625E+018</text:p>
          </table:table-cell>
          <table:table-cell table:formula="of:=([.A308]-1.59186975110116E+018)*0.000000001" office:value-type="float" office:value="17.515083776" calcext:value-type="float">
            <text:p>17.515083776</text:p>
          </table:table-cell>
          <table:table-cell office:value-type="float" office:value="0.0153999999166" calcext:value-type="float">
            <text:p>0.0153999999166</text:p>
          </table:table-cell>
          <table:table-cell office:value-type="float" office:value="-0.00230000005104" calcext:value-type="float">
            <text:p>-0.00230000005104</text:p>
          </table:table-cell>
          <table:table-cell office:value-type="float" office:value="-0.0152200004086" calcext:value-type="float">
            <text:p>-0.0152200004086</text:p>
          </table:table-cell>
          <table:table-cell office:value-type="float" office:value="0.0000599999984843" calcext:value-type="float">
            <text:p>6.00E-05</text:p>
          </table:table-cell>
          <table:table-cell office:value-type="float" office:value="-1.29291939735" calcext:value-type="float">
            <text:p>-1.29291939735</text:p>
          </table:table-cell>
          <table:table-cell office:value-type="float" office:value="-0.586690843105" calcext:value-type="float">
            <text:p>-0.586690843105</text:p>
          </table:table-cell>
          <table:table-cell office:value-type="float" office:value="-0.894121170044" calcext:value-type="float">
            <text:p>-0.894121170044</text:p>
          </table:table-cell>
          <table:table-cell/>
          <table:table-cell office:value-type="float" office:value="-0.10869999975" calcext:value-type="float">
            <text:p>-0.10869999975</text:p>
          </table:table-cell>
          <table:table-cell/>
          <table:table-cell office:value-type="float" office:value="6.14564990997" calcext:value-type="float">
            <text:p>6.14564990997</text:p>
          </table:table-cell>
          <table:table-cell table:number-columns-repeated="9"/>
        </table:table-row>
        <table:table-row table:style-name="ro1">
          <table:table-cell office:value-type="float" office:value="1.59186976866823E+018" calcext:value-type="float">
            <text:p>1.59186976866823E+018</text:p>
          </table:table-cell>
          <table:table-cell table:formula="of:=([.A309]-1.59186975110116E+018)*0.000000001" office:value-type="float" office:value="17.567063808" calcext:value-type="float">
            <text:p>17.567063808</text:p>
          </table:table-cell>
          <table:table-cell office:value-type="float" office:value="0.0270000007004" calcext:value-type="float">
            <text:p>0.0270000007004</text:p>
          </table:table-cell>
          <table:table-cell office:value-type="float" office:value="-0.0176999997348" calcext:value-type="float">
            <text:p>-0.0176999997348</text:p>
          </table:table-cell>
          <table:table-cell office:value-type="float" office:value="-0.0204099994153" calcext:value-type="float">
            <text:p>-0.0204099994153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 office:value-type="float" office:value="-1.29678785801" calcext:value-type="float">
            <text:p>-1.29678785801</text:p>
          </table:table-cell>
          <table:table-cell office:value-type="float" office:value="-0.588159263134" calcext:value-type="float">
            <text:p>-0.588159263134</text:p>
          </table:table-cell>
          <table:table-cell office:value-type="float" office:value="-0.894086182117" calcext:value-type="float">
            <text:p>-0.894086182117</text:p>
          </table:table-cell>
          <table:table-cell/>
          <table:table-cell office:value-type="float" office:value="-0.0888999998569" calcext:value-type="float">
            <text:p>-0.0888999998569</text:p>
          </table:table-cell>
          <table:table-cell/>
          <table:table-cell office:value-type="float" office:value="6.15555000305" calcext:value-type="float">
            <text:p>6.15555000305</text:p>
          </table:table-cell>
          <table:table-cell table:number-columns-repeated="9"/>
        </table:table-row>
        <table:table-row table:style-name="ro1">
          <table:table-cell office:value-type="float" office:value="1.59186976872119E+018" calcext:value-type="float">
            <text:p>1.59186976872119E+018</text:p>
          </table:table-cell>
          <table:table-cell table:formula="of:=([.A310]-1.59186975110116E+018)*0.000000001" office:value-type="float" office:value="17.620023808" calcext:value-type="float">
            <text:p>17.620023808</text:p>
          </table:table-cell>
          <table:table-cell office:value-type="float" office:value="0.0412999987602" calcext:value-type="float">
            <text:p>0.0412999987602</text:p>
          </table:table-cell>
          <table:table-cell office:value-type="float" office:value="-0.0324500016868" calcext:value-type="float">
            <text:p>-0.0324500016868</text:p>
          </table:table-cell>
          <table:table-cell office:value-type="float" office:value="-0.025510000065" calcext:value-type="float">
            <text:p>-0.025510000065</text:p>
          </table:table-cell>
          <table:table-cell table:style-name="Default" office:value-type="float" office:value="0.000140000003739" calcext:value-type="float">
            <text:p>0.000140000003739</text:p>
          </table:table-cell>
          <table:table-cell office:value-type="float" office:value="-1.3006746769" calcext:value-type="float">
            <text:p>-1.3006746769</text:p>
          </table:table-cell>
          <table:table-cell office:value-type="float" office:value="-0.589930176735" calcext:value-type="float">
            <text:p>-0.589930176735</text:p>
          </table:table-cell>
          <table:table-cell office:value-type="float" office:value="-0.894068658352" calcext:value-type="float">
            <text:p>-0.894068658352</text:p>
          </table:table-cell>
          <table:table-cell/>
          <table:table-cell office:value-type="float" office:value="-0.0607899986207" calcext:value-type="float">
            <text:p>-0.0607899986207</text:p>
          </table:table-cell>
          <table:table-cell/>
          <table:table-cell office:value-type="float" office:value="6.16960477829" calcext:value-type="float">
            <text:p>6.16960477829</text:p>
          </table:table-cell>
          <table:table-cell table:number-columns-repeated="9"/>
        </table:table-row>
        <table:table-row table:style-name="ro1">
          <table:table-cell office:value-type="float" office:value="1.59186976877329E+018" calcext:value-type="float">
            <text:p>1.59186976877329E+018</text:p>
          </table:table-cell>
          <table:table-cell table:formula="of:=([.A311]-1.59186975110116E+018)*0.000000001" office:value-type="float" office:value="17.672125952" calcext:value-type="float">
            <text:p>17.672125952</text:p>
          </table:table-cell>
          <table:table-cell office:value-type="float" office:value="0.0564999990165" calcext:value-type="float">
            <text:p>0.0564999990165</text:p>
          </table:table-cell>
          <table:table-cell office:value-type="float" office:value="-0.0474399998784" calcext:value-type="float">
            <text:p>-0.0474399998784</text:p>
          </table:table-cell>
          <table:table-cell office:value-type="float" office:value="-0.0307700000703" calcext:value-type="float">
            <text:p>-0.0307700000703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30422842503" calcext:value-type="float">
            <text:p>-1.30422842503</text:p>
          </table:table-cell>
          <table:table-cell office:value-type="float" office:value="-0.591792583466" calcext:value-type="float">
            <text:p>-0.591792583466</text:p>
          </table:table-cell>
          <table:table-cell office:value-type="float" office:value="-0.894104540348" calcext:value-type="float">
            <text:p>-0.894104540348</text:p>
          </table:table-cell>
          <table:table-cell/>
          <table:table-cell office:value-type="float" office:value="-0.0334100015461" calcext:value-type="float">
            <text:p>-0.0334100015461</text:p>
          </table:table-cell>
          <table:table-cell/>
          <table:table-cell office:value-type="float" office:value="6.1832947731" calcext:value-type="float">
            <text:p>6.1832947731</text:p>
          </table:table-cell>
          <table:table-cell table:number-columns-repeated="9"/>
        </table:table-row>
        <table:table-row table:style-name="ro1">
          <table:table-cell office:value-type="float" office:value="1.59186976882535E+018" calcext:value-type="float">
            <text:p>1.59186976882535E+018</text:p>
          </table:table-cell>
          <table:table-cell table:formula="of:=([.A312]-1.59186975110116E+018)*0.000000001" office:value-type="float" office:value="17.724180992" calcext:value-type="float">
            <text:p>17.724180992</text:p>
          </table:table-cell>
          <table:table-cell office:value-type="float" office:value="0.0684999972582" calcext:value-type="float">
            <text:p>0.0684999972582</text:p>
          </table:table-cell>
          <table:table-cell office:value-type="float" office:value="-0.0593600012362" calcext:value-type="float">
            <text:p>-0.0593600012362</text:p>
          </table:table-cell>
          <table:table-cell office:value-type="float" office:value="-0.0342199988663" calcext:value-type="float">
            <text:p>-0.0342199988663</text:p>
          </table:table-cell>
          <table:table-cell office:value-type="float" office:value="-0.0000700000018696" calcext:value-type="float">
            <text:p>-7.00E-05</text:p>
          </table:table-cell>
          <table:table-cell office:value-type="float" office:value="-1.30694305897" calcext:value-type="float">
            <text:p>-1.30694305897</text:p>
          </table:table-cell>
          <table:table-cell office:value-type="float" office:value="-0.594328761101" calcext:value-type="float">
            <text:p>-0.594328761101</text:p>
          </table:table-cell>
          <table:table-cell office:value-type="float" office:value="-0.894011735916" calcext:value-type="float">
            <text:p>-0.894011735916</text:p>
          </table:table-cell>
          <table:table-cell/>
          <table:table-cell office:value-type="float" office:value="-0.00960000045598" calcext:value-type="float">
            <text:p>-0.00960000045598</text:p>
          </table:table-cell>
          <table:table-cell/>
          <table:table-cell office:value-type="float" office:value="6.19519996643" calcext:value-type="float">
            <text:p>6.19519996643</text:p>
          </table:table-cell>
          <table:table-cell table:number-columns-repeated="9"/>
        </table:table-row>
        <table:table-row table:style-name="ro1">
          <table:table-cell office:value-type="float" office:value="1.59186976887663E+018" calcext:value-type="float">
            <text:p>1.59186976887663E+018</text:p>
          </table:table-cell>
          <table:table-cell table:formula="of:=([.A313]-1.59186975110116E+018)*0.000000001" office:value-type="float" office:value="17.775469824" calcext:value-type="float">
            <text:p>17.775469824</text:p>
          </table:table-cell>
          <table:table-cell office:value-type="float" office:value="0.0746999979019" calcext:value-type="float">
            <text:p>0.0746999979019</text:p>
          </table:table-cell>
          <table:table-cell office:value-type="float" office:value="-0.0672999992967" calcext:value-type="float">
            <text:p>-0.0672999992967</text:p>
          </table:table-cell>
          <table:table-cell office:value-type="float" office:value="-0.0324999988079" calcext:value-type="float">
            <text:p>-0.0324999988079</text:p>
          </table:table-cell>
          <table:table-cell table:style-name="Default" office:value-type="float" office:value="-0.000209999998333" calcext:value-type="float">
            <text:p>-0.000209999998333</text:p>
          </table:table-cell>
          <table:table-cell office:value-type="float" office:value="-1.30971372128" calcext:value-type="float">
            <text:p>-1.30971372128</text:p>
          </table:table-cell>
          <table:table-cell office:value-type="float" office:value="-0.596844613552" calcext:value-type="float">
            <text:p>-0.596844613552</text:p>
          </table:table-cell>
          <table:table-cell office:value-type="float" office:value="-0.893995881081" calcext:value-type="float">
            <text:p>-0.893995881081</text:p>
          </table:table-cell>
          <table:table-cell/>
          <table:table-cell office:value-type="float" office:value="0.0119200004265" calcext:value-type="float">
            <text:p>0.0119200004265</text:p>
          </table:table-cell>
          <table:table-cell/>
          <table:table-cell office:value-type="float" office:value="6.20595979691" calcext:value-type="float">
            <text:p>6.20595979691</text:p>
          </table:table-cell>
          <table:table-cell table:number-columns-repeated="9"/>
        </table:table-row>
        <table:table-row table:style-name="ro1">
          <table:table-cell office:value-type="float" office:value="1.59186976892879E+018" calcext:value-type="float">
            <text:p>1.59186976892879E+018</text:p>
          </table:table-cell>
          <table:table-cell table:formula="of:=([.A314]-1.59186975110116E+018)*0.000000001" office:value-type="float" office:value="17.827621888" calcext:value-type="float">
            <text:p>17.827621888</text:p>
          </table:table-cell>
          <table:table-cell office:value-type="float" office:value="0.075900003314" calcext:value-type="float">
            <text:p>0.075900003314</text:p>
          </table:table-cell>
          <table:table-cell office:value-type="float" office:value="-0.0700400024652" calcext:value-type="float">
            <text:p>-0.0700400024652</text:p>
          </table:table-cell>
          <table:table-cell office:value-type="float" office:value="-0.0292799994349" calcext:value-type="float">
            <text:p>-0.0292799994349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31327342987" calcext:value-type="float">
            <text:p>-1.31327342987</text:p>
          </table:table-cell>
          <table:table-cell office:value-type="float" office:value="-0.59766626358" calcext:value-type="float">
            <text:p>-0.59766626358</text:p>
          </table:table-cell>
          <table:table-cell office:value-type="float" office:value="-0.894068598747" calcext:value-type="float">
            <text:p>-0.894068598747</text:p>
          </table:table-cell>
          <table:table-cell/>
          <table:table-cell office:value-type="float" office:value="0.0349700003862" calcext:value-type="float">
            <text:p>0.0349700003862</text:p>
          </table:table-cell>
          <table:table-cell/>
          <table:table-cell office:value-type="float" office:value="6.21748495102" calcext:value-type="float">
            <text:p>6.21748495102</text:p>
          </table:table-cell>
          <table:table-cell table:number-columns-repeated="9"/>
        </table:table-row>
        <table:table-row table:style-name="ro1">
          <table:table-cell office:value-type="float" office:value="1.59186976897997E+018" calcext:value-type="float">
            <text:p>1.59186976897997E+018</text:p>
          </table:table-cell>
          <table:table-cell table:formula="of:=([.A315]-1.59186975110116E+018)*0.000000001" office:value-type="float" office:value="17.878809088" calcext:value-type="float">
            <text:p>17.878809088</text:p>
          </table:table-cell>
          <table:table-cell office:value-type="float" office:value="0.0758000016212" calcext:value-type="float">
            <text:p>0.0758000016212</text:p>
          </table:table-cell>
          <table:table-cell office:value-type="float" office:value="-0.0701199993491" calcext:value-type="float">
            <text:p>-0.0701199993491</text:p>
          </table:table-cell>
          <table:table-cell office:value-type="float" office:value="-0.0288600008935" calcext:value-type="float">
            <text:p>-0.0288600008935</text:p>
          </table:table-cell>
          <table:table-cell table:style-name="Default" office:value-type="float" office:value="0.000289999996312" calcext:value-type="float">
            <text:p>0.000289999996312</text:p>
          </table:table-cell>
          <table:table-cell office:value-type="float" office:value="-1.31689476967" calcext:value-type="float">
            <text:p>-1.31689476967</text:p>
          </table:table-cell>
          <table:table-cell office:value-type="float" office:value="-0.598292648792" calcext:value-type="float">
            <text:p>-0.598292648792</text:p>
          </table:table-cell>
          <table:table-cell office:value-type="float" office:value="-0.893988549709" calcext:value-type="float">
            <text:p>-0.893988549709</text:p>
          </table:table-cell>
          <table:table-cell/>
          <table:table-cell office:value-type="float" office:value="0.0583200007677" calcext:value-type="float">
            <text:p>0.0583200007677</text:p>
          </table:table-cell>
          <table:table-cell/>
          <table:table-cell office:value-type="float" office:value="6.229159832" calcext:value-type="float">
            <text:p>6.229159832</text:p>
          </table:table-cell>
          <table:table-cell table:number-columns-repeated="9"/>
        </table:table-row>
        <table:table-row table:style-name="ro1">
          <table:table-cell office:value-type="float" office:value="1.59186976903116E+018" calcext:value-type="float">
            <text:p>1.59186976903116E+018</text:p>
          </table:table-cell>
          <table:table-cell table:formula="of:=([.A316]-1.59186975110116E+018)*0.000000001" office:value-type="float" office:value="17.929991168" calcext:value-type="float">
            <text:p>17.929991168</text:p>
          </table:table-cell>
          <table:table-cell office:value-type="float" office:value="0.0741999968886" calcext:value-type="float">
            <text:p>0.0741999968886</text:p>
          </table:table-cell>
          <table:table-cell office:value-type="float" office:value="-0.0679600015283" calcext:value-type="float">
            <text:p>-0.0679600015283</text:p>
          </table:table-cell>
          <table:table-cell office:value-type="float" office:value="-0.0298399999738" calcext:value-type="float">
            <text:p>-0.0298399999738</text:p>
          </table:table-cell>
          <table:table-cell table:style-name="Default" office:value-type="float" office:value="0.000289999996312" calcext:value-type="float">
            <text:p>0.000289999996312</text:p>
          </table:table-cell>
          <table:table-cell office:value-type="float" office:value="-1.31999802589" calcext:value-type="float">
            <text:p>-1.31999802589</text:p>
          </table:table-cell>
          <table:table-cell office:value-type="float" office:value="-0.599723577499" calcext:value-type="float">
            <text:p>-0.599723577499</text:p>
          </table:table-cell>
          <table:table-cell office:value-type="float" office:value="-0.894019663334" calcext:value-type="float">
            <text:p>-0.894019663334</text:p>
          </table:table-cell>
          <table:table-cell/>
          <table:table-cell office:value-type="float" office:value="0.0811600014567" calcext:value-type="float">
            <text:p>0.0811600014567</text:p>
          </table:table-cell>
          <table:table-cell/>
          <table:table-cell office:value-type="float" office:value="6.24058008194" calcext:value-type="float">
            <text:p>6.24058008194</text:p>
          </table:table-cell>
          <table:table-cell table:number-columns-repeated="9"/>
        </table:table-row>
        <table:table-row table:style-name="ro1">
          <table:table-cell office:value-type="float" office:value="1.59186976913293E+018" calcext:value-type="float">
            <text:p>1.59186976913293E+018</text:p>
          </table:table-cell>
          <table:table-cell table:formula="of:=([.A317]-1.59186975110116E+018)*0.000000001" office:value-type="float" office:value="18.031764992" calcext:value-type="float">
            <text:p>18.031764992</text:p>
          </table:table-cell>
          <table:table-cell office:value-type="float" office:value="0.0697999969125" calcext:value-type="float">
            <text:p>0.0697999969125</text:p>
          </table:table-cell>
          <table:table-cell office:value-type="float" office:value="-0.0588000006974" calcext:value-type="float">
            <text:p>-0.0588000006974</text:p>
          </table:table-cell>
          <table:table-cell office:value-type="float" office:value="-0.0375199988484" calcext:value-type="float">
            <text:p>-0.0375199988484</text:p>
          </table:table-cell>
          <table:table-cell table:style-name="Default" office:value-type="float" office:value="0.000269999989541" calcext:value-type="float">
            <text:p>0.000269999989541</text:p>
          </table:table-cell>
          <table:table-cell office:value-type="float" office:value="-1.32224214077" calcext:value-type="float">
            <text:p>-1.32224214077</text:p>
          </table:table-cell>
          <table:table-cell office:value-type="float" office:value="-0.606654047966" calcext:value-type="float">
            <text:p>-0.606654047966</text:p>
          </table:table-cell>
          <table:table-cell office:value-type="float" office:value="-0.893980026245" calcext:value-type="float">
            <text:p>-0.893980026245</text:p>
          </table:table-cell>
          <table:table-cell/>
          <table:table-cell office:value-type="float" office:value="0.0939000025392" calcext:value-type="float">
            <text:p>0.0939000025392</text:p>
          </table:table-cell>
          <table:table-cell/>
          <table:table-cell office:value-type="float" office:value="6.24695014954" calcext:value-type="float">
            <text:p>6.24695014954</text:p>
          </table:table-cell>
          <table:table-cell table:number-columns-repeated="9"/>
        </table:table-row>
        <table:table-row table:style-name="ro1">
          <table:table-cell office:value-type="float" office:value="1.59186976918497E+018" calcext:value-type="float">
            <text:p>1.59186976918497E+018</text:p>
          </table:table-cell>
          <table:table-cell table:formula="of:=([.A318]-1.59186975110116E+018)*0.000000001" office:value-type="float" office:value="18.083810816" calcext:value-type="float">
            <text:p>18.083810816</text:p>
          </table:table-cell>
          <table:table-cell office:value-type="float" office:value="0.0666000023484" calcext:value-type="float">
            <text:p>0.0666000023484</text:p>
          </table:table-cell>
          <table:table-cell office:value-type="float" office:value="-0.051320001483" calcext:value-type="float">
            <text:p>-0.051320001483</text:p>
          </table:table-cell>
          <table:table-cell office:value-type="float" office:value="-0.0423800013959" calcext:value-type="float">
            <text:p>-0.0423800013959</text:p>
          </table:table-cell>
          <table:table-cell table:style-name="Default" office:value-type="float" office:value="0.000220000001718" calcext:value-type="float">
            <text:p>0.000220000001718</text:p>
          </table:table-cell>
          <table:table-cell office:value-type="float" office:value="-1.32210552692" calcext:value-type="float">
            <text:p>-1.32210552692</text:p>
          </table:table-cell>
          <table:table-cell office:value-type="float" office:value="-0.610794723034" calcext:value-type="float">
            <text:p>-0.610794723034</text:p>
          </table:table-cell>
          <table:table-cell office:value-type="float" office:value="-0.893994450569" calcext:value-type="float">
            <text:p>-0.893994450569</text:p>
          </table:table-cell>
          <table:table-cell/>
          <table:table-cell office:value-type="float" office:value="0.0900299996138" calcext:value-type="float">
            <text:p>0.0900299996138</text:p>
          </table:table-cell>
          <table:table-cell/>
          <table:table-cell office:value-type="float" office:value="6.24501514435" calcext:value-type="float">
            <text:p>6.24501514435</text:p>
          </table:table-cell>
          <table:table-cell table:number-columns-repeated="9"/>
        </table:table-row>
        <table:table-row table:style-name="ro1">
          <table:table-cell office:value-type="float" office:value="1.59186976923688E+018" calcext:value-type="float">
            <text:p>1.59186976923688E+018</text:p>
          </table:table-cell>
          <table:table-cell table:formula="of:=([.A319]-1.59186975110116E+018)*0.000000001" office:value-type="float" office:value="18.135716864" calcext:value-type="float">
            <text:p>18.135716864</text:p>
          </table:table-cell>
          <table:table-cell office:value-type="float" office:value="0.0646999999881" calcext:value-type="float">
            <text:p>0.0646999999881</text:p>
          </table:table-cell>
          <table:table-cell office:value-type="float" office:value="-0.0443199984729" calcext:value-type="float">
            <text:p>-0.0443199984729</text:p>
          </table:table-cell>
          <table:table-cell office:value-type="float" office:value="-0.0470700003207" calcext:value-type="float">
            <text:p>-0.0470700003207</text:p>
          </table:table-cell>
          <table:table-cell table:style-name="Default" office:value-type="float" office:value="0.000140000003739" calcext:value-type="float">
            <text:p>0.000140000003739</text:p>
          </table:table-cell>
          <table:table-cell office:value-type="float" office:value="-1.32199144363" calcext:value-type="float">
            <text:p>-1.32199144363</text:p>
          </table:table-cell>
          <table:table-cell office:value-type="float" office:value="-0.614925384521" calcext:value-type="float">
            <text:p>-0.614925384521</text:p>
          </table:table-cell>
          <table:table-cell office:value-type="float" office:value="-0.894005060196" calcext:value-type="float">
            <text:p>-0.894005060196</text:p>
          </table:table-cell>
          <table:table-cell/>
          <table:table-cell office:value-type="float" office:value="0.0662999972701" calcext:value-type="float">
            <text:p>0.0662999972701</text:p>
          </table:table-cell>
          <table:table-cell/>
          <table:table-cell office:value-type="float" office:value="6.23315000534" calcext:value-type="float">
            <text:p>6.23315000534</text:p>
          </table:table-cell>
          <table:table-cell table:number-columns-repeated="9"/>
        </table:table-row>
        <table:table-row table:style-name="ro1">
          <table:table-cell office:value-type="float" office:value="1.59186976928885E+018" calcext:value-type="float">
            <text:p>1.59186976928885E+018</text:p>
          </table:table-cell>
          <table:table-cell table:formula="of:=([.A320]-1.59186975110116E+018)*0.000000001" office:value-type="float" office:value="18.18768384" calcext:value-type="float">
            <text:p>18.18768384</text:p>
          </table:table-cell>
          <table:table-cell office:value-type="float" office:value="0.0634000003338" calcext:value-type="float">
            <text:p>0.0634000003338</text:p>
          </table:table-cell>
          <table:table-cell office:value-type="float" office:value="-0.037239998579" calcext:value-type="float">
            <text:p>-0.037239998579</text:p>
          </table:table-cell>
          <table:table-cell office:value-type="float" office:value="-0.0513000003994" calcext:value-type="float">
            <text:p>-0.0513000003994</text:p>
          </table:table-cell>
          <table:table-cell office:value-type="float" office:value="0.0000599999984843" calcext:value-type="float">
            <text:p>6.00E-05</text:p>
          </table:table-cell>
          <table:table-cell office:value-type="float" office:value="-1.32181274891" calcext:value-type="float">
            <text:p>-1.32181274891</text:p>
          </table:table-cell>
          <table:table-cell office:value-type="float" office:value="-0.619053900242" calcext:value-type="float">
            <text:p>-0.619053900242</text:p>
          </table:table-cell>
          <table:table-cell office:value-type="float" office:value="-0.894037127495" calcext:value-type="float">
            <text:p>-0.894037127495</text:p>
          </table:table-cell>
          <table:table-cell/>
          <table:table-cell office:value-type="float" office:value="0.0389299988747" calcext:value-type="float">
            <text:p>0.0389299988747</text:p>
          </table:table-cell>
          <table:table-cell/>
          <table:table-cell office:value-type="float" office:value="6.2194647789" calcext:value-type="float">
            <text:p>6.2194647789</text:p>
          </table:table-cell>
          <table:table-cell table:number-columns-repeated="9"/>
        </table:table-row>
        <table:table-row table:style-name="ro1">
          <table:table-cell office:value-type="float" office:value="1.59186976934041E+018" calcext:value-type="float">
            <text:p>1.59186976934041E+018</text:p>
          </table:table-cell>
          <table:table-cell table:formula="of:=([.A321]-1.59186975110116E+018)*0.000000001" office:value-type="float" office:value="18.239248128" calcext:value-type="float">
            <text:p>18.239248128</text:p>
          </table:table-cell>
          <table:table-cell office:value-type="float" office:value="0.0606999993324" calcext:value-type="float">
            <text:p>0.0606999993324</text:p>
          </table:table-cell>
          <table:table-cell office:value-type="float" office:value="-0.0276599992067" calcext:value-type="float">
            <text:p>-0.0276599992067</text:p>
          </table:table-cell>
          <table:table-cell office:value-type="float" office:value="-0.0539899989963" calcext:value-type="float">
            <text:p>-0.0539899989963</text:p>
          </table:table-cell>
          <table:table-cell table:style-name="Default" office:value-type="float" office:value="-0.000250000011874" calcext:value-type="float">
            <text:p>-0.000250000011874</text:p>
          </table:table-cell>
          <table:table-cell office:value-type="float" office:value="-1.31991672516" calcext:value-type="float">
            <text:p>-1.31991672516</text:p>
          </table:table-cell>
          <table:table-cell office:value-type="float" office:value="-0.622411191463" calcext:value-type="float">
            <text:p>-0.622411191463</text:p>
          </table:table-cell>
          <table:table-cell office:value-type="float" office:value="-0.894247829914" calcext:value-type="float">
            <text:p>-0.894247829914</text:p>
          </table:table-cell>
          <table:table-cell/>
          <table:table-cell office:value-type="float" office:value="0.00741000007838" calcext:value-type="float">
            <text:p>0.00741000007838</text:p>
          </table:table-cell>
          <table:table-cell/>
          <table:table-cell office:value-type="float" office:value="6.20370483398" calcext:value-type="float">
            <text:p>6.20370483398</text:p>
          </table:table-cell>
          <table:table-cell table:number-columns-repeated="9"/>
        </table:table-row>
        <table:table-row table:style-name="ro1">
          <table:table-cell office:value-type="float" office:value="1.59186976939258E+018" calcext:value-type="float">
            <text:p>1.59186976939258E+018</text:p>
          </table:table-cell>
          <table:table-cell table:formula="of:=([.A322]-1.59186975110116E+018)*0.000000001" office:value-type="float" office:value="18.29141248" calcext:value-type="float">
            <text:p>18.29141248</text:p>
          </table:table-cell>
          <table:table-cell office:value-type="float" office:value="0.0555000007153" calcext:value-type="float">
            <text:p>0.0555000007153</text:p>
          </table:table-cell>
          <table:table-cell office:value-type="float" office:value="-0.0171799995005" calcext:value-type="float">
            <text:p>-0.0171799995005</text:p>
          </table:table-cell>
          <table:table-cell office:value-type="float" office:value="-0.0528099983931" calcext:value-type="float">
            <text:p>-0.0528099983931</text:p>
          </table:table-cell>
          <table:table-cell table:style-name="Default" office:value-type="float" office:value="-0.000119999996969" calcext:value-type="float">
            <text:p>-0.000119999996969</text:p>
          </table:table-cell>
          <table:table-cell office:value-type="float" office:value="-1.31668889523" calcext:value-type="float">
            <text:p>-1.31668889523</text:p>
          </table:table-cell>
          <table:table-cell office:value-type="float" office:value="-0.624283432961" calcext:value-type="float">
            <text:p>-0.624283432961</text:p>
          </table:table-cell>
          <table:table-cell office:value-type="float" office:value="-0.894078433514" calcext:value-type="float">
            <text:p>-0.894078433514</text:p>
          </table:table-cell>
          <table:table-cell/>
          <table:table-cell office:value-type="float" office:value="-0.0229199994355" calcext:value-type="float">
            <text:p>-0.0229199994355</text:p>
          </table:table-cell>
          <table:table-cell/>
          <table:table-cell office:value-type="float" office:value="6.18853998184" calcext:value-type="float">
            <text:p>6.18853998184</text:p>
          </table:table-cell>
          <table:table-cell table:number-columns-repeated="9"/>
        </table:table-row>
        <table:table-row table:style-name="ro1">
          <table:table-cell office:value-type="float" office:value="1.59186976944453E+018" calcext:value-type="float">
            <text:p>1.59186976944453E+018</text:p>
          </table:table-cell>
          <table:table-cell table:formula="of:=([.A323]-1.59186975110116E+018)*0.000000001" office:value-type="float" office:value="18.343364096" calcext:value-type="float">
            <text:p>18.343364096</text:p>
          </table:table-cell>
          <table:table-cell office:value-type="float" office:value="0.0515000000596" calcext:value-type="float">
            <text:p>0.0515000000596</text:p>
          </table:table-cell>
          <table:table-cell office:value-type="float" office:value="-0.00577999977395" calcext:value-type="float">
            <text:p>-0.00577999977395</text:p>
          </table:table-cell>
          <table:table-cell office:value-type="float" office:value="-0.0511999987066" calcext:value-type="float">
            <text:p>-0.0511999987066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1.31299340725" calcext:value-type="float">
            <text:p>-1.31299340725</text:p>
          </table:table-cell>
          <table:table-cell office:value-type="float" office:value="-0.625919103622" calcext:value-type="float">
            <text:p>-0.625919103622</text:p>
          </table:table-cell>
          <table:table-cell office:value-type="float" office:value="-0.894019842148" calcext:value-type="float">
            <text:p>-0.894019842148</text:p>
          </table:table-cell>
          <table:table-cell/>
          <table:table-cell office:value-type="float" office:value="-0.0408499985933" calcext:value-type="float">
            <text:p>-0.0408499985933</text:p>
          </table:table-cell>
          <table:table-cell/>
          <table:table-cell office:value-type="float" office:value="6.17957496643" calcext:value-type="float">
            <text:p>6.17957496643</text:p>
          </table:table-cell>
          <table:table-cell table:number-columns-repeated="9"/>
        </table:table-row>
        <table:table-row table:style-name="ro1">
          <table:table-cell office:value-type="float" office:value="1.5918697694957E+018" calcext:value-type="float">
            <text:p>1.5918697694957E+018</text:p>
          </table:table-cell>
          <table:table-cell table:formula="of:=([.A324]-1.59186975110116E+018)*0.000000001" office:value-type="float" office:value="18.39453184" calcext:value-type="float">
            <text:p>18.39453184</text:p>
          </table:table-cell>
          <table:table-cell office:value-type="float" office:value="0.0531999990344" calcext:value-type="float">
            <text:p>0.0531999990344</text:p>
          </table:table-cell>
          <table:table-cell office:value-type="float" office:value="0.00732999993488" calcext:value-type="float">
            <text:p>0.00732999993488</text:p>
          </table:table-cell>
          <table:table-cell office:value-type="float" office:value="-0.0527199991047" calcext:value-type="float">
            <text:p>-0.0527199991047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-1.30912065506" calcext:value-type="float">
            <text:p>-1.30912065506</text:p>
          </table:table-cell>
          <table:table-cell office:value-type="float" office:value="-0.627553462982" calcext:value-type="float">
            <text:p>-0.627553462982</text:p>
          </table:table-cell>
          <table:table-cell office:value-type="float" office:value="-0.894038319588" calcext:value-type="float">
            <text:p>-0.894038319588</text:p>
          </table:table-cell>
          <table:table-cell/>
          <table:table-cell office:value-type="float" office:value="-0.0400400012732" calcext:value-type="float">
            <text:p>-0.0400400012732</text:p>
          </table:table-cell>
          <table:table-cell/>
          <table:table-cell office:value-type="float" office:value="6.17997980118" calcext:value-type="float">
            <text:p>6.17997980118</text:p>
          </table:table-cell>
          <table:table-cell table:number-columns-repeated="9"/>
        </table:table-row>
        <table:table-row table:style-name="ro1">
          <table:table-cell office:value-type="float" office:value="1.59186976954731E+018" calcext:value-type="float">
            <text:p>1.59186976954731E+018</text:p>
          </table:table-cell>
          <table:table-cell table:formula="of:=([.A325]-1.59186975110116E+018)*0.000000001" office:value-type="float" office:value="18.446147072" calcext:value-type="float">
            <text:p>18.446147072</text:p>
          </table:table-cell>
          <table:table-cell office:value-type="float" office:value="0.0582000017166" calcext:value-type="float">
            <text:p>0.0582000017166</text:p>
          </table:table-cell>
          <table:table-cell office:value-type="float" office:value="0.0204300004989" calcext:value-type="float">
            <text:p>0.0204300004989</text:p>
          </table:table-cell>
          <table:table-cell office:value-type="float" office:value="-0.0544999986887" calcext:value-type="float">
            <text:p>-0.0544999986887</text:p>
          </table:table-cell>
          <table:table-cell office:value-type="float" office:value="-0.0000999999974738" calcext:value-type="float">
            <text:p>-1.00E-04</text:p>
          </table:table-cell>
          <table:table-cell office:value-type="float" office:value="-1.30530357361" calcext:value-type="float">
            <text:p>-1.30530357361</text:p>
          </table:table-cell>
          <table:table-cell office:value-type="float" office:value="-0.62921410799" calcext:value-type="float">
            <text:p>-0.62921410799</text:p>
          </table:table-cell>
          <table:table-cell office:value-type="float" office:value="-0.894047856331" calcext:value-type="float">
            <text:p>-0.894047856331</text:p>
          </table:table-cell>
          <table:table-cell/>
          <table:table-cell office:value-type="float" office:value="-0.031020000577" calcext:value-type="float">
            <text:p>-0.031020000577</text:p>
          </table:table-cell>
          <table:table-cell/>
          <table:table-cell office:value-type="float" office:value="6.18449020386" calcext:value-type="float">
            <text:p>6.18449020386</text:p>
          </table:table-cell>
          <table:table-cell table:number-columns-repeated="9"/>
        </table:table-row>
        <table:table-row table:style-name="ro1">
          <table:table-cell office:value-type="float" office:value="1.59186976959858E+018" calcext:value-type="float">
            <text:p>1.59186976959858E+018</text:p>
          </table:table-cell>
          <table:table-cell table:formula="of:=([.A326]-1.59186975110116E+018)*0.000000001" office:value-type="float" office:value="18.497417216" calcext:value-type="float">
            <text:p>18.497417216</text:p>
          </table:table-cell>
          <table:table-cell office:value-type="float" office:value="0.0636999979615" calcext:value-type="float">
            <text:p>0.0636999979615</text:p>
          </table:table-cell>
          <table:table-cell office:value-type="float" office:value="0.0324900001287" calcext:value-type="float">
            <text:p>0.0324900001287</text:p>
          </table:table-cell>
          <table:table-cell office:value-type="float" office:value="-0.0548399984837" calcext:value-type="float">
            <text:p>-0.0548399984837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-1.30156326294" calcext:value-type="float">
            <text:p>-1.30156326294</text:p>
          </table:table-cell>
          <table:table-cell office:value-type="float" office:value="-0.630840599537" calcext:value-type="float">
            <text:p>-0.630840599537</text:p>
          </table:table-cell>
          <table:table-cell office:value-type="float" office:value="-0.89404964447" calcext:value-type="float">
            <text:p>-0.89404964447</text:p>
          </table:table-cell>
          <table:table-cell/>
          <table:table-cell office:value-type="float" office:value="-0.0185000002384" calcext:value-type="float">
            <text:p>-0.0185000002384</text:p>
          </table:table-cell>
          <table:table-cell/>
          <table:table-cell office:value-type="float" office:value="6.19075012207" calcext:value-type="float">
            <text:p>6.19075012207</text:p>
          </table:table-cell>
          <table:table-cell table:number-columns-repeated="9"/>
        </table:table-row>
        <table:table-row table:style-name="ro1">
          <table:table-cell office:value-type="float" office:value="1.59186976965037E+018" calcext:value-type="float">
            <text:p>1.59186976965037E+018</text:p>
          </table:table-cell>
          <table:table-cell table:formula="of:=([.A327]-1.59186975110116E+018)*0.000000001" office:value-type="float" office:value="18.549201152" calcext:value-type="float">
            <text:p>18.549201152</text:p>
          </table:table-cell>
          <table:table-cell office:value-type="float" office:value="0.0688000023365" calcext:value-type="float">
            <text:p>0.0688000023365</text:p>
          </table:table-cell>
          <table:table-cell office:value-type="float" office:value="0.0472900010645" calcext:value-type="float">
            <text:p>0.0472900010645</text:p>
          </table:table-cell>
          <table:table-cell office:value-type="float" office:value="-0.0499400012195" calcext:value-type="float">
            <text:p>-0.0499400012195</text:p>
          </table:table-cell>
          <table:table-cell table:style-name="Default" office:value-type="float" office:value="-0.000110000000859" calcext:value-type="float">
            <text:p>-0.000110000000859</text:p>
          </table:table-cell>
          <table:table-cell office:value-type="float" office:value="-1.29777097702" calcext:value-type="float">
            <text:p>-1.29777097702</text:p>
          </table:table-cell>
          <table:table-cell office:value-type="float" office:value="-0.632494807243" calcext:value-type="float">
            <text:p>-0.632494807243</text:p>
          </table:table-cell>
          <table:table-cell office:value-type="float" office:value="-0.894034743309" calcext:value-type="float">
            <text:p>-0.894034743309</text:p>
          </table:table-cell>
          <table:table-cell/>
          <table:table-cell office:value-type="float" office:value="-0.00193000002764" calcext:value-type="float">
            <text:p>-0.00193000002764</text:p>
          </table:table-cell>
          <table:table-cell/>
          <table:table-cell office:value-type="float" office:value="6.19903516769" calcext:value-type="float">
            <text:p>6.19903516769</text:p>
          </table:table-cell>
          <table:table-cell table:number-columns-repeated="9"/>
        </table:table-row>
        <table:table-row table:style-name="ro1">
          <table:table-cell office:value-type="float" office:value="1.5918697697024E+018" calcext:value-type="float">
            <text:p>1.5918697697024E+018</text:p>
          </table:table-cell>
          <table:table-cell table:formula="of:=([.A328]-1.59186975110116E+018)*0.000000001" office:value-type="float" office:value="18.601238016" calcext:value-type="float">
            <text:p>18.601238016</text:p>
          </table:table-cell>
          <table:table-cell office:value-type="float" office:value="0.070799998939" calcext:value-type="float">
            <text:p>0.070799998939</text:p>
          </table:table-cell>
          <table:table-cell office:value-type="float" office:value="0.0545199997723" calcext:value-type="float">
            <text:p>0.0545199997723</text:p>
          </table:table-cell>
          <table:table-cell office:value-type="float" office:value="-0.0451700016856" calcext:value-type="float">
            <text:p>-0.0451700016856</text:p>
          </table:table-cell>
          <table:table-cell table:style-name="Default" office:value-type="float" office:value="-0.000150000007125" calcext:value-type="float">
            <text:p>-0.000150000007125</text:p>
          </table:table-cell>
          <table:table-cell office:value-type="float" office:value="-1.29389572144" calcext:value-type="float">
            <text:p>-1.29389572144</text:p>
          </table:table-cell>
          <table:table-cell office:value-type="float" office:value="-0.634164869785" calcext:value-type="float">
            <text:p>-0.634164869785</text:p>
          </table:table-cell>
          <table:table-cell office:value-type="float" office:value="-0.894070923328" calcext:value-type="float">
            <text:p>-0.894070923328</text:p>
          </table:table-cell>
          <table:table-cell/>
          <table:table-cell office:value-type="float" office:value="0.0081200003624" calcext:value-type="float">
            <text:p>0.0081200003624</text:p>
          </table:table-cell>
          <table:table-cell/>
          <table:table-cell office:value-type="float" office:value="6.20406007767" calcext:value-type="float">
            <text:p>6.20406007767</text:p>
          </table:table-cell>
          <table:table-cell table:number-columns-repeated="9"/>
        </table:table-row>
        <table:table-row table:style-name="ro1">
          <table:table-cell office:value-type="float" office:value="1.59186976975445E+018" calcext:value-type="float">
            <text:p>1.59186976975445E+018</text:p>
          </table:table-cell>
          <table:table-cell table:formula="of:=([.A329]-1.59186975110116E+018)*0.000000001" office:value-type="float" office:value="18.653288704" calcext:value-type="float">
            <text:p>18.653288704</text:p>
          </table:table-cell>
          <table:table-cell office:value-type="float" office:value="0.0736000016332" calcext:value-type="float">
            <text:p>0.0736000016332</text:p>
          </table:table-cell>
          <table:table-cell office:value-type="float" office:value="0.0618899986148" calcext:value-type="float">
            <text:p>0.0618899986148</text:p>
          </table:table-cell>
          <table:table-cell office:value-type="float" office:value="-0.0399199984968" calcext:value-type="float">
            <text:p>-0.0399199984968</text:p>
          </table:table-cell>
          <table:table-cell table:style-name="Default" office:value-type="float" office:value="-0.000130000000354" calcext:value-type="float">
            <text:p>-0.000130000000354</text:p>
          </table:table-cell>
          <table:table-cell office:value-type="float" office:value="-1.28996026516" calcext:value-type="float">
            <text:p>-1.28996026516</text:p>
          </table:table-cell>
          <table:table-cell office:value-type="float" office:value="-0.635584294796" calcext:value-type="float">
            <text:p>-0.635584294796</text:p>
          </table:table-cell>
          <table:table-cell office:value-type="float" office:value="-0.894072771072" calcext:value-type="float">
            <text:p>-0.894072771072</text:p>
          </table:table-cell>
          <table:table-cell/>
          <table:table-cell office:value-type="float" office:value="0.0172000005841" calcext:value-type="float">
            <text:p>0.0172000005841</text:p>
          </table:table-cell>
          <table:table-cell/>
          <table:table-cell office:value-type="float" office:value="6.20860004425" calcext:value-type="float">
            <text:p>6.20860004425</text:p>
          </table:table-cell>
          <table:table-cell table:number-columns-repeated="9"/>
        </table:table-row>
        <table:table-row table:style-name="ro1">
          <table:table-cell office:value-type="float" office:value="1.59186976980636E+018" calcext:value-type="float">
            <text:p>1.59186976980636E+018</text:p>
          </table:table-cell>
          <table:table-cell table:formula="of:=([.A330]-1.59186975110116E+018)*0.000000001" office:value-type="float" office:value="18.705196032" calcext:value-type="float">
            <text:p>18.705196032</text:p>
          </table:table-cell>
          <table:table-cell office:value-type="float" office:value="0.076700001955" calcext:value-type="float">
            <text:p>0.076700001955</text:p>
          </table:table-cell>
          <table:table-cell office:value-type="float" office:value="0.0688799992204" calcext:value-type="float">
            <text:p>0.0688799992204</text:p>
          </table:table-cell>
          <table:table-cell office:value-type="float" office:value="-0.0337000004947" calcext:value-type="float">
            <text:p>-0.0337000004947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1.28616523743" calcext:value-type="float">
            <text:p>-1.28616523743</text:p>
          </table:table-cell>
          <table:table-cell office:value-type="float" office:value="-0.636495709419" calcext:value-type="float">
            <text:p>-0.636495709419</text:p>
          </table:table-cell>
          <table:table-cell office:value-type="float" office:value="-0.89405888319" calcext:value-type="float">
            <text:p>-0.89405888319</text:p>
          </table:table-cell>
          <table:table-cell/>
          <table:table-cell office:value-type="float" office:value="0.0256999991834" calcext:value-type="float">
            <text:p>0.0256999991834</text:p>
          </table:table-cell>
          <table:table-cell/>
          <table:table-cell office:value-type="float" office:value="6.21285009384" calcext:value-type="float">
            <text:p>6.21285009384</text:p>
          </table:table-cell>
          <table:table-cell table:number-columns-repeated="9"/>
        </table:table-row>
        <table:table-row table:style-name="ro1">
          <table:table-cell office:value-type="float" office:value="1.5918697698583E+018" calcext:value-type="float">
            <text:p>1.5918697698583E+018</text:p>
          </table:table-cell>
          <table:table-cell table:formula="of:=([.A331]-1.59186975110116E+018)*0.000000001" office:value-type="float" office:value="18.75713792" calcext:value-type="float">
            <text:p>18.75713792</text:p>
          </table:table-cell>
          <table:table-cell office:value-type="float" office:value="0.0751999989152" calcext:value-type="float">
            <text:p>0.0751999989152</text:p>
          </table:table-cell>
          <table:table-cell office:value-type="float" office:value="0.0702399984002" calcext:value-type="float">
            <text:p>0.0702399984002</text:p>
          </table:table-cell>
          <table:table-cell office:value-type="float" office:value="-0.0267299991101" calcext:value-type="float">
            <text:p>-0.0267299991101</text:p>
          </table:table-cell>
          <table:table-cell table:style-name="Default" office:value-type="float" office:value="0.000630000024103" calcext:value-type="float">
            <text:p>0.000630000024103</text:p>
          </table:table-cell>
          <table:table-cell office:value-type="float" office:value="-1.28354012966" calcext:value-type="float">
            <text:p>-1.28354012966</text:p>
          </table:table-cell>
          <table:table-cell office:value-type="float" office:value="-0.636251986027" calcext:value-type="float">
            <text:p>-0.636251986027</text:p>
          </table:table-cell>
          <table:table-cell office:value-type="float" office:value="-0.893923103809" calcext:value-type="float">
            <text:p>-0.893923103809</text:p>
          </table:table-cell>
          <table:table-cell/>
          <table:table-cell office:value-type="float" office:value="0.0280000008643" calcext:value-type="float">
            <text:p>0.0280000008643</text:p>
          </table:table-cell>
          <table:table-cell/>
          <table:table-cell office:value-type="float" office:value="6.21400022507" calcext:value-type="float">
            <text:p>6.21400022507</text:p>
          </table:table-cell>
          <table:table-cell table:number-columns-repeated="9"/>
        </table:table-row>
        <table:table-row table:style-name="ro1">
          <table:table-cell office:value-type="float" office:value="1.59186976991029E+018" calcext:value-type="float">
            <text:p>1.59186976991029E+018</text:p>
          </table:table-cell>
          <table:table-cell table:formula="of:=([.A332]-1.59186975110116E+018)*0.000000001" office:value-type="float" office:value="18.809127936" calcext:value-type="float">
            <text:p>18.809127936</text:p>
          </table:table-cell>
          <table:table-cell office:value-type="float" office:value="0.0697999969125" calcext:value-type="float">
            <text:p>0.0697999969125</text:p>
          </table:table-cell>
          <table:table-cell office:value-type="float" office:value="0.0662299990654" calcext:value-type="float">
            <text:p>0.0662299990654</text:p>
          </table:table-cell>
          <table:table-cell office:value-type="float" office:value="-0.0221599992365" calcext:value-type="float">
            <text:p>-0.0221599992365</text:p>
          </table:table-cell>
          <table:table-cell table:style-name="Default" office:value-type="float" office:value="-0.000190000006114" calcext:value-type="float">
            <text:p>-0.000190000006114</text:p>
          </table:table-cell>
          <table:table-cell office:value-type="float" office:value="-1.28239953518" calcext:value-type="float">
            <text:p>-1.28239953518</text:p>
          </table:table-cell>
          <table:table-cell office:value-type="float" office:value="-0.635757625103" calcext:value-type="float">
            <text:p>-0.635757625103</text:p>
          </table:table-cell>
          <table:table-cell office:value-type="float" office:value="-0.894176661968" calcext:value-type="float">
            <text:p>-0.894176661968</text:p>
          </table:table-cell>
          <table:table-cell/>
          <table:table-cell office:value-type="float" office:value="0.0276200007647" calcext:value-type="float">
            <text:p>0.0276200007647</text:p>
          </table:table-cell>
          <table:table-cell/>
          <table:table-cell office:value-type="float" office:value="6.21380996704" calcext:value-type="float">
            <text:p>6.21380996704</text:p>
          </table:table-cell>
          <table:table-cell table:number-columns-repeated="9"/>
        </table:table-row>
        <table:table-row table:style-name="ro1">
          <table:table-cell office:value-type="float" office:value="1.5918697699623E+018" calcext:value-type="float">
            <text:p>1.5918697699623E+018</text:p>
          </table:table-cell>
          <table:table-cell table:formula="of:=([.A333]-1.59186975110116E+018)*0.000000001" office:value-type="float" office:value="18.861132032" calcext:value-type="float">
            <text:p>18.861132032</text:p>
          </table:table-cell>
          <table:table-cell office:value-type="float" office:value="0.0645999982953" calcext:value-type="float">
            <text:p>0.0645999982953</text:p>
          </table:table-cell>
          <table:table-cell office:value-type="float" office:value="0.0620400011539" calcext:value-type="float">
            <text:p>0.0620400011539</text:p>
          </table:table-cell>
          <table:table-cell office:value-type="float" office:value="-0.0180300008506" calcext:value-type="float">
            <text:p>-0.0180300008506</text:p>
          </table:table-cell>
          <table:table-cell table:style-name="Default" office:value-type="float" office:value="-0.000399999989895" calcext:value-type="float">
            <text:p>-0.000399999989895</text:p>
          </table:table-cell>
          <table:table-cell office:value-type="float" office:value="-1.28087246418" calcext:value-type="float">
            <text:p>-1.28087246418</text:p>
          </table:table-cell>
          <table:table-cell office:value-type="float" office:value="-0.635253608227" calcext:value-type="float">
            <text:p>-0.635253608227</text:p>
          </table:table-cell>
          <table:table-cell office:value-type="float" office:value="-0.894228994846" calcext:value-type="float">
            <text:p>-0.894228994846</text:p>
          </table:table-cell>
          <table:table-cell/>
          <table:table-cell office:value-type="float" office:value="0.0252999998629" calcext:value-type="float">
            <text:p>0.0252999998629</text:p>
          </table:table-cell>
          <table:table-cell/>
          <table:table-cell office:value-type="float" office:value="6.21264982224" calcext:value-type="float">
            <text:p>6.21264982224</text:p>
          </table:table-cell>
          <table:table-cell table:number-columns-repeated="9"/>
        </table:table-row>
        <table:table-row table:style-name="ro1">
          <table:table-cell office:value-type="float" office:value="1.59186977001361E+018" calcext:value-type="float">
            <text:p>1.59186977001361E+018</text:p>
          </table:table-cell>
          <table:table-cell table:formula="of:=([.A334]-1.59186975110116E+018)*0.000000001" office:value-type="float" office:value="18.912444928" calcext:value-type="float">
            <text:p>18.912444928</text:p>
          </table:table-cell>
          <table:table-cell office:value-type="float" office:value="0.0619999989867" calcext:value-type="float">
            <text:p>0.0619999989867</text:p>
          </table:table-cell>
          <table:table-cell office:value-type="float" office:value="0.0604799985886" calcext:value-type="float">
            <text:p>0.0604799985886</text:p>
          </table:table-cell>
          <table:table-cell office:value-type="float" office:value="-0.0135000003502" calcext:value-type="float">
            <text:p>-0.0135000003502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1.27779793739" calcext:value-type="float">
            <text:p>-1.27779793739</text:p>
          </table:table-cell>
          <table:table-cell office:value-type="float" office:value="-0.634546279907" calcext:value-type="float">
            <text:p>-0.634546279907</text:p>
          </table:table-cell>
          <table:table-cell office:value-type="float" office:value="-0.894057035446" calcext:value-type="float">
            <text:p>-0.894057035446</text:p>
          </table:table-cell>
          <table:table-cell/>
          <table:table-cell office:value-type="float" office:value="0.0169900003821" calcext:value-type="float">
            <text:p>0.0169900003821</text:p>
          </table:table-cell>
          <table:table-cell/>
          <table:table-cell office:value-type="float" office:value="6.20849514008" calcext:value-type="float">
            <text:p>6.20849514008</text:p>
          </table:table-cell>
          <table:table-cell table:number-columns-repeated="9"/>
        </table:table-row>
        <table:table-row table:style-name="ro1">
          <table:table-cell office:value-type="float" office:value="1.59186977006476E+018" calcext:value-type="float">
            <text:p>1.59186977006476E+018</text:p>
          </table:table-cell>
          <table:table-cell table:formula="of:=([.A335]-1.59186975110116E+018)*0.000000001" office:value-type="float" office:value="18.9635968" calcext:value-type="float">
            <text:p>18.9635968</text:p>
          </table:table-cell>
          <table:table-cell office:value-type="float" office:value="0.0617999993265" calcext:value-type="float">
            <text:p>0.0617999993265</text:p>
          </table:table-cell>
          <table:table-cell office:value-type="float" office:value="0.0611900016665" calcext:value-type="float">
            <text:p>0.0611900016665</text:p>
          </table:table-cell>
          <table:table-cell office:value-type="float" office:value="-0.0085199996829" calcext:value-type="float">
            <text:p>-0.0085199996829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1.27364015579" calcext:value-type="float">
            <text:p>-1.27364015579</text:p>
          </table:table-cell>
          <table:table-cell office:value-type="float" office:value="-0.63362044096" calcext:value-type="float">
            <text:p>-0.63362044096</text:p>
          </table:table-cell>
          <table:table-cell office:value-type="float" office:value="-0.894061267376" calcext:value-type="float">
            <text:p>-0.894061267376</text:p>
          </table:table-cell>
          <table:table-cell/>
          <table:table-cell office:value-type="float" office:value="0.00695999991149" calcext:value-type="float">
            <text:p>0.00695999991149</text:p>
          </table:table-cell>
          <table:table-cell/>
          <table:table-cell office:value-type="float" office:value="6.20347976685" calcext:value-type="float">
            <text:p>6.20347976685</text:p>
          </table:table-cell>
          <table:table-cell table:number-columns-repeated="9"/>
        </table:table-row>
        <table:table-row table:style-name="ro1">
          <table:table-cell office:value-type="float" office:value="1.59186977011647E+018" calcext:value-type="float">
            <text:p>1.59186977011647E+018</text:p>
          </table:table-cell>
          <table:table-cell table:formula="of:=([.A336]-1.59186975110116E+018)*0.000000001" office:value-type="float" office:value="19.015302912" calcext:value-type="float">
            <text:p>19.015302912</text:p>
          </table:table-cell>
          <table:table-cell office:value-type="float" office:value="0.061700001359" calcext:value-type="float">
            <text:p>0.061700001359</text:p>
          </table:table-cell>
          <table:table-cell office:value-type="float" office:value="0.0615400001407" calcext:value-type="float">
            <text:p>0.0615400001407</text:p>
          </table:table-cell>
          <table:table-cell office:value-type="float" office:value="-0.00368000008166" calcext:value-type="float">
            <text:p>-0.00368000008166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6969051361" calcext:value-type="float">
            <text:p>-1.26969051361</text:p>
          </table:table-cell>
          <table:table-cell office:value-type="float" office:value="-0.632748425007" calcext:value-type="float">
            <text:p>-0.632748425007</text:p>
          </table:table-cell>
          <table:table-cell office:value-type="float" office:value="-0.8940564394" calcext:value-type="float">
            <text:p>-0.8940564394</text:p>
          </table:table-cell>
          <table:table-cell/>
          <table:table-cell office:value-type="float" office:value="-0.00386000005528" calcext:value-type="float">
            <text:p>-0.00386000005528</text:p>
          </table:table-cell>
          <table:table-cell/>
          <table:table-cell office:value-type="float" office:value="6.19807004929" calcext:value-type="float">
            <text:p>6.19807004929</text:p>
          </table:table-cell>
          <table:table-cell table:number-columns-repeated="9"/>
        </table:table-row>
        <table:table-row table:style-name="ro1">
          <table:table-cell office:value-type="float" office:value="1.59186977016808E+018" calcext:value-type="float">
            <text:p>1.59186977016808E+018</text:p>
          </table:table-cell>
          <table:table-cell table:formula="of:=([.A337]-1.59186975110116E+018)*0.000000001" office:value-type="float" office:value="19.066916864" calcext:value-type="float">
            <text:p>19.066916864</text:p>
          </table:table-cell>
          <table:table-cell office:value-type="float" office:value="0.0619000010192" calcext:value-type="float">
            <text:p>0.0619000010192</text:p>
          </table:table-cell>
          <table:table-cell office:value-type="float" office:value="0.0619199983776" calcext:value-type="float">
            <text:p>0.0619199983776</text:p>
          </table:table-cell>
          <table:table-cell office:value-type="float" office:value="0.0012300000526" calcext:value-type="float">
            <text:p>0.0012300000526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1.26571249962" calcext:value-type="float">
            <text:p>-1.26571249962</text:p>
          </table:table-cell>
          <table:table-cell office:value-type="float" office:value="-0.631859183311" calcext:value-type="float">
            <text:p>-0.631859183311</text:p>
          </table:table-cell>
          <table:table-cell office:value-type="float" office:value="-0.894045889378" calcext:value-type="float">
            <text:p>-0.894045889378</text:p>
          </table:table-cell>
          <table:table-cell/>
          <table:table-cell office:value-type="float" office:value="-0.0133300004527" calcext:value-type="float">
            <text:p>-0.0133300004527</text:p>
          </table:table-cell>
          <table:table-cell/>
          <table:table-cell office:value-type="float" office:value="6.1933350563" calcext:value-type="float">
            <text:p>6.1933350563</text:p>
          </table:table-cell>
          <table:table-cell table:number-columns-repeated="9"/>
        </table:table-row>
        <table:table-row table:style-name="ro1">
          <table:table-cell office:value-type="float" office:value="1.59186977021934E+018" calcext:value-type="float">
            <text:p>1.59186977021934E+018</text:p>
          </table:table-cell>
          <table:table-cell table:formula="of:=([.A338]-1.59186975110116E+018)*0.000000001" office:value-type="float" office:value="19.118178048" calcext:value-type="float">
            <text:p>19.118178048</text:p>
          </table:table-cell>
          <table:table-cell office:value-type="float" office:value="0.0627999976277" calcext:value-type="float">
            <text:p>0.0627999976277</text:p>
          </table:table-cell>
          <table:table-cell office:value-type="float" office:value="0.0625099986792" calcext:value-type="float">
            <text:p>0.0625099986792</text:p>
          </table:table-cell>
          <table:table-cell office:value-type="float" office:value="0.00620999978855" calcext:value-type="float">
            <text:p>0.0062099997885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6158058643" calcext:value-type="float">
            <text:p>-1.26158058643</text:p>
          </table:table-cell>
          <table:table-cell office:value-type="float" office:value="-0.630955159664" calcext:value-type="float">
            <text:p>-0.630955159664</text:p>
          </table:table-cell>
          <table:table-cell office:value-type="float" office:value="-0.894067943096" calcext:value-type="float">
            <text:p>-0.894067943096</text:p>
          </table:table-cell>
          <table:table-cell/>
          <table:table-cell office:value-type="float" office:value="-0.0154799995944" calcext:value-type="float">
            <text:p>-0.0154799995944</text:p>
          </table:table-cell>
          <table:table-cell/>
          <table:table-cell office:value-type="float" office:value="6.19225978851" calcext:value-type="float">
            <text:p>6.19225978851</text:p>
          </table:table-cell>
          <table:table-cell table:number-columns-repeated="9"/>
        </table:table-row>
        <table:table-row table:style-name="ro1">
          <table:table-cell office:value-type="float" office:value="1.59186977027062E+018" calcext:value-type="float">
            <text:p>1.59186977027062E+018</text:p>
          </table:table-cell>
          <table:table-cell table:formula="of:=([.A339]-1.59186975110116E+018)*0.000000001" office:value-type="float" office:value="19.169456128" calcext:value-type="float">
            <text:p>19.169456128</text:p>
          </table:table-cell>
          <table:table-cell office:value-type="float" office:value="0.063299998641" calcext:value-type="float">
            <text:p>0.063299998641</text:p>
          </table:table-cell>
          <table:table-cell office:value-type="float" office:value="0.0623899996281" calcext:value-type="float">
            <text:p>0.0623899996281</text:p>
          </table:table-cell>
          <table:table-cell office:value-type="float" office:value="0.0105999996886" calcext:value-type="float">
            <text:p>0.010599999688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25775909424" calcext:value-type="float">
            <text:p>-1.25775909424</text:p>
          </table:table-cell>
          <table:table-cell office:value-type="float" office:value="-0.630115091801" calcext:value-type="float">
            <text:p>-0.630115091801</text:p>
          </table:table-cell>
          <table:table-cell office:value-type="float" office:value="-0.894070565701" calcext:value-type="float">
            <text:p>-0.894070565701</text:p>
          </table:table-cell>
          <table:table-cell/>
          <table:table-cell office:value-type="float" office:value="-0.0199500005692" calcext:value-type="float">
            <text:p>-0.0199500005692</text:p>
          </table:table-cell>
          <table:table-cell/>
          <table:table-cell office:value-type="float" office:value="6.19002485275" calcext:value-type="float">
            <text:p>6.19002485275</text:p>
          </table:table-cell>
          <table:table-cell table:number-columns-repeated="9"/>
        </table:table-row>
        <table:table-row table:style-name="ro1">
          <table:table-cell office:value-type="float" office:value="1.59186977032259E+018" calcext:value-type="float">
            <text:p>1.59186977032259E+018</text:p>
          </table:table-cell>
          <table:table-cell table:formula="of:=([.A340]-1.59186975110116E+018)*0.000000001" office:value-type="float" office:value="19.221426944" calcext:value-type="float">
            <text:p>19.221426944</text:p>
          </table:table-cell>
          <table:table-cell office:value-type="float" office:value="0.0648000016809" calcext:value-type="float">
            <text:p>0.0648000016809</text:p>
          </table:table-cell>
          <table:table-cell office:value-type="float" office:value="0.063210003078" calcext:value-type="float">
            <text:p>0.063210003078</text:p>
          </table:table-cell>
          <table:table-cell office:value-type="float" office:value="0.0142099997029" calcext:value-type="float">
            <text:p>0.0142099997029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1.25353312492" calcext:value-type="float">
            <text:p>-1.25353312492</text:p>
          </table:table-cell>
          <table:table-cell office:value-type="float" office:value="-0.629161536694" calcext:value-type="float">
            <text:p>-0.629161536694</text:p>
          </table:table-cell>
          <table:table-cell office:value-type="float" office:value="-0.894073367119" calcext:value-type="float">
            <text:p>-0.894073367119</text:p>
          </table:table-cell>
          <table:table-cell/>
          <table:table-cell office:value-type="float" office:value="-0.0230500008911" calcext:value-type="float">
            <text:p>-0.0230500008911</text:p>
          </table:table-cell>
          <table:table-cell/>
          <table:table-cell office:value-type="float" office:value="6.18847513199" calcext:value-type="float">
            <text:p>6.18847513199</text:p>
          </table:table-cell>
          <table:table-cell table:number-columns-repeated="9"/>
        </table:table-row>
        <table:table-row table:style-name="ro1">
          <table:table-cell office:value-type="float" office:value="1.59186977037454E+018" calcext:value-type="float">
            <text:p>1.59186977037454E+018</text:p>
          </table:table-cell>
          <table:table-cell table:formula="of:=([.A341]-1.59186975110116E+018)*0.000000001" office:value-type="float" office:value="19.273378816" calcext:value-type="float">
            <text:p>19.273378816</text:p>
          </table:table-cell>
          <table:table-cell office:value-type="float" office:value="0.0676999986172" calcext:value-type="float">
            <text:p>0.0676999986172</text:p>
          </table:table-cell>
          <table:table-cell office:value-type="float" office:value="0.0658899992704" calcext:value-type="float">
            <text:p>0.0658899992704</text:p>
          </table:table-cell>
          <table:table-cell office:value-type="float" office:value="0.015519999899" calcext:value-type="float">
            <text:p>0.015519999899</text:p>
          </table:table-cell>
          <table:table-cell table:style-name="Default" office:value-type="float" office:value="-0.000289999996312" calcext:value-type="float">
            <text:p>-0.000289999996312</text:p>
          </table:table-cell>
          <table:table-cell office:value-type="float" office:value="-1.24952626228" calcext:value-type="float">
            <text:p>-1.24952626228</text:p>
          </table:table-cell>
          <table:table-cell office:value-type="float" office:value="-0.628241121769" calcext:value-type="float">
            <text:p>-0.628241121769</text:p>
          </table:table-cell>
          <table:table-cell office:value-type="float" office:value="-0.894074082375" calcext:value-type="float">
            <text:p>-0.894074082375</text:p>
          </table:table-cell>
          <table:table-cell/>
          <table:table-cell office:value-type="float" office:value="-0.0145300002769" calcext:value-type="float">
            <text:p>-0.0145300002769</text:p>
          </table:table-cell>
          <table:table-cell/>
          <table:table-cell office:value-type="float" office:value="6.19273519516" calcext:value-type="float">
            <text:p>6.19273519516</text:p>
          </table:table-cell>
          <table:table-cell table:number-columns-repeated="9"/>
        </table:table-row>
        <table:table-row table:style-name="ro1">
          <table:table-cell office:value-type="float" office:value="1.59186977047662E+018" calcext:value-type="float">
            <text:p>1.59186977047662E+018</text:p>
          </table:table-cell>
          <table:table-cell table:formula="of:=([.A342]-1.59186975110116E+018)*0.000000001" office:value-type="float" office:value="19.375459072" calcext:value-type="float">
            <text:p>19.375459072</text:p>
          </table:table-cell>
          <table:table-cell office:value-type="float" office:value="0.0740000009537" calcext:value-type="float">
            <text:p>0.0740000009537</text:p>
          </table:table-cell>
          <table:table-cell office:value-type="float" office:value="0.0721900016069" calcext:value-type="float">
            <text:p>0.0721900016069</text:p>
          </table:table-cell>
          <table:table-cell office:value-type="float" office:value="0.0164800006896" calcext:value-type="float">
            <text:p>0.0164800006896</text:p>
          </table:table-cell>
          <table:table-cell table:style-name="Default" office:value-type="float" office:value="0.000159999995958" calcext:value-type="float">
            <text:p>0.000159999995958</text:p>
          </table:table-cell>
          <table:table-cell office:value-type="float" office:value="-1.24151611328" calcext:value-type="float">
            <text:p>-1.24151611328</text:p>
          </table:table-cell>
          <table:table-cell office:value-type="float" office:value="-0.626427173615" calcext:value-type="float">
            <text:p>-0.626427173615</text:p>
          </table:table-cell>
          <table:table-cell office:value-type="float" office:value="-0.894087910652" calcext:value-type="float">
            <text:p>-0.894087910652</text:p>
          </table:table-cell>
          <table:table-cell/>
          <table:table-cell office:value-type="float" office:value="0.00742000015453" calcext:value-type="float">
            <text:p>0.00742000015453</text:p>
          </table:table-cell>
          <table:table-cell/>
          <table:table-cell office:value-type="float" office:value="6.20371007919" calcext:value-type="float">
            <text:p>6.20371007919</text:p>
          </table:table-cell>
          <table:table-cell table:number-columns-repeated="9"/>
        </table:table-row>
        <table:table-row table:style-name="ro1">
          <table:table-cell office:value-type="float" office:value="1.59186977052866E+018" calcext:value-type="float">
            <text:p>1.59186977052866E+018</text:p>
          </table:table-cell>
          <table:table-cell table:formula="of:=([.A343]-1.59186975110116E+018)*0.000000001" office:value-type="float" office:value="19.42749184" calcext:value-type="float">
            <text:p>19.42749184</text:p>
          </table:table-cell>
          <table:table-cell office:value-type="float" office:value="0.0782999992371" calcext:value-type="float">
            <text:p>0.0782999992371</text:p>
          </table:table-cell>
          <table:table-cell office:value-type="float" office:value="0.0763700008392" calcext:value-type="float">
            <text:p>0.0763700008392</text:p>
          </table:table-cell>
          <table:table-cell office:value-type="float" office:value="0.0170900002122" calcext:value-type="float">
            <text:p>0.0170900002122</text:p>
          </table:table-cell>
          <table:table-cell table:style-name="Default" office:value-type="float" office:value="0.000230000005104" calcext:value-type="float">
            <text:p>0.000230000005104</text:p>
          </table:table-cell>
          <table:table-cell office:value-type="float" office:value="-1.23761987686" calcext:value-type="float">
            <text:p>-1.23761987686</text:p>
          </table:table-cell>
          <table:table-cell office:value-type="float" office:value="-0.625571668148" calcext:value-type="float">
            <text:p>-0.625571668148</text:p>
          </table:table-cell>
          <table:table-cell office:value-type="float" office:value="-0.894097685814" calcext:value-type="float">
            <text:p>-0.894097685814</text:p>
          </table:table-cell>
          <table:table-cell/>
          <table:table-cell office:value-type="float" office:value="0.0241899993271" calcext:value-type="float">
            <text:p>0.0241899993271</text:p>
          </table:table-cell>
          <table:table-cell/>
          <table:table-cell office:value-type="float" office:value="6.21209478378" calcext:value-type="float">
            <text:p>6.21209478378</text:p>
          </table:table-cell>
          <table:table-cell table:number-columns-repeated="9"/>
        </table:table-row>
        <table:table-row table:style-name="ro1">
          <table:table-cell office:value-type="float" office:value="1.59186977058133E+018" calcext:value-type="float">
            <text:p>1.59186977058133E+018</text:p>
          </table:table-cell>
          <table:table-cell table:formula="of:=([.A344]-1.59186975110116E+018)*0.000000001" office:value-type="float" office:value="19.480162048" calcext:value-type="float">
            <text:p>19.480162048</text:p>
          </table:table-cell>
          <table:table-cell office:value-type="float" office:value="0.0803000032902" calcext:value-type="float">
            <text:p>0.0803000032902</text:p>
          </table:table-cell>
          <table:table-cell office:value-type="float" office:value="0.0783300027251" calcext:value-type="float">
            <text:p>0.0783300027251</text:p>
          </table:table-cell>
          <table:table-cell office:value-type="float" office:value="0.0175299998373" calcext:value-type="float">
            <text:p>0.0175299998373</text:p>
          </table:table-cell>
          <table:table-cell office:value-type="float" office:value="-0.0000599999984843" calcext:value-type="float">
            <text:p>-6.00E-05</text:p>
          </table:table-cell>
          <table:table-cell office:value-type="float" office:value="-1.23332667351" calcext:value-type="float">
            <text:p>-1.23332667351</text:p>
          </table:table-cell>
          <table:table-cell office:value-type="float" office:value="-0.624596953392" calcext:value-type="float">
            <text:p>-0.624596953392</text:p>
          </table:table-cell>
          <table:table-cell office:value-type="float" office:value="-0.894092142582" calcext:value-type="float">
            <text:p>-0.894092142582</text:p>
          </table:table-cell>
          <table:table-cell/>
          <table:table-cell office:value-type="float" office:value="0.0322300009429" calcext:value-type="float">
            <text:p>0.0322300009429</text:p>
          </table:table-cell>
          <table:table-cell/>
          <table:table-cell office:value-type="float" office:value="6.21611499786" calcext:value-type="float">
            <text:p>6.21611499786</text:p>
          </table:table-cell>
          <table:table-cell table:number-columns-repeated="9"/>
        </table:table-row>
        <table:table-row table:style-name="ro1">
          <table:table-cell office:value-type="float" office:value="1.59186977068399E+018" calcext:value-type="float">
            <text:p>1.59186977068399E+018</text:p>
          </table:table-cell>
          <table:table-cell table:formula="of:=([.A345]-1.59186975110116E+018)*0.000000001" office:value-type="float" office:value="19.582826752" calcext:value-type="float">
            <text:p>19.582826752</text:p>
          </table:table-cell>
          <table:table-cell office:value-type="float" office:value="0.0798000022769" calcext:value-type="float">
            <text:p>0.0798000022769</text:p>
          </table:table-cell>
          <table:table-cell office:value-type="float" office:value="0.0778499990702" calcext:value-type="float">
            <text:p>0.0778499990702</text:p>
          </table:table-cell>
          <table:table-cell office:value-type="float" office:value="0.0173799991608" calcext:value-type="float">
            <text:p>0.0173799991608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1.22543263435" calcext:value-type="float">
            <text:p>-1.22543263435</text:p>
          </table:table-cell>
          <table:table-cell office:value-type="float" office:value="-0.622859835625" calcext:value-type="float">
            <text:p>-0.622859835625</text:p>
          </table:table-cell>
          <table:table-cell office:value-type="float" office:value="-0.894049465656" calcext:value-type="float">
            <text:p>-0.894049465656</text:p>
          </table:table-cell>
          <table:table-cell/>
          <table:table-cell office:value-type="float" office:value="0.0290699992329" calcext:value-type="float">
            <text:p>0.0290699992329</text:p>
          </table:table-cell>
          <table:table-cell/>
          <table:table-cell office:value-type="float" office:value="6.21453523636" calcext:value-type="float">
            <text:p>6.21453523636</text:p>
          </table:table-cell>
          <table:table-cell table:number-columns-repeated="9"/>
        </table:table-row>
        <table:table-row table:style-name="ro1">
          <table:table-cell office:value-type="float" office:value="1.59186977073593E+018" calcext:value-type="float">
            <text:p>1.59186977073593E+018</text:p>
          </table:table-cell>
          <table:table-cell table:formula="of:=([.A346]-1.59186975110116E+018)*0.000000001" office:value-type="float" office:value="19.634768128" calcext:value-type="float">
            <text:p>19.634768128</text:p>
          </table:table-cell>
          <table:table-cell office:value-type="float" office:value="0.0769999995828" calcext:value-type="float">
            <text:p>0.0769999995828</text:p>
          </table:table-cell>
          <table:table-cell office:value-type="float" office:value="0.0751100033522" calcext:value-type="float">
            <text:p>0.0751100033522</text:p>
          </table:table-cell>
          <table:table-cell office:value-type="float" office:value="0.0167500004172" calcext:value-type="float">
            <text:p>0.0167500004172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 office:value-type="float" office:value="-1.22316420078" calcext:value-type="float">
            <text:p>-1.22316420078</text:p>
          </table:table-cell>
          <table:table-cell office:value-type="float" office:value="-0.622374653816" calcext:value-type="float">
            <text:p>-0.622374653816</text:p>
          </table:table-cell>
          <table:table-cell office:value-type="float" office:value="-0.89397507906" calcext:value-type="float">
            <text:p>-0.89397507906</text:p>
          </table:table-cell>
          <table:table-cell/>
          <table:table-cell office:value-type="float" office:value="0.0247000008821" calcext:value-type="float">
            <text:p>0.0247000008821</text:p>
          </table:table-cell>
          <table:table-cell/>
          <table:table-cell office:value-type="float" office:value="6.21234989166" calcext:value-type="float">
            <text:p>6.21234989166</text:p>
          </table:table-cell>
          <table:table-cell table:number-columns-repeated="9"/>
        </table:table-row>
        <table:table-row table:style-name="ro1">
          <table:table-cell office:value-type="float" office:value="1.59186977079138E+018" calcext:value-type="float">
            <text:p>1.59186977079138E+018</text:p>
          </table:table-cell>
          <table:table-cell table:formula="of:=([.A347]-1.59186975110116E+018)*0.000000001" office:value-type="float" office:value="19.690214912" calcext:value-type="float">
            <text:p>19.690214912</text:p>
          </table:table-cell>
          <table:table-cell office:value-type="float" office:value="0.0710999965668" calcext:value-type="float">
            <text:p>0.0710999965668</text:p>
          </table:table-cell>
          <table:table-cell office:value-type="float" office:value="0.0693399980664" calcext:value-type="float">
            <text:p>0.0693399980664</text:p>
          </table:table-cell>
          <table:table-cell office:value-type="float" office:value="0.015569999814" calcext:value-type="float">
            <text:p>0.015569999814</text:p>
          </table:table-cell>
          <table:table-cell office:value-type="float" office:value="-0.0000700000018696" calcext:value-type="float">
            <text:p>-7.00E-05</text:p>
          </table:table-cell>
          <table:table-cell office:value-type="float" office:value="-1.22249114513" calcext:value-type="float">
            <text:p>-1.22249114513</text:p>
          </table:table-cell>
          <table:table-cell office:value-type="float" office:value="-0.622154712677" calcext:value-type="float">
            <text:p>-0.622154712677</text:p>
          </table:table-cell>
          <table:table-cell office:value-type="float" office:value="-0.894088625908" calcext:value-type="float">
            <text:p>-0.894088625908</text:p>
          </table:table-cell>
          <table:table-cell/>
          <table:table-cell office:value-type="float" office:value="0.0147599996999" calcext:value-type="float">
            <text:p>0.0147599996999</text:p>
          </table:table-cell>
          <table:table-cell/>
          <table:table-cell office:value-type="float" office:value="6.20737981796" calcext:value-type="float">
            <text:p>6.20737981796</text:p>
          </table:table-cell>
          <table:table-cell table:number-columns-repeated="9"/>
        </table:table-row>
        <table:table-row table:style-name="ro1">
          <table:table-cell office:value-type="float" office:value="1.59186977084362E+018" calcext:value-type="float">
            <text:p>1.59186977084362E+018</text:p>
          </table:table-cell>
          <table:table-cell table:formula="of:=([.A348]-1.59186975110116E+018)*0.000000001" office:value-type="float" office:value="19.742460928" calcext:value-type="float">
            <text:p>19.742460928</text:p>
          </table:table-cell>
          <table:table-cell office:value-type="float" office:value="0.0641999989748" calcext:value-type="float">
            <text:p>0.0641999989748</text:p>
          </table:table-cell>
          <table:table-cell office:value-type="float" office:value="0.0626199990511" calcext:value-type="float">
            <text:p>0.0626199990511</text:p>
          </table:table-cell>
          <table:table-cell office:value-type="float" office:value="0.0140699995682" calcext:value-type="float">
            <text:p>0.0140699995682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1.22249078751" calcext:value-type="float">
            <text:p>-1.22249078751</text:p>
          </table:table-cell>
          <table:table-cell office:value-type="float" office:value="-0.622171700001" calcext:value-type="float">
            <text:p>-0.622171700001</text:p>
          </table:table-cell>
          <table:table-cell office:value-type="float" office:value="-0.894082427025" calcext:value-type="float">
            <text:p>-0.894082427025</text:p>
          </table:table-cell>
          <table:table-cell/>
          <table:table-cell office:value-type="float" office:value="0.00224000005983" calcext:value-type="float">
            <text:p>0.00224000005983</text:p>
          </table:table-cell>
          <table:table-cell/>
          <table:table-cell office:value-type="float" office:value="6.20111989975" calcext:value-type="float">
            <text:p>6.20111989975</text:p>
          </table:table-cell>
          <table:table-cell table:number-columns-repeated="9"/>
        </table:table-row>
        <table:table-row table:style-name="ro1">
          <table:table-cell office:value-type="float" office:value="1.5918697708955E+018" calcext:value-type="float">
            <text:p>1.5918697708955E+018</text:p>
          </table:table-cell>
          <table:table-cell table:formula="of:=([.A349]-1.59186975110116E+018)*0.000000001" office:value-type="float" office:value="19.79433472" calcext:value-type="float">
            <text:p>19.79433472</text:p>
          </table:table-cell>
          <table:table-cell office:value-type="float" office:value="0.0571999996901" calcext:value-type="float">
            <text:p>0.0571999996901</text:p>
          </table:table-cell>
          <table:table-cell office:value-type="float" office:value="0.0557899996638" calcext:value-type="float">
            <text:p>0.0557899996638</text:p>
          </table:table-cell>
          <table:table-cell office:value-type="float" office:value="0.0124899996445" calcext:value-type="float">
            <text:p>0.0124899996445</text:p>
          </table:table-cell>
          <table:table-cell table:style-name="Default" office:value-type="float" office:value="0.000159999995958" calcext:value-type="float">
            <text:p>0.000159999995958</text:p>
          </table:table-cell>
          <table:table-cell office:value-type="float" office:value="-1.22289443016" calcext:value-type="float">
            <text:p>-1.22289443016</text:p>
          </table:table-cell>
          <table:table-cell office:value-type="float" office:value="-0.622308015823" calcext:value-type="float">
            <text:p>-0.622308015823</text:p>
          </table:table-cell>
          <table:table-cell office:value-type="float" office:value="-0.893968701363" calcext:value-type="float">
            <text:p>-0.893968701363</text:p>
          </table:table-cell>
          <table:table-cell/>
          <table:table-cell office:value-type="float" office:value="-0.00975999981165" calcext:value-type="float">
            <text:p>-0.00975999981165</text:p>
          </table:table-cell>
          <table:table-cell/>
          <table:table-cell office:value-type="float" office:value="6.19511985779" calcext:value-type="float">
            <text:p>6.19511985779</text:p>
          </table:table-cell>
          <table:table-cell table:number-columns-repeated="9"/>
        </table:table-row>
        <table:table-row table:style-name="ro1">
          <table:table-cell office:value-type="float" office:value="1.59186977099748E+018" calcext:value-type="float">
            <text:p>1.59186977099748E+018</text:p>
          </table:table-cell>
          <table:table-cell table:formula="of:=([.A350]-1.59186975110116E+018)*0.000000001" office:value-type="float" office:value="19.896314112" calcext:value-type="float">
            <text:p>19.896314112</text:p>
          </table:table-cell>
          <table:table-cell office:value-type="float" office:value="0.0381000004709" calcext:value-type="float">
            <text:p>0.0381000004709</text:p>
          </table:table-cell>
          <table:table-cell office:value-type="float" office:value="0.0376299992204" calcext:value-type="float">
            <text:p>0.0376299992204</text:p>
          </table:table-cell>
          <table:table-cell office:value-type="float" office:value="0.00616999994963" calcext:value-type="float">
            <text:p>0.00616999994963</text:p>
          </table:table-cell>
          <table:table-cell office:value-type="float" office:value="0.000079999997979" calcext:value-type="float">
            <text:p>8.00E-05</text:p>
          </table:table-cell>
          <table:table-cell office:value-type="float" office:value="-1.22813868523" calcext:value-type="float">
            <text:p>-1.22813868523</text:p>
          </table:table-cell>
          <table:table-cell office:value-type="float" office:value="-0.624997377396" calcext:value-type="float">
            <text:p>-0.624997377396</text:p>
          </table:table-cell>
          <table:table-cell office:value-type="float" office:value="-0.894017338753" calcext:value-type="float">
            <text:p>-0.894017338753</text:p>
          </table:table-cell>
          <table:table-cell/>
          <table:table-cell office:value-type="float" office:value="-0.0395600013435" calcext:value-type="float">
            <text:p>-0.0395600013435</text:p>
          </table:table-cell>
          <table:table-cell/>
          <table:table-cell office:value-type="float" office:value="6.18022012711" calcext:value-type="float">
            <text:p>6.18022012711</text:p>
          </table:table-cell>
          <table:table-cell table:number-columns-repeated="9"/>
        </table:table-row>
        <table:table-row table:style-name="ro1">
          <table:table-cell office:value-type="float" office:value="1.59186977105011E+018" calcext:value-type="float">
            <text:p>1.59186977105011E+018</text:p>
          </table:table-cell>
          <table:table-cell table:formula="of:=([.A351]-1.59186975110116E+018)*0.000000001" office:value-type="float" office:value="19.948944896" calcext:value-type="float">
            <text:p>19.948944896</text:p>
          </table:table-cell>
          <table:table-cell office:value-type="float" office:value="0.0262000001967" calcext:value-type="float">
            <text:p>0.0262000001967</text:p>
          </table:table-cell>
          <table:table-cell office:value-type="float" office:value="0.0260700006038" calcext:value-type="float">
            <text:p>0.0260700006038</text:p>
          </table:table-cell>
          <table:table-cell office:value-type="float" office:value="0.00213999999687" calcext:value-type="float">
            <text:p>0.00213999999687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-1.23191463947" calcext:value-type="float">
            <text:p>-1.23191463947</text:p>
          </table:table-cell>
          <table:table-cell office:value-type="float" office:value="-0.626795530319" calcext:value-type="float">
            <text:p>-0.626795530319</text:p>
          </table:table-cell>
          <table:table-cell office:value-type="float" office:value="-0.894037008286" calcext:value-type="float">
            <text:p>-0.894037008286</text:p>
          </table:table-cell>
          <table:table-cell/>
          <table:table-cell office:value-type="float" office:value="-0.0614299997687" calcext:value-type="float">
            <text:p>-0.0614299997687</text:p>
          </table:table-cell>
          <table:table-cell/>
          <table:table-cell office:value-type="float" office:value="6.16928482056" calcext:value-type="float">
            <text:p>6.16928482056</text:p>
          </table:table-cell>
          <table:table-cell table:number-columns-repeated="9"/>
        </table:table-row>
        <table:table-row table:style-name="ro1">
          <table:table-cell office:value-type="float" office:value="1.59186977110135E+018" calcext:value-type="float">
            <text:p>1.59186977110135E+018</text:p>
          </table:table-cell>
          <table:table-cell table:formula="of:=([.A352]-1.59186975110116E+018)*0.000000001" office:value-type="float" office:value="20.000187904" calcext:value-type="float">
            <text:p>20.000187904</text:p>
          </table:table-cell>
          <table:table-cell office:value-type="float" office:value="0.00989999994636" calcext:value-type="float">
            <text:p>0.00989999994636</text:p>
          </table:table-cell>
          <table:table-cell office:value-type="float" office:value="0.00920999981463" calcext:value-type="float">
            <text:p>0.00920999981463</text:p>
          </table:table-cell>
          <table:table-cell office:value-type="float" office:value="-0.00349000003189" calcext:value-type="float">
            <text:p>-0.00349000003189</text:p>
          </table:table-cell>
          <table:table-cell office:value-type="float" office:value="0.000079999997979" calcext:value-type="float">
            <text:p>8.00E-05</text:p>
          </table:table-cell>
          <table:table-cell office:value-type="float" office:value="-1.23576235771" calcext:value-type="float">
            <text:p>-1.23576235771</text:p>
          </table:table-cell>
          <table:table-cell office:value-type="float" office:value="-0.628609836102" calcext:value-type="float">
            <text:p>-0.628609836102</text:p>
          </table:table-cell>
          <table:table-cell office:value-type="float" office:value="-0.894038140774" calcext:value-type="float">
            <text:p>-0.894038140774</text:p>
          </table:table-cell>
          <table:table-cell/>
          <table:table-cell office:value-type="float" office:value="-0.102600000799" calcext:value-type="float">
            <text:p>-0.102600000799</text:p>
          </table:table-cell>
          <table:table-cell/>
          <table:table-cell office:value-type="float" office:value="6.14870023727" calcext:value-type="float">
            <text:p>6.14870023727</text:p>
          </table:table-cell>
          <table:table-cell table:number-columns-repeated="9"/>
        </table:table-row>
        <table:table-row table:style-name="ro1">
          <table:table-cell office:value-type="float" office:value="1.5918697711528E+018" calcext:value-type="float">
            <text:p>1.5918697711528E+018</text:p>
          </table:table-cell>
          <table:table-cell table:formula="of:=([.A353]-1.59186975110116E+018)*0.000000001" office:value-type="float" office:value="20.051634688" calcext:value-type="float">
            <text:p>20.051634688</text:p>
          </table:table-cell>
          <table:table-cell office:value-type="float" office:value="0.00800000037998" calcext:value-type="float">
            <text:p>0.00800000037998</text:p>
          </table:table-cell>
          <table:table-cell office:value-type="float" office:value="-0.00276999990456" calcext:value-type="float">
            <text:p>-0.00276999990456</text:p>
          </table:table-cell>
          <table:table-cell office:value-type="float" office:value="-0.00750999990851" calcext:value-type="float">
            <text:p>-0.00750999990851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 office:value-type="float" office:value="-1.23935186863" calcext:value-type="float">
            <text:p>-1.23935186863</text:p>
          </table:table-cell>
          <table:table-cell office:value-type="float" office:value="-0.63025957346" calcext:value-type="float">
            <text:p>-0.63025957346</text:p>
          </table:table-cell>
          <table:table-cell office:value-type="float" office:value="-0.894014179707" calcext:value-type="float">
            <text:p>-0.894014179707</text:p>
          </table:table-cell>
          <table:table-cell/>
          <table:table-cell office:value-type="float" office:value="-0.112630002201" calcext:value-type="float">
            <text:p>-0.112630002201</text:p>
          </table:table-cell>
          <table:table-cell/>
          <table:table-cell office:value-type="float" office:value="6.14368486404" calcext:value-type="float">
            <text:p>6.14368486404</text:p>
          </table:table-cell>
          <table:table-cell table:number-columns-repeated="9"/>
        </table:table-row>
        <table:table-row table:style-name="ro1">
          <table:table-cell office:value-type="float" office:value="1.59186977120475E+018" calcext:value-type="float">
            <text:p>1.59186977120475E+018</text:p>
          </table:table-cell>
          <table:table-cell table:formula="of:=([.A354]-1.59186975110116E+018)*0.000000001" office:value-type="float" office:value="20.103585024" calcext:value-type="float">
            <text:p>20.103585024</text:p>
          </table:table-cell>
          <table:table-cell office:value-type="float" office:value="0.019999999553" calcext:value-type="float">
            <text:p>0.019999999553</text:p>
          </table:table-cell>
          <table:table-cell office:value-type="float" office:value="-0.0159499999136" calcext:value-type="float">
            <text:p>-0.0159499999136</text:p>
          </table:table-cell>
          <table:table-cell office:value-type="float" office:value="-0.0120099997148" calcext:value-type="float">
            <text:p>-0.0120099997148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 office:value-type="float" office:value="-1.24326848984" calcext:value-type="float">
            <text:p>-1.24326848984</text:p>
          </table:table-cell>
          <table:table-cell office:value-type="float" office:value="-0.63208168745" calcext:value-type="float">
            <text:p>-0.63208168745</text:p>
          </table:table-cell>
          <table:table-cell office:value-type="float" office:value="-0.894011437893" calcext:value-type="float">
            <text:p>-0.894011437893</text:p>
          </table:table-cell>
          <table:table-cell/>
          <table:table-cell office:value-type="float" office:value="-0.0967200025916" calcext:value-type="float">
            <text:p>-0.0967200025916</text:p>
          </table:table-cell>
          <table:table-cell/>
          <table:table-cell office:value-type="float" office:value="6.15163993835" calcext:value-type="float">
            <text:p>6.15163993835</text:p>
          </table:table-cell>
          <table:table-cell table:number-columns-repeated="9"/>
        </table:table-row>
        <table:table-row table:style-name="ro1">
          <table:table-cell office:value-type="float" office:value="1.59186977125675E+018" calcext:value-type="float">
            <text:p>1.59186977125675E+018</text:p>
          </table:table-cell>
          <table:table-cell table:formula="of:=([.A355]-1.59186975110116E+018)*0.000000001" office:value-type="float" office:value="20.155588608" calcext:value-type="float">
            <text:p>20.155588608</text:p>
          </table:table-cell>
          <table:table-cell office:value-type="float" office:value="0.0417999997735" calcext:value-type="float">
            <text:p>0.0417999997735</text:p>
          </table:table-cell>
          <table:table-cell office:value-type="float" office:value="-0.0379699990153" calcext:value-type="float">
            <text:p>-0.0379699990153</text:p>
          </table:table-cell>
          <table:table-cell office:value-type="float" office:value="-0.0174800008535" calcext:value-type="float">
            <text:p>-0.017480000853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1.24718236923" calcext:value-type="float">
            <text:p>-1.24718236923</text:p>
          </table:table-cell>
          <table:table-cell office:value-type="float" office:value="-0.632869541645" calcext:value-type="float">
            <text:p>-0.632869541645</text:p>
          </table:table-cell>
          <table:table-cell office:value-type="float" office:value="-0.894032359123" calcext:value-type="float">
            <text:p>-0.894032359123</text:p>
          </table:table-cell>
          <table:table-cell/>
          <table:table-cell office:value-type="float" office:value="-0.0663499981165" calcext:value-type="float">
            <text:p>-0.0663499981165</text:p>
          </table:table-cell>
          <table:table-cell/>
          <table:table-cell office:value-type="float" office:value="6.16682481766" calcext:value-type="float">
            <text:p>6.16682481766</text:p>
          </table:table-cell>
          <table:table-cell table:number-columns-repeated="9"/>
        </table:table-row>
        <table:table-row table:style-name="ro1">
          <table:table-cell office:value-type="float" office:value="1.5918697713083E+018" calcext:value-type="float">
            <text:p>1.5918697713083E+018</text:p>
          </table:table-cell>
          <table:table-cell table:formula="of:=([.A356]-1.59186975110116E+018)*0.000000001" office:value-type="float" office:value="20.207136768" calcext:value-type="float">
            <text:p>20.207136768</text:p>
          </table:table-cell>
          <table:table-cell office:value-type="float" office:value="0.0516999997199" calcext:value-type="float">
            <text:p>0.0516999997199</text:p>
          </table:table-cell>
          <table:table-cell office:value-type="float" office:value="-0.0478999987245" calcext:value-type="float">
            <text:p>-0.0478999987245</text:p>
          </table:table-cell>
          <table:table-cell office:value-type="float" office:value="-0.0194099992514" calcext:value-type="float">
            <text:p>-0.0194099992514</text:p>
          </table:table-cell>
          <table:table-cell table:style-name="Default" office:value-type="float" office:value="-0.000180000002729" calcext:value-type="float">
            <text:p>-0.000180000002729</text:p>
          </table:table-cell>
          <table:table-cell office:value-type="float" office:value="-1.25058174133" calcext:value-type="float">
            <text:p>-1.25058174133</text:p>
          </table:table-cell>
          <table:table-cell office:value-type="float" office:value="-0.633483767509" calcext:value-type="float">
            <text:p>-0.633483767509</text:p>
          </table:table-cell>
          <table:table-cell office:value-type="float" office:value="-0.894080996513" calcext:value-type="float">
            <text:p>-0.894080996513</text:p>
          </table:table-cell>
          <table:table-cell/>
          <table:table-cell office:value-type="float" office:value="-0.0441999994218" calcext:value-type="float">
            <text:p>-0.0441999994218</text:p>
          </table:table-cell>
          <table:table-cell/>
          <table:table-cell office:value-type="float" office:value="6.17789983749" calcext:value-type="float">
            <text:p>6.17789983749</text:p>
          </table:table-cell>
          <table:table-cell table:number-columns-repeated="9"/>
        </table:table-row>
        <table:table-row table:style-name="ro1">
          <table:table-cell office:value-type="float" office:value="1.59186977136045E+018" calcext:value-type="float">
            <text:p>1.59186977136045E+018</text:p>
          </table:table-cell>
          <table:table-cell table:formula="of:=([.A357]-1.59186975110116E+018)*0.000000001" office:value-type="float" office:value="20.259290112" calcext:value-type="float">
            <text:p>20.259290112</text:p>
          </table:table-cell>
          <table:table-cell office:value-type="float" office:value="0.055799998343" calcext:value-type="float">
            <text:p>0.055799998343</text:p>
          </table:table-cell>
          <table:table-cell office:value-type="float" office:value="-0.0526399984956" calcext:value-type="float">
            <text:p>-0.0526399984956</text:p>
          </table:table-cell>
          <table:table-cell office:value-type="float" office:value="-0.0186500009149" calcext:value-type="float">
            <text:p>-0.0186500009149</text:p>
          </table:table-cell>
          <table:table-cell table:style-name="Default" office:value-type="float" office:value="0.000140000003739" calcext:value-type="float">
            <text:p>0.000140000003739</text:p>
          </table:table-cell>
          <table:table-cell office:value-type="float" office:value="-1.25244796276" calcext:value-type="float">
            <text:p>-1.25244796276</text:p>
          </table:table-cell>
          <table:table-cell office:value-type="float" office:value="-0.632766664028" calcext:value-type="float">
            <text:p>-0.632766664028</text:p>
          </table:table-cell>
          <table:table-cell office:value-type="float" office:value="-0.894011199474" calcext:value-type="float">
            <text:p>-0.894011199474</text:p>
          </table:table-cell>
          <table:table-cell/>
          <table:table-cell office:value-type="float" office:value="-0.0268900003284" calcext:value-type="float">
            <text:p>-0.0268900003284</text:p>
          </table:table-cell>
          <table:table-cell/>
          <table:table-cell office:value-type="float" office:value="6.18655490875" calcext:value-type="float">
            <text:p>6.18655490875</text:p>
          </table:table-cell>
          <table:table-cell table:number-columns-repeated="9"/>
        </table:table-row>
        <table:table-row table:style-name="ro1">
          <table:table-cell office:value-type="float" office:value="1.59186977141282E+018" calcext:value-type="float">
            <text:p>1.59186977141282E+018</text:p>
          </table:table-cell>
          <table:table-cell table:formula="of:=([.A358]-1.59186975110116E+018)*0.000000001" office:value-type="float" office:value="20.311655936" calcext:value-type="float">
            <text:p>20.311655936</text:p>
          </table:table-cell>
          <table:table-cell office:value-type="float" office:value="0.0586000010371" calcext:value-type="float">
            <text:p>0.0586000010371</text:p>
          </table:table-cell>
          <table:table-cell office:value-type="float" office:value="-0.056740000844" calcext:value-type="float">
            <text:p>-0.056740000844</text:p>
          </table:table-cell>
          <table:table-cell office:value-type="float" office:value="-0.0147700002417" calcext:value-type="float">
            <text:p>-0.0147700002417</text:p>
          </table:table-cell>
          <table:table-cell table:style-name="Default" office:value-type="float" office:value="0.000310000003083" calcext:value-type="float">
            <text:p>0.000310000003083</text:p>
          </table:table-cell>
          <table:table-cell office:value-type="float" office:value="-1.25478959084" calcext:value-type="float">
            <text:p>-1.25478959084</text:p>
          </table:table-cell>
          <table:table-cell office:value-type="float" office:value="-0.63057911396" calcext:value-type="float">
            <text:p>-0.63057911396</text:p>
          </table:table-cell>
          <table:table-cell office:value-type="float" office:value="-0.893906414509" calcext:value-type="float">
            <text:p>-0.893906414509</text:p>
          </table:table-cell>
          <table:table-cell/>
          <table:table-cell office:value-type="float" office:value="-0.00984000042081" calcext:value-type="float">
            <text:p>-0.00984000042081</text:p>
          </table:table-cell>
          <table:table-cell/>
          <table:table-cell office:value-type="float" office:value="6.19507980347" calcext:value-type="float">
            <text:p>6.19507980347</text:p>
          </table:table-cell>
          <table:table-cell table:number-columns-repeated="9"/>
        </table:table-row>
        <table:table-row table:style-name="ro1">
          <table:table-cell office:value-type="float" office:value="1.5918697714648E+018" calcext:value-type="float">
            <text:p>1.5918697714648E+018</text:p>
          </table:table-cell>
          <table:table-cell table:formula="of:=([.A359]-1.59186975110116E+018)*0.000000001" office:value-type="float" office:value="20.36363776" calcext:value-type="float">
            <text:p>20.36363776</text:p>
          </table:table-cell>
          <table:table-cell office:value-type="float" office:value="0.0631999969482" calcext:value-type="float">
            <text:p>0.0631999969482</text:p>
          </table:table-cell>
          <table:table-cell office:value-type="float" office:value="-0.0619999989867" calcext:value-type="float">
            <text:p>-0.0619999989867</text:p>
          </table:table-cell>
          <table:table-cell office:value-type="float" office:value="-0.012140000239" calcext:value-type="float">
            <text:p>-0.012140000239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5819051266" calcext:value-type="float">
            <text:p>-1.25819051266</text:p>
          </table:table-cell>
          <table:table-cell office:value-type="float" office:value="-0.629219830036" calcext:value-type="float">
            <text:p>-0.629219830036</text:p>
          </table:table-cell>
          <table:table-cell office:value-type="float" office:value="-0.893965780735" calcext:value-type="float">
            <text:p>-0.893965780735</text:p>
          </table:table-cell>
          <table:table-cell/>
          <table:table-cell office:value-type="float" office:value="0.010540000163" calcext:value-type="float">
            <text:p>0.010540000163</text:p>
          </table:table-cell>
          <table:table-cell/>
          <table:table-cell office:value-type="float" office:value="6.20526981354" calcext:value-type="float">
            <text:p>6.20526981354</text:p>
          </table:table-cell>
          <table:table-cell table:number-columns-repeated="9"/>
        </table:table-row>
        <table:table-row table:style-name="ro1">
          <table:table-cell office:value-type="float" office:value="1.59186977151741E+018" calcext:value-type="float">
            <text:p>1.59186977151741E+018</text:p>
          </table:table-cell>
          <table:table-cell table:formula="of:=([.A360]-1.59186975110116E+018)*0.000000001" office:value-type="float" office:value="20.416244992" calcext:value-type="float">
            <text:p>20.416244992</text:p>
          </table:table-cell>
          <table:table-cell office:value-type="float" office:value="0.0661000013351" calcext:value-type="float">
            <text:p>0.0661000013351</text:p>
          </table:table-cell>
          <table:table-cell office:value-type="float" office:value="-0.0653200000525" calcext:value-type="float">
            <text:p>-0.0653200000525</text:p>
          </table:table-cell>
          <table:table-cell office:value-type="float" office:value="-0.00980000011623" calcext:value-type="float">
            <text:p>-0.00980000011623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1.2621011734" calcext:value-type="float">
            <text:p>-1.2621011734</text:p>
          </table:table-cell>
          <table:table-cell office:value-type="float" office:value="-0.630094468594" calcext:value-type="float">
            <text:p>-0.630094468594</text:p>
          </table:table-cell>
          <table:table-cell office:value-type="float" office:value="-0.894027531147" calcext:value-type="float">
            <text:p>-0.894027531147</text:p>
          </table:table-cell>
          <table:table-cell/>
          <table:table-cell office:value-type="float" office:value="0.0538499988616" calcext:value-type="float">
            <text:p>0.0538499988616</text:p>
          </table:table-cell>
          <table:table-cell/>
          <table:table-cell office:value-type="float" office:value="6.22692489624" calcext:value-type="float">
            <text:p>6.22692489624</text:p>
          </table:table-cell>
          <table:table-cell table:number-columns-repeated="9"/>
        </table:table-row>
        <table:table-row table:style-name="ro1">
          <table:table-cell office:value-type="float" office:value="1.59186977156944E+018" calcext:value-type="float">
            <text:p>1.59186977156944E+018</text:p>
          </table:table-cell>
          <table:table-cell table:formula="of:=([.A361]-1.59186975110116E+018)*0.000000001" office:value-type="float" office:value="20.46827776" calcext:value-type="float">
            <text:p>20.46827776</text:p>
          </table:table-cell>
          <table:table-cell office:value-type="float" office:value="0.0640000030398" calcext:value-type="float">
            <text:p>0.0640000030398</text:p>
          </table:table-cell>
          <table:table-cell office:value-type="float" office:value="-0.062980003655" calcext:value-type="float">
            <text:p>-0.062980003655</text:p>
          </table:table-cell>
          <table:table-cell office:value-type="float" office:value="-0.0114700002596" calcext:value-type="float">
            <text:p>-0.0114700002596</text:p>
          </table:table-cell>
          <table:table-cell office:value-type="float" office:value="-0.0000700000018696" calcext:value-type="float">
            <text:p>-7.00E-05</text:p>
          </table:table-cell>
          <table:table-cell office:value-type="float" office:value="-1.2646201849" calcext:value-type="float">
            <text:p>-1.2646201849</text:p>
          </table:table-cell>
          <table:table-cell office:value-type="float" office:value="-0.632754683495" calcext:value-type="float">
            <text:p>-0.632754683495</text:p>
          </table:table-cell>
          <table:table-cell office:value-type="float" office:value="-0.894073843956" calcext:value-type="float">
            <text:p>-0.894073843956</text:p>
          </table:table-cell>
          <table:table-cell/>
          <table:table-cell office:value-type="float" office:value="0.0727899968624" calcext:value-type="float">
            <text:p>0.0727899968624</text:p>
          </table:table-cell>
          <table:table-cell/>
          <table:table-cell office:value-type="float" office:value="6.2363948822" calcext:value-type="float">
            <text:p>6.2363948822</text:p>
          </table:table-cell>
          <table:table-cell table:number-columns-repeated="9"/>
        </table:table-row>
        <table:table-row table:style-name="ro1">
          <table:table-cell office:value-type="float" office:value="1.59186977162134E+018" calcext:value-type="float">
            <text:p>1.59186977162134E+018</text:p>
          </table:table-cell>
          <table:table-cell table:formula="of:=([.A362]-1.59186975110116E+018)*0.000000001" office:value-type="float" office:value="20.520174848" calcext:value-type="float">
            <text:p>20.520174848</text:p>
          </table:table-cell>
          <table:table-cell office:value-type="float" office:value="0.0584000013769" calcext:value-type="float">
            <text:p>0.0584000013769</text:p>
          </table:table-cell>
          <table:table-cell office:value-type="float" office:value="-0.056139998138" calcext:value-type="float">
            <text:p>-0.056139998138</text:p>
          </table:table-cell>
          <table:table-cell office:value-type="float" office:value="-0.0159600004554" calcext:value-type="float">
            <text:p>-0.0159600004554</text:p>
          </table:table-cell>
          <table:table-cell table:style-name="Default" office:value-type="float" office:value="-0.000119999996969" calcext:value-type="float">
            <text:p>-0.000119999996969</text:p>
          </table:table-cell>
          <table:table-cell office:value-type="float" office:value="-1.2649538517" calcext:value-type="float">
            <text:p>-1.2649538517</text:p>
          </table:table-cell>
          <table:table-cell office:value-type="float" office:value="-0.636907458305" calcext:value-type="float">
            <text:p>-0.636907458305</text:p>
          </table:table-cell>
          <table:table-cell office:value-type="float" office:value="-0.89410007" calcext:value-type="float">
            <text:p>-0.89410007</text:p>
          </table:table-cell>
          <table:table-cell/>
          <table:table-cell office:value-type="float" office:value="0.093269996345" calcext:value-type="float">
            <text:p>0.093269996345</text:p>
          </table:table-cell>
          <table:table-cell/>
          <table:table-cell office:value-type="float" office:value="6.24663496017" calcext:value-type="float">
            <text:p>6.24663496017</text:p>
          </table:table-cell>
          <table:table-cell table:number-columns-repeated="9"/>
        </table:table-row>
        <table:table-row table:style-name="ro1">
          <table:table-cell office:value-type="float" office:value="1.59186977167314E+018" calcext:value-type="float">
            <text:p>1.59186977167314E+018</text:p>
          </table:table-cell>
          <table:table-cell table:formula="of:=([.A363]-1.59186975110116E+018)*0.000000001" office:value-type="float" office:value="20.571978752" calcext:value-type="float">
            <text:p>20.571978752</text:p>
          </table:table-cell>
          <table:table-cell office:value-type="float" office:value="0.0494999997318" calcext:value-type="float">
            <text:p>0.0494999997318</text:p>
          </table:table-cell>
          <table:table-cell office:value-type="float" office:value="-0.0454699993134" calcext:value-type="float">
            <text:p>-0.0454699993134</text:p>
          </table:table-cell>
          <table:table-cell office:value-type="float" office:value="-0.0195099990815" calcext:value-type="float">
            <text:p>-0.0195099990815</text:p>
          </table:table-cell>
          <table:table-cell table:style-name="Default" office:value-type="float" office:value="-0.000250000011874" calcext:value-type="float">
            <text:p>-0.000250000011874</text:p>
          </table:table-cell>
          <table:table-cell office:value-type="float" office:value="-1.26301181316" calcext:value-type="float">
            <text:p>-1.26301181316</text:p>
          </table:table-cell>
          <table:table-cell office:value-type="float" office:value="-0.640410900116" calcext:value-type="float">
            <text:p>-0.640410900116</text:p>
          </table:table-cell>
          <table:table-cell office:value-type="float" office:value="-0.894143640995" calcext:value-type="float">
            <text:p>-0.894143640995</text:p>
          </table:table-cell>
          <table:table-cell/>
          <table:table-cell office:value-type="float" office:value="0.0797500014305" calcext:value-type="float">
            <text:p>0.0797500014305</text:p>
          </table:table-cell>
          <table:table-cell/>
          <table:table-cell office:value-type="float" office:value="6.23987483978" calcext:value-type="float">
            <text:p>6.23987483978</text:p>
          </table:table-cell>
          <table:table-cell table:number-columns-repeated="9"/>
        </table:table-row>
        <table:table-row table:style-name="ro1">
          <table:table-cell office:value-type="float" office:value="1.59186977172512E+018" calcext:value-type="float">
            <text:p>1.59186977172512E+018</text:p>
          </table:table-cell>
          <table:table-cell table:formula="of:=([.A364]-1.59186975110116E+018)*0.000000001" office:value-type="float" office:value="20.623952128" calcext:value-type="float">
            <text:p>20.623952128</text:p>
          </table:table-cell>
          <table:table-cell office:value-type="float" office:value="0.0368000008166" calcext:value-type="float">
            <text:p>0.0368000008166</text:p>
          </table:table-cell>
          <table:table-cell office:value-type="float" office:value="-0.0312399994582" calcext:value-type="float">
            <text:p>-0.0312399994582</text:p>
          </table:table-cell>
          <table:table-cell office:value-type="float" office:value="-0.0194899998605" calcext:value-type="float">
            <text:p>-0.0194899998605</text:p>
          </table:table-cell>
          <table:table-cell office:value-type="float" office:value="-0.0000900000013644" calcext:value-type="float">
            <text:p>-9.00E-05</text:p>
          </table:table-cell>
          <table:table-cell office:value-type="float" office:value="-1.25952577591" calcext:value-type="float">
            <text:p>-1.25952577591</text:p>
          </table:table-cell>
          <table:table-cell office:value-type="float" office:value="-0.642222225666" calcext:value-type="float">
            <text:p>-0.642222225666</text:p>
          </table:table-cell>
          <table:table-cell office:value-type="float" office:value="-0.894057512283" calcext:value-type="float">
            <text:p>-0.894057512283</text:p>
          </table:table-cell>
          <table:table-cell/>
          <table:table-cell office:value-type="float" office:value="0.0322800017893" calcext:value-type="float">
            <text:p>0.0322800017893</text:p>
          </table:table-cell>
          <table:table-cell/>
          <table:table-cell office:value-type="float" office:value="6.2161397934" calcext:value-type="float">
            <text:p>6.2161397934</text:p>
          </table:table-cell>
          <table:table-cell table:number-columns-repeated="9"/>
        </table:table-row>
        <table:table-row table:style-name="ro1">
          <table:table-cell office:value-type="float" office:value="1.59186977177712E+018" calcext:value-type="float">
            <text:p>1.59186977177712E+018</text:p>
          </table:table-cell>
          <table:table-cell table:formula="of:=([.A365]-1.59186975110116E+018)*0.000000001" office:value-type="float" office:value="20.675953152" calcext:value-type="float">
            <text:p>20.675953152</text:p>
          </table:table-cell>
          <table:table-cell office:value-type="float" office:value="0.0230000000447" calcext:value-type="float">
            <text:p>0.0230000000447</text:p>
          </table:table-cell>
          <table:table-cell office:value-type="float" office:value="-0.0160499997437" calcext:value-type="float">
            <text:p>-0.0160499997437</text:p>
          </table:table-cell>
          <table:table-cell office:value-type="float" office:value="-0.0164999999106" calcext:value-type="float">
            <text:p>-0.0164999999106</text:p>
          </table:table-cell>
          <table:table-cell office:value-type="float" office:value="0.0000700000018696" calcext:value-type="float">
            <text:p>7.00E-05</text:p>
          </table:table-cell>
          <table:table-cell office:value-type="float" office:value="-1.25553500652" calcext:value-type="float">
            <text:p>-1.25553500652</text:p>
          </table:table-cell>
          <table:table-cell office:value-type="float" office:value="-0.641455173492" calcext:value-type="float">
            <text:p>-0.641455173492</text:p>
          </table:table-cell>
          <table:table-cell office:value-type="float" office:value="-0.893997430801" calcext:value-type="float">
            <text:p>-0.893997430801</text:p>
          </table:table-cell>
          <table:table-cell/>
          <table:table-cell office:value-type="float" office:value="-0.0361299999058" calcext:value-type="float">
            <text:p>-0.0361299999058</text:p>
          </table:table-cell>
          <table:table-cell/>
          <table:table-cell office:value-type="float" office:value="6.18193483353" calcext:value-type="float">
            <text:p>6.18193483353</text:p>
          </table:table-cell>
          <table:table-cell table:number-columns-repeated="9"/>
        </table:table-row>
        <table:table-row table:style-name="ro1">
          <table:table-cell office:value-type="float" office:value="1.59186977182851E+018" calcext:value-type="float">
            <text:p>1.59186977182851E+018</text:p>
          </table:table-cell>
          <table:table-cell table:formula="of:=([.A366]-1.59186975110116E+018)*0.000000001" office:value-type="float" office:value="20.727341824" calcext:value-type="float">
            <text:p>20.727341824</text:p>
          </table:table-cell>
          <table:table-cell office:value-type="float" office:value="0.0113000003621" calcext:value-type="float">
            <text:p>0.0113000003621</text:p>
          </table:table-cell>
          <table:table-cell office:value-type="float" office:value="-0.00422000000253" calcext:value-type="float">
            <text:p>-0.00422000000253</text:p>
          </table:table-cell>
          <table:table-cell office:value-type="float" office:value="-0.0104599995539" calcext:value-type="float">
            <text:p>-0.0104599995539</text:p>
          </table:table-cell>
          <table:table-cell table:style-name="Default" office:value-type="float" office:value="0.000310000003083" calcext:value-type="float">
            <text:p>0.000310000003083</text:p>
          </table:table-cell>
          <table:table-cell office:value-type="float" office:value="-1.25277876854" calcext:value-type="float">
            <text:p>-1.25277876854</text:p>
          </table:table-cell>
          <table:table-cell office:value-type="float" office:value="-0.638924002647" calcext:value-type="float">
            <text:p>-0.638924002647</text:p>
          </table:table-cell>
          <table:table-cell office:value-type="float" office:value="-0.893922150135" calcext:value-type="float">
            <text:p>-0.893922150135</text:p>
          </table:table-cell>
          <table:table-cell/>
          <table:table-cell office:value-type="float" office:value="-0.0776600018144" calcext:value-type="float">
            <text:p>-0.0776600018144</text:p>
          </table:table-cell>
          <table:table-cell/>
          <table:table-cell office:value-type="float" office:value="6.1611700058" calcext:value-type="float">
            <text:p>6.1611700058</text:p>
          </table:table-cell>
          <table:table-cell table:number-columns-repeated="9"/>
        </table:table-row>
        <table:table-row table:style-name="ro1">
          <table:table-cell office:value-type="float" office:value="1.59186977188136E+018" calcext:value-type="float">
            <text:p>1.59186977188136E+018</text:p>
          </table:table-cell>
          <table:table-cell table:formula="of:=([.A367]-1.59186975110116E+018)*0.000000001" office:value-type="float" office:value="20.78019584" calcext:value-type="float">
            <text:p>20.78019584</text:p>
          </table:table-cell>
          <table:table-cell office:value-type="float" office:value="0.00490000005811" calcext:value-type="float">
            <text:p>0.00490000005811</text:p>
          </table:table-cell>
          <table:table-cell office:value-type="float" office:value="0.00079999997979" calcext:value-type="float">
            <text:p>0.00079999997979</text:p>
          </table:table-cell>
          <table:table-cell office:value-type="float" office:value="-0.00484000006691" calcext:value-type="float">
            <text:p>-0.00484000006691</text:p>
          </table:table-cell>
          <table:table-cell table:style-name="Default" office:value-type="float" office:value="0.000159999995958" calcext:value-type="float">
            <text:p>0.000159999995958</text:p>
          </table:table-cell>
          <table:table-cell office:value-type="float" office:value="-1.25203168392" calcext:value-type="float">
            <text:p>-1.25203168392</text:p>
          </table:table-cell>
          <table:table-cell office:value-type="float" office:value="-0.635286033154" calcext:value-type="float">
            <text:p>-0.635286033154</text:p>
          </table:table-cell>
          <table:table-cell office:value-type="float" office:value="-0.893929421902" calcext:value-type="float">
            <text:p>-0.893929421902</text:p>
          </table:table-cell>
          <table:table-cell/>
          <table:table-cell office:value-type="float" office:value="-0.0977099984884" calcext:value-type="float">
            <text:p>-0.0977099984884</text:p>
          </table:table-cell>
          <table:table-cell/>
          <table:table-cell office:value-type="float" office:value="6.15114498138" calcext:value-type="float">
            <text:p>6.15114498138</text:p>
          </table:table-cell>
          <table:table-cell table:number-columns-repeated="9"/>
        </table:table-row>
        <table:table-row table:style-name="ro1">
          <table:table-cell office:value-type="float" office:value="1.59186977198394E+018" calcext:value-type="float">
            <text:p>1.59186977198394E+018</text:p>
          </table:table-cell>
          <table:table-cell table:formula="of:=([.A368]-1.59186975110116E+018)*0.000000001" office:value-type="float" office:value="20.882777088" calcext:value-type="float">
            <text:p>20.882777088</text:p>
          </table:table-cell>
          <table:table-cell office:value-type="float" office:value="0.00639999983832" calcext:value-type="float">
            <text:p>0.00639999983832</text:p>
          </table:table-cell>
          <table:table-cell office:value-type="float" office:value="0.00455000018701" calcext:value-type="float">
            <text:p>0.00455000018701</text:p>
          </table:table-cell>
          <table:table-cell office:value-type="float" office:value="-0.00455000018701" calcext:value-type="float">
            <text:p>-0.00455000018701</text:p>
          </table:table-cell>
          <table:table-cell table:style-name="Default" office:value-type="float" office:value="-0.000169999999343" calcext:value-type="float">
            <text:p>-0.000169999999343</text:p>
          </table:table-cell>
          <table:table-cell office:value-type="float" office:value="-1.2521892786" calcext:value-type="float">
            <text:p>-1.2521892786</text:p>
          </table:table-cell>
          <table:table-cell office:value-type="float" office:value="-0.633175551891" calcext:value-type="float">
            <text:p>-0.633175551891</text:p>
          </table:table-cell>
          <table:table-cell office:value-type="float" office:value="-0.894005060196" calcext:value-type="float">
            <text:p>-0.894005060196</text:p>
          </table:table-cell>
          <table:table-cell/>
          <table:table-cell office:value-type="float" office:value="-0.0913999974728" calcext:value-type="float">
            <text:p>-0.0913999974728</text:p>
          </table:table-cell>
          <table:table-cell/>
          <table:table-cell office:value-type="float" office:value="6.15430021286" calcext:value-type="float">
            <text:p>6.15430021286</text:p>
          </table:table-cell>
          <table:table-cell table:number-columns-repeated="9"/>
        </table:table-row>
        <table:table-row table:style-name="ro1">
          <table:table-cell office:value-type="float" office:value="1.59186977203602E+018" calcext:value-type="float">
            <text:p>1.59186977203602E+018</text:p>
          </table:table-cell>
          <table:table-cell table:formula="of:=([.A369]-1.59186975110116E+018)*0.000000001" office:value-type="float" office:value="20.934856704" calcext:value-type="float">
            <text:p>20.934856704</text:p>
          </table:table-cell>
          <table:table-cell office:value-type="float" office:value="0.00889999978244" calcext:value-type="float">
            <text:p>0.00889999978244</text:p>
          </table:table-cell>
          <table:table-cell office:value-type="float" office:value="0.00870999973267" calcext:value-type="float">
            <text:p>0.00870999973267</text:p>
          </table:table-cell>
          <table:table-cell office:value-type="float" office:value="-0.00200999993831" calcext:value-type="float">
            <text:p>-0.00200999993831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5321793556" calcext:value-type="float">
            <text:p>-1.25321793556</text:p>
          </table:table-cell>
          <table:table-cell office:value-type="float" office:value="-0.630366921425" calcext:value-type="float">
            <text:p>-0.630366921425</text:p>
          </table:table-cell>
          <table:table-cell office:value-type="float" office:value="-0.893961668015" calcext:value-type="float">
            <text:p>-0.893961668015</text:p>
          </table:table-cell>
          <table:table-cell/>
          <table:table-cell office:value-type="float" office:value="-0.0950599983335" calcext:value-type="float">
            <text:p>-0.0950599983335</text:p>
          </table:table-cell>
          <table:table-cell/>
          <table:table-cell office:value-type="float" office:value="6.15247011185" calcext:value-type="float">
            <text:p>6.15247011185</text:p>
          </table:table-cell>
          <table:table-cell table:number-columns-repeated="9"/>
        </table:table-row>
        <table:table-row table:style-name="ro1">
          <table:table-cell office:value-type="float" office:value="1.59186977208795E+018" calcext:value-type="float">
            <text:p>1.59186977208795E+018</text:p>
          </table:table-cell>
          <table:table-cell table:formula="of:=([.A370]-1.59186975110116E+018)*0.000000001" office:value-type="float" office:value="20.98678272" calcext:value-type="float">
            <text:p>20.98678272</text:p>
          </table:table-cell>
          <table:table-cell office:value-type="float" office:value="0.0143999997526" calcext:value-type="float">
            <text:p>0.0143999997526</text:p>
          </table:table-cell>
          <table:table-cell office:value-type="float" office:value="0.0129100000486" calcext:value-type="float">
            <text:p>0.0129100000486</text:p>
          </table:table-cell>
          <table:table-cell office:value-type="float" office:value="0.00637000007555" calcext:value-type="float">
            <text:p>0.00637000007555</text:p>
          </table:table-cell>
          <table:table-cell office:value-type="float" office:value="0.0000900000013644" calcext:value-type="float">
            <text:p>9.00E-05</text:p>
          </table:table-cell>
          <table:table-cell office:value-type="float" office:value="-1.25473618507" calcext:value-type="float">
            <text:p>-1.25473618507</text:p>
          </table:table-cell>
          <table:table-cell office:value-type="float" office:value="-0.626462221146" calcext:value-type="float">
            <text:p>-0.626462221146</text:p>
          </table:table-cell>
          <table:table-cell office:value-type="float" office:value="-0.893977046013" calcext:value-type="float">
            <text:p>-0.893977046013</text:p>
          </table:table-cell>
          <table:table-cell/>
          <table:table-cell office:value-type="float" office:value="-0.0906200036407" calcext:value-type="float">
            <text:p>-0.0906200036407</text:p>
          </table:table-cell>
          <table:table-cell/>
          <table:table-cell office:value-type="float" office:value="6.15468978882" calcext:value-type="float">
            <text:p>6.15468978882</text:p>
          </table:table-cell>
          <table:table-cell table:number-columns-repeated="9"/>
        </table:table-row>
        <table:table-row table:style-name="ro1">
          <table:table-cell office:value-type="float" office:value="1.59186977214003E+018" calcext:value-type="float">
            <text:p>1.59186977214003E+018</text:p>
          </table:table-cell>
          <table:table-cell table:formula="of:=([.A371]-1.59186975110116E+018)*0.000000001" office:value-type="float" office:value="21.038870016" calcext:value-type="float">
            <text:p>21.038870016</text:p>
          </table:table-cell>
          <table:table-cell office:value-type="float" office:value="0.0230000000447" calcext:value-type="float">
            <text:p>0.0230000000447</text:p>
          </table:table-cell>
          <table:table-cell office:value-type="float" office:value="0.0146800000221" calcext:value-type="float">
            <text:p>0.0146800000221</text:p>
          </table:table-cell>
          <table:table-cell office:value-type="float" office:value="0.017650000751" calcext:value-type="float">
            <text:p>0.017650000751</text:p>
          </table:table-cell>
          <table:table-cell table:style-name="Default" office:value-type="float" office:value="0.000140000003739" calcext:value-type="float">
            <text:p>0.000140000003739</text:p>
          </table:table-cell>
          <table:table-cell office:value-type="float" office:value="-1.25624442101" calcext:value-type="float">
            <text:p>-1.25624442101</text:p>
          </table:table-cell>
          <table:table-cell office:value-type="float" office:value="-0.622684538364" calcext:value-type="float">
            <text:p>-0.622684538364</text:p>
          </table:table-cell>
          <table:table-cell office:value-type="float" office:value="-0.893991172314" calcext:value-type="float">
            <text:p>-0.893991172314</text:p>
          </table:table-cell>
          <table:table-cell/>
          <table:table-cell office:value-type="float" office:value="-0.0718600004911" calcext:value-type="float">
            <text:p>-0.0718600004911</text:p>
          </table:table-cell>
          <table:table-cell/>
          <table:table-cell office:value-type="float" office:value="6.16407012939" calcext:value-type="float">
            <text:p>6.16407012939</text:p>
          </table:table-cell>
          <table:table-cell table:number-columns-repeated="9"/>
        </table:table-row>
        <table:table-row table:style-name="ro1">
          <table:table-cell office:value-type="float" office:value="1.59186977219219E+018" calcext:value-type="float">
            <text:p>1.59186977219219E+018</text:p>
          </table:table-cell>
          <table:table-cell table:formula="of:=([.A372]-1.59186975110116E+018)*0.000000001" office:value-type="float" office:value="21.091024128" calcext:value-type="float">
            <text:p>21.091024128</text:p>
          </table:table-cell>
          <table:table-cell office:value-type="float" office:value="0.0340000018477" calcext:value-type="float">
            <text:p>0.0340000018477</text:p>
          </table:table-cell>
          <table:table-cell office:value-type="float" office:value="0.0126200001687" calcext:value-type="float">
            <text:p>0.0126200001687</text:p>
          </table:table-cell>
          <table:table-cell office:value-type="float" office:value="0.0315399989486" calcext:value-type="float">
            <text:p>0.0315399989486</text:p>
          </table:table-cell>
          <table:table-cell table:style-name="Default" office:value-type="float" office:value="0.000140000003739" calcext:value-type="float">
            <text:p>0.000140000003739</text:p>
          </table:table-cell>
          <table:table-cell office:value-type="float" office:value="-1.25774848461" calcext:value-type="float">
            <text:p>-1.25774848461</text:p>
          </table:table-cell>
          <table:table-cell office:value-type="float" office:value="-0.618901908398" calcext:value-type="float">
            <text:p>-0.618901908398</text:p>
          </table:table-cell>
          <table:table-cell office:value-type="float" office:value="-0.894018828869" calcext:value-type="float">
            <text:p>-0.894018828869</text:p>
          </table:table-cell>
          <table:table-cell/>
          <table:table-cell office:value-type="float" office:value="-0.0427399985492" calcext:value-type="float">
            <text:p>-0.0427399985492</text:p>
          </table:table-cell>
          <table:table-cell/>
          <table:table-cell office:value-type="float" office:value="6.17862987518" calcext:value-type="float">
            <text:p>6.17862987518</text:p>
          </table:table-cell>
          <table:table-cell table:number-columns-repeated="9"/>
        </table:table-row>
        <table:table-row table:style-name="ro1">
          <table:table-cell office:value-type="float" office:value="1.59186977224385E+018" calcext:value-type="float">
            <text:p>1.59186977224385E+018</text:p>
          </table:table-cell>
          <table:table-cell table:formula="of:=([.A373]-1.59186975110116E+018)*0.000000001" office:value-type="float" office:value="21.142682624" calcext:value-type="float">
            <text:p>21.142682624</text:p>
          </table:table-cell>
          <table:table-cell office:value-type="float" office:value="0.0450999997556" calcext:value-type="float">
            <text:p>0.0450999997556</text:p>
          </table:table-cell>
          <table:table-cell office:value-type="float" office:value="0.00641999999061" calcext:value-type="float">
            <text:p>0.00641999999061</text:p>
          </table:table-cell>
          <table:table-cell office:value-type="float" office:value="0.0446100011468" calcext:value-type="float">
            <text:p>0.0446100011468</text:p>
          </table:table-cell>
          <table:table-cell table:style-name="Default" office:value-type="float" office:value="0.000220000001718" calcext:value-type="float">
            <text:p>0.000220000001718</text:p>
          </table:table-cell>
          <table:table-cell office:value-type="float" office:value="-1.25935018063" calcext:value-type="float">
            <text:p>-1.25935018063</text:p>
          </table:table-cell>
          <table:table-cell office:value-type="float" office:value="-0.614952147007" calcext:value-type="float">
            <text:p>-0.614952147007</text:p>
          </table:table-cell>
          <table:table-cell office:value-type="float" office:value="-0.894018650055" calcext:value-type="float">
            <text:p>-0.894018650055</text:p>
          </table:table-cell>
          <table:table-cell/>
          <table:table-cell office:value-type="float" office:value="-0.00771000003442" calcext:value-type="float">
            <text:p>-0.00771000003442</text:p>
          </table:table-cell>
          <table:table-cell/>
          <table:table-cell office:value-type="float" office:value="6.19614505768" calcext:value-type="float">
            <text:p>6.19614505768</text:p>
          </table:table-cell>
          <table:table-cell table:number-columns-repeated="9"/>
        </table:table-row>
        <table:table-row table:style-name="ro1">
          <table:table-cell office:value-type="float" office:value="1.59186977229577E+018" calcext:value-type="float">
            <text:p>1.59186977229577E+018</text:p>
          </table:table-cell>
          <table:table-cell table:formula="of:=([.A374]-1.59186975110116E+018)*0.000000001" office:value-type="float" office:value="21.194604032" calcext:value-type="float">
            <text:p>21.194604032</text:p>
          </table:table-cell>
          <table:table-cell office:value-type="float" office:value="0.0542999990284" calcext:value-type="float">
            <text:p>0.0542999990284</text:p>
          </table:table-cell>
          <table:table-cell office:value-type="float" office:value="-0.00230999989435" calcext:value-type="float">
            <text:p>-0.00230999989435</text:p>
          </table:table-cell>
          <table:table-cell office:value-type="float" office:value="0.0542600005865" calcext:value-type="float">
            <text:p>0.0542600005865</text:p>
          </table:table-cell>
          <table:table-cell office:value-type="float" office:value="0.0000999999974738" calcext:value-type="float">
            <text:p>1.00E-04</text:p>
          </table:table-cell>
          <table:table-cell office:value-type="float" office:value="-1.26084530354" calcext:value-type="float">
            <text:p>-1.26084530354</text:p>
          </table:table-cell>
          <table:table-cell office:value-type="float" office:value="-0.611256599426" calcext:value-type="float">
            <text:p>-0.611256599426</text:p>
          </table:table-cell>
          <table:table-cell office:value-type="float" office:value="-0.894001126289" calcext:value-type="float">
            <text:p>-0.894001126289</text:p>
          </table:table-cell>
          <table:table-cell/>
          <table:table-cell office:value-type="float" office:value="0.0306700002402" calcext:value-type="float">
            <text:p>0.0306700002402</text:p>
          </table:table-cell>
          <table:table-cell/>
          <table:table-cell office:value-type="float" office:value="6.21533489227" calcext:value-type="float">
            <text:p>6.21533489227</text:p>
          </table:table-cell>
          <table:table-cell table:number-columns-repeated="9"/>
        </table:table-row>
        <table:table-row table:style-name="ro1">
          <table:table-cell office:value-type="float" office:value="1.5918697723487E+018" calcext:value-type="float">
            <text:p>1.5918697723487E+018</text:p>
          </table:table-cell>
          <table:table-cell table:formula="of:=([.A375]-1.59186975110116E+018)*0.000000001" office:value-type="float" office:value="21.247531008" calcext:value-type="float">
            <text:p>21.247531008</text:p>
          </table:table-cell>
          <table:table-cell office:value-type="float" office:value="0.0612000003457" calcext:value-type="float">
            <text:p>0.0612000003457</text:p>
          </table:table-cell>
          <table:table-cell office:value-type="float" office:value="-0.0121499998495" calcext:value-type="float">
            <text:p>-0.0121499998495</text:p>
          </table:table-cell>
          <table:table-cell office:value-type="float" office:value="0.0599800013006" calcext:value-type="float">
            <text:p>0.0599800013006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1.26248049736" calcext:value-type="float">
            <text:p>-1.26248049736</text:p>
          </table:table-cell>
          <table:table-cell office:value-type="float" office:value="-0.607172846794" calcext:value-type="float">
            <text:p>-0.607172846794</text:p>
          </table:table-cell>
          <table:table-cell office:value-type="float" office:value="-0.894008994102" calcext:value-type="float">
            <text:p>-0.894008994102</text:p>
          </table:table-cell>
          <table:table-cell/>
          <table:table-cell office:value-type="float" office:value="0.0668300017715" calcext:value-type="float">
            <text:p>0.0668300017715</text:p>
          </table:table-cell>
          <table:table-cell/>
          <table:table-cell office:value-type="float" office:value="6.2334151268" calcext:value-type="float">
            <text:p>6.2334151268</text:p>
          </table:table-cell>
          <table:table-cell table:number-columns-repeated="9"/>
        </table:table-row>
        <table:table-row table:style-name="ro1">
          <table:table-cell office:value-type="float" office:value="1.59186977240122E+018" calcext:value-type="float">
            <text:p>1.59186977240122E+018</text:p>
          </table:table-cell>
          <table:table-cell table:formula="of:=([.A376]-1.59186975110116E+018)*0.000000001" office:value-type="float" office:value="21.300054784" calcext:value-type="float">
            <text:p>21.300054784</text:p>
          </table:table-cell>
          <table:table-cell office:value-type="float" office:value="0.0653999969363" calcext:value-type="float">
            <text:p>0.0653999969363</text:p>
          </table:table-cell>
          <table:table-cell office:value-type="float" office:value="-0.019750000909" calcext:value-type="float">
            <text:p>-0.019750000909</text:p>
          </table:table-cell>
          <table:table-cell office:value-type="float" office:value="0.0623800009489" calcext:value-type="float">
            <text:p>0.0623800009489</text:p>
          </table:table-cell>
          <table:table-cell table:style-name="Default" office:value-type="float" office:value="-0.000119999996969" calcext:value-type="float">
            <text:p>-0.000119999996969</text:p>
          </table:table-cell>
          <table:table-cell office:value-type="float" office:value="-1.26408791542" calcext:value-type="float">
            <text:p>-1.26408791542</text:p>
          </table:table-cell>
          <table:table-cell office:value-type="float" office:value="-0.603195846081" calcext:value-type="float">
            <text:p>-0.603195846081</text:p>
          </table:table-cell>
          <table:table-cell office:value-type="float" office:value="-0.89399266243" calcext:value-type="float">
            <text:p>-0.89399266243</text:p>
          </table:table-cell>
          <table:table-cell/>
          <table:table-cell office:value-type="float" office:value="0.094460003078" calcext:value-type="float">
            <text:p>0.094460003078</text:p>
          </table:table-cell>
          <table:table-cell/>
          <table:table-cell office:value-type="float" office:value="6.24723005295" calcext:value-type="float">
            <text:p>6.24723005295</text:p>
          </table:table-cell>
          <table:table-cell table:number-columns-repeated="9"/>
        </table:table-row>
        <table:table-row table:style-name="ro1">
          <table:table-cell office:value-type="float" office:value="1.59186977250243E+018" calcext:value-type="float">
            <text:p>1.59186977250243E+018</text:p>
          </table:table-cell>
          <table:table-cell table:formula="of:=([.A377]-1.59186975110116E+018)*0.000000001" office:value-type="float" office:value="21.401270784" calcext:value-type="float">
            <text:p>21.401270784</text:p>
          </table:table-cell>
          <table:table-cell office:value-type="float" office:value="0.0681999996305" calcext:value-type="float">
            <text:p>0.0681999996305</text:p>
          </table:table-cell>
          <table:table-cell office:value-type="float" office:value="-0.0242100004107" calcext:value-type="float">
            <text:p>-0.0242100004107</text:p>
          </table:table-cell>
          <table:table-cell office:value-type="float" office:value="0.0637099966407" calcext:value-type="float">
            <text:p>0.0637099966407</text:p>
          </table:table-cell>
          <table:table-cell office:value-type="float" office:value="-0.000079999997979" calcext:value-type="float">
            <text:p>-8.00E-05</text:p>
          </table:table-cell>
          <table:table-cell office:value-type="float" office:value="-1.26706659794" calcext:value-type="float">
            <text:p>-1.26706659794</text:p>
          </table:table-cell>
          <table:table-cell office:value-type="float" office:value="-0.595719516277" calcext:value-type="float">
            <text:p>-0.595719516277</text:p>
          </table:table-cell>
          <table:table-cell office:value-type="float" office:value="-0.893976211548" calcext:value-type="float">
            <text:p>-0.893976211548</text:p>
          </table:table-cell>
          <table:table-cell/>
          <table:table-cell office:value-type="float" office:value="0.101920001209" calcext:value-type="float">
            <text:p>0.101920001209</text:p>
          </table:table-cell>
          <table:table-cell/>
          <table:table-cell office:value-type="float" office:value="6.2509598732" calcext:value-type="float">
            <text:p>6.2509598732</text:p>
          </table:table-cell>
          <table:table-cell table:number-columns-repeated="9"/>
        </table:table-row>
        <table:table-row table:style-name="ro1">
          <table:table-cell office:value-type="float" office:value="1.59186977255439E+018" calcext:value-type="float">
            <text:p>1.59186977255439E+018</text:p>
          </table:table-cell>
          <table:table-cell table:formula="of:=([.A378]-1.59186975110116E+018)*0.000000001" office:value-type="float" office:value="21.453230848" calcext:value-type="float">
            <text:p>21.453230848</text:p>
          </table:table-cell>
          <table:table-cell office:value-type="float" office:value="0.0778999999166" calcext:value-type="float">
            <text:p>0.0778999999166</text:p>
          </table:table-cell>
          <table:table-cell office:value-type="float" office:value="-0.0287299994379" calcext:value-type="float">
            <text:p>-0.0287299994379</text:p>
          </table:table-cell>
          <table:table-cell office:value-type="float" office:value="0.0723799988627" calcext:value-type="float">
            <text:p>0.0723799988627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6857602596" calcext:value-type="float">
            <text:p>-1.26857602596</text:p>
          </table:table-cell>
          <table:table-cell office:value-type="float" office:value="-0.591883718967" calcext:value-type="float">
            <text:p>-0.591883718967</text:p>
          </table:table-cell>
          <table:table-cell office:value-type="float" office:value="-0.893998503685" calcext:value-type="float">
            <text:p>-0.893998503685</text:p>
          </table:table-cell>
          <table:table-cell/>
          <table:table-cell office:value-type="float" office:value="0.125339999795" calcext:value-type="float">
            <text:p>0.125339999795</text:p>
          </table:table-cell>
          <table:table-cell/>
          <table:table-cell office:value-type="float" office:value="6.26267004013" calcext:value-type="float">
            <text:p>6.26267004013</text:p>
          </table:table-cell>
          <table:table-cell table:number-columns-repeated="9"/>
        </table:table-row>
        <table:table-row table:style-name="ro1">
          <table:table-cell office:value-type="float" office:value="1.59186977260598E+018" calcext:value-type="float">
            <text:p>1.59186977260598E+018</text:p>
          </table:table-cell>
          <table:table-cell table:formula="of:=([.A379]-1.59186975110116E+018)*0.000000001" office:value-type="float" office:value="21.504814848" calcext:value-type="float">
            <text:p>21.504814848</text:p>
          </table:table-cell>
          <table:table-cell office:value-type="float" office:value="0.0800999999046" calcext:value-type="float">
            <text:p>0.0800999999046</text:p>
          </table:table-cell>
          <table:table-cell office:value-type="float" office:value="-0.0297100003809" calcext:value-type="float">
            <text:p>-0.0297100003809</text:p>
          </table:table-cell>
          <table:table-cell office:value-type="float" office:value="0.0743499994278" calcext:value-type="float">
            <text:p>0.0743499994278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7015066147" calcext:value-type="float">
            <text:p>-1.27015066147</text:p>
          </table:table-cell>
          <table:table-cell office:value-type="float" office:value="-0.587990045547" calcext:value-type="float">
            <text:p>-0.587990045547</text:p>
          </table:table-cell>
          <table:table-cell office:value-type="float" office:value="-0.893969714642" calcext:value-type="float">
            <text:p>-0.893969714642</text:p>
          </table:table-cell>
          <table:table-cell/>
          <table:table-cell office:value-type="float" office:value="0.124920003116" calcext:value-type="float">
            <text:p>0.124920003116</text:p>
          </table:table-cell>
          <table:table-cell/>
          <table:table-cell office:value-type="float" office:value="6.26246023178" calcext:value-type="float">
            <text:p>6.26246023178</text:p>
          </table:table-cell>
          <table:table-cell table:number-columns-repeated="9"/>
        </table:table-row>
        <table:table-row table:style-name="ro1">
          <table:table-cell office:value-type="float" office:value="1.59186977265796E+018" calcext:value-type="float">
            <text:p>1.59186977265796E+018</text:p>
          </table:table-cell>
          <table:table-cell table:formula="of:=([.A380]-1.59186975110116E+018)*0.000000001" office:value-type="float" office:value="21.556797952" calcext:value-type="float">
            <text:p>21.556797952</text:p>
          </table:table-cell>
          <table:table-cell office:value-type="float" office:value="0.0798999965191" calcext:value-type="float">
            <text:p>0.0798999965191</text:p>
          </table:table-cell>
          <table:table-cell office:value-type="float" office:value="-0.0296500008553" calcext:value-type="float">
            <text:p>-0.0296500008553</text:p>
          </table:table-cell>
          <table:table-cell office:value-type="float" office:value="0.0741500034928" calcext:value-type="float">
            <text:p>0.0741500034928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7163875103" calcext:value-type="float">
            <text:p>-1.27163875103</text:p>
          </table:table-cell>
          <table:table-cell office:value-type="float" office:value="-0.584198057652" calcext:value-type="float">
            <text:p>-0.584198057652</text:p>
          </table:table-cell>
          <table:table-cell office:value-type="float" office:value="-0.893982350826" calcext:value-type="float">
            <text:p>-0.893982350826</text:p>
          </table:table-cell>
          <table:table-cell/>
          <table:table-cell office:value-type="float" office:value="0.114909999073" calcext:value-type="float">
            <text:p>0.114909999073</text:p>
          </table:table-cell>
          <table:table-cell/>
          <table:table-cell office:value-type="float" office:value="6.25745487213" calcext:value-type="float">
            <text:p>6.25745487213</text:p>
          </table:table-cell>
          <table:table-cell table:number-columns-repeated="9"/>
        </table:table-row>
        <table:table-row table:style-name="ro1">
          <table:table-cell office:value-type="float" office:value="1.5918697727101E+018" calcext:value-type="float">
            <text:p>1.5918697727101E+018</text:p>
          </table:table-cell>
          <table:table-cell table:formula="of:=([.A381]-1.59186975110116E+018)*0.000000001" office:value-type="float" office:value="21.608931584" calcext:value-type="float">
            <text:p>21.608931584</text:p>
          </table:table-cell>
          <table:table-cell office:value-type="float" office:value="0.0798999965191" calcext:value-type="float">
            <text:p>0.0798999965191</text:p>
          </table:table-cell>
          <table:table-cell office:value-type="float" office:value="-0.0295499991626" calcext:value-type="float">
            <text:p>-0.0295499991626</text:p>
          </table:table-cell>
          <table:table-cell office:value-type="float" office:value="0.0742300003767" calcext:value-type="float">
            <text:p>0.0742300003767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7308917046" calcext:value-type="float">
            <text:p>-1.27308917046</text:p>
          </table:table-cell>
          <table:table-cell office:value-type="float" office:value="-0.580367565155" calcext:value-type="float">
            <text:p>-0.580367565155</text:p>
          </table:table-cell>
          <table:table-cell office:value-type="float" office:value="-0.893999516964" calcext:value-type="float">
            <text:p>-0.893999516964</text:p>
          </table:table-cell>
          <table:table-cell/>
          <table:table-cell office:value-type="float" office:value="0.0998099967837" calcext:value-type="float">
            <text:p>0.0998099967837</text:p>
          </table:table-cell>
          <table:table-cell/>
          <table:table-cell office:value-type="float" office:value="6.24990510941" calcext:value-type="float">
            <text:p>6.24990510941</text:p>
          </table:table-cell>
          <table:table-cell table:number-columns-repeated="9"/>
        </table:table-row>
        <table:table-row table:style-name="ro1">
          <table:table-cell office:value-type="float" office:value="1.59186977276479E+018" calcext:value-type="float">
            <text:p>1.59186977276479E+018</text:p>
          </table:table-cell>
          <table:table-cell table:formula="of:=([.A382]-1.59186975110116E+018)*0.000000001" office:value-type="float" office:value="21.663625216" calcext:value-type="float">
            <text:p>21.663625216</text:p>
          </table:table-cell>
          <table:table-cell office:value-type="float" office:value="0.076099999249" calcext:value-type="float">
            <text:p>0.076099999249</text:p>
          </table:table-cell>
          <table:table-cell office:value-type="float" office:value="-0.0281600002199" calcext:value-type="float">
            <text:p>-0.0281600002199</text:p>
          </table:table-cell>
          <table:table-cell office:value-type="float" office:value="0.070710003376" calcext:value-type="float">
            <text:p>0.070710003376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1.27387225628" calcext:value-type="float">
            <text:p>-1.27387225628</text:p>
          </table:table-cell>
          <table:table-cell office:value-type="float" office:value="-0.578413724899" calcext:value-type="float">
            <text:p>-0.578413724899</text:p>
          </table:table-cell>
          <table:table-cell office:value-type="float" office:value="-0.894001603127" calcext:value-type="float">
            <text:p>-0.894001603127</text:p>
          </table:table-cell>
          <table:table-cell/>
          <table:table-cell office:value-type="float" office:value="0.0735199972987" calcext:value-type="float">
            <text:p>0.0735199972987</text:p>
          </table:table-cell>
          <table:table-cell/>
          <table:table-cell office:value-type="float" office:value="6.23676013947" calcext:value-type="float">
            <text:p>6.23676013947</text:p>
          </table:table-cell>
          <table:table-cell table:number-columns-repeated="9"/>
        </table:table-row>
        <table:table-row table:style-name="ro1">
          <table:table-cell office:value-type="float" office:value="1.59186977286735E+018" calcext:value-type="float">
            <text:p>1.59186977286735E+018</text:p>
          </table:table-cell>
          <table:table-cell table:formula="of:=([.A383]-1.59186975110116E+018)*0.000000001" office:value-type="float" office:value="21.766189056" calcext:value-type="float">
            <text:p>21.766189056</text:p>
          </table:table-cell>
          <table:table-cell office:value-type="float" office:value="0.0634000003338" calcext:value-type="float">
            <text:p>0.0634000003338</text:p>
          </table:table-cell>
          <table:table-cell office:value-type="float" office:value="-0.0235099997371" calcext:value-type="float">
            <text:p>-0.0235099997371</text:p>
          </table:table-cell>
          <table:table-cell office:value-type="float" office:value="0.0588899999857" calcext:value-type="float">
            <text:p>0.0588899999857</text:p>
          </table:table-cell>
          <table:table-cell office:value-type="float" office:value="0.0000700000018696" calcext:value-type="float">
            <text:p>7.00E-05</text:p>
          </table:table-cell>
          <table:table-cell office:value-type="float" office:value="-1.27400755882" calcext:value-type="float">
            <text:p>-1.27400755882</text:p>
          </table:table-cell>
          <table:table-cell office:value-type="float" office:value="-0.578234016895" calcext:value-type="float">
            <text:p>-0.578234016895</text:p>
          </table:table-cell>
          <table:table-cell office:value-type="float" office:value="-0.893975555897" calcext:value-type="float">
            <text:p>-0.893975555897</text:p>
          </table:table-cell>
          <table:table-cell/>
          <table:table-cell office:value-type="float" office:value="0.0293499995023" calcext:value-type="float">
            <text:p>0.0293499995023</text:p>
          </table:table-cell>
          <table:table-cell/>
          <table:table-cell office:value-type="float" office:value="6.21467494965" calcext:value-type="float">
            <text:p>6.21467494965</text:p>
          </table:table-cell>
          <table:table-cell table:number-columns-repeated="9"/>
        </table:table-row>
        <table:table-row table:style-name="ro1">
          <table:table-cell office:value-type="float" office:value="1.59186977291856E+018" calcext:value-type="float">
            <text:p>1.59186977291856E+018</text:p>
          </table:table-cell>
          <table:table-cell table:formula="of:=([.A384]-1.59186975110116E+018)*0.000000001" office:value-type="float" office:value="21.817395968" calcext:value-type="float">
            <text:p>21.817395968</text:p>
          </table:table-cell>
          <table:table-cell office:value-type="float" office:value="0.0570000000298" calcext:value-type="float">
            <text:p>0.0570000000298</text:p>
          </table:table-cell>
          <table:table-cell office:value-type="float" office:value="-0.0205600000918" calcext:value-type="float">
            <text:p>-0.0205600000918</text:p>
          </table:table-cell>
          <table:table-cell office:value-type="float" office:value="0.053149998188" calcext:value-type="float">
            <text:p>0.053149998188</text:p>
          </table:table-cell>
          <table:table-cell table:style-name="Default" office:value-type="float" office:value="-0.000119999996969" calcext:value-type="float">
            <text:p>-0.000119999996969</text:p>
          </table:table-cell>
          <table:table-cell office:value-type="float" office:value="-1.27364885807" calcext:value-type="float">
            <text:p>-1.27364885807</text:p>
          </table:table-cell>
          <table:table-cell office:value-type="float" office:value="-0.578154802322" calcext:value-type="float">
            <text:p>-0.578154802322</text:p>
          </table:table-cell>
          <table:table-cell office:value-type="float" office:value="-0.894076883793" calcext:value-type="float">
            <text:p>-0.894076883793</text:p>
          </table:table-cell>
          <table:table-cell/>
          <table:table-cell office:value-type="float" office:value="0.00433999998495" calcext:value-type="float">
            <text:p>0.00433999998495</text:p>
          </table:table-cell>
          <table:table-cell/>
          <table:table-cell office:value-type="float" office:value="6.20216989517" calcext:value-type="float">
            <text:p>6.20216989517</text:p>
          </table:table-cell>
          <table:table-cell table:number-columns-repeated="9"/>
        </table:table-row>
        <table:table-row table:style-name="ro1">
          <table:table-cell office:value-type="float" office:value="1.5918697729699E+018" calcext:value-type="float">
            <text:p>1.5918697729699E+018</text:p>
          </table:table-cell>
          <table:table-cell table:formula="of:=([.A385]-1.59186975110116E+018)*0.000000001" office:value-type="float" office:value="21.868732928" calcext:value-type="float">
            <text:p>21.868732928</text:p>
          </table:table-cell>
          <table:table-cell office:value-type="float" office:value="0.0487000010908" calcext:value-type="float">
            <text:p>0.0487000010908</text:p>
          </table:table-cell>
          <table:table-cell office:value-type="float" office:value="-0.0148499999195" calcext:value-type="float">
            <text:p>-0.0148499999195</text:p>
          </table:table-cell>
          <table:table-cell office:value-type="float" office:value="0.0463300012052" calcext:value-type="float">
            <text:p>0.0463300012052</text:p>
          </table:table-cell>
          <table:table-cell table:style-name="Default" office:value-type="float" office:value="-0.000119999996969" calcext:value-type="float">
            <text:p>-0.000119999996969</text:p>
          </table:table-cell>
          <table:table-cell office:value-type="float" office:value="-1.27170479298" calcext:value-type="float">
            <text:p>-1.27170479298</text:p>
          </table:table-cell>
          <table:table-cell office:value-type="float" office:value="-0.578389465809" calcext:value-type="float">
            <text:p>-0.578389465809</text:p>
          </table:table-cell>
          <table:table-cell office:value-type="float" office:value="-0.894083142281" calcext:value-type="float">
            <text:p>-0.894083142281</text:p>
          </table:table-cell>
          <table:table-cell/>
          <table:table-cell office:value-type="float" office:value="-0.0201200004667" calcext:value-type="float">
            <text:p>-0.0201200004667</text:p>
          </table:table-cell>
          <table:table-cell/>
          <table:table-cell office:value-type="float" office:value="6.18993997574" calcext:value-type="float">
            <text:p>6.18993997574</text:p>
          </table:table-cell>
          <table:table-cell table:number-columns-repeated="9"/>
        </table:table-row>
        <table:table-row table:style-name="ro1">
          <table:table-cell office:value-type="float" office:value="1.59186977302338E+018" calcext:value-type="float">
            <text:p>1.59186977302338E+018</text:p>
          </table:table-cell>
          <table:table-cell table:formula="of:=([.A386]-1.59186975110116E+018)*0.000000001" office:value-type="float" office:value="21.922212608" calcext:value-type="float">
            <text:p>21.922212608</text:p>
          </table:table-cell>
          <table:table-cell office:value-type="float" office:value="0.0381999984384" calcext:value-type="float">
            <text:p>0.0381999984384</text:p>
          </table:table-cell>
          <table:table-cell office:value-type="float" office:value="-0.00615999987349" calcext:value-type="float">
            <text:p>-0.00615999987349</text:p>
          </table:table-cell>
          <table:table-cell office:value-type="float" office:value="0.0376800000668" calcext:value-type="float">
            <text:p>0.0376800000668</text:p>
          </table:table-cell>
          <table:table-cell office:value-type="float" office:value="0.0000700000018696" calcext:value-type="float">
            <text:p>7.00E-05</text:p>
          </table:table-cell>
          <table:table-cell office:value-type="float" office:value="-1.26791918278" calcext:value-type="float">
            <text:p>-1.26791918278</text:p>
          </table:table-cell>
          <table:table-cell office:value-type="float" office:value="-0.579754173756" calcext:value-type="float">
            <text:p>-0.579754173756</text:p>
          </table:table-cell>
          <table:table-cell office:value-type="float" office:value="-0.893946170807" calcext:value-type="float">
            <text:p>-0.893946170807</text:p>
          </table:table-cell>
          <table:table-cell/>
          <table:table-cell office:value-type="float" office:value="-0.0437199994922" calcext:value-type="float">
            <text:p>-0.0437199994922</text:p>
          </table:table-cell>
          <table:table-cell/>
          <table:table-cell office:value-type="float" office:value="6.17814016342" calcext:value-type="float">
            <text:p>6.17814016342</text:p>
          </table:table-cell>
          <table:table-cell table:number-columns-repeated="9"/>
        </table:table-row>
        <table:table-row table:style-name="ro1">
          <table:table-cell office:value-type="float" office:value="1.59186977307546E+018" calcext:value-type="float">
            <text:p>1.59186977307546E+018</text:p>
          </table:table-cell>
          <table:table-cell table:formula="of:=([.A387]-1.59186975110116E+018)*0.000000001" office:value-type="float" office:value="21.974299136" calcext:value-type="float">
            <text:p>21.974299136</text:p>
          </table:table-cell>
          <table:table-cell office:value-type="float" office:value="0.0260000005364" calcext:value-type="float">
            <text:p>0.0260000005364</text:p>
          </table:table-cell>
          <table:table-cell office:value-type="float" office:value="0.00506999995559" calcext:value-type="float">
            <text:p>0.00506999995559</text:p>
          </table:table-cell>
          <table:table-cell office:value-type="float" office:value="0.0255200006068" calcext:value-type="float">
            <text:p>0.0255200006068</text:p>
          </table:table-cell>
          <table:table-cell office:value-type="float" office:value="0.0000999999974738" calcext:value-type="float">
            <text:p>1.00E-04</text:p>
          </table:table-cell>
          <table:table-cell office:value-type="float" office:value="-1.26415932178" calcext:value-type="float">
            <text:p>-1.26415932178</text:p>
          </table:table-cell>
          <table:table-cell office:value-type="float" office:value="-0.581097662449" calcext:value-type="float">
            <text:p>-0.581097662449</text:p>
          </table:table-cell>
          <table:table-cell office:value-type="float" office:value="-0.893918275833" calcext:value-type="float">
            <text:p>-0.893918275833</text:p>
          </table:table-cell>
          <table:table-cell/>
          <table:table-cell office:value-type="float" office:value="-0.0736399963498" calcext:value-type="float">
            <text:p>-0.0736399963498</text:p>
          </table:table-cell>
          <table:table-cell/>
          <table:table-cell office:value-type="float" office:value="6.16317987442" calcext:value-type="float">
            <text:p>6.16317987442</text:p>
          </table:table-cell>
          <table:table-cell table:number-columns-repeated="9"/>
        </table:table-row>
        <table:table-row table:style-name="ro1">
          <table:table-cell office:value-type="float" office:value="1.59186977312774E+018" calcext:value-type="float">
            <text:p>1.59186977312774E+018</text:p>
          </table:table-cell>
          <table:table-cell table:formula="of:=([.A388]-1.59186975110116E+018)*0.000000001" office:value-type="float" office:value="22.02658048" calcext:value-type="float">
            <text:p>22.02658048</text:p>
          </table:table-cell>
          <table:table-cell office:value-type="float" office:value="0.0241999998689" calcext:value-type="float">
            <text:p>0.0241999998689</text:p>
          </table:table-cell>
          <table:table-cell office:value-type="float" office:value="0.0131599996239" calcext:value-type="float">
            <text:p>0.0131599996239</text:p>
          </table:table-cell>
          <table:table-cell office:value-type="float" office:value="0.0202799998224" calcext:value-type="float">
            <text:p>0.0202799998224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1.26102995872" calcext:value-type="float">
            <text:p>-1.26102995872</text:p>
          </table:table-cell>
          <table:table-cell office:value-type="float" office:value="-0.580257415771" calcext:value-type="float">
            <text:p>-0.580257415771</text:p>
          </table:table-cell>
          <table:table-cell office:value-type="float" office:value="-0.894009411335" calcext:value-type="float">
            <text:p>-0.894009411335</text:p>
          </table:table-cell>
          <table:table-cell/>
          <table:table-cell office:value-type="float" office:value="-0.0936599969864" calcext:value-type="float">
            <text:p>-0.0936599969864</text:p>
          </table:table-cell>
          <table:table-cell/>
          <table:table-cell office:value-type="float" office:value="6.1531701088" calcext:value-type="float">
            <text:p>6.1531701088</text:p>
          </table:table-cell>
          <table:table-cell table:number-columns-repeated="9"/>
        </table:table-row>
        <table:table-row table:style-name="ro1">
          <table:table-cell office:value-type="float" office:value="1.59186977318137E+018" calcext:value-type="float">
            <text:p>1.59186977318137E+018</text:p>
          </table:table-cell>
          <table:table-cell table:formula="of:=([.A389]-1.59186975110116E+018)*0.000000001" office:value-type="float" office:value="22.080208128" calcext:value-type="float">
            <text:p>22.080208128</text:p>
          </table:table-cell>
          <table:table-cell office:value-type="float" office:value="0.0271000005305" calcext:value-type="float">
            <text:p>0.0271000005305</text:p>
          </table:table-cell>
          <table:table-cell office:value-type="float" office:value="0.0210200008005" calcext:value-type="float">
            <text:p>0.0210200008005</text:p>
          </table:table-cell>
          <table:table-cell office:value-type="float" office:value="0.0170900002122" calcext:value-type="float">
            <text:p>0.0170900002122</text:p>
          </table:table-cell>
          <table:table-cell table:style-name="Default" office:value-type="float" office:value="-0.000119999996969" calcext:value-type="float">
            <text:p>-0.000119999996969</text:p>
          </table:table-cell>
          <table:table-cell office:value-type="float" office:value="-1.25805687904" calcext:value-type="float">
            <text:p>-1.25805687904</text:p>
          </table:table-cell>
          <table:table-cell office:value-type="float" office:value="-0.578153789043" calcext:value-type="float">
            <text:p>-0.578153789043</text:p>
          </table:table-cell>
          <table:table-cell office:value-type="float" office:value="-0.894036054611" calcext:value-type="float">
            <text:p>-0.894036054611</text:p>
          </table:table-cell>
          <table:table-cell/>
          <table:table-cell office:value-type="float" office:value="-0.0921100005507" calcext:value-type="float">
            <text:p>-0.0921100005507</text:p>
          </table:table-cell>
          <table:table-cell/>
          <table:table-cell office:value-type="float" office:value="6.15394496918" calcext:value-type="float">
            <text:p>6.15394496918</text:p>
          </table:table-cell>
          <table:table-cell table:number-columns-repeated="9"/>
        </table:table-row>
        <table:table-row table:style-name="ro1">
          <table:table-cell office:value-type="float" office:value="1.59186977323337E+018" calcext:value-type="float">
            <text:p>1.59186977323337E+018</text:p>
          </table:table-cell>
          <table:table-cell table:formula="of:=([.A390]-1.59186975110116E+018)*0.000000001" office:value-type="float" office:value="22.132206848" calcext:value-type="float">
            <text:p>22.132206848</text:p>
          </table:table-cell>
          <table:table-cell office:value-type="float" office:value="0.0307999998331" calcext:value-type="float">
            <text:p>0.0307999998331</text:p>
          </table:table-cell>
          <table:table-cell office:value-type="float" office:value="0.0293600000441" calcext:value-type="float">
            <text:p>0.0293600000441</text:p>
          </table:table-cell>
          <table:table-cell office:value-type="float" office:value="0.00929000042379" calcext:value-type="float">
            <text:p>0.00929000042379</text:p>
          </table:table-cell>
          <table:table-cell table:style-name="Default" office:value-type="float" office:value="0.000169999999343" calcext:value-type="float">
            <text:p>0.000169999999343</text:p>
          </table:table-cell>
          <table:table-cell office:value-type="float" office:value="-1.25474464893" calcext:value-type="float">
            <text:p>-1.25474464893</text:p>
          </table:table-cell>
          <table:table-cell office:value-type="float" office:value="-0.578854799271" calcext:value-type="float">
            <text:p>-0.578854799271</text:p>
          </table:table-cell>
          <table:table-cell office:value-type="float" office:value="-0.893883228302" calcext:value-type="float">
            <text:p>-0.893883228302</text:p>
          </table:table-cell>
          <table:table-cell/>
          <table:table-cell office:value-type="float" office:value="-0.0853300020099" calcext:value-type="float">
            <text:p>-0.0853300020099</text:p>
          </table:table-cell>
          <table:table-cell/>
          <table:table-cell office:value-type="float" office:value="6.15733480453" calcext:value-type="float">
            <text:p>6.15733480453</text:p>
          </table:table-cell>
          <table:table-cell table:number-columns-repeated="9"/>
        </table:table-row>
        <table:table-row table:style-name="ro1">
          <table:table-cell office:value-type="float" office:value="1.59186977328507E+018" calcext:value-type="float">
            <text:p>1.59186977328507E+018</text:p>
          </table:table-cell>
          <table:table-cell table:formula="of:=([.A391]-1.59186975110116E+018)*0.000000001" office:value-type="float" office:value="22.183906816" calcext:value-type="float">
            <text:p>22.183906816</text:p>
          </table:table-cell>
          <table:table-cell office:value-type="float" office:value="0.0373000018299" calcext:value-type="float">
            <text:p>0.0373000018299</text:p>
          </table:table-cell>
          <table:table-cell office:value-type="float" office:value="0.0372599996626" calcext:value-type="float">
            <text:p>0.0372599996626</text:p>
          </table:table-cell>
          <table:table-cell office:value-type="float" office:value="-0.00181000004523" calcext:value-type="float">
            <text:p>-0.00181000004523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516657114" calcext:value-type="float">
            <text:p>-1.2516657114</text:p>
          </table:table-cell>
          <table:table-cell office:value-type="float" office:value="-0.581409811974" calcext:value-type="float">
            <text:p>-0.581409811974</text:p>
          </table:table-cell>
          <table:table-cell office:value-type="float" office:value="-0.894002735615" calcext:value-type="float">
            <text:p>-0.894002735615</text:p>
          </table:table-cell>
          <table:table-cell/>
          <table:table-cell office:value-type="float" office:value="-0.0740899965167" calcext:value-type="float">
            <text:p>-0.0740899965167</text:p>
          </table:table-cell>
          <table:table-cell/>
          <table:table-cell office:value-type="float" office:value="6.16295480728" calcext:value-type="float">
            <text:p>6.16295480728</text:p>
          </table:table-cell>
          <table:table-cell table:number-columns-repeated="9"/>
        </table:table-row>
        <table:table-row table:style-name="ro1">
          <table:table-cell office:value-type="float" office:value="1.59186977333673E+018" calcext:value-type="float">
            <text:p>1.59186977333673E+018</text:p>
          </table:table-cell>
          <table:table-cell table:formula="of:=([.A392]-1.59186975110116E+018)*0.000000001" office:value-type="float" office:value="22.235566848" calcext:value-type="float">
            <text:p>22.235566848</text:p>
          </table:table-cell>
          <table:table-cell office:value-type="float" office:value="0.0449000000954" calcext:value-type="float">
            <text:p>0.0449000000954</text:p>
          </table:table-cell>
          <table:table-cell office:value-type="float" office:value="0.0435700006783" calcext:value-type="float">
            <text:p>0.0435700006783</text:p>
          </table:table-cell>
          <table:table-cell office:value-type="float" office:value="-0.0107300002128" calcext:value-type="float">
            <text:p>-0.0107300002128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-1.24895334244" calcext:value-type="float">
            <text:p>-1.24895334244</text:p>
          </table:table-cell>
          <table:table-cell office:value-type="float" office:value="-0.584547817707" calcext:value-type="float">
            <text:p>-0.584547817707</text:p>
          </table:table-cell>
          <table:table-cell office:value-type="float" office:value="-0.893974721432" calcext:value-type="float">
            <text:p>-0.893974721432</text:p>
          </table:table-cell>
          <table:table-cell/>
          <table:table-cell office:value-type="float" office:value="-0.0545499995351" calcext:value-type="float">
            <text:p>-0.0545499995351</text:p>
          </table:table-cell>
          <table:table-cell/>
          <table:table-cell office:value-type="float" office:value="6.17272520065" calcext:value-type="float">
            <text:p>6.17272520065</text:p>
          </table:table-cell>
          <table:table-cell table:number-columns-repeated="9"/>
        </table:table-row>
        <table:table-row table:style-name="ro1">
          <table:table-cell office:value-type="float" office:value="1.59186977338881E+018" calcext:value-type="float">
            <text:p>1.59186977338881E+018</text:p>
          </table:table-cell>
          <table:table-cell table:formula="of:=([.A393]-1.59186975110116E+018)*0.000000001" office:value-type="float" office:value="22.287647232" calcext:value-type="float">
            <text:p>22.287647232</text:p>
          </table:table-cell>
          <table:table-cell office:value-type="float" office:value="0.0548000000417" calcext:value-type="float">
            <text:p>0.0548000000417</text:p>
          </table:table-cell>
          <table:table-cell office:value-type="float" office:value="0.0527999997139" calcext:value-type="float">
            <text:p>0.0527999997139</text:p>
          </table:table-cell>
          <table:table-cell office:value-type="float" office:value="-0.0147799998522" calcext:value-type="float">
            <text:p>-0.0147799998522</text:p>
          </table:table-cell>
          <table:table-cell table:style-name="Default" office:value-type="float" office:value="-0.000140000003739" calcext:value-type="float">
            <text:p>-0.000140000003739</text:p>
          </table:table-cell>
          <table:table-cell office:value-type="float" office:value="-1.24647629261" calcext:value-type="float">
            <text:p>-1.24647629261</text:p>
          </table:table-cell>
          <table:table-cell office:value-type="float" office:value="-0.58594250679" calcext:value-type="float">
            <text:p>-0.58594250679</text:p>
          </table:table-cell>
          <table:table-cell office:value-type="float" office:value="-0.894050955772" calcext:value-type="float">
            <text:p>-0.894050955772</text:p>
          </table:table-cell>
          <table:table-cell/>
          <table:table-cell office:value-type="float" office:value="-0.0164899993688" calcext:value-type="float">
            <text:p>-0.0164899993688</text:p>
          </table:table-cell>
          <table:table-cell/>
          <table:table-cell office:value-type="float" office:value="6.19175481796" calcext:value-type="float">
            <text:p>6.19175481796</text:p>
          </table:table-cell>
          <table:table-cell table:number-columns-repeated="9"/>
        </table:table-row>
        <table:table-row table:style-name="ro1">
          <table:table-cell office:value-type="float" office:value="1.59186977344084E+018" calcext:value-type="float">
            <text:p>1.59186977344084E+018</text:p>
          </table:table-cell>
          <table:table-cell table:formula="of:=([.A394]-1.59186975110116E+018)*0.000000001" office:value-type="float" office:value="22.339672832" calcext:value-type="float">
            <text:p>22.339672832</text:p>
          </table:table-cell>
          <table:table-cell office:value-type="float" office:value="0.0582000017166" calcext:value-type="float">
            <text:p>0.0582000017166</text:p>
          </table:table-cell>
          <table:table-cell office:value-type="float" office:value="0.0567100010812" calcext:value-type="float">
            <text:p>0.0567100010812</text:p>
          </table:table-cell>
          <table:table-cell office:value-type="float" office:value="-0.0130799999461" calcext:value-type="float">
            <text:p>-0.0130799999461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1.24402964115" calcext:value-type="float">
            <text:p>-1.24402964115</text:p>
          </table:table-cell>
          <table:table-cell office:value-type="float" office:value="-0.584983885288" calcext:value-type="float">
            <text:p>-0.584983885288</text:p>
          </table:table-cell>
          <table:table-cell office:value-type="float" office:value="-0.894058942795" calcext:value-type="float">
            <text:p>-0.894058942795</text:p>
          </table:table-cell>
          <table:table-cell/>
          <table:table-cell office:value-type="float" office:value="0.00230000005104" calcext:value-type="float">
            <text:p>0.00230000005104</text:p>
          </table:table-cell>
          <table:table-cell/>
          <table:table-cell office:value-type="float" office:value="6.20114994049" calcext:value-type="float">
            <text:p>6.20114994049</text:p>
          </table:table-cell>
          <table:table-cell table:number-columns-repeated="9"/>
        </table:table-row>
        <table:table-row table:style-name="ro1">
          <table:table-cell office:value-type="float" office:value="1.59186977349275E+018" calcext:value-type="float">
            <text:p>1.59186977349275E+018</text:p>
          </table:table-cell>
          <table:table-cell table:formula="of:=([.A395]-1.59186975110116E+018)*0.000000001" office:value-type="float" office:value="22.391586816" calcext:value-type="float">
            <text:p>22.391586816</text:p>
          </table:table-cell>
          <table:table-cell office:value-type="float" office:value="0.0612000003457" calcext:value-type="float">
            <text:p>0.0612000003457</text:p>
          </table:table-cell>
          <table:table-cell office:value-type="float" office:value="0.059920001775" calcext:value-type="float">
            <text:p>0.059920001775</text:p>
          </table:table-cell>
          <table:table-cell office:value-type="float" office:value="-0.0122600002214" calcext:value-type="float">
            <text:p>-0.0122600002214</text:p>
          </table:table-cell>
          <table:table-cell table:style-name="Default" office:value-type="float" office:value="0.000199999994948" calcext:value-type="float">
            <text:p>0.000199999994948</text:p>
          </table:table-cell>
          <table:table-cell office:value-type="float" office:value="-1.24037539959" calcext:value-type="float">
            <text:p>-1.24037539959</text:p>
          </table:table-cell>
          <table:table-cell office:value-type="float" office:value="-0.584799170494" calcext:value-type="float">
            <text:p>-0.584799170494</text:p>
          </table:table-cell>
          <table:table-cell office:value-type="float" office:value="-0.893980562687" calcext:value-type="float">
            <text:p>-0.893980562687</text:p>
          </table:table-cell>
          <table:table-cell/>
          <table:table-cell office:value-type="float" office:value="0.0239100009203" calcext:value-type="float">
            <text:p>0.0239100009203</text:p>
          </table:table-cell>
          <table:table-cell/>
          <table:table-cell office:value-type="float" office:value="6.2119550705" calcext:value-type="float">
            <text:p>6.2119550705</text:p>
          </table:table-cell>
          <table:table-cell table:number-columns-repeated="9"/>
        </table:table-row>
        <table:table-row table:style-name="ro1">
          <table:table-cell office:value-type="float" office:value="1.59186977354469E+018" calcext:value-type="float">
            <text:p>1.59186977354469E+018</text:p>
          </table:table-cell>
          <table:table-cell table:formula="of:=([.A396]-1.59186975110116E+018)*0.000000001" office:value-type="float" office:value="22.44352768" calcext:value-type="float">
            <text:p>22.44352768</text:p>
          </table:table-cell>
          <table:table-cell office:value-type="float" office:value="0.0610000006855" calcext:value-type="float">
            <text:p>0.0610000006855</text:p>
          </table:table-cell>
          <table:table-cell office:value-type="float" office:value="0.0595300011337" calcext:value-type="float">
            <text:p>0.0595300011337</text:p>
          </table:table-cell>
          <table:table-cell office:value-type="float" office:value="-0.0131400004029" calcext:value-type="float">
            <text:p>-0.0131400004029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1.23688769341" calcext:value-type="float">
            <text:p>-1.23688769341</text:p>
          </table:table-cell>
          <table:table-cell office:value-type="float" office:value="-0.586605250835" calcext:value-type="float">
            <text:p>-0.586605250835</text:p>
          </table:table-cell>
          <table:table-cell office:value-type="float" office:value="-0.893948674202" calcext:value-type="float">
            <text:p>-0.893948674202</text:p>
          </table:table-cell>
          <table:table-cell/>
          <table:table-cell office:value-type="float" office:value="0.0437400005758" calcext:value-type="float">
            <text:p>0.0437400005758</text:p>
          </table:table-cell>
          <table:table-cell/>
          <table:table-cell office:value-type="float" office:value="6.22186994553" calcext:value-type="float">
            <text:p>6.22186994553</text:p>
          </table:table-cell>
          <table:table-cell table:number-columns-repeated="9"/>
        </table:table-row>
        <table:table-row table:style-name="ro1">
          <table:table-cell office:value-type="float" office:value="1.59186977359683E+018" calcext:value-type="float">
            <text:p>1.59186977359683E+018</text:p>
          </table:table-cell>
          <table:table-cell table:formula="of:=([.A397]-1.59186975110116E+018)*0.000000001" office:value-type="float" office:value="22.49566976" calcext:value-type="float">
            <text:p>22.49566976</text:p>
          </table:table-cell>
          <table:table-cell office:value-type="float" office:value="0.0590000003576" calcext:value-type="float">
            <text:p>0.0590000003576</text:p>
          </table:table-cell>
          <table:table-cell office:value-type="float" office:value="0.0564300008118" calcext:value-type="float">
            <text:p>0.0564300008118</text:p>
          </table:table-cell>
          <table:table-cell office:value-type="float" office:value="-0.0172199998051" calcext:value-type="float">
            <text:p>-0.0172199998051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347394228" calcext:value-type="float">
            <text:p>-1.2347394228</text:p>
          </table:table-cell>
          <table:table-cell office:value-type="float" office:value="-0.590074121952" calcext:value-type="float">
            <text:p>-0.590074121952</text:p>
          </table:table-cell>
          <table:table-cell office:value-type="float" office:value="-0.893914461136" calcext:value-type="float">
            <text:p>-0.893914461136</text:p>
          </table:table-cell>
          <table:table-cell/>
          <table:table-cell office:value-type="float" office:value="0.0632899999619" calcext:value-type="float">
            <text:p>0.0632899999619</text:p>
          </table:table-cell>
          <table:table-cell/>
          <table:table-cell office:value-type="float" office:value="6.23164510727" calcext:value-type="float">
            <text:p>6.23164510727</text:p>
          </table:table-cell>
          <table:table-cell table:number-columns-repeated="9"/>
        </table:table-row>
        <table:table-row table:style-name="ro1">
          <table:table-cell office:value-type="float" office:value="1.59186977364892E+018" calcext:value-type="float">
            <text:p>1.59186977364892E+018</text:p>
          </table:table-cell>
          <table:table-cell table:formula="of:=([.A398]-1.59186975110116E+018)*0.000000001" office:value-type="float" office:value="22.547757056" calcext:value-type="float">
            <text:p>22.547757056</text:p>
          </table:table-cell>
          <table:table-cell office:value-type="float" office:value="0.0582000017166" calcext:value-type="float">
            <text:p>0.0582000017166</text:p>
          </table:table-cell>
          <table:table-cell office:value-type="float" office:value="0.0519899986684" calcext:value-type="float">
            <text:p>0.0519899986684</text:p>
          </table:table-cell>
          <table:table-cell office:value-type="float" office:value="-0.026079999283" calcext:value-type="float">
            <text:p>-0.026079999283</text:p>
          </table:table-cell>
          <table:table-cell table:style-name="Default" office:value-type="float" office:value="0.000159999995958" calcext:value-type="float">
            <text:p>0.000159999995958</text:p>
          </table:table-cell>
          <table:table-cell office:value-type="float" office:value="-1.23393559456" calcext:value-type="float">
            <text:p>-1.23393559456</text:p>
          </table:table-cell>
          <table:table-cell office:value-type="float" office:value="-0.593848466873" calcext:value-type="float">
            <text:p>-0.593848466873</text:p>
          </table:table-cell>
          <table:table-cell office:value-type="float" office:value="-0.893928468227" calcext:value-type="float">
            <text:p>-0.893928468227</text:p>
          </table:table-cell>
          <table:table-cell/>
          <table:table-cell office:value-type="float" office:value="0.0652400031686" calcext:value-type="float">
            <text:p>0.0652400031686</text:p>
          </table:table-cell>
          <table:table-cell/>
          <table:table-cell office:value-type="float" office:value="6.23262023926" calcext:value-type="float">
            <text:p>6.23262023926</text:p>
          </table:table-cell>
          <table:table-cell table:number-columns-repeated="9"/>
        </table:table-row>
        <table:table-row table:style-name="ro1">
          <table:table-cell office:value-type="float" office:value="1.59186977370084E+018" calcext:value-type="float">
            <text:p>1.59186977370084E+018</text:p>
          </table:table-cell>
          <table:table-cell table:formula="of:=([.A399]-1.59186975110116E+018)*0.000000001" office:value-type="float" office:value="22.59968" calcext:value-type="float">
            <text:p>22.59968</text:p>
          </table:table-cell>
          <table:table-cell office:value-type="float" office:value="0.0595000013709" calcext:value-type="float">
            <text:p>0.0595000013709</text:p>
          </table:table-cell>
          <table:table-cell office:value-type="float" office:value="0.0464299991727" calcext:value-type="float">
            <text:p>0.0464299991727</text:p>
          </table:table-cell>
          <table:table-cell office:value-type="float" office:value="-0.0372599996626" calcext:value-type="float">
            <text:p>-0.0372599996626</text:p>
          </table:table-cell>
          <table:table-cell table:style-name="Default" office:value-type="float" office:value="0.000230000005104" calcext:value-type="float">
            <text:p>0.000230000005104</text:p>
          </table:table-cell>
          <table:table-cell office:value-type="float" office:value="-1.23393964767" calcext:value-type="float">
            <text:p>-1.23393964767</text:p>
          </table:table-cell>
          <table:table-cell office:value-type="float" office:value="-0.597510278225" calcext:value-type="float">
            <text:p>-0.597510278225</text:p>
          </table:table-cell>
          <table:table-cell office:value-type="float" office:value="-0.893917739391" calcext:value-type="float">
            <text:p>-0.893917739391</text:p>
          </table:table-cell>
          <table:table-cell/>
          <table:table-cell office:value-type="float" office:value="0.0623699985445" calcext:value-type="float">
            <text:p>0.0623699985445</text:p>
          </table:table-cell>
          <table:table-cell/>
          <table:table-cell office:value-type="float" office:value="6.23118495941" calcext:value-type="float">
            <text:p>6.23118495941</text:p>
          </table:table-cell>
          <table:table-cell table:number-columns-repeated="9"/>
        </table:table-row>
        <table:table-row table:style-name="ro1">
          <table:table-cell office:value-type="float" office:value="1.5918697737522E+018" calcext:value-type="float">
            <text:p>1.5918697737522E+018</text:p>
          </table:table-cell>
          <table:table-cell table:formula="of:=([.A400]-1.59186975110116E+018)*0.000000001" office:value-type="float" office:value="22.651035648" calcext:value-type="float">
            <text:p>22.651035648</text:p>
          </table:table-cell>
          <table:table-cell office:value-type="float" office:value="0.0533000007272" calcext:value-type="float">
            <text:p>0.0533000007272</text:p>
          </table:table-cell>
          <table:table-cell office:value-type="float" office:value="0.0369100011885" calcext:value-type="float">
            <text:p>0.0369100011885</text:p>
          </table:table-cell>
          <table:table-cell office:value-type="float" office:value="-0.038449998945" calcext:value-type="float">
            <text:p>-0.038449998945</text:p>
          </table:table-cell>
          <table:table-cell table:style-name="Default" office:value-type="float" office:value="-0.000110000000859" calcext:value-type="float">
            <text:p>-0.000110000000859</text:p>
          </table:table-cell>
          <table:table-cell office:value-type="float" office:value="-1.23559713364" calcext:value-type="float">
            <text:p>-1.23559713364</text:p>
          </table:table-cell>
          <table:table-cell office:value-type="float" office:value="-0.598805189133" calcext:value-type="float">
            <text:p>-0.598805189133</text:p>
          </table:table-cell>
          <table:table-cell office:value-type="float" office:value="-0.893939375877" calcext:value-type="float">
            <text:p>-0.893939375877</text:p>
          </table:table-cell>
          <table:table-cell/>
          <table:table-cell office:value-type="float" office:value="0.043370001018" calcext:value-type="float">
            <text:p>0.043370001018</text:p>
          </table:table-cell>
          <table:table-cell/>
          <table:table-cell office:value-type="float" office:value="6.22168493271" calcext:value-type="float">
            <text:p>6.22168493271</text:p>
          </table:table-cell>
          <table:table-cell table:number-columns-repeated="9"/>
        </table:table-row>
        <table:table-row table:style-name="ro1">
          <table:table-cell office:value-type="float" office:value="1.59186977380375E+018" calcext:value-type="float">
            <text:p>1.59186977380375E+018</text:p>
          </table:table-cell>
          <table:table-cell table:formula="of:=([.A401]-1.59186975110116E+018)*0.000000001" office:value-type="float" office:value="22.702585088" calcext:value-type="float">
            <text:p>22.702585088</text:p>
          </table:table-cell>
          <table:table-cell office:value-type="float" office:value="0.042500000447" calcext:value-type="float">
            <text:p>0.042500000447</text:p>
          </table:table-cell>
          <table:table-cell office:value-type="float" office:value="0.0252599995583" calcext:value-type="float">
            <text:p>0.0252599995583</text:p>
          </table:table-cell>
          <table:table-cell office:value-type="float" office:value="-0.0341599993408" calcext:value-type="float">
            <text:p>-0.0341599993408</text:p>
          </table:table-cell>
          <table:table-cell office:value-type="float" office:value="0.0000599999984843" calcext:value-type="float">
            <text:p>6.00E-05</text:p>
          </table:table-cell>
          <table:table-cell office:value-type="float" office:value="-1.23856472969" calcext:value-type="float">
            <text:p>-1.23856472969</text:p>
          </table:table-cell>
          <table:table-cell office:value-type="float" office:value="-0.599129498005" calcext:value-type="float">
            <text:p>-0.599129498005</text:p>
          </table:table-cell>
          <table:table-cell office:value-type="float" office:value="-0.893971323967" calcext:value-type="float">
            <text:p>-0.893971323967</text:p>
          </table:table-cell>
          <table:table-cell/>
          <table:table-cell office:value-type="float" office:value="0.0100299995393" calcext:value-type="float">
            <text:p>0.0100299995393</text:p>
          </table:table-cell>
          <table:table-cell/>
          <table:table-cell office:value-type="float" office:value="6.2050151825" calcext:value-type="float">
            <text:p>6.2050151825</text:p>
          </table:table-cell>
          <table:table-cell table:number-columns-repeated="9"/>
        </table:table-row>
        <table:table-row table:style-name="ro1">
          <table:table-cell office:value-type="float" office:value="1.59186977385547E+018" calcext:value-type="float">
            <text:p>1.59186977385547E+018</text:p>
          </table:table-cell>
          <table:table-cell table:formula="of:=([.A402]-1.59186975110116E+018)*0.000000001" office:value-type="float" office:value="22.754302976" calcext:value-type="float">
            <text:p>22.754302976</text:p>
          </table:table-cell>
          <table:table-cell office:value-type="float" office:value="0.0308999996632" calcext:value-type="float">
            <text:p>0.0308999996632</text:p>
          </table:table-cell>
          <table:table-cell office:value-type="float" office:value="0.0127100003883" calcext:value-type="float">
            <text:p>0.0127100003883</text:p>
          </table:table-cell>
          <table:table-cell office:value-type="float" office:value="-0.0281899999827" calcext:value-type="float">
            <text:p>-0.0281899999827</text:p>
          </table:table-cell>
          <table:table-cell table:style-name="Default" office:value-type="float" office:value="-0.000130000000354" calcext:value-type="float">
            <text:p>-0.000130000000354</text:p>
          </table:table-cell>
          <table:table-cell office:value-type="float" office:value="-1.24235796928" calcext:value-type="float">
            <text:p>-1.24235796928</text:p>
          </table:table-cell>
          <table:table-cell office:value-type="float" office:value="-0.599173486233" calcext:value-type="float">
            <text:p>-0.599173486233</text:p>
          </table:table-cell>
          <table:table-cell office:value-type="float" office:value="-0.894044578075" calcext:value-type="float">
            <text:p>-0.894044578075</text:p>
          </table:table-cell>
          <table:table-cell/>
          <table:table-cell office:value-type="float" office:value="-0.0269900001585" calcext:value-type="float">
            <text:p>-0.0269900001585</text:p>
          </table:table-cell>
          <table:table-cell/>
          <table:table-cell office:value-type="float" office:value="6.18650484085" calcext:value-type="float">
            <text:p>6.18650484085</text:p>
          </table:table-cell>
          <table:table-cell table:number-columns-repeated="9"/>
        </table:table-row>
        <table:table-row table:style-name="ro1">
          <table:table-cell office:value-type="float" office:value="1.59186977390813E+018" calcext:value-type="float">
            <text:p>1.59186977390813E+018</text:p>
          </table:table-cell>
          <table:table-cell table:formula="of:=([.A403]-1.59186975110116E+018)*0.000000001" office:value-type="float" office:value="22.806967808" calcext:value-type="float">
            <text:p>22.806967808</text:p>
          </table:table-cell>
          <table:table-cell office:value-type="float" office:value="0.0228000003844" calcext:value-type="float">
            <text:p>0.0228000003844</text:p>
          </table:table-cell>
          <table:table-cell office:value-type="float" office:value="0.000500000023749" calcext:value-type="float">
            <text:p>0.000500000023749</text:p>
          </table:table-cell>
          <table:table-cell office:value-type="float" office:value="-0.0227899998426" calcext:value-type="float">
            <text:p>-0.0227899998426</text:p>
          </table:table-cell>
          <table:table-cell office:value-type="float" office:value="-0.0000700000018696" calcext:value-type="float">
            <text:p>-7.00E-05</text:p>
          </table:table-cell>
          <table:table-cell office:value-type="float" office:value="-1.24621772766" calcext:value-type="float">
            <text:p>-1.24621772766</text:p>
          </table:table-cell>
          <table:table-cell office:value-type="float" office:value="-0.597776532173" calcext:value-type="float">
            <text:p>-0.597776532173</text:p>
          </table:table-cell>
          <table:table-cell office:value-type="float" office:value="-0.89408916235" calcext:value-type="float">
            <text:p>-0.89408916235</text:p>
          </table:table-cell>
          <table:table-cell/>
          <table:table-cell office:value-type="float" office:value="-0.0616200007498" calcext:value-type="float">
            <text:p>-0.0616200007498</text:p>
          </table:table-cell>
          <table:table-cell/>
          <table:table-cell office:value-type="float" office:value="6.16918992996" calcext:value-type="float">
            <text:p>6.16918992996</text:p>
          </table:table-cell>
          <table:table-cell table:number-columns-repeated="9"/>
        </table:table-row>
        <table:table-row table:style-name="ro1">
          <table:table-cell office:value-type="float" office:value="1.59186977396018E+018" calcext:value-type="float">
            <text:p>1.59186977396018E+018</text:p>
          </table:table-cell>
          <table:table-cell table:formula="of:=([.A404]-1.59186975110116E+018)*0.000000001" office:value-type="float" office:value="22.859014912" calcext:value-type="float">
            <text:p>22.859014912</text:p>
          </table:table-cell>
          <table:table-cell office:value-type="float" office:value="0.0207000002265" calcext:value-type="float">
            <text:p>0.0207000002265</text:p>
          </table:table-cell>
          <table:table-cell office:value-type="float" office:value="-0.00908999983221" calcext:value-type="float">
            <text:p>-0.00908999983221</text:p>
          </table:table-cell>
          <table:table-cell office:value-type="float" office:value="-0.0186299998313" calcext:value-type="float">
            <text:p>-0.0186299998313</text:p>
          </table:table-cell>
          <table:table-cell table:style-name="Default" office:value-type="float" office:value="0.000319999991916" calcext:value-type="float">
            <text:p>0.000319999991916</text:p>
          </table:table-cell>
          <table:table-cell office:value-type="float" office:value="-1.24875259399" calcext:value-type="float">
            <text:p>-1.24875259399</text:p>
          </table:table-cell>
          <table:table-cell office:value-type="float" office:value="-0.594659328461" calcext:value-type="float">
            <text:p>-0.594659328461</text:p>
          </table:table-cell>
          <table:table-cell office:value-type="float" office:value="-0.893894731998" calcext:value-type="float">
            <text:p>-0.893894731998</text:p>
          </table:table-cell>
          <table:table-cell/>
          <table:table-cell office:value-type="float" office:value="-0.0722099989653" calcext:value-type="float">
            <text:p>-0.0722099989653</text:p>
          </table:table-cell>
          <table:table-cell/>
          <table:table-cell office:value-type="float" office:value="6.16389513016" calcext:value-type="float">
            <text:p>6.16389513016</text:p>
          </table:table-cell>
          <table:table-cell table:number-columns-repeated="9"/>
        </table:table-row>
        <table:table-row table:style-name="ro1">
          <table:table-cell office:value-type="float" office:value="1.59186977401245E+018" calcext:value-type="float">
            <text:p>1.59186977401245E+018</text:p>
          </table:table-cell>
          <table:table-cell table:formula="of:=([.A405]-1.59186975110116E+018)*0.000000001" office:value-type="float" office:value="22.911290112" calcext:value-type="float">
            <text:p>22.911290112</text:p>
          </table:table-cell>
          <table:table-cell office:value-type="float" office:value="0.0269000008702" calcext:value-type="float">
            <text:p>0.0269000008702</text:p>
          </table:table-cell>
          <table:table-cell office:value-type="float" office:value="-0.0219999998808" calcext:value-type="float">
            <text:p>-0.0219999998808</text:p>
          </table:table-cell>
          <table:table-cell office:value-type="float" office:value="-0.0154200000688" calcext:value-type="float">
            <text:p>-0.0154200000688</text:p>
          </table:table-cell>
          <table:table-cell table:style-name="Default" office:value-type="float" office:value="0.000140000003739" calcext:value-type="float">
            <text:p>0.000140000003739</text:p>
          </table:table-cell>
          <table:table-cell office:value-type="float" office:value="-1.25180768967" calcext:value-type="float">
            <text:p>-1.25180768967</text:p>
          </table:table-cell>
          <table:table-cell office:value-type="float" office:value="-0.592815518379" calcext:value-type="float">
            <text:p>-0.592815518379</text:p>
          </table:table-cell>
          <table:table-cell office:value-type="float" office:value="-0.893909096718" calcext:value-type="float">
            <text:p>-0.893909096718</text:p>
          </table:table-cell>
          <table:table-cell/>
          <table:table-cell office:value-type="float" office:value="-0.0659999996424" calcext:value-type="float">
            <text:p>-0.0659999996424</text:p>
          </table:table-cell>
          <table:table-cell/>
          <table:table-cell office:value-type="float" office:value="6.16699981689" calcext:value-type="float">
            <text:p>6.16699981689</text:p>
          </table:table-cell>
          <table:table-cell table:number-columns-repeated="9"/>
        </table:table-row>
        <table:table-row table:style-name="ro1">
          <table:table-cell office:value-type="float" office:value="1.59186977406439E+018" calcext:value-type="float">
            <text:p>1.59186977406439E+018</text:p>
          </table:table-cell>
          <table:table-cell table:formula="of:=([.A406]-1.59186975110116E+018)*0.000000001" office:value-type="float" office:value="22.96323072" calcext:value-type="float">
            <text:p>22.96323072</text:p>
          </table:table-cell>
          <table:table-cell office:value-type="float" office:value="0.0373000018299" calcext:value-type="float">
            <text:p>0.0373000018299</text:p>
          </table:table-cell>
          <table:table-cell office:value-type="float" office:value="-0.0355600006878" calcext:value-type="float">
            <text:p>-0.0355600006878</text:p>
          </table:table-cell>
          <table:table-cell office:value-type="float" office:value="-0.0113199995831" calcext:value-type="float">
            <text:p>-0.0113199995831</text:p>
          </table:table-cell>
          <table:table-cell table:style-name="Default" office:value-type="float" office:value="-0.000209999998333" calcext:value-type="float">
            <text:p>-0.000209999998333</text:p>
          </table:table-cell>
          <table:table-cell office:value-type="float" office:value="-1.25536584854" calcext:value-type="float">
            <text:p>-1.25536584854</text:p>
          </table:table-cell>
          <table:table-cell office:value-type="float" office:value="-0.592490851879" calcext:value-type="float">
            <text:p>-0.592490851879</text:p>
          </table:table-cell>
          <table:table-cell office:value-type="float" office:value="-0.894056081772" calcext:value-type="float">
            <text:p>-0.894056081772</text:p>
          </table:table-cell>
          <table:table-cell/>
          <table:table-cell office:value-type="float" office:value="-0.0456000007689" calcext:value-type="float">
            <text:p>-0.0456000007689</text:p>
          </table:table-cell>
          <table:table-cell/>
          <table:table-cell office:value-type="float" office:value="6.17719984055" calcext:value-type="float">
            <text:p>6.17719984055</text:p>
          </table:table-cell>
          <table:table-cell table:number-columns-repeated="9"/>
        </table:table-row>
        <table:table-row table:style-name="ro1">
          <table:table-cell office:value-type="float" office:value="1.59186977416608E+018" calcext:value-type="float">
            <text:p>1.59186977416608E+018</text:p>
          </table:table-cell>
          <table:table-cell table:formula="of:=([.A407]-1.59186975110116E+018)*0.000000001" office:value-type="float" office:value="23.06491392" calcext:value-type="float">
            <text:p>23.06491392</text:p>
          </table:table-cell>
          <table:table-cell office:value-type="float" office:value="0.0465999990702" calcext:value-type="float">
            <text:p>0.0465999990702</text:p>
          </table:table-cell>
          <table:table-cell office:value-type="float" office:value="-0.0462800003588" calcext:value-type="float">
            <text:p>-0.0462800003588</text:p>
          </table:table-cell>
          <table:table-cell office:value-type="float" office:value="0.00581000000238" calcext:value-type="float">
            <text:p>0.00581000000238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1.26108133793" calcext:value-type="float">
            <text:p>-1.26108133793</text:p>
          </table:table-cell>
          <table:table-cell office:value-type="float" office:value="-0.586764395237" calcext:value-type="float">
            <text:p>-0.586764395237</text:p>
          </table:table-cell>
          <table:table-cell office:value-type="float" office:value="-0.893932700157" calcext:value-type="float">
            <text:p>-0.893932700157</text:p>
          </table:table-cell>
          <table:table-cell/>
          <table:table-cell office:value-type="float" office:value="-0.0217799991369" calcext:value-type="float">
            <text:p>-0.0217799991369</text:p>
          </table:table-cell>
          <table:table-cell/>
          <table:table-cell office:value-type="float" office:value="6.18910980225" calcext:value-type="float">
            <text:p>6.18910980225</text:p>
          </table:table-cell>
          <table:table-cell table:number-columns-repeated="9"/>
        </table:table-row>
        <table:table-row table:style-name="ro1">
          <table:table-cell office:value-type="float" office:value="1.59186977421815E+018" calcext:value-type="float">
            <text:p>1.59186977421815E+018</text:p>
          </table:table-cell>
          <table:table-cell table:formula="of:=([.A408]-1.59186975110116E+018)*0.000000001" office:value-type="float" office:value="23.116986112" calcext:value-type="float">
            <text:p>23.116986112</text:p>
          </table:table-cell>
          <table:table-cell office:value-type="float" office:value="0.0535999983549" calcext:value-type="float">
            <text:p>0.0535999983549</text:p>
          </table:table-cell>
          <table:table-cell office:value-type="float" office:value="-0.0503199994564" calcext:value-type="float">
            <text:p>-0.0503199994564</text:p>
          </table:table-cell>
          <table:table-cell office:value-type="float" office:value="0.0185800008476" calcext:value-type="float">
            <text:p>0.0185800008476</text:p>
          </table:table-cell>
          <table:table-cell table:style-name="Default" office:value-type="float" office:value="-0.000169999999343" calcext:value-type="float">
            <text:p>-0.000169999999343</text:p>
          </table:table-cell>
          <table:table-cell office:value-type="float" office:value="-1.26257836819" calcext:value-type="float">
            <text:p>-1.26257836819</text:p>
          </table:table-cell>
          <table:table-cell office:value-type="float" office:value="-0.58327049017" calcext:value-type="float">
            <text:p>-0.58327049017</text:p>
          </table:table-cell>
          <table:table-cell office:value-type="float" office:value="-0.894025981426" calcext:value-type="float">
            <text:p>-0.894025981426</text:p>
          </table:table-cell>
          <table:table-cell/>
          <table:table-cell office:value-type="float" office:value="-0.00808000005782" calcext:value-type="float">
            <text:p>-0.00808000005782</text:p>
          </table:table-cell>
          <table:table-cell/>
          <table:table-cell office:value-type="float" office:value="6.19596004486" calcext:value-type="float">
            <text:p>6.19596004486</text:p>
          </table:table-cell>
          <table:table-cell table:number-columns-repeated="9"/>
        </table:table-row>
        <table:table-row table:style-name="ro1">
          <table:table-cell office:value-type="float" office:value="1.59186977427017E+018" calcext:value-type="float">
            <text:p>1.59186977427017E+018</text:p>
          </table:table-cell>
          <table:table-cell table:formula="of:=([.A409]-1.59186975110116E+018)*0.000000001" office:value-type="float" office:value="23.169003008" calcext:value-type="float">
            <text:p>23.169003008</text:p>
          </table:table-cell>
          <table:table-cell office:value-type="float" office:value="0.0577999986708" calcext:value-type="float">
            <text:p>0.0577999986708</text:p>
          </table:table-cell>
          <table:table-cell office:value-type="float" office:value="-0.050680000335" calcext:value-type="float">
            <text:p>-0.050680000335</text:p>
          </table:table-cell>
          <table:table-cell office:value-type="float" office:value="0.027710000053" calcext:value-type="float">
            <text:p>0.027710000053</text:p>
          </table:table-cell>
          <table:table-cell office:value-type="float" office:value="-0.0000999999974738" calcext:value-type="float">
            <text:p>-1.00E-04</text:p>
          </table:table-cell>
          <table:table-cell office:value-type="float" office:value="-1.26279234886" calcext:value-type="float">
            <text:p>-1.26279234886</text:p>
          </table:table-cell>
          <table:table-cell office:value-type="float" office:value="-0.581736326218" calcext:value-type="float">
            <text:p>-0.581736326218</text:p>
          </table:table-cell>
          <table:table-cell office:value-type="float" office:value="-0.893974244595" calcext:value-type="float">
            <text:p>-0.893974244595</text:p>
          </table:table-cell>
          <table:table-cell/>
          <table:table-cell office:value-type="float" office:value="-0.00298999994993" calcext:value-type="float">
            <text:p>-0.00298999994993</text:p>
          </table:table-cell>
          <table:table-cell/>
          <table:table-cell office:value-type="float" office:value="6.19850492477" calcext:value-type="float">
            <text:p>6.19850492477</text:p>
          </table:table-cell>
          <table:table-cell table:number-columns-repeated="9"/>
        </table:table-row>
        <table:table-row table:style-name="ro1">
          <table:table-cell office:value-type="float" office:value="1.5918697743221E+018" calcext:value-type="float">
            <text:p>1.5918697743221E+018</text:p>
          </table:table-cell>
          <table:table-cell table:formula="of:=([.A410]-1.59186975110116E+018)*0.000000001" office:value-type="float" office:value="23.2209408" calcext:value-type="float">
            <text:p>23.2209408</text:p>
          </table:table-cell>
          <table:table-cell office:value-type="float" office:value="0.054999999702" calcext:value-type="float">
            <text:p>0.054999999702</text:p>
          </table:table-cell>
          <table:table-cell office:value-type="float" office:value="-0.046059999615" calcext:value-type="float">
            <text:p>-0.046059999615</text:p>
          </table:table-cell>
          <table:table-cell office:value-type="float" office:value="0.0301099997014" calcext:value-type="float">
            <text:p>0.0301099997014</text:p>
          </table:table-cell>
          <table:table-cell table:style-name="Default" office:value-type="float" office:value="-0.000250000011874" calcext:value-type="float">
            <text:p>-0.000250000011874</text:p>
          </table:table-cell>
          <table:table-cell office:value-type="float" office:value="-1.26184785366" calcext:value-type="float">
            <text:p>-1.26184785366</text:p>
          </table:table-cell>
          <table:table-cell office:value-type="float" office:value="-0.581643521786" calcext:value-type="float">
            <text:p>-0.581643521786</text:p>
          </table:table-cell>
          <table:table-cell office:value-type="float" office:value="-0.894079387188" calcext:value-type="float">
            <text:p>-0.894079387188</text:p>
          </table:table-cell>
          <table:table-cell/>
          <table:table-cell office:value-type="float" office:value="0.00298000010662" calcext:value-type="float">
            <text:p>0.00298000010662</text:p>
          </table:table-cell>
          <table:table-cell/>
          <table:table-cell office:value-type="float" office:value="6.20148992538" calcext:value-type="float">
            <text:p>6.20148992538</text:p>
          </table:table-cell>
          <table:table-cell table:number-columns-repeated="9"/>
        </table:table-row>
        <table:table-row table:style-name="ro1">
          <table:table-cell office:value-type="float" office:value="1.59186977437428E+018" calcext:value-type="float">
            <text:p>1.59186977437428E+018</text:p>
          </table:table-cell>
          <table:table-cell table:formula="of:=([.A411]-1.59186975110116E+018)*0.000000001" office:value-type="float" office:value="23.273110784" calcext:value-type="float">
            <text:p>23.273110784</text:p>
          </table:table-cell>
          <table:table-cell office:value-type="float" office:value="0.0456999987364" calcext:value-type="float">
            <text:p>0.0456999987364</text:p>
          </table:table-cell>
          <table:table-cell office:value-type="float" office:value="-0.0362400002778" calcext:value-type="float">
            <text:p>-0.0362400002778</text:p>
          </table:table-cell>
          <table:table-cell office:value-type="float" office:value="0.0278099998832" calcext:value-type="float">
            <text:p>0.0278099998832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1.25923967361" calcext:value-type="float">
            <text:p>-1.25923967361</text:p>
          </table:table-cell>
          <table:table-cell office:value-type="float" office:value="-0.583265841007" calcext:value-type="float">
            <text:p>-0.583265841007</text:p>
          </table:table-cell>
          <table:table-cell office:value-type="float" office:value="-0.893974065781" calcext:value-type="float">
            <text:p>-0.893974065781</text:p>
          </table:table-cell>
          <table:table-cell/>
          <table:table-cell office:value-type="float" office:value="0.00560999987647" calcext:value-type="float">
            <text:p>0.00560999987647</text:p>
          </table:table-cell>
          <table:table-cell/>
          <table:table-cell office:value-type="float" office:value="6.20280504227" calcext:value-type="float">
            <text:p>6.20280504227</text:p>
          </table:table-cell>
          <table:table-cell table:number-columns-repeated="9"/>
        </table:table-row>
        <table:table-row table:style-name="ro1">
          <table:table-cell office:value-type="float" office:value="1.59186977442556E+018" calcext:value-type="float">
            <text:p>1.59186977442556E+018</text:p>
          </table:table-cell>
          <table:table-cell table:formula="of:=([.A412]-1.59186975110116E+018)*0.000000001" office:value-type="float" office:value="23.324400128" calcext:value-type="float">
            <text:p>23.324400128</text:p>
          </table:table-cell>
          <table:table-cell office:value-type="float" office:value="0.0335000008345" calcext:value-type="float">
            <text:p>0.0335000008345</text:p>
          </table:table-cell>
          <table:table-cell office:value-type="float" office:value="-0.0233500003815" calcext:value-type="float">
            <text:p>-0.0233500003815</text:p>
          </table:table-cell>
          <table:table-cell office:value-type="float" office:value="0.024070000276" calcext:value-type="float">
            <text:p>0.024070000276</text:p>
          </table:table-cell>
          <table:table-cell table:style-name="Default" office:value-type="float" office:value="0.000230000005104" calcext:value-type="float">
            <text:p>0.000230000005104</text:p>
          </table:table-cell>
          <table:table-cell office:value-type="float" office:value="-1.25566959381" calcext:value-type="float">
            <text:p>-1.25566959381</text:p>
          </table:table-cell>
          <table:table-cell office:value-type="float" office:value="-0.585453987122" calcext:value-type="float">
            <text:p>-0.585453987122</text:p>
          </table:table-cell>
          <table:table-cell office:value-type="float" office:value="-0.893915772438" calcext:value-type="float">
            <text:p>-0.893915772438</text:p>
          </table:table-cell>
          <table:table-cell/>
          <table:table-cell office:value-type="float" office:value="0.00455999979749" calcext:value-type="float">
            <text:p>0.00455999979749</text:p>
          </table:table-cell>
          <table:table-cell/>
          <table:table-cell office:value-type="float" office:value="6.20228004456" calcext:value-type="float">
            <text:p>6.20228004456</text:p>
          </table:table-cell>
          <table:table-cell table:number-columns-repeated="9"/>
        </table:table-row>
        <table:table-row table:style-name="ro1">
          <table:table-cell office:value-type="float" office:value="1.59186977447687E+018" calcext:value-type="float">
            <text:p>1.59186977447687E+018</text:p>
          </table:table-cell>
          <table:table-cell table:formula="of:=([.A413]-1.59186975110116E+018)*0.000000001" office:value-type="float" office:value="23.375708928" calcext:value-type="float">
            <text:p>23.375708928</text:p>
          </table:table-cell>
          <table:table-cell office:value-type="float" office:value="0.0208999998868" calcext:value-type="float">
            <text:p>0.0208999998868</text:p>
          </table:table-cell>
          <table:table-cell office:value-type="float" office:value="-0.0104499999434" calcext:value-type="float">
            <text:p>-0.0104499999434</text:p>
          </table:table-cell>
          <table:table-cell office:value-type="float" office:value="0.0180600006133" calcext:value-type="float">
            <text:p>0.0180600006133</text:p>
          </table:table-cell>
          <table:table-cell table:style-name="Default" office:value-type="float" office:value="0.000289999996312" calcext:value-type="float">
            <text:p>0.000289999996312</text:p>
          </table:table-cell>
          <table:table-cell office:value-type="float" office:value="-1.25216042995" calcext:value-type="float">
            <text:p>-1.25216042995</text:p>
          </table:table-cell>
          <table:table-cell office:value-type="float" office:value="-0.587503910065" calcext:value-type="float">
            <text:p>-0.587503910065</text:p>
          </table:table-cell>
          <table:table-cell office:value-type="float" office:value="-0.893926262856" calcext:value-type="float">
            <text:p>-0.893926262856</text:p>
          </table:table-cell>
          <table:table-cell/>
          <table:table-cell office:value-type="float" office:value="-0.00334000005387" calcext:value-type="float">
            <text:p>-0.00334000005387</text:p>
          </table:table-cell>
          <table:table-cell/>
          <table:table-cell office:value-type="float" office:value="6.19832992554" calcext:value-type="float">
            <text:p>6.19832992554</text:p>
          </table:table-cell>
          <table:table-cell table:number-columns-repeated="9"/>
        </table:table-row>
        <table:table-row table:style-name="ro1">
          <table:table-cell office:value-type="float" office:value="1.59186977452905E+018" calcext:value-type="float">
            <text:p>1.59186977452905E+018</text:p>
          </table:table-cell>
          <table:table-cell table:formula="of:=([.A414]-1.59186975110116E+018)*0.000000001" office:value-type="float" office:value="23.427885824" calcext:value-type="float">
            <text:p>23.427885824</text:p>
          </table:table-cell>
          <table:table-cell office:value-type="float" office:value="0.00889999978244" calcext:value-type="float">
            <text:p>0.00889999978244</text:p>
          </table:table-cell>
          <table:table-cell office:value-type="float" office:value="0.00044999999227" calcext:value-type="float">
            <text:p>0.00044999999227</text:p>
          </table:table-cell>
          <table:table-cell office:value-type="float" office:value="0.0088400002569" calcext:value-type="float">
            <text:p>0.0088400002569</text:p>
          </table:table-cell>
          <table:table-cell office:value-type="float" office:value="-0.0000900000013644" calcext:value-type="float">
            <text:p>-9.00E-05</text:p>
          </table:table-cell>
          <table:table-cell office:value-type="float" office:value="-1.24849593639" calcext:value-type="float">
            <text:p>-1.24849593639</text:p>
          </table:table-cell>
          <table:table-cell office:value-type="float" office:value="-0.589628040791" calcext:value-type="float">
            <text:p>-0.589628040791</text:p>
          </table:table-cell>
          <table:table-cell office:value-type="float" office:value="-0.893943786621" calcext:value-type="float">
            <text:p>-0.893943786621</text:p>
          </table:table-cell>
          <table:table-cell/>
          <table:table-cell office:value-type="float" office:value="-0.0207400005311" calcext:value-type="float">
            <text:p>-0.0207400005311</text:p>
          </table:table-cell>
          <table:table-cell/>
          <table:table-cell office:value-type="float" office:value="6.18963003159" calcext:value-type="float">
            <text:p>6.18963003159</text:p>
          </table:table-cell>
          <table:table-cell table:number-columns-repeated="9"/>
        </table:table-row>
        <table:table-row table:style-name="ro1">
          <table:table-cell office:value-type="float" office:value="1.59186977458032E+018" calcext:value-type="float">
            <text:p>1.59186977458032E+018</text:p>
          </table:table-cell>
          <table:table-cell table:formula="of:=([.A415]-1.59186975110116E+018)*0.000000001" office:value-type="float" office:value="23.479154176" calcext:value-type="float">
            <text:p>23.479154176</text:p>
          </table:table-cell>
          <table:table-cell office:value-type="float" office:value="0.0120999999344" calcext:value-type="float">
            <text:p>0.0120999999344</text:p>
          </table:table-cell>
          <table:table-cell office:value-type="float" office:value="0.0119200004265" calcext:value-type="float">
            <text:p>0.0119200004265</text:p>
          </table:table-cell>
          <table:table-cell office:value-type="float" office:value="0.0020600000862" calcext:value-type="float">
            <text:p>0.0020600000862</text:p>
          </table:table-cell>
          <table:table-cell office:value-type="float" office:value="-0.000079999997979" calcext:value-type="float">
            <text:p>-8.00E-05</text:p>
          </table:table-cell>
          <table:table-cell office:value-type="float" office:value="-1.24503684044" calcext:value-type="float">
            <text:p>-1.24503684044</text:p>
          </table:table-cell>
          <table:table-cell office:value-type="float" office:value="-0.591643154621" calcext:value-type="float">
            <text:p>-0.591643154621</text:p>
          </table:table-cell>
          <table:table-cell office:value-type="float" office:value="-0.893953740597" calcext:value-type="float">
            <text:p>-0.893953740597</text:p>
          </table:table-cell>
          <table:table-cell/>
          <table:table-cell office:value-type="float" office:value="-0.026060000062" calcext:value-type="float">
            <text:p>-0.026060000062</text:p>
          </table:table-cell>
          <table:table-cell/>
          <table:table-cell office:value-type="float" office:value="6.18697023392" calcext:value-type="float">
            <text:p>6.18697023392</text:p>
          </table:table-cell>
          <table:table-cell table:number-columns-repeated="9"/>
        </table:table-row>
        <table:table-row table:style-name="ro1">
          <table:table-cell office:value-type="float" office:value="1.59186977463231E+018" calcext:value-type="float">
            <text:p>1.59186977463231E+018</text:p>
          </table:table-cell>
          <table:table-cell table:formula="of:=([.A416]-1.59186975110116E+018)*0.000000001" office:value-type="float" office:value="23.531148032" calcext:value-type="float">
            <text:p>23.531148032</text:p>
          </table:table-cell>
          <table:table-cell office:value-type="float" office:value="0.0250000003725" calcext:value-type="float">
            <text:p>0.0250000003725</text:p>
          </table:table-cell>
          <table:table-cell office:value-type="float" office:value="0.024849999696" calcext:value-type="float">
            <text:p>0.024849999696</text:p>
          </table:table-cell>
          <table:table-cell office:value-type="float" office:value="-0.00230999989435" calcext:value-type="float">
            <text:p>-0.00230999989435</text:p>
          </table:table-cell>
          <table:table-cell table:style-name="Default" office:value-type="float" office:value="0.000190000006114" calcext:value-type="float">
            <text:p>0.000190000006114</text:p>
          </table:table-cell>
          <table:table-cell office:value-type="float" office:value="-1.24125242233" calcext:value-type="float">
            <text:p>-1.24125242233</text:p>
          </table:table-cell>
          <table:table-cell office:value-type="float" office:value="-0.593805015087" calcext:value-type="float">
            <text:p>-0.593805015087</text:p>
          </table:table-cell>
          <table:table-cell office:value-type="float" office:value="-0.893948495388" calcext:value-type="float">
            <text:p>-0.893948495388</text:p>
          </table:table-cell>
          <table:table-cell/>
          <table:table-cell office:value-type="float" office:value="-0.0216600000858" calcext:value-type="float">
            <text:p>-0.0216600000858</text:p>
          </table:table-cell>
          <table:table-cell/>
          <table:table-cell office:value-type="float" office:value="6.18916988373" calcext:value-type="float">
            <text:p>6.18916988373</text:p>
          </table:table-cell>
          <table:table-cell table:number-columns-repeated="9"/>
        </table:table-row>
        <table:table-row table:style-name="ro1">
          <table:table-cell office:value-type="float" office:value="1.59186977468459E+018" calcext:value-type="float">
            <text:p>1.59186977468459E+018</text:p>
          </table:table-cell>
          <table:table-cell table:formula="of:=([.A417]-1.59186975110116E+018)*0.000000001" office:value-type="float" office:value="23.583426048" calcext:value-type="float">
            <text:p>23.583426048</text:p>
          </table:table-cell>
          <table:table-cell office:value-type="float" office:value="0.0480999983847" calcext:value-type="float">
            <text:p>0.0480999983847</text:p>
          </table:table-cell>
          <table:table-cell office:value-type="float" office:value="0.0448700003326" calcext:value-type="float">
            <text:p>0.0448700003326</text:p>
          </table:table-cell>
          <table:table-cell office:value-type="float" office:value="-0.017440000549" calcext:value-type="float">
            <text:p>-0.017440000549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1.23781645298" calcext:value-type="float">
            <text:p>-1.23781645298</text:p>
          </table:table-cell>
          <table:table-cell office:value-type="float" office:value="-0.595804810524" calcext:value-type="float">
            <text:p>-0.595804810524</text:p>
          </table:table-cell>
          <table:table-cell office:value-type="float" office:value="-0.893945455551" calcext:value-type="float">
            <text:p>-0.893945455551</text:p>
          </table:table-cell>
          <table:table-cell/>
          <table:table-cell office:value-type="float" office:value="0.00288999988697" calcext:value-type="float">
            <text:p>0.00288999988697</text:p>
          </table:table-cell>
          <table:table-cell/>
          <table:table-cell office:value-type="float" office:value="6.20144510269" calcext:value-type="float">
            <text:p>6.20144510269</text:p>
          </table:table-cell>
          <table:table-cell table:number-columns-repeated="9"/>
        </table:table-row>
        <table:table-row table:style-name="ro1">
          <table:table-cell office:value-type="float" office:value="1.59186977473654E+018" calcext:value-type="float">
            <text:p>1.59186977473654E+018</text:p>
          </table:table-cell>
          <table:table-cell table:formula="of:=([.A418]-1.59186975110116E+018)*0.000000001" office:value-type="float" office:value="23.635377152" calcext:value-type="float">
            <text:p>23.635377152</text:p>
          </table:table-cell>
          <table:table-cell office:value-type="float" office:value="0.0601000003517" calcext:value-type="float">
            <text:p>0.0601000003517</text:p>
          </table:table-cell>
          <table:table-cell office:value-type="float" office:value="0.0532499998808" calcext:value-type="float">
            <text:p>0.0532499998808</text:p>
          </table:table-cell>
          <table:table-cell office:value-type="float" office:value="-0.0278299991041" calcext:value-type="float">
            <text:p>-0.0278299991041</text:p>
          </table:table-cell>
          <table:table-cell table:style-name="Default" office:value-type="float" office:value="0.000339999998687" calcext:value-type="float">
            <text:p>0.000339999998687</text:p>
          </table:table-cell>
          <table:table-cell office:value-type="float" office:value="-1.23497581482" calcext:value-type="float">
            <text:p>-1.23497581482</text:p>
          </table:table-cell>
          <table:table-cell office:value-type="float" office:value="-0.597696602345" calcext:value-type="float">
            <text:p>-0.597696602345</text:p>
          </table:table-cell>
          <table:table-cell office:value-type="float" office:value="-0.893851220608" calcext:value-type="float">
            <text:p>-0.893851220608</text:p>
          </table:table-cell>
          <table:table-cell/>
          <table:table-cell office:value-type="float" office:value="0.0125399995595" calcext:value-type="float">
            <text:p>0.0125399995595</text:p>
          </table:table-cell>
          <table:table-cell/>
          <table:table-cell office:value-type="float" office:value="6.2062702179" calcext:value-type="float">
            <text:p>6.2062702179</text:p>
          </table:table-cell>
          <table:table-cell table:number-columns-repeated="9"/>
        </table:table-row>
        <table:table-row table:style-name="ro1">
          <table:table-cell office:value-type="float" office:value="1.5918697747885E+018" calcext:value-type="float">
            <text:p>1.5918697747885E+018</text:p>
          </table:table-cell>
          <table:table-cell table:formula="of:=([.A419]-1.59186975110116E+018)*0.000000001" office:value-type="float" office:value="23.68733696" calcext:value-type="float">
            <text:p>23.68733696</text:p>
          </table:table-cell>
          <table:table-cell office:value-type="float" office:value="0.0636999979615" calcext:value-type="float">
            <text:p>0.0636999979615</text:p>
          </table:table-cell>
          <table:table-cell office:value-type="float" office:value="0.0555099993944" calcext:value-type="float">
            <text:p>0.0555099993944</text:p>
          </table:table-cell>
          <table:table-cell office:value-type="float" office:value="-0.0313199982047" calcext:value-type="float">
            <text:p>-0.0313199982047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1.2340182066" calcext:value-type="float">
            <text:p>-1.2340182066</text:p>
          </table:table-cell>
          <table:table-cell office:value-type="float" office:value="-0.597969651222" calcext:value-type="float">
            <text:p>-0.597969651222</text:p>
          </table:table-cell>
          <table:table-cell office:value-type="float" office:value="-0.893957078457" calcext:value-type="float">
            <text:p>-0.893957078457</text:p>
          </table:table-cell>
          <table:table-cell/>
          <table:table-cell office:value-type="float" office:value="0.0113800000399" calcext:value-type="float">
            <text:p>0.0113800000399</text:p>
          </table:table-cell>
          <table:table-cell/>
          <table:table-cell office:value-type="float" office:value="6.20568990707" calcext:value-type="float">
            <text:p>6.20568990707</text:p>
          </table:table-cell>
          <table:table-cell table:number-columns-repeated="9"/>
        </table:table-row>
        <table:table-row table:style-name="ro1">
          <table:table-cell office:value-type="float" office:value="1.59186977484002E+018" calcext:value-type="float">
            <text:p>1.59186977484002E+018</text:p>
          </table:table-cell>
          <table:table-cell table:formula="of:=([.A420]-1.59186975110116E+018)*0.000000001" office:value-type="float" office:value="23.738859008" calcext:value-type="float">
            <text:p>23.738859008</text:p>
          </table:table-cell>
          <table:table-cell office:value-type="float" office:value="0.0623999983072" calcext:value-type="float">
            <text:p>0.0623999983072</text:p>
          </table:table-cell>
          <table:table-cell office:value-type="float" office:value="0.0538699999452" calcext:value-type="float">
            <text:p>0.0538699999452</text:p>
          </table:table-cell>
          <table:table-cell office:value-type="float" office:value="-0.0315399989486" calcext:value-type="float">
            <text:p>-0.0315399989486</text:p>
          </table:table-cell>
          <table:table-cell table:style-name="Default" office:value-type="float" office:value="0.000209999998333" calcext:value-type="float">
            <text:p>0.000209999998333</text:p>
          </table:table-cell>
          <table:table-cell office:value-type="float" office:value="-1.23394858837" calcext:value-type="float">
            <text:p>-1.23394858837</text:p>
          </table:table-cell>
          <table:table-cell office:value-type="float" office:value="-0.597980678082" calcext:value-type="float">
            <text:p>-0.597980678082</text:p>
          </table:table-cell>
          <table:table-cell office:value-type="float" office:value="-0.893971562386" calcext:value-type="float">
            <text:p>-0.893971562386</text:p>
          </table:table-cell>
          <table:table-cell/>
          <table:table-cell office:value-type="float" office:value="0.014290000312" calcext:value-type="float">
            <text:p>0.014290000312</text:p>
          </table:table-cell>
          <table:table-cell/>
          <table:table-cell office:value-type="float" office:value="6.20714521408" calcext:value-type="float">
            <text:p>6.20714521408</text:p>
          </table:table-cell>
          <table:table-cell table:number-columns-repeated="9"/>
        </table:table-row>
        <table:table-row table:style-name="ro1">
          <table:table-cell office:value-type="float" office:value="1.59186977489193E+018" calcext:value-type="float">
            <text:p>1.59186977489193E+018</text:p>
          </table:table-cell>
          <table:table-cell table:formula="of:=([.A421]-1.59186975110116E+018)*0.000000001" office:value-type="float" office:value="23.790770176" calcext:value-type="float">
            <text:p>23.790770176</text:p>
          </table:table-cell>
          <table:table-cell office:value-type="float" office:value="0.0564999990165" calcext:value-type="float">
            <text:p>0.0564999990165</text:p>
          </table:table-cell>
          <table:table-cell office:value-type="float" office:value="0.0488100014627" calcext:value-type="float">
            <text:p>0.0488100014627</text:p>
          </table:table-cell>
          <table:table-cell office:value-type="float" office:value="-0.0285000000149" calcext:value-type="float">
            <text:p>-0.0285000000149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1.23397243023" calcext:value-type="float">
            <text:p>-1.23397243023</text:p>
          </table:table-cell>
          <table:table-cell office:value-type="float" office:value="-0.598020017147" calcext:value-type="float">
            <text:p>-0.598020017147</text:p>
          </table:table-cell>
          <table:table-cell office:value-type="float" office:value="-0.89396250248" calcext:value-type="float">
            <text:p>-0.89396250248</text:p>
          </table:table-cell>
          <table:table-cell/>
          <table:table-cell office:value-type="float" office:value="0.0208599995822" calcext:value-type="float">
            <text:p>0.0208599995822</text:p>
          </table:table-cell>
          <table:table-cell/>
          <table:table-cell office:value-type="float" office:value="6.21043014526" calcext:value-type="float">
            <text:p>6.21043014526</text:p>
          </table:table-cell>
          <table:table-cell table:number-columns-repeated="9"/>
        </table:table-row>
        <table:table-row table:style-name="ro1">
          <table:table-cell office:value-type="float" office:value="1.59186977499389E+018" calcext:value-type="float">
            <text:p>1.59186977499389E+018</text:p>
          </table:table-cell>
          <table:table-cell table:formula="of:=([.A422]-1.59186975110116E+018)*0.000000001" office:value-type="float" office:value="23.892728832" calcext:value-type="float">
            <text:p>23.892728832</text:p>
          </table:table-cell>
          <table:table-cell office:value-type="float" office:value="0.0469000004232" calcext:value-type="float">
            <text:p>0.0469000004232</text:p>
          </table:table-cell>
          <table:table-cell office:value-type="float" office:value="0.03579999879" calcext:value-type="float">
            <text:p>0.03579999879</text:p>
          </table:table-cell>
          <table:table-cell office:value-type="float" office:value="-0.0303499996662" calcext:value-type="float">
            <text:p>-0.0303499996662</text:p>
          </table:table-cell>
          <table:table-cell table:style-name="Default" office:value-type="float" office:value="0.000220000001718" calcext:value-type="float">
            <text:p>0.000220000001718</text:p>
          </table:table-cell>
          <table:table-cell office:value-type="float" office:value="-1.2353246212" calcext:value-type="float">
            <text:p>-1.2353246212</text:p>
          </table:table-cell>
          <table:table-cell office:value-type="float" office:value="-0.602703273296" calcext:value-type="float">
            <text:p>-0.602703273296</text:p>
          </table:table-cell>
          <table:table-cell office:value-type="float" office:value="-0.893790721893" calcext:value-type="float">
            <text:p>-0.893790721893</text:p>
          </table:table-cell>
          <table:table-cell/>
          <table:table-cell office:value-type="float" office:value="0.0235799998045" calcext:value-type="float">
            <text:p>0.0235799998045</text:p>
          </table:table-cell>
          <table:table-cell/>
          <table:table-cell office:value-type="float" office:value="6.21179008484" calcext:value-type="float">
            <text:p>6.21179008484</text:p>
          </table:table-cell>
          <table:table-cell table:number-columns-repeated="9"/>
        </table:table-row>
        <table:table-row table:style-name="ro1">
          <table:table-cell office:value-type="float" office:value="1.59186977504607E+018" calcext:value-type="float">
            <text:p>1.59186977504607E+018</text:p>
          </table:table-cell>
          <table:table-cell table:formula="of:=([.A423]-1.59186975110116E+018)*0.000000001" office:value-type="float" office:value="23.944905984" calcext:value-type="float">
            <text:p>23.944905984</text:p>
          </table:table-cell>
          <table:table-cell office:value-type="float" office:value="0.0375999994576" calcext:value-type="float">
            <text:p>0.0375999994576</text:p>
          </table:table-cell>
          <table:table-cell office:value-type="float" office:value="0.0240299999714" calcext:value-type="float">
            <text:p>0.0240299999714</text:p>
          </table:table-cell>
          <table:table-cell office:value-type="float" office:value="-0.0288900006562" calcext:value-type="float">
            <text:p>-0.0288900006562</text:p>
          </table:table-cell>
          <table:table-cell office:value-type="float" office:value="-0.0000599999984843" calcext:value-type="float">
            <text:p>-6.00E-05</text:p>
          </table:table-cell>
          <table:table-cell office:value-type="float" office:value="-1.23848545551" calcext:value-type="float">
            <text:p>-1.23848545551</text:p>
          </table:table-cell>
          <table:table-cell office:value-type="float" office:value="-0.603945314884" calcext:value-type="float">
            <text:p>-0.603945314884</text:p>
          </table:table-cell>
          <table:table-cell office:value-type="float" office:value="-0.893963158131" calcext:value-type="float">
            <text:p>-0.893963158131</text:p>
          </table:table-cell>
          <table:table-cell/>
          <table:table-cell office:value-type="float" office:value="0.0293400008231" calcext:value-type="float">
            <text:p>0.0293400008231</text:p>
          </table:table-cell>
          <table:table-cell/>
          <table:table-cell office:value-type="float" office:value="6.21467018127" calcext:value-type="float">
            <text:p>6.21467018127</text:p>
          </table:table-cell>
          <table:table-cell table:number-columns-repeated="9"/>
        </table:table-row>
        <table:table-row table:style-name="ro1">
          <table:table-cell office:value-type="float" office:value="1.59186977509815E+018" calcext:value-type="float">
            <text:p>1.59186977509815E+018</text:p>
          </table:table-cell>
          <table:table-cell table:formula="of:=([.A424]-1.59186975110116E+018)*0.000000001" office:value-type="float" office:value="23.996985088" calcext:value-type="float">
            <text:p>23.996985088</text:p>
          </table:table-cell>
          <table:table-cell office:value-type="float" office:value="0.0271000005305" calcext:value-type="float">
            <text:p>0.0271000005305</text:p>
          </table:table-cell>
          <table:table-cell office:value-type="float" office:value="0.00992000009865" calcext:value-type="float">
            <text:p>0.00992000009865</text:p>
          </table:table-cell>
          <table:table-cell office:value-type="float" office:value="-0.0252000000328" calcext:value-type="float">
            <text:p>-0.0252000000328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1.24285209179" calcext:value-type="float">
            <text:p>-1.24285209179</text:p>
          </table:table-cell>
          <table:table-cell office:value-type="float" office:value="-0.603970587254" calcext:value-type="float">
            <text:p>-0.603970587254</text:p>
          </table:table-cell>
          <table:table-cell office:value-type="float" office:value="-0.893957078457" calcext:value-type="float">
            <text:p>-0.893957078457</text:p>
          </table:table-cell>
          <table:table-cell/>
          <table:table-cell office:value-type="float" office:value="0.0319800004363" calcext:value-type="float">
            <text:p>0.0319800004363</text:p>
          </table:table-cell>
          <table:table-cell/>
          <table:table-cell office:value-type="float" office:value="6.21599006653" calcext:value-type="float">
            <text:p>6.21599006653</text:p>
          </table:table-cell>
          <table:table-cell table:number-columns-repeated="9"/>
        </table:table-row>
        <table:table-row table:style-name="ro1">
          <table:table-cell office:value-type="float" office:value="1.59186977520045E+018" calcext:value-type="float">
            <text:p>1.59186977520045E+018</text:p>
          </table:table-cell>
          <table:table-cell table:formula="of:=([.A425]-1.59186975110116E+018)*0.000000001" office:value-type="float" office:value="24.099290624" calcext:value-type="float">
            <text:p>24.099290624</text:p>
          </table:table-cell>
          <table:table-cell office:value-type="float" office:value="0.0215000007302" calcext:value-type="float">
            <text:p>0.0215000007302</text:p>
          </table:table-cell>
          <table:table-cell office:value-type="float" office:value="-0.00951000023633" calcext:value-type="float">
            <text:p>-0.00951000023633</text:p>
          </table:table-cell>
          <table:table-cell office:value-type="float" office:value="-0.0192499998957" calcext:value-type="float">
            <text:p>-0.0192499998957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5093209743" calcext:value-type="float">
            <text:p>-1.25093209743</text:p>
          </table:table-cell>
          <table:table-cell office:value-type="float" office:value="-0.60358029604" calcext:value-type="float">
            <text:p>-0.60358029604</text:p>
          </table:table-cell>
          <table:table-cell office:value-type="float" office:value="-0.893957972527" calcext:value-type="float">
            <text:p>-0.893957972527</text:p>
          </table:table-cell>
          <table:table-cell/>
          <table:table-cell office:value-type="float" office:value="0.0151599999517" calcext:value-type="float">
            <text:p>0.0151599999517</text:p>
          </table:table-cell>
          <table:table-cell/>
          <table:table-cell office:value-type="float" office:value="6.20758008957" calcext:value-type="float">
            <text:p>6.20758008957</text:p>
          </table:table-cell>
          <table:table-cell table:number-columns-repeated="9"/>
        </table:table-row>
        <table:table-row table:style-name="ro1">
          <table:table-cell office:value-type="float" office:value="1.59186977525378E+018" calcext:value-type="float">
            <text:p>1.59186977525378E+018</text:p>
          </table:table-cell>
          <table:table-cell table:formula="of:=([.A426]-1.59186975110116E+018)*0.000000001" office:value-type="float" office:value="24.152610816" calcext:value-type="float">
            <text:p>24.152610816</text:p>
          </table:table-cell>
          <table:table-cell office:value-type="float" office:value="0.0263999998569" calcext:value-type="float">
            <text:p>0.0263999998569</text:p>
          </table:table-cell>
          <table:table-cell office:value-type="float" office:value="-0.0225099995732" calcext:value-type="float">
            <text:p>-0.0225099995732</text:p>
          </table:table-cell>
          <table:table-cell office:value-type="float" office:value="-0.0138400001451" calcext:value-type="float">
            <text:p>-0.0138400001451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1.255240798" calcext:value-type="float">
            <text:p>-1.255240798</text:p>
          </table:table-cell>
          <table:table-cell office:value-type="float" office:value="-0.602406144142" calcext:value-type="float">
            <text:p>-0.602406144142</text:p>
          </table:table-cell>
          <table:table-cell office:value-type="float" office:value="-0.893938481808" calcext:value-type="float">
            <text:p>-0.893938481808</text:p>
          </table:table-cell>
          <table:table-cell/>
          <table:table-cell office:value-type="float" office:value="0.00224999990314" calcext:value-type="float">
            <text:p>0.00224999990314</text:p>
          </table:table-cell>
          <table:table-cell/>
          <table:table-cell office:value-type="float" office:value="6.20112514496" calcext:value-type="float">
            <text:p>6.20112514496</text:p>
          </table:table-cell>
          <table:table-cell table:number-columns-repeated="9"/>
        </table:table-row>
        <table:table-row table:style-name="ro1">
          <table:table-cell office:value-type="float" office:value="1.59186977530584E+018" calcext:value-type="float">
            <text:p>1.59186977530584E+018</text:p>
          </table:table-cell>
          <table:table-cell table:formula="of:=([.A427]-1.59186975110116E+018)*0.000000001" office:value-type="float" office:value="24.204676096" calcext:value-type="float">
            <text:p>24.204676096</text:p>
          </table:table-cell>
          <table:table-cell office:value-type="float" office:value="0.0346000008285" calcext:value-type="float">
            <text:p>0.0346000008285</text:p>
          </table:table-cell>
          <table:table-cell office:value-type="float" office:value="-0.0337600000203" calcext:value-type="float">
            <text:p>-0.0337600000203</text:p>
          </table:table-cell>
          <table:table-cell office:value-type="float" office:value="-0.00771000003442" calcext:value-type="float">
            <text:p>-0.00771000003442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1.2587890625" calcext:value-type="float">
            <text:p>-1.2587890625</text:p>
          </table:table-cell>
          <table:table-cell office:value-type="float" office:value="-0.600596725941" calcext:value-type="float">
            <text:p>-0.600596725941</text:p>
          </table:table-cell>
          <table:table-cell office:value-type="float" office:value="-0.893931746483" calcext:value-type="float">
            <text:p>-0.893931746483</text:p>
          </table:table-cell>
          <table:table-cell/>
          <table:table-cell office:value-type="float" office:value="-0.0217300001532" calcext:value-type="float">
            <text:p>-0.0217300001532</text:p>
          </table:table-cell>
          <table:table-cell/>
          <table:table-cell office:value-type="float" office:value="6.18913507462" calcext:value-type="float">
            <text:p>6.18913507462</text:p>
          </table:table-cell>
          <table:table-cell table:number-columns-repeated="9"/>
        </table:table-row>
        <table:table-row table:style-name="ro1">
          <table:table-cell office:value-type="float" office:value="1.59186977535722E+018" calcext:value-type="float">
            <text:p>1.59186977535722E+018</text:p>
          </table:table-cell>
          <table:table-cell table:formula="of:=([.A428]-1.59186975110116E+018)*0.000000001" office:value-type="float" office:value="24.256052992" calcext:value-type="float">
            <text:p>24.256052992</text:p>
          </table:table-cell>
          <table:table-cell office:value-type="float" office:value="0.0438000001013" calcext:value-type="float">
            <text:p>0.0438000001013</text:p>
          </table:table-cell>
          <table:table-cell office:value-type="float" office:value="-0.0438299998641" calcext:value-type="float">
            <text:p>-0.0438299998641</text:p>
          </table:table-cell>
          <table:table-cell office:value-type="float" office:value="-0.000590000010561" calcext:value-type="float">
            <text:p>-0.000590000010561</text:p>
          </table:table-cell>
          <table:table-cell table:style-name="Default" office:value-type="float" office:value="-0.000130000000354" calcext:value-type="float">
            <text:p>-0.000130000000354</text:p>
          </table:table-cell>
          <table:table-cell office:value-type="float" office:value="-1.2621794939" calcext:value-type="float">
            <text:p>-1.2621794939</text:p>
          </table:table-cell>
          <table:table-cell office:value-type="float" office:value="-0.598064780235" calcext:value-type="float">
            <text:p>-0.598064780235</text:p>
          </table:table-cell>
          <table:table-cell office:value-type="float" office:value="-0.893930673599" calcext:value-type="float">
            <text:p>-0.893930673599</text:p>
          </table:table-cell>
          <table:table-cell/>
          <table:table-cell office:value-type="float" office:value="-0.0262599997222" calcext:value-type="float">
            <text:p>-0.0262599997222</text:p>
          </table:table-cell>
          <table:table-cell/>
          <table:table-cell office:value-type="float" office:value="6.18687009811" calcext:value-type="float">
            <text:p>6.18687009811</text:p>
          </table:table-cell>
          <table:table-cell table:number-columns-repeated="9"/>
        </table:table-row>
        <table:table-row table:style-name="ro1">
          <table:table-cell office:value-type="float" office:value="1.59186977540874E+018" calcext:value-type="float">
            <text:p>1.59186977540874E+018</text:p>
          </table:table-cell>
          <table:table-cell table:formula="of:=([.A429]-1.59186975110116E+018)*0.000000001" office:value-type="float" office:value="24.307574784" calcext:value-type="float">
            <text:p>24.307574784</text:p>
          </table:table-cell>
          <table:table-cell office:value-type="float" office:value="0.0502999983728" calcext:value-type="float">
            <text:p>0.0502999983728</text:p>
          </table:table-cell>
          <table:table-cell office:value-type="float" office:value="-0.050110001117" calcext:value-type="float">
            <text:p>-0.050110001117</text:p>
          </table:table-cell>
          <table:table-cell office:value-type="float" office:value="0.00480999983847" calcext:value-type="float">
            <text:p>0.00480999983847</text:p>
          </table:table-cell>
          <table:table-cell office:value-type="float" office:value="0.0000900000013644" calcext:value-type="float">
            <text:p>9.00E-05</text:p>
          </table:table-cell>
          <table:table-cell office:value-type="float" office:value="-1.2650976181" calcext:value-type="float">
            <text:p>-1.2650976181</text:p>
          </table:table-cell>
          <table:table-cell office:value-type="float" office:value="-0.594984352589" calcext:value-type="float">
            <text:p>-0.594984352589</text:p>
          </table:table-cell>
          <table:table-cell office:value-type="float" office:value="-0.893899857998" calcext:value-type="float">
            <text:p>-0.893899857998</text:p>
          </table:table-cell>
          <table:table-cell/>
          <table:table-cell office:value-type="float" office:value="-0.0216000005603" calcext:value-type="float">
            <text:p>-0.0216000005603</text:p>
          </table:table-cell>
          <table:table-cell/>
          <table:table-cell office:value-type="float" office:value="6.18919992447" calcext:value-type="float">
            <text:p>6.18919992447</text:p>
          </table:table-cell>
          <table:table-cell table:number-columns-repeated="9"/>
        </table:table-row>
        <table:table-row table:style-name="ro1">
          <table:table-cell office:value-type="float" office:value="1.59186977546129E+018" calcext:value-type="float">
            <text:p>1.59186977546129E+018</text:p>
          </table:table-cell>
          <table:table-cell table:formula="of:=([.A430]-1.59186975110116E+018)*0.000000001" office:value-type="float" office:value="24.360126976" calcext:value-type="float">
            <text:p>24.360126976</text:p>
          </table:table-cell>
          <table:table-cell office:value-type="float" office:value="0.0551999993622" calcext:value-type="float">
            <text:p>0.0551999993622</text:p>
          </table:table-cell>
          <table:table-cell office:value-type="float" office:value="-0.0543299987912" calcext:value-type="float">
            <text:p>-0.0543299987912</text:p>
          </table:table-cell>
          <table:table-cell office:value-type="float" office:value="0.00990999955684" calcext:value-type="float">
            <text:p>0.00990999955684</text:p>
          </table:table-cell>
          <table:table-cell office:value-type="float" office:value="0.0000999999974738" calcext:value-type="float">
            <text:p>1.00E-04</text:p>
          </table:table-cell>
          <table:table-cell office:value-type="float" office:value="-1.26769959927" calcext:value-type="float">
            <text:p>-1.26769959927</text:p>
          </table:table-cell>
          <table:table-cell office:value-type="float" office:value="-0.591821372509" calcext:value-type="float">
            <text:p>-0.591821372509</text:p>
          </table:table-cell>
          <table:table-cell office:value-type="float" office:value="-0.89390796423" calcext:value-type="float">
            <text:p>-0.89390796423</text:p>
          </table:table-cell>
          <table:table-cell/>
          <table:table-cell office:value-type="float" office:value="-0.011590000242" calcext:value-type="float">
            <text:p>-0.011590000242</text:p>
          </table:table-cell>
          <table:table-cell/>
          <table:table-cell office:value-type="float" office:value="6.19420480728" calcext:value-type="float">
            <text:p>6.19420480728</text:p>
          </table:table-cell>
          <table:table-cell table:number-columns-repeated="9"/>
        </table:table-row>
        <table:table-row table:style-name="ro1">
          <table:table-cell office:value-type="float" office:value="1.59186977551385E+018" calcext:value-type="float">
            <text:p>1.59186977551385E+018</text:p>
          </table:table-cell>
          <table:table-cell table:formula="of:=([.A431]-1.59186975110116E+018)*0.000000001" office:value-type="float" office:value="24.412690688" calcext:value-type="float">
            <text:p>24.412690688</text:p>
          </table:table-cell>
          <table:table-cell office:value-type="float" office:value="0.0604000017047" calcext:value-type="float">
            <text:p>0.0604000017047</text:p>
          </table:table-cell>
          <table:table-cell office:value-type="float" office:value="-0.0584699995816" calcext:value-type="float">
            <text:p>-0.0584699995816</text:p>
          </table:table-cell>
          <table:table-cell office:value-type="float" office:value="0.0150300003588" calcext:value-type="float">
            <text:p>0.0150300003588</text:p>
          </table:table-cell>
          <table:table-cell office:value-type="float" office:value="0.0000900000013644" calcext:value-type="float">
            <text:p>9.00E-05</text:p>
          </table:table-cell>
          <table:table-cell office:value-type="float" office:value="-1.2703357935" calcext:value-type="float">
            <text:p>-1.2703357935</text:p>
          </table:table-cell>
          <table:table-cell office:value-type="float" office:value="-0.588673293591" calcext:value-type="float">
            <text:p>-0.588673293591</text:p>
          </table:table-cell>
          <table:table-cell office:value-type="float" office:value="-0.893905162811" calcext:value-type="float">
            <text:p>-0.893905162811</text:p>
          </table:table-cell>
          <table:table-cell/>
          <table:table-cell office:value-type="float" office:value="0.00626999977976" calcext:value-type="float">
            <text:p>0.00626999977976</text:p>
          </table:table-cell>
          <table:table-cell/>
          <table:table-cell office:value-type="float" office:value="6.20313501358" calcext:value-type="float">
            <text:p>6.20313501358</text:p>
          </table:table-cell>
          <table:table-cell table:number-columns-repeated="9"/>
        </table:table-row>
        <table:table-row table:style-name="ro1">
          <table:table-cell office:value-type="float" office:value="1.59186977556511E+018" calcext:value-type="float">
            <text:p>1.59186977556511E+018</text:p>
          </table:table-cell>
          <table:table-cell table:formula="of:=([.A432]-1.59186975110116E+018)*0.000000001" office:value-type="float" office:value="24.463946752" calcext:value-type="float">
            <text:p>24.463946752</text:p>
          </table:table-cell>
          <table:table-cell office:value-type="float" office:value="0.0724999979138" calcext:value-type="float">
            <text:p>0.0724999979138</text:p>
          </table:table-cell>
          <table:table-cell office:value-type="float" office:value="-0.065980002284" calcext:value-type="float">
            <text:p>-0.065980002284</text:p>
          </table:table-cell>
          <table:table-cell office:value-type="float" office:value="0.0301099997014" calcext:value-type="float">
            <text:p>0.0301099997014</text:p>
          </table:table-cell>
          <table:table-cell table:style-name="Default" office:value-type="float" office:value="-0.000190000006114" calcext:value-type="float">
            <text:p>-0.000190000006114</text:p>
          </table:table-cell>
          <table:table-cell office:value-type="float" office:value="-1.27301132679" calcext:value-type="float">
            <text:p>-1.27301132679</text:p>
          </table:table-cell>
          <table:table-cell office:value-type="float" office:value="-0.585501432419" calcext:value-type="float">
            <text:p>-0.585501432419</text:p>
          </table:table-cell>
          <table:table-cell office:value-type="float" office:value="-0.893896520138" calcext:value-type="float">
            <text:p>-0.893896520138</text:p>
          </table:table-cell>
          <table:table-cell/>
          <table:table-cell office:value-type="float" office:value="0.0448199994862" calcext:value-type="float">
            <text:p>0.0448199994862</text:p>
          </table:table-cell>
          <table:table-cell/>
          <table:table-cell office:value-type="float" office:value="6.22241020203" calcext:value-type="float">
            <text:p>6.22241020203</text:p>
          </table:table-cell>
          <table:table-cell table:number-columns-repeated="9"/>
        </table:table-row>
        <table:table-row table:style-name="ro1">
          <table:table-cell office:value-type="float" office:value="1.59186977561637E+018" calcext:value-type="float">
            <text:p>1.59186977561637E+018</text:p>
          </table:table-cell>
          <table:table-cell table:formula="of:=([.A433]-1.59186975110116E+018)*0.000000001" office:value-type="float" office:value="24.515204096" calcext:value-type="float">
            <text:p>24.515204096</text:p>
          </table:table-cell>
          <table:table-cell office:value-type="float" office:value="0.0734999999404" calcext:value-type="float">
            <text:p>0.0734999999404</text:p>
          </table:table-cell>
          <table:table-cell office:value-type="float" office:value="-0.0637599974871" calcext:value-type="float">
            <text:p>-0.0637599974871</text:p>
          </table:table-cell>
          <table:table-cell office:value-type="float" office:value="0.0366600006819" calcext:value-type="float">
            <text:p>0.0366600006819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1.27484560013" calcext:value-type="float">
            <text:p>-1.27484560013</text:p>
          </table:table-cell>
          <table:table-cell office:value-type="float" office:value="-0.583038508892" calcext:value-type="float">
            <text:p>-0.583038508892</text:p>
          </table:table-cell>
          <table:table-cell office:value-type="float" office:value="-0.893981516361" calcext:value-type="float">
            <text:p>-0.893981516361</text:p>
          </table:table-cell>
          <table:table-cell/>
          <table:table-cell office:value-type="float" office:value="0.0629500001669" calcext:value-type="float">
            <text:p>0.0629500001669</text:p>
          </table:table-cell>
          <table:table-cell/>
          <table:table-cell office:value-type="float" office:value="6.2314748764" calcext:value-type="float">
            <text:p>6.2314748764</text:p>
          </table:table-cell>
          <table:table-cell table:number-columns-repeated="9"/>
        </table:table-row>
        <table:table-row table:style-name="ro1">
          <table:table-cell office:value-type="float" office:value="1.59186977571829E+018" calcext:value-type="float">
            <text:p>1.59186977571829E+018</text:p>
          </table:table-cell>
          <table:table-cell table:formula="of:=([.A434]-1.59186975110116E+018)*0.000000001" office:value-type="float" office:value="24.617122048" calcext:value-type="float">
            <text:p>24.617122048</text:p>
          </table:table-cell>
          <table:table-cell office:value-type="float" office:value="0.0630000010133" calcext:value-type="float">
            <text:p>0.0630000010133</text:p>
          </table:table-cell>
          <table:table-cell office:value-type="float" office:value="-0.0527000017464" calcext:value-type="float">
            <text:p>-0.0527000017464</text:p>
          </table:table-cell>
          <table:table-cell office:value-type="float" office:value="0.0345100015402" calcext:value-type="float">
            <text:p>0.0345100015402</text:p>
          </table:table-cell>
          <table:table-cell office:value-type="float" office:value="0.0000900000013644" calcext:value-type="float">
            <text:p>9.00E-05</text:p>
          </table:table-cell>
          <table:table-cell office:value-type="float" office:value="-1.27553200722" calcext:value-type="float">
            <text:p>-1.27553200722</text:p>
          </table:table-cell>
          <table:table-cell office:value-type="float" office:value="-0.58257073164" calcext:value-type="float">
            <text:p>-0.58257073164</text:p>
          </table:table-cell>
          <table:table-cell office:value-type="float" office:value="-0.893900573254" calcext:value-type="float">
            <text:p>-0.893900573254</text:p>
          </table:table-cell>
          <table:table-cell/>
          <table:table-cell office:value-type="float" office:value="0.0578900016844" calcext:value-type="float">
            <text:p>0.0578900016844</text:p>
          </table:table-cell>
          <table:table-cell/>
          <table:table-cell office:value-type="float" office:value="6.22894477844" calcext:value-type="float">
            <text:p>6.22894477844</text:p>
          </table:table-cell>
          <table:table-cell table:number-columns-repeated="9"/>
        </table:table-row>
        <table:table-row table:style-name="ro1">
          <table:table-cell office:value-type="float" office:value="1.59186977582003E+018" calcext:value-type="float">
            <text:p>1.59186977582003E+018</text:p>
          </table:table-cell>
          <table:table-cell table:formula="of:=([.A435]-1.59186975110116E+018)*0.000000001" office:value-type="float" office:value="24.718868992" calcext:value-type="float">
            <text:p>24.718868992</text:p>
          </table:table-cell>
          <table:table-cell office:value-type="float" office:value="0.0522000007331" calcext:value-type="float">
            <text:p>0.0522000007331</text:p>
          </table:table-cell>
          <table:table-cell office:value-type="float" office:value="-0.0397199988365" calcext:value-type="float">
            <text:p>-0.0397199988365</text:p>
          </table:table-cell>
          <table:table-cell office:value-type="float" office:value="0.033900000155" calcext:value-type="float">
            <text:p>0.033900000155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 office:value-type="float" office:value="-1.27553927898" calcext:value-type="float">
            <text:p>-1.27553927898</text:p>
          </table:table-cell>
          <table:table-cell office:value-type="float" office:value="-0.582573831081" calcext:value-type="float">
            <text:p>-0.582573831081</text:p>
          </table:table-cell>
          <table:table-cell office:value-type="float" office:value="-0.893892168999" calcext:value-type="float">
            <text:p>-0.893892168999</text:p>
          </table:table-cell>
          <table:table-cell/>
          <table:table-cell office:value-type="float" office:value="0.0495500005782" calcext:value-type="float">
            <text:p>0.0495500005782</text:p>
          </table:table-cell>
          <table:table-cell/>
          <table:table-cell office:value-type="float" office:value="6.22477483749" calcext:value-type="float">
            <text:p>6.22477483749</text:p>
          </table:table-cell>
          <table:table-cell table:number-columns-repeated="9"/>
        </table:table-row>
        <table:table-row table:style-name="ro1">
          <table:table-cell office:value-type="float" office:value="1.59186977587294E+018" calcext:value-type="float">
            <text:p>1.59186977587294E+018</text:p>
          </table:table-cell>
          <table:table-cell table:formula="of:=([.A436]-1.59186975110116E+018)*0.000000001" office:value-type="float" office:value="24.771771904" calcext:value-type="float">
            <text:p>24.771771904</text:p>
          </table:table-cell>
          <table:table-cell office:value-type="float" office:value="0.0458000004292" calcext:value-type="float">
            <text:p>0.0458000004292</text:p>
          </table:table-cell>
          <table:table-cell office:value-type="float" office:value="-0.0327700003982" calcext:value-type="float">
            <text:p>-0.0327700003982</text:p>
          </table:table-cell>
          <table:table-cell office:value-type="float" office:value="0.0320300012827" calcext:value-type="float">
            <text:p>0.0320300012827</text:p>
          </table:table-cell>
          <table:table-cell office:value-type="float" office:value="0.0000700000018696" calcext:value-type="float">
            <text:p>7.00E-05</text:p>
          </table:table-cell>
          <table:table-cell office:value-type="float" office:value="-1.27552878857" calcext:value-type="float">
            <text:p>-1.27552878857</text:p>
          </table:table-cell>
          <table:table-cell office:value-type="float" office:value="-0.582575976849" calcext:value-type="float">
            <text:p>-0.582575976849</text:p>
          </table:table-cell>
          <table:table-cell office:value-type="float" office:value="-0.893897652626" calcext:value-type="float">
            <text:p>-0.893897652626</text:p>
          </table:table-cell>
          <table:table-cell/>
          <table:table-cell office:value-type="float" office:value="0.0313300006092" calcext:value-type="float">
            <text:p>0.0313300006092</text:p>
          </table:table-cell>
          <table:table-cell/>
          <table:table-cell office:value-type="float" office:value="6.21566486359" calcext:value-type="float">
            <text:p>6.21566486359</text:p>
          </table:table-cell>
          <table:table-cell table:number-columns-repeated="9"/>
        </table:table-row>
        <table:table-row table:style-name="ro1">
          <table:table-cell office:value-type="float" office:value="1.59186977592545E+018" calcext:value-type="float">
            <text:p>1.59186977592545E+018</text:p>
          </table:table-cell>
          <table:table-cell table:formula="of:=([.A437]-1.59186975110116E+018)*0.000000001" office:value-type="float" office:value="24.824284928" calcext:value-type="float">
            <text:p>24.824284928</text:p>
          </table:table-cell>
          <table:table-cell office:value-type="float" office:value="0.0397000014782" calcext:value-type="float">
            <text:p>0.0397000014782</text:p>
          </table:table-cell>
          <table:table-cell office:value-type="float" office:value="-0.0270199999213" calcext:value-type="float">
            <text:p>-0.0270199999213</text:p>
          </table:table-cell>
          <table:table-cell office:value-type="float" office:value="0.0290799997747" calcext:value-type="float">
            <text:p>0.0290799997747</text:p>
          </table:table-cell>
          <table:table-cell office:value-type="float" office:value="0.0000599999984843" calcext:value-type="float">
            <text:p>6.00E-05</text:p>
          </table:table-cell>
          <table:table-cell office:value-type="float" office:value="-1.27553200722" calcext:value-type="float">
            <text:p>-1.27553200722</text:p>
          </table:table-cell>
          <table:table-cell office:value-type="float" office:value="-0.582579612732" calcext:value-type="float">
            <text:p>-0.582579612732</text:p>
          </table:table-cell>
          <table:table-cell office:value-type="float" office:value="-0.893892705441" calcext:value-type="float">
            <text:p>-0.893892705441</text:p>
          </table:table-cell>
          <table:table-cell/>
          <table:table-cell office:value-type="float" office:value="0.00822999980301" calcext:value-type="float">
            <text:p>0.00822999980301</text:p>
          </table:table-cell>
          <table:table-cell/>
          <table:table-cell office:value-type="float" office:value="6.20411491394" calcext:value-type="float">
            <text:p>6.20411491394</text:p>
          </table:table-cell>
          <table:table-cell table:number-columns-repeated="9"/>
        </table:table-row>
        <table:table-row table:style-name="ro1">
          <table:table-cell office:value-type="float" office:value="1.59186977597684E+018" calcext:value-type="float">
            <text:p>1.59186977597684E+018</text:p>
          </table:table-cell>
          <table:table-cell table:formula="of:=([.A438]-1.59186975110116E+018)*0.000000001" office:value-type="float" office:value="24.875676928" calcext:value-type="float">
            <text:p>24.875676928</text:p>
          </table:table-cell>
          <table:table-cell office:value-type="float" office:value="0.0329999998212" calcext:value-type="float">
            <text:p>0.0329999998212</text:p>
          </table:table-cell>
          <table:table-cell office:value-type="float" office:value="-0.0215399991721" calcext:value-type="float">
            <text:p>-0.0215399991721</text:p>
          </table:table-cell>
          <table:table-cell office:value-type="float" office:value="0.0249899998307" calcext:value-type="float">
            <text:p>0.0249899998307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-1.27552485466" calcext:value-type="float">
            <text:p>-1.27552485466</text:p>
          </table:table-cell>
          <table:table-cell office:value-type="float" office:value="-0.582577764988" calcext:value-type="float">
            <text:p>-0.582577764988</text:p>
          </table:table-cell>
          <table:table-cell office:value-type="float" office:value="-0.893898963928" calcext:value-type="float">
            <text:p>-0.893898963928</text:p>
          </table:table-cell>
          <table:table-cell/>
          <table:table-cell office:value-type="float" office:value="-0.0174300000072" calcext:value-type="float">
            <text:p>-0.0174300000072</text:p>
          </table:table-cell>
          <table:table-cell/>
          <table:table-cell office:value-type="float" office:value="6.19128513336" calcext:value-type="float">
            <text:p>6.19128513336</text:p>
          </table:table-cell>
          <table:table-cell table:number-columns-repeated="9"/>
        </table:table-row>
        <table:table-row table:style-name="ro1">
          <table:table-cell office:value-type="float" office:value="1.5918697760281E+018" calcext:value-type="float">
            <text:p>1.5918697760281E+018</text:p>
          </table:table-cell>
          <table:table-cell table:formula="of:=([.A439]-1.59186975110116E+018)*0.000000001" office:value-type="float" office:value="24.926934016" calcext:value-type="float">
            <text:p>24.926934016</text:p>
          </table:table-cell>
          <table:table-cell office:value-type="float" office:value="0.0261000003666" calcext:value-type="float">
            <text:p>0.0261000003666</text:p>
          </table:table-cell>
          <table:table-cell office:value-type="float" office:value="-0.0168200004846" calcext:value-type="float">
            <text:p>-0.0168200004846</text:p>
          </table:table-cell>
          <table:table-cell office:value-type="float" office:value="0.0200100000948" calcext:value-type="float">
            <text:p>0.020010000094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27551794052" calcext:value-type="float">
            <text:p>-1.27551794052</text:p>
          </table:table-cell>
          <table:table-cell office:value-type="float" office:value="-0.582588493824" calcext:value-type="float">
            <text:p>-0.582588493824</text:p>
          </table:table-cell>
          <table:table-cell office:value-type="float" office:value="-0.893897950649" calcext:value-type="float">
            <text:p>-0.893897950649</text:p>
          </table:table-cell>
          <table:table-cell/>
          <table:table-cell office:value-type="float" office:value="-0.0390699990094" calcext:value-type="float">
            <text:p>-0.0390699990094</text:p>
          </table:table-cell>
          <table:table-cell/>
          <table:table-cell office:value-type="float" office:value="6.18046522141" calcext:value-type="float">
            <text:p>6.18046522141</text:p>
          </table:table-cell>
          <table:table-cell table:number-columns-repeated="9"/>
        </table:table-row>
        <table:table-row table:style-name="ro1">
          <table:table-cell office:value-type="float" office:value="1.59186977608121E+018" calcext:value-type="float">
            <text:p>1.59186977608121E+018</text:p>
          </table:table-cell>
          <table:table-cell table:formula="of:=([.A440]-1.59186975110116E+018)*0.000000001" office:value-type="float" office:value="24.980045824" calcext:value-type="float">
            <text:p>24.980045824</text:p>
          </table:table-cell>
          <table:table-cell office:value-type="float" office:value="0.0195000004023" calcext:value-type="float">
            <text:p>0.0195000004023</text:p>
          </table:table-cell>
          <table:table-cell office:value-type="float" office:value="-0.0126200001687" calcext:value-type="float">
            <text:p>-0.0126200001687</text:p>
          </table:table-cell>
          <table:table-cell office:value-type="float" office:value="0.0149100003764" calcext:value-type="float">
            <text:p>0.0149100003764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1.27552092075" calcext:value-type="float">
            <text:p>-1.27552092075</text:p>
          </table:table-cell>
          <table:table-cell office:value-type="float" office:value="-0.582578241825" calcext:value-type="float">
            <text:p>-0.582578241825</text:p>
          </table:table-cell>
          <table:table-cell office:value-type="float" office:value="-0.893897473812" calcext:value-type="float">
            <text:p>-0.893897473812</text:p>
          </table:table-cell>
          <table:table-cell/>
          <table:table-cell office:value-type="float" office:value="-0.0575900003314" calcext:value-type="float">
            <text:p>-0.0575900003314</text:p>
          </table:table-cell>
          <table:table-cell/>
          <table:table-cell office:value-type="float" office:value="6.17120504379" calcext:value-type="float">
            <text:p>6.17120504379</text:p>
          </table:table-cell>
          <table:table-cell table:number-columns-repeated="9"/>
        </table:table-row>
        <table:table-row table:style-name="ro1">
          <table:table-cell office:value-type="float" office:value="1.59186977613325E+018" calcext:value-type="float">
            <text:p>1.59186977613325E+018</text:p>
          </table:table-cell>
          <table:table-cell table:formula="of:=([.A441]-1.59186975110116E+018)*0.000000001" office:value-type="float" office:value="25.03208192" calcext:value-type="float">
            <text:p>25.03208192</text:p>
          </table:table-cell>
          <table:table-cell office:value-type="float" office:value="0.0129000004381" calcext:value-type="float">
            <text:p>0.0129000004381</text:p>
          </table:table-cell>
          <table:table-cell office:value-type="float" office:value="-0.00836000032723" calcext:value-type="float">
            <text:p>-0.00836000032723</text:p>
          </table:table-cell>
          <table:table-cell office:value-type="float" office:value="0.00982000026852" calcext:value-type="float">
            <text:p>0.00982000026852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7551198006" calcext:value-type="float">
            <text:p>-1.27551198006</text:p>
          </table:table-cell>
          <table:table-cell office:value-type="float" office:value="-0.582592904568" calcext:value-type="float">
            <text:p>-0.582592904568</text:p>
          </table:table-cell>
          <table:table-cell office:value-type="float" office:value="-0.893896281719" calcext:value-type="float">
            <text:p>-0.893896281719</text:p>
          </table:table-cell>
          <table:table-cell/>
          <table:table-cell office:value-type="float" office:value="-0.0766900032759" calcext:value-type="float">
            <text:p>-0.0766900032759</text:p>
          </table:table-cell>
          <table:table-cell/>
          <table:table-cell office:value-type="float" office:value="6.16165494919" calcext:value-type="float">
            <text:p>6.16165494919</text:p>
          </table:table-cell>
          <table:table-cell table:number-columns-repeated="9"/>
        </table:table-row>
        <table:table-row table:style-name="ro1">
          <table:table-cell office:value-type="float" office:value="1.59186977618518E+018" calcext:value-type="float">
            <text:p>1.59186977618518E+018</text:p>
          </table:table-cell>
          <table:table-cell table:formula="of:=([.A442]-1.59186975110116E+018)*0.000000001" office:value-type="float" office:value="25.084018944" calcext:value-type="float">
            <text:p>25.084018944</text:p>
          </table:table-cell>
          <table:table-cell office:value-type="float" office:value="0.00620000017807" calcext:value-type="float">
            <text:p>0.00620000017807</text:p>
          </table:table-cell>
          <table:table-cell office:value-type="float" office:value="-0.00401999987662" calcext:value-type="float">
            <text:p>-0.00401999987662</text:p>
          </table:table-cell>
          <table:table-cell office:value-type="float" office:value="0.00468999985605" calcext:value-type="float">
            <text:p>0.004689999856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1.27550649643" calcext:value-type="float">
            <text:p>-1.27550649643</text:p>
          </table:table-cell>
          <table:table-cell office:value-type="float" office:value="-0.582590460777" calcext:value-type="float">
            <text:p>-0.582590460777</text:p>
          </table:table-cell>
          <table:table-cell office:value-type="float" office:value="-0.893899202347" calcext:value-type="float">
            <text:p>-0.893899202347</text:p>
          </table:table-cell>
          <table:table-cell/>
          <table:table-cell office:value-type="float" office:value="-0.10691999644" calcext:value-type="float">
            <text:p>-0.10691999644</text:p>
          </table:table-cell>
          <table:table-cell/>
          <table:table-cell office:value-type="float" office:value="6.14654016495" calcext:value-type="float">
            <text:p>6.14654016495</text:p>
          </table:table-cell>
          <table:table-cell table:number-columns-repeated="9"/>
        </table:table-row>
        <table:table-row table:style-name="ro1">
          <table:table-cell office:value-type="float" office:value="1.59186977623677E+018" calcext:value-type="float">
            <text:p>1.59186977623677E+018</text:p>
          </table:table-cell>
          <table:table-cell table:formula="of:=([.A443]-1.59186975110116E+018)*0.000000001" office:value-type="float" office:value="25.135607808" calcext:value-type="float">
            <text:p>25.135607808</text:p>
          </table:table-cell>
          <table:table-cell office:value-type="float" office:value="0.00130000000354" calcext:value-type="float">
            <text:p>0.00130000000354</text:p>
          </table:table-cell>
          <table:table-cell office:value-type="float" office:value="-0.0010300000431" calcext:value-type="float">
            <text:p>-0.0010300000431</text:p>
          </table:table-cell>
          <table:table-cell office:value-type="float" office:value="0.000699999975041" calcext:value-type="float">
            <text:p>0.000699999975041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 office:value-type="float" office:value="-1.27548551559" calcext:value-type="float">
            <text:p>-1.27548551559</text:p>
          </table:table-cell>
          <table:table-cell office:value-type="float" office:value="-0.58260256052" calcext:value-type="float">
            <text:p>-0.58260256052</text:p>
          </table:table-cell>
          <table:table-cell office:value-type="float" office:value="-0.893913447857" calcext:value-type="float">
            <text:p>-0.893913447857</text:p>
          </table:table-cell>
          <table:table-cell/>
          <table:table-cell office:value-type="float" office:value="-0.116379998624" calcext:value-type="float">
            <text:p>-0.116379998624</text:p>
          </table:table-cell>
          <table:table-cell/>
          <table:table-cell office:value-type="float" office:value="6.14180994034" calcext:value-type="float">
            <text:p>6.14180994034</text:p>
          </table:table-cell>
          <table:table-cell table:number-columns-repeated="9"/>
        </table:table-row>
        <table:table-row table:style-name="ro1">
          <table:table-cell office:value-type="float" office:value="1.59186977628873E+018" calcext:value-type="float">
            <text:p>1.59186977628873E+018</text:p>
          </table:table-cell>
          <table:table-cell table:formula="of:=([.A444]-1.59186975110116E+018)*0.000000001" office:value-type="float" office:value="25.187561984" calcext:value-type="float">
            <text:p>25.187561984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900000013644" calcext:value-type="float">
            <text:p>9.00E-05</text:p>
          </table:table-cell>
          <table:table-cell table:style-name="ce1" office:value-type="float" office:value="-0.0000399999989895" calcext:value-type="float">
            <text:p>-4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1.27548134327" calcext:value-type="float">
            <text:p>-1.27548134327</text:p>
          </table:table-cell>
          <table:table-cell office:value-type="float" office:value="-0.582591474056" calcext:value-type="float">
            <text:p>-0.582591474056</text:p>
          </table:table-cell>
          <table:table-cell office:value-type="float" office:value="-0.893917381763" calcext:value-type="float">
            <text:p>-0.893917381763</text:p>
          </table:table-cell>
          <table:table-cell/>
          <table:table-cell office:value-type="float" office:value="-0.110270000994" calcext:value-type="float">
            <text:p>-0.110270000994</text:p>
          </table:table-cell>
          <table:table-cell/>
          <table:table-cell office:value-type="float" office:value="6.14486503601" calcext:value-type="float">
            <text:p>6.14486503601</text:p>
          </table:table-cell>
          <table:table-cell table:number-columns-repeated="9"/>
        </table:table-row>
        <table:table-row table:style-name="ro1">
          <table:table-cell office:value-type="float" office:value="1.59186977634014E+018" calcext:value-type="float">
            <text:p>1.59186977634014E+018</text:p>
          </table:table-cell>
          <table:table-cell table:formula="of:=([.A445]-1.59186975110116E+018)*0.000000001" office:value-type="float" office:value="25.23897856" calcext:value-type="float">
            <text:p>25.23897856</text:p>
          </table:table-cell>
          <table:table-cell table:number-columns-repeated="2" table:style-name="ce1" office:value-type="float" office:value="0.0000999999974738" calcext:value-type="float">
            <text:p>1.00E-04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1.27548897266" calcext:value-type="float">
            <text:p>-1.27548897266</text:p>
          </table:table-cell>
          <table:table-cell office:value-type="float" office:value="-0.582589328289" calcext:value-type="float">
            <text:p>-0.582589328289</text:p>
          </table:table-cell>
          <table:table-cell office:value-type="float" office:value="-0.893907904625" calcext:value-type="float">
            <text:p>-0.893907904625</text:p>
          </table:table-cell>
          <table:table-cell/>
          <table:table-cell office:value-type="float" office:value="-0.100170001388" calcext:value-type="float">
            <text:p>-0.100170001388</text:p>
          </table:table-cell>
          <table:table-cell/>
          <table:table-cell office:value-type="float" office:value="6.14991521835" calcext:value-type="float">
            <text:p>6.14991521835</text:p>
          </table:table-cell>
          <table:table-cell table:number-columns-repeated="9"/>
        </table:table-row>
        <table:table-row table:style-name="ro1">
          <table:table-cell office:value-type="float" office:value="1.59186977639217E+018" calcext:value-type="float">
            <text:p>1.59186977639217E+018</text:p>
          </table:table-cell>
          <table:table-cell table:formula="of:=([.A446]-1.59186975110116E+018)*0.000000001" office:value-type="float" office:value="25.291001856" calcext:value-type="float">
            <text:p>25.291001856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900000013644" calcext:value-type="float">
            <text:p>9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1.27547991276" calcext:value-type="float">
            <text:p>-1.27547991276</text:p>
          </table:table-cell>
          <table:table-cell office:value-type="float" office:value="-0.582591831684" calcext:value-type="float">
            <text:p>-0.582591831684</text:p>
          </table:table-cell>
          <table:table-cell office:value-type="float" office:value="-0.893911898136" calcext:value-type="float">
            <text:p>-0.893911898136</text:p>
          </table:table-cell>
          <table:table-cell/>
          <table:table-cell office:value-type="float" office:value="-0.0880099982023" calcext:value-type="float">
            <text:p>-0.0880099982023</text:p>
          </table:table-cell>
          <table:table-cell/>
          <table:table-cell office:value-type="float" office:value="6.15599489212" calcext:value-type="float">
            <text:p>6.15599489212</text:p>
          </table:table-cell>
          <table:table-cell table:number-columns-repeated="9"/>
        </table:table-row>
        <table:table-row table:style-name="ro1">
          <table:table-cell office:value-type="float" office:value="1.59186977649435E+018" calcext:value-type="float">
            <text:p>1.59186977649435E+018</text:p>
          </table:table-cell>
          <table:table-cell table:formula="of:=([.A447]-1.59186975110116E+018)*0.000000001" office:value-type="float" office:value="25.393188864" calcext:value-type="float">
            <text:p>25.393188864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79999997979" calcext:value-type="float">
            <text:p>8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1.27548575401" calcext:value-type="float">
            <text:p>-1.27548575401</text:p>
          </table:table-cell>
          <table:table-cell office:value-type="float" office:value="-0.582592666149" calcext:value-type="float">
            <text:p>-0.582592666149</text:p>
          </table:table-cell>
          <table:table-cell office:value-type="float" office:value="-0.893903076649" calcext:value-type="float">
            <text:p>-0.893903076649</text:p>
          </table:table-cell>
          <table:table-cell/>
          <table:table-cell office:value-type="float" office:value="-0.0696099996567" calcext:value-type="float">
            <text:p>-0.0696099996567</text:p>
          </table:table-cell>
          <table:table-cell/>
          <table:table-cell office:value-type="float" office:value="6.16519498825" calcext:value-type="float">
            <text:p>6.16519498825</text:p>
          </table:table-cell>
          <table:table-cell table:number-columns-repeated="9"/>
        </table:table-row>
        <table:table-row table:style-name="ro1">
          <table:table-cell office:value-type="float" office:value="1.59186977654645E+018" calcext:value-type="float">
            <text:p>1.59186977654645E+018</text:p>
          </table:table-cell>
          <table:table-cell table:formula="of:=([.A448]-1.59186975110116E+018)*0.000000001" office:value-type="float" office:value="25.445284608" calcext:value-type="float">
            <text:p>25.445284608</text:p>
          </table:table-cell>
          <table:table-cell table:number-columns-repeated="2" table:style-name="ce1" office:value-type="float" office:value="0.0000999999974738" calcext:value-type="float">
            <text:p>1.00E-04</text:p>
          </table:table-cell>
          <table:table-cell table:style-name="ce1" office:value-type="float" office:value="-0.0000499999987369" calcext:value-type="float">
            <text:p>-5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1.27546954155" calcext:value-type="float">
            <text:p>-1.27546954155</text:p>
          </table:table-cell>
          <table:table-cell office:value-type="float" office:value="-0.582603633404" calcext:value-type="float">
            <text:p>-0.582603633404</text:p>
          </table:table-cell>
          <table:table-cell office:value-type="float" office:value="-0.893912732601" calcext:value-type="float">
            <text:p>-0.893912732601</text:p>
          </table:table-cell>
          <table:table-cell/>
          <table:table-cell office:value-type="float" office:value="-0.0577600002289" calcext:value-type="float">
            <text:p>-0.0577600002289</text:p>
          </table:table-cell>
          <table:table-cell/>
          <table:table-cell office:value-type="float" office:value="6.17112016678" calcext:value-type="float">
            <text:p>6.17112016678</text:p>
          </table:table-cell>
          <table:table-cell table:number-columns-repeated="9"/>
        </table:table-row>
        <table:table-row table:style-name="ro1">
          <table:table-cell office:value-type="float" office:value="1.59186977659861E+018" calcext:value-type="float">
            <text:p>1.59186977659861E+018</text:p>
          </table:table-cell>
          <table:table-cell table:formula="of:=([.A449]-1.59186975110116E+018)*0.000000001" office:value-type="float" office:value="25.497447168" calcext:value-type="float">
            <text:p>25.497447168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79999997979" calcext:value-type="float">
            <text:p>8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1.27546942234" calcext:value-type="float">
            <text:p>-1.27546942234</text:p>
          </table:table-cell>
          <table:table-cell office:value-type="float" office:value="-0.582593381405" calcext:value-type="float">
            <text:p>-0.582593381405</text:p>
          </table:table-cell>
          <table:table-cell office:value-type="float" office:value="-0.893913030624" calcext:value-type="float">
            <text:p>-0.893913030624</text:p>
          </table:table-cell>
          <table:table-cell/>
          <table:table-cell office:value-type="float" office:value="-0.0455700010061" calcext:value-type="float">
            <text:p>-0.0455700010061</text:p>
          </table:table-cell>
          <table:table-cell/>
          <table:table-cell office:value-type="float" office:value="6.17721509933" calcext:value-type="float">
            <text:p>6.17721509933</text:p>
          </table:table-cell>
          <table:table-cell table:number-columns-repeated="9"/>
        </table:table-row>
        <table:table-row table:style-name="ro1">
          <table:table-cell office:value-type="float" office:value="1.59186977665069E+018" calcext:value-type="float">
            <text:p>1.59186977665069E+018</text:p>
          </table:table-cell>
          <table:table-cell table:formula="of:=([.A450]-1.59186975110116E+018)*0.000000001" office:value-type="float" office:value="25.549526016" calcext:value-type="float">
            <text:p>25.549526016</text:p>
          </table:table-cell>
          <table:table-cell table:number-columns-repeated="2" table:style-name="ce1" office:value-type="float" office:value="0.0000999999974738" calcext:value-type="float">
            <text:p>1.00E-04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1.27546226978" calcext:value-type="float">
            <text:p>-1.27546226978</text:p>
          </table:table-cell>
          <table:table-cell office:value-type="float" office:value="-0.582588136196" calcext:value-type="float">
            <text:p>-0.582588136196</text:p>
          </table:table-cell>
          <table:table-cell office:value-type="float" office:value="-0.893917679787" calcext:value-type="float">
            <text:p>-0.893917679787</text:p>
          </table:table-cell>
          <table:table-cell/>
          <table:table-cell office:value-type="float" office:value="-0.0340700000525" calcext:value-type="float">
            <text:p>-0.0340700000525</text:p>
          </table:table-cell>
          <table:table-cell/>
          <table:table-cell office:value-type="float" office:value="6.18296480179" calcext:value-type="float">
            <text:p>6.18296480179</text:p>
          </table:table-cell>
          <table:table-cell table:number-columns-repeated="9"/>
        </table:table-row>
        <table:table-row table:style-name="ro1">
          <table:table-cell office:value-type="float" office:value="1.59186977670261E+018" calcext:value-type="float">
            <text:p>1.59186977670261E+018</text:p>
          </table:table-cell>
          <table:table-cell table:formula="of:=([.A451]-1.59186975110116E+018)*0.000000001" office:value-type="float" office:value="25.601445888" calcext:value-type="float">
            <text:p>25.601445888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79999997979" calcext:value-type="float">
            <text:p>8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1.27546370029" calcext:value-type="float">
            <text:p>-1.27546370029</text:p>
          </table:table-cell>
          <table:table-cell office:value-type="float" office:value="-0.582602858543" calcext:value-type="float">
            <text:p>-0.582602858543</text:p>
          </table:table-cell>
          <table:table-cell office:value-type="float" office:value="-0.893914937973" calcext:value-type="float">
            <text:p>-0.893914937973</text:p>
          </table:table-cell>
          <table:table-cell/>
          <table:table-cell office:value-type="float" office:value="-0.0224799998105" calcext:value-type="float">
            <text:p>-0.0224799998105</text:p>
          </table:table-cell>
          <table:table-cell/>
          <table:table-cell office:value-type="float" office:value="6.18875980377" calcext:value-type="float">
            <text:p>6.18875980377</text:p>
          </table:table-cell>
          <table:table-cell table:number-columns-repeated="9"/>
        </table:table-row>
        <table:table-row table:style-name="ro1">
          <table:table-cell office:value-type="float" office:value="1.59186977680435E+018" calcext:value-type="float">
            <text:p>1.59186977680435E+018</text:p>
          </table:table-cell>
          <table:table-cell table:formula="of:=([.A452]-1.59186975110116E+018)*0.000000001" office:value-type="float" office:value="25.703187968" calcext:value-type="float">
            <text:p>25.703187968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599999984843" calcext:value-type="float">
            <text:p>6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7547037601" calcext:value-type="float">
            <text:p>-1.27547037601</text:p>
          </table:table-cell>
          <table:table-cell office:value-type="float" office:value="-0.582601666451" calcext:value-type="float">
            <text:p>-0.582601666451</text:p>
          </table:table-cell>
          <table:table-cell office:value-type="float" office:value="-0.89390707016" calcext:value-type="float">
            <text:p>-0.89390707016</text:p>
          </table:table-cell>
          <table:table-cell/>
          <table:table-cell office:value-type="float" office:value="-0.00985000003129" calcext:value-type="float">
            <text:p>-0.00985000003129</text:p>
          </table:table-cell>
          <table:table-cell/>
          <table:table-cell office:value-type="float" office:value="6.1950750351" calcext:value-type="float">
            <text:p>6.1950750351</text:p>
          </table:table-cell>
          <table:table-cell table:number-columns-repeated="9"/>
        </table:table-row>
        <table:table-row table:style-name="ro1">
          <table:table-cell office:value-type="float" office:value="1.59186977685622E+018" calcext:value-type="float">
            <text:p>1.59186977685622E+018</text:p>
          </table:table-cell>
          <table:table-cell table:formula="of:=([.A453]-1.59186975110116E+018)*0.000000001" office:value-type="float" office:value="25.755054848" calcext:value-type="float">
            <text:p>25.75505484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1.27546536922" calcext:value-type="float">
            <text:p>-1.27546536922</text:p>
          </table:table-cell>
          <table:table-cell office:value-type="float" office:value="-0.582592606544" calcext:value-type="float">
            <text:p>-0.582592606544</text:p>
          </table:table-cell>
          <table:table-cell office:value-type="float" office:value="-0.89391374588" calcext:value-type="float">
            <text:p>-0.89391374588</text:p>
          </table:table-cell>
          <table:table-cell/>
          <table:table-cell office:value-type="float" office:value="-0.00209999992512" calcext:value-type="float">
            <text:p>-0.00209999992512</text:p>
          </table:table-cell>
          <table:table-cell/>
          <table:table-cell office:value-type="float" office:value="6.19894981384" calcext:value-type="float">
            <text:p>6.19894981384</text:p>
          </table:table-cell>
          <table:table-cell table:number-columns-repeated="9"/>
        </table:table-row>
        <table:table-row table:style-name="ro1">
          <table:table-cell office:value-type="float" office:value="1.59186977695813E+018" calcext:value-type="float">
            <text:p>1.59186977695813E+018</text:p>
          </table:table-cell>
          <table:table-cell table:formula="of:=([.A454]-1.59186975110116E+018)*0.000000001" office:value-type="float" office:value="25.856968704" calcext:value-type="float">
            <text:p>25.8569687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499999987369" calcext:value-type="float">
            <text:p>5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7545011044" calcext:value-type="float">
            <text:p>-1.27545011044</text:p>
          </table:table-cell>
          <table:table-cell office:value-type="float" office:value="-0.582600414753" calcext:value-type="float">
            <text:p>-0.582600414753</text:p>
          </table:table-cell>
          <table:table-cell office:value-type="float" office:value="-0.893923223019" calcext:value-type="float">
            <text:p>-0.893923223019</text:p>
          </table:table-cell>
          <table:table-cell/>
          <table:table-cell office:value-type="float" office:value="-0.000150000007125" calcext:value-type="float">
            <text:p>-0.000150000007125</text:p>
          </table:table-cell>
          <table:table-cell/>
          <table:table-cell office:value-type="float" office:value="6.19992494583" calcext:value-type="float">
            <text:p>6.19992494583</text:p>
          </table:table-cell>
          <table:table-cell table:number-columns-repeated="9"/>
        </table:table-row>
        <table:table-row table:style-name="ro1">
          <table:table-cell office:value-type="float" office:value="1.59186977701016E+018" calcext:value-type="float">
            <text:p>1.59186977701016E+018</text:p>
          </table:table-cell>
          <table:table-cell table:formula="of:=([.A455]-1.59186975110116E+018)*0.000000001" office:value-type="float" office:value="25.909000704" calcext:value-type="float">
            <text:p>25.9090007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399999989895" calcext:value-type="float">
            <text:p>4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7546536922" calcext:value-type="float">
            <text:p>-1.27546536922</text:p>
          </table:table-cell>
          <table:table-cell office:value-type="float" office:value="-0.582590460777" calcext:value-type="float">
            <text:p>-0.582590460777</text:p>
          </table:table-cell>
          <table:table-cell office:value-type="float" office:value="-0.893912374973" calcext:value-type="float">
            <text:p>-0.893912374973</text:p>
          </table:table-cell>
          <table:table-cell/>
          <table:table-cell office:value-type="float" office:value="-0.000150000007125" calcext:value-type="float">
            <text:p>-0.000150000007125</text:p>
          </table:table-cell>
          <table:table-cell/>
          <table:table-cell office:value-type="float" office:value="6.19992494583" calcext:value-type="float">
            <text:p>6.19992494583</text:p>
          </table:table-cell>
          <table:table-cell table:number-columns-repeated="9"/>
        </table:table-row>
        <table:table-row table:style-name="ro1">
          <table:table-cell office:value-type="float" office:value="1.59186977731141E+018" calcext:value-type="float">
            <text:p>1.59186977731141E+018</text:p>
          </table:table-cell>
          <table:table-cell table:formula="of:=([.A456]-1.59186975110116E+018)*0.000000001" office:value-type="float" office:value="26.210246912" calcext:value-type="float">
            <text:p>26.21024691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7548968792" calcext:value-type="float">
            <text:p>-1.27548968792</text:p>
          </table:table-cell>
          <table:table-cell office:value-type="float" office:value="-0.582620561123" calcext:value-type="float">
            <text:p>-0.582620561123</text:p>
          </table:table-cell>
          <table:table-cell office:value-type="float" office:value="-0.893901228905" calcext:value-type="float">
            <text:p>-0.893901228905</text:p>
          </table:table-cell>
          <table:table-cell/>
          <table:table-cell office:value-type="float" office:value="-0.000110000000859" calcext:value-type="float">
            <text:p>-0.000110000000859</text:p>
          </table:table-cell>
          <table:table-cell/>
          <table:table-cell office:value-type="float" office:value="6.19994497299" calcext:value-type="float">
            <text:p>6.19994497299</text:p>
          </table:table-cell>
          <table:table-cell table:number-columns-repeated="9"/>
        </table:table-row>
        <table:table-row table:style-name="ro1">
          <table:table-cell office:value-type="float" office:value="1.5918697773626E+018" calcext:value-type="float">
            <text:p>1.5918697773626E+018</text:p>
          </table:table-cell>
          <table:table-cell table:formula="of:=([.A457]-1.59186975110116E+018)*0.000000001" office:value-type="float" office:value="26.261436928" calcext:value-type="float">
            <text:p>26.26143692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7547729015" calcext:value-type="float">
            <text:p>-1.27547729015</text:p>
          </table:table-cell>
          <table:table-cell office:value-type="float" office:value="-0.582618892193" calcext:value-type="float">
            <text:p>-0.582618892193</text:p>
          </table:table-cell>
          <table:table-cell office:value-type="float" office:value="-0.893909752369" calcext:value-type="float">
            <text:p>-0.893909752369</text:p>
          </table:table-cell>
          <table:table-cell/>
          <table:table-cell office:value-type="float" office:value="-0.000119999996969" calcext:value-type="float">
            <text:p>-0.000119999996969</text:p>
          </table:table-cell>
          <table:table-cell/>
          <table:table-cell office:value-type="float" office:value="6.19994020462" calcext:value-type="float">
            <text:p>6.19994020462</text:p>
          </table:table-cell>
          <table:table-cell table:number-columns-repeated="9"/>
        </table:table-row>
        <table:table-row table:style-name="ro1">
          <table:table-cell office:value-type="float" office:value="1.59186977741389E+018" calcext:value-type="float">
            <text:p>1.59186977741389E+018</text:p>
          </table:table-cell>
          <table:table-cell table:formula="of:=([.A458]-1.59186975110116E+018)*0.000000001" office:value-type="float" office:value="26.312721152" calcext:value-type="float">
            <text:p>26.31272115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7548789978" calcext:value-type="float">
            <text:p>-1.27548789978</text:p>
          </table:table-cell>
          <table:table-cell office:value-type="float" office:value="-0.582595050335" calcext:value-type="float">
            <text:p>-0.582595050335</text:p>
          </table:table-cell>
          <table:table-cell office:value-type="float" office:value="-0.893905162811" calcext:value-type="float">
            <text:p>-0.893905162811</text:p>
          </table:table-cell>
          <table:table-cell/>
          <table:table-cell office:value-type="float" office:value="-0.000119999996969" calcext:value-type="float">
            <text:p>-0.000119999996969</text:p>
          </table:table-cell>
          <table:table-cell/>
          <table:table-cell office:value-type="float" office:value="6.19994020462" calcext:value-type="float">
            <text:p>6.19994020462</text:p>
          </table:table-cell>
          <table:table-cell table:number-columns-repeated="9"/>
        </table:table-row>
        <table:table-row table:style-name="ro1">
          <table:table-cell office:value-type="float" office:value="1.59186977746582E+018" calcext:value-type="float">
            <text:p>1.59186977746582E+018</text:p>
          </table:table-cell>
          <table:table-cell table:formula="of:=([.A459]-1.59186975110116E+018)*0.000000001" office:value-type="float" office:value="26.364658688" calcext:value-type="float">
            <text:p>26.36465868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7549409866" calcext:value-type="float">
            <text:p>-1.27549409866</text:p>
          </table:table-cell>
          <table:table-cell office:value-type="float" office:value="-0.58258742094" calcext:value-type="float">
            <text:p>-0.58258742094</text:p>
          </table:table-cell>
          <table:table-cell office:value-type="float" office:value="-0.89390027523" calcext:value-type="float">
            <text:p>-0.89390027523</text:p>
          </table:table-cell>
          <table:table-cell/>
          <table:table-cell office:value-type="float" office:value="-0.000119999996969" calcext:value-type="float">
            <text:p>-0.000119999996969</text:p>
          </table:table-cell>
          <table:table-cell/>
          <table:table-cell office:value-type="float" office:value="6.19994020462" calcext:value-type="float">
            <text:p>6.19994020462</text:p>
          </table:table-cell>
          <table:table-cell table:number-columns-repeated="9"/>
        </table:table-row>
        <table:table-row table:style-name="ro1">
          <table:table-cell office:value-type="float" office:value="1.59186977751775E+018" calcext:value-type="float">
            <text:p>1.59186977751775E+018</text:p>
          </table:table-cell>
          <table:table-cell table:formula="of:=([.A460]-1.59186975110116E+018)*0.000000001" office:value-type="float" office:value="26.4165888" calcext:value-type="float">
            <text:p>26.416588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1.27549242973" calcext:value-type="float">
            <text:p>-1.27549242973</text:p>
          </table:table-cell>
          <table:table-cell office:value-type="float" office:value="-0.582590401173" calcext:value-type="float">
            <text:p>-0.582590401173</text:p>
          </table:table-cell>
          <table:table-cell office:value-type="float" office:value="-0.893902003765" calcext:value-type="float">
            <text:p>-0.893902003765</text:p>
          </table:table-cell>
          <table:table-cell/>
          <table:table-cell office:value-type="float" office:value="-0.000119999996969" calcext:value-type="float">
            <text:p>-0.000119999996969</text:p>
          </table:table-cell>
          <table:table-cell/>
          <table:table-cell office:value-type="float" office:value="6.19994020462" calcext:value-type="float">
            <text:p>6.19994020462</text:p>
          </table:table-cell>
          <table:table-cell table:number-columns-repeated="9"/>
        </table:table-row>
        <table:table-row table:style-name="ro1">
          <table:table-cell office:value-type="float" office:value="1.59186977756932E+018" calcext:value-type="float">
            <text:p>1.59186977756932E+018</text:p>
          </table:table-cell>
          <table:table-cell table:formula="of:=([.A461]-1.59186975110116E+018)*0.000000001" office:value-type="float" office:value="26.468154112" calcext:value-type="float">
            <text:p>26.46815411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399999989895" calcext:value-type="float">
            <text:p>-4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7549517155" calcext:value-type="float">
            <text:p>-1.27549517155</text:p>
          </table:table-cell>
          <table:table-cell office:value-type="float" office:value="-0.582583487034" calcext:value-type="float">
            <text:p>-0.582583487034</text:p>
          </table:table-cell>
          <table:table-cell office:value-type="float" office:value="-0.893902361393" calcext:value-type="float">
            <text:p>-0.893902361393</text:p>
          </table:table-cell>
          <table:table-cell/>
          <table:table-cell office:value-type="float" office:value="-0.000119999996969" calcext:value-type="float">
            <text:p>-0.000119999996969</text:p>
          </table:table-cell>
          <table:table-cell/>
          <table:table-cell office:value-type="float" office:value="6.19994020462" calcext:value-type="float">
            <text:p>6.19994020462</text:p>
          </table:table-cell>
          <table:table-cell table:number-columns-repeated="9"/>
        </table:table-row>
        <table:table-row table:style-name="ro1">
          <table:table-cell office:value-type="float" office:value="1.5918697776221E+018" calcext:value-type="float">
            <text:p>1.5918697776221E+018</text:p>
          </table:table-cell>
          <table:table-cell table:formula="of:=([.A462]-1.59186975110116E+018)*0.000000001" office:value-type="float" office:value="26.520934912" calcext:value-type="float">
            <text:p>26.52093491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7549350262" calcext:value-type="float">
            <text:p>-1.27549350262</text:p>
          </table:table-cell>
          <table:table-cell office:value-type="float" office:value="-0.582586705685" calcext:value-type="float">
            <text:p>-0.582586705685</text:p>
          </table:table-cell>
          <table:table-cell office:value-type="float" office:value="-0.893899857998" calcext:value-type="float">
            <text:p>-0.893899857998</text:p>
          </table:table-cell>
          <table:table-cell/>
          <table:table-cell office:value-type="float" office:value="-0.000119999996969" calcext:value-type="float">
            <text:p>-0.000119999996969</text:p>
          </table:table-cell>
          <table:table-cell/>
          <table:table-cell office:value-type="float" office:value="6.19994020462" calcext:value-type="float">
            <text:p>6.19994020462</text:p>
          </table:table-cell>
          <table:table-cell table:number-columns-repeated="9"/>
        </table:table-row>
        <table:table-row table:style-name="ro1">
          <table:table-cell office:value-type="float" office:value="1.59186977767346E+018" calcext:value-type="float">
            <text:p>1.59186977767346E+018</text:p>
          </table:table-cell>
          <table:table-cell table:formula="of:=([.A463]-1.59186975110116E+018)*0.000000001" office:value-type="float" office:value="26.572293888" calcext:value-type="float">
            <text:p>26.57229388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7549338341" calcext:value-type="float">
            <text:p>-1.27549338341</text:p>
          </table:table-cell>
          <table:table-cell office:value-type="float" office:value="-0.582586705685" calcext:value-type="float">
            <text:p>-0.582586705685</text:p>
          </table:table-cell>
          <table:table-cell office:value-type="float" office:value="-0.893901765347" calcext:value-type="float">
            <text:p>-0.89390176534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7772504E+018" calcext:value-type="float">
            <text:p>1.59186977772504E+018</text:p>
          </table:table-cell>
          <table:table-cell table:formula="of:=([.A464]-1.59186975110116E+018)*0.000000001" office:value-type="float" office:value="26.623874048" calcext:value-type="float">
            <text:p>26.623874048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599999984843" calcext:value-type="float">
            <text:p>-6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1.27549529076" calcext:value-type="float">
            <text:p>-1.27549529076</text:p>
          </table:table-cell>
          <table:table-cell office:value-type="float" office:value="-0.582584619522" calcext:value-type="float">
            <text:p>-0.582584619522</text:p>
          </table:table-cell>
          <table:table-cell office:value-type="float" office:value="-0.893901705742" calcext:value-type="float">
            <text:p>-0.893901705742</text:p>
          </table:table-cell>
          <table:table-cell/>
          <table:table-cell office:value-type="float" office:value="0.000130000000354" calcext:value-type="float">
            <text:p>0.000130000000354</text:p>
          </table:table-cell>
          <table:table-cell/>
          <table:table-cell office:value-type="float" office:value="6.20006513596" calcext:value-type="float">
            <text:p>6.20006513596</text:p>
          </table:table-cell>
          <table:table-cell table:number-columns-repeated="9"/>
        </table:table-row>
        <table:table-row table:style-name="ro1">
          <table:table-cell office:value-type="float" office:value="1.59186977777708E+018" calcext:value-type="float">
            <text:p>1.59186977777708E+018</text:p>
          </table:table-cell>
          <table:table-cell table:formula="of:=([.A465]-1.59186975110116E+018)*0.000000001" office:value-type="float" office:value="26.675912704" calcext:value-type="float">
            <text:p>26.6759127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7548873425" calcext:value-type="float">
            <text:p>-1.27548873425</text:p>
          </table:table-cell>
          <table:table-cell office:value-type="float" office:value="-0.582588136196" calcext:value-type="float">
            <text:p>-0.582588136196</text:p>
          </table:table-cell>
          <table:table-cell office:value-type="float" office:value="-0.893907606602" calcext:value-type="float">
            <text:p>-0.89390760660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7782903E+018" calcext:value-type="float">
            <text:p>1.59186977782903E+018</text:p>
          </table:table-cell>
          <table:table-cell table:formula="of:=([.A466]-1.59186975110116E+018)*0.000000001" office:value-type="float" office:value="26.727869952" calcext:value-type="float">
            <text:p>26.727869952</text:p>
          </table:table-cell>
          <table:table-cell table:style-name="ce1" office:value-type="float" office:value="0.0000999999974738" calcext:value-type="float">
            <text:p>1.00E-04</text:p>
          </table:table-cell>
          <table:table-cell office:value-type="float" office:value="-0" calcext:value-type="float">
            <text:p>0</text:p>
          </table:table-cell>
          <table:table-cell table:style-name="ce1" office:value-type="float" office:value="0.0000499999987369" calcext:value-type="float">
            <text:p>5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7549040318" calcext:value-type="float">
            <text:p>-1.27549040318</text:p>
          </table:table-cell>
          <table:table-cell office:value-type="float" office:value="-0.582593679428" calcext:value-type="float">
            <text:p>-0.582593679428</text:p>
          </table:table-cell>
          <table:table-cell office:value-type="float" office:value="-0.893907427788" calcext:value-type="float">
            <text:p>-0.893907427788</text:p>
          </table:table-cell>
          <table:table-cell/>
          <table:table-cell office:value-type="float" office:value="0.000190000006114" calcext:value-type="float">
            <text:p>0.000190000006114</text:p>
          </table:table-cell>
          <table:table-cell/>
          <table:table-cell office:value-type="float" office:value="6.2000951767" calcext:value-type="float">
            <text:p>6.2000951767</text:p>
          </table:table-cell>
          <table:table-cell table:number-columns-repeated="9"/>
        </table:table-row>
        <table:table-row table:style-name="ro1">
          <table:table-cell office:value-type="float" office:value="1.59186977788246E+018" calcext:value-type="float">
            <text:p>1.59186977788246E+018</text:p>
          </table:table-cell>
          <table:table-cell table:formula="of:=([.A467]-1.59186975110116E+018)*0.000000001" office:value-type="float" office:value="26.781296128" calcext:value-type="float">
            <text:p>26.781296128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0.0000499999987369" calcext:value-type="float">
            <text:p>5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1.27549362183" calcext:value-type="float">
            <text:p>-1.27549362183</text:p>
          </table:table-cell>
          <table:table-cell office:value-type="float" office:value="-0.582591891289" calcext:value-type="float">
            <text:p>-0.582591891289</text:p>
          </table:table-cell>
          <table:table-cell office:value-type="float" office:value="-0.893899083138" calcext:value-type="float">
            <text:p>-0.893899083138</text:p>
          </table:table-cell>
          <table:table-cell/>
          <table:table-cell office:value-type="float" office:value="0.000190000006114" calcext:value-type="float">
            <text:p>0.000190000006114</text:p>
          </table:table-cell>
          <table:table-cell/>
          <table:table-cell office:value-type="float" office:value="6.2000951767" calcext:value-type="float">
            <text:p>6.2000951767</text:p>
          </table:table-cell>
          <table:table-cell table:number-columns-repeated="9"/>
        </table:table-row>
        <table:table-row table:style-name="ro1">
          <table:table-cell office:value-type="float" office:value="1.5918697779345E+018" calcext:value-type="float">
            <text:p>1.5918697779345E+018</text:p>
          </table:table-cell>
          <table:table-cell table:formula="of:=([.A468]-1.59186975110116E+018)*0.000000001" office:value-type="float" office:value="26.833331968" calcext:value-type="float">
            <text:p>26.83333196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7549517155" calcext:value-type="float">
            <text:p>-1.27549517155</text:p>
          </table:table-cell>
          <table:table-cell office:value-type="float" office:value="-0.582591593266" calcext:value-type="float">
            <text:p>-0.582591593266</text:p>
          </table:table-cell>
          <table:table-cell office:value-type="float" office:value="-0.893900990486" calcext:value-type="float">
            <text:p>-0.89390099048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7803643E+018" calcext:value-type="float">
            <text:p>1.59186977803643E+018</text:p>
          </table:table-cell>
          <table:table-cell table:formula="of:=([.A469]-1.59186975110116E+018)*0.000000001" office:value-type="float" office:value="26.93526272" calcext:value-type="float">
            <text:p>26.9352627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1.27547943592" calcext:value-type="float">
            <text:p>-1.27547943592</text:p>
          </table:table-cell>
          <table:table-cell office:value-type="float" office:value="-0.582592487335" calcext:value-type="float">
            <text:p>-0.582592487335</text:p>
          </table:table-cell>
          <table:table-cell office:value-type="float" office:value="-0.893913328648" calcext:value-type="float">
            <text:p>-0.8939133286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7808816E+018" calcext:value-type="float">
            <text:p>1.59186977808816E+018</text:p>
          </table:table-cell>
          <table:table-cell table:formula="of:=([.A470]-1.59186975110116E+018)*0.000000001" office:value-type="float" office:value="26.986993664" calcext:value-type="float">
            <text:p>26.98699366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7549886703" calcext:value-type="float">
            <text:p>-1.27549886703</text:p>
          </table:table-cell>
          <table:table-cell office:value-type="float" office:value="-0.582584857941" calcext:value-type="float">
            <text:p>-0.582584857941</text:p>
          </table:table-cell>
          <table:table-cell office:value-type="float" office:value="-0.89389783144" calcext:value-type="float">
            <text:p>-0.8938978314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78141E+018" calcext:value-type="float">
            <text:p>1.591869778141E+018</text:p>
          </table:table-cell>
          <table:table-cell table:formula="of:=([.A471]-1.59186975110116E+018)*0.000000001" office:value-type="float" office:value="27.039832832" calcext:value-type="float">
            <text:p>27.03983283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1.27549147606" calcext:value-type="float">
            <text:p>-1.27549147606</text:p>
          </table:table-cell>
          <table:table-cell office:value-type="float" office:value="-0.582593500614" calcext:value-type="float">
            <text:p>-0.582593500614</text:p>
          </table:table-cell>
          <table:table-cell office:value-type="float" office:value="-0.893902420998" calcext:value-type="float">
            <text:p>-0.89390242099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7819294E+018" calcext:value-type="float">
            <text:p>1.59186977819294E+018</text:p>
          </table:table-cell>
          <table:table-cell table:formula="of:=([.A472]-1.59186975110116E+018)*0.000000001" office:value-type="float" office:value="27.091773952" calcext:value-type="float">
            <text:p>27.09177395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27550089359" calcext:value-type="float">
            <text:p>-1.27550089359</text:p>
          </table:table-cell>
          <table:table-cell office:value-type="float" office:value="-0.582583189011" calcext:value-type="float">
            <text:p>-0.582583189011</text:p>
          </table:table-cell>
          <table:table-cell office:value-type="float" office:value="-0.893897354603" calcext:value-type="float">
            <text:p>-0.89389735460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7824412E+018" calcext:value-type="float">
            <text:p>1.59186977824412E+018</text:p>
          </table:table-cell>
          <table:table-cell table:formula="of:=([.A473]-1.59186975110116E+018)*0.000000001" office:value-type="float" office:value="27.14295552" calcext:value-type="float">
            <text:p>27.1429555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1.27548861504" calcext:value-type="float">
            <text:p>-1.27548861504</text:p>
          </table:table-cell>
          <table:table-cell office:value-type="float" office:value="-0.582583546638" calcext:value-type="float">
            <text:p>-0.582583546638</text:p>
          </table:table-cell>
          <table:table-cell office:value-type="float" office:value="-0.893903136253" calcext:value-type="float">
            <text:p>-0.89390313625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7829529E+018" calcext:value-type="float">
            <text:p>1.59186977829529E+018</text:p>
          </table:table-cell>
          <table:table-cell table:formula="of:=([.A474]-1.59186975110116E+018)*0.000000001" office:value-type="float" office:value="27.19412992" calcext:value-type="float">
            <text:p>27.1941299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7549850941" calcext:value-type="float">
            <text:p>-1.27549850941</text:p>
          </table:table-cell>
          <table:table-cell office:value-type="float" office:value="-0.582587897778" calcext:value-type="float">
            <text:p>-0.582587897778</text:p>
          </table:table-cell>
          <table:table-cell office:value-type="float" office:value="-0.893896877766" calcext:value-type="float">
            <text:p>-0.893896877766</text:p>
          </table:table-cell>
          <table:table-cell/>
          <table:table-cell office:value-type="float" office:value="-0.000180000002729" calcext:value-type="float">
            <text:p>-0.000180000002729</text:p>
          </table:table-cell>
          <table:table-cell/>
          <table:table-cell office:value-type="float" office:value="6.19991016388" calcext:value-type="float">
            <text:p>6.19991016388</text:p>
          </table:table-cell>
          <table:table-cell table:number-columns-repeated="9"/>
        </table:table-row>
        <table:table-row table:style-name="ro1">
          <table:table-cell office:value-type="float" office:value="1.59186977834672E+018" calcext:value-type="float">
            <text:p>1.59186977834672E+018</text:p>
          </table:table-cell>
          <table:table-cell table:formula="of:=([.A475]-1.59186975110116E+018)*0.000000001" office:value-type="float" office:value="27.245554944" calcext:value-type="float">
            <text:p>27.24555494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27548408508" calcext:value-type="float">
            <text:p>-1.27548408508</text:p>
          </table:table-cell>
          <table:table-cell office:value-type="float" office:value="-0.582591831684" calcext:value-type="float">
            <text:p>-0.582591831684</text:p>
          </table:table-cell>
          <table:table-cell office:value-type="float" office:value="-0.893906831741" calcext:value-type="float">
            <text:p>-0.89390683174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7839878E+018" calcext:value-type="float">
            <text:p>1.59186977839878E+018</text:p>
          </table:table-cell>
          <table:table-cell table:formula="of:=([.A476]-1.59186975110116E+018)*0.000000001" office:value-type="float" office:value="27.297616128" calcext:value-type="float">
            <text:p>27.2976161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7549171448" calcext:value-type="float">
            <text:p>-1.27549171448</text:p>
          </table:table-cell>
          <table:table-cell office:value-type="float" office:value="-0.582596600056" calcext:value-type="float">
            <text:p>-0.582596600056</text:p>
          </table:table-cell>
          <table:table-cell office:value-type="float" office:value="-0.893901765347" calcext:value-type="float">
            <text:p>-0.893901765347</text:p>
          </table:table-cell>
          <table:table-cell/>
          <table:table-cell office:value-type="float" office:value="-0.000180000002729" calcext:value-type="float">
            <text:p>-0.000180000002729</text:p>
          </table:table-cell>
          <table:table-cell/>
          <table:table-cell office:value-type="float" office:value="6.19991016388" calcext:value-type="float">
            <text:p>6.19991016388</text:p>
          </table:table-cell>
          <table:table-cell table:number-columns-repeated="9"/>
        </table:table-row>
        <table:table-row table:style-name="ro1">
          <table:table-cell office:value-type="float" office:value="1.59186977845006E+018" calcext:value-type="float">
            <text:p>1.59186977845006E+018</text:p>
          </table:table-cell>
          <table:table-cell table:formula="of:=([.A477]-1.59186975110116E+018)*0.000000001" office:value-type="float" office:value="27.348898816" calcext:value-type="float">
            <text:p>27.34889881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1.27548623085" calcext:value-type="float">
            <text:p>-1.27548623085</text:p>
          </table:table-cell>
          <table:table-cell office:value-type="float" office:value="-0.58258408308" calcext:value-type="float">
            <text:p>-0.58258408308</text:p>
          </table:table-cell>
          <table:table-cell office:value-type="float" office:value="-0.893912494183" calcext:value-type="float">
            <text:p>-0.893912494183</text:p>
          </table:table-cell>
          <table:table-cell/>
          <table:table-cell office:value-type="float" office:value="-0.000180000002729" calcext:value-type="float">
            <text:p>-0.000180000002729</text:p>
          </table:table-cell>
          <table:table-cell/>
          <table:table-cell office:value-type="float" office:value="6.19991016388" calcext:value-type="float">
            <text:p>6.19991016388</text:p>
          </table:table-cell>
          <table:table-cell table:number-columns-repeated="9"/>
        </table:table-row>
        <table:table-row table:style-name="ro1">
          <table:table-cell office:value-type="float" office:value="1.59186977850141E+018" calcext:value-type="float">
            <text:p>1.59186977850141E+018</text:p>
          </table:table-cell>
          <table:table-cell table:formula="of:=([.A478]-1.59186975110116E+018)*0.000000001" office:value-type="float" office:value="27.400243968" calcext:value-type="float">
            <text:p>27.4002439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1.27549481392" calcext:value-type="float">
            <text:p>-1.27549481392</text:p>
          </table:table-cell>
          <table:table-cell office:value-type="float" office:value="-0.582582890987" calcext:value-type="float">
            <text:p>-0.582582890987</text:p>
          </table:table-cell>
          <table:table-cell office:value-type="float" office:value="-0.893903553486" calcext:value-type="float">
            <text:p>-0.89390355348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7855367E+018" calcext:value-type="float">
            <text:p>1.59186977855367E+018</text:p>
          </table:table-cell>
          <table:table-cell table:formula="of:=([.A479]-1.59186975110116E+018)*0.000000001" office:value-type="float" office:value="27.45251072" calcext:value-type="float">
            <text:p>27.4525107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1.2754894495" calcext:value-type="float">
            <text:p>-1.2754894495</text:p>
          </table:table-cell>
          <table:table-cell office:value-type="float" office:value="-0.582591354847" calcext:value-type="float">
            <text:p>-0.582591354847</text:p>
          </table:table-cell>
          <table:table-cell office:value-type="float" office:value="-0.893903791904" calcext:value-type="float">
            <text:p>-0.89390379190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786055E+018" calcext:value-type="float">
            <text:p>1.5918697786055E+018</text:p>
          </table:table-cell>
          <table:table-cell table:formula="of:=([.A480]-1.59186975110116E+018)*0.000000001" office:value-type="float" office:value="27.50434048" calcext:value-type="float">
            <text:p>27.5043404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7548551559" calcext:value-type="float">
            <text:p>-1.27548551559</text:p>
          </table:table-cell>
          <table:table-cell office:value-type="float" office:value="-0.58259344101" calcext:value-type="float">
            <text:p>-0.58259344101</text:p>
          </table:table-cell>
          <table:table-cell office:value-type="float" office:value="-0.893904209137" calcext:value-type="float">
            <text:p>-0.89390420913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7865757E+018" calcext:value-type="float">
            <text:p>1.59186977865757E+018</text:p>
          </table:table-cell>
          <table:table-cell table:formula="of:=([.A481]-1.59186975110116E+018)*0.000000001" office:value-type="float" office:value="27.55640576" calcext:value-type="float">
            <text:p>27.5564057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7548325062" calcext:value-type="float">
            <text:p>-1.27548325062</text:p>
          </table:table-cell>
          <table:table-cell office:value-type="float" office:value="-0.58258664608" calcext:value-type="float">
            <text:p>-0.58258664608</text:p>
          </table:table-cell>
          <table:table-cell office:value-type="float" office:value="-0.893909275532" calcext:value-type="float">
            <text:p>-0.8939092755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7870933E+018" calcext:value-type="float">
            <text:p>1.59186977870933E+018</text:p>
          </table:table-cell>
          <table:table-cell table:formula="of:=([.A482]-1.59186975110116E+018)*0.000000001" office:value-type="float" office:value="27.608161024" calcext:value-type="float">
            <text:p>27.6081610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1.27549159527" calcext:value-type="float">
            <text:p>-1.27549159527</text:p>
          </table:table-cell>
          <table:table-cell office:value-type="float" office:value="-0.582592248917" calcext:value-type="float">
            <text:p>-0.582592248917</text:p>
          </table:table-cell>
          <table:table-cell office:value-type="float" office:value="-0.893905162811" calcext:value-type="float">
            <text:p>-0.89390516281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7881141E+018" calcext:value-type="float">
            <text:p>1.59186977881141E+018</text:p>
          </table:table-cell>
          <table:table-cell table:formula="of:=([.A483]-1.59186975110116E+018)*0.000000001" office:value-type="float" office:value="27.710241792" calcext:value-type="float">
            <text:p>27.71024179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7549469471" calcext:value-type="float">
            <text:p>-1.27549469471</text:p>
          </table:table-cell>
          <table:table-cell office:value-type="float" office:value="-0.58259087801" calcext:value-type="float">
            <text:p>-0.58259087801</text:p>
          </table:table-cell>
          <table:table-cell office:value-type="float" office:value="-0.893894731998" calcext:value-type="float">
            <text:p>-0.89389473199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7886342E+018" calcext:value-type="float">
            <text:p>1.59186977886342E+018</text:p>
          </table:table-cell>
          <table:table-cell table:formula="of:=([.A484]-1.59186975110116E+018)*0.000000001" office:value-type="float" office:value="27.7622528" calcext:value-type="float">
            <text:p>27.762252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1.27550256252" calcext:value-type="float">
            <text:p>-1.27550256252</text:p>
          </table:table-cell>
          <table:table-cell office:value-type="float" office:value="-0.582586228848" calcext:value-type="float">
            <text:p>-0.582586228848</text:p>
          </table:table-cell>
          <table:table-cell office:value-type="float" office:value="-0.893897414207" calcext:value-type="float">
            <text:p>-0.89389741420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7891507E+018" calcext:value-type="float">
            <text:p>1.59186977891507E+018</text:p>
          </table:table-cell>
          <table:table-cell table:formula="of:=([.A485]-1.59186975110116E+018)*0.000000001" office:value-type="float" office:value="27.813906944" calcext:value-type="float">
            <text:p>27.813906944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399999989895" calcext:value-type="float">
            <text:p>-4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1.27550792694" calcext:value-type="float">
            <text:p>-1.27550792694</text:p>
          </table:table-cell>
          <table:table-cell office:value-type="float" office:value="-0.582588970661" calcext:value-type="float">
            <text:p>-0.582588970661</text:p>
          </table:table-cell>
          <table:table-cell office:value-type="float" office:value="-0.893889605999" calcext:value-type="float">
            <text:p>-0.893889605999</text:p>
          </table:table-cell>
          <table:table-cell/>
          <table:table-cell office:value-type="float" office:value="0.000180000002729" calcext:value-type="float">
            <text:p>0.000180000002729</text:p>
          </table:table-cell>
          <table:table-cell/>
          <table:table-cell office:value-type="float" office:value="6.20008993149" calcext:value-type="float">
            <text:p>6.20008993149</text:p>
          </table:table-cell>
          <table:table-cell table:number-columns-repeated="9"/>
        </table:table-row>
        <table:table-row table:style-name="ro1">
          <table:table-cell office:value-type="float" office:value="1.59186977896757E+018" calcext:value-type="float">
            <text:p>1.59186977896757E+018</text:p>
          </table:table-cell>
          <table:table-cell table:formula="of:=([.A486]-1.59186975110116E+018)*0.000000001" office:value-type="float" office:value="27.866402816" calcext:value-type="float">
            <text:p>27.86640281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1.27548336983" calcext:value-type="float">
            <text:p>-1.27548336983</text:p>
          </table:table-cell>
          <table:table-cell office:value-type="float" office:value="-0.582589030266" calcext:value-type="float">
            <text:p>-0.582589030266</text:p>
          </table:table-cell>
          <table:table-cell office:value-type="float" office:value="-0.893910884857" calcext:value-type="float">
            <text:p>-0.89391088485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7901957E+018" calcext:value-type="float">
            <text:p>1.59186977901957E+018</text:p>
          </table:table-cell>
          <table:table-cell table:formula="of:=([.A487]-1.59186975110116E+018)*0.000000001" office:value-type="float" office:value="27.918409984" calcext:value-type="float">
            <text:p>27.91840998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1.27549779415" calcext:value-type="float">
            <text:p>-1.27549779415</text:p>
          </table:table-cell>
          <table:table-cell office:value-type="float" office:value="-0.582590758801" calcext:value-type="float">
            <text:p>-0.582590758801</text:p>
          </table:table-cell>
          <table:table-cell office:value-type="float" office:value="-0.8939011693" calcext:value-type="float">
            <text:p>-0.893901169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7907646E+018" calcext:value-type="float">
            <text:p>1.59186977907646E+018</text:p>
          </table:table-cell>
          <table:table-cell table:formula="of:=([.A488]-1.59186975110116E+018)*0.000000001" office:value-type="float" office:value="27.975297024" calcext:value-type="float">
            <text:p>27.9752970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754881382" calcext:value-type="float">
            <text:p>-1.2754881382</text:p>
          </table:table-cell>
          <table:table-cell office:value-type="float" office:value="-0.582596421242" calcext:value-type="float">
            <text:p>-0.582596421242</text:p>
          </table:table-cell>
          <table:table-cell office:value-type="float" office:value="-0.893908381462" calcext:value-type="float">
            <text:p>-0.89390838146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7912845E+018" calcext:value-type="float">
            <text:p>1.59186977912845E+018</text:p>
          </table:table-cell>
          <table:table-cell table:formula="of:=([.A489]-1.59186975110116E+018)*0.000000001" office:value-type="float" office:value="28.027286016" calcext:value-type="float">
            <text:p>28.0272860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7548480034" calcext:value-type="float">
            <text:p>-1.27548480034</text:p>
          </table:table-cell>
          <table:table-cell office:value-type="float" office:value="-0.582592785358" calcext:value-type="float">
            <text:p>-0.582592785358</text:p>
          </table:table-cell>
          <table:table-cell office:value-type="float" office:value="-0.893907904625" calcext:value-type="float">
            <text:p>-0.8939079046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7918316E+018" calcext:value-type="float">
            <text:p>1.59186977918316E+018</text:p>
          </table:table-cell>
          <table:table-cell table:formula="of:=([.A490]-1.59186975110116E+018)*0.000000001" office:value-type="float" office:value="28.081998848" calcext:value-type="float">
            <text:p>28.08199884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1.2754881382" calcext:value-type="float">
            <text:p>-1.2754881382</text:p>
          </table:table-cell>
          <table:table-cell office:value-type="float" office:value="-0.582581877708" calcext:value-type="float">
            <text:p>-0.582581877708</text:p>
          </table:table-cell>
          <table:table-cell office:value-type="float" office:value="-0.893907010555" calcext:value-type="float">
            <text:p>-0.8939070105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7923531E+018" calcext:value-type="float">
            <text:p>1.59186977923531E+018</text:p>
          </table:table-cell>
          <table:table-cell table:formula="of:=([.A491]-1.59186975110116E+018)*0.000000001" office:value-type="float" office:value="28.134148096" calcext:value-type="float">
            <text:p>28.13414809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1.27550256252" calcext:value-type="float">
            <text:p>-1.27550256252</text:p>
          </table:table-cell>
          <table:table-cell office:value-type="float" office:value="-0.582582294941" calcext:value-type="float">
            <text:p>-0.582582294941</text:p>
          </table:table-cell>
          <table:table-cell office:value-type="float" office:value="-0.893893539906" calcext:value-type="float">
            <text:p>-0.89389353990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7933818E+018" calcext:value-type="float">
            <text:p>1.59186977933818E+018</text:p>
          </table:table-cell>
          <table:table-cell table:formula="of:=([.A492]-1.59186975110116E+018)*0.000000001" office:value-type="float" office:value="28.237010944" calcext:value-type="float">
            <text:p>28.23701094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7549505234" calcext:value-type="float">
            <text:p>-1.27549505234</text:p>
          </table:table-cell>
          <table:table-cell office:value-type="float" office:value="-0.582586407661" calcext:value-type="float">
            <text:p>-0.582586407661</text:p>
          </table:table-cell>
          <table:table-cell office:value-type="float" office:value="-0.893900096416" calcext:value-type="float">
            <text:p>-0.8939000964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7939183E+018" calcext:value-type="float">
            <text:p>1.59186977939183E+018</text:p>
          </table:table-cell>
          <table:table-cell table:formula="of:=([.A493]-1.59186975110116E+018)*0.000000001" office:value-type="float" office:value="28.290668032" calcext:value-type="float">
            <text:p>28.2906680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1.27549600601" calcext:value-type="float">
            <text:p>-1.27549600601</text:p>
          </table:table-cell>
          <table:table-cell office:value-type="float" office:value="-0.582586526871" calcext:value-type="float">
            <text:p>-0.582586526871</text:p>
          </table:table-cell>
          <table:table-cell office:value-type="float" office:value="-0.893900334835" calcext:value-type="float">
            <text:p>-0.89390033483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7944857E+018" calcext:value-type="float">
            <text:p>1.59186977944857E+018</text:p>
          </table:table-cell>
          <table:table-cell table:formula="of:=([.A494]-1.59186975110116E+018)*0.000000001" office:value-type="float" office:value="28.3474048" calcext:value-type="float">
            <text:p>28.347404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27550077438" calcext:value-type="float">
            <text:p>-1.27550077438</text:p>
          </table:table-cell>
          <table:table-cell office:value-type="float" office:value="-0.582592785358" calcext:value-type="float">
            <text:p>-0.582592785358</text:p>
          </table:table-cell>
          <table:table-cell office:value-type="float" office:value="-0.893895089626" calcext:value-type="float">
            <text:p>-0.89389508962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7950013E+018" calcext:value-type="float">
            <text:p>1.59186977950013E+018</text:p>
          </table:table-cell>
          <table:table-cell table:formula="of:=([.A495]-1.59186975110116E+018)*0.000000001" office:value-type="float" office:value="28.398964736" calcext:value-type="float">
            <text:p>28.398964736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399999989895" calcext:value-type="float">
            <text:p>4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1.27548539639" calcext:value-type="float">
            <text:p>-1.27548539639</text:p>
          </table:table-cell>
          <table:table-cell office:value-type="float" office:value="-0.582592368126" calcext:value-type="float">
            <text:p>-0.582592368126</text:p>
          </table:table-cell>
          <table:table-cell office:value-type="float" office:value="-0.893909275532" calcext:value-type="float">
            <text:p>-0.8939092755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7955234E+018" calcext:value-type="float">
            <text:p>1.59186977955234E+018</text:p>
          </table:table-cell>
          <table:table-cell table:formula="of:=([.A496]-1.59186975110116E+018)*0.000000001" office:value-type="float" office:value="28.451177984" calcext:value-type="float">
            <text:p>28.45117798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1.27549266815" calcext:value-type="float">
            <text:p>-1.27549266815</text:p>
          </table:table-cell>
          <table:table-cell office:value-type="float" office:value="-0.582593142986" calcext:value-type="float">
            <text:p>-0.582593142986</text:p>
          </table:table-cell>
          <table:table-cell office:value-type="float" office:value="-0.893900930882" calcext:value-type="float">
            <text:p>-0.89390093088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796036E+018" calcext:value-type="float">
            <text:p>1.5918697796036E+018</text:p>
          </table:table-cell>
          <table:table-cell table:formula="of:=([.A497]-1.59186975110116E+018)*0.000000001" office:value-type="float" office:value="28.502432768" calcext:value-type="float">
            <text:p>28.50243276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1.27548074722" calcext:value-type="float">
            <text:p>-1.27548074722</text:p>
          </table:table-cell>
          <table:table-cell office:value-type="float" office:value="-0.582583844662" calcext:value-type="float">
            <text:p>-0.582583844662</text:p>
          </table:table-cell>
          <table:table-cell office:value-type="float" office:value="-0.893916726112" calcext:value-type="float">
            <text:p>-0.89391672611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79655E+018" calcext:value-type="float">
            <text:p>1.591869779655E+018</text:p>
          </table:table-cell>
          <table:table-cell table:formula="of:=([.A498]-1.59186975110116E+018)*0.000000001" office:value-type="float" office:value="28.553840128" calcext:value-type="float">
            <text:p>28.55384012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7549433708" calcext:value-type="float">
            <text:p>-1.27549433708</text:p>
          </table:table-cell>
          <table:table-cell office:value-type="float" office:value="-0.582584738731" calcext:value-type="float">
            <text:p>-0.582584738731</text:p>
          </table:table-cell>
          <table:table-cell office:value-type="float" office:value="-0.893900692463" calcext:value-type="float">
            <text:p>-0.89390069246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797062E+018" calcext:value-type="float">
            <text:p>1.5918697797062E+018</text:p>
          </table:table-cell>
          <table:table-cell table:formula="of:=([.A499]-1.59186975110116E+018)*0.000000001" office:value-type="float" office:value="28.60503296" calcext:value-type="float">
            <text:p>28.6050329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299999992421" calcext:value-type="float">
            <text:p>3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754945755" calcext:value-type="float">
            <text:p>-1.2754945755</text:p>
          </table:table-cell>
          <table:table-cell office:value-type="float" office:value="-0.582578063011" calcext:value-type="float">
            <text:p>-0.582578063011</text:p>
          </table:table-cell>
          <table:table-cell office:value-type="float" office:value="-0.893901824951" calcext:value-type="float">
            <text:p>-0.8939018249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office:value-type="float" office:value="1.5918697797575E+018" calcext:value-type="float">
            <text:p>1.5918697797575E+018</text:p>
          </table:table-cell>
          <table:table-cell table:formula="of:=([.A500]-1.59186975110116E+018)*0.000000001" office:value-type="float" office:value="28.65634048" calcext:value-type="float">
            <text:p>28.6563404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1.27549505234" calcext:value-type="float">
            <text:p>-1.27549505234</text:p>
          </table:table-cell>
          <table:table-cell office:value-type="float" office:value="-0.582598030567" calcext:value-type="float">
            <text:p>-0.582598030567</text:p>
          </table:table-cell>
          <table:table-cell office:value-type="float" office:value="-0.893899083138" calcext:value-type="float">
            <text:p>-0.89389908313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9999980927" calcext:value-type="float">
            <text:p>6.19999980927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 office:value-type="float" office:value="-1.27548229694" calcext:value-type="float">
            <text:p>-1.27548229694</text:p>
          </table:table-cell>
          <table:table-cell office:value-type="float" office:value="-0.582585155964" calcext:value-type="float">
            <text:p>-0.582585155964</text:p>
          </table:table-cell>
          <table:table-cell office:value-type="float" office:value="-0.893909156322" calcext:value-type="float">
            <text:p>-0.893909156322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08:44:19.586182618</meta:creation-date>
    <dc:date>2020-06-12T09:26:59.013491309</dc:date>
    <meta:editing-duration>PT31M48S</meta:editing-duration>
    <meta:editing-cycles>4</meta:editing-cycles>
    <meta:generator>LibreOffice/6.0.7.3$Linux_X86_64 LibreOffice_project/00m0$Build-3</meta:generator>
    <meta:document-statistic meta:table-count="1" meta:cell-count="55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4.826cm" svg:height="9cm" xlink:href=".." xlink:type="simple" chart:class="chart:scatter" chart:style-name="ch1">
        <chart:legend chart:legend-position="end" svg:x="41.815cm" svg:y="4.201cm" style:legend-expansion="high" chart:style-name="ch2"/>
        <chart:plot-area chart:style-name="ch3" table:cell-range-address="Sheet1.C1:Sheet1.C500" chart:data-source-has-labels="row" svg:x="0.896cm" svg:y="0.18cm" svg:width="40.023cm" svg:height="8.64cm">
          <chartooo:coordinate-region svg:x="1.808cm" svg:y="0.379cm" svg:width="38.83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500" chart:label-cell-address="Sheet1.C1:Sheet1.C1" chart:class="chart:scatter">
            <chart:data-point chart:repeated="4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eld.spee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150000001304">
                <text:p>0.00150000001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570000009611">
                <text:p>0.005700000096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070000045">
                <text:p>0.010700000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59000009298">
                <text:p>0.0159000009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08999998868">
                <text:p>0.02089999988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62000001967">
                <text:p>0.02620000019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11999991536">
                <text:p>0.03119999915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64000014961">
                <text:p>0.03640000149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649999976158">
                <text:p>0.06499999761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737000033259">
                <text:p>0.07370000332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89000019431">
                <text:p>0.07890000194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00999999046">
                <text:p>0.08009999990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06000009179">
                <text:p>0.08060000091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03999975324">
                <text:p>0.08039999753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03000032902">
                <text:p>0.08030000329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803999975324">
                <text:p>0.08039999753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803000032902">
                <text:p>0.08030000329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802000015974">
                <text:p>0.08020000159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800999999046">
                <text:p>0.08009999990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02000015974">
                <text:p>0.08020000159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802000015974">
                <text:p>0.08020000159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803999975324">
                <text:p>0.08039999753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798000022769">
                <text:p>0.07980000227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798999965191">
                <text:p>0.07989999651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802000015974">
                <text:p>0.08020000159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02000015974">
                <text:p>0.08020000159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802000015974">
                <text:p>0.08020000159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799999982119">
                <text:p>0.07999999821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03999975324">
                <text:p>0.08039999753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799999982119">
                <text:p>0.07999999821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803999975324">
                <text:p>0.08039999753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802000015974">
                <text:p>0.08020000159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802000015974">
                <text:p>0.08020000159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04999992251">
                <text:p>0.08049999922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99999982119">
                <text:p>0.07999999821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799999982119">
                <text:p>0.07999999821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800999999046">
                <text:p>0.08009999990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802000015974">
                <text:p>0.08020000159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03000032902">
                <text:p>0.08030000329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800999999046">
                <text:p>0.08009999990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800999999046">
                <text:p>0.08009999990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799999982119">
                <text:p>0.07999999821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806000009179">
                <text:p>0.08060000091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799999982119">
                <text:p>0.07999999821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804999992251">
                <text:p>0.08049999922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798999965191">
                <text:p>0.07989999651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802000015974">
                <text:p>0.08020000159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803000032902">
                <text:p>0.08030000329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799999982119">
                <text:p>0.07999999821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803000032902">
                <text:p>0.08030000329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800999999046">
                <text:p>0.08009999990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803000032902">
                <text:p>0.08030000329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799999982119">
                <text:p>0.07999999821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802000015974">
                <text:p>0.08020000159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800999999046">
                <text:p>0.08009999990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803999975324">
                <text:p>0.08039999753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803000032902">
                <text:p>0.08030000329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778999999166">
                <text:p>0.07789999991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16999992728">
                <text:p>0.07169999927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627000033855">
                <text:p>0.06270000338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542999990284">
                <text:p>0.05429999902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522999987006">
                <text:p>0.05229999870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22000007331">
                <text:p>0.05220000073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527000017464">
                <text:p>0.05270000174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529999993742">
                <text:p>0.05299999937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542999990284">
                <text:p>0.05429999902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529999993742">
                <text:p>0.05299999937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540999993682">
                <text:p>0.05409999936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588000006974">
                <text:p>0.05880000069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636999979615">
                <text:p>0.06369999796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645999982953">
                <text:p>0.06459999829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640000030398">
                <text:p>0.06400000303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648000016809">
                <text:p>0.06480000168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68400003016">
                <text:p>0.0684000030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744000002742">
                <text:p>0.07440000027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784000009298">
                <text:p>0.07840000092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803999975324">
                <text:p>0.08039999753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803000032902">
                <text:p>0.08030000329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798000022769">
                <text:p>0.07980000227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798999965191">
                <text:p>0.07989999651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798000022769">
                <text:p>0.07980000227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794000029564">
                <text:p>0.07940000295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794000029564">
                <text:p>0.07940000295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793000012636">
                <text:p>0.07930000126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798000022769">
                <text:p>0.07980000227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798000022769">
                <text:p>0.07980000227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798000022769">
                <text:p>0.07980000227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789000019431">
                <text:p>0.07890000194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7689999789">
                <text:p>0.076899997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749000012875">
                <text:p>0.07490000128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732000023127">
                <text:p>0.07320000231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705000013113">
                <text:p>0.07050000131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68400003016">
                <text:p>0.0684000030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659999996424">
                <text:p>0.06599999964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640000030398">
                <text:p>0.06400000303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64099997282">
                <text:p>0.0640999972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68400003016">
                <text:p>0.0684000030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701000019908">
                <text:p>0.07010000199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712999999523">
                <text:p>0.07129999995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725999996066">
                <text:p>0.07259999960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746999979019">
                <text:p>0.07469999790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781000033021">
                <text:p>0.07810000330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791999995708">
                <text:p>0.07919999957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799999982119">
                <text:p>0.07999999821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794000029564">
                <text:p>0.07940000295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794000029564">
                <text:p>0.07940000295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798999965191">
                <text:p>0.07989999651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794999971986">
                <text:p>0.07949999719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794999971986">
                <text:p>0.07949999719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789000019431">
                <text:p>0.07890000194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791999995708">
                <text:p>0.07919999957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799999982119">
                <text:p>0.07999999821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799999982119">
                <text:p>0.07999999821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758000016212">
                <text:p>0.07580000162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70799998939">
                <text:p>0.0707999989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659999996424">
                <text:p>0.06599999964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634000003338">
                <text:p>0.06340000033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639000013471">
                <text:p>0.06390000134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666000023484">
                <text:p>0.06660000234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684999972582">
                <text:p>0.06849999725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697000026703">
                <text:p>0.069700002670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697999969125">
                <text:p>0.06979999691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697999969125">
                <text:p>0.06979999691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690999999642">
                <text:p>0.06909999996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68599998951">
                <text:p>0.0685999989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680000036955">
                <text:p>0.06800000369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674000009894">
                <text:p>0.06740000098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659999996424">
                <text:p>0.06599999964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654999986291">
                <text:p>0.06549999862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639000013471">
                <text:p>0.06390000134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640000030398">
                <text:p>0.06400000303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663999989629">
                <text:p>0.06639999896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637999996543">
                <text:p>0.06379999965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575999990106">
                <text:p>0.05759999901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476999990642">
                <text:p>0.04769999906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388000011444">
                <text:p>0.03880000114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318000018597">
                <text:p>0.03180000185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344999991357">
                <text:p>0.03449999913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469999983907">
                <text:p>0.04699999839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527999997139">
                <text:p>0.05279999971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584000013769">
                <text:p>0.05840000137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652000010014">
                <text:p>0.06520000100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720999985933">
                <text:p>0.07209999859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778999999166">
                <text:p>0.07789999991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803000032902">
                <text:p>0.08030000329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789000019431">
                <text:p>0.07890000194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731000006199">
                <text:p>0.07310000061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653999969363">
                <text:p>0.06539999693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571000017226">
                <text:p>0.05710000172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509000010788">
                <text:p>0.050900001078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436000004411">
                <text:p>0.04360000044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368000008166">
                <text:p>0.03680000081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317000001669">
                <text:p>0.031700000166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34699998796">
                <text:p>0.0346999987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410999991">
                <text:p>0.04109999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480999983847">
                <text:p>0.04809999838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54200001061">
                <text:p>0.0542000010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599000006914">
                <text:p>0.05990000069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654999986291">
                <text:p>0.06549999862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681999996305">
                <text:p>0.06819999963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639000013471">
                <text:p>0.063900001347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621000006795">
                <text:p>0.06210000067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635000020266">
                <text:p>0.06350000202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705000013113">
                <text:p>0.07050000131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737000033259">
                <text:p>0.07370000332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747999995947">
                <text:p>0.074799999594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728000029922">
                <text:p>0.07280000299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711999982595">
                <text:p>0.07119999825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68400003016">
                <text:p>0.0684000030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663999989629">
                <text:p>0.06639999896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663999989629">
                <text:p>0.066399998962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689999982715">
                <text:p>0.06899999827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724999979138">
                <text:p>0.07249999791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76099999249">
                <text:p>0.07609999924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77500000596">
                <text:p>0.0775000005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764999985695">
                <text:p>0.076499998569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756999999285">
                <text:p>0.07569999992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728000029922">
                <text:p>0.072800002992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667999982834">
                <text:p>0.06679999828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551000013947">
                <text:p>0.05510000139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414999984205">
                <text:p>0.04149999842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326000005007">
                <text:p>0.03260000050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289999991655">
                <text:p>0.02899999916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293000005186">
                <text:p>0.029300000518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277999993414">
                <text:p>0.02779999934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87999995053">
                <text:p>0.028799999505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304000005126">
                <text:p>0.03040000051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368999987841">
                <text:p>0.036899998784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434000007808">
                <text:p>0.04340000078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449000000954">
                <text:p>0.04490000009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388000011444">
                <text:p>0.03880000114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337000004947">
                <text:p>0.03370000049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322000011802">
                <text:p>0.03220000118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322999991477">
                <text:p>0.03229999914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308999996632">
                <text:p>0.03089999966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89999991655">
                <text:p>0.02899999916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300999991596">
                <text:p>0.03009999915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362999998033">
                <text:p>0.03629999980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47800000757">
                <text:p>0.04780000075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588000006974">
                <text:p>0.05880000069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653000026941">
                <text:p>0.06530000269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680000036955">
                <text:p>0.06800000369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705000013113">
                <text:p>0.07050000131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719000026584">
                <text:p>0.07190000265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732000023127">
                <text:p>0.07320000231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729999989271">
                <text:p>0.07299999892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738999992609">
                <text:p>0.073899999260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734999999404">
                <text:p>0.07349999994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684999972582">
                <text:p>0.068499997258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577000007033">
                <text:p>0.05770000070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454999990761">
                <text:p>0.04549999907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320999994874">
                <text:p>0.03209999948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164000000805">
                <text:p>0.01640000008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153999999166">
                <text:p>0.015399999916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270000007004">
                <text:p>0.027000000700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412999987602">
                <text:p>0.04129999876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564999990165">
                <text:p>0.05649999901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684999972582">
                <text:p>0.068499997258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746999979019">
                <text:p>0.07469999790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75900003314">
                <text:p>0.0759000033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758000016212">
                <text:p>0.07580000162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741999968886">
                <text:p>0.07419999688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697999969125">
                <text:p>0.06979999691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666000023484">
                <text:p>0.06660000234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646999999881">
                <text:p>0.064699999988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634000003338">
                <text:p>0.063400000333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606999993324">
                <text:p>0.06069999933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555000007153">
                <text:p>0.05550000071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515000000596">
                <text:p>0.05150000005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531999990344">
                <text:p>0.05319999903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582000017166">
                <text:p>0.058200001716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636999979615">
                <text:p>0.06369999796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688000023365">
                <text:p>0.06880000233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70799998939">
                <text:p>0.07079999893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736000016332">
                <text:p>0.07360000163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76700001955">
                <text:p>0.0767000019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751999989152">
                <text:p>0.07519999891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697999969125">
                <text:p>0.06979999691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645999982953">
                <text:p>0.064599998295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619999989867">
                <text:p>0.06199999898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617999993265">
                <text:p>0.061799999326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61700001359">
                <text:p>0.06170000135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619000010192">
                <text:p>0.06190000101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627999976277">
                <text:p>0.06279999762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63299998641">
                <text:p>0.06329999864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648000016809">
                <text:p>0.064800001680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676999986172">
                <text:p>0.06769999861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740000009537">
                <text:p>0.074000000953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782999992371">
                <text:p>0.078299999237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803000032902">
                <text:p>0.08030000329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798000022769">
                <text:p>0.07980000227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769999995828">
                <text:p>0.07699999958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710999965668">
                <text:p>0.071099996566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641999989748">
                <text:p>0.06419999897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571999996901">
                <text:p>0.05719999969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381000004709">
                <text:p>0.038100000470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262000001967">
                <text:p>0.02620000019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989999994636">
                <text:p>0.0098999999463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800000037998">
                <text:p>0.008000000379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19999999553">
                <text:p>0.0199999995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417999997735">
                <text:p>0.04179999977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516999997199">
                <text:p>0.051699999719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55799998343">
                <text:p>0.0557999983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586000010371">
                <text:p>0.058600001037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631999969482">
                <text:p>0.06319999694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661000013351">
                <text:p>0.066100001335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640000030398">
                <text:p>0.064000003039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584000013769">
                <text:p>0.058400001376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494999997318">
                <text:p>0.04949999973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368000008166">
                <text:p>0.036800000816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230000000447">
                <text:p>0.02300000004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113000003621">
                <text:p>0.01130000036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490000005811">
                <text:p>0.0049000000581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639999983832">
                <text:p>0.006399999838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889999978244">
                <text:p>0.0088999997824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143999997526">
                <text:p>0.01439999975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230000000447">
                <text:p>0.023000000044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340000018477">
                <text:p>0.034000001847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450999997556">
                <text:p>0.04509999975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542999990284">
                <text:p>0.05429999902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612000003457">
                <text:p>0.06120000034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653999969363">
                <text:p>0.065399996936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681999996305">
                <text:p>0.06819999963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778999999166">
                <text:p>0.077899999916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800999999046">
                <text:p>0.08009999990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798999965191">
                <text:p>0.079899996519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798999965191">
                <text:p>0.079899996519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76099999249">
                <text:p>0.0760999992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634000003338">
                <text:p>0.063400000333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570000000298">
                <text:p>0.05700000002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487000010908">
                <text:p>0.04870000109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381999984384">
                <text:p>0.03819999843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260000005364">
                <text:p>0.026000000536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241999998689">
                <text:p>0.02419999986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271000005305">
                <text:p>0.02710000053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307999998331">
                <text:p>0.03079999983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373000018299">
                <text:p>0.03730000182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449000000954">
                <text:p>0.044900000095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548000000417">
                <text:p>0.05480000004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582000017166">
                <text:p>0.05820000171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612000003457">
                <text:p>0.06120000034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610000006855">
                <text:p>0.06100000068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590000003576">
                <text:p>0.059000000357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582000017166">
                <text:p>0.058200001716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595000013709">
                <text:p>0.059500001370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533000007272">
                <text:p>0.053300000727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42500000447">
                <text:p>0.04250000044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308999996632">
                <text:p>0.03089999966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228000003844">
                <text:p>0.022800000384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207000002265">
                <text:p>0.020700000226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269000008702">
                <text:p>0.026900000870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373000018299">
                <text:p>0.037300001829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465999990702">
                <text:p>0.04659999907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535999983549">
                <text:p>0.05359999835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577999986708">
                <text:p>0.05779999867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54999999702">
                <text:p>0.05499999970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456999987364">
                <text:p>0.045699998736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335000008345">
                <text:p>0.03350000083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208999998868">
                <text:p>0.020899999886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889999978244">
                <text:p>0.0088999997824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120999999344">
                <text:p>0.01209999993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250000003725">
                <text:p>0.02500000037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480999983847">
                <text:p>0.048099998384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601000003517">
                <text:p>0.06010000035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636999979615">
                <text:p>0.06369999796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623999983072">
                <text:p>0.06239999830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564999990165">
                <text:p>0.056499999016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469000004232">
                <text:p>0.046900000423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375999994576">
                <text:p>0.037599999457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271000005305">
                <text:p>0.02710000053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215000007302">
                <text:p>0.02150000073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263999998569">
                <text:p>0.026399999856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346000008285">
                <text:p>0.034600000828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438000001013">
                <text:p>0.04380000010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502999983728">
                <text:p>0.050299998372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551999993622">
                <text:p>0.055199999362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604000017047">
                <text:p>0.060400001704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724999979138">
                <text:p>0.07249999791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734999999404">
                <text:p>0.073499999940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630000010133">
                <text:p>0.06300000101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522000007331">
                <text:p>0.05220000073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458000004292">
                <text:p>0.045800000429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397000014782">
                <text:p>0.039700001478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329999998212">
                <text:p>0.03299999982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261000003666">
                <text:p>0.026100000366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195000004023">
                <text:p>0.01950000040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129000004381">
                <text:p>0.012900000438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620000017807">
                <text:p>0.0062000001780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130000000354">
                <text:p>0.0013000000035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5.661cm" svg:height="9cm" xlink:href=".." xlink:type="simple" chart:class="chart:scatter" chart:style-name="ch1">
        <chart:legend chart:legend-position="end" svg:x="41.724cm" svg:y="4.201cm" style:legend-expansion="high" chart:style-name="ch2"/>
        <chart:plot-area chart:style-name="ch3" table:cell-range-address="Sheet1.K1:Sheet1.K500" chart:data-source-has-labels="row" svg:x="1.722cm" svg:y="0.046cm" svg:width="39.812cm" svg:height="8.662cm">
          <chartooo:coordinate-region svg:x="2.449cm" svg:y="0.271cm" svg:width="38.805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500" chart:label-cell-address="Sheet1.K1:Sheet1.K1" chart:class="chart:scatter">
            <chart:data-point chart:repeated="4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eld.acceleration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K2:Sheet1.K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69999999343">
                <text:p>0.0001699999993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169999999343">
                <text:p>-0.0001699999993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190000006114">
                <text:p>0.0001900000061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239999993937">
                <text:p>0.0002399999939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239999993937">
                <text:p>0.0002399999939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170999998227">
                <text:p>0.001709999982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694000022486">
                <text:p>0.006940000224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30200004205">
                <text:p>0.01302000042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93799994886">
                <text:p>0.01937999948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54999995232">
                <text:p>0.02549999952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19500006735">
                <text:p>0.03195000067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80400009453">
                <text:p>0.03804000094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43800017238">
                <text:p>0.04438000172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444999814">
                <text:p>0.124449998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8720000386">
                <text:p>0.1287200003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35379999876">
                <text:p>0.1353799998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30309998989">
                <text:p>0.1303099989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22699998319">
                <text:p>0.1226999983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13219998777">
                <text:p>0.1132199987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957899987698">
                <text:p>0.09578999876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874399989843">
                <text:p>0.08743999898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792199969292">
                <text:p>0.07921999692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706600025296">
                <text:p>0.07066000252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43400000036">
                <text:p>0.02434000000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14000001922">
                <text:p>0.01140000019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227999989875">
                <text:p>0.00227999989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530000019353">
                <text:p>0.0005300000193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139999995008">
                <text:p>-0.001399999950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0869999988936">
                <text:p>-0.0008699999889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0190000006114">
                <text:p>-0.0001900000061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380000012228">
                <text:p>-0.0003800000122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0190000006114">
                <text:p>-0.0001900000061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0380000012228">
                <text:p>-0.0003800000122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569999974687">
                <text:p>0.0005699999746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0380000012228">
                <text:p>-0.0003800000122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380000012228">
                <text:p>0.0003800000122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0380000012228">
                <text:p>-0.0003800000122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769999984186">
                <text:p>0.0007699999841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15000002552">
                <text:p>0.001150000025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0380000012228">
                <text:p>-0.0003800000122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0380000012228">
                <text:p>-0.0003800000122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0180000002729">
                <text:p>-0.0001800000027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34999998752">
                <text:p>0.000349999987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0169999999343">
                <text:p>-0.0001699999993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169999999343">
                <text:p>0.0001699999993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0520000001416">
                <text:p>-0.0005200000014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034999998752">
                <text:p>-0.000349999987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699999975041">
                <text:p>0.0006999999750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0880000006873">
                <text:p>-0.0008800000068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809999997728">
                <text:p>0.0008099999977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0159999995958">
                <text:p>-0.0001599999959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180000002729">
                <text:p>0.0001800000027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180000002729">
                <text:p>0.0001800000027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00530000019353">
                <text:p>-0.0005300000193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319999991916">
                <text:p>0.0003199999919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490000005811">
                <text:p>0.0004900000058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0969999993686">
                <text:p>-0.0009699999936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319999991916">
                <text:p>0.0003199999919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00699999975041">
                <text:p>-0.0006999999750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880000006873">
                <text:p>0.0008800000068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180000002729">
                <text:p>0.0001800000027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422000000253">
                <text:p>-0.004220000002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145800001919">
                <text:p>-0.01458000019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338400006294">
                <text:p>-0.03384000062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452300012112">
                <text:p>-0.04523000121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491099990904">
                <text:p>-0.04910999909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487499982119">
                <text:p>-0.04874999821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481600016356">
                <text:p>-0.04816000163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474799983203">
                <text:p>-0.04747999832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4571999982">
                <text:p>-0.045719999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478600002825">
                <text:p>-0.04786000028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417199991643">
                <text:p>-0.04171999916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225300006568">
                <text:p>-0.02253000065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75000005402">
                <text:p>0.001750000054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97100006044">
                <text:p>0.01971000060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24099997431">
                <text:p>0.02240999974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41400003433">
                <text:p>0.02414000034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01200002432">
                <text:p>0.03012000024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410900004208">
                <text:p>0.04109000042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462700016797">
                <text:p>0.04627000167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4795999825">
                <text:p>0.047959998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58699986339">
                <text:p>0.04586999863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69100011885">
                <text:p>0.03691000118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84700002521">
                <text:p>0.02847000025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65399999917">
                <text:p>0.02653999999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73800007999">
                <text:p>0.02738000079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59799994528">
                <text:p>0.02597999945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00100000948">
                <text:p>0.02001000009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930999964476">
                <text:p>0.009309999644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209999992512">
                <text:p>0.002099999925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175000005402">
                <text:p>-0.001750000054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158000004012">
                <text:p>-0.001580000040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0180000002729">
                <text:p>-0.0001800000027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104999996256">
                <text:p>-0.001049999962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180000002729">
                <text:p>0.0001800000027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34999998752">
                <text:p>0.000349999987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0180000002729">
                <text:p>-0.0001800000027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880000006873">
                <text:p>-0.0008800000068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438999990001">
                <text:p>-0.004389999900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843000039458">
                <text:p>-0.008430000394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107100000605">
                <text:p>-0.01071000006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149900000542">
                <text:p>-0.01499000005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180600006133">
                <text:p>-0.01806000061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222299993038">
                <text:p>-0.02222999930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254500005394">
                <text:p>-0.02545000053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251199994236">
                <text:p>-0.02511999942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196100007743">
                <text:p>-0.01961000077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142200002447">
                <text:p>-0.01422000024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905000045896">
                <text:p>-0.009050000458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371999992058">
                <text:p>-0.003719999920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224000005983">
                <text:p>0.002240000059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22800003737">
                <text:p>0.01228000037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74300000072">
                <text:p>0.01743000000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1950000897">
                <text:p>0.0219500008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5830000639">
                <text:p>0.0258300006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47000008821">
                <text:p>0.02470000088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82700008154">
                <text:p>0.01827000081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63300000131">
                <text:p>0.01633000001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51000004262">
                <text:p>0.01510000042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22999995947">
                <text:p>0.01229999959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963999982923">
                <text:p>0.009639999829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270000007004">
                <text:p>0.002700000070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530000019353">
                <text:p>0.0005300000193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12300000526">
                <text:p>-0.00123000005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139999995008">
                <text:p>-0.001399999950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319999991916">
                <text:p>0.0003199999919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969999993686">
                <text:p>0.0009699999936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0479999987874">
                <text:p>-0.0004799999878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639999983832">
                <text:p>0.0006399999838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319999991916">
                <text:p>0.0003199999919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650000013411">
                <text:p>-0.006500000134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142200002447">
                <text:p>-0.01422000024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23180000484">
                <text:p>-0.0231800004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312399994582">
                <text:p>-0.03123999945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3047000058">
                <text:p>-0.030470000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235799998045">
                <text:p>-0.02357999980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195499993861">
                <text:p>-0.01954999938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181699991226">
                <text:p>-0.01816999912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174100007862">
                <text:p>-0.01741000078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17440000549">
                <text:p>-0.0174400005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11819999665">
                <text:p>-0.0118199996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0387999997474">
                <text:p>-0.003879999974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352000002749">
                <text:p>0.003520000027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704000005499">
                <text:p>0.007040000054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370000000112">
                <text:p>0.003700000001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0193999998737">
                <text:p>-0.001939999987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0810000021011">
                <text:p>-0.008100000210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100199999288">
                <text:p>-0.01001999992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0600000005215">
                <text:p>-0.006000000052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105799995363">
                <text:p>-0.01057999953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202900003642">
                <text:p>-0.02029000036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369100011885">
                <text:p>-0.03691000118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516199991107">
                <text:p>-0.05161999911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578100010753">
                <text:p>-0.05781000107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51139999181">
                <text:p>-0.0511399991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32689999789">
                <text:p>-0.0326899997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196199994534">
                <text:p>-0.01961999945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0989999994636">
                <text:p>-0.009899999946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0212000007741">
                <text:p>-0.002120000077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47000001743">
                <text:p>0.01470000017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359300002456">
                <text:p>0.03593000024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576200000942">
                <text:p>0.05762000009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707499980927">
                <text:p>0.07074999809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797299966216">
                <text:p>0.07972999662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595399998128">
                <text:p>0.05953999981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94499995559">
                <text:p>0.01944999955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0365999992937">
                <text:p>-0.003659999929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285100005567">
                <text:p>-0.02851000055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546500012279">
                <text:p>-0.05465000122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776299983263">
                <text:p>-0.07762999832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756900012493">
                <text:p>-0.07569000124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684799998999">
                <text:p>-0.06847999989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538199990988">
                <text:p>-0.05381999909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330500006676">
                <text:p>-0.03305000066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0961999967694">
                <text:p>-0.009619999676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147099997848">
                <text:p>0.01470999978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302799995989">
                <text:p>0.03027999959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327100008726">
                <text:p>0.03271000087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407899990678">
                <text:p>0.04078999906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512799993157">
                <text:p>0.051279999315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627999976277">
                <text:p>0.06279999762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573799982667">
                <text:p>0.0573799982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470199994743">
                <text:p>0.04701999947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326600000262">
                <text:p>0.03266000002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198400001973">
                <text:p>0.01984000019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509000010788">
                <text:p>0.0050900001078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0316000008024">
                <text:p>-0.003160000080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437999982387">
                <text:p>0.0043799998238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12090000324">
                <text:p>0.0120900003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57699994743">
                <text:p>0.01576999947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982000026852">
                <text:p>0.009820000268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613000011072">
                <text:p>0.006130000110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273999990895">
                <text:p>0.0027399999089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468999985605">
                <text:p>0.004689999856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258999993093">
                <text:p>0.0025899999309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0258000008762">
                <text:p>-0.0025800000876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18200000748">
                <text:p>-0.0182000007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436200015247">
                <text:p>-0.04362000152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637700036168">
                <text:p>-0.06377000361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759100019932">
                <text:p>-0.07591000199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815799981356">
                <text:p>-0.08157999813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948799997568">
                <text:p>-0.09487999975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912199988961">
                <text:p>-0.091219998896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866300016642">
                <text:p>-0.086630001664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686800032854">
                <text:p>-0.068680003285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449599996209">
                <text:p>-0.04495999962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196299999952">
                <text:p>-0.01962999999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0518999993801">
                <text:p>-0.005189999938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212000007741">
                <text:p>0.0021200000774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618000002578">
                <text:p>0.006180000025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579999992624">
                <text:p>0.005799999926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597999989986">
                <text:p>0.0059799998998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390000001062">
                <text:p>0.0003900000010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00579999992624">
                <text:p>-0.0005799999926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0115000002552">
                <text:p>-0.001150000025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844999961555">
                <text:p>0.008449999615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66800001264">
                <text:p>0.02668000012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508100017905">
                <text:p>0.05081000179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658100023866">
                <text:p>0.06581000238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67089997232">
                <text:p>0.0670899972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693100020289">
                <text:p>0.06931000202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741399973631">
                <text:p>0.074139997363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772299990058">
                <text:p>0.07722999900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7689999789">
                <text:p>0.076899997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653200000525">
                <text:p>0.06532000005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363500006497">
                <text:p>0.03635000064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00193000002764">
                <text:p>-0.001930000027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0347599983215">
                <text:p>-0.03475999832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62980003655">
                <text:p>-0.0629800036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103990003467">
                <text:p>-0.1039900034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10869999975">
                <text:p>-0.108699999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888999998569">
                <text:p>-0.088899999856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607899986207">
                <text:p>-0.06078999862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334100015461">
                <text:p>-0.03341000154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0960000045598">
                <text:p>-0.009600000455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119200004265">
                <text:p>0.011920000426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349700003862">
                <text:p>0.034970000386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583200007677">
                <text:p>0.05832000076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811600014567">
                <text:p>0.08116000145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939000025392">
                <text:p>0.093900002539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900299996138">
                <text:p>0.09002999961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662999972701">
                <text:p>0.06629999727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389299988747">
                <text:p>0.03892999887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741000007838">
                <text:p>0.0074100000783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0229199994355">
                <text:p>-0.02291999943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0408499985933">
                <text:p>-0.04084999859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0400400012732">
                <text:p>-0.04004000127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031020000577">
                <text:p>-0.03102000057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0185000002384">
                <text:p>-0.018500000238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00193000002764">
                <text:p>-0.001930000027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81200003624">
                <text:p>0.008120000362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172000005841">
                <text:p>0.01720000058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256999991834">
                <text:p>0.02569999918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80000008643">
                <text:p>0.02800000086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276200007647">
                <text:p>0.027620000764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252999998629">
                <text:p>0.02529999986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169900003821">
                <text:p>0.01699000038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695999991149">
                <text:p>0.0069599999114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00386000005528">
                <text:p>-0.003860000055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0133300004527">
                <text:p>-0.013330000452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0154799995944">
                <text:p>-0.015479999594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0199500005692">
                <text:p>-0.01995000056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0230500008911">
                <text:p>-0.02305000089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0145300002769">
                <text:p>-0.01453000027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742000015453">
                <text:p>0.0074200001545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241899993271">
                <text:p>0.024189999327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322300009429">
                <text:p>0.032230000942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290699992329">
                <text:p>0.029069999232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247000008821">
                <text:p>0.024700000882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147599996999">
                <text:p>0.014759999699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224000005983">
                <text:p>0.0022400000598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00975999981165">
                <text:p>-0.009759999811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0395600013435">
                <text:p>-0.039560001343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0614299997687">
                <text:p>-0.061429999768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102600000799">
                <text:p>-0.10260000079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112630002201">
                <text:p>-0.1126300022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0967200025916">
                <text:p>-0.09672000259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0663499981165">
                <text:p>-0.066349998116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0441999994218">
                <text:p>-0.04419999942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268900003284">
                <text:p>-0.02689000032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00984000042081">
                <text:p>-0.0098400004208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10540000163">
                <text:p>0.0105400001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538499988616">
                <text:p>0.05384999886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727899968624">
                <text:p>0.07278999686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93269996345">
                <text:p>0.09326999634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797500014305">
                <text:p>0.079750001430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322800017893">
                <text:p>0.032280001789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0361299999058">
                <text:p>-0.03612999990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0776600018144">
                <text:p>-0.077660001814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0977099984884">
                <text:p>-0.09770999848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0913999974728">
                <text:p>-0.091399997472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0950599983335">
                <text:p>-0.095059998333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0906200036407">
                <text:p>-0.090620003640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0718600004911">
                <text:p>-0.07186000049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0427399985492">
                <text:p>-0.042739998549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00771000003442">
                <text:p>-0.007710000034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306700002402">
                <text:p>0.030670000240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668300017715">
                <text:p>0.066830001771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94460003078">
                <text:p>0.09446000307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01920001209">
                <text:p>0.1019200012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25339999795">
                <text:p>0.1253399997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24920003116">
                <text:p>0.1249200031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14909999073">
                <text:p>0.11490999907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998099967837">
                <text:p>0.099809996783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735199972987">
                <text:p>0.073519997298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293499995023">
                <text:p>0.029349999502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433999998495">
                <text:p>0.0043399999849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0201200004667">
                <text:p>-0.02012000046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0437199994922">
                <text:p>-0.043719999492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0736399963498">
                <text:p>-0.073639996349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0936599969864">
                <text:p>-0.093659996986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0921100005507">
                <text:p>-0.09211000055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0853300020099">
                <text:p>-0.08533000200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0740899965167">
                <text:p>-0.07408999651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0545499995351">
                <text:p>-0.054549999535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0164899993688">
                <text:p>-0.01648999936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230000005104">
                <text:p>0.0023000000510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239100009203">
                <text:p>0.02391000092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437400005758">
                <text:p>0.043740000575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632899999619">
                <text:p>0.06328999996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652400031686">
                <text:p>0.065240003168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623699985445">
                <text:p>0.06236999854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43370001018">
                <text:p>0.04337000101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100299995393">
                <text:p>0.010029999539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0269900001585">
                <text:p>-0.026990000158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616200007498">
                <text:p>-0.061620000749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0722099989653">
                <text:p>-0.072209998965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0659999996424">
                <text:p>-0.06599999964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0456000007689">
                <text:p>-0.045600000768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0217799991369">
                <text:p>-0.021779999136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00808000005782">
                <text:p>-0.0080800000578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00298999994993">
                <text:p>-0.0029899999499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298000010662">
                <text:p>0.0029800001066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560999987647">
                <text:p>0.0056099998764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455999979749">
                <text:p>0.0045599997974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00334000005387">
                <text:p>-0.003340000053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0207400005311">
                <text:p>-0.020740000531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026060000062">
                <text:p>-0.02606000006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0216600000858">
                <text:p>-0.021660000085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288999988697">
                <text:p>0.002889999886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125399995595">
                <text:p>0.012539999559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113800000399">
                <text:p>0.01138000003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14290000312">
                <text:p>0.0142900003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208599995822">
                <text:p>0.020859999582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235799998045">
                <text:p>0.023579999804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293400008231">
                <text:p>0.02934000082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319800004363">
                <text:p>0.031980000436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151599999517">
                <text:p>0.01515999995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224999990314">
                <text:p>0.0022499999031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0217300001532">
                <text:p>-0.021730000153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0262599997222">
                <text:p>-0.02625999972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0216000005603">
                <text:p>-0.021600000560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011590000242">
                <text:p>-0.01159000024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626999977976">
                <text:p>0.0062699997797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448199994862">
                <text:p>0.044819999486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629500001669">
                <text:p>0.062950000166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578900016844">
                <text:p>0.057890001684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495500005782">
                <text:p>0.049550000578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313300006092">
                <text:p>0.031330000609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822999980301">
                <text:p>0.008229999803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0174300000072">
                <text:p>-0.017430000007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0390699990094">
                <text:p>-0.039069999009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0575900003314">
                <text:p>-0.05759000033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0766900032759">
                <text:p>-0.076690003275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10691999644">
                <text:p>-0.1069199964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116379998624">
                <text:p>-0.11637999862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110270000994">
                <text:p>-0.11027000099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100170001388">
                <text:p>-0.10017000138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0880099982023">
                <text:p>-0.08800999820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0696099996567">
                <text:p>-0.06960999965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0577600002289">
                <text:p>-0.057760000228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0455700010061">
                <text:p>-0.045570001006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0340700000525">
                <text:p>-0.03407000005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0224799998105">
                <text:p>-0.02247999981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00985000003129">
                <text:p>-0.0098500000312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00209999992512">
                <text:p>-0.0020999999251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000150000007125">
                <text:p>-0.0001500000071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000150000007125">
                <text:p>-0.0001500000071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000110000000859">
                <text:p>-0.0001100000008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000119999996969">
                <text:p>-0.0001199999969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000119999996969">
                <text:p>-0.00011999999696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000119999996969">
                <text:p>-0.00011999999696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000119999996969">
                <text:p>-0.00011999999696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000119999996969">
                <text:p>-0.00011999999696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000119999996969">
                <text:p>-0.00011999999696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130000000354">
                <text:p>0.00013000000035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190000006114">
                <text:p>0.00019000000611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190000006114">
                <text:p>0.00019000000611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000180000002729">
                <text:p>-0.00018000000272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000180000002729">
                <text:p>-0.00018000000272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000180000002729">
                <text:p>-0.00018000000272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180000002729">
                <text:p>0.00018000000272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28.136cm" xlink:href=".." xlink:type="simple" chart:class="chart:scatter" chart:style-name="ch1">
        <chart:legend chart:legend-position="end" svg:x="13.73cm" svg:y="13.769cm" style:legend-expansion="high" chart:style-name="ch2"/>
        <chart:plot-area chart:style-name="ch3" table:cell-range-address="Sheet1.G1:Sheet1.H501" chart:data-source-has-labels="row" svg:x="0.32cm" svg:y="0.562cm" svg:width="13.09cm" svg:height="27.012cm">
          <chartooo:coordinate-region svg:x="0.704cm" svg:y="0.761cm" svg:width="12.322cm" svg:height="26.6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501" chart:label-cell-address="Sheet1.H1:Sheet1.H1" chart:class="chart:scatter">
            <chart:domain table:cell-range-address="Sheet1.G2:Sheet1.G501"/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field.y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29456591606">
                <text:p>-1.29456591606</text:p>
                <draw:g>
                  <svg:desc>Sheet1.G2:Sheet1.G501</svg:desc>
                </draw:g>
              </table:table-cell>
              <table:table-cell office:value-type="float" office:value="-0.820407569408">
                <text:p>-0.820407569408</text:p>
                <draw:g>
                  <svg:desc>Sheet1.H2:Sheet1.H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29457306862">
                <text:p>-1.29457306862</text:p>
              </table:table-cell>
              <table:table-cell office:value-type="float" office:value="-0.820401012897">
                <text:p>-0.8204010128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29456996918">
                <text:p>-1.29456996918</text:p>
              </table:table-cell>
              <table:table-cell office:value-type="float" office:value="-0.820397794247">
                <text:p>-0.820397794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29455339909">
                <text:p>-1.29455339909</text:p>
              </table:table-cell>
              <table:table-cell office:value-type="float" office:value="-0.820411741734">
                <text:p>-0.8204117417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29456281662">
                <text:p>-1.29456281662</text:p>
              </table:table-cell>
              <table:table-cell office:value-type="float" office:value="-0.820396780968">
                <text:p>-0.8203967809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945728302">
                <text:p>-1.2945728302</text:p>
              </table:table-cell>
              <table:table-cell office:value-type="float" office:value="-0.820392131805">
                <text:p>-0.8203921318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29457068443">
                <text:p>-1.29457068443</text:p>
              </table:table-cell>
              <table:table-cell office:value-type="float" office:value="-0.820399343967">
                <text:p>-0.8203993439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29456532001">
                <text:p>-1.29456532001</text:p>
              </table:table-cell>
              <table:table-cell office:value-type="float" office:value="-0.820411980152">
                <text:p>-0.8204119801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29456245899">
                <text:p>-1.29456245899</text:p>
              </table:table-cell>
              <table:table-cell office:value-type="float" office:value="-0.820407092571">
                <text:p>-0.820407092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2945677042">
                <text:p>-1.2945677042</text:p>
              </table:table-cell>
              <table:table-cell office:value-type="float" office:value="-0.820405423641">
                <text:p>-0.8204054236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29456758499">
                <text:p>-1.29456758499</text:p>
              </table:table-cell>
              <table:table-cell office:value-type="float" office:value="-0.820399045944">
                <text:p>-0.8203990459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29456841946">
                <text:p>-1.29456841946</text:p>
              </table:table-cell>
              <table:table-cell office:value-type="float" office:value="-0.820408046246">
                <text:p>-0.8204080462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29456925392">
                <text:p>-1.29456925392</text:p>
              </table:table-cell>
              <table:table-cell office:value-type="float" office:value="-0.820406138897">
                <text:p>-0.8204061388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2945574522">
                <text:p>-1.2945574522</text:p>
              </table:table-cell>
              <table:table-cell office:value-type="float" office:value="-0.820415258408">
                <text:p>-0.8204152584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29457366467">
                <text:p>-1.29457366467</text:p>
              </table:table-cell>
              <table:table-cell office:value-type="float" office:value="-0.820392668247">
                <text:p>-0.8203926682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29456889629">
                <text:p>-1.29456889629</text:p>
              </table:table-cell>
              <table:table-cell office:value-type="float" office:value="-0.820402503014">
                <text:p>-0.8204025030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29456651211">
                <text:p>-1.29456651211</text:p>
              </table:table-cell>
              <table:table-cell office:value-type="float" office:value="-0.820410490036">
                <text:p>-0.8204104900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2945599556">
                <text:p>-1.2945599556</text:p>
              </table:table-cell>
              <table:table-cell office:value-type="float" office:value="-0.820406973362">
                <text:p>-0.820406973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29456818104">
                <text:p>-1.29456818104</text:p>
              </table:table-cell>
              <table:table-cell office:value-type="float" office:value="-0.820404291153">
                <text:p>-0.8204042911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29455959797">
                <text:p>-1.29455959797</text:p>
              </table:table-cell>
              <table:table-cell office:value-type="float" office:value="-0.820408701897">
                <text:p>-0.8204087018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29458200932">
                <text:p>-1.29458200932</text:p>
              </table:table-cell>
              <table:table-cell office:value-type="float" office:value="-0.820400595665">
                <text:p>-0.8204005956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29455935955">
                <text:p>-1.29455935955</text:p>
              </table:table-cell>
              <table:table-cell office:value-type="float" office:value="-0.820412278175">
                <text:p>-0.8204122781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29456198215">
                <text:p>-1.29456198215</text:p>
              </table:table-cell>
              <table:table-cell office:value-type="float" office:value="-0.820415914059">
                <text:p>-0.8204159140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29456138611">
                <text:p>-1.29456138611</text:p>
              </table:table-cell>
              <table:table-cell office:value-type="float" office:value="-0.820399463177">
                <text:p>-0.8203994631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29457080364">
                <text:p>-1.29457080364</text:p>
              </table:table-cell>
              <table:table-cell office:value-type="float" office:value="-0.820401310921">
                <text:p>-0.8204013109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29457068443">
                <text:p>-1.29457068443</text:p>
              </table:table-cell>
              <table:table-cell office:value-type="float" office:value="-0.82039731741">
                <text:p>-0.820397317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29457855225">
                <text:p>-1.29457855225</text:p>
              </table:table-cell>
              <table:table-cell office:value-type="float" office:value="-0.820400059223">
                <text:p>-0.8204000592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29457616806">
                <text:p>-1.29457616806</text:p>
              </table:table-cell>
              <table:table-cell office:value-type="float" office:value="-0.820393323898">
                <text:p>-0.8203933238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2945741415">
                <text:p>-1.2945741415</text:p>
              </table:table-cell>
              <table:table-cell office:value-type="float" office:value="-0.820402026176">
                <text:p>-0.8204020261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2945702076">
                <text:p>-1.2945702076</text:p>
              </table:table-cell>
              <table:table-cell office:value-type="float" office:value="-0.820409834385">
                <text:p>-0.8204098343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29457008839">
                <text:p>-1.29457008839</text:p>
              </table:table-cell>
              <table:table-cell office:value-type="float" office:value="-0.820397615433">
                <text:p>-0.820397615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29457342625">
                <text:p>-1.29457342625</text:p>
              </table:table-cell>
              <table:table-cell office:value-type="float" office:value="-0.820393383503">
                <text:p>-0.8203933835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2945690155">
                <text:p>-1.2945690155</text:p>
              </table:table-cell>
              <table:table-cell office:value-type="float" office:value="-0.820406258106">
                <text:p>-0.8204062581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29457449913">
                <text:p>-1.29457449913</text:p>
              </table:table-cell>
              <table:table-cell office:value-type="float" office:value="-0.820398211479">
                <text:p>-0.8203982114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29456973076">
                <text:p>-1.29456973076</text:p>
              </table:table-cell>
              <table:table-cell office:value-type="float" office:value="-0.820396780968">
                <text:p>-0.8203967809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29456138611">
                <text:p>-1.29456138611</text:p>
              </table:table-cell>
              <table:table-cell office:value-type="float" office:value="-0.820415496826">
                <text:p>-0.8204154968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29457080364">
                <text:p>-1.29457080364</text:p>
              </table:table-cell>
              <table:table-cell office:value-type="float" office:value="-0.820409357548">
                <text:p>-0.8204093575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2945663929">
                <text:p>-1.2945663929</text:p>
              </table:table-cell>
              <table:table-cell office:value-type="float" office:value="-0.820421934128">
                <text:p>-0.8204219341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9456591606">
                <text:p>-1.29456591606</text:p>
              </table:table-cell>
              <table:table-cell office:value-type="float" office:value="-0.820407629013">
                <text:p>-0.8204076290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29457616806">
                <text:p>-1.29457616806</text:p>
              </table:table-cell>
              <table:table-cell office:value-type="float" office:value="-0.820390045643">
                <text:p>-0.8203900456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29455947876">
                <text:p>-1.29455947876</text:p>
              </table:table-cell>
              <table:table-cell office:value-type="float" office:value="-0.820407748222">
                <text:p>-0.8204077482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29456949234">
                <text:p>-1.29456949234</text:p>
              </table:table-cell>
              <table:table-cell office:value-type="float" office:value="-0.8203997612">
                <text:p>-0.82039976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29456865788">
                <text:p>-1.29456865788</text:p>
              </table:table-cell>
              <table:table-cell office:value-type="float" office:value="-0.820406198502">
                <text:p>-0.8204061985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29456722736">
                <text:p>-1.29456722736</text:p>
              </table:table-cell>
              <table:table-cell office:value-type="float" office:value="-0.820391535759">
                <text:p>-0.8203915357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2945715189">
                <text:p>-1.2945715189</text:p>
              </table:table-cell>
              <table:table-cell office:value-type="float" office:value="-0.820410311222">
                <text:p>-0.8204103112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29456865788">
                <text:p>-1.29456865788</text:p>
              </table:table-cell>
              <table:table-cell office:value-type="float" office:value="-0.820391356945">
                <text:p>-0.8203913569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29456973076">
                <text:p>-1.29456973076</text:p>
              </table:table-cell>
              <table:table-cell office:value-type="float" office:value="-0.820396482944">
                <text:p>-0.8203964829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29456043243">
                <text:p>-1.29456043243</text:p>
              </table:table-cell>
              <table:table-cell office:value-type="float" office:value="-0.820407509804">
                <text:p>-0.8204075098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29456579685">
                <text:p>-1.29456579685</text:p>
              </table:table-cell>
              <table:table-cell office:value-type="float" office:value="-0.820416688919">
                <text:p>-0.8204166889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29456400871">
                <text:p>-1.29456400871</text:p>
              </table:table-cell>
              <table:table-cell office:value-type="float" office:value="-0.820415377617">
                <text:p>-0.8204153776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29456603527">
                <text:p>-1.29456603527</text:p>
              </table:table-cell>
              <table:table-cell office:value-type="float" office:value="-0.820401906967">
                <text:p>-0.8204019069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29456019402">
                <text:p>-1.29456019402</text:p>
              </table:table-cell>
              <table:table-cell office:value-type="float" office:value="-0.820407092571">
                <text:p>-0.8204070925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29456162453">
                <text:p>-1.29456162453</text:p>
              </table:table-cell>
              <table:table-cell office:value-type="float" office:value="-0.820404410362">
                <text:p>-0.8204044103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2945638895">
                <text:p>-1.2945638895</text:p>
              </table:table-cell>
              <table:table-cell office:value-type="float" office:value="-0.820412755013">
                <text:p>-0.8204127550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29457473755">
                <text:p>-1.29457473755</text:p>
              </table:table-cell>
              <table:table-cell office:value-type="float" office:value="-0.820400893688">
                <text:p>-0.8204008936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29456818104">
                <text:p>-1.29456818104</text:p>
              </table:table-cell>
              <table:table-cell office:value-type="float" office:value="-0.820390939713">
                <text:p>-0.8203909397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29456591606">
                <text:p>-1.29456591606</text:p>
              </table:table-cell>
              <table:table-cell office:value-type="float" office:value="-0.820406675339">
                <text:p>-0.8204066753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29457449913">
                <text:p>-1.29457449913</text:p>
              </table:table-cell>
              <table:table-cell office:value-type="float" office:value="-0.82040309906">
                <text:p>-0.820403099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29457426071">
                <text:p>-1.29457426071</text:p>
              </table:table-cell>
              <table:table-cell office:value-type="float" office:value="-0.820399940014">
                <text:p>-0.8203999400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2945677042">
                <text:p>-1.2945677042</text:p>
              </table:table-cell>
              <table:table-cell office:value-type="float" office:value="-0.820413887501">
                <text:p>-0.8204138875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29456830025">
                <text:p>-1.29456830025</text:p>
              </table:table-cell>
              <table:table-cell office:value-type="float" office:value="-0.820412933826">
                <text:p>-0.8204129338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29457032681">
                <text:p>-1.29457032681</text:p>
              </table:table-cell>
              <table:table-cell office:value-type="float" office:value="-0.820402741432">
                <text:p>-0.8204027414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29456663132">
                <text:p>-1.29456663132</text:p>
              </table:table-cell>
              <table:table-cell office:value-type="float" office:value="-0.820407509804">
                <text:p>-0.8204075098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29457581043">
                <text:p>-1.29457581043</text:p>
              </table:table-cell>
              <table:table-cell office:value-type="float" office:value="-0.820402026176">
                <text:p>-0.8204020261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29456579685">
                <text:p>-1.29456579685</text:p>
              </table:table-cell>
              <table:table-cell office:value-type="float" office:value="-0.820398747921">
                <text:p>-0.8203987479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29455852509">
                <text:p>-1.29455852509</text:p>
              </table:table-cell>
              <table:table-cell office:value-type="float" office:value="-0.820417940617">
                <text:p>-0.8204179406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29456853867">
                <text:p>-1.29456853867</text:p>
              </table:table-cell>
              <table:table-cell office:value-type="float" office:value="-0.820391654968">
                <text:p>-0.8203916549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29456782341">
                <text:p>-1.29456782341</text:p>
              </table:table-cell>
              <table:table-cell office:value-type="float" office:value="-0.820407390594">
                <text:p>-0.8204073905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29456424713">
                <text:p>-1.29456424713</text:p>
              </table:table-cell>
              <table:table-cell office:value-type="float" office:value="-0.820405483246">
                <text:p>-0.8204054832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2945702076">
                <text:p>-1.2945702076</text:p>
              </table:table-cell>
              <table:table-cell office:value-type="float" office:value="-0.820401191711">
                <text:p>-0.8204011917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2945663929">
                <text:p>-1.2945663929</text:p>
              </table:table-cell>
              <table:table-cell office:value-type="float" office:value="-0.820407211781">
                <text:p>-0.8204072117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29457032681">
                <text:p>-1.29457032681</text:p>
              </table:table-cell>
              <table:table-cell office:value-type="float" office:value="-0.820402681828">
                <text:p>-0.8204026818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29456377029">
                <text:p>-1.29456377029</text:p>
              </table:table-cell>
              <table:table-cell office:value-type="float" office:value="-0.820401787758">
                <text:p>-0.8204017877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29444003105">
                <text:p>-1.29444003105</text:p>
              </table:table-cell>
              <table:table-cell office:value-type="float" office:value="-0.820298492908">
                <text:p>-0.8202984929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29447007179">
                <text:p>-1.29447007179</text:p>
              </table:table-cell>
              <table:table-cell office:value-type="float" office:value="-0.820288658142">
                <text:p>-0.8202886581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29399216175">
                <text:p>-1.29399216175</text:p>
              </table:table-cell>
              <table:table-cell office:value-type="float" office:value="-0.819390416145">
                <text:p>-0.8193904161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29295194149">
                <text:p>-1.29295194149</text:p>
              </table:table-cell>
              <table:table-cell office:value-type="float" office:value="-0.816133737564">
                <text:p>-0.8161337375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29156577587">
                <text:p>-1.29156577587</text:p>
              </table:table-cell>
              <table:table-cell office:value-type="float" office:value="-0.812443137169">
                <text:p>-0.8124431371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29004669189">
                <text:p>-1.29004669189</text:p>
              </table:table-cell>
              <table:table-cell office:value-type="float" office:value="-0.808551490307">
                <text:p>-0.8085514903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28865599632">
                <text:p>-1.28865599632</text:p>
              </table:table-cell>
              <table:table-cell office:value-type="float" office:value="-0.804882705212">
                <text:p>-0.8048827052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28710222244">
                <text:p>-1.28710222244</text:p>
              </table:table-cell>
              <table:table-cell office:value-type="float" office:value="-0.800981640816">
                <text:p>-0.8009816408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285628438">
                <text:p>-1.285628438</text:p>
              </table:table-cell>
              <table:table-cell office:value-type="float" office:value="-0.797253072262">
                <text:p>-0.7972530722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28414142132">
                <text:p>-1.28414142132</text:p>
              </table:table-cell>
              <table:table-cell office:value-type="float" office:value="-0.793407201767">
                <text:p>-0.7934072017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28269445896">
                <text:p>-1.28269445896</text:p>
              </table:table-cell>
              <table:table-cell office:value-type="float" office:value="-0.789672136307">
                <text:p>-0.7896721363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27977859974">
                <text:p>-1.27977859974</text:p>
              </table:table-cell>
              <table:table-cell office:value-type="float" office:value="-0.78221398592">
                <text:p>-0.782213985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27834165096">
                <text:p>-1.27834165096</text:p>
              </table:table-cell>
              <table:table-cell office:value-type="float" office:value="-0.778522312641">
                <text:p>-0.7785223126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27687239647">
                <text:p>-1.27687239647</text:p>
              </table:table-cell>
              <table:table-cell office:value-type="float" office:value="-0.774800479412">
                <text:p>-0.7748004794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27540457249">
                <text:p>-1.27540457249</text:p>
              </table:table-cell>
              <table:table-cell office:value-type="float" office:value="-0.770962834358">
                <text:p>-0.7709628343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27390801907">
                <text:p>-1.27390801907</text:p>
              </table:table-cell>
              <table:table-cell office:value-type="float" office:value="-0.767154812813">
                <text:p>-0.7671548128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27112150192">
                <text:p>-1.27112150192</text:p>
              </table:table-cell>
              <table:table-cell office:value-type="float" office:value="-0.759875714779">
                <text:p>-0.7598757147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26961731911">
                <text:p>-1.26961731911</text:p>
              </table:table-cell>
              <table:table-cell office:value-type="float" office:value="-0.755966961384">
                <text:p>-0.7559669613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26818299294">
                <text:p>-1.26818299294</text:p>
              </table:table-cell>
              <table:table-cell office:value-type="float" office:value="-0.752276241779">
                <text:p>-0.7522762417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26670455933">
                <text:p>-1.26670455933</text:p>
              </table:table-cell>
              <table:table-cell office:value-type="float" office:value="-0.748452067375">
                <text:p>-0.7484520673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26524150372">
                <text:p>-1.26524150372</text:p>
              </table:table-cell>
              <table:table-cell office:value-type="float" office:value="-0.744745671749">
                <text:p>-0.7447456717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26374018192">
                <text:p>-1.26374018192</text:p>
              </table:table-cell>
              <table:table-cell office:value-type="float" office:value="-0.740855634212">
                <text:p>-0.7408556342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26234722137">
                <text:p>-1.26234722137</text:p>
              </table:table-cell>
              <table:table-cell office:value-type="float" office:value="-0.737219214439">
                <text:p>-0.7372192144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26080179214">
                <text:p>-1.26080179214</text:p>
              </table:table-cell>
              <table:table-cell office:value-type="float" office:value="-0.733288347721">
                <text:p>-0.7332883477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2594294548">
                <text:p>-1.2594294548</text:p>
              </table:table-cell>
              <table:table-cell office:value-type="float" office:value="-0.729692935944">
                <text:p>-0.7296929359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25791823864">
                <text:p>-1.25791823864</text:p>
              </table:table-cell>
              <table:table-cell office:value-type="float" office:value="-0.725860774517">
                <text:p>-0.7258607745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25643622875">
                <text:p>-1.25643622875</text:p>
              </table:table-cell>
              <table:table-cell office:value-type="float" office:value="-0.722053825855">
                <text:p>-0.7220538258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25492429733">
                <text:p>-1.25492429733</text:p>
              </table:table-cell>
              <table:table-cell office:value-type="float" office:value="-0.718134641647">
                <text:p>-0.7181346416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.25349926949">
                <text:p>-1.25349926949</text:p>
              </table:table-cell>
              <table:table-cell office:value-type="float" office:value="-0.71441757679">
                <text:p>-0.714417576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25206112862">
                <text:p>-1.25206112862</text:p>
              </table:table-cell>
              <table:table-cell office:value-type="float" office:value="-0.710741817951">
                <text:p>-0.7107418179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2505364418">
                <text:p>-1.2505364418</text:p>
              </table:table-cell>
              <table:table-cell office:value-type="float" office:value="-0.706841528416">
                <text:p>-0.7068415284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2491247654">
                <text:p>-1.2491247654</text:p>
              </table:table-cell>
              <table:table-cell office:value-type="float" office:value="-0.703132271767">
                <text:p>-0.7031322717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24765598774">
                <text:p>-1.24765598774</text:p>
              </table:table-cell>
              <table:table-cell office:value-type="float" office:value="-0.699336647987">
                <text:p>-0.6993366479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2461578846">
                <text:p>-1.2461578846</text:p>
              </table:table-cell>
              <table:table-cell office:value-type="float" office:value="-0.69554746151">
                <text:p>-0.695547461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.24474358559">
                <text:p>-1.24474358559</text:p>
              </table:table-cell>
              <table:table-cell office:value-type="float" office:value="-0.691904366016">
                <text:p>-0.6919043660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24321913719">
                <text:p>-1.24321913719</text:p>
              </table:table-cell>
              <table:table-cell office:value-type="float" office:value="-0.687952160835">
                <text:p>-0.6879521608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.24180614948">
                <text:p>-1.24180614948</text:p>
              </table:table-cell>
              <table:table-cell office:value-type="float" office:value="-0.684340178967">
                <text:p>-0.6843401789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.24029374123">
                <text:p>-1.24029374123</text:p>
              </table:table-cell>
              <table:table-cell office:value-type="float" office:value="-0.68042576313">
                <text:p>-0.680425763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.23744797707">
                <text:p>-1.23744797707</text:p>
              </table:table-cell>
              <table:table-cell office:value-type="float" office:value="-0.67304712534">
                <text:p>-0.673047125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23592031002">
                <text:p>-1.23592031002</text:p>
              </table:table-cell>
              <table:table-cell office:value-type="float" office:value="-0.669190108776">
                <text:p>-0.6691901087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.23444187641">
                <text:p>-1.23444187641</text:p>
              </table:table-cell>
              <table:table-cell office:value-type="float" office:value="-0.66529494524">
                <text:p>-0.665294945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.23301160336">
                <text:p>-1.23301160336</text:p>
              </table:table-cell>
              <table:table-cell office:value-type="float" office:value="-0.661646962166">
                <text:p>-0.6616469621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23153078556">
                <text:p>-1.23153078556</text:p>
              </table:table-cell>
              <table:table-cell office:value-type="float" office:value="-0.657866835594">
                <text:p>-0.6578668355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.23013651371">
                <text:p>-1.23013651371</text:p>
              </table:table-cell>
              <table:table-cell office:value-type="float" office:value="-0.654238522053">
                <text:p>-0.6542385220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22862243652">
                <text:p>-1.22862243652</text:p>
              </table:table-cell>
              <table:table-cell office:value-type="float" office:value="-0.650357842445">
                <text:p>-0.6503578424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22720706463">
                <text:p>-1.22720706463</text:p>
              </table:table-cell>
              <table:table-cell office:value-type="float" office:value="-0.646677136421">
                <text:p>-0.6466771364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22430717945">
                <text:p>-1.22430717945</text:p>
              </table:table-cell>
              <table:table-cell office:value-type="float" office:value="-0.639259517193">
                <text:p>-0.6392595171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22292923927">
                <text:p>-1.22292923927</text:p>
              </table:table-cell>
              <table:table-cell office:value-type="float" office:value="-0.635708630085">
                <text:p>-0.6357086300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22142851353">
                <text:p>-1.22142851353</text:p>
              </table:table-cell>
              <table:table-cell office:value-type="float" office:value="-0.631852090359">
                <text:p>-0.6318520903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2199600935">
                <text:p>-1.2199600935</text:p>
              </table:table-cell>
              <table:table-cell office:value-type="float" office:value="-0.628069162369">
                <text:p>-0.6280691623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.21853423119">
                <text:p>-1.21853423119</text:p>
              </table:table-cell>
              <table:table-cell office:value-type="float" office:value="-0.62435990572">
                <text:p>-0.624359905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21567285061">
                <text:p>-1.21567285061</text:p>
              </table:table-cell>
              <table:table-cell office:value-type="float" office:value="-0.616968214512">
                <text:p>-0.6169682145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21424400806">
                <text:p>-1.21424400806</text:p>
              </table:table-cell>
              <table:table-cell office:value-type="float" office:value="-0.613281607628">
                <text:p>-0.6132816076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21277499199">
                <text:p>-1.21277499199</text:p>
              </table:table-cell>
              <table:table-cell office:value-type="float" office:value="-0.609481215477">
                <text:p>-0.6094812154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21131706238">
                <text:p>-1.21131706238</text:p>
              </table:table-cell>
              <table:table-cell office:value-type="float" office:value="-0.605738580227">
                <text:p>-0.6057385802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20983815193">
                <text:p>-1.20983815193</text:p>
              </table:table-cell>
              <table:table-cell office:value-type="float" office:value="-0.602000057697">
                <text:p>-0.6020000576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20834136009">
                <text:p>-1.20834136009</text:p>
              </table:table-cell>
              <table:table-cell office:value-type="float" office:value="-0.598134636879">
                <text:p>-0.5981346368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20690393448">
                <text:p>-1.20690393448</text:p>
              </table:table-cell>
              <table:table-cell office:value-type="float" office:value="-0.59443873167">
                <text:p>-0.594438731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20539939404">
                <text:p>-1.20539939404</text:p>
              </table:table-cell>
              <table:table-cell office:value-type="float" office:value="-0.59056353569">
                <text:p>-0.590563535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20452427864">
                <text:p>-1.20452427864</text:p>
              </table:table-cell>
              <table:table-cell office:value-type="float" office:value="-0.587952315807">
                <text:p>-0.5879523158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20420408249">
                <text:p>-1.20420408249</text:p>
              </table:table-cell>
              <table:table-cell office:value-type="float" office:value="-0.587451040745">
                <text:p>-0.5874510407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20451641083">
                <text:p>-1.20451641083</text:p>
              </table:table-cell>
              <table:table-cell office:value-type="float" office:value="-0.587392628193">
                <text:p>-0.5873926281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20902335644">
                <text:p>-1.20902335644</text:p>
              </table:table-cell>
              <table:table-cell office:value-type="float" office:value="-0.583566904068">
                <text:p>-0.5835669040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.21163165569">
                <text:p>-1.21163165569</text:p>
              </table:table-cell>
              <table:table-cell office:value-type="float" office:value="-0.580300807953">
                <text:p>-0.5803008079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21354532242">
                <text:p>-1.21354532242</text:p>
              </table:table-cell>
              <table:table-cell office:value-type="float" office:value="-0.576490461826">
                <text:p>-0.5764904618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21452701092">
                <text:p>-1.21452701092</text:p>
              </table:table-cell>
              <table:table-cell office:value-type="float" office:value="-0.572560727596">
                <text:p>-0.5725607275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21493852139">
                <text:p>-1.21493852139</text:p>
              </table:table-cell>
              <table:table-cell office:value-type="float" office:value="-0.568747639656">
                <text:p>-0.5687476396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.21674704552">
                <text:p>-1.21674704552</text:p>
              </table:table-cell>
              <table:table-cell office:value-type="float" office:value="-0.565098047256">
                <text:p>-0.5650980472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21989548206">
                <text:p>-1.21989548206</text:p>
              </table:table-cell>
              <table:table-cell office:value-type="float" office:value="-0.564047396183">
                <text:p>-0.5640473961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22420883179">
                <text:p>-1.22420883179</text:p>
              </table:table-cell>
              <table:table-cell office:value-type="float" office:value="-0.564168691635">
                <text:p>-0.5641686916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22862482071">
                <text:p>-1.22862482071</text:p>
              </table:table-cell>
              <table:table-cell office:value-type="float" office:value="-0.564267873764">
                <text:p>-0.5642678737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23276925087">
                <text:p>-1.23276925087</text:p>
              </table:table-cell>
              <table:table-cell office:value-type="float" office:value="-0.5643273592">
                <text:p>-0.56432735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23683810234">
                <text:p>-1.23683810234</text:p>
              </table:table-cell>
              <table:table-cell office:value-type="float" office:value="-0.564402639866">
                <text:p>-0.5644026398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24110090733">
                <text:p>-1.24110090733</text:p>
              </table:table-cell>
              <table:table-cell office:value-type="float" office:value="-0.564507722855">
                <text:p>-0.5645077228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24519133568">
                <text:p>-1.24519133568</text:p>
              </table:table-cell>
              <table:table-cell office:value-type="float" office:value="-0.564592242241">
                <text:p>-0.5645922422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24928188324">
                <text:p>-1.24928188324</text:p>
              </table:table-cell>
              <table:table-cell office:value-type="float" office:value="-0.56465536356">
                <text:p>-0.564655363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25349068642">
                <text:p>-1.25349068642</text:p>
              </table:table-cell>
              <table:table-cell office:value-type="float" office:value="-0.564731538296">
                <text:p>-0.5647315382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25756216049">
                <text:p>-1.25756216049</text:p>
              </table:table-cell>
              <table:table-cell office:value-type="float" office:value="-0.564807116985">
                <text:p>-0.5648071169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2657828331">
                <text:p>-1.2657828331</text:p>
              </table:table-cell>
              <table:table-cell office:value-type="float" office:value="-0.565326631069">
                <text:p>-0.5653266310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27004742622">
                <text:p>-1.27004742622</text:p>
              </table:table-cell>
              <table:table-cell office:value-type="float" office:value="-0.565765798092">
                <text:p>-0.5657657980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2739572525">
                <text:p>-1.2739572525</text:p>
              </table:table-cell>
              <table:table-cell office:value-type="float" office:value="-0.566385149956">
                <text:p>-0.5663851499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27814984322">
                <text:p>-1.27814984322</text:p>
              </table:table-cell>
              <table:table-cell office:value-type="float" office:value="-0.567159056664">
                <text:p>-0.5671590566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28203320503">
                <text:p>-1.28203320503</text:p>
              </table:table-cell>
              <table:table-cell office:value-type="float" office:value="-0.56797850132">
                <text:p>-0.567978501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28626060486">
                <text:p>-1.28626060486</text:p>
              </table:table-cell>
              <table:table-cell office:value-type="float" office:value="-0.568885266781">
                <text:p>-0.5688852667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29024279118">
                <text:p>-1.29024279118</text:p>
              </table:table-cell>
              <table:table-cell office:value-type="float" office:value="-0.569755911827">
                <text:p>-0.5697559118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29432034492">
                <text:p>-1.29432034492</text:p>
              </table:table-cell>
              <table:table-cell office:value-type="float" office:value="-0.570864975452">
                <text:p>-0.5708649754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29826390743">
                <text:p>-1.29826390743</text:p>
              </table:table-cell>
              <table:table-cell office:value-type="float" office:value="-0.571991086006">
                <text:p>-0.5719910860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30587899685">
                <text:p>-1.30587899685</text:p>
              </table:table-cell>
              <table:table-cell office:value-type="float" office:value="-0.574830532074">
                <text:p>-0.5748305320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.30970680714">
                <text:p>-1.30970680714</text:p>
              </table:table-cell>
              <table:table-cell office:value-type="float" office:value="-0.576539635658">
                <text:p>-0.5765396356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31358098984">
                <text:p>-1.31358098984</text:p>
              </table:table-cell>
              <table:table-cell office:value-type="float" office:value="-0.578357577324">
                <text:p>-0.5783575773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.31735372543">
                <text:p>-1.31735372543</text:p>
              </table:table-cell>
              <table:table-cell office:value-type="float" office:value="-0.580202698708">
                <text:p>-0.5802026987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32088625431">
                <text:p>-1.32088625431</text:p>
              </table:table-cell>
              <table:table-cell office:value-type="float" office:value="-0.582015991211">
                <text:p>-0.5820159912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3245767355">
                <text:p>-1.3245767355</text:p>
              </table:table-cell>
              <table:table-cell office:value-type="float" office:value="-0.584042549133">
                <text:p>-0.5840425491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32823610306">
                <text:p>-1.32823610306</text:p>
              </table:table-cell>
              <table:table-cell office:value-type="float" office:value="-0.586089611053">
                <text:p>-0.5860896110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33176100254">
                <text:p>-1.33176100254</text:p>
              </table:table-cell>
              <table:table-cell office:value-type="float" office:value="-0.588169813156">
                <text:p>-0.5881698131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33535063267">
                <text:p>-1.33535063267</text:p>
              </table:table-cell>
              <table:table-cell office:value-type="float" office:value="-0.590387940407">
                <text:p>-0.5903879404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.33874201775">
                <text:p>-1.33874201775</text:p>
              </table:table-cell>
              <table:table-cell office:value-type="float" office:value="-0.592628240585">
                <text:p>-0.5926282405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34504234791">
                <text:p>-1.34504234791</text:p>
              </table:table-cell>
              <table:table-cell office:value-type="float" office:value="-0.597682893276">
                <text:p>-0.5976828932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34722042084">
                <text:p>-1.34722042084</text:p>
              </table:table-cell>
              <table:table-cell office:value-type="float" office:value="-0.601361691952">
                <text:p>-0.6013616919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34808552265">
                <text:p>-1.34808552265</text:p>
              </table:table-cell>
              <table:table-cell office:value-type="float" office:value="-0.605342686176">
                <text:p>-0.6053426861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34822714329">
                <text:p>-1.34822714329</text:p>
              </table:table-cell>
              <table:table-cell office:value-type="float" office:value="-0.609614193439">
                <text:p>-0.6096141934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.34814953804">
                <text:p>-1.34814953804</text:p>
              </table:table-cell>
              <table:table-cell office:value-type="float" office:value="-0.6135866642">
                <text:p>-0.61358666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.34685254097">
                <text:p>-1.34685254097</text:p>
              </table:table-cell>
              <table:table-cell office:value-type="float" office:value="-0.621649086475">
                <text:p>-0.6216490864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.34494531155">
                <text:p>-1.34494531155</text:p>
              </table:table-cell>
              <table:table-cell office:value-type="float" office:value="-0.625103294849">
                <text:p>-0.6251032948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.34199559689">
                <text:p>-1.34199559689</text:p>
              </table:table-cell>
              <table:table-cell office:value-type="float" office:value="-0.627840459347">
                <text:p>-0.6278404593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.33861291409">
                <text:p>-1.33861291409</text:p>
              </table:table-cell>
              <table:table-cell office:value-type="float" office:value="-0.630000591278">
                <text:p>-0.6300005912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.33493375778">
                <text:p>-1.33493375778</text:p>
              </table:table-cell>
              <table:table-cell office:value-type="float" office:value="-0.632228791714">
                <text:p>-0.6322287917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.33136045933">
                <text:p>-1.33136045933</text:p>
              </table:table-cell>
              <table:table-cell office:value-type="float" office:value="-0.634260594845">
                <text:p>-0.6342605948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32423388958">
                <text:p>-1.32423388958</text:p>
              </table:table-cell>
              <table:table-cell office:value-type="float" office:value="-0.638125956059">
                <text:p>-0.6381259560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32064294815">
                <text:p>-1.32064294815</text:p>
              </table:table-cell>
              <table:table-cell office:value-type="float" office:value="-0.639910399914">
                <text:p>-0.6399103999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3167732954">
                <text:p>-1.3167732954</text:p>
              </table:table-cell>
              <table:table-cell office:value-type="float" office:value="-0.641710162163">
                <text:p>-0.6417101621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30919122696">
                <text:p>-1.30919122696</text:p>
              </table:table-cell>
              <table:table-cell office:value-type="float" office:value="-0.644916236401">
                <text:p>-0.6449162364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30532419682">
                <text:p>-1.30532419682</text:p>
              </table:table-cell>
              <table:table-cell office:value-type="float" office:value="-0.646359682083">
                <text:p>-0.6463596820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30136096478">
                <text:p>-1.30136096478</text:p>
              </table:table-cell>
              <table:table-cell office:value-type="float" office:value="-0.64772182703">
                <text:p>-0.647721827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29742097855">
                <text:p>-1.29742097855</text:p>
              </table:table-cell>
              <table:table-cell office:value-type="float" office:value="-0.648941874504">
                <text:p>-0.6489418745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29330456257">
                <text:p>-1.29330456257</text:p>
              </table:table-cell>
              <table:table-cell office:value-type="float" office:value="-0.650108933449">
                <text:p>-0.6501089334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28947305679">
                <text:p>-1.28947305679</text:p>
              </table:table-cell>
              <table:table-cell office:value-type="float" office:value="-0.651057898998">
                <text:p>-0.6510578989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28535997868">
                <text:p>-1.28535997868</text:p>
              </table:table-cell>
              <table:table-cell office:value-type="float" office:value="-0.651950120926">
                <text:p>-0.6519501209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28142344952">
                <text:p>-1.28142344952</text:p>
              </table:table-cell>
              <table:table-cell office:value-type="float" office:value="-0.652698278427">
                <text:p>-0.6526982784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27716732025">
                <text:p>-1.27716732025</text:p>
              </table:table-cell>
              <table:table-cell office:value-type="float" office:value="-0.653331577778">
                <text:p>-0.6533315777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.27311837673">
                <text:p>-1.27311837673</text:p>
              </table:table-cell>
              <table:table-cell office:value-type="float" office:value="-0.65378767252">
                <text:p>-0.653787672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.26890933514">
                <text:p>-1.26890933514</text:p>
              </table:table-cell>
              <table:table-cell office:value-type="float" office:value="-0.654145479202">
                <text:p>-0.6541454792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.2648857832">
                <text:p>-1.2648857832</text:p>
              </table:table-cell>
              <table:table-cell office:value-type="float" office:value="-0.654449105263">
                <text:p>-0.6544491052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.25649929047">
                <text:p>-1.25649929047</text:p>
              </table:table-cell>
              <table:table-cell office:value-type="float" office:value="-0.654616236687">
                <text:p>-0.6546162366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.25278234482">
                <text:p>-1.25278234482</text:p>
              </table:table-cell>
              <table:table-cell office:value-type="float" office:value="-0.654601335526">
                <text:p>-0.6546013355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.24837827682">
                <text:p>-1.24837827682</text:p>
              </table:table-cell>
              <table:table-cell office:value-type="float" office:value="-0.65454262495">
                <text:p>-0.654542624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24021601677">
                <text:p>-1.24021601677</text:p>
              </table:table-cell>
              <table:table-cell office:value-type="float" office:value="-0.654505670071">
                <text:p>-0.6545056700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.2359868288">
                <text:p>-1.2359868288</text:p>
              </table:table-cell>
              <table:table-cell office:value-type="float" office:value="-0.654467344284">
                <text:p>-0.6544673442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.23186528683">
                <text:p>-1.23186528683</text:p>
              </table:table-cell>
              <table:table-cell office:value-type="float" office:value="-0.654435038567">
                <text:p>-0.6544350385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.22778356075">
                <text:p>-1.22778356075</text:p>
              </table:table-cell>
              <table:table-cell office:value-type="float" office:value="-0.654399633408">
                <text:p>-0.6543996334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.22348773479">
                <text:p>-1.22348773479</text:p>
              </table:table-cell>
              <table:table-cell office:value-type="float" office:value="-0.654364466667">
                <text:p>-0.654364466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.21931910515">
                <text:p>-1.21931910515</text:p>
              </table:table-cell>
              <table:table-cell office:value-type="float" office:value="-0.654320716858">
                <text:p>-0.6543207168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.21531689167">
                <text:p>-1.21531689167</text:p>
              </table:table-cell>
              <table:table-cell office:value-type="float" office:value="-0.653748393059">
                <text:p>-0.6537483930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.21351146698">
                <text:p>-1.21351146698</text:p>
              </table:table-cell>
              <table:table-cell office:value-type="float" office:value="-0.650839388371">
                <text:p>-0.6508393883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.21332025528">
                <text:p>-1.21332025528</text:p>
              </table:table-cell>
              <table:table-cell office:value-type="float" office:value="-0.64640390873">
                <text:p>-0.646403908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.2128380537">
                <text:p>-1.2128380537</text:p>
              </table:table-cell>
              <table:table-cell office:value-type="float" office:value="-0.642360806465">
                <text:p>-0.6423608064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21144139767">
                <text:p>-1.21144139767</text:p>
              </table:table-cell>
              <table:table-cell office:value-type="float" office:value="-0.638642132282">
                <text:p>-0.6386421322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.20915746689">
                <text:p>-1.20915746689</text:p>
              </table:table-cell>
              <table:table-cell office:value-type="float" office:value="-0.635035812855">
                <text:p>-0.6350358128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.20311760902">
                <text:p>-1.20311760902</text:p>
              </table:table-cell>
              <table:table-cell office:value-type="float" office:value="-0.629841089249">
                <text:p>-0.6298410892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19934487343">
                <text:p>-1.19934487343</text:p>
              </table:table-cell>
              <table:table-cell office:value-type="float" office:value="-0.627829372883">
                <text:p>-0.6278293728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.19588255882">
                <text:p>-1.19588255882</text:p>
              </table:table-cell>
              <table:table-cell office:value-type="float" office:value="-0.626105844975">
                <text:p>-0.6261058449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.19326722622">
                <text:p>-1.19326722622</text:p>
              </table:table-cell>
              <table:table-cell office:value-type="float" office:value="-0.624378502369">
                <text:p>-0.6243785023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.19263935089">
                <text:p>-1.19263935089</text:p>
              </table:table-cell>
              <table:table-cell office:value-type="float" office:value="-0.621277332306">
                <text:p>-0.6212773323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.19279384613">
                <text:p>-1.19279384613</text:p>
              </table:table-cell>
              <table:table-cell office:value-type="float" office:value="-0.617580294609">
                <text:p>-0.6175802946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.19285738468">
                <text:p>-1.19285738468</text:p>
              </table:table-cell>
              <table:table-cell office:value-type="float" office:value="-0.61328214407">
                <text:p>-0.613282144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.19290554523">
                <text:p>-1.19290554523</text:p>
              </table:table-cell>
              <table:table-cell office:value-type="float" office:value="-0.60926502943">
                <text:p>-0.609265029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.19299554825">
                <text:p>-1.19299554825</text:p>
              </table:table-cell>
              <table:table-cell office:value-type="float" office:value="-0.60507440567">
                <text:p>-0.605074405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.1930462122">
                <text:p>-1.1930462122</text:p>
              </table:table-cell>
              <table:table-cell office:value-type="float" office:value="-0.601165115833">
                <text:p>-0.6011651158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.19391322136">
                <text:p>-1.19391322136</text:p>
              </table:table-cell>
              <table:table-cell office:value-type="float" office:value="-0.593812346458">
                <text:p>-0.5938123464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.19608044624">
                <text:p>-1.19608044624</text:p>
              </table:table-cell>
              <table:table-cell office:value-type="float" office:value="-0.591675698757">
                <text:p>-0.5916756987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.19966471195">
                <text:p>-1.19966471195</text:p>
              </table:table-cell>
              <table:table-cell office:value-type="float" office:value="-0.589922070503">
                <text:p>-0.5899220705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.20290517807">
                <text:p>-1.20290517807</text:p>
              </table:table-cell>
              <table:table-cell office:value-type="float" office:value="-0.588038265705">
                <text:p>-0.5880382657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.20478522778">
                <text:p>-1.20478522778</text:p>
              </table:table-cell>
              <table:table-cell office:value-type="float" office:value="-0.58718919754">
                <text:p>-0.587189197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.20575654507">
                <text:p>-1.20575654507</text:p>
              </table:table-cell>
              <table:table-cell office:value-type="float" office:value="-0.587646007538">
                <text:p>-0.5876460075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.20696461201">
                <text:p>-1.20696461201</text:p>
              </table:table-cell>
              <table:table-cell office:value-type="float" office:value="-0.590234220028">
                <text:p>-0.5902342200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.20863187313">
                <text:p>-1.20863187313</text:p>
              </table:table-cell>
              <table:table-cell office:value-type="float" office:value="-0.5939489007">
                <text:p>-0.59394890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.21217870712">
                <text:p>-1.21217870712</text:p>
              </table:table-cell>
              <table:table-cell office:value-type="float" office:value="-0.601290643215">
                <text:p>-0.6012906432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21393656731">
                <text:p>-1.21393656731</text:p>
              </table:table-cell>
              <table:table-cell office:value-type="float" office:value="-0.604953467846">
                <text:p>-0.6049534678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.2158280611">
                <text:p>-1.2158280611</text:p>
              </table:table-cell>
              <table:table-cell office:value-type="float" office:value="-0.608857035637">
                <text:p>-0.6088570356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21760237217">
                <text:p>-1.21760237217</text:p>
              </table:table-cell>
              <table:table-cell office:value-type="float" office:value="-0.612403929234">
                <text:p>-0.6124039292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.21952211857">
                <text:p>-1.21952211857</text:p>
              </table:table-cell>
              <table:table-cell office:value-type="float" office:value="-0.616299450397">
                <text:p>-0.61629945039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2212972641">
                <text:p>-1.2212972641</text:p>
              </table:table-cell>
              <table:table-cell office:value-type="float" office:value="-0.619948863983">
                <text:p>-0.6199488639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.22308325768">
                <text:p>-1.22308325768</text:p>
              </table:table-cell>
              <table:table-cell office:value-type="float" office:value="-0.623575985432">
                <text:p>-0.6235759854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.22491025925">
                <text:p>-1.22491025925</text:p>
              </table:table-cell>
              <table:table-cell office:value-type="float" office:value="-0.627296507359">
                <text:p>-0.6272965073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.22678828239">
                <text:p>-1.22678828239</text:p>
              </table:table-cell>
              <table:table-cell office:value-type="float" office:value="-0.631107151508">
                <text:p>-0.6311071515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22811114788">
                <text:p>-1.22811114788</text:p>
              </table:table-cell>
              <table:table-cell office:value-type="float" office:value="-0.634219050407">
                <text:p>-0.6342190504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.22882544994">
                <text:p>-1.22882544994</text:p>
              </table:table-cell>
              <table:table-cell office:value-type="float" office:value="-0.635319232941">
                <text:p>-0.6353192329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.22890174389">
                <text:p>-1.22890174389</text:p>
              </table:table-cell>
              <table:table-cell office:value-type="float" office:value="-0.635399162769">
                <text:p>-0.6353991627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.22897744179">
                <text:p>-1.22897744179</text:p>
              </table:table-cell>
              <table:table-cell office:value-type="float" office:value="-0.635435044765">
                <text:p>-0.63543504476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.23009204865">
                <text:p>-1.23009204865</text:p>
              </table:table-cell>
              <table:table-cell office:value-type="float" office:value="-0.63569444418">
                <text:p>-0.635694444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23289108276">
                <text:p>-1.23289108276</text:p>
              </table:table-cell>
              <table:table-cell office:value-type="float" office:value="-0.634551465511">
                <text:p>-0.6345514655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.23619675636">
                <text:p>-1.23619675636</text:p>
              </table:table-cell>
              <table:table-cell office:value-type="float" office:value="-0.631948649883">
                <text:p>-0.6319486498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23882329464">
                <text:p>-1.23882329464</text:p>
              </table:table-cell>
              <table:table-cell office:value-type="float" office:value="-0.628454685211">
                <text:p>-0.6284546852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.2440546751">
                <text:p>-1.2440546751</text:p>
              </table:table-cell>
              <table:table-cell office:value-type="float" office:value="-0.622290730476">
                <text:p>-0.6222907304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.24779164791">
                <text:p>-1.24779164791</text:p>
              </table:table-cell>
              <table:table-cell office:value-type="float" office:value="-0.620551586151">
                <text:p>-0.6205515861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25169491768">
                <text:p>-1.25169491768</text:p>
              </table:table-cell>
              <table:table-cell office:value-type="float" office:value="-0.620036125183">
                <text:p>-0.6200361251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25598084927">
                <text:p>-1.25598084927</text:p>
              </table:table-cell>
              <table:table-cell office:value-type="float" office:value="-0.620418727398">
                <text:p>-0.6204187273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.25996923447">
                <text:p>-1.25996923447</text:p>
              </table:table-cell>
              <table:table-cell office:value-type="float" office:value="-0.620922029018">
                <text:p>-0.6209220290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2639349699">
                <text:p>-1.2639349699</text:p>
              </table:table-cell>
              <table:table-cell office:value-type="float" office:value="-0.622164845467">
                <text:p>-0.6221648454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.26735973358">
                <text:p>-1.26735973358</text:p>
              </table:table-cell>
              <table:table-cell office:value-type="float" office:value="-0.624352812767">
                <text:p>-0.6243528127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.27238881588">
                <text:p>-1.27238881588</text:p>
              </table:table-cell>
              <table:table-cell office:value-type="float" office:value="-0.630806744099">
                <text:p>-0.6308067440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27466881275">
                <text:p>-1.27466881275</text:p>
              </table:table-cell>
              <table:table-cell office:value-type="float" office:value="-0.634147047997">
                <text:p>-0.6341470479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.27710294724">
                <text:p>-1.27710294724</text:p>
              </table:table-cell>
              <table:table-cell office:value-type="float" office:value="-0.637712478638">
                <text:p>-0.6377124786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.27968072891">
                <text:p>-1.27968072891</text:p>
              </table:table-cell>
              <table:table-cell office:value-type="float" office:value="-0.640951097012">
                <text:p>-0.6409510970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28299570084">
                <text:p>-1.28299570084</text:p>
              </table:table-cell>
              <table:table-cell office:value-type="float" office:value="-0.64321911335">
                <text:p>-0.643219113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.2869246006">
                <text:p>-1.2869246006</text:p>
              </table:table-cell>
              <table:table-cell office:value-type="float" office:value="-0.643718898296">
                <text:p>-0.6437188982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.29096829891">
                <text:p>-1.29096829891</text:p>
              </table:table-cell>
              <table:table-cell office:value-type="float" office:value="-0.642704665661">
                <text:p>-0.6427046656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.29511368275">
                <text:p>-1.29511368275</text:p>
              </table:table-cell>
              <table:table-cell office:value-type="float" office:value="-0.641090929508">
                <text:p>-0.6410909295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.29881179333">
                <text:p>-1.29881179333</text:p>
              </table:table-cell>
              <table:table-cell office:value-type="float" office:value="-0.639508128166">
                <text:p>-0.63950812816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30275309086">
                <text:p>-1.30275309086</text:p>
              </table:table-cell>
              <table:table-cell office:value-type="float" office:value="-0.637797117233">
                <text:p>-0.6377971172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.31008124352">
                <text:p>-1.31008124352</text:p>
              </table:table-cell>
              <table:table-cell office:value-type="float" office:value="-0.634674966335">
                <text:p>-0.6346749663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31402528286">
                <text:p>-1.31402528286</text:p>
              </table:table-cell>
              <table:table-cell office:value-type="float" office:value="-0.632977426052">
                <text:p>-0.6329774260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.31797146797">
                <text:p>-1.31797146797</text:p>
              </table:table-cell>
              <table:table-cell office:value-type="float" office:value="-0.631316423416">
                <text:p>-0.6313164234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.32160580158">
                <text:p>-1.32160580158</text:p>
              </table:table-cell>
              <table:table-cell office:value-type="float" office:value="-0.629759669304">
                <text:p>-0.6297596693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.32750558853">
                <text:p>-1.32750558853</text:p>
              </table:table-cell>
              <table:table-cell office:value-type="float" office:value="-0.625074744225">
                <text:p>-0.6250747442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32875001431">
                <text:p>-1.32875001431</text:p>
              </table:table-cell>
              <table:table-cell office:value-type="float" office:value="-0.621264815331">
                <text:p>-0.6212648153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33091700077">
                <text:p>-1.33091700077</text:p>
              </table:table-cell>
              <table:table-cell office:value-type="float" office:value="-0.618280887604">
                <text:p>-0.6182808876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.33405923843">
                <text:p>-1.33405923843</text:p>
              </table:table-cell>
              <table:table-cell office:value-type="float" office:value="-0.618469417095">
                <text:p>-0.6184694170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3359619379">
                <text:p>-1.3359619379</text:p>
              </table:table-cell>
              <table:table-cell office:value-type="float" office:value="-0.62112981081">
                <text:p>-0.621129810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.33426296711">
                <text:p>-1.33426296711</text:p>
              </table:table-cell>
              <table:table-cell office:value-type="float" office:value="-0.624443054199">
                <text:p>-0.6244430541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.33130443096">
                <text:p>-1.33130443096</text:p>
              </table:table-cell>
              <table:table-cell office:value-type="float" office:value="-0.624175429344">
                <text:p>-0.6241754293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.32926690578">
                <text:p>-1.32926690578</text:p>
              </table:table-cell>
              <table:table-cell office:value-type="float" office:value="-0.622328877449">
                <text:p>-0.6223288774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.32868754864">
                <text:p>-1.32868754864</text:p>
              </table:table-cell>
              <table:table-cell office:value-type="float" office:value="-0.618629157543">
                <text:p>-0.6186291575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.32881605625">
                <text:p>-1.32881605625</text:p>
              </table:table-cell>
              <table:table-cell office:value-type="float" office:value="-0.614546537399">
                <text:p>-0.61454653739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.32889914513">
                <text:p>-1.32889914513</text:p>
              </table:table-cell>
              <table:table-cell office:value-type="float" office:value="-0.610587477684">
                <text:p>-0.6105874776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.32900118828">
                <text:p>-1.32900118828</text:p>
              </table:table-cell>
              <table:table-cell office:value-type="float" office:value="-0.606219351292">
                <text:p>-0.6062193512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.32945668697">
                <text:p>-1.32945668697</text:p>
              </table:table-cell>
              <table:table-cell office:value-type="float" office:value="-0.602429270744">
                <text:p>-0.6024292707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.33146727085">
                <text:p>-1.33146727085</text:p>
              </table:table-cell>
              <table:table-cell office:value-type="float" office:value="-0.59933423996">
                <text:p>-0.599334239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.33474981785">
                <text:p>-1.33474981785</text:p>
              </table:table-cell>
              <table:table-cell office:value-type="float" office:value="-0.598595678806">
                <text:p>-0.5985956788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.33612072468">
                <text:p>-1.33612072468</text:p>
              </table:table-cell>
              <table:table-cell office:value-type="float" office:value="-0.601174354553">
                <text:p>-0.6011743545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.33442211151">
                <text:p>-1.33442211151</text:p>
              </table:table-cell>
              <table:table-cell office:value-type="float" office:value="-0.604256868362">
                <text:p>-0.6042568683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.33109748363">
                <text:p>-1.33109748363</text:p>
              </table:table-cell>
              <table:table-cell office:value-type="float" office:value="-0.604886829853">
                <text:p>-0.6048868298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.32933223248">
                <text:p>-1.32933223248</text:p>
              </table:table-cell>
              <table:table-cell office:value-type="float" office:value="-0.601953148842">
                <text:p>-0.6019531488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.32807612419">
                <text:p>-1.32807612419</text:p>
              </table:table-cell>
              <table:table-cell office:value-type="float" office:value="-0.597859382629">
                <text:p>-0.5978593826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32557880878">
                <text:p>-1.32557880878</text:p>
              </table:table-cell>
              <table:table-cell office:value-type="float" office:value="-0.594914734364">
                <text:p>-0.5949147343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.32204985619">
                <text:p>-1.32204985619</text:p>
              </table:table-cell>
              <table:table-cell office:value-type="float" office:value="-0.592850267887">
                <text:p>-0.59285026788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.3187276125">
                <text:p>-1.3187276125</text:p>
              </table:table-cell>
              <table:table-cell office:value-type="float" office:value="-0.591007649899">
                <text:p>-0.5910076498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.31620693207">
                <text:p>-1.31620693207</text:p>
              </table:table-cell>
              <table:table-cell office:value-type="float" office:value="-0.588199615479">
                <text:p>-0.58819961547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.3131955862">
                <text:p>-1.3131955862</text:p>
              </table:table-cell>
              <table:table-cell office:value-type="float" office:value="-0.586149156094">
                <text:p>-0.5861491560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.3095728159">
                <text:p>-1.3095728159</text:p>
              </table:table-cell>
              <table:table-cell office:value-type="float" office:value="-0.585853219032">
                <text:p>-0.5858532190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.30636191368">
                <text:p>-1.30636191368</text:p>
              </table:table-cell>
              <table:table-cell office:value-type="float" office:value="-0.584909558296">
                <text:p>-0.5849095582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.30301082134">
                <text:p>-1.30301082134</text:p>
              </table:table-cell>
              <table:table-cell office:value-type="float" office:value="-0.583293020725">
                <text:p>-0.5832930207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.29554080963">
                <text:p>-1.29554080963</text:p>
              </table:table-cell>
              <table:table-cell office:value-type="float" office:value="-0.580091893673">
                <text:p>-0.5800918936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.29172194004">
                <text:p>-1.29172194004</text:p>
              </table:table-cell>
              <table:table-cell office:value-type="float" office:value="-0.578779876232">
                <text:p>-0.5787798762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.28758955002">
                <text:p>-1.28758955002</text:p>
              </table:table-cell>
              <table:table-cell office:value-type="float" office:value="-0.577552378178">
                <text:p>-0.57755237817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.2837549448">
                <text:p>-1.2837549448</text:p>
              </table:table-cell>
              <table:table-cell office:value-type="float" office:value="-0.576628506184">
                <text:p>-0.5766285061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27952051163">
                <text:p>-1.27952051163</text:p>
              </table:table-cell>
              <table:table-cell office:value-type="float" office:value="-0.575769901276">
                <text:p>-0.5757699012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.27602386475">
                <text:p>-1.27602386475</text:p>
              </table:table-cell>
              <table:table-cell office:value-type="float" office:value="-0.576505899429">
                <text:p>-0.57650589942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.27470469475">
                <text:p>-1.27470469475</text:p>
              </table:table-cell>
              <table:table-cell office:value-type="float" office:value="-0.579939484596">
                <text:p>-0.5799394845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.27682542801">
                <text:p>-1.27682542801</text:p>
              </table:table-cell>
              <table:table-cell office:value-type="float" office:value="-0.582427442074">
                <text:p>-0.5824274420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.28046810627">
                <text:p>-1.28046810627</text:p>
              </table:table-cell>
              <table:table-cell office:value-type="float" office:value="-0.583302021027">
                <text:p>-0.58330202102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.2847443819">
                <text:p>-1.2847443819</text:p>
              </table:table-cell>
              <table:table-cell office:value-type="float" office:value="-0.584246754646">
                <text:p>-0.5842467546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.28880167007">
                <text:p>-1.28880167007</text:p>
              </table:table-cell>
              <table:table-cell office:value-type="float" office:value="-0.585318863392">
                <text:p>-0.5853188633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.29291939735">
                <text:p>-1.29291939735</text:p>
              </table:table-cell>
              <table:table-cell office:value-type="float" office:value="-0.586690843105">
                <text:p>-0.5866908431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.29678785801">
                <text:p>-1.29678785801</text:p>
              </table:table-cell>
              <table:table-cell office:value-type="float" office:value="-0.588159263134">
                <text:p>-0.58815926313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.3006746769">
                <text:p>-1.3006746769</text:p>
              </table:table-cell>
              <table:table-cell office:value-type="float" office:value="-0.589930176735">
                <text:p>-0.5899301767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.30422842503">
                <text:p>-1.30422842503</text:p>
              </table:table-cell>
              <table:table-cell office:value-type="float" office:value="-0.591792583466">
                <text:p>-0.59179258346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.30694305897">
                <text:p>-1.30694305897</text:p>
              </table:table-cell>
              <table:table-cell office:value-type="float" office:value="-0.594328761101">
                <text:p>-0.5943287611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.30971372128">
                <text:p>-1.30971372128</text:p>
              </table:table-cell>
              <table:table-cell office:value-type="float" office:value="-0.596844613552">
                <text:p>-0.5968446135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.31327342987">
                <text:p>-1.31327342987</text:p>
              </table:table-cell>
              <table:table-cell office:value-type="float" office:value="-0.59766626358">
                <text:p>-0.597666263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.31689476967">
                <text:p>-1.31689476967</text:p>
              </table:table-cell>
              <table:table-cell office:value-type="float" office:value="-0.598292648792">
                <text:p>-0.59829264879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.31999802589">
                <text:p>-1.31999802589</text:p>
              </table:table-cell>
              <table:table-cell office:value-type="float" office:value="-0.599723577499">
                <text:p>-0.5997235774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.32224214077">
                <text:p>-1.32224214077</text:p>
              </table:table-cell>
              <table:table-cell office:value-type="float" office:value="-0.606654047966">
                <text:p>-0.60665404796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.32210552692">
                <text:p>-1.32210552692</text:p>
              </table:table-cell>
              <table:table-cell office:value-type="float" office:value="-0.610794723034">
                <text:p>-0.61079472303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.32199144363">
                <text:p>-1.32199144363</text:p>
              </table:table-cell>
              <table:table-cell office:value-type="float" office:value="-0.614925384521">
                <text:p>-0.61492538452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.32181274891">
                <text:p>-1.32181274891</text:p>
              </table:table-cell>
              <table:table-cell office:value-type="float" office:value="-0.619053900242">
                <text:p>-0.61905390024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.31991672516">
                <text:p>-1.31991672516</text:p>
              </table:table-cell>
              <table:table-cell office:value-type="float" office:value="-0.622411191463">
                <text:p>-0.6224111914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.31668889523">
                <text:p>-1.31668889523</text:p>
              </table:table-cell>
              <table:table-cell office:value-type="float" office:value="-0.624283432961">
                <text:p>-0.6242834329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.31299340725">
                <text:p>-1.31299340725</text:p>
              </table:table-cell>
              <table:table-cell office:value-type="float" office:value="-0.625919103622">
                <text:p>-0.6259191036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.30912065506">
                <text:p>-1.30912065506</text:p>
              </table:table-cell>
              <table:table-cell office:value-type="float" office:value="-0.627553462982">
                <text:p>-0.62755346298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.30530357361">
                <text:p>-1.30530357361</text:p>
              </table:table-cell>
              <table:table-cell office:value-type="float" office:value="-0.62921410799">
                <text:p>-0.629214107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.30156326294">
                <text:p>-1.30156326294</text:p>
              </table:table-cell>
              <table:table-cell office:value-type="float" office:value="-0.630840599537">
                <text:p>-0.63084059953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.29777097702">
                <text:p>-1.29777097702</text:p>
              </table:table-cell>
              <table:table-cell office:value-type="float" office:value="-0.632494807243">
                <text:p>-0.63249480724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.29389572144">
                <text:p>-1.29389572144</text:p>
              </table:table-cell>
              <table:table-cell office:value-type="float" office:value="-0.634164869785">
                <text:p>-0.6341648697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.28996026516">
                <text:p>-1.28996026516</text:p>
              </table:table-cell>
              <table:table-cell office:value-type="float" office:value="-0.635584294796">
                <text:p>-0.6355842947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.28616523743">
                <text:p>-1.28616523743</text:p>
              </table:table-cell>
              <table:table-cell office:value-type="float" office:value="-0.636495709419">
                <text:p>-0.6364957094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.28354012966">
                <text:p>-1.28354012966</text:p>
              </table:table-cell>
              <table:table-cell office:value-type="float" office:value="-0.636251986027">
                <text:p>-0.63625198602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.28239953518">
                <text:p>-1.28239953518</text:p>
              </table:table-cell>
              <table:table-cell office:value-type="float" office:value="-0.635757625103">
                <text:p>-0.6357576251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.28087246418">
                <text:p>-1.28087246418</text:p>
              </table:table-cell>
              <table:table-cell office:value-type="float" office:value="-0.635253608227">
                <text:p>-0.63525360822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.27779793739">
                <text:p>-1.27779793739</text:p>
              </table:table-cell>
              <table:table-cell office:value-type="float" office:value="-0.634546279907">
                <text:p>-0.6345462799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.27364015579">
                <text:p>-1.27364015579</text:p>
              </table:table-cell>
              <table:table-cell office:value-type="float" office:value="-0.63362044096">
                <text:p>-0.633620440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.26969051361">
                <text:p>-1.26969051361</text:p>
              </table:table-cell>
              <table:table-cell office:value-type="float" office:value="-0.632748425007">
                <text:p>-0.6327484250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.26571249962">
                <text:p>-1.26571249962</text:p>
              </table:table-cell>
              <table:table-cell office:value-type="float" office:value="-0.631859183311">
                <text:p>-0.6318591833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.26158058643">
                <text:p>-1.26158058643</text:p>
              </table:table-cell>
              <table:table-cell office:value-type="float" office:value="-0.630955159664">
                <text:p>-0.6309551596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.25775909424">
                <text:p>-1.25775909424</text:p>
              </table:table-cell>
              <table:table-cell office:value-type="float" office:value="-0.630115091801">
                <text:p>-0.6301150918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.25353312492">
                <text:p>-1.25353312492</text:p>
              </table:table-cell>
              <table:table-cell office:value-type="float" office:value="-0.629161536694">
                <text:p>-0.62916153669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.24952626228">
                <text:p>-1.24952626228</text:p>
              </table:table-cell>
              <table:table-cell office:value-type="float" office:value="-0.628241121769">
                <text:p>-0.6282411217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.24151611328">
                <text:p>-1.24151611328</text:p>
              </table:table-cell>
              <table:table-cell office:value-type="float" office:value="-0.626427173615">
                <text:p>-0.6264271736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23761987686">
                <text:p>-1.23761987686</text:p>
              </table:table-cell>
              <table:table-cell office:value-type="float" office:value="-0.625571668148">
                <text:p>-0.62557166814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23332667351">
                <text:p>-1.23332667351</text:p>
              </table:table-cell>
              <table:table-cell office:value-type="float" office:value="-0.624596953392">
                <text:p>-0.6245969533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22543263435">
                <text:p>-1.22543263435</text:p>
              </table:table-cell>
              <table:table-cell office:value-type="float" office:value="-0.622859835625">
                <text:p>-0.6228598356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22316420078">
                <text:p>-1.22316420078</text:p>
              </table:table-cell>
              <table:table-cell office:value-type="float" office:value="-0.622374653816">
                <text:p>-0.6223746538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22249114513">
                <text:p>-1.22249114513</text:p>
              </table:table-cell>
              <table:table-cell office:value-type="float" office:value="-0.622154712677">
                <text:p>-0.62215471267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.22249078751">
                <text:p>-1.22249078751</text:p>
              </table:table-cell>
              <table:table-cell office:value-type="float" office:value="-0.622171700001">
                <text:p>-0.6221717000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22289443016">
                <text:p>-1.22289443016</text:p>
              </table:table-cell>
              <table:table-cell office:value-type="float" office:value="-0.622308015823">
                <text:p>-0.62230801582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22813868523">
                <text:p>-1.22813868523</text:p>
              </table:table-cell>
              <table:table-cell office:value-type="float" office:value="-0.624997377396">
                <text:p>-0.62499737739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23191463947">
                <text:p>-1.23191463947</text:p>
              </table:table-cell>
              <table:table-cell office:value-type="float" office:value="-0.626795530319">
                <text:p>-0.6267955303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.23576235771">
                <text:p>-1.23576235771</text:p>
              </table:table-cell>
              <table:table-cell office:value-type="float" office:value="-0.628609836102">
                <text:p>-0.6286098361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.23935186863">
                <text:p>-1.23935186863</text:p>
              </table:table-cell>
              <table:table-cell office:value-type="float" office:value="-0.63025957346">
                <text:p>-0.6302595734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.24326848984">
                <text:p>-1.24326848984</text:p>
              </table:table-cell>
              <table:table-cell office:value-type="float" office:value="-0.63208168745">
                <text:p>-0.632081687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.24718236923">
                <text:p>-1.24718236923</text:p>
              </table:table-cell>
              <table:table-cell office:value-type="float" office:value="-0.632869541645">
                <text:p>-0.6328695416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.25058174133">
                <text:p>-1.25058174133</text:p>
              </table:table-cell>
              <table:table-cell office:value-type="float" office:value="-0.633483767509">
                <text:p>-0.6334837675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.25244796276">
                <text:p>-1.25244796276</text:p>
              </table:table-cell>
              <table:table-cell office:value-type="float" office:value="-0.632766664028">
                <text:p>-0.63276666402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.25478959084">
                <text:p>-1.25478959084</text:p>
              </table:table-cell>
              <table:table-cell office:value-type="float" office:value="-0.63057911396">
                <text:p>-0.630579113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.25819051266">
                <text:p>-1.25819051266</text:p>
              </table:table-cell>
              <table:table-cell office:value-type="float" office:value="-0.629219830036">
                <text:p>-0.6292198300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.2621011734">
                <text:p>-1.2621011734</text:p>
              </table:table-cell>
              <table:table-cell office:value-type="float" office:value="-0.630094468594">
                <text:p>-0.6300944685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.2646201849">
                <text:p>-1.2646201849</text:p>
              </table:table-cell>
              <table:table-cell office:value-type="float" office:value="-0.632754683495">
                <text:p>-0.6327546834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2649538517">
                <text:p>-1.2649538517</text:p>
              </table:table-cell>
              <table:table-cell office:value-type="float" office:value="-0.636907458305">
                <text:p>-0.6369074583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.26301181316">
                <text:p>-1.26301181316</text:p>
              </table:table-cell>
              <table:table-cell office:value-type="float" office:value="-0.640410900116">
                <text:p>-0.6404109001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.25952577591">
                <text:p>-1.25952577591</text:p>
              </table:table-cell>
              <table:table-cell office:value-type="float" office:value="-0.642222225666">
                <text:p>-0.64222222566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.25553500652">
                <text:p>-1.25553500652</text:p>
              </table:table-cell>
              <table:table-cell office:value-type="float" office:value="-0.641455173492">
                <text:p>-0.6414551734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.25277876854">
                <text:p>-1.25277876854</text:p>
              </table:table-cell>
              <table:table-cell office:value-type="float" office:value="-0.638924002647">
                <text:p>-0.6389240026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.25203168392">
                <text:p>-1.25203168392</text:p>
              </table:table-cell>
              <table:table-cell office:value-type="float" office:value="-0.635286033154">
                <text:p>-0.63528603315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.2521892786">
                <text:p>-1.2521892786</text:p>
              </table:table-cell>
              <table:table-cell office:value-type="float" office:value="-0.633175551891">
                <text:p>-0.6331755518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.25321793556">
                <text:p>-1.25321793556</text:p>
              </table:table-cell>
              <table:table-cell office:value-type="float" office:value="-0.630366921425">
                <text:p>-0.6303669214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.25473618507">
                <text:p>-1.25473618507</text:p>
              </table:table-cell>
              <table:table-cell office:value-type="float" office:value="-0.626462221146">
                <text:p>-0.6264622211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.25624442101">
                <text:p>-1.25624442101</text:p>
              </table:table-cell>
              <table:table-cell office:value-type="float" office:value="-0.622684538364">
                <text:p>-0.6226845383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.25774848461">
                <text:p>-1.25774848461</text:p>
              </table:table-cell>
              <table:table-cell office:value-type="float" office:value="-0.618901908398">
                <text:p>-0.6189019083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.25935018063">
                <text:p>-1.25935018063</text:p>
              </table:table-cell>
              <table:table-cell office:value-type="float" office:value="-0.614952147007">
                <text:p>-0.61495214700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.26084530354">
                <text:p>-1.26084530354</text:p>
              </table:table-cell>
              <table:table-cell office:value-type="float" office:value="-0.611256599426">
                <text:p>-0.6112565994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.26248049736">
                <text:p>-1.26248049736</text:p>
              </table:table-cell>
              <table:table-cell office:value-type="float" office:value="-0.607172846794">
                <text:p>-0.60717284679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.26408791542">
                <text:p>-1.26408791542</text:p>
              </table:table-cell>
              <table:table-cell office:value-type="float" office:value="-0.603195846081">
                <text:p>-0.6031958460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.26706659794">
                <text:p>-1.26706659794</text:p>
              </table:table-cell>
              <table:table-cell office:value-type="float" office:value="-0.595719516277">
                <text:p>-0.5957195162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26857602596">
                <text:p>-1.26857602596</text:p>
              </table:table-cell>
              <table:table-cell office:value-type="float" office:value="-0.591883718967">
                <text:p>-0.5918837189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.27015066147">
                <text:p>-1.27015066147</text:p>
              </table:table-cell>
              <table:table-cell office:value-type="float" office:value="-0.587990045547">
                <text:p>-0.58799004554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.27163875103">
                <text:p>-1.27163875103</text:p>
              </table:table-cell>
              <table:table-cell office:value-type="float" office:value="-0.584198057652">
                <text:p>-0.58419805765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.27308917046">
                <text:p>-1.27308917046</text:p>
              </table:table-cell>
              <table:table-cell office:value-type="float" office:value="-0.580367565155">
                <text:p>-0.5803675651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.27387225628">
                <text:p>-1.27387225628</text:p>
              </table:table-cell>
              <table:table-cell office:value-type="float" office:value="-0.578413724899">
                <text:p>-0.57841372489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.27400755882">
                <text:p>-1.27400755882</text:p>
              </table:table-cell>
              <table:table-cell office:value-type="float" office:value="-0.578234016895">
                <text:p>-0.5782340168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.27364885807">
                <text:p>-1.27364885807</text:p>
              </table:table-cell>
              <table:table-cell office:value-type="float" office:value="-0.578154802322">
                <text:p>-0.57815480232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.27170479298">
                <text:p>-1.27170479298</text:p>
              </table:table-cell>
              <table:table-cell office:value-type="float" office:value="-0.578389465809">
                <text:p>-0.5783894658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.26791918278">
                <text:p>-1.26791918278</text:p>
              </table:table-cell>
              <table:table-cell office:value-type="float" office:value="-0.579754173756">
                <text:p>-0.5797541737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.26415932178">
                <text:p>-1.26415932178</text:p>
              </table:table-cell>
              <table:table-cell office:value-type="float" office:value="-0.581097662449">
                <text:p>-0.58109766244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.26102995872">
                <text:p>-1.26102995872</text:p>
              </table:table-cell>
              <table:table-cell office:value-type="float" office:value="-0.580257415771">
                <text:p>-0.5802574157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.25805687904">
                <text:p>-1.25805687904</text:p>
              </table:table-cell>
              <table:table-cell office:value-type="float" office:value="-0.578153789043">
                <text:p>-0.57815378904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.25474464893">
                <text:p>-1.25474464893</text:p>
              </table:table-cell>
              <table:table-cell office:value-type="float" office:value="-0.578854799271">
                <text:p>-0.57885479927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.2516657114">
                <text:p>-1.2516657114</text:p>
              </table:table-cell>
              <table:table-cell office:value-type="float" office:value="-0.581409811974">
                <text:p>-0.58140981197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.24895334244">
                <text:p>-1.24895334244</text:p>
              </table:table-cell>
              <table:table-cell office:value-type="float" office:value="-0.584547817707">
                <text:p>-0.58454781770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.24647629261">
                <text:p>-1.24647629261</text:p>
              </table:table-cell>
              <table:table-cell office:value-type="float" office:value="-0.58594250679">
                <text:p>-0.5859425067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.24402964115">
                <text:p>-1.24402964115</text:p>
              </table:table-cell>
              <table:table-cell office:value-type="float" office:value="-0.584983885288">
                <text:p>-0.5849838852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.24037539959">
                <text:p>-1.24037539959</text:p>
              </table:table-cell>
              <table:table-cell office:value-type="float" office:value="-0.584799170494">
                <text:p>-0.58479917049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.23688769341">
                <text:p>-1.23688769341</text:p>
              </table:table-cell>
              <table:table-cell office:value-type="float" office:value="-0.586605250835">
                <text:p>-0.58660525083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.2347394228">
                <text:p>-1.2347394228</text:p>
              </table:table-cell>
              <table:table-cell office:value-type="float" office:value="-0.590074121952">
                <text:p>-0.5900741219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.23393559456">
                <text:p>-1.23393559456</text:p>
              </table:table-cell>
              <table:table-cell office:value-type="float" office:value="-0.593848466873">
                <text:p>-0.59384846687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.23393964767">
                <text:p>-1.23393964767</text:p>
              </table:table-cell>
              <table:table-cell office:value-type="float" office:value="-0.597510278225">
                <text:p>-0.5975102782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23559713364">
                <text:p>-1.23559713364</text:p>
              </table:table-cell>
              <table:table-cell office:value-type="float" office:value="-0.598805189133">
                <text:p>-0.5988051891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.23856472969">
                <text:p>-1.23856472969</text:p>
              </table:table-cell>
              <table:table-cell office:value-type="float" office:value="-0.599129498005">
                <text:p>-0.5991294980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.24235796928">
                <text:p>-1.24235796928</text:p>
              </table:table-cell>
              <table:table-cell office:value-type="float" office:value="-0.599173486233">
                <text:p>-0.59917348623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24621772766">
                <text:p>-1.24621772766</text:p>
              </table:table-cell>
              <table:table-cell office:value-type="float" office:value="-0.597776532173">
                <text:p>-0.59777653217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.24875259399">
                <text:p>-1.24875259399</text:p>
              </table:table-cell>
              <table:table-cell office:value-type="float" office:value="-0.594659328461">
                <text:p>-0.59465932846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.25180768967">
                <text:p>-1.25180768967</text:p>
              </table:table-cell>
              <table:table-cell office:value-type="float" office:value="-0.592815518379">
                <text:p>-0.5928155183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.25536584854">
                <text:p>-1.25536584854</text:p>
              </table:table-cell>
              <table:table-cell office:value-type="float" office:value="-0.592490851879">
                <text:p>-0.59249085187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.26108133793">
                <text:p>-1.26108133793</text:p>
              </table:table-cell>
              <table:table-cell office:value-type="float" office:value="-0.586764395237">
                <text:p>-0.58676439523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.26257836819">
                <text:p>-1.26257836819</text:p>
              </table:table-cell>
              <table:table-cell office:value-type="float" office:value="-0.58327049017">
                <text:p>-0.583270490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.26279234886">
                <text:p>-1.26279234886</text:p>
              </table:table-cell>
              <table:table-cell office:value-type="float" office:value="-0.581736326218">
                <text:p>-0.58173632621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.26184785366">
                <text:p>-1.26184785366</text:p>
              </table:table-cell>
              <table:table-cell office:value-type="float" office:value="-0.581643521786">
                <text:p>-0.58164352178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.25923967361">
                <text:p>-1.25923967361</text:p>
              </table:table-cell>
              <table:table-cell office:value-type="float" office:value="-0.583265841007">
                <text:p>-0.5832658410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.25566959381">
                <text:p>-1.25566959381</text:p>
              </table:table-cell>
              <table:table-cell office:value-type="float" office:value="-0.585453987122">
                <text:p>-0.58545398712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.25216042995">
                <text:p>-1.25216042995</text:p>
              </table:table-cell>
              <table:table-cell office:value-type="float" office:value="-0.587503910065">
                <text:p>-0.58750391006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.24849593639">
                <text:p>-1.24849593639</text:p>
              </table:table-cell>
              <table:table-cell office:value-type="float" office:value="-0.589628040791">
                <text:p>-0.58962804079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.24503684044">
                <text:p>-1.24503684044</text:p>
              </table:table-cell>
              <table:table-cell office:value-type="float" office:value="-0.591643154621">
                <text:p>-0.59164315462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.24125242233">
                <text:p>-1.24125242233</text:p>
              </table:table-cell>
              <table:table-cell office:value-type="float" office:value="-0.593805015087">
                <text:p>-0.59380501508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.23781645298">
                <text:p>-1.23781645298</text:p>
              </table:table-cell>
              <table:table-cell office:value-type="float" office:value="-0.595804810524">
                <text:p>-0.5958048105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.23497581482">
                <text:p>-1.23497581482</text:p>
              </table:table-cell>
              <table:table-cell office:value-type="float" office:value="-0.597696602345">
                <text:p>-0.59769660234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.2340182066">
                <text:p>-1.2340182066</text:p>
              </table:table-cell>
              <table:table-cell office:value-type="float" office:value="-0.597969651222">
                <text:p>-0.5979696512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.23394858837">
                <text:p>-1.23394858837</text:p>
              </table:table-cell>
              <table:table-cell office:value-type="float" office:value="-0.597980678082">
                <text:p>-0.59798067808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.23397243023">
                <text:p>-1.23397243023</text:p>
              </table:table-cell>
              <table:table-cell office:value-type="float" office:value="-0.598020017147">
                <text:p>-0.59802001714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.2353246212">
                <text:p>-1.2353246212</text:p>
              </table:table-cell>
              <table:table-cell office:value-type="float" office:value="-0.602703273296">
                <text:p>-0.60270327329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.23848545551">
                <text:p>-1.23848545551</text:p>
              </table:table-cell>
              <table:table-cell office:value-type="float" office:value="-0.603945314884">
                <text:p>-0.6039453148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.24285209179">
                <text:p>-1.24285209179</text:p>
              </table:table-cell>
              <table:table-cell office:value-type="float" office:value="-0.603970587254">
                <text:p>-0.6039705872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.25093209743">
                <text:p>-1.25093209743</text:p>
              </table:table-cell>
              <table:table-cell office:value-type="float" office:value="-0.60358029604">
                <text:p>-0.6035802960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.255240798">
                <text:p>-1.255240798</text:p>
              </table:table-cell>
              <table:table-cell office:value-type="float" office:value="-0.602406144142">
                <text:p>-0.60240614414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.2587890625">
                <text:p>-1.2587890625</text:p>
              </table:table-cell>
              <table:table-cell office:value-type="float" office:value="-0.600596725941">
                <text:p>-0.60059672594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.2621794939">
                <text:p>-1.2621794939</text:p>
              </table:table-cell>
              <table:table-cell office:value-type="float" office:value="-0.598064780235">
                <text:p>-0.5980647802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.2650976181">
                <text:p>-1.2650976181</text:p>
              </table:table-cell>
              <table:table-cell office:value-type="float" office:value="-0.594984352589">
                <text:p>-0.59498435258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.26769959927">
                <text:p>-1.26769959927</text:p>
              </table:table-cell>
              <table:table-cell office:value-type="float" office:value="-0.591821372509">
                <text:p>-0.59182137250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.2703357935">
                <text:p>-1.2703357935</text:p>
              </table:table-cell>
              <table:table-cell office:value-type="float" office:value="-0.588673293591">
                <text:p>-0.58867329359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.27301132679">
                <text:p>-1.27301132679</text:p>
              </table:table-cell>
              <table:table-cell office:value-type="float" office:value="-0.585501432419">
                <text:p>-0.58550143241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.27484560013">
                <text:p>-1.27484560013</text:p>
              </table:table-cell>
              <table:table-cell office:value-type="float" office:value="-0.583038508892">
                <text:p>-0.58303850889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.27553200722">
                <text:p>-1.27553200722</text:p>
              </table:table-cell>
              <table:table-cell office:value-type="float" office:value="-0.58257073164">
                <text:p>-0.5825707316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.27553927898">
                <text:p>-1.27553927898</text:p>
              </table:table-cell>
              <table:table-cell office:value-type="float" office:value="-0.582573831081">
                <text:p>-0.58257383108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.27552878857">
                <text:p>-1.27552878857</text:p>
              </table:table-cell>
              <table:table-cell office:value-type="float" office:value="-0.582575976849">
                <text:p>-0.58257597684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.27553200722">
                <text:p>-1.27553200722</text:p>
              </table:table-cell>
              <table:table-cell office:value-type="float" office:value="-0.582579612732">
                <text:p>-0.58257961273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.27552485466">
                <text:p>-1.27552485466</text:p>
              </table:table-cell>
              <table:table-cell office:value-type="float" office:value="-0.582577764988">
                <text:p>-0.58257776498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.27551794052">
                <text:p>-1.27551794052</text:p>
              </table:table-cell>
              <table:table-cell office:value-type="float" office:value="-0.582588493824">
                <text:p>-0.58258849382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.27552092075">
                <text:p>-1.27552092075</text:p>
              </table:table-cell>
              <table:table-cell office:value-type="float" office:value="-0.582578241825">
                <text:p>-0.5825782418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.27551198006">
                <text:p>-1.27551198006</text:p>
              </table:table-cell>
              <table:table-cell office:value-type="float" office:value="-0.582592904568">
                <text:p>-0.58259290456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.27550649643">
                <text:p>-1.27550649643</text:p>
              </table:table-cell>
              <table:table-cell office:value-type="float" office:value="-0.582590460777">
                <text:p>-0.5825904607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.27548551559">
                <text:p>-1.27548551559</text:p>
              </table:table-cell>
              <table:table-cell office:value-type="float" office:value="-0.58260256052">
                <text:p>-0.5826025605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.27548134327">
                <text:p>-1.27548134327</text:p>
              </table:table-cell>
              <table:table-cell office:value-type="float" office:value="-0.582591474056">
                <text:p>-0.5825914740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.27548897266">
                <text:p>-1.27548897266</text:p>
              </table:table-cell>
              <table:table-cell office:value-type="float" office:value="-0.582589328289">
                <text:p>-0.58258932828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.27547991276">
                <text:p>-1.27547991276</text:p>
              </table:table-cell>
              <table:table-cell office:value-type="float" office:value="-0.582591831684">
                <text:p>-0.58259183168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.27548575401">
                <text:p>-1.27548575401</text:p>
              </table:table-cell>
              <table:table-cell office:value-type="float" office:value="-0.582592666149">
                <text:p>-0.58259266614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.27546954155">
                <text:p>-1.27546954155</text:p>
              </table:table-cell>
              <table:table-cell office:value-type="float" office:value="-0.582603633404">
                <text:p>-0.58260363340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.27546942234">
                <text:p>-1.27546942234</text:p>
              </table:table-cell>
              <table:table-cell office:value-type="float" office:value="-0.582593381405">
                <text:p>-0.5825933814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.27546226978">
                <text:p>-1.27546226978</text:p>
              </table:table-cell>
              <table:table-cell office:value-type="float" office:value="-0.582588136196">
                <text:p>-0.58258813619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.27546370029">
                <text:p>-1.27546370029</text:p>
              </table:table-cell>
              <table:table-cell office:value-type="float" office:value="-0.582602858543">
                <text:p>-0.58260285854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.27547037601">
                <text:p>-1.27547037601</text:p>
              </table:table-cell>
              <table:table-cell office:value-type="float" office:value="-0.582601666451">
                <text:p>-0.58260166645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.27546536922">
                <text:p>-1.27546536922</text:p>
              </table:table-cell>
              <table:table-cell office:value-type="float" office:value="-0.582592606544">
                <text:p>-0.58259260654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.27545011044">
                <text:p>-1.27545011044</text:p>
              </table:table-cell>
              <table:table-cell office:value-type="float" office:value="-0.582600414753">
                <text:p>-0.5826004147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.27546536922">
                <text:p>-1.27546536922</text:p>
              </table:table-cell>
              <table:table-cell office:value-type="float" office:value="-0.582590460777">
                <text:p>-0.58259046077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.27548968792">
                <text:p>-1.27548968792</text:p>
              </table:table-cell>
              <table:table-cell office:value-type="float" office:value="-0.582620561123">
                <text:p>-0.58262056112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.27547729015">
                <text:p>-1.27547729015</text:p>
              </table:table-cell>
              <table:table-cell office:value-type="float" office:value="-0.582618892193">
                <text:p>-0.58261889219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.27548789978">
                <text:p>-1.27548789978</text:p>
              </table:table-cell>
              <table:table-cell office:value-type="float" office:value="-0.582595050335">
                <text:p>-0.5825950503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.27549409866">
                <text:p>-1.27549409866</text:p>
              </table:table-cell>
              <table:table-cell office:value-type="float" office:value="-0.58258742094">
                <text:p>-0.5825874209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.27549242973">
                <text:p>-1.27549242973</text:p>
              </table:table-cell>
              <table:table-cell office:value-type="float" office:value="-0.582590401173">
                <text:p>-0.58259040117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.27549517155">
                <text:p>-1.27549517155</text:p>
              </table:table-cell>
              <table:table-cell office:value-type="float" office:value="-0.582583487034">
                <text:p>-0.58258348703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.27549350262">
                <text:p>-1.27549350262</text:p>
              </table:table-cell>
              <table:table-cell office:value-type="float" office:value="-0.582586705685">
                <text:p>-0.58258670568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.27549338341">
                <text:p>-1.27549338341</text:p>
              </table:table-cell>
              <table:table-cell office:value-type="float" office:value="-0.582586705685">
                <text:p>-0.58258670568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.27549529076">
                <text:p>-1.27549529076</text:p>
              </table:table-cell>
              <table:table-cell office:value-type="float" office:value="-0.582584619522">
                <text:p>-0.58258461952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.27548873425">
                <text:p>-1.27548873425</text:p>
              </table:table-cell>
              <table:table-cell office:value-type="float" office:value="-0.582588136196">
                <text:p>-0.58258813619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1.27549040318">
                <text:p>-1.27549040318</text:p>
              </table:table-cell>
              <table:table-cell office:value-type="float" office:value="-0.582593679428">
                <text:p>-0.58259367942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.27549362183">
                <text:p>-1.27549362183</text:p>
              </table:table-cell>
              <table:table-cell office:value-type="float" office:value="-0.582591891289">
                <text:p>-0.58259189128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.27549517155">
                <text:p>-1.27549517155</text:p>
              </table:table-cell>
              <table:table-cell office:value-type="float" office:value="-0.582591593266">
                <text:p>-0.58259159326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.27547943592">
                <text:p>-1.27547943592</text:p>
              </table:table-cell>
              <table:table-cell office:value-type="float" office:value="-0.582592487335">
                <text:p>-0.58259248733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.27549886703">
                <text:p>-1.27549886703</text:p>
              </table:table-cell>
              <table:table-cell office:value-type="float" office:value="-0.582584857941">
                <text:p>-0.58258485794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.27549147606">
                <text:p>-1.27549147606</text:p>
              </table:table-cell>
              <table:table-cell office:value-type="float" office:value="-0.582593500614">
                <text:p>-0.58259350061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.27550089359">
                <text:p>-1.27550089359</text:p>
              </table:table-cell>
              <table:table-cell office:value-type="float" office:value="-0.582583189011">
                <text:p>-0.5825831890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.27548861504">
                <text:p>-1.27548861504</text:p>
              </table:table-cell>
              <table:table-cell office:value-type="float" office:value="-0.582583546638">
                <text:p>-0.58258354663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.27549850941">
                <text:p>-1.27549850941</text:p>
              </table:table-cell>
              <table:table-cell office:value-type="float" office:value="-0.582587897778">
                <text:p>-0.58258789777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.27548408508">
                <text:p>-1.27548408508</text:p>
              </table:table-cell>
              <table:table-cell office:value-type="float" office:value="-0.582591831684">
                <text:p>-0.58259183168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.27549171448">
                <text:p>-1.27549171448</text:p>
              </table:table-cell>
              <table:table-cell office:value-type="float" office:value="-0.582596600056">
                <text:p>-0.5825966000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.27548623085">
                <text:p>-1.27548623085</text:p>
              </table:table-cell>
              <table:table-cell office:value-type="float" office:value="-0.58258408308">
                <text:p>-0.5825840830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.27549481392">
                <text:p>-1.27549481392</text:p>
              </table:table-cell>
              <table:table-cell office:value-type="float" office:value="-0.582582890987">
                <text:p>-0.58258289098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.2754894495">
                <text:p>-1.2754894495</text:p>
              </table:table-cell>
              <table:table-cell office:value-type="float" office:value="-0.582591354847">
                <text:p>-0.58259135484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.27548551559">
                <text:p>-1.27548551559</text:p>
              </table:table-cell>
              <table:table-cell office:value-type="float" office:value="-0.58259344101">
                <text:p>-0.582593441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.27548325062">
                <text:p>-1.27548325062</text:p>
              </table:table-cell>
              <table:table-cell office:value-type="float" office:value="-0.58258664608">
                <text:p>-0.582586646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.27549159527">
                <text:p>-1.27549159527</text:p>
              </table:table-cell>
              <table:table-cell office:value-type="float" office:value="-0.582592248917">
                <text:p>-0.58259224891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.27549469471">
                <text:p>-1.27549469471</text:p>
              </table:table-cell>
              <table:table-cell office:value-type="float" office:value="-0.58259087801">
                <text:p>-0.5825908780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.27550256252">
                <text:p>-1.27550256252</text:p>
              </table:table-cell>
              <table:table-cell office:value-type="float" office:value="-0.582586228848">
                <text:p>-0.58258622884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.27550792694">
                <text:p>-1.27550792694</text:p>
              </table:table-cell>
              <table:table-cell office:value-type="float" office:value="-0.582588970661">
                <text:p>-0.58258897066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.27548336983">
                <text:p>-1.27548336983</text:p>
              </table:table-cell>
              <table:table-cell office:value-type="float" office:value="-0.582589030266">
                <text:p>-0.58258903026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.27549779415">
                <text:p>-1.27549779415</text:p>
              </table:table-cell>
              <table:table-cell office:value-type="float" office:value="-0.582590758801">
                <text:p>-0.58259075880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.2754881382">
                <text:p>-1.2754881382</text:p>
              </table:table-cell>
              <table:table-cell office:value-type="float" office:value="-0.582596421242">
                <text:p>-0.58259642124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.27548480034">
                <text:p>-1.27548480034</text:p>
              </table:table-cell>
              <table:table-cell office:value-type="float" office:value="-0.582592785358">
                <text:p>-0.58259278535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.2754881382">
                <text:p>-1.2754881382</text:p>
              </table:table-cell>
              <table:table-cell office:value-type="float" office:value="-0.582581877708">
                <text:p>-0.58258187770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.27550256252">
                <text:p>-1.27550256252</text:p>
              </table:table-cell>
              <table:table-cell office:value-type="float" office:value="-0.582582294941">
                <text:p>-0.5825822949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.27549505234">
                <text:p>-1.27549505234</text:p>
              </table:table-cell>
              <table:table-cell office:value-type="float" office:value="-0.582586407661">
                <text:p>-0.58258640766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.27549600601">
                <text:p>-1.27549600601</text:p>
              </table:table-cell>
              <table:table-cell office:value-type="float" office:value="-0.582586526871">
                <text:p>-0.58258652687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.27550077438">
                <text:p>-1.27550077438</text:p>
              </table:table-cell>
              <table:table-cell office:value-type="float" office:value="-0.582592785358">
                <text:p>-0.58259278535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.27548539639">
                <text:p>-1.27548539639</text:p>
              </table:table-cell>
              <table:table-cell office:value-type="float" office:value="-0.582592368126">
                <text:p>-0.58259236812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.27549266815">
                <text:p>-1.27549266815</text:p>
              </table:table-cell>
              <table:table-cell office:value-type="float" office:value="-0.582593142986">
                <text:p>-0.58259314298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.27548074722">
                <text:p>-1.27548074722</text:p>
              </table:table-cell>
              <table:table-cell office:value-type="float" office:value="-0.582583844662">
                <text:p>-0.58258384466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.27549433708">
                <text:p>-1.27549433708</text:p>
              </table:table-cell>
              <table:table-cell office:value-type="float" office:value="-0.582584738731">
                <text:p>-0.58258473873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.2754945755">
                <text:p>-1.2754945755</text:p>
              </table:table-cell>
              <table:table-cell office:value-type="float" office:value="-0.582578063011">
                <text:p>-0.58257806301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.27549505234">
                <text:p>-1.27549505234</text:p>
              </table:table-cell>
              <table:table-cell office:value-type="float" office:value="-0.582598030567">
                <text:p>-0.58259803056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.27548229694">
                <text:p>-1.27548229694</text:p>
              </table:table-cell>
              <table:table-cell office:value-type="float" office:value="-0.582585155964">
                <text:p>-0.5825851559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4.34cm" svg:height="9cm" xlink:href=".." xlink:type="simple" chart:class="chart:scatter" chart:style-name="ch1">
        <chart:legend chart:legend-position="end" svg:x="42.096cm" svg:y="4.201cm" style:legend-expansion="high" chart:style-name="ch2"/>
        <chart:plot-area chart:style-name="ch3" table:cell-range-address="Sheet1.M1:Sheet1.M500" chart:data-source-has-labels="row" svg:x="0.886cm" svg:y="0.18cm" svg:width="40.324cm" svg:height="8.64cm">
          <chartooo:coordinate-region svg:x="1.798cm" svg:y="0.38cm" svg:width="39.13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2:Sheet1.M500" chart:label-cell-address="Sheet1.M1:Sheet1.M1" chart:class="chart:scatter">
            <chart:data-point chart:repeated="4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19999980927">
                <text:p>6.19999980927</text:p>
                <draw:g>
                  <svg:desc>Sheet1.M2:Sheet1.M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20008516312">
                <text:p>6.200085163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19991493225">
                <text:p>6.199914932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2000951767">
                <text:p>6.20009517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20011997223">
                <text:p>6.200119972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20011997223">
                <text:p>6.200119972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20085477829">
                <text:p>6.200854778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2034702301">
                <text:p>6.20347023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20651006699">
                <text:p>6.206510066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20969009399">
                <text:p>6.209690093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21274995804">
                <text:p>6.212749958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21597480774">
                <text:p>6.215974807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21901988983">
                <text:p>6.219019889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22218990326">
                <text:p>6.222189903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26222515106">
                <text:p>6.262225151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26435995102">
                <text:p>6.264359951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26769018173">
                <text:p>6.267690181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26515483856">
                <text:p>6.265154838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26135015488">
                <text:p>6.261350154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25660991669">
                <text:p>6.256609916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24789476395">
                <text:p>6.247894763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24372005463">
                <text:p>6.243720054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23961019516">
                <text:p>6.239610195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23533010483">
                <text:p>6.235330104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21217012405">
                <text:p>6.212170124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20569992065">
                <text:p>6.205699920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20113992691">
                <text:p>6.201139926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20026493073">
                <text:p>6.200264930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19929981232">
                <text:p>6.199299812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19956493378">
                <text:p>6.199564933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19990491867">
                <text:p>6.199904918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19981002808">
                <text:p>6.199810028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19990491867">
                <text:p>6.199904918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19981002808">
                <text:p>6.199810028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20028495789">
                <text:p>6.200284957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19981002808">
                <text:p>6.199810028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20019006729">
                <text:p>6.200190067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19981002808">
                <text:p>6.199810028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20038509369">
                <text:p>6.200385093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20057487488">
                <text:p>6.200574874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19981002808">
                <text:p>6.199810028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19981002808">
                <text:p>6.199810028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19991016388">
                <text:p>6.199910163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2001748085">
                <text:p>6.20017480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19991493225">
                <text:p>6.199914932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20008516312">
                <text:p>6.200085163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19973993301">
                <text:p>6.199739933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19982481003">
                <text:p>6.199824810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20034980774">
                <text:p>6.200349807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19956016541">
                <text:p>6.199560165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20040512085">
                <text:p>6.200405120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19992017746">
                <text:p>6.199920177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20008993149">
                <text:p>6.200089931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20008993149">
                <text:p>6.200089931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9973516464">
                <text:p>6.199735164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20016002655">
                <text:p>6.200160026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20024490356">
                <text:p>6.200244903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19951486588">
                <text:p>6.199514865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20016002655">
                <text:p>6.200160026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19964981079">
                <text:p>6.199649810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20043992996">
                <text:p>6.200439929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20008993149">
                <text:p>6.200089931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19788980484">
                <text:p>6.197889804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19270992279">
                <text:p>6.192709922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18308019638">
                <text:p>6.183080196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17738485336">
                <text:p>6.177384853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1754450798">
                <text:p>6.17544507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17562484741">
                <text:p>6.175624847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17592000961">
                <text:p>6.175920009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17625999451">
                <text:p>6.176259994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1771402359">
                <text:p>6.17714023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17607021332">
                <text:p>6.176070213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17914009094">
                <text:p>6.179140090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18873500824">
                <text:p>6.188735008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20087480545">
                <text:p>6.200874805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20985507965">
                <text:p>6.209855079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21120500565">
                <text:p>6.211205005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21206998825">
                <text:p>6.212069988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21506023407">
                <text:p>6.215060234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22054481506">
                <text:p>6.220544815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22313499451">
                <text:p>6.223134994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22397994995">
                <text:p>6.223979949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22293519974">
                <text:p>6.222935199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2184548378">
                <text:p>6.21845483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21423482895">
                <text:p>6.214234828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21327018738">
                <text:p>6.213270187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21368980408">
                <text:p>6.213689804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21298980713">
                <text:p>6.212989807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21000480652">
                <text:p>6.210004806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20465517044">
                <text:p>6.204655170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20104980469">
                <text:p>6.201049804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19912481308">
                <text:p>6.199124813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19921016693">
                <text:p>6.199210166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19991016388">
                <text:p>6.199910163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19947481155">
                <text:p>6.199474811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20008993149">
                <text:p>6.200089931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2001748085">
                <text:p>6.20017480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19991016388">
                <text:p>6.199910163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19956016541">
                <text:p>6.199560165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19780492783">
                <text:p>6.197804927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19578504562">
                <text:p>6.195785045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19464492798">
                <text:p>6.194644927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19250488281">
                <text:p>6.192504882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190969944">
                <text:p>6.1909699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18888521194">
                <text:p>6.188885211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18727493286">
                <text:p>6.187274932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18743991852">
                <text:p>6.187439918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19019508362">
                <text:p>6.190195083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19289016724">
                <text:p>6.192890167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19547510147">
                <text:p>6.195475101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19814014435">
                <text:p>6.198140144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20111989975">
                <text:p>6.201119899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20614004135">
                <text:p>6.206140041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20871496201">
                <text:p>6.208714962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21097517014">
                <text:p>6.210975170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2129149437">
                <text:p>6.21291494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21234989166">
                <text:p>6.212349891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20913505554">
                <text:p>6.209135055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20816516876">
                <text:p>6.208165168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20755004883">
                <text:p>6.207550048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20615005493">
                <text:p>6.206150054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2048201561">
                <text:p>6.20482015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2013502121">
                <text:p>6.20135021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20026493073">
                <text:p>6.200264930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19938516617">
                <text:p>6.199385166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19929981232">
                <text:p>6.199299812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20016002655">
                <text:p>6.200160026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20048522949">
                <text:p>6.200485229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19975996017">
                <text:p>6.199759960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200319767">
                <text:p>6.2003197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20016002655">
                <text:p>6.200160026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19675016403">
                <text:p>6.196750164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19289016724">
                <text:p>6.192890167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1884098053">
                <text:p>6.18840980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.18438005447">
                <text:p>6.184380054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.18476486206">
                <text:p>6.184764862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.18821001053">
                <text:p>6.188210010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.19022512436">
                <text:p>6.190225124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.19091510773">
                <text:p>6.190915107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.19129514694">
                <text:p>6.191295146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.19127988815">
                <text:p>6.191279888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.19408988953">
                <text:p>6.194089889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.19806003571">
                <text:p>6.198060035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.20175981522">
                <text:p>6.201759815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.20351982117">
                <text:p>6.203519821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20184993744">
                <text:p>6.201849937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.19902992249">
                <text:p>6.199029922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.19595003128">
                <text:p>6.195950031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.19499015808">
                <text:p>6.194990158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.1970000267">
                <text:p>6.19700002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.19470977783">
                <text:p>6.194709777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.18985509872">
                <text:p>6.189855098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.18154478073">
                <text:p>6.181544780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.1741900444">
                <text:p>6.17419004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.17109489441">
                <text:p>6.1710948944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.17442989349">
                <text:p>6.174429893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18365478516">
                <text:p>6.183654785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.19018983841">
                <text:p>6.190189838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19504976273">
                <text:p>6.195049762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19893980026">
                <text:p>6.198939800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.20734977722">
                <text:p>6.207349777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.21796512604">
                <text:p>6.217965126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.22880983353">
                <text:p>6.228809833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23537492752">
                <text:p>6.235374927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2398648262">
                <text:p>6.23986482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22977018356">
                <text:p>6.229770183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20972490311">
                <text:p>6.209724903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19817018509">
                <text:p>6.198170185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18574476242">
                <text:p>6.185744762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17267513275">
                <text:p>6.172675132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16118478775">
                <text:p>6.161184787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16215515137">
                <text:p>6.162155151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16576004028">
                <text:p>6.165760040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17308998108">
                <text:p>6.173089981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18347501755">
                <text:p>6.183475017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.19518995285">
                <text:p>6.195189952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20735502243">
                <text:p>6.207355022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21513986588">
                <text:p>6.215139865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21635484695">
                <text:p>6.216354846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2203950882">
                <text:p>6.22039508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2256398201">
                <text:p>6.22563982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23140001297">
                <text:p>6.231400012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2286901474">
                <text:p>6.228690147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22350978851">
                <text:p>6.223509788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21633005142">
                <text:p>6.216330051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2099199295">
                <text:p>6.20991992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20254516602">
                <text:p>6.202545166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19842004776">
                <text:p>6.198420047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20218992233">
                <text:p>6.202189922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20604515076">
                <text:p>6.206045150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20788478851">
                <text:p>6.2078847885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20490980148">
                <text:p>6.204909801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20306491852">
                <text:p>6.203064918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20136976242">
                <text:p>6.201369762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20234489441">
                <text:p>6.2023448944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20129489899">
                <text:p>6.201294898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19870996475">
                <text:p>6.198709964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19089984894">
                <text:p>6.190899848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17819023132">
                <text:p>6.178190231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16811513901">
                <text:p>6.168115139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16204500198">
                <text:p>6.162045001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15921020508">
                <text:p>6.159210205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15256023407">
                <text:p>6.152560234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15438985825">
                <text:p>6.154389858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15668487549">
                <text:p>6.156684875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16565990448">
                <text:p>6.165659904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17751979828">
                <text:p>6.177519798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19018507004">
                <text:p>6.190185070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19740486145">
                <text:p>6.197404861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.20105981827">
                <text:p>6.201059818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.20309019089">
                <text:p>6.2030901908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.20289993286">
                <text:p>6.2028999328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20299005508">
                <text:p>6.202990055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20019483566">
                <text:p>6.200194835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19970989227">
                <text:p>6.199709892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.19942522049">
                <text:p>6.199425220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.20422506332">
                <text:p>6.204225063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.2133398056">
                <text:p>6.21333980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22540521622">
                <text:p>6.225405216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.23290491104">
                <text:p>6.232904911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.23354482651">
                <text:p>6.233544826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23465490341">
                <text:p>6.2346549034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.23707008362">
                <text:p>6.237070083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.23861503601">
                <text:p>6.238615036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.23845005035">
                <text:p>6.2384500503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.23265981674">
                <text:p>6.2326598167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21817493439">
                <text:p>6.218174934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19903516769">
                <text:p>6.199035167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.18262004852">
                <text:p>6.182620048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16850996017">
                <text:p>6.168509960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1480050087">
                <text:p>6.148005008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14564990997">
                <text:p>6.145649909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.15555000305">
                <text:p>6.155550003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16960477829">
                <text:p>6.1696047782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.1832947731">
                <text:p>6.18329477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19519996643">
                <text:p>6.195199966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.20595979691">
                <text:p>6.205959796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.21748495102">
                <text:p>6.2174849510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.229159832">
                <text:p>6.2291598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.24058008194">
                <text:p>6.240580081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24695014954">
                <text:p>6.246950149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.24501514435">
                <text:p>6.2450151443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.23315000534">
                <text:p>6.233150005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2194647789">
                <text:p>6.219464778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20370483398">
                <text:p>6.203704833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.18853998184">
                <text:p>6.1885399818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17957496643">
                <text:p>6.1795749664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.17997980118">
                <text:p>6.179979801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.18449020386">
                <text:p>6.1844902038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19075012207">
                <text:p>6.1907501220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19903516769">
                <text:p>6.199035167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.20406007767">
                <text:p>6.204060077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.20860004425">
                <text:p>6.208600044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21285009384">
                <text:p>6.2128500938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.21400022507">
                <text:p>6.214000225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.21380996704">
                <text:p>6.213809967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.21264982224">
                <text:p>6.212649822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20849514008">
                <text:p>6.208495140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.20347976685">
                <text:p>6.203479766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.19807004929">
                <text:p>6.198070049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.1933350563">
                <text:p>6.19333505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19225978851">
                <text:p>6.1922597885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.19002485275">
                <text:p>6.190024852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18847513199">
                <text:p>6.188475131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.19273519516">
                <text:p>6.192735195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.20371007919">
                <text:p>6.203710079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.21209478378">
                <text:p>6.2120947837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.21611499786">
                <text:p>6.2161149978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.21453523636">
                <text:p>6.214535236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21234989166">
                <text:p>6.212349891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.20737981796">
                <text:p>6.207379817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.20111989975">
                <text:p>6.201119899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19511985779">
                <text:p>6.1951198577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.18022012711">
                <text:p>6.180220127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.16928482056">
                <text:p>6.1692848205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14870023727">
                <text:p>6.1487002372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.14368486404">
                <text:p>6.143684864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.15163993835">
                <text:p>6.151639938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16682481766">
                <text:p>6.1668248176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.17789983749">
                <text:p>6.1778998374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18655490875">
                <text:p>6.186554908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19507980347">
                <text:p>6.1950798034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20526981354">
                <text:p>6.2052698135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.22692489624">
                <text:p>6.226924896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.2363948822">
                <text:p>6.23639488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.24663496017">
                <text:p>6.2466349601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23987483978">
                <text:p>6.2398748397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.2161397934">
                <text:p>6.216139793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.18193483353">
                <text:p>6.181934833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.1611700058">
                <text:p>6.161170005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.15114498138">
                <text:p>6.1511449813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.15430021286">
                <text:p>6.1543002128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.15247011185">
                <text:p>6.152470111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.15468978882">
                <text:p>6.154689788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.16407012939">
                <text:p>6.1640701293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.17862987518">
                <text:p>6.178629875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.19614505768">
                <text:p>6.1961450576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.21533489227">
                <text:p>6.2153348922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.2334151268">
                <text:p>6.233415126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24723005295">
                <text:p>6.247230052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.2509598732">
                <text:p>6.25095987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.26267004013">
                <text:p>6.262670040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.26246023178">
                <text:p>6.2624602317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.25745487213">
                <text:p>6.257454872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24990510941">
                <text:p>6.2499051094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.23676013947">
                <text:p>6.2367601394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21467494965">
                <text:p>6.2146749496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20216989517">
                <text:p>6.202169895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.18993997574">
                <text:p>6.1899399757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.17814016342">
                <text:p>6.1781401634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16317987442">
                <text:p>6.1631798744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1531701088">
                <text:p>6.15317010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15394496918">
                <text:p>6.153944969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15733480453">
                <text:p>6.157334804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16295480728">
                <text:p>6.1629548072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17272520065">
                <text:p>6.1727252006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19175481796">
                <text:p>6.1917548179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20114994049">
                <text:p>6.201149940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2119550705">
                <text:p>6.21195507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22186994553">
                <text:p>6.2218699455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23164510727">
                <text:p>6.2316451072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23262023926">
                <text:p>6.232620239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.23118495941">
                <text:p>6.2311849594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22168493271">
                <text:p>6.221684932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2050151825">
                <text:p>6.20501518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18650484085">
                <text:p>6.1865048408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16918992996">
                <text:p>6.1691899299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16389513016">
                <text:p>6.163895130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.16699981689">
                <text:p>6.166999816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17719984055">
                <text:p>6.1771998405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18910980225">
                <text:p>6.189109802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.19596004486">
                <text:p>6.1959600448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19850492477">
                <text:p>6.1985049247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.20148992538">
                <text:p>6.2014899253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.20280504227">
                <text:p>6.2028050422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20228004456">
                <text:p>6.2022800445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.19832992554">
                <text:p>6.1983299255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.18963003159">
                <text:p>6.1896300315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.18697023392">
                <text:p>6.1869702339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18916988373">
                <text:p>6.1891698837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20144510269">
                <text:p>6.2014451026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.2062702179">
                <text:p>6.206270217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.20568990707">
                <text:p>6.2056899070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.20714521408">
                <text:p>6.2071452140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.21043014526">
                <text:p>6.2104301452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21179008484">
                <text:p>6.2117900848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21467018127">
                <text:p>6.2146701812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21599006653">
                <text:p>6.2159900665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.20758008957">
                <text:p>6.2075800895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20112514496">
                <text:p>6.201125144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18913507462">
                <text:p>6.1891350746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18687009811">
                <text:p>6.1868700981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.18919992447">
                <text:p>6.189199924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.19420480728">
                <text:p>6.1942048072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20313501358">
                <text:p>6.203135013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.22241020203">
                <text:p>6.222410202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.2314748764">
                <text:p>6.231474876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.22894477844">
                <text:p>6.2289447784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.22477483749">
                <text:p>6.2247748374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.21566486359">
                <text:p>6.2156648635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.20411491394">
                <text:p>6.204114913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.19128513336">
                <text:p>6.1912851333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.18046522141">
                <text:p>6.1804652214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.17120504379">
                <text:p>6.1712050437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.16165494919">
                <text:p>6.161654949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.14654016495">
                <text:p>6.1465401649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.14180994034">
                <text:p>6.1418099403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.14486503601">
                <text:p>6.1448650360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.14991521835">
                <text:p>6.1499152183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.15599489212">
                <text:p>6.155994892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.16519498825">
                <text:p>6.165194988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.17112016678">
                <text:p>6.1711201667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.17721509933">
                <text:p>6.177215099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.18296480179">
                <text:p>6.1829648017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.18875980377">
                <text:p>6.1887598037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.1950750351">
                <text:p>6.195075035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.19894981384">
                <text:p>6.1989498138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.19992494583">
                <text:p>6.1999249458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.19992494583">
                <text:p>6.1999249458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.19994497299">
                <text:p>6.1999449729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.19994020462">
                <text:p>6.1999402046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.19994020462">
                <text:p>6.1999402046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.19994020462">
                <text:p>6.1999402046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.19994020462">
                <text:p>6.1999402046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.19994020462">
                <text:p>6.1999402046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.19994020462">
                <text:p>6.1999402046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.20006513596">
                <text:p>6.2000651359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.2000951767">
                <text:p>6.200095176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.2000951767">
                <text:p>6.20009517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.19991016388">
                <text:p>6.1999101638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.19991016388">
                <text:p>6.1999101638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.19991016388">
                <text:p>6.1999101638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.20008993149">
                <text:p>6.2000899314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.19999980927">
                <text:p>6.1999998092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.19999980927">
                <text:p>6.199999809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